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125in" style:rel-column-width="29573*"/>
    </style:style>
    <style:style style:name="Table3.B" style:family="table-column">
      <style:table-column-properties style:column-width="3.8in" style:rel-column-width="35962*"/>
    </style:style>
    <style:style style:name="Table3.A1" style:family="table-cell">
      <style:table-cell-properties fo:padding="0.0382in" fo:border="none"/>
    </style:style>
    <style:style style:name="Table3.2" style:family="table-row">
      <style:table-row-properties style:min-row-height="3.5063in"/>
    </style:style>
    <style:style style:name="Table4" style:family="table">
      <style:table-properties style:width="4.1674in" table:align="center"/>
    </style:style>
    <style:style style:name="Table4.A" style:family="table-column">
      <style:table-column-properties style:column-width="0.4243in"/>
    </style:style>
    <style:style style:name="Table4.B" style:family="table-column">
      <style:table-column-properties style:column-width="0.341in"/>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347in" style:rel-column-width="18309*"/>
    </style:style>
    <style:style style:name="Table5.B" style:family="table-column">
      <style:table-column-properties style:column-width="4.9903in" style:rel-column-width="47226*"/>
    </style:style>
    <style:style style:name="Table5.A1" style:family="table-cell">
      <style:table-cell-properties fo:padding="0.0403in" fo:border-left="0.05pt solid #000000" fo:border-right="none" fo:border-top="0.05pt solid #000000" fo:border-bottom="0.05pt solid #000000"/>
    </style:style>
    <style:style style:name="Table5.B1" style:family="table-cell">
      <style:table-cell-properties fo:padding="0.0403in" fo:border="0.05pt solid #000000"/>
    </style:style>
    <style:style style:name="Table5.A2" style:family="table-cell">
      <style:table-cell-properties fo:padding="0.0403in" fo:border-left="0.05pt solid #000000" fo:border-right="none" fo:border-top="none" fo:border-bottom="0.05pt solid #000000"/>
    </style:style>
    <style:style style:name="Table5.B2" style:family="table-cell">
      <style:table-cell-properties fo:padding="0.0403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347in" style:rel-column-width="18309*"/>
    </style:style>
    <style:style style:name="Table6.B" style:family="table-column">
      <style:table-column-properties style:column-width="4.9903in" style:rel-column-width="47226*"/>
    </style:style>
    <style:style style:name="Table6.A1" style:family="table-cell">
      <style:table-cell-properties fo:padding="0.0403in" fo:border-left="0.05pt solid #000000" fo:border-right="none" fo:border-top="0.05pt solid #000000" fo:border-bottom="0.05pt solid #000000"/>
    </style:style>
    <style:style style:name="Table6.B1" style:family="table-cell">
      <style:table-cell-properties fo:padding="0.0403in" fo:border="0.05pt solid #000000"/>
    </style:style>
    <style:style style:name="Table6.A2" style:family="table-cell">
      <style:table-cell-properties fo:padding="0.0403in" fo:border-left="0.05pt solid #000000" fo:border-right="none" fo:border-top="none" fo:border-bottom="0.05pt solid #000000"/>
    </style:style>
    <style:style style:name="Table6.B2" style:family="table-cell">
      <style:table-cell-properties fo:padding="0.0403in" fo:border-left="0.05pt solid #000000" fo:border-right="0.05pt solid #000000" fo:border-top="none" fo:border-bottom="0.05pt solid #000000"/>
    </style:style>
    <style:style style:name="Table6.10" style:family="table-row">
      <style:table-row-properties style:min-row-height="0.9236in"/>
    </style:style>
    <style:style style:name="Table8" style:family="table">
      <style:table-properties style:width="6.925in" table:align="margins"/>
    </style:style>
    <style:style style:name="Table8.A" style:family="table-column">
      <style:table-column-properties style:column-width="1.9347in" style:rel-column-width="18309*"/>
    </style:style>
    <style:style style:name="Table8.B" style:family="table-column">
      <style:table-column-properties style:column-width="4.9903in" style:rel-column-width="472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972in" style:rel-column-width="33096*"/>
    </style:style>
    <style:style style:name="Table9.B" style:family="table-column">
      <style:table-column-properties style:column-width="3.4278in" style:rel-column-width="3243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2215in" table:align="center"/>
    </style:style>
    <style:style style:name="Table10.A" style:family="table-column">
      <style:table-column-properties style:column-width="0.834in"/>
    </style:style>
    <style:style style:name="Table10.B" style:family="table-column">
      <style:table-column-properties style:column-width="0.2576in"/>
    </style:style>
    <style:style style:name="Table10.D" style:family="table-column">
      <style:table-column-properties style:column-width="0.341in"/>
    </style:style>
    <style:style style:name="Table10.A1" style:family="table-cell">
      <style:table-cell-properties fo:padding="0.0382in" fo:border-left="0.05pt solid #000000" fo:border-right="none" fo:border-top="0.05pt solid #000000" fo:border-bottom="0.05pt solid #000000"/>
    </style:style>
    <style:style style:name="Table10.S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transparent" fo:padding="0.0382in" fo:border-left="0.05pt solid #000000" fo:border-right="none" fo:border-top="none" fo:border-bottom="0.05pt solid #000000">
        <style:background-image/>
      </style:table-cell-properties>
    </style:style>
    <style:style style:name="Table10.P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722in" style:rel-column-width="8254*"/>
    </style:style>
    <style:style style:name="Table2.B" style:family="table-column">
      <style:table-column-properties style:column-width="1.8972in" style:rel-column-width="17954*"/>
    </style:style>
    <style:style style:name="Table2.C" style:family="table-column">
      <style:table-column-properties style:column-width="0.7917in" style:rel-column-width="7491*"/>
    </style:style>
    <style:style style:name="Table2.D" style:family="table-column">
      <style:table-column-properties style:column-width="3.3639in" style:rel-column-width="31836*"/>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6264in" style:rel-column-width="34318*"/>
    </style:style>
    <style:style style:name="Table11.B" style:family="table-column">
      <style:table-column-properties style:column-width="1.3736in" style:rel-column-width="12999*"/>
    </style:style>
    <style:style style:name="Table11.C" style:family="table-column">
      <style:table-column-properties style:column-width="1.925in" style:rel-column-width="18218*"/>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1.5625in" style:rel-column-width="14786*"/>
    </style:style>
    <style:style style:name="Table12.B" style:family="table-column">
      <style:table-column-properties style:column-width="1.1264in" style:rel-column-width="10659*"/>
    </style:style>
    <style:style style:name="Table12.C" style:family="table-column">
      <style:table-column-properties style:column-width="1.7514in" style:rel-column-width="16574*"/>
    </style:style>
    <style:style style:name="Table12.D" style:family="table-column">
      <style:table-column-properties style:column-width="1.1847in" style:rel-column-width="11211*"/>
    </style:style>
    <style:style style:name="Table12.E" style:family="table-column">
      <style:table-column-properties style:column-width="1.3in" style:rel-column-width="12305*"/>
    </style:style>
    <style:style style:name="Table1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2.E1" style:family="table-cell">
      <style:table-cell-properties style:vertical-align="middle" fo:background-color="transparent" fo:padding="0.0382in" fo:border="0.05pt solid #000000">
        <style:background-image/>
      </style:table-cell-properties>
    </style:style>
    <style:style style:name="Table1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5in" fo:break-before="auto" fo:break-after="auto" table:align="margins"/>
    </style:style>
    <style:style style:name="Table1.A" style:family="table-column">
      <style:table-column-properties style:column-width="2.7528in" style:rel-column-width="26051*"/>
    </style:style>
    <style:style style:name="Table1.B" style:family="table-column">
      <style:table-column-properties style:column-width="2.5in" style:rel-column-width="23658*"/>
    </style:style>
    <style:style style:name="Table1.C" style:family="table-column">
      <style:table-column-properties style:column-width="0.625in" style:rel-column-width="5914*"/>
    </style:style>
    <style:style style:name="Table1.D" style:family="table-column">
      <style:table-column-properties style:column-width="1.0472in" style:rel-column-width="991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0799in" table:align="center"/>
    </style:style>
    <style:style style:name="Table7.A" style:family="table-column">
      <style:table-column-properties style:column-width="1.2208in"/>
    </style:style>
    <style:style style:name="Table7.B" style:family="table-column">
      <style:table-column-properties style:column-width="0.341in"/>
    </style:style>
    <style:style style:name="Table7.G" style:family="table-column">
      <style:table-column-properties style:column-width="0.2569in"/>
    </style:style>
    <style:style style:name="Table7.H" style:family="table-column">
      <style:table-column-properties style:column-width="0.5507in"/>
    </style:style>
    <style:style style:name="Table7.M" style:family="table-column">
      <style:table-column-properties style:column-width="0.2576in"/>
    </style:style>
    <style:style style:name="Table7.A1" style:family="table-cell">
      <style:table-cell-properties fo:padding="0.0382in" fo:border-left="0.05pt solid #000000" fo:border-right="none" fo:border-top="0.05pt solid #000000" fo:border-bottom="0.05pt solid #000000"/>
    </style:style>
    <style:style style:name="Table7.O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background-color="transparent" fo:padding="0.0382in" fo:border-left="0.05pt solid #000000" fo:border-right="none" fo:border-top="none" fo:border-bottom="0.05pt solid #000000">
        <style:background-image/>
      </style:table-cell-properties>
    </style:style>
    <style:style style:name="Table7.N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font-size="28pt" style:font-size-asian="24.5pt" style:font-size-complex="28pt"/>
    </style:style>
    <style:style style:name="P2" style:family="paragraph" style:parent-style-name="Subtitle">
      <style:text-properties fo:font-size="14pt" style:font-size-asian="14pt" style:font-size-complex="14pt"/>
    </style:style>
    <style:style style:name="P3" style:family="paragraph" style:parent-style-name="Subtitle">
      <style:text-properties fo:font-size="14pt" officeooo:rsid="0114ebba" officeooo:paragraph-rsid="0114ebba" style:font-size-asian="14pt" style:font-size-complex="14pt"/>
    </style:style>
    <style:style style:name="P4" style:family="paragraph" style:parent-style-name="Subtitle">
      <style:text-properties officeooo:rsid="001b5bb5" officeooo:paragraph-rsid="001b5bb5"/>
    </style:style>
    <style:style style:name="P5" style:family="paragraph" style:parent-style-name="Subtitle">
      <style:text-properties style:text-position="0% 100%" style:font-name="Liberation Serif" officeooo:rsid="00c02c6e" officeooo:paragraph-rsid="001b5bb5"/>
    </style:style>
    <style:style style:name="P6" style:family="paragraph" style:parent-style-name="Subtitle">
      <style:text-properties style:font-name="Ubuntu Condensed" fo:font-size="40pt" fo:text-shadow="1pt 1pt" officeooo:paragraph-rsid="0117ba17" style:font-size-asian="40pt" style:font-size-complex="40pt"/>
    </style:style>
    <style:style style:name="P7" style:family="paragraph" style:parent-style-name="Subtitle">
      <style:text-properties fo:font-size="22pt" officeooo:rsid="0117ba17" officeooo:paragraph-rsid="0117ba17" style:font-size-asian="22pt" style:font-size-complex="22pt"/>
    </style:style>
    <style:style style:name="P8" style:family="paragraph" style:parent-style-name="Subtitle">
      <style:text-properties fo:font-size="22pt" fo:font-style="italic" officeooo:rsid="0117ba17" officeooo:paragraph-rsid="0117ba17" style:font-size-asian="22pt" style:font-style-asian="italic" style:font-size-complex="22pt" style:font-style-complex="italic"/>
    </style:style>
    <style:style style:name="P9" style:family="paragraph" style:parent-style-name="Subtitle">
      <style:text-properties officeooo:rsid="0329d9b8" officeooo:paragraph-rsid="0329d9b8"/>
    </style:style>
    <style:style style:name="P10" style:family="paragraph" style:parent-style-name="Text_20_body">
      <style:paragraph-properties fo:text-align="start" style:justify-single-word="false"/>
      <style:text-properties style:text-position="0% 100%" style:font-name="Liberation Serif" officeooo:rsid="00c02c6e" officeooo:paragraph-rsid="00c17ee1"/>
    </style:style>
    <style:style style:name="P11" style:family="paragraph" style:parent-style-name="Text_20_body">
      <style:paragraph-properties fo:text-align="justify" style:justify-single-word="false"/>
      <style:text-properties style:text-position="0% 100%" fo:font-style="normal" fo:font-weight="normal" officeooo:rsid="01393527" officeooo:paragraph-rsid="032b66cb"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text-position="0% 100%" fo:font-style="normal" fo:font-weight="normal" officeooo:rsid="010c5f3e" officeooo:paragraph-rsid="032b66cb" style:font-style-asian="normal" style:font-weight-asian="normal" style:font-style-complex="normal" style:font-weight-complex="normal"/>
    </style:style>
    <style:style style:name="P13" style:family="paragraph" style:parent-style-name="Text_20_body">
      <style:text-properties officeooo:rsid="0114ebba" officeooo:paragraph-rsid="0114ebba"/>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1b5bb5" officeooo:paragraph-rsid="001b5bb5"/>
    </style:style>
    <style:style style:name="P16" style:family="paragraph" style:parent-style-name="Text_20_body">
      <style:text-properties fo:font-size="22pt" officeooo:paragraph-rsid="0117ba17" style:font-size-asian="22pt" style:font-size-complex="22pt"/>
    </style:style>
    <style:style style:name="P17" style:family="paragraph" style:parent-style-name="Text_20_body">
      <style:text-properties officeooo:rsid="02659fd3" officeooo:paragraph-rsid="02659fd3"/>
    </style:style>
    <style:style style:name="P18" style:family="paragraph" style:parent-style-name="Text_20_body">
      <style:paragraph-properties fo:text-align="justify" style:justify-single-word="false"/>
      <style:text-properties officeooo:rsid="0266dd5f" officeooo:paragraph-rsid="0266dd5f"/>
    </style:style>
    <style:style style:name="P19" style:family="paragraph" style:parent-style-name="Text_20_body">
      <style:text-properties officeooo:rsid="026a5c58" officeooo:paragraph-rsid="026a5c58"/>
    </style:style>
    <style:style style:name="P20" style:family="paragraph" style:parent-style-name="Text_20_body">
      <style:text-properties officeooo:paragraph-rsid="026463ab"/>
    </style:style>
    <style:style style:name="P21" style:family="paragraph" style:parent-style-name="Text_20_body">
      <style:text-properties officeooo:rsid="02765faa" officeooo:paragraph-rsid="02765faa"/>
    </style:style>
    <style:style style:name="P22" style:family="paragraph" style:parent-style-name="Text_20_body">
      <style:text-properties officeooo:rsid="02785006" officeooo:paragraph-rsid="02785006"/>
    </style:style>
    <style:style style:name="P23" style:family="paragraph" style:parent-style-name="Text_20_body">
      <style:text-properties officeooo:rsid="02794483" officeooo:paragraph-rsid="02794483"/>
    </style:style>
    <style:style style:name="P24" style:family="paragraph" style:parent-style-name="Text_20_body">
      <style:text-properties officeooo:rsid="027b6415" officeooo:paragraph-rsid="027b6415"/>
    </style:style>
    <style:style style:name="P25" style:family="paragraph" style:parent-style-name="Text_20_body">
      <style:text-properties officeooo:rsid="027b6415" officeooo:paragraph-rsid="0307426a"/>
    </style:style>
    <style:style style:name="P26" style:family="paragraph" style:parent-style-name="Text_20_body">
      <style:text-properties officeooo:rsid="027cd724" officeooo:paragraph-rsid="027cd724"/>
    </style:style>
    <style:style style:name="P27" style:family="paragraph" style:parent-style-name="Text_20_body">
      <style:text-properties officeooo:rsid="0280a2c5" officeooo:paragraph-rsid="0280a2c5"/>
    </style:style>
    <style:style style:name="P28" style:family="paragraph" style:parent-style-name="Text_20_body">
      <style:text-properties officeooo:rsid="0284c6bc" officeooo:paragraph-rsid="0284c6bc"/>
    </style:style>
    <style:style style:name="P29" style:family="paragraph" style:parent-style-name="Text_20_body">
      <style:text-properties officeooo:rsid="02969941" officeooo:paragraph-rsid="02969941"/>
    </style:style>
    <style:style style:name="P30" style:family="paragraph" style:parent-style-name="Text_20_body">
      <style:text-properties officeooo:rsid="029a8fb1" officeooo:paragraph-rsid="029a8fb1"/>
    </style:style>
    <style:style style:name="P31" style:family="paragraph" style:parent-style-name="Text_20_body">
      <style:text-properties officeooo:rsid="029b4585" officeooo:paragraph-rsid="029b4585"/>
    </style:style>
    <style:style style:name="P32" style:family="paragraph" style:parent-style-name="Text_20_body">
      <style:text-properties officeooo:rsid="029dfd81" officeooo:paragraph-rsid="029dfd81"/>
    </style:style>
    <style:style style:name="P33" style:family="paragraph" style:parent-style-name="Text_20_body">
      <style:text-properties officeooo:rsid="02ad3408" officeooo:paragraph-rsid="02ad3408"/>
    </style:style>
    <style:style style:name="P34" style:family="paragraph" style:parent-style-name="Text_20_body">
      <style:text-properties officeooo:rsid="02b0e65f" officeooo:paragraph-rsid="02b0e65f"/>
    </style:style>
    <style:style style:name="P35" style:family="paragraph" style:parent-style-name="Text_20_body">
      <style:text-properties officeooo:rsid="02bf6ac2" officeooo:paragraph-rsid="02bf6ac2"/>
    </style:style>
    <style:style style:name="P36" style:family="paragraph" style:parent-style-name="Text_20_body">
      <style:text-properties officeooo:rsid="02c44fe5" officeooo:paragraph-rsid="02c44fe5"/>
    </style:style>
    <style:style style:name="P37" style:family="paragraph" style:parent-style-name="Text_20_body">
      <style:text-properties officeooo:rsid="02c79442" officeooo:paragraph-rsid="02c79442"/>
    </style:style>
    <style:style style:name="P38" style:family="paragraph" style:parent-style-name="Text_20_body">
      <style:text-properties officeooo:rsid="02d286f8" officeooo:paragraph-rsid="02d286f8"/>
    </style:style>
    <style:style style:name="P39" style:family="paragraph" style:parent-style-name="Text_20_body">
      <style:text-properties officeooo:rsid="02d4a348" officeooo:paragraph-rsid="02d4a348"/>
    </style:style>
    <style:style style:name="P40" style:family="paragraph" style:parent-style-name="Text_20_body">
      <style:text-properties officeooo:rsid="02e2749d" officeooo:paragraph-rsid="02e2749d"/>
    </style:style>
    <style:style style:name="P41" style:family="paragraph" style:parent-style-name="Text_20_body">
      <style:text-properties officeooo:rsid="02f59cd1" officeooo:paragraph-rsid="02f59cd1"/>
    </style:style>
    <style:style style:name="P42" style:family="paragraph" style:parent-style-name="Text_20_body">
      <style:text-properties officeooo:rsid="03132022" officeooo:paragraph-rsid="03132022"/>
    </style:style>
    <style:style style:name="P43" style:family="paragraph" style:parent-style-name="Text_20_body">
      <style:text-properties officeooo:rsid="03132022" officeooo:paragraph-rsid="03b02419"/>
    </style:style>
    <style:style style:name="P44" style:family="paragraph" style:parent-style-name="Text_20_body">
      <style:text-properties officeooo:paragraph-rsid="03132022"/>
    </style:style>
    <style:style style:name="P45" style:family="paragraph" style:parent-style-name="Text_20_body">
      <style:text-properties fo:font-weight="bold" officeooo:rsid="01d338e1" officeooo:paragraph-rsid="031adc9a" style:font-weight-asian="bold" style:font-weight-complex="bold"/>
    </style:style>
    <style:style style:name="P46" style:family="paragraph" style:parent-style-name="Text_20_body">
      <style:text-properties fo:font-weight="normal" officeooo:rsid="0191218f" officeooo:paragraph-rsid="031adc9a" style:font-weight-asian="normal" style:font-weight-complex="normal"/>
    </style:style>
    <style:style style:name="P47" style:family="paragraph" style:parent-style-name="Text_20_body">
      <style:text-properties fo:font-weight="normal" officeooo:rsid="0191218f" officeooo:paragraph-rsid="032b66cb" style:font-weight-asian="normal" style:font-weight-complex="normal"/>
    </style:style>
    <style:style style:name="P48" style:family="paragraph" style:parent-style-name="Text_20_body">
      <style:text-properties officeooo:rsid="01913a8d" officeooo:paragraph-rsid="031adc9a"/>
    </style:style>
    <style:style style:name="P49" style:family="paragraph" style:parent-style-name="Text_20_body">
      <style:text-properties officeooo:rsid="032b66cb" officeooo:paragraph-rsid="026463ab"/>
    </style:style>
    <style:style style:name="P50" style:family="paragraph" style:parent-style-name="Text_20_body">
      <style:text-properties officeooo:rsid="032b66cb" officeooo:paragraph-rsid="032b66cb"/>
    </style:style>
    <style:style style:name="P51" style:family="paragraph" style:parent-style-name="Text_20_body">
      <style:paragraph-properties fo:text-align="justify" style:justify-single-word="false"/>
      <style:text-properties officeooo:paragraph-rsid="032b66cb"/>
    </style:style>
    <style:style style:name="P52" style:family="paragraph" style:parent-style-name="Text_20_body">
      <style:text-properties officeooo:rsid="032d8dee" officeooo:paragraph-rsid="032d8dee"/>
    </style:style>
    <style:style style:name="P53" style:family="paragraph" style:parent-style-name="Text_20_body">
      <style:text-properties officeooo:paragraph-rsid="03313520"/>
    </style:style>
    <style:style style:name="P54" style:family="paragraph" style:parent-style-name="Text_20_body">
      <style:paragraph-properties fo:text-align="justify" style:justify-single-word="false"/>
      <style:text-properties officeooo:rsid="026046ad" officeooo:paragraph-rsid="032b66cb"/>
    </style:style>
    <style:style style:name="P55" style:family="paragraph" style:parent-style-name="Text_20_body">
      <style:text-properties officeooo:rsid="034007eb" officeooo:paragraph-rsid="034007eb"/>
    </style:style>
    <style:style style:name="P56" style:family="paragraph" style:parent-style-name="Text_20_body">
      <style:text-properties officeooo:paragraph-rsid="034e19bb"/>
    </style:style>
    <style:style style:name="P57" style:family="paragraph" style:parent-style-name="Text_20_body">
      <style:text-properties officeooo:rsid="03543521" officeooo:paragraph-rsid="03543521"/>
    </style:style>
    <style:style style:name="P58" style:family="paragraph" style:parent-style-name="Text_20_body">
      <style:text-properties officeooo:paragraph-rsid="036ae38a"/>
    </style:style>
    <style:style style:name="P59" style:family="paragraph" style:parent-style-name="Text_20_body">
      <style:text-properties officeooo:paragraph-rsid="036dbd97"/>
    </style:style>
    <style:style style:name="P60" style:family="paragraph" style:parent-style-name="Text_20_body">
      <style:text-properties officeooo:paragraph-rsid="0373e5b8"/>
    </style:style>
    <style:style style:name="P61" style:family="paragraph" style:parent-style-name="Text_20_body">
      <style:text-properties officeooo:paragraph-rsid="03754985"/>
    </style:style>
    <style:style style:name="P62" style:family="paragraph" style:parent-style-name="Text_20_body">
      <style:text-properties officeooo:paragraph-rsid="037ae3aa"/>
    </style:style>
    <style:style style:name="P63" style:family="paragraph" style:parent-style-name="Text_20_body">
      <style:text-properties officeooo:paragraph-rsid="037e1194"/>
    </style:style>
    <style:style style:name="P64" style:family="paragraph" style:parent-style-name="Text_20_body">
      <style:text-properties officeooo:paragraph-rsid="0382754b"/>
    </style:style>
    <style:style style:name="P65" style:family="paragraph" style:parent-style-name="Text_20_body">
      <style:text-properties officeooo:paragraph-rsid="0383bc84"/>
    </style:style>
    <style:style style:name="P66" style:family="paragraph" style:parent-style-name="Text_20_body">
      <style:text-properties officeooo:paragraph-rsid="038795ff"/>
    </style:style>
    <style:style style:name="P67" style:family="paragraph" style:parent-style-name="Text_20_body">
      <style:text-properties officeooo:rsid="038b6167" officeooo:paragraph-rsid="038b6167"/>
    </style:style>
    <style:style style:name="P68" style:family="paragraph" style:parent-style-name="Text_20_body">
      <style:text-properties officeooo:rsid="02a79365" officeooo:paragraph-rsid="03a478a5"/>
    </style:style>
    <style:style style:name="P69" style:family="paragraph" style:parent-style-name="Text_20_body">
      <style:text-properties officeooo:rsid="038d7492" officeooo:paragraph-rsid="03a478a5"/>
    </style:style>
    <style:style style:name="P70" style:family="paragraph" style:parent-style-name="Text_20_body">
      <style:text-properties officeooo:rsid="038ed8f7" officeooo:paragraph-rsid="03a478a5"/>
    </style:style>
    <style:style style:name="P71" style:family="paragraph" style:parent-style-name="Text_20_body">
      <style:text-properties officeooo:rsid="038f4b44" officeooo:paragraph-rsid="03a478a5"/>
    </style:style>
    <style:style style:name="P72" style:family="paragraph" style:parent-style-name="Text_20_body">
      <style:text-properties officeooo:paragraph-rsid="03a1cda1"/>
    </style:style>
    <style:style style:name="P73" style:family="paragraph" style:parent-style-name="Text_20_body">
      <style:text-properties officeooo:rsid="02a2a502" officeooo:paragraph-rsid="03a478a5"/>
    </style:style>
    <style:style style:name="P74" style:family="paragraph" style:parent-style-name="Text_20_body">
      <style:text-properties officeooo:rsid="02b4eea7" officeooo:paragraph-rsid="03a478a5"/>
    </style:style>
    <style:style style:name="P75" style:family="paragraph" style:parent-style-name="Text_20_body">
      <style:text-properties officeooo:rsid="02b73e7d" officeooo:paragraph-rsid="03a478a5"/>
    </style:style>
    <style:style style:name="P76" style:family="paragraph" style:parent-style-name="Text_20_body">
      <style:text-properties officeooo:paragraph-rsid="03a478a5"/>
    </style:style>
    <style:style style:name="P77" style:family="paragraph" style:parent-style-name="Text_20_body">
      <style:text-properties officeooo:rsid="02f93cdc" officeooo:paragraph-rsid="02f93cdc"/>
    </style:style>
    <style:style style:name="P78" style:family="paragraph" style:parent-style-name="Text_20_body">
      <style:text-properties officeooo:rsid="03ae7911" officeooo:paragraph-rsid="03ae7911"/>
    </style:style>
    <style:style style:name="P79" style:family="paragraph" style:parent-style-name="Text_20_body">
      <style:text-properties officeooo:rsid="03aebde9" officeooo:paragraph-rsid="03aebde9"/>
    </style:style>
    <style:style style:name="P80" style:family="paragraph" style:parent-style-name="Text_20_body">
      <style:text-properties officeooo:rsid="03c8f592" officeooo:paragraph-rsid="03c8f592"/>
    </style:style>
    <style:style style:name="P81" style:family="paragraph" style:parent-style-name="Text_20_body">
      <style:text-properties officeooo:rsid="038c2c64" officeooo:paragraph-rsid="038c2c64"/>
    </style:style>
    <style:style style:name="P82" style:family="paragraph" style:parent-style-name="Text_20_body">
      <style:text-properties officeooo:rsid="03ac0a96" officeooo:paragraph-rsid="03ac0a96"/>
    </style:style>
    <style:style style:name="P83" style:family="paragraph" style:parent-style-name="Text_20_body">
      <style:text-properties officeooo:rsid="03cf8bcc" officeooo:paragraph-rsid="03cf8bcc"/>
    </style:style>
    <style:style style:name="P84" style:family="paragraph" style:parent-style-name="Text_20_body">
      <style:paragraph-properties fo:text-align="center" style:justify-single-word="false"/>
      <style:text-properties officeooo:rsid="03cf8bcc" officeooo:paragraph-rsid="03cf8bcc"/>
    </style:style>
    <style:style style:name="P85" style:family="paragraph" style:parent-style-name="Text_20_body">
      <style:paragraph-properties fo:text-align="justify" style:justify-single-word="false"/>
      <style:text-properties officeooo:rsid="03cf8bcc" officeooo:paragraph-rsid="03cf8bcc"/>
    </style:style>
    <style:style style:name="P86" style:family="paragraph" style:parent-style-name="Text_20_body">
      <style:paragraph-properties fo:text-align="justify" style:justify-single-word="false"/>
      <style:text-properties officeooo:rsid="03cfda3b" officeooo:paragraph-rsid="03cfda3b"/>
    </style:style>
    <style:style style:name="P87" style:family="paragraph" style:parent-style-name="Text_20_body">
      <style:text-properties officeooo:rsid="03d0e7ae" officeooo:paragraph-rsid="03d0e7ae"/>
    </style:style>
    <style:style style:name="P88" style:family="paragraph" style:parent-style-name="Text_20_body">
      <style:text-properties officeooo:rsid="03d60087" officeooo:paragraph-rsid="03d60087"/>
    </style:style>
    <style:style style:name="P89" style:family="paragraph" style:parent-style-name="Text_20_body">
      <style:text-properties officeooo:rsid="03d7a626" officeooo:paragraph-rsid="03d7a626"/>
    </style:style>
    <style:style style:name="P90" style:family="paragraph" style:parent-style-name="Text_20_body">
      <style:text-properties officeooo:rsid="03d9a23a" officeooo:paragraph-rsid="03d9a23a"/>
    </style:style>
    <style:style style:name="P91" style:family="paragraph" style:parent-style-name="Text_20_body">
      <style:text-properties officeooo:rsid="03da007d" officeooo:paragraph-rsid="03da007d"/>
    </style:style>
    <style:style style:name="P92" style:family="paragraph" style:parent-style-name="Text_20_body">
      <style:text-properties officeooo:rsid="03dce14f" officeooo:paragraph-rsid="03dce14f"/>
    </style:style>
    <style:style style:name="P93" style:family="paragraph" style:parent-style-name="Text_20_body">
      <style:text-properties officeooo:rsid="03e143bf" officeooo:paragraph-rsid="03e143bf"/>
    </style:style>
    <style:style style:name="P94" style:family="paragraph" style:parent-style-name="Text_20_body">
      <style:text-properties officeooo:rsid="03e54a37" officeooo:paragraph-rsid="03e54a37"/>
    </style:style>
    <style:style style:name="P95" style:family="paragraph" style:parent-style-name="Text_20_body">
      <style:text-properties officeooo:rsid="03e77fbb" officeooo:paragraph-rsid="03e77fbb"/>
    </style:style>
    <style:style style:name="P96" style:family="paragraph" style:parent-style-name="Text_20_body">
      <style:text-properties officeooo:rsid="03f0e02f" officeooo:paragraph-rsid="03f0e02f"/>
    </style:style>
    <style:style style:name="P97" style:family="paragraph" style:parent-style-name="Text_20_body">
      <style:text-properties officeooo:rsid="03f36b0f" officeooo:paragraph-rsid="03f36b0f"/>
    </style:style>
    <style:style style:name="P98" style:family="paragraph" style:parent-style-name="Text_20_body">
      <style:text-properties officeooo:rsid="03f408a0" officeooo:paragraph-rsid="03f408a0"/>
    </style:style>
    <style:style style:name="P99" style:family="paragraph" style:parent-style-name="Text_20_body">
      <style:text-properties officeooo:rsid="03f6d28c" officeooo:paragraph-rsid="03f6d28c"/>
    </style:style>
    <style:style style:name="P100" style:family="paragraph" style:parent-style-name="Text_20_body">
      <style:text-properties officeooo:rsid="03f7f61c" officeooo:paragraph-rsid="03f7f61c"/>
    </style:style>
    <style:style style:name="P101" style:family="paragraph" style:parent-style-name="Text_20_body">
      <style:text-properties officeooo:rsid="03fb722e" officeooo:paragraph-rsid="03fb722e"/>
    </style:style>
    <style:style style:name="P102" style:family="paragraph" style:parent-style-name="Text_20_body">
      <style:text-properties officeooo:rsid="03fb722e" officeooo:paragraph-rsid="0400a2f6"/>
    </style:style>
    <style:style style:name="P103" style:family="paragraph" style:parent-style-name="Text_20_body">
      <style:text-properties officeooo:rsid="03fcd5a2" officeooo:paragraph-rsid="03fcd5a2"/>
    </style:style>
    <style:style style:name="P104" style:family="paragraph" style:parent-style-name="Text_20_body">
      <style:text-properties officeooo:rsid="03fef349" officeooo:paragraph-rsid="03fef349"/>
    </style:style>
    <style:style style:name="P105" style:family="paragraph" style:parent-style-name="Text_20_body">
      <style:text-properties officeooo:rsid="04064a66" officeooo:paragraph-rsid="04064a66"/>
    </style:style>
    <style:style style:name="P106" style:family="paragraph" style:parent-style-name="Text_20_body">
      <style:text-properties officeooo:rsid="0407f01c" officeooo:paragraph-rsid="0407f01c"/>
    </style:style>
    <style:style style:name="P107" style:family="paragraph" style:parent-style-name="Text_20_body">
      <style:text-properties officeooo:rsid="040a64d9" officeooo:paragraph-rsid="040a64d9"/>
    </style:style>
    <style:style style:name="P108" style:family="paragraph" style:parent-style-name="Text_20_body">
      <style:text-properties officeooo:rsid="040a9264" officeooo:paragraph-rsid="040a9264"/>
    </style:style>
    <style:style style:name="P109" style:family="paragraph" style:parent-style-name="Text_20_body">
      <style:text-properties officeooo:rsid="040d74ea" officeooo:paragraph-rsid="040d74ea"/>
    </style:style>
    <style:style style:name="P110" style:family="paragraph" style:parent-style-name="Text_20_body">
      <style:text-properties officeooo:rsid="040f9881" officeooo:paragraph-rsid="040f9881"/>
    </style:style>
    <style:style style:name="P111" style:family="paragraph" style:parent-style-name="Text_20_body">
      <style:text-properties officeooo:rsid="04163660" officeooo:paragraph-rsid="04163660"/>
    </style:style>
    <style:style style:name="P112" style:family="paragraph" style:parent-style-name="Text_20_body">
      <style:text-properties officeooo:rsid="0417b271" officeooo:paragraph-rsid="0417b271"/>
    </style:style>
    <style:style style:name="P113" style:family="paragraph" style:parent-style-name="Text_20_body">
      <style:text-properties officeooo:rsid="0419105a" officeooo:paragraph-rsid="0419105a"/>
    </style:style>
    <style:style style:name="P114" style:family="paragraph" style:parent-style-name="Text_20_body">
      <style:text-properties officeooo:rsid="0419bd48" officeooo:paragraph-rsid="0419bd48"/>
    </style:style>
    <style:style style:name="P115" style:family="paragraph" style:parent-style-name="Text_20_body">
      <style:text-properties officeooo:rsid="041d688f" officeooo:paragraph-rsid="041d688f"/>
    </style:style>
    <style:style style:name="P116" style:family="paragraph" style:parent-style-name="Text_20_body">
      <style:text-properties officeooo:rsid="0422a65c" officeooo:paragraph-rsid="0422a65c"/>
    </style:style>
    <style:style style:name="P117" style:family="paragraph" style:parent-style-name="Text_20_body">
      <style:text-properties officeooo:rsid="04232e75" officeooo:paragraph-rsid="04232e75"/>
    </style:style>
    <style:style style:name="P118" style:family="paragraph" style:parent-style-name="Text_20_body">
      <style:text-properties officeooo:rsid="04280b33" officeooo:paragraph-rsid="04280b33"/>
    </style:style>
    <style:style style:name="P119" style:family="paragraph" style:parent-style-name="Text_20_body">
      <style:text-properties officeooo:rsid="042a99ca" officeooo:paragraph-rsid="042a99ca"/>
    </style:style>
    <style:style style:name="P120" style:family="paragraph" style:parent-style-name="Text_20_body">
      <style:text-properties officeooo:rsid="042ac8e6" officeooo:paragraph-rsid="042ac8e6"/>
    </style:style>
    <style:style style:name="P121" style:family="paragraph" style:parent-style-name="Text_20_body">
      <style:text-properties officeooo:rsid="042cf565" officeooo:paragraph-rsid="042cf565"/>
    </style:style>
    <style:style style:name="P122" style:family="paragraph" style:parent-style-name="Text_20_body">
      <style:text-properties fo:font-style="normal" officeooo:rsid="03dce14f" officeooo:paragraph-rsid="03dce14f" style:font-style-asian="normal" style:font-style-complex="normal"/>
    </style:style>
    <style:style style:name="P123" style:family="paragraph" style:parent-style-name="Text_20_body">
      <style:text-properties officeooo:rsid="042f98d8" officeooo:paragraph-rsid="042f98d8"/>
    </style:style>
    <style:style style:name="P124" style:family="paragraph" style:parent-style-name="Text_20_body">
      <style:text-properties officeooo:rsid="04341096" officeooo:paragraph-rsid="04341096"/>
    </style:style>
    <style:style style:name="P125" style:family="paragraph" style:parent-style-name="Text_20_body">
      <style:text-properties officeooo:rsid="04365fa1" officeooo:paragraph-rsid="04365fa1"/>
    </style:style>
    <style:style style:name="P126" style:family="paragraph" style:parent-style-name="Text_20_body">
      <style:text-properties officeooo:rsid="04385701" officeooo:paragraph-rsid="04385701"/>
    </style:style>
    <style:style style:name="P127" style:family="paragraph" style:parent-style-name="Text_20_body">
      <style:text-properties officeooo:rsid="043d3833" officeooo:paragraph-rsid="043d3833"/>
    </style:style>
    <style:style style:name="P128" style:family="paragraph" style:parent-style-name="Text_20_body">
      <style:text-properties officeooo:rsid="0441832c" officeooo:paragraph-rsid="0441832c"/>
    </style:style>
    <style:style style:name="P129" style:family="paragraph" style:parent-style-name="Text_20_body">
      <style:text-properties fo:color="#000000" officeooo:rsid="0441832c" officeooo:paragraph-rsid="0441832c"/>
    </style:style>
    <style:style style:name="P130" style:family="paragraph" style:parent-style-name="Text_20_body">
      <style:text-properties officeooo:rsid="044f13c9" officeooo:paragraph-rsid="044f13c9"/>
    </style:style>
    <style:style style:name="P131" style:family="paragraph" style:parent-style-name="Code">
      <style:text-properties officeooo:rsid="02659fd3" officeooo:paragraph-rsid="02659fd3"/>
    </style:style>
    <style:style style:name="P132" style:family="paragraph" style:parent-style-name="Code">
      <style:text-properties officeooo:rsid="02680caf" officeooo:paragraph-rsid="02680caf"/>
    </style:style>
    <style:style style:name="P133" style:family="paragraph" style:parent-style-name="Code">
      <style:text-properties officeooo:rsid="026a5c58" officeooo:paragraph-rsid="026a5c58"/>
    </style:style>
    <style:style style:name="P134" style:family="paragraph" style:parent-style-name="Code">
      <style:text-properties officeooo:rsid="026a5c58" officeooo:paragraph-rsid="026bd468"/>
    </style:style>
    <style:style style:name="P135" style:family="paragraph" style:parent-style-name="Code">
      <style:text-properties fo:font-weight="bold" style:font-weight-asian="bold" style:font-weight-complex="bold"/>
    </style:style>
    <style:style style:name="P136" style:family="paragraph" style:parent-style-name="Code">
      <style:text-properties fo:font-weight="bold" officeooo:rsid="038cd7ae" officeooo:paragraph-rsid="03a478a5" style:font-weight-asian="bold" style:font-weight-complex="bold"/>
    </style:style>
    <style:style style:name="P137" style:family="paragraph" style:parent-style-name="Code">
      <style:text-properties officeooo:paragraph-rsid="02765faa"/>
    </style:style>
    <style:style style:name="P138" style:family="paragraph" style:parent-style-name="Code">
      <style:text-properties fo:font-weight="normal" officeooo:rsid="029882cc" officeooo:paragraph-rsid="029882cc" style:font-weight-asian="normal" style:font-weight-complex="normal"/>
    </style:style>
    <style:style style:name="P139" style:family="paragraph" style:parent-style-name="Code">
      <style:text-properties fo:font-weight="normal" officeooo:rsid="038cd7ae" officeooo:paragraph-rsid="03a478a5" style:font-weight-asian="normal" style:font-weight-complex="normal"/>
    </style:style>
    <style:style style:name="P140" style:family="paragraph" style:parent-style-name="Code">
      <style:text-properties fo:font-weight="normal" officeooo:rsid="038f4b44" officeooo:paragraph-rsid="03a478a5" style:font-weight-asian="normal" style:font-weight-complex="normal"/>
    </style:style>
    <style:style style:name="P141" style:family="paragraph" style:parent-style-name="Code">
      <style:text-properties fo:font-weight="normal" officeooo:rsid="03918857" officeooo:paragraph-rsid="03a478a5" style:font-weight-asian="normal" style:font-weight-complex="normal"/>
    </style:style>
    <style:style style:name="P142" style:family="paragraph" style:parent-style-name="Code">
      <style:text-properties officeooo:rsid="02785006" officeooo:paragraph-rsid="02785006"/>
    </style:style>
    <style:style style:name="P143" style:family="paragraph" style:parent-style-name="Code">
      <style:text-properties officeooo:rsid="027b6415" officeooo:paragraph-rsid="027b6415"/>
    </style:style>
    <style:style style:name="P144" style:family="paragraph" style:parent-style-name="Code">
      <style:text-properties fo:font-style="italic" officeooo:rsid="027b6415" officeooo:paragraph-rsid="027b6415" style:font-style-asian="italic" style:font-style-complex="italic"/>
    </style:style>
    <style:style style:name="P145" style:family="paragraph" style:parent-style-name="Code">
      <style:text-properties fo:font-style="italic" officeooo:rsid="027cd724" officeooo:paragraph-rsid="027cd724" style:font-style-asian="italic" style:font-style-complex="italic"/>
    </style:style>
    <style:style style:name="P146" style:family="paragraph" style:parent-style-name="Code">
      <style:text-properties fo:font-style="italic" officeooo:rsid="027cd724" officeooo:paragraph-rsid="0281fb98" style:font-style-asian="italic" style:font-style-complex="italic"/>
    </style:style>
    <style:style style:name="P147" style:family="paragraph" style:parent-style-name="Code">
      <style:text-properties fo:font-style="italic" officeooo:rsid="027cd724" officeooo:paragraph-rsid="0289dc50" style:font-style-asian="italic" style:font-style-complex="italic"/>
    </style:style>
    <style:style style:name="P148" style:family="paragraph" style:parent-style-name="Code">
      <style:text-properties fo:font-style="italic" officeooo:rsid="027cd724" officeooo:paragraph-rsid="02969941" style:font-style-asian="italic" style:font-style-complex="italic"/>
    </style:style>
    <style:style style:name="P149" style:family="paragraph" style:parent-style-name="Code">
      <style:text-properties fo:font-style="italic" officeooo:rsid="029b4585" officeooo:paragraph-rsid="029b4585" style:font-style-asian="italic" style:font-style-complex="italic"/>
    </style:style>
    <style:style style:name="P150" style:family="paragraph" style:parent-style-name="Code">
      <style:text-properties fo:font-style="italic" officeooo:rsid="02af193f" officeooo:paragraph-rsid="02af193f" style:font-style-asian="italic" style:font-style-complex="italic"/>
    </style:style>
    <style:style style:name="P151" style:family="paragraph" style:parent-style-name="Code">
      <style:text-properties fo:font-style="italic" officeooo:rsid="02bf6ac2" officeooo:paragraph-rsid="02bf6ac2" style:font-style-asian="italic" style:font-style-complex="italic"/>
    </style:style>
    <style:style style:name="P152" style:family="paragraph" style:parent-style-name="Code">
      <style:text-properties fo:font-style="italic" officeooo:rsid="02bf6ac2" officeooo:paragraph-rsid="02c520c9" style:font-style-asian="italic" style:font-style-complex="italic"/>
    </style:style>
    <style:style style:name="P153" style:family="paragraph" style:parent-style-name="Code">
      <style:text-properties fo:font-style="italic" officeooo:rsid="02bf6ac2" officeooo:paragraph-rsid="0363fc8a" style:font-style-asian="italic" style:font-style-complex="italic"/>
    </style:style>
    <style:style style:name="P154" style:family="paragraph" style:parent-style-name="Code">
      <style:text-properties fo:font-style="italic" officeooo:rsid="02c79442" officeooo:paragraph-rsid="02c79442" style:font-style-asian="italic" style:font-style-complex="italic"/>
    </style:style>
    <style:style style:name="P155" style:family="paragraph" style:parent-style-name="Code">
      <style:text-properties fo:font-style="italic" officeooo:rsid="02c79442" officeooo:paragraph-rsid="02c98ec1" style:font-style-asian="italic" style:font-style-complex="italic"/>
    </style:style>
    <style:style style:name="P156" style:family="paragraph" style:parent-style-name="Code">
      <style:text-properties fo:font-style="italic" officeooo:rsid="02d286f8" officeooo:paragraph-rsid="02d286f8" style:font-style-asian="italic" style:font-style-complex="italic"/>
    </style:style>
    <style:style style:name="P157" style:family="paragraph" style:parent-style-name="Code">
      <style:text-properties fo:font-style="italic" officeooo:rsid="02f59cd1" officeooo:paragraph-rsid="02f59cd1" style:font-style-asian="italic" style:font-style-complex="italic"/>
    </style:style>
    <style:style style:name="P158" style:family="paragraph" style:parent-style-name="Code">
      <style:text-properties fo:font-style="italic" officeooo:rsid="02f59cd1" officeooo:paragraph-rsid="0397dc97" style:font-style-asian="italic" style:font-style-complex="italic"/>
    </style:style>
    <style:style style:name="P159" style:family="paragraph" style:parent-style-name="Code">
      <style:text-properties fo:font-style="italic" officeooo:rsid="0307426a" officeooo:paragraph-rsid="0307426a" style:font-style-asian="italic" style:font-style-complex="italic"/>
    </style:style>
    <style:style style:name="P160" style:family="paragraph" style:parent-style-name="Code">
      <style:text-properties fo:font-style="italic" officeooo:rsid="029882cc" officeooo:paragraph-rsid="029882cc" style:font-style-asian="italic" style:font-style-complex="italic"/>
    </style:style>
    <style:style style:name="P161" style:family="paragraph" style:parent-style-name="Code">
      <style:text-properties fo:font-style="italic" officeooo:rsid="039951e9" officeooo:paragraph-rsid="039951e9" style:font-style-asian="italic" style:font-style-complex="italic"/>
    </style:style>
    <style:style style:name="P162" style:family="paragraph" style:parent-style-name="Code">
      <style:text-properties fo:font-style="italic" officeooo:rsid="02a5b96f" officeooo:paragraph-rsid="03a478a5" style:font-style-asian="italic" style:font-style-complex="italic"/>
    </style:style>
    <style:style style:name="P163" style:family="paragraph" style:parent-style-name="Code">
      <style:text-properties fo:font-style="italic" officeooo:rsid="02b5924d" officeooo:paragraph-rsid="03a478a5" style:font-style-asian="italic" style:font-style-complex="italic"/>
    </style:style>
    <style:style style:name="P164" style:family="paragraph" style:parent-style-name="Code">
      <style:text-properties fo:font-style="italic" fo:font-weight="normal" officeooo:rsid="02c0cf46" officeooo:paragraph-rsid="02bf6ac2" style:font-style-asian="italic" style:font-weight-asian="normal" style:font-style-complex="italic" style:font-weight-complex="normal"/>
    </style:style>
    <style:style style:name="P165" style:family="paragraph" style:parent-style-name="Code">
      <style:text-properties officeooo:rsid="029882cc" officeooo:paragraph-rsid="029882cc"/>
    </style:style>
    <style:style style:name="P166" style:family="paragraph" style:parent-style-name="Code">
      <style:text-properties style:text-position="0% 100%" fo:font-style="italic" officeooo:rsid="029b4585" officeooo:paragraph-rsid="029b4585" style:font-style-asian="italic" style:font-style-complex="italic"/>
    </style:style>
    <style:style style:name="P167" style:family="paragraph" style:parent-style-name="Code">
      <style:text-properties style:text-position="0% 100%" fo:font-style="italic" fo:font-weight="normal" officeooo:rsid="029882cc" officeooo:paragraph-rsid="029882cc" style:font-style-asian="italic" style:font-weight-asian="normal" style:font-style-complex="italic" style:font-weight-complex="normal"/>
    </style:style>
    <style:style style:name="P168" style:family="paragraph" style:parent-style-name="Code">
      <style:text-properties style:text-position="0% 100%" fo:font-weight="bold" officeooo:rsid="029882cc" officeooo:paragraph-rsid="029882cc" style:font-weight-asian="bold" style:font-weight-complex="bold"/>
    </style:style>
    <style:style style:name="P169" style:family="paragraph" style:parent-style-name="Code">
      <style:text-properties officeooo:rsid="029dfd81" officeooo:paragraph-rsid="029dfd81"/>
    </style:style>
    <style:style style:name="P170" style:family="paragraph" style:parent-style-name="Code">
      <style:text-properties officeooo:rsid="02b0e65f" officeooo:paragraph-rsid="02b0e65f"/>
    </style:style>
    <style:style style:name="P171" style:family="paragraph" style:parent-style-name="Code">
      <style:text-properties officeooo:rsid="02d4a348" officeooo:paragraph-rsid="02d4a348"/>
    </style:style>
    <style:style style:name="P172" style:family="paragraph" style:parent-style-name="Code">
      <style:text-properties officeooo:paragraph-rsid="02af193f"/>
    </style:style>
    <style:style style:name="P173" style:family="paragraph" style:parent-style-name="Code">
      <style:text-properties officeooo:paragraph-rsid="029b4585"/>
    </style:style>
    <style:style style:name="P174" style:family="paragraph" style:parent-style-name="Code">
      <style:text-properties officeooo:rsid="02794483" officeooo:paragraph-rsid="02794483"/>
    </style:style>
    <style:style style:name="P175" style:family="paragraph" style:parent-style-name="Code">
      <style:text-properties style:text-position="sub 58%" fo:font-style="italic" officeooo:rsid="029b4585" officeooo:paragraph-rsid="029b4585" style:font-style-asian="italic" style:font-style-complex="italic"/>
    </style:style>
    <style:style style:name="P176" style:family="paragraph" style:parent-style-name="Code">
      <style:text-properties fo:font-style="normal" officeooo:rsid="02451ddc" officeooo:paragraph-rsid="032b66cb" style:font-style-asian="normal" style:font-style-complex="normal"/>
    </style:style>
    <style:style style:name="P177" style:family="paragraph" style:parent-style-name="Code">
      <style:text-properties fo:font-size="10pt" officeooo:rsid="0255888c" officeooo:paragraph-rsid="032b66cb" style:font-size-asian="10pt" style:font-size-complex="10pt"/>
    </style:style>
    <style:style style:name="P178" style:family="paragraph" style:parent-style-name="Code">
      <style:text-properties fo:font-size="10pt" officeooo:rsid="0255888c" officeooo:paragraph-rsid="031adc9a" style:font-size-asian="10pt" style:font-size-complex="10pt"/>
    </style:style>
    <style:style style:name="P179" style:family="paragraph" style:parent-style-name="Code">
      <style:text-properties fo:font-size="10pt" officeooo:rsid="01913a8d" officeooo:paragraph-rsid="031adc9a" style:font-size-asian="10pt" style:font-size-complex="10pt"/>
    </style:style>
    <style:style style:name="P180" style:family="paragraph" style:parent-style-name="Code">
      <style:text-properties fo:font-size="10pt" officeooo:rsid="01913a8d" officeooo:paragraph-rsid="032b66cb" style:font-size-asian="10pt" style:font-size-complex="10pt"/>
    </style:style>
    <style:style style:name="P181" style:family="paragraph" style:parent-style-name="Code">
      <style:text-properties fo:font-size="10pt" officeooo:rsid="01c471b4" officeooo:paragraph-rsid="032b66cb" style:font-size-asian="10pt" style:font-size-complex="10pt"/>
    </style:style>
    <style:style style:name="P182" style:family="paragraph" style:parent-style-name="Code">
      <style:text-properties fo:font-size="10pt" officeooo:rsid="01ef2e15" officeooo:paragraph-rsid="032b66cb" style:font-size-asian="10pt" style:font-size-complex="10pt"/>
    </style:style>
    <style:style style:name="P183" style:family="paragraph" style:parent-style-name="Code">
      <style:text-properties fo:font-size="10pt" officeooo:rsid="01f07a3e" officeooo:paragraph-rsid="032b66cb" style:font-size-asian="10pt" style:font-size-complex="10pt"/>
    </style:style>
    <style:style style:name="P184" style:family="paragraph" style:parent-style-name="Code">
      <style:text-properties fo:font-size="10pt" officeooo:rsid="0192aa57" officeooo:paragraph-rsid="031adc9a" style:font-size-asian="10pt" style:font-size-complex="10pt"/>
    </style:style>
    <style:style style:name="P185" style:family="paragraph" style:parent-style-name="Code">
      <style:text-properties fo:font-size="10pt" officeooo:rsid="0192aa57" officeooo:paragraph-rsid="032b66cb" style:font-size-asian="10pt" style:font-size-complex="10pt"/>
    </style:style>
    <style:style style:name="P186" style:family="paragraph" style:parent-style-name="Code">
      <style:text-properties fo:font-size="10pt" officeooo:rsid="0192aa57" officeooo:paragraph-rsid="03bcb09f" style:font-size-asian="10pt" style:font-size-complex="10pt"/>
    </style:style>
    <style:style style:name="P187" style:family="paragraph" style:parent-style-name="Code">
      <style:text-properties fo:font-size="10pt" officeooo:rsid="01f18025" officeooo:paragraph-rsid="032b66cb" style:font-size-asian="10pt" style:font-size-complex="10pt"/>
    </style:style>
    <style:style style:name="P188" style:family="paragraph" style:parent-style-name="Code">
      <style:text-properties fo:font-size="10pt" officeooo:rsid="01f65b2a" officeooo:paragraph-rsid="032b66cb" style:font-size-asian="10pt" style:font-size-complex="10pt"/>
    </style:style>
    <style:style style:name="P189" style:family="paragraph" style:parent-style-name="Code">
      <style:text-properties fo:font-size="10pt" officeooo:rsid="01d60e68" officeooo:paragraph-rsid="031adc9a" style:font-size-asian="10pt" style:font-size-complex="10pt"/>
    </style:style>
    <style:style style:name="P190" style:family="paragraph" style:parent-style-name="Code">
      <style:text-properties fo:font-size="10pt" officeooo:rsid="01d60e68" officeooo:paragraph-rsid="032b66cb" style:font-size-asian="10pt" style:font-size-complex="10pt"/>
    </style:style>
    <style:style style:name="P191" style:family="paragraph" style:parent-style-name="Code">
      <style:text-properties fo:font-size="10pt" officeooo:rsid="0252ca2f" officeooo:paragraph-rsid="031adc9a" style:font-size-asian="10pt" style:font-size-complex="10pt"/>
    </style:style>
    <style:style style:name="P192" style:family="paragraph" style:parent-style-name="Code">
      <style:text-properties fo:font-size="10pt" officeooo:rsid="0252ca2f" officeooo:paragraph-rsid="032b66cb" style:font-size-asian="10pt" style:font-size-complex="10pt"/>
    </style:style>
    <style:style style:name="P193" style:family="paragraph" style:parent-style-name="Code">
      <style:text-properties fo:font-size="10pt" officeooo:rsid="02534848" officeooo:paragraph-rsid="031adc9a" style:font-size-asian="10pt" style:font-size-complex="10pt"/>
    </style:style>
    <style:style style:name="P194" style:family="paragraph" style:parent-style-name="Code">
      <style:text-properties fo:font-size="10pt" officeooo:rsid="02534848" officeooo:paragraph-rsid="032b66cb" style:font-size-asian="10pt" style:font-size-complex="10pt"/>
    </style:style>
    <style:style style:name="P195" style:family="paragraph" style:parent-style-name="Code">
      <style:text-properties fo:font-size="10pt" officeooo:rsid="011ec7ce" officeooo:paragraph-rsid="032b66cb" style:font-size-asian="10pt" style:font-size-complex="10pt"/>
    </style:style>
    <style:style style:name="P196" style:family="paragraph" style:parent-style-name="Code">
      <style:text-properties fo:font-size="10pt" officeooo:rsid="011cc87f" officeooo:paragraph-rsid="032b66cb" style:font-size-asian="10pt" style:font-size-complex="10pt"/>
    </style:style>
    <style:style style:name="P197" style:family="paragraph" style:parent-style-name="Code">
      <style:text-properties fo:font-size="10pt" officeooo:rsid="01254155" officeooo:paragraph-rsid="032b66cb" style:font-size-asian="10pt" style:font-size-complex="10pt"/>
    </style:style>
    <style:style style:name="P198" style:family="paragraph" style:parent-style-name="Code">
      <style:text-properties fo:font-size="10pt" officeooo:rsid="011da33b" officeooo:paragraph-rsid="032b66cb" style:font-size-asian="10pt" style:font-size-complex="10pt"/>
    </style:style>
    <style:style style:name="P199" style:family="paragraph" style:parent-style-name="Code">
      <style:text-properties fo:font-size="10pt" officeooo:rsid="0119852d" officeooo:paragraph-rsid="032b66cb" style:font-size-asian="10pt" style:font-size-complex="10pt"/>
    </style:style>
    <style:style style:name="P200" style:family="paragraph" style:parent-style-name="Code">
      <style:text-properties fo:font-size="10pt" officeooo:rsid="011b5b01" officeooo:paragraph-rsid="032b66cb" style:font-size-asian="10pt" style:font-size-complex="10pt"/>
    </style:style>
    <style:style style:name="P201" style:family="paragraph" style:parent-style-name="Code">
      <style:text-properties fo:font-size="10pt" officeooo:paragraph-rsid="032b66cb" style:font-size-asian="10pt" style:font-size-complex="10pt"/>
    </style:style>
    <style:style style:name="P202" style:family="paragraph" style:parent-style-name="Code">
      <style:text-properties fo:font-size="10pt" officeooo:rsid="03bcb09f" officeooo:paragraph-rsid="03bcb09f" style:font-size-asian="10pt" style:font-size-complex="10pt"/>
    </style:style>
    <style:style style:name="P203" style:family="paragraph" style:parent-style-name="Code">
      <style:text-properties fo:font-size="10pt" officeooo:rsid="031faf46" officeooo:paragraph-rsid="03bcb09f" style:font-size-asian="10pt" style:font-size-complex="10pt"/>
    </style:style>
    <style:style style:name="P204" style:family="paragraph" style:parent-style-name="Code">
      <style:text-properties fo:font-size="10pt" fo:font-weight="normal" officeooo:rsid="0252ca2f" officeooo:paragraph-rsid="031adc9a" style:font-size-asian="10pt" style:font-weight-asian="normal" style:font-size-complex="10pt" style:font-weight-complex="normal"/>
    </style:style>
    <style:style style:name="P205" style:family="paragraph" style:parent-style-name="Code">
      <style:text-properties fo:font-size="10pt" fo:font-weight="normal" officeooo:rsid="0252ca2f" officeooo:paragraph-rsid="032b66cb" style:font-size-asian="10pt" style:font-weight-asian="normal" style:font-size-complex="10pt" style:font-weight-complex="normal"/>
    </style:style>
    <style:style style:name="P206" style:family="paragraph" style:parent-style-name="Code">
      <style:text-properties fo:font-size="10pt" fo:font-weight="normal" officeooo:rsid="03b72261" officeooo:paragraph-rsid="03b72261" style:font-size-asian="10pt" style:font-weight-asian="normal" style:font-size-complex="10pt" style:font-weight-complex="normal"/>
    </style:style>
    <style:style style:name="P207" style:family="paragraph" style:parent-style-name="Code">
      <style:text-properties fo:font-size="10pt" fo:font-weight="normal" officeooo:rsid="03b72261" officeooo:paragraph-rsid="03c55bea" style:font-size-asian="10pt" style:font-weight-asian="normal" style:font-size-complex="10pt" style:font-weight-complex="normal"/>
    </style:style>
    <style:style style:name="P208" style:family="paragraph" style:parent-style-name="Code">
      <style:text-properties fo:font-size="10pt" fo:font-weight="bold" officeooo:rsid="0192aa57" officeooo:paragraph-rsid="031adc9a" style:font-size-asian="10pt" style:font-weight-asian="bold" style:font-size-complex="10pt" style:font-weight-complex="bold"/>
    </style:style>
    <style:style style:name="P209" style:family="paragraph" style:parent-style-name="Code">
      <style:text-properties fo:font-size="10pt" fo:font-weight="bold" officeooo:rsid="0192aa57" officeooo:paragraph-rsid="032b66cb" style:font-size-asian="10pt" style:font-weight-asian="bold" style:font-size-complex="10pt" style:font-weight-complex="bold"/>
    </style:style>
    <style:style style:name="P210" style:family="paragraph" style:parent-style-name="Code">
      <style:text-properties fo:font-size="10pt" fo:font-weight="bold" officeooo:rsid="03b72261" officeooo:paragraph-rsid="031adc9a" style:font-size-asian="10pt" style:font-weight-asian="bold" style:font-size-complex="10pt" style:font-weight-complex="bold"/>
    </style:style>
    <style:style style:name="P211" style:family="paragraph" style:parent-style-name="Code">
      <style:text-properties fo:color="#009933" style:font-name="Ubuntu Mono" fo:font-size="10pt" fo:font-weight="normal" officeooo:rsid="019917c0" officeooo:paragraph-rsid="032b66cb" fo:background-color="transparent" style:font-size-asian="10pt" style:font-size-complex="10pt"/>
    </style:style>
    <style:style style:name="P212" style:family="paragraph" style:parent-style-name="Code">
      <style:text-properties fo:color="#009933" fo:font-style="italic" officeooo:rsid="043ec4df" officeooo:paragraph-rsid="043ec4df" style:font-style-asian="italic" style:font-style-complex="italic"/>
    </style:style>
    <style:style style:name="P213" style:family="paragraph" style:parent-style-name="Code">
      <style:text-properties officeooo:rsid="013c5251" officeooo:paragraph-rsid="032b66cb"/>
    </style:style>
    <style:style style:name="P214" style:family="paragraph" style:parent-style-name="Code">
      <style:text-properties officeooo:rsid="01e15a51" officeooo:paragraph-rsid="032b66cb"/>
    </style:style>
    <style:style style:name="P215" style:family="paragraph" style:parent-style-name="Code">
      <style:text-properties officeooo:rsid="025a3e2d" officeooo:paragraph-rsid="032b66cb"/>
    </style:style>
    <style:style style:name="P216" style:family="paragraph" style:parent-style-name="Code">
      <style:text-properties officeooo:rsid="02137537" officeooo:paragraph-rsid="032b66cb"/>
    </style:style>
    <style:style style:name="P217" style:family="paragraph" style:parent-style-name="Code">
      <style:text-properties officeooo:rsid="02153c68" officeooo:paragraph-rsid="032b66cb"/>
    </style:style>
    <style:style style:name="P218" style:family="paragraph" style:parent-style-name="Code">
      <style:text-properties officeooo:rsid="015aa865" officeooo:paragraph-rsid="032b66cb"/>
    </style:style>
    <style:style style:name="P219" style:family="paragraph" style:parent-style-name="Code">
      <style:text-properties officeooo:rsid="015bfda3" officeooo:paragraph-rsid="032b66cb"/>
    </style:style>
    <style:style style:name="P220" style:family="paragraph" style:parent-style-name="Code">
      <style:text-properties officeooo:rsid="015c9b71" officeooo:paragraph-rsid="032b66cb"/>
    </style:style>
    <style:style style:name="P221" style:family="paragraph" style:parent-style-name="Code">
      <style:text-properties officeooo:rsid="015ce507" officeooo:paragraph-rsid="032b66cb"/>
    </style:style>
    <style:style style:name="P222" style:family="paragraph" style:parent-style-name="Code">
      <style:text-properties officeooo:rsid="015dbac5" officeooo:paragraph-rsid="032b66cb"/>
    </style:style>
    <style:style style:name="P223" style:family="paragraph" style:parent-style-name="Code">
      <style:text-properties officeooo:rsid="015f0c0b" officeooo:paragraph-rsid="032b66cb"/>
    </style:style>
    <style:style style:name="P224" style:family="paragraph" style:parent-style-name="Code">
      <style:text-properties officeooo:rsid="0170afbd" officeooo:paragraph-rsid="032b66cb"/>
    </style:style>
    <style:style style:name="P225" style:family="paragraph" style:parent-style-name="Code">
      <style:text-properties officeooo:rsid="01578ede" officeooo:paragraph-rsid="032b66cb"/>
    </style:style>
    <style:style style:name="P226" style:family="paragraph" style:parent-style-name="Code">
      <style:text-properties officeooo:rsid="0157afae" officeooo:paragraph-rsid="032b66cb"/>
    </style:style>
    <style:style style:name="P227" style:family="paragraph" style:parent-style-name="Code">
      <style:text-properties officeooo:rsid="01593dbd" officeooo:paragraph-rsid="032b66cb"/>
    </style:style>
    <style:style style:name="P228" style:family="paragraph" style:parent-style-name="Code">
      <style:text-properties officeooo:rsid="015a3576" officeooo:paragraph-rsid="032b66cb"/>
    </style:style>
    <style:style style:name="P229" style:family="paragraph" style:parent-style-name="Code">
      <style:text-properties officeooo:rsid="015a4d7d" officeooo:paragraph-rsid="032b66cb"/>
    </style:style>
    <style:style style:name="P230" style:family="paragraph" style:parent-style-name="Code">
      <style:text-properties officeooo:rsid="015d5d05" officeooo:paragraph-rsid="032b66cb"/>
    </style:style>
    <style:style style:name="P231" style:family="paragraph" style:parent-style-name="Code">
      <style:text-properties officeooo:rsid="01871f49" officeooo:paragraph-rsid="032b66cb"/>
    </style:style>
    <style:style style:name="P232" style:family="paragraph" style:parent-style-name="Code">
      <style:text-properties officeooo:rsid="01de7900" officeooo:paragraph-rsid="032b66cb"/>
    </style:style>
    <style:style style:name="P233" style:family="paragraph" style:parent-style-name="Code">
      <style:text-properties officeooo:rsid="01446b36" officeooo:paragraph-rsid="032b66cb"/>
    </style:style>
    <style:style style:name="P234" style:family="paragraph" style:parent-style-name="Code">
      <style:text-properties officeooo:rsid="0147e6a6" officeooo:paragraph-rsid="032b66cb"/>
    </style:style>
    <style:style style:name="P235" style:family="paragraph" style:parent-style-name="Code">
      <style:text-properties officeooo:rsid="0152b3a3" officeooo:paragraph-rsid="032b66cb"/>
    </style:style>
    <style:style style:name="P236" style:family="paragraph" style:parent-style-name="Code">
      <style:text-properties officeooo:rsid="01fd5a89" officeooo:paragraph-rsid="032b66cb"/>
    </style:style>
    <style:style style:name="P237" style:family="paragraph" style:parent-style-name="Code">
      <style:text-properties officeooo:rsid="01eaee4a" officeooo:paragraph-rsid="032b66cb"/>
    </style:style>
    <style:style style:name="P238" style:family="paragraph" style:parent-style-name="Code">
      <style:text-properties officeooo:rsid="01df4b27" officeooo:paragraph-rsid="032b66cb"/>
    </style:style>
    <style:style style:name="P239" style:family="paragraph" style:parent-style-name="Code">
      <style:text-properties officeooo:paragraph-rsid="032b66cb"/>
    </style:style>
    <style:style style:name="P240" style:family="paragraph" style:parent-style-name="Code">
      <style:text-properties officeooo:paragraph-rsid="02680caf"/>
    </style:style>
    <style:style style:name="P241" style:family="paragraph" style:parent-style-name="Code">
      <style:text-properties officeooo:paragraph-rsid="0373e5b8"/>
    </style:style>
    <style:style style:name="P242" style:family="paragraph" style:parent-style-name="Code">
      <style:paragraph-properties fo:text-align="start" style:justify-single-word="false"/>
    </style:style>
    <style:style style:name="P243" style:family="paragraph" style:parent-style-name="Code">
      <style:paragraph-properties fo:text-align="start" style:justify-single-word="false"/>
      <style:text-properties officeooo:paragraph-rsid="037f1daa"/>
    </style:style>
    <style:style style:name="P244" style:family="paragraph" style:parent-style-name="Code">
      <style:paragraph-properties fo:text-align="start" style:justify-single-word="false"/>
      <style:text-properties officeooo:paragraph-rsid="0383bc84"/>
    </style:style>
    <style:style style:name="P245" style:family="paragraph" style:parent-style-name="Code">
      <style:paragraph-properties fo:text-align="start" style:justify-single-word="false"/>
      <style:text-properties officeooo:paragraph-rsid="0383bd5a"/>
    </style:style>
    <style:style style:name="P246" style:family="paragraph" style:parent-style-name="Code">
      <style:paragraph-properties fo:text-align="start" style:justify-single-word="false"/>
      <style:text-properties officeooo:paragraph-rsid="03855ebd"/>
    </style:style>
    <style:style style:name="P247" style:family="paragraph" style:parent-style-name="Code">
      <style:paragraph-properties fo:text-align="start" style:justify-single-word="false"/>
      <style:text-properties officeooo:paragraph-rsid="038795ff"/>
    </style:style>
    <style:style style:name="P248" style:family="paragraph" style:parent-style-name="Code">
      <style:text-properties officeooo:rsid="029a8fb1" officeooo:paragraph-rsid="029a8fb1"/>
    </style:style>
    <style:style style:name="P249" style:family="paragraph" style:parent-style-name="Code">
      <style:text-properties officeooo:rsid="02a5b96f" officeooo:paragraph-rsid="03a478a5"/>
    </style:style>
    <style:style style:name="P250" style:family="paragraph" style:parent-style-name="Code">
      <style:text-properties officeooo:rsid="038cd7ae" officeooo:paragraph-rsid="03a478a5"/>
    </style:style>
    <style:style style:name="P251" style:family="paragraph" style:parent-style-name="Code">
      <style:text-properties officeooo:rsid="02b4eea7" officeooo:paragraph-rsid="03a478a5"/>
    </style:style>
    <style:style style:name="P252" style:family="paragraph" style:parent-style-name="Code">
      <style:text-properties officeooo:paragraph-rsid="03a478a5"/>
    </style:style>
    <style:style style:name="P253" style:family="paragraph" style:parent-style-name="Code">
      <style:text-properties officeooo:rsid="03aba914" officeooo:paragraph-rsid="03aba914"/>
    </style:style>
    <style:style style:name="P254" style:family="paragraph" style:parent-style-name="Code">
      <style:text-properties officeooo:rsid="03ae7911" officeooo:paragraph-rsid="03ae7911"/>
    </style:style>
    <style:style style:name="P255" style:family="paragraph" style:parent-style-name="Code">
      <style:text-properties officeooo:rsid="03aebde9" officeooo:paragraph-rsid="03aebde9"/>
    </style:style>
    <style:style style:name="P256" style:family="paragraph" style:parent-style-name="Code">
      <style:text-properties officeooo:rsid="03d60087" officeooo:paragraph-rsid="03d60087"/>
    </style:style>
    <style:style style:name="P257" style:family="paragraph" style:parent-style-name="Code">
      <style:text-properties officeooo:rsid="03d60087" officeooo:paragraph-rsid="03d7a626"/>
    </style:style>
    <style:style style:name="P258" style:family="paragraph" style:parent-style-name="Code">
      <style:text-properties officeooo:rsid="03d7a626" officeooo:paragraph-rsid="03d7a626"/>
    </style:style>
    <style:style style:name="P259" style:family="paragraph" style:parent-style-name="Code">
      <style:text-properties officeooo:paragraph-rsid="03da007d"/>
    </style:style>
    <style:style style:name="P260" style:family="paragraph" style:parent-style-name="Code">
      <style:text-properties officeooo:paragraph-rsid="03e143bf"/>
    </style:style>
    <style:style style:name="P261" style:family="paragraph" style:parent-style-name="Code">
      <style:text-properties officeooo:rsid="03e77fbb" officeooo:paragraph-rsid="03e77fbb"/>
    </style:style>
    <style:style style:name="P262" style:family="paragraph" style:parent-style-name="Code">
      <style:paragraph-properties fo:text-align="justify" style:justify-single-word="false"/>
      <style:text-properties officeooo:rsid="03e77fbb" officeooo:paragraph-rsid="03e77fbb"/>
    </style:style>
    <style:style style:name="P263" style:family="paragraph" style:parent-style-name="Code">
      <style:text-properties officeooo:paragraph-rsid="03e77fbb"/>
    </style:style>
    <style:style style:name="P264" style:family="paragraph" style:parent-style-name="Code">
      <style:text-properties officeooo:rsid="03f95948" officeooo:paragraph-rsid="03f95948"/>
    </style:style>
    <style:style style:name="P265" style:family="paragraph" style:parent-style-name="Code">
      <style:text-properties officeooo:rsid="03fb722e" officeooo:paragraph-rsid="03fb722e"/>
    </style:style>
    <style:style style:name="P266" style:family="paragraph" style:parent-style-name="Code">
      <style:text-properties style:use-window-font-color="true" fo:font-style="normal" officeooo:rsid="0400a2f6" officeooo:paragraph-rsid="0400a2f6" style:font-style-asian="normal" style:font-style-complex="normal"/>
    </style:style>
    <style:style style:name="P267" style:family="paragraph" style:parent-style-name="Code">
      <style:text-properties officeooo:paragraph-rsid="04064a66"/>
    </style:style>
    <style:style style:name="P268" style:family="paragraph" style:parent-style-name="Code">
      <style:text-properties officeooo:rsid="04064a66" officeooo:paragraph-rsid="04064a66"/>
    </style:style>
    <style:style style:name="P269" style:family="paragraph" style:parent-style-name="Code">
      <style:text-properties officeooo:rsid="0407f01c" officeooo:paragraph-rsid="0407f01c"/>
    </style:style>
    <style:style style:name="P270" style:family="paragraph" style:parent-style-name="Code">
      <style:text-properties officeooo:rsid="0407f01c" officeooo:paragraph-rsid="0408ee34"/>
    </style:style>
    <style:style style:name="P271" style:family="paragraph" style:parent-style-name="Code">
      <style:text-properties officeooo:rsid="0408ee34" officeooo:paragraph-rsid="0408ee34"/>
    </style:style>
    <style:style style:name="P272" style:family="paragraph" style:parent-style-name="Code">
      <style:text-properties officeooo:rsid="040a64d9" officeooo:paragraph-rsid="040a64d9"/>
    </style:style>
    <style:style style:name="P273" style:family="paragraph" style:parent-style-name="Code">
      <style:text-properties officeooo:rsid="0417b271" officeooo:paragraph-rsid="0417b271"/>
    </style:style>
    <style:style style:name="P274" style:family="paragraph" style:parent-style-name="Code">
      <style:text-properties officeooo:rsid="0417b271" officeooo:paragraph-rsid="0419105a"/>
    </style:style>
    <style:style style:name="P275" style:family="paragraph" style:parent-style-name="Code">
      <style:text-properties officeooo:rsid="0417b271" officeooo:paragraph-rsid="0419bd48"/>
    </style:style>
    <style:style style:name="P276" style:family="paragraph" style:parent-style-name="Code">
      <style:text-properties officeooo:rsid="0417b271" officeooo:paragraph-rsid="041c1726"/>
    </style:style>
    <style:style style:name="P277" style:family="paragraph" style:parent-style-name="Code">
      <style:text-properties officeooo:rsid="0417b271" officeooo:paragraph-rsid="0421a861"/>
    </style:style>
    <style:style style:name="P278" style:family="paragraph" style:parent-style-name="Code">
      <style:text-properties officeooo:rsid="0417b271" officeooo:paragraph-rsid="04232e75"/>
    </style:style>
    <style:style style:name="P279" style:family="paragraph" style:parent-style-name="Code">
      <style:text-properties officeooo:rsid="0419bd48" officeooo:paragraph-rsid="0419bd48"/>
    </style:style>
    <style:style style:name="P280" style:family="paragraph" style:parent-style-name="Code">
      <style:text-properties officeooo:rsid="0419bd48" officeooo:paragraph-rsid="041c1726"/>
    </style:style>
    <style:style style:name="P281" style:family="paragraph" style:parent-style-name="Code">
      <style:text-properties officeooo:rsid="0419bd48" officeooo:paragraph-rsid="0421a861"/>
    </style:style>
    <style:style style:name="P282" style:family="paragraph" style:parent-style-name="Code">
      <style:text-properties officeooo:rsid="041b16d4" officeooo:paragraph-rsid="041b16d4"/>
    </style:style>
    <style:style style:name="P283" style:family="paragraph" style:parent-style-name="Code">
      <style:text-properties officeooo:rsid="0421a861" officeooo:paragraph-rsid="0421a861"/>
    </style:style>
    <style:style style:name="P284" style:family="paragraph" style:parent-style-name="Code">
      <style:text-properties officeooo:paragraph-rsid="04280b33"/>
    </style:style>
    <style:style style:name="P285" style:family="paragraph" style:parent-style-name="Code">
      <style:text-properties officeooo:rsid="0428481f" officeooo:paragraph-rsid="0428481f"/>
    </style:style>
    <style:style style:name="P286" style:family="paragraph" style:parent-style-name="Code">
      <style:text-properties officeooo:rsid="042be60d" officeooo:paragraph-rsid="042be60d"/>
    </style:style>
    <style:style style:name="P287" style:family="paragraph" style:parent-style-name="Code">
      <style:text-properties officeooo:rsid="042be60d" officeooo:paragraph-rsid="042cf565"/>
    </style:style>
    <style:style style:name="P288" style:family="paragraph" style:parent-style-name="Code">
      <style:text-properties officeooo:paragraph-rsid="042cf565"/>
    </style:style>
    <style:style style:name="P289" style:family="paragraph" style:parent-style-name="Code">
      <style:text-properties officeooo:rsid="042cf565" officeooo:paragraph-rsid="042cf565"/>
    </style:style>
    <style:style style:name="P290" style:family="paragraph" style:parent-style-name="Code">
      <style:text-properties officeooo:rsid="042f98d8" officeooo:paragraph-rsid="042f98d8"/>
    </style:style>
    <style:style style:name="P291" style:family="paragraph" style:parent-style-name="Code">
      <style:text-properties officeooo:rsid="04341096" officeooo:paragraph-rsid="04341096"/>
    </style:style>
    <style:style style:name="P292" style:family="paragraph" style:parent-style-name="Code">
      <style:text-properties officeooo:paragraph-rsid="04385701"/>
    </style:style>
    <style:style style:name="P293" style:family="paragraph" style:parent-style-name="Code">
      <style:text-properties officeooo:rsid="043a7d4a" officeooo:paragraph-rsid="043a7d4a"/>
    </style:style>
    <style:style style:name="P294" style:family="paragraph" style:parent-style-name="Code">
      <style:text-properties officeooo:rsid="043ec4df" officeooo:paragraph-rsid="043ec4df"/>
    </style:style>
    <style:style style:name="P295" style:family="paragraph" style:parent-style-name="Code">
      <style:text-properties fo:color="#408080"/>
    </style:style>
    <style:style style:name="P296" style:family="paragraph" style:parent-style-name="Code">
      <style:text-properties fo:color="#000000"/>
    </style:style>
    <style:style style:name="P297" style:family="paragraph" style:parent-style-name="Code">
      <style:text-properties fo:color="#666666"/>
    </style:style>
    <style:style style:name="P298" style:family="paragraph" style:parent-style-name="Code">
      <style:text-properties fo:color="#bc7a00"/>
    </style:style>
    <style:style style:name="P299" style:family="paragraph" style:parent-style-name="Code">
      <style:text-properties fo:color="#008000"/>
    </style:style>
    <style:style style:name="P300" style:family="paragraph" style:parent-style-name="Code">
      <style:text-properties fo:color="#ba2121"/>
    </style:style>
    <style:style style:name="P301" style:family="paragraph" style:parent-style-name="Table_20_Contents">
      <style:paragraph-properties fo:text-align="center" style:justify-single-word="false"/>
      <style:text-properties officeooo:rsid="0284c6bc" officeooo:paragraph-rsid="0284c6bc"/>
    </style:style>
    <style:style style:name="P302" style:family="paragraph" style:parent-style-name="Table_20_Contents">
      <style:paragraph-properties fo:text-align="center" style:justify-single-word="false"/>
      <style:text-properties fo:font-weight="bold" officeooo:rsid="0284c6bc" officeooo:paragraph-rsid="0284c6bc" style:font-weight-asian="bold" style:font-weight-complex="bold"/>
    </style:style>
    <style:style style:name="P303" style:family="paragraph" style:parent-style-name="Table_20_Contents">
      <style:paragraph-properties fo:text-align="center" style:justify-single-word="false"/>
      <style:text-properties fo:font-weight="bold" officeooo:rsid="0292156d" officeooo:paragraph-rsid="0292156d" style:font-weight-asian="bold" style:font-weight-complex="bold"/>
    </style:style>
    <style:style style:name="P304" style:family="paragraph" style:parent-style-name="Table_20_Contents">
      <style:paragraph-properties fo:text-align="center" style:justify-single-word="false"/>
      <style:text-properties fo:font-weight="bold" officeooo:paragraph-rsid="032b66cb" style:font-weight-asian="bold" style:font-weight-complex="bold"/>
    </style:style>
    <style:style style:name="P305" style:family="paragraph" style:parent-style-name="Table_20_Contents">
      <style:paragraph-properties fo:text-align="center" style:justify-single-word="false"/>
      <style:text-properties fo:font-weight="bold" officeooo:rsid="014426f5" officeooo:paragraph-rsid="032b66cb" style:font-weight-asian="bold" style:font-weight-complex="bold"/>
    </style:style>
    <style:style style:name="P306" style:family="paragraph" style:parent-style-name="Table_20_Contents">
      <style:paragraph-properties fo:text-align="center" style:justify-single-word="false"/>
      <style:text-properties fo:font-weight="bold" officeooo:rsid="01578ede" officeooo:paragraph-rsid="032b66cb" style:font-weight-asian="bold" style:font-weight-complex="bold"/>
    </style:style>
    <style:style style:name="P307" style:family="paragraph" style:parent-style-name="Table_20_Contents">
      <style:paragraph-properties fo:text-align="center" style:justify-single-word="false"/>
      <style:text-properties fo:font-weight="bold" officeooo:rsid="01ddd58c" officeooo:paragraph-rsid="032b66cb" style:font-weight-asian="bold" style:font-weight-complex="bold"/>
    </style:style>
    <style:style style:name="P308" style:family="paragraph" style:parent-style-name="Table_20_Contents">
      <style:paragraph-properties fo:text-align="center" style:justify-single-word="false"/>
      <style:text-properties fo:font-weight="bold" officeooo:rsid="03e54a37" officeooo:paragraph-rsid="03e54a37" style:font-weight-asian="bold" style:font-weight-complex="bold"/>
    </style:style>
    <style:style style:name="P309" style:family="paragraph" style:parent-style-name="Table_20_Contents">
      <style:paragraph-properties fo:text-align="center" style:justify-single-word="false"/>
      <style:text-properties fo:font-weight="bold" officeooo:rsid="04100c69" officeooo:paragraph-rsid="04100c69" style:font-weight-asian="bold" style:font-weight-complex="bold"/>
    </style:style>
    <style:style style:name="P310" style:family="paragraph" style:parent-style-name="Table_20_Contents">
      <style:paragraph-properties fo:text-align="center" style:justify-single-word="false"/>
      <style:text-properties fo:font-weight="bold" officeooo:rsid="04106ac5" officeooo:paragraph-rsid="04106ac5" style:font-weight-asian="bold" style:font-weight-complex="bold"/>
    </style:style>
    <style:style style:name="P311" style:family="paragraph" style:parent-style-name="Table_20_Contents">
      <style:paragraph-properties fo:text-align="center" style:justify-single-word="false"/>
    </style:style>
    <style:style style:name="P312" style:family="paragraph" style:parent-style-name="Table_20_Contents">
      <style:paragraph-properties fo:text-align="center" style:justify-single-word="false"/>
      <style:text-properties officeooo:paragraph-rsid="02873523"/>
    </style:style>
    <style:style style:name="P313" style:family="paragraph" style:parent-style-name="Table_20_Contents">
      <style:paragraph-properties fo:text-align="center" style:justify-single-word="false"/>
      <style:text-properties officeooo:paragraph-rsid="028a2aa9"/>
    </style:style>
    <style:style style:name="P314" style:family="paragraph" style:parent-style-name="Table_20_Contents">
      <style:paragraph-properties fo:text-align="center" style:justify-single-word="false"/>
      <style:text-properties officeooo:paragraph-rsid="028b6e51"/>
    </style:style>
    <style:style style:name="P315" style:family="paragraph" style:parent-style-name="Table_20_Contents">
      <style:paragraph-properties fo:text-align="center" style:justify-single-word="false"/>
      <style:text-properties officeooo:paragraph-rsid="028c8156"/>
    </style:style>
    <style:style style:name="P316" style:family="paragraph" style:parent-style-name="Table_20_Contents">
      <style:paragraph-properties fo:text-align="center" style:justify-single-word="false"/>
      <style:text-properties officeooo:paragraph-rsid="028f4b5b"/>
    </style:style>
    <style:style style:name="P317" style:family="paragraph" style:parent-style-name="Table_20_Contents">
      <style:paragraph-properties fo:text-align="center" style:justify-single-word="false"/>
      <style:text-properties officeooo:paragraph-rsid="032b66cb"/>
    </style:style>
    <style:style style:name="P318" style:family="paragraph" style:parent-style-name="Table_20_Contents">
      <style:paragraph-properties fo:text-align="center" style:justify-single-word="false"/>
      <style:text-properties officeooo:paragraph-rsid="03754985"/>
    </style:style>
    <style:style style:name="P319" style:family="paragraph" style:parent-style-name="Table_20_Contents">
      <style:paragraph-properties fo:text-align="center" style:justify-single-word="false"/>
      <style:text-properties officeooo:paragraph-rsid="0383bc84"/>
    </style:style>
    <style:style style:name="P320" style:family="paragraph" style:parent-style-name="Table_20_Contents">
      <style:paragraph-properties fo:text-align="center" style:justify-single-word="false"/>
      <style:text-properties officeooo:paragraph-rsid="038795ff"/>
    </style:style>
    <style:style style:name="P321" style:family="paragraph" style:parent-style-name="Table_20_Contents">
      <style:paragraph-properties fo:text-align="center" style:justify-single-word="false"/>
      <style:text-properties officeooo:paragraph-rsid="04113ba6"/>
    </style:style>
    <style:style style:name="P322" style:family="paragraph" style:parent-style-name="Table_20_Contents">
      <style:paragraph-properties fo:text-align="center" style:justify-single-word="false"/>
      <style:text-properties officeooo:paragraph-rsid="0411b0b9"/>
    </style:style>
    <style:style style:name="P323" style:family="paragraph" style:parent-style-name="Table_20_Contents">
      <style:paragraph-properties fo:text-align="center" style:justify-single-word="false"/>
      <style:text-properties officeooo:paragraph-rsid="041384aa"/>
    </style:style>
    <style:style style:name="P324" style:family="paragraph" style:parent-style-name="Table_20_Contents">
      <style:paragraph-properties fo:text-align="center" style:justify-single-word="false"/>
      <style:text-properties officeooo:rsid="02873523" officeooo:paragraph-rsid="02873523"/>
    </style:style>
    <style:style style:name="P325" style:family="paragraph" style:parent-style-name="Table_20_Contents">
      <style:paragraph-properties fo:text-align="center" style:justify-single-word="false"/>
      <style:text-properties officeooo:rsid="02873523" officeooo:paragraph-rsid="028f4323"/>
    </style:style>
    <style:style style:name="P326" style:family="paragraph" style:parent-style-name="Table_20_Contents">
      <style:paragraph-properties fo:text-align="center" style:justify-single-word="false"/>
      <style:text-properties officeooo:rsid="028a2aa9" officeooo:paragraph-rsid="028a2aa9"/>
    </style:style>
    <style:style style:name="P327" style:family="paragraph" style:parent-style-name="Table_20_Contents">
      <style:paragraph-properties fo:text-align="center" style:justify-single-word="false"/>
      <style:text-properties officeooo:rsid="028a2aa9" officeooo:paragraph-rsid="028f4323"/>
    </style:style>
    <style:style style:name="P328" style:family="paragraph" style:parent-style-name="Table_20_Contents">
      <style:paragraph-properties fo:text-align="center" style:justify-single-word="false"/>
      <style:text-properties officeooo:rsid="028c8156" officeooo:paragraph-rsid="028c8156"/>
    </style:style>
    <style:style style:name="P329" style:family="paragraph" style:parent-style-name="Table_20_Contents">
      <style:paragraph-properties fo:text-align="center" style:justify-single-word="false"/>
      <style:text-properties officeooo:rsid="028c8156" officeooo:paragraph-rsid="028f4323"/>
    </style:style>
    <style:style style:name="P330" style:family="paragraph" style:parent-style-name="Table_20_Contents">
      <style:paragraph-properties fo:text-align="center" style:justify-single-word="false"/>
      <style:text-properties officeooo:rsid="028c8156" officeooo:paragraph-rsid="02903a1f"/>
    </style:style>
    <style:style style:name="P331" style:family="paragraph" style:parent-style-name="Table_20_Contents">
      <style:paragraph-properties fo:text-align="center" style:justify-single-word="false"/>
      <style:text-properties officeooo:rsid="028d88d4" officeooo:paragraph-rsid="028d88d4"/>
    </style:style>
    <style:style style:name="P332" style:family="paragraph" style:parent-style-name="Table_20_Contents">
      <style:paragraph-properties fo:text-align="center" style:justify-single-word="false"/>
      <style:text-properties officeooo:rsid="028f4b5b" officeooo:paragraph-rsid="028f4b5b"/>
    </style:style>
    <style:style style:name="P333" style:family="paragraph" style:parent-style-name="Table_20_Contents">
      <style:paragraph-properties fo:text-align="center" style:justify-single-word="false"/>
      <style:text-properties officeooo:rsid="02903a1f" officeooo:paragraph-rsid="02903a1f"/>
    </style:style>
    <style:style style:name="P334" style:family="paragraph" style:parent-style-name="Table_20_Contents">
      <style:paragraph-properties fo:text-align="center" style:justify-single-word="false"/>
      <style:text-properties officeooo:rsid="02afa355" officeooo:paragraph-rsid="02afa355"/>
    </style:style>
    <style:style style:name="P335" style:family="paragraph" style:parent-style-name="Table_20_Contents">
      <style:paragraph-properties fo:text-align="center" style:justify-single-word="false"/>
      <style:text-properties officeooo:rsid="02b0a8f3" officeooo:paragraph-rsid="02b0a8f3"/>
    </style:style>
    <style:style style:name="P336" style:family="paragraph" style:parent-style-name="Table_20_Contents">
      <style:paragraph-properties fo:text-align="center" style:justify-single-word="false"/>
      <style:text-properties officeooo:rsid="0191218f" officeooo:paragraph-rsid="031adc9a"/>
    </style:style>
    <style:style style:name="P337" style:family="paragraph" style:parent-style-name="Table_20_Contents">
      <style:paragraph-properties fo:text-align="center" style:justify-single-word="false"/>
      <style:text-properties officeooo:rsid="0191218f" officeooo:paragraph-rsid="032b66cb"/>
    </style:style>
    <style:style style:name="P338" style:family="paragraph" style:parent-style-name="Table_20_Contents">
      <style:paragraph-properties fo:text-align="center" style:justify-single-word="false"/>
      <style:text-properties officeooo:rsid="0191218f" officeooo:paragraph-rsid="03b3a5bc"/>
    </style:style>
    <style:style style:name="P339" style:family="paragraph" style:parent-style-name="Table_20_Contents">
      <style:paragraph-properties fo:text-align="center" style:justify-single-word="false"/>
      <style:text-properties officeooo:rsid="0191218f" officeooo:paragraph-rsid="03b4b532"/>
    </style:style>
    <style:style style:name="P340" style:family="paragraph" style:parent-style-name="Table_20_Contents">
      <style:paragraph-properties fo:text-align="center" style:justify-single-word="false"/>
      <style:text-properties officeooo:rsid="01c40cef" officeooo:paragraph-rsid="031adc9a"/>
    </style:style>
    <style:style style:name="P341" style:family="paragraph" style:parent-style-name="Table_20_Contents">
      <style:paragraph-properties fo:text-align="center" style:justify-single-word="false"/>
      <style:text-properties officeooo:rsid="01c40cef" officeooo:paragraph-rsid="032b66cb"/>
    </style:style>
    <style:style style:name="P342" style:family="paragraph" style:parent-style-name="Table_20_Contents">
      <style:paragraph-properties fo:text-align="center" style:justify-single-word="false"/>
      <style:text-properties officeooo:rsid="01edd030" officeooo:paragraph-rsid="032b66cb"/>
    </style:style>
    <style:style style:name="P343" style:family="paragraph" style:parent-style-name="Table_20_Contents">
      <style:paragraph-properties fo:text-align="center" style:justify-single-word="false"/>
      <style:text-properties officeooo:rsid="01edd030" officeooo:paragraph-rsid="03b3a5bc"/>
    </style:style>
    <style:style style:name="P344" style:family="paragraph" style:parent-style-name="Table_20_Contents">
      <style:paragraph-properties fo:text-align="center" style:justify-single-word="false"/>
      <style:text-properties officeooo:rsid="0119852d" officeooo:paragraph-rsid="032b66cb"/>
    </style:style>
    <style:style style:name="P345" style:family="paragraph" style:parent-style-name="Table_20_Contents">
      <style:paragraph-properties fo:text-align="justify" style:justify-single-word="false"/>
      <style:text-properties officeooo:paragraph-rsid="032b66cb"/>
    </style:style>
    <style:style style:name="P346" style:family="paragraph" style:parent-style-name="Table_20_Contents">
      <style:paragraph-properties fo:text-align="justify" style:justify-single-word="false"/>
      <style:text-properties officeooo:rsid="013a9bea" officeooo:paragraph-rsid="032b66cb"/>
    </style:style>
    <style:style style:name="P347" style:family="paragraph" style:parent-style-name="Table_20_Contents">
      <style:paragraph-properties fo:text-align="justify" style:justify-single-word="false"/>
      <style:text-properties officeooo:rsid="01519fe0" officeooo:paragraph-rsid="032b66cb"/>
    </style:style>
    <style:style style:name="P348" style:family="paragraph" style:parent-style-name="Table_20_Contents">
      <style:paragraph-properties fo:text-align="justify" style:justify-single-word="false"/>
      <style:text-properties officeooo:rsid="0151df49" officeooo:paragraph-rsid="032b66cb"/>
    </style:style>
    <style:style style:name="P349" style:family="paragraph" style:parent-style-name="Table_20_Contents">
      <style:paragraph-properties fo:text-align="justify" style:justify-single-word="false"/>
      <style:text-properties officeooo:rsid="02331386" officeooo:paragraph-rsid="032b66cb"/>
    </style:style>
    <style:style style:name="P350" style:family="paragraph" style:parent-style-name="Table_20_Contents">
      <style:paragraph-properties fo:text-align="justify" style:justify-single-word="false"/>
      <style:text-properties officeooo:rsid="025a3e2d" officeooo:paragraph-rsid="032b66cb"/>
    </style:style>
    <style:style style:name="P351" style:family="paragraph" style:parent-style-name="Table_20_Contents">
      <style:paragraph-properties fo:text-align="justify" style:justify-single-word="false"/>
      <style:text-properties officeooo:rsid="01446b36" officeooo:paragraph-rsid="032b66cb"/>
    </style:style>
    <style:style style:name="P352" style:family="paragraph" style:parent-style-name="Table_20_Contents">
      <style:paragraph-properties fo:text-align="justify" style:justify-single-word="false"/>
      <style:text-properties officeooo:rsid="02137537" officeooo:paragraph-rsid="032b66cb"/>
    </style:style>
    <style:style style:name="P353" style:family="paragraph" style:parent-style-name="Table_20_Contents">
      <style:paragraph-properties fo:text-align="justify" style:justify-single-word="false"/>
      <style:text-properties officeooo:rsid="014426f5" officeooo:paragraph-rsid="032b66cb"/>
    </style:style>
    <style:style style:name="P354" style:family="paragraph" style:parent-style-name="Table_20_Contents">
      <style:paragraph-properties fo:text-align="justify" style:justify-single-word="false"/>
      <style:text-properties officeooo:rsid="015aa865" officeooo:paragraph-rsid="032b66cb"/>
    </style:style>
    <style:style style:name="P355" style:family="paragraph" style:parent-style-name="Table_20_Contents">
      <style:paragraph-properties fo:text-align="justify" style:justify-single-word="false"/>
      <style:text-properties officeooo:rsid="02528bce" officeooo:paragraph-rsid="032b66cb"/>
    </style:style>
    <style:style style:name="P356" style:family="paragraph" style:parent-style-name="Table_20_Contents">
      <style:paragraph-properties fo:text-align="justify" style:justify-single-word="false"/>
      <style:text-properties officeooo:rsid="015c9b71" officeooo:paragraph-rsid="032b66cb"/>
    </style:style>
    <style:style style:name="P357" style:family="paragraph" style:parent-style-name="Table_20_Contents">
      <style:paragraph-properties fo:text-align="justify" style:justify-single-word="false"/>
      <style:text-properties officeooo:rsid="015dbac5" officeooo:paragraph-rsid="032b66cb"/>
    </style:style>
    <style:style style:name="P358" style:family="paragraph" style:parent-style-name="Table_20_Contents">
      <style:paragraph-properties fo:text-align="justify" style:justify-single-word="false"/>
      <style:text-properties officeooo:rsid="015f0c0b" officeooo:paragraph-rsid="032b66cb"/>
    </style:style>
    <style:style style:name="P359" style:family="paragraph" style:parent-style-name="Table_20_Contents">
      <style:paragraph-properties fo:text-align="justify" style:justify-single-word="false"/>
      <style:text-properties officeooo:rsid="01578ede" officeooo:paragraph-rsid="032b66cb"/>
    </style:style>
    <style:style style:name="P360" style:family="paragraph" style:parent-style-name="Table_20_Contents">
      <style:paragraph-properties fo:text-align="justify" style:justify-single-word="false"/>
      <style:text-properties officeooo:rsid="0157afae" officeooo:paragraph-rsid="032b66cb"/>
    </style:style>
    <style:style style:name="P361" style:family="paragraph" style:parent-style-name="Table_20_Contents">
      <style:paragraph-properties fo:text-align="justify" style:justify-single-word="false"/>
      <style:text-properties officeooo:rsid="01593dbd" officeooo:paragraph-rsid="032b66cb"/>
    </style:style>
    <style:style style:name="P362" style:family="paragraph" style:parent-style-name="Table_20_Contents">
      <style:paragraph-properties fo:text-align="justify" style:justify-single-word="false"/>
      <style:text-properties officeooo:rsid="015a3576" officeooo:paragraph-rsid="032b66cb"/>
    </style:style>
    <style:style style:name="P363" style:family="paragraph" style:parent-style-name="Table_20_Contents">
      <style:paragraph-properties fo:text-align="justify" style:justify-single-word="false"/>
      <style:text-properties officeooo:rsid="015a4d7d" officeooo:paragraph-rsid="032b66cb"/>
    </style:style>
    <style:style style:name="P364" style:family="paragraph" style:parent-style-name="Table_20_Contents">
      <style:paragraph-properties fo:text-align="justify" style:justify-single-word="false"/>
      <style:text-properties officeooo:rsid="015d5d05" officeooo:paragraph-rsid="032b66cb"/>
    </style:style>
    <style:style style:name="P365" style:family="paragraph" style:parent-style-name="Table_20_Contents">
      <style:paragraph-properties fo:text-align="justify" style:justify-single-word="false"/>
      <style:text-properties officeooo:rsid="0152b3a3" officeooo:paragraph-rsid="032b66cb"/>
    </style:style>
    <style:style style:name="P366" style:family="paragraph" style:parent-style-name="Table_20_Contents">
      <style:paragraph-properties fo:text-align="justify" style:justify-single-word="false"/>
      <style:text-properties officeooo:rsid="02105276" officeooo:paragraph-rsid="032b66cb"/>
    </style:style>
    <style:style style:name="P367" style:family="paragraph" style:parent-style-name="Table_20_Contents">
      <style:paragraph-properties fo:text-align="justify" style:justify-single-word="false"/>
      <style:text-properties officeooo:rsid="0139abb1" officeooo:paragraph-rsid="032b66cb"/>
    </style:style>
    <style:style style:name="P368" style:family="paragraph" style:parent-style-name="Table_20_Contents">
      <style:paragraph-properties fo:text-align="justify" style:justify-single-word="false"/>
      <style:text-properties officeooo:rsid="013c5251" officeooo:paragraph-rsid="032b66cb"/>
    </style:style>
    <style:style style:name="P369" style:family="paragraph" style:parent-style-name="Table_20_Contents">
      <style:paragraph-properties fo:text-align="justify" style:justify-single-word="false"/>
      <style:text-properties officeooo:rsid="01e15a51" officeooo:paragraph-rsid="032b66cb"/>
    </style:style>
    <style:style style:name="P370" style:family="paragraph" style:parent-style-name="Table_20_Contents">
      <style:paragraph-properties fo:text-align="justify" style:justify-single-word="false"/>
      <style:text-properties officeooo:rsid="02345417" officeooo:paragraph-rsid="032b66cb"/>
    </style:style>
    <style:style style:name="P371" style:family="paragraph" style:parent-style-name="Table_20_Contents">
      <style:paragraph-properties fo:text-align="justify" style:justify-single-word="false"/>
      <style:text-properties officeooo:rsid="0174b8ae" officeooo:paragraph-rsid="032b66cb"/>
    </style:style>
    <style:style style:name="P372" style:family="paragraph" style:parent-style-name="Table_20_Contents">
      <style:paragraph-properties fo:text-align="justify" style:justify-single-word="false"/>
      <style:text-properties officeooo:rsid="01424ffd" officeooo:paragraph-rsid="032b66cb"/>
    </style:style>
    <style:style style:name="P373" style:family="paragraph" style:parent-style-name="Table_20_Contents">
      <style:paragraph-properties fo:text-align="justify" style:justify-single-word="false"/>
      <style:text-properties officeooo:rsid="02153c68" officeooo:paragraph-rsid="032b66cb"/>
    </style:style>
    <style:style style:name="P374" style:family="paragraph" style:parent-style-name="Table_20_Contents">
      <style:paragraph-properties fo:text-align="justify" style:justify-single-word="false"/>
      <style:text-properties officeooo:rsid="014d9b0c" officeooo:paragraph-rsid="032b66cb"/>
    </style:style>
    <style:style style:name="P375" style:family="paragraph" style:parent-style-name="Table_20_Contents">
      <style:paragraph-properties fo:text-align="justify" style:justify-single-word="false"/>
      <style:text-properties officeooo:rsid="015ce507" officeooo:paragraph-rsid="032b66cb"/>
    </style:style>
    <style:style style:name="P376" style:family="paragraph" style:parent-style-name="Table_20_Contents">
      <style:paragraph-properties fo:text-align="justify" style:justify-single-word="false"/>
      <style:text-properties officeooo:rsid="01871f49" officeooo:paragraph-rsid="032b66cb"/>
    </style:style>
    <style:style style:name="P377" style:family="paragraph" style:parent-style-name="Table_20_Contents">
      <style:paragraph-properties fo:text-align="justify" style:justify-single-word="false"/>
      <style:text-properties officeooo:rsid="0147e6a6" officeooo:paragraph-rsid="032b66cb"/>
    </style:style>
    <style:style style:name="P378" style:family="paragraph" style:parent-style-name="Table_20_Contents">
      <style:paragraph-properties fo:text-align="justify" style:justify-single-word="false"/>
      <style:text-properties officeooo:rsid="01df98b3" officeooo:paragraph-rsid="032b66cb"/>
    </style:style>
    <style:style style:name="P379" style:family="paragraph" style:parent-style-name="Table_20_Contents">
      <style:paragraph-properties fo:text-align="center" style:justify-single-word="false"/>
      <style:text-properties officeooo:rsid="03b3a5bc" officeooo:paragraph-rsid="03b3a5bc"/>
    </style:style>
    <style:style style:name="P380" style:family="paragraph" style:parent-style-name="Table_20_Contents">
      <style:paragraph-properties fo:text-align="center" style:justify-single-word="false"/>
      <style:text-properties officeooo:rsid="03b4b532" officeooo:paragraph-rsid="03b4b532"/>
    </style:style>
    <style:style style:name="P381" style:family="paragraph" style:parent-style-name="Table_20_Contents">
      <style:paragraph-properties fo:text-align="center" style:justify-single-word="false"/>
      <style:text-properties officeooo:rsid="03b4b532" officeooo:paragraph-rsid="031adc9a"/>
    </style:style>
    <style:style style:name="P382" style:family="paragraph" style:parent-style-name="Table_20_Contents">
      <style:paragraph-properties fo:text-align="center" style:justify-single-word="false"/>
      <style:text-properties officeooo:rsid="03b91074" officeooo:paragraph-rsid="03b91074"/>
    </style:style>
    <style:style style:name="P383" style:family="paragraph" style:parent-style-name="Table_20_Contents">
      <style:paragraph-properties fo:text-align="justify" style:justify-single-word="false"/>
      <style:text-properties officeooo:rsid="0170afbd" officeooo:paragraph-rsid="032b66cb"/>
    </style:style>
    <style:style style:name="P384" style:family="paragraph" style:parent-style-name="Table_20_Contents">
      <style:paragraph-properties fo:text-align="center" style:justify-single-word="false"/>
      <style:text-properties officeooo:rsid="03e54a37" officeooo:paragraph-rsid="03e54a37"/>
    </style:style>
    <style:style style:name="P385" style:family="paragraph" style:parent-style-name="Table_20_Contents">
      <style:paragraph-properties fo:text-align="justify" style:justify-single-word="false"/>
      <style:text-properties officeooo:rsid="03e710d9" officeooo:paragraph-rsid="03e710d9"/>
    </style:style>
    <style:style style:name="P386" style:family="paragraph" style:parent-style-name="Table_20_Contents">
      <style:paragraph-properties fo:text-align="justify" style:justify-single-word="false"/>
      <style:text-properties officeooo:rsid="03e77fbb" officeooo:paragraph-rsid="03e77fbb"/>
    </style:style>
    <style:style style:name="P387" style:family="paragraph" style:parent-style-name="Table_20_Contents">
      <style:paragraph-properties fo:text-align="center" style:justify-single-word="false"/>
      <style:text-properties style:text-underline-style="none" fo:font-weight="bold" officeooo:rsid="03e8c810" officeooo:paragraph-rsid="03e8c810" style:font-weight-asian="bold" style:font-weight-complex="bold"/>
    </style:style>
    <style:style style:name="P388" style:family="paragraph" style:parent-style-name="Table_20_Contents">
      <style:paragraph-properties fo:text-align="center" style:justify-single-word="false"/>
      <style:text-properties officeooo:rsid="040f9881" officeooo:paragraph-rsid="040f9881"/>
    </style:style>
    <style:style style:name="P389" style:family="paragraph" style:parent-style-name="Table_20_Contents">
      <style:paragraph-properties fo:text-align="center" style:justify-single-word="false"/>
      <style:text-properties officeooo:rsid="040f9881" officeooo:paragraph-rsid="04100c69"/>
    </style:style>
    <style:style style:name="P390" style:family="paragraph" style:parent-style-name="Table_20_Contents">
      <style:paragraph-properties fo:text-align="center" style:justify-single-word="false"/>
      <style:text-properties officeooo:rsid="040f9881" officeooo:paragraph-rsid="04106ac5"/>
    </style:style>
    <style:style style:name="P391" style:family="paragraph" style:parent-style-name="Table_20_Contents">
      <style:paragraph-properties fo:text-align="center" style:justify-single-word="false"/>
      <style:text-properties officeooo:rsid="04100c69" officeooo:paragraph-rsid="04100c69"/>
    </style:style>
    <style:style style:name="P392" style:family="paragraph" style:parent-style-name="Table_20_Contents">
      <style:paragraph-properties fo:text-align="center" style:justify-single-word="false"/>
      <style:text-properties officeooo:rsid="04100c69" officeooo:paragraph-rsid="04106ac5"/>
    </style:style>
    <style:style style:name="P393" style:family="paragraph" style:parent-style-name="Table_20_Contents">
      <style:paragraph-properties fo:text-align="center" style:justify-single-word="false"/>
      <style:text-properties officeooo:rsid="04100c69" officeooo:paragraph-rsid="04126988"/>
    </style:style>
    <style:style style:name="P394" style:family="paragraph" style:parent-style-name="Table_20_Contents">
      <style:paragraph-properties fo:text-align="center" style:justify-single-word="false"/>
      <style:text-properties officeooo:rsid="04106ac5" officeooo:paragraph-rsid="04106ac5"/>
    </style:style>
    <style:style style:name="P395" style:family="paragraph" style:parent-style-name="Table_20_Contents">
      <style:paragraph-properties fo:text-align="center" style:justify-single-word="false"/>
      <style:text-properties officeooo:rsid="04106ac5" officeooo:paragraph-rsid="04126988"/>
    </style:style>
    <style:style style:name="P396" style:family="paragraph" style:parent-style-name="Table_20_Contents">
      <style:paragraph-properties fo:text-align="center" style:justify-single-word="false"/>
      <style:text-properties officeooo:rsid="0410ecff" officeooo:paragraph-rsid="0410ecff"/>
    </style:style>
    <style:style style:name="P397" style:family="paragraph" style:parent-style-name="Table_20_Contents">
      <style:paragraph-properties fo:text-align="center" style:justify-single-word="false"/>
      <style:text-properties officeooo:rsid="04113ba6" officeooo:paragraph-rsid="04113ba6"/>
    </style:style>
    <style:style style:name="P398" style:family="paragraph" style:parent-style-name="Table_20_Contents">
      <style:paragraph-properties fo:text-align="center" style:justify-single-word="false"/>
      <style:text-properties officeooo:rsid="04126988" officeooo:paragraph-rsid="04126988"/>
    </style:style>
    <style:style style:name="P399" style:family="paragraph" style:parent-style-name="Table_20_Contents">
      <style:paragraph-properties fo:text-align="center" style:justify-single-word="false"/>
      <style:text-properties officeooo:rsid="041384aa" officeooo:paragraph-rsid="041384aa"/>
    </style:style>
    <style:style style:name="P400" style:family="paragraph" style:parent-style-name="Table_20_Contents">
      <style:paragraph-properties fo:text-align="center" style:justify-single-word="false"/>
      <style:text-properties officeooo:rsid="04139fe3" officeooo:paragraph-rsid="04139fe3"/>
    </style:style>
    <style:style style:name="P401" style:family="paragraph" style:parent-style-name="Table_20_Contents">
      <style:paragraph-properties fo:text-align="center" style:justify-single-word="false"/>
      <style:text-properties officeooo:rsid="04160a46" officeooo:paragraph-rsid="04160a46"/>
    </style:style>
    <style:style style:name="P402" style:family="paragraph" style:parent-style-name="Table_20_Contents">
      <style:paragraph-properties fo:text-align="center" style:justify-single-word="false"/>
      <style:text-properties fo:font-weight="normal" officeooo:rsid="041384aa" officeooo:paragraph-rsid="041384aa" style:font-weight-asian="normal" style:font-weight-complex="normal"/>
    </style:style>
    <style:style style:name="P403" style:family="paragraph" style:parent-style-name="Footnote">
      <style:text-properties fo:font-style="italic" officeooo:rsid="02cc3711" officeooo:paragraph-rsid="02cc3711" style:font-style-asian="italic" style:font-style-complex="italic"/>
    </style:style>
    <style:style style:name="P404" style:family="paragraph" style:parent-style-name="Footnote">
      <style:text-properties fo:font-size="9pt" officeooo:rsid="041d688f" officeooo:paragraph-rsid="041d688f" style:font-size-asian="9pt" style:font-size-complex="9pt"/>
    </style:style>
    <style:style style:name="P405" style:family="paragraph" style:parent-style-name="Heading_20_4">
      <style:text-properties fo:font-weight="normal" style:font-weight-asian="normal" style:font-weight-complex="normal"/>
    </style:style>
    <style:style style:name="P406" style:family="paragraph" style:parent-style-name="Heading_20_4">
      <style:text-properties officeooo:rsid="03674721" officeooo:paragraph-rsid="03674721"/>
    </style:style>
    <style:style style:name="P407" style:family="paragraph" style:parent-style-name="Heading_20_4">
      <style:text-properties officeooo:rsid="0373e5b8" officeooo:paragraph-rsid="0373e5b8"/>
    </style:style>
    <style:style style:name="P408" style:family="paragraph" style:parent-style-name="Heading_20_4">
      <style:text-properties officeooo:rsid="037ae3aa" officeooo:paragraph-rsid="0383bc84"/>
    </style:style>
    <style:style style:name="P409" style:family="paragraph" style:parent-style-name="Heading_20_4">
      <style:text-properties officeooo:rsid="03714b0d" officeooo:paragraph-rsid="037e1194"/>
    </style:style>
    <style:style style:name="P410" style:family="paragraph" style:parent-style-name="Heading_20_4">
      <style:text-properties officeooo:rsid="038795ff" officeooo:paragraph-rsid="038795ff"/>
    </style:style>
    <style:style style:name="P411" style:family="paragraph" style:parent-style-name="Note">
      <style:text-properties officeooo:rsid="03395ede" officeooo:paragraph-rsid="03395ede"/>
    </style:style>
    <style:style style:name="P412" style:family="paragraph" style:parent-style-name="Note">
      <style:text-properties officeooo:rsid="033d8ffe" officeooo:paragraph-rsid="033d8ffe"/>
    </style:style>
    <style:style style:name="P413" style:family="paragraph" style:parent-style-name="Note">
      <style:text-properties officeooo:rsid="033f316e" officeooo:paragraph-rsid="033f316e"/>
    </style:style>
    <style:style style:name="P414" style:family="paragraph" style:parent-style-name="Note">
      <style:text-properties officeooo:rsid="033fff45" officeooo:paragraph-rsid="033fff45"/>
    </style:style>
    <style:style style:name="P415" style:family="paragraph" style:parent-style-name="Note">
      <style:text-properties officeooo:rsid="034007eb" officeooo:paragraph-rsid="034007eb"/>
    </style:style>
    <style:style style:name="P416" style:family="paragraph" style:parent-style-name="Note">
      <style:text-properties officeooo:rsid="03407ccf" officeooo:paragraph-rsid="03407ccf"/>
    </style:style>
    <style:style style:name="P417" style:family="paragraph" style:parent-style-name="Note">
      <style:text-properties officeooo:rsid="0340bff7" officeooo:paragraph-rsid="0340bff7"/>
    </style:style>
    <style:style style:name="P418" style:family="paragraph" style:parent-style-name="Note">
      <style:text-properties officeooo:rsid="0342586b" officeooo:paragraph-rsid="0342586b"/>
    </style:style>
    <style:style style:name="P419" style:family="paragraph" style:parent-style-name="Note">
      <style:text-properties officeooo:rsid="03455b99" officeooo:paragraph-rsid="03455b99"/>
    </style:style>
    <style:style style:name="P420" style:family="paragraph" style:parent-style-name="Note">
      <style:paragraph-properties fo:text-align="justify" style:justify-single-word="false"/>
      <style:text-properties officeooo:rsid="03455b99" officeooo:paragraph-rsid="03455b99"/>
    </style:style>
    <style:style style:name="P421" style:family="paragraph" style:parent-style-name="Note">
      <style:text-properties officeooo:rsid="0349c8f8" officeooo:paragraph-rsid="0349c8f8"/>
    </style:style>
    <style:style style:name="P422" style:family="paragraph" style:parent-style-name="Note">
      <style:text-properties officeooo:rsid="034b21d3" officeooo:paragraph-rsid="034b21d3"/>
    </style:style>
    <style:style style:name="P423" style:family="paragraph" style:parent-style-name="Note">
      <style:paragraph-properties fo:text-align="justify" style:justify-single-word="false"/>
      <style:text-properties fo:font-style="normal" officeooo:rsid="021d9a18" officeooo:paragraph-rsid="03455b99" style:font-style-asian="normal" style:font-style-complex="normal"/>
    </style:style>
    <style:style style:name="P424" style:family="paragraph" style:parent-style-name="Note">
      <style:text-properties officeooo:rsid="03bf8f29" officeooo:paragraph-rsid="03bf558e"/>
    </style:style>
    <style:style style:name="P425" style:family="paragraph" style:parent-style-name="Text_20_body">
      <style:paragraph-properties fo:margin-top="0in" fo:margin-bottom="0in" loext:contextual-spacing="false"/>
    </style:style>
    <style:style style:name="P426" style:family="paragraph" style:parent-style-name="Heading_20_4">
      <style:paragraph-properties fo:break-before="page"/>
    </style:style>
    <style:style style:name="P427" style:family="paragraph" style:parent-style-name="Heading_20_4">
      <style:paragraph-properties fo:break-before="page"/>
      <style:text-properties officeooo:rsid="03674721" officeooo:paragraph-rsid="03674721"/>
    </style:style>
    <style:style style:name="P428" style:family="paragraph" style:parent-style-name="Heading_20_4">
      <style:paragraph-properties fo:break-before="page"/>
      <style:text-properties officeooo:rsid="0382754b" officeooo:paragraph-rsid="0382754b"/>
    </style:style>
    <style:style style:name="P429" style:family="paragraph" style:parent-style-name="Standard">
      <style:paragraph-properties fo:text-align="center" style:justify-single-word="false"/>
      <style:text-properties officeooo:rsid="040f9881" officeooo:paragraph-rsid="04126988"/>
    </style:style>
    <style:style style:name="P430" style:family="paragraph" style:parent-style-name="Text_20_body" style:list-style-name="L2">
      <style:paragraph-properties fo:text-align="justify" style:justify-single-word="false"/>
      <style:text-properties officeooo:rsid="021f983a" officeooo:paragraph-rsid="032b66cb"/>
    </style:style>
    <style:style style:name="P431" style:family="paragraph" style:parent-style-name="Text_20_body" style:list-style-name="L2">
      <style:paragraph-properties fo:text-align="justify" style:justify-single-word="false"/>
      <style:text-properties officeooo:rsid="0230703a" officeooo:paragraph-rsid="032b66cb"/>
    </style:style>
    <style:style style:name="P432" style:family="paragraph" style:parent-style-name="Text_20_body" style:list-style-name="L2">
      <style:paragraph-properties fo:text-align="justify" style:justify-single-word="false"/>
      <style:text-properties officeooo:rsid="02386b79" officeooo:paragraph-rsid="032b66cb"/>
    </style:style>
    <style:style style:name="P433" style:family="paragraph" style:parent-style-name="Text_20_body" style:list-style-name="L2">
      <style:paragraph-properties fo:text-align="justify" style:justify-single-word="false"/>
      <style:text-properties officeooo:rsid="026046ad" officeooo:paragraph-rsid="032b66cb"/>
    </style:style>
    <style:style style:name="P434" style:family="paragraph" style:parent-style-name="Text_20_body" style:list-style-name="L4">
      <style:text-properties officeooo:rsid="03f408a0" officeooo:paragraph-rsid="03f408a0"/>
    </style:style>
    <style:style style:name="P435" style:family="paragraph" style:parent-style-name="Text_20_body" style:list-style-name="L4">
      <style:text-properties officeooo:rsid="03f5f634" officeooo:paragraph-rsid="03f5f634"/>
    </style:style>
    <style:style style:name="P436" style:family="paragraph" style:parent-style-name="Text_20_body" style:list-style-name="L4">
      <style:text-properties officeooo:rsid="03f6d28c" officeooo:paragraph-rsid="03f6d28c"/>
    </style:style>
    <style:style style:name="P437" style:family="paragraph" style:parent-style-name="Text_20_body" style:list-style-name="L5">
      <style:text-properties officeooo:rsid="040a9264" officeooo:paragraph-rsid="040a9264"/>
    </style:style>
    <style:style style:name="P438" style:family="paragraph" style:parent-style-name="Text_20_body" style:list-style-name="L6">
      <style:text-properties officeooo:rsid="040d74ea" officeooo:paragraph-rsid="040d74ea"/>
    </style:style>
    <style:style style:name="P439" style:family="paragraph" style:parent-style-name="Text_20_body" style:list-style-name="L7">
      <style:text-properties officeooo:rsid="041d688f" officeooo:paragraph-rsid="041d688f"/>
    </style:style>
    <style:style style:name="P440" style:family="paragraph" style:parent-style-name="Text_20_body" style:list-style-name="L1">
      <style:paragraph-properties fo:margin-top="0in" fo:margin-bottom="0in" loext:contextual-spacing="false"/>
      <style:text-properties officeooo:rsid="032e4458" officeooo:paragraph-rsid="032e4458"/>
    </style:style>
    <style:style style:name="P441" style:family="paragraph" style:parent-style-name="Text_20_body" style:list-style-name="L1">
      <style:paragraph-properties fo:margin-top="0in" fo:margin-bottom="0in" loext:contextual-spacing="false"/>
      <style:text-properties officeooo:rsid="034d6720" officeooo:paragraph-rsid="034d6720"/>
    </style:style>
    <style:style style:name="P442" style:family="paragraph" style:parent-style-name="Text_20_body" style:list-style-name="L1">
      <style:paragraph-properties fo:margin-top="0in" fo:margin-bottom="0in" loext:contextual-spacing="false"/>
      <style:text-properties officeooo:rsid="03cad15f" officeooo:paragraph-rsid="03cad15f"/>
    </style:style>
    <style:style style:name="P443" style:family="paragraph" style:parent-style-name="Text_20_body" style:list-style-name="L8" style:master-page-name="">
      <loext:graphic-properties draw:fill="none"/>
      <style:paragraph-properties fo:margin-left="0.6252in" fo:margin-right="0in" fo:margin-top="0in" fo:margin-bottom="0.0972in" loext:contextual-spacing="false" fo:line-height="120%" fo:text-align="justify" style:justify-single-word="false" fo:text-indent="-0.25in" style:auto-text-indent="false" style:page-number="auto" fo:background-color="transparent" style:shadow="none"/>
      <style:text-properties officeooo:rsid="03132022" officeooo:paragraph-rsid="03132022"/>
    </style:style>
    <style:style style:name="P444" style:family="paragraph" style:parent-style-name="Text_20_body" style:list-style-name="L8">
      <loext:graphic-properties draw:fill="none"/>
      <style:paragraph-properties fo:margin-left="0.6252in" fo:margin-right="0in" fo:margin-top="0in" fo:margin-bottom="0.0972in" loext:contextual-spacing="false" fo:line-height="120%" fo:text-align="justify" style:justify-single-word="false" fo:text-indent="-0.25in" style:auto-text-indent="false" fo:background-color="transparent" style:shadow="none"/>
      <style:text-properties officeooo:rsid="0316d002" officeooo:paragraph-rsid="0316d002"/>
    </style:style>
    <style:style style:name="P445" style:family="paragraph" style:parent-style-name="Table_20_Contents" style:list-style-name="L3">
      <style:paragraph-properties fo:text-align="justify" style:justify-single-word="false"/>
      <style:text-properties officeooo:rsid="03e710d9" officeooo:paragraph-rsid="03e710d9"/>
    </style:style>
    <style:style style:name="P446" style:family="paragraph" style:parent-style-name="Heading_20_1" style:list-style-name="">
      <style:text-properties officeooo:rsid="0116e77d" officeooo:paragraph-rsid="0116e77d"/>
    </style:style>
    <style:style style:name="P447" style:family="paragraph" style:parent-style-name="Heading_20_1" style:list-style-name="">
      <style:text-properties officeooo:rsid="026463ab" officeooo:paragraph-rsid="026463ab"/>
    </style:style>
    <style:style style:name="P448" style:family="paragraph" style:parent-style-name="Heading_20_1">
      <style:text-properties officeooo:rsid="03c8f592" officeooo:paragraph-rsid="03c8f592"/>
    </style:style>
    <style:style style:name="P449" style:family="paragraph" style:parent-style-name="Heading_20_1" style:list-style-name="">
      <style:text-properties officeooo:rsid="03c8f592" officeooo:paragraph-rsid="03c8f592"/>
    </style:style>
    <style:style style:name="P450" style:family="paragraph" style:parent-style-name="Heading_20_1">
      <style:paragraph-properties fo:break-before="page"/>
      <style:text-properties officeooo:rsid="032b66cb" officeooo:paragraph-rsid="032b66cb"/>
    </style:style>
    <style:style style:name="P451" style:family="paragraph" style:parent-style-name="Heading_20_1">
      <style:paragraph-properties fo:break-before="page"/>
      <style:text-properties officeooo:rsid="03313520" officeooo:paragraph-rsid="03313520"/>
    </style:style>
    <style:style style:name="P452" style:family="paragraph" style:parent-style-name="Heading_20_1">
      <style:paragraph-properties fo:break-before="page"/>
      <style:text-properties officeooo:rsid="034e19bb" officeooo:paragraph-rsid="034e19bb"/>
    </style:style>
    <style:style style:name="P453" style:family="paragraph" style:parent-style-name="Heading_20_1">
      <style:paragraph-properties fo:break-before="page"/>
      <style:text-properties officeooo:rsid="03c87046" officeooo:paragraph-rsid="03c87046"/>
    </style:style>
    <style:style style:name="P454" style:family="paragraph" style:parent-style-name="Heading_20_1">
      <style:paragraph-properties fo:break-before="page"/>
      <style:text-properties officeooo:rsid="03c8f592" officeooo:paragraph-rsid="03c8f592"/>
    </style:style>
    <style:style style:name="P455" style:family="paragraph" style:parent-style-name="Heading_20_1">
      <style:paragraph-properties fo:break-before="page"/>
      <style:text-properties officeooo:rsid="044f13c9" officeooo:paragraph-rsid="044f13c9"/>
    </style:style>
    <style:style style:name="P456" style:family="paragraph" style:parent-style-name="Heading_20_2" style:list-style-name=""/>
    <style:style style:name="P457" style:family="paragraph" style:parent-style-name="Heading_20_2" style:list-style-name=""/>
    <style:style style:name="P458" style:family="paragraph" style:parent-style-name="Heading_20_2" style:list-style-name="">
      <style:text-properties style:text-position="0% 100%" fo:font-style="normal" officeooo:rsid="016c72b4" officeooo:paragraph-rsid="03d24328" style:font-style-asian="normal" style:font-style-complex="normal"/>
    </style:style>
    <style:style style:name="P459" style:family="paragraph" style:parent-style-name="Heading_20_2">
      <style:text-properties fo:font-weight="bold" officeooo:rsid="018bf102" style:font-weight-asian="bold" style:font-weight-complex="bold"/>
    </style:style>
    <style:style style:name="P460" style:family="paragraph" style:parent-style-name="Heading_20_2" style:list-style-name="">
      <style:text-properties fo:font-weight="bold" officeooo:rsid="018bf102" style:font-weight-asian="bold" style:font-weight-complex="bold"/>
    </style:style>
    <style:style style:name="P461" style:family="paragraph" style:parent-style-name="Heading_20_2" style:list-style-name="">
      <style:text-properties officeooo:rsid="03e54a37" officeooo:paragraph-rsid="03e54a37"/>
    </style:style>
    <style:style style:name="P462" style:family="paragraph" style:parent-style-name="Heading_20_2">
      <style:text-properties officeooo:rsid="03f408a0" officeooo:paragraph-rsid="03f408a0"/>
    </style:style>
    <style:style style:name="P463" style:family="paragraph" style:parent-style-name="Heading_20_2">
      <style:text-properties officeooo:rsid="04064a66" officeooo:paragraph-rsid="04064a66"/>
    </style:style>
    <style:style style:name="P464" style:family="paragraph" style:parent-style-name="Heading_20_2">
      <style:text-properties officeooo:rsid="040d74ea" officeooo:paragraph-rsid="040d74ea"/>
    </style:style>
    <style:style style:name="P465" style:family="paragraph" style:parent-style-name="Heading_20_2">
      <style:text-properties officeooo:rsid="041d688f" officeooo:paragraph-rsid="041d688f"/>
    </style:style>
    <style:style style:name="P466" style:family="paragraph" style:parent-style-name="Heading_20_2">
      <style:text-properties officeooo:rsid="040f9881" officeooo:paragraph-rsid="040f9881"/>
    </style:style>
    <style:style style:name="P467" style:family="paragraph" style:parent-style-name="Heading_20_2">
      <style:text-properties officeooo:rsid="04232e75" officeooo:paragraph-rsid="04232e75"/>
    </style:style>
    <style:style style:name="P468" style:family="paragraph" style:parent-style-name="Heading_20_2">
      <style:text-properties officeooo:rsid="042ac8e6" officeooo:paragraph-rsid="042ac8e6"/>
    </style:style>
    <style:style style:name="P469" style:family="paragraph" style:parent-style-name="Heading_20_2">
      <style:text-properties officeooo:rsid="0433c9c2" officeooo:paragraph-rsid="0433c9c2"/>
    </style:style>
    <style:style style:name="P470" style:family="paragraph" style:parent-style-name="Heading_20_2" style:list-style-name="">
      <style:text-properties officeooo:rsid="0433c9c2" officeooo:paragraph-rsid="0433c9c2"/>
    </style:style>
    <style:style style:name="P471" style:family="paragraph" style:parent-style-name="Heading_20_2">
      <style:text-properties officeooo:rsid="043d3833" officeooo:paragraph-rsid="043d3833"/>
    </style:style>
    <style:style style:name="P472" style:family="paragraph" style:parent-style-name="Heading_20_2">
      <style:text-properties officeooo:rsid="03ae7911" officeooo:paragraph-rsid="03ae7911"/>
    </style:style>
    <style:style style:name="P473" style:family="paragraph" style:parent-style-name="Heading_20_2">
      <style:text-properties officeooo:rsid="03c87046" officeooo:paragraph-rsid="03c87046"/>
    </style:style>
    <style:style style:name="P474" style:family="paragraph" style:parent-style-name="Heading_20_2">
      <style:text-properties officeooo:rsid="03c8f592" officeooo:paragraph-rsid="03c8f592"/>
    </style:style>
    <style:style style:name="P475" style:family="paragraph" style:parent-style-name="Heading_20_2">
      <style:text-properties officeooo:rsid="0441832c" officeooo:paragraph-rsid="0441832c"/>
    </style:style>
    <style:style style:name="P476" style:family="paragraph" style:parent-style-name="Heading_20_2">
      <style:paragraph-properties fo:break-before="page"/>
    </style:style>
    <style:style style:name="P477" style:family="paragraph" style:parent-style-name="Heading_20_2">
      <style:paragraph-properties fo:break-before="page"/>
      <style:text-properties officeooo:paragraph-rsid="03d24328"/>
    </style:style>
    <style:style style:name="P478" style:family="paragraph" style:parent-style-name="Heading_20_2">
      <style:paragraph-properties fo:break-before="page"/>
      <style:text-properties officeooo:rsid="03e54a37" officeooo:paragraph-rsid="03e54a37"/>
    </style:style>
    <style:style style:name="P479" style:family="paragraph" style:parent-style-name="Heading_20_2">
      <style:paragraph-properties fo:break-before="page"/>
      <style:text-properties officeooo:rsid="0417b271" officeooo:paragraph-rsid="0417b271"/>
    </style:style>
    <style:style style:name="P480" style:family="paragraph" style:parent-style-name="Heading_20_2">
      <style:paragraph-properties fo:break-before="page"/>
      <style:text-properties officeooo:rsid="04280b33" officeooo:paragraph-rsid="04264b3e"/>
    </style:style>
    <style:style style:name="P481" style:family="paragraph" style:parent-style-name="Heading_20_2">
      <style:paragraph-properties fo:break-before="page"/>
      <style:text-properties officeooo:rsid="0433c9c2" officeooo:paragraph-rsid="0433c9c2"/>
    </style:style>
    <style:style style:name="P482" style:family="paragraph" style:parent-style-name="Heading_20_2">
      <style:paragraph-properties fo:break-before="page"/>
      <style:text-properties officeooo:rsid="0441832c" officeooo:paragraph-rsid="0441832c"/>
    </style:style>
    <style:style style:name="P483" style:family="paragraph" style:parent-style-name="Heading_20_2">
      <style:paragraph-properties fo:break-before="page"/>
      <style:text-properties officeooo:rsid="0442244b" officeooo:paragraph-rsid="0442244b"/>
    </style:style>
    <style:style style:name="P484" style:family="paragraph" style:parent-style-name="Heading_20_3">
      <style:text-properties officeooo:rsid="02c258fa" officeooo:paragraph-rsid="02c258fa"/>
    </style:style>
    <style:style style:name="P485" style:family="paragraph" style:parent-style-name="Heading_20_3" style:list-style-name="">
      <style:text-properties officeooo:paragraph-rsid="03a478a5"/>
    </style:style>
    <style:style style:name="P486" style:family="paragraph" style:parent-style-name="Heading_20_3">
      <style:paragraph-properties fo:break-before="page"/>
    </style:style>
    <style:style style:name="P487" style:family="paragraph" style:parent-style-name="Heading_20_3">
      <style:paragraph-properties fo:break-before="page"/>
      <style:text-properties officeooo:paragraph-rsid="03a478a5"/>
    </style:style>
    <style:style style:name="P488" style:family="paragraph" style:parent-style-name="Code">
      <style:text-properties officeooo:rsid="04616388" officeooo:paragraph-rsid="04616388"/>
    </style:style>
    <style:style style:name="P489" style:family="paragraph" style:parent-style-name="Contents_20_Heading">
      <style:paragraph-properties fo:break-before="page"/>
    </style:style>
    <style:style style:name="P490" style:family="paragraph" style:parent-style-name="Contents_20_1">
      <style:paragraph-properties>
        <style:tab-stops>
          <style:tab-stop style:position="6.9252in" style:type="right" style:leader-style="dotted" style:leader-text="."/>
        </style:tab-stops>
      </style:paragraph-properties>
    </style:style>
    <style:style style:name="P491" style:family="paragraph" style:parent-style-name="Contents_20_2">
      <style:paragraph-properties>
        <style:tab-stops>
          <style:tab-stop style:position="6.9252in" style:type="right" style:leader-style="dotted" style:leader-text="."/>
        </style:tab-stops>
      </style:paragraph-properties>
    </style:style>
    <style:style style:name="P492"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fo:font-style="normal" fo:font-weight="bold" style:font-style-asian="normal" style:font-weight-asian="bold" style:font-style-complex="normal" style:font-weight-complex="bold"/>
    </style:style>
    <style:style style:name="T3" style:family="text">
      <style:text-properties style:text-position="0% 100%" fo:font-style="normal" fo:font-weight="bold" officeooo:rsid="02cab521" style:font-style-asian="normal" style:font-weight-asian="bold" style:font-style-complex="normal" style:font-weight-complex="bold"/>
    </style:style>
    <style:style style:name="T4" style:family="text">
      <style:text-properties style:text-position="0% 100%" fo:font-style="normal" fo:font-weight="bold" officeooo:rsid="029b4585" style:font-style-asian="normal" style:font-weight-asian="bold" style:font-style-complex="normal" style:font-weight-complex="bold"/>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16c72b4" style:font-style-asian="normal" style:font-style-complex="normal"/>
    </style:style>
    <style:style style:name="T7" style:family="text">
      <style:text-properties style:text-position="0% 100%" fo:font-weight="bold" style:font-weight-asian="bold" style:font-weight-complex="bold"/>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29b4585" style:font-style-asian="italic" style:font-style-complex="italic"/>
    </style:style>
    <style:style style:name="T10" style:family="text">
      <style:text-properties style:text-position="0% 100%" fo:font-style="italic" fo:font-weight="normal" style:font-style-asian="italic" style:font-weight-asian="normal" style:font-style-complex="italic" style:font-weight-complex="normal"/>
    </style:style>
    <style:style style:name="T11" style:family="text">
      <style:text-properties style:text-position="0% 100%" officeooo:rsid="02c98ec1"/>
    </style:style>
    <style:style style:name="T12" style:family="text">
      <style:text-properties style:text-position="0% 100%" officeooo:rsid="02cab521"/>
    </style:style>
    <style:style style:name="T13" style:family="text">
      <style:text-properties style:text-position="0% 100%" fo:font-weight="normal" officeooo:rsid="02cab521"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2873523" style:font-style-asian="italic" style:font-style-complex="italic"/>
    </style:style>
    <style:style style:name="T16" style:family="text">
      <style:text-properties fo:font-style="italic" officeooo:rsid="028f4b5b" style:font-style-asian="italic" style:font-style-complex="italic"/>
    </style:style>
    <style:style style:name="T17" style:family="text">
      <style:text-properties fo:font-style="italic" officeooo:rsid="02c98ec1" style:font-style-asian="italic" style:font-style-complex="italic"/>
    </style:style>
    <style:style style:name="T18" style:family="text">
      <style:text-properties fo:font-style="italic" officeooo:rsid="02af193f" style:font-style-asian="italic" style:font-style-complex="italic"/>
    </style:style>
    <style:style style:name="T19" style:family="text">
      <style:text-properties fo:font-style="italic" officeooo:rsid="02331386" style:font-style-asian="italic" style:font-style-complex="italic"/>
    </style:style>
    <style:style style:name="T20" style:family="text">
      <style:text-properties fo:font-style="italic" officeooo:rsid="0155cda0" style:font-style-asian="italic" style:font-style-complex="italic"/>
    </style:style>
    <style:style style:name="T21" style:family="text">
      <style:text-properties fo:font-style="italic" officeooo:rsid="02451ddc" style:font-style-asian="italic" style:font-style-complex="italic"/>
    </style:style>
    <style:style style:name="T22" style:family="text">
      <style:text-properties fo:font-style="italic" officeooo:rsid="024315f8" style:font-style-asian="italic" style:font-style-complex="italic"/>
    </style:style>
    <style:style style:name="T23" style:family="text">
      <style:text-properties fo:font-style="italic" officeooo:rsid="0245e852" style:font-style-asian="italic" style:font-style-complex="italic"/>
    </style:style>
    <style:style style:name="T24" style:family="text">
      <style:text-properties fo:font-style="italic" officeooo:rsid="01eaee4a" style:font-style-asian="italic" style:font-style-complex="italic"/>
    </style:style>
    <style:style style:name="T25" style:family="text">
      <style:text-properties fo:font-style="italic" officeooo:rsid="021d9a18" style:font-style-asian="italic" style:font-style-complex="italic"/>
    </style:style>
    <style:style style:name="T26" style:family="text">
      <style:text-properties fo:font-style="italic" officeooo:rsid="0373e5b8" style:font-style-asian="italic" style:font-style-complex="italic"/>
    </style:style>
    <style:style style:name="T27" style:family="text">
      <style:text-properties fo:font-style="italic" officeooo:rsid="0363f23f" style:font-style-asian="italic" style:font-style-complex="italic"/>
    </style:style>
    <style:style style:name="T28" style:family="text">
      <style:text-properties fo:font-style="italic" officeooo:rsid="03630039"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2331386" style:font-style-asian="italic" style:font-weight-asian="normal" style:font-style-complex="italic"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373e5b8" style:font-style-asian="italic" style:font-weight-asian="bold"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officeooo:rsid="02684d31" style:font-weight-asian="bold" style:font-weight-complex="bold"/>
    </style:style>
    <style:style style:name="T35" style:family="text">
      <style:text-properties fo:font-weight="bold" officeooo:rsid="0275f9ec" style:font-weight-asian="bold" style:font-weight-complex="bold"/>
    </style:style>
    <style:style style:name="T36" style:family="text">
      <style:text-properties fo:font-weight="bold" officeooo:rsid="02c98ec1" style:font-weight-asian="bold" style:font-weight-complex="bold"/>
    </style:style>
    <style:style style:name="T37" style:family="text">
      <style:text-properties fo:font-weight="bold" officeooo:rsid="02cc3711" style:font-weight-asian="bold" style:font-weight-complex="bold"/>
    </style:style>
    <style:style style:name="T38" style:family="text">
      <style:text-properties fo:font-weight="bold" officeooo:rsid="0311d58c" style:font-weight-asian="bold" style:font-weight-complex="bold"/>
    </style:style>
    <style:style style:name="T39" style:family="text">
      <style:text-properties fo:font-weight="bold" officeooo:rsid="018bf102" style:font-weight-asian="bold" style:font-weight-complex="bold"/>
    </style:style>
    <style:style style:name="T40" style:family="text">
      <style:text-properties fo:font-weight="bold" officeooo:rsid="01d338e1" style:font-weight-asian="bold" style:font-weight-complex="bold"/>
    </style:style>
    <style:style style:name="T41" style:family="text">
      <style:text-properties fo:font-weight="bold" officeooo:rsid="01f46ff3" style:font-weight-asian="bold" style:font-weight-complex="bold"/>
    </style:style>
    <style:style style:name="T42" style:family="text">
      <style:text-properties fo:font-weight="bold" officeooo:rsid="01f65b2a" style:font-weight-asian="bold" style:font-weight-complex="bold"/>
    </style:style>
    <style:style style:name="T43" style:family="text">
      <style:text-properties fo:font-weight="bold" officeooo:rsid="0252ca2f" style:font-weight-asian="bold" style:font-weight-complex="bold"/>
    </style:style>
    <style:style style:name="T44" style:family="text">
      <style:text-properties fo:font-weight="bold" officeooo:rsid="031faf46" style:font-weight-asian="bold" style:font-weight-complex="bold"/>
    </style:style>
    <style:style style:name="T45" style:family="text">
      <style:text-properties fo:font-weight="bold" officeooo:rsid="0324f923" style:font-weight-asian="bold" style:font-weight-complex="bold"/>
    </style:style>
    <style:style style:name="T46" style:family="text">
      <style:text-properties fo:font-weight="bold" officeooo:rsid="017c0e2f" style:font-weight-asian="bold" style:font-weight-complex="bold"/>
    </style:style>
    <style:style style:name="T47" style:family="text">
      <style:text-properties fo:font-weight="bold" officeooo:rsid="022f2438" style:font-weight-asian="bold" style:font-weight-complex="bold"/>
    </style:style>
    <style:style style:name="T48" style:family="text">
      <style:text-properties fo:font-weight="bold" officeooo:rsid="011ec7ce" style:font-weight-asian="bold" style:font-weight-complex="bold"/>
    </style:style>
    <style:style style:name="T49" style:family="text">
      <style:text-properties fo:font-weight="bold" officeooo:rsid="011da33b" style:font-weight-asian="bold" style:font-weight-complex="bold"/>
    </style:style>
    <style:style style:name="T50" style:family="text">
      <style:text-properties fo:font-weight="bold" officeooo:rsid="011db230" style:font-weight-asian="bold" style:font-weight-complex="bold"/>
    </style:style>
    <style:style style:name="T51" style:family="text">
      <style:text-properties fo:font-weight="bold" officeooo:rsid="011b5b01" style:font-weight-asian="bold" style:font-weight-complex="bold"/>
    </style:style>
    <style:style style:name="T52" style:family="text">
      <style:text-properties fo:font-weight="bold" officeooo:rsid="01245451" style:font-weight-asian="bold" style:font-weight-complex="bold"/>
    </style:style>
    <style:style style:name="T53" style:family="text">
      <style:text-properties fo:font-weight="bold" officeooo:rsid="02534848" style:font-weight-asian="bold" style:font-weight-complex="bold"/>
    </style:style>
    <style:style style:name="T54" style:family="text">
      <style:text-properties fo:font-weight="bold" officeooo:rsid="02680caf" style:font-weight-asian="bold" style:font-weight-complex="bold"/>
    </style:style>
    <style:style style:name="T55" style:family="text">
      <style:text-properties fo:font-weight="bold" officeooo:rsid="03a1cda1" style:font-weight-asian="bold" style:font-weight-complex="bold"/>
    </style:style>
    <style:style style:name="T56" style:family="text">
      <style:text-properties fo:font-weight="bold" officeooo:rsid="03b02419" style:font-weight-asian="bold" style:font-weight-complex="bold"/>
    </style:style>
    <style:style style:name="T57" style:family="text">
      <style:text-properties fo:font-weight="bold" officeooo:rsid="03b72261" style:font-weight-asian="bold" style:font-weight-complex="bold"/>
    </style:style>
    <style:style style:name="T58" style:family="text">
      <style:text-properties fo:font-weight="bold" officeooo:rsid="03bcb09f" style:font-weight-asian="bold" style:font-weight-complex="bold"/>
    </style:style>
    <style:style style:name="T59" style:family="text">
      <style:text-properties fo:font-weight="bold" officeooo:rsid="03c351cc" style:font-weight-asian="bold" style:font-weight-complex="bold"/>
    </style:style>
    <style:style style:name="T60" style:family="text">
      <style:text-properties fo:font-weight="bold" officeooo:rsid="03c55bea" style:font-weight-asian="bold" style:font-weight-complex="bold"/>
    </style:style>
    <style:style style:name="T61" style:family="text">
      <style:text-properties fo:font-weight="bold" officeooo:rsid="03c5d51d" style:font-weight-asian="bold" style:font-weight-complex="bold"/>
    </style:style>
    <style:style style:name="T62" style:family="text">
      <style:text-properties fo:font-weight="bold" officeooo:rsid="03c7aea8" style:font-weight-asian="bold" style:font-weight-complex="bold"/>
    </style:style>
    <style:style style:name="T63" style:family="text">
      <style:text-properties fo:font-weight="bold" officeooo:rsid="03e77fbb" style:font-weight-asian="bold" style:font-weight-complex="bold"/>
    </style:style>
    <style:style style:name="T64" style:family="text">
      <style:text-properties fo:font-weight="bold" officeooo:rsid="0400a2f6" style:font-weight-asian="bold" style:font-weight-complex="bold"/>
    </style:style>
    <style:style style:name="T65" style:family="text">
      <style:text-properties fo:font-weight="bold" officeooo:rsid="0419bd48" style:font-weight-asian="bold" style:font-weight-complex="bold"/>
    </style:style>
    <style:style style:name="T66" style:family="text">
      <style:text-properties fo:font-weight="bold" officeooo:rsid="0421a861" style:font-weight-asian="bold" style:font-weight-complex="bold"/>
    </style:style>
    <style:style style:name="T67" style:family="text">
      <style:text-properties fo:font-weight="bold" officeooo:rsid="04232e75" style:font-weight-asian="bold" style:font-weight-complex="bold"/>
    </style:style>
    <style:style style:name="T68" style:family="text">
      <style:text-properties fo:font-weight="bold" officeooo:rsid="04280b33" style:font-weight-asian="bold" style:font-weight-complex="bold"/>
    </style:style>
    <style:style style:name="T69" style:family="text">
      <style:text-properties fo:font-weight="bold" officeooo:rsid="042cf565" style:font-weight-asian="bold" style:font-weight-complex="bold"/>
    </style:style>
    <style:style style:name="T70" style:family="text">
      <style:text-properties fo:font-weight="bold" officeooo:rsid="04385701" style:font-weight-asian="bold" style:font-weight-complex="bold"/>
    </style:style>
    <style:style style:name="T71" style:family="text">
      <style:text-properties fo:font-weight="bold" officeooo:rsid="0438856c" style:font-weight-asian="bold" style:font-weight-complex="bold"/>
    </style:style>
    <style:style style:name="T72" style:family="text">
      <style:text-properties fo:font-weight="normal" style:font-weight-asian="normal" style:font-weight-complex="normal"/>
    </style:style>
    <style:style style:name="T73" style:family="text">
      <style:text-properties fo:font-weight="normal" officeooo:rsid="0275f9ec" style:font-weight-asian="normal" style:font-weight-complex="normal"/>
    </style:style>
    <style:style style:name="T74" style:family="text">
      <style:text-properties fo:font-weight="normal" officeooo:rsid="02765faa" style:font-weight-asian="normal" style:font-weight-complex="normal"/>
    </style:style>
    <style:style style:name="T75" style:family="text">
      <style:text-properties fo:font-weight="normal" officeooo:rsid="02785006" style:font-weight-asian="normal" style:font-weight-complex="normal"/>
    </style:style>
    <style:style style:name="T76" style:family="text">
      <style:text-properties fo:font-weight="normal" officeooo:rsid="01c40cef" style:font-weight-asian="normal" style:font-weight-complex="normal"/>
    </style:style>
    <style:style style:name="T77" style:family="text">
      <style:text-properties fo:font-weight="normal" officeooo:rsid="01ef2e15" style:font-weight-asian="normal" style:font-weight-complex="normal"/>
    </style:style>
    <style:style style:name="T78" style:family="text">
      <style:text-properties fo:font-weight="normal" officeooo:rsid="0191218f" style:font-weight-asian="normal" style:font-weight-complex="normal"/>
    </style:style>
    <style:style style:name="T79" style:family="text">
      <style:text-properties fo:font-weight="normal" officeooo:rsid="01f46ff3" style:font-weight-asian="normal" style:font-weight-complex="normal"/>
    </style:style>
    <style:style style:name="T80" style:family="text">
      <style:text-properties fo:font-weight="normal" officeooo:rsid="02534848" style:font-weight-asian="normal" style:font-weight-complex="normal"/>
    </style:style>
    <style:style style:name="T81" style:family="text">
      <style:text-properties fo:font-weight="normal" officeooo:rsid="0252ca2f" style:font-weight-asian="normal" style:font-weight-complex="normal"/>
    </style:style>
    <style:style style:name="T82" style:family="text">
      <style:text-properties fo:font-weight="normal" officeooo:rsid="02555880" style:font-weight-asian="normal" style:font-weight-complex="normal"/>
    </style:style>
    <style:style style:name="T83" style:family="text">
      <style:text-properties fo:font-weight="normal" officeooo:rsid="0324f923" style:font-weight-asian="normal" style:font-weight-complex="normal"/>
    </style:style>
    <style:style style:name="T84" style:family="text">
      <style:text-properties fo:font-weight="normal" officeooo:rsid="011da33b" style:font-weight-asian="normal" style:font-weight-complex="normal"/>
    </style:style>
    <style:style style:name="T85" style:family="text">
      <style:text-properties fo:font-weight="normal" officeooo:rsid="02331386" style:font-weight-asian="normal" style:font-weight-complex="normal"/>
    </style:style>
    <style:style style:name="T86" style:family="text">
      <style:text-properties fo:font-weight="normal" officeooo:rsid="0363fc8a" style:font-weight-asian="normal" style:font-weight-complex="normal"/>
    </style:style>
    <style:style style:name="T87" style:family="text">
      <style:text-properties fo:font-weight="normal" officeooo:rsid="037ae3aa" style:font-weight-asian="normal" style:font-weight-complex="normal"/>
    </style:style>
    <style:style style:name="T88" style:family="text">
      <style:text-properties fo:font-weight="normal" officeooo:rsid="02c98ec1" style:font-weight-asian="normal" style:font-weight-complex="normal"/>
    </style:style>
    <style:style style:name="T89" style:family="text">
      <style:text-properties fo:font-weight="normal" officeooo:rsid="03b3a5bc" style:font-weight-asian="normal" style:font-weight-complex="normal"/>
    </style:style>
    <style:style style:name="T90" style:family="text">
      <style:text-properties fo:font-weight="normal" officeooo:rsid="03b4b532" style:font-weight-asian="normal" style:font-weight-complex="normal"/>
    </style:style>
    <style:style style:name="T91" style:family="text">
      <style:text-properties fo:font-weight="normal" officeooo:rsid="03c55bea" style:font-weight-asian="normal" style:font-weight-complex="normal"/>
    </style:style>
    <style:style style:name="T92" style:family="text">
      <style:text-properties fo:font-weight="normal" officeooo:rsid="03c7aea8" style:font-weight-asian="normal" style:font-weight-complex="normal"/>
    </style:style>
    <style:style style:name="T93" style:family="text">
      <style:text-properties fo:font-weight="normal" officeooo:rsid="041b16d4" style:font-weight-asian="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2873523" style:font-style-asian="normal" style:font-weight-asian="bold" style:font-style-complex="normal" style:font-weight-complex="bold"/>
    </style:style>
    <style:style style:name="T96" style:family="text">
      <style:text-properties fo:font-style="normal" fo:font-weight="bold" officeooo:rsid="028a2aa9" style:font-style-asian="normal" style:font-weight-asian="bold" style:font-style-complex="normal" style:font-weight-complex="bold"/>
    </style:style>
    <style:style style:name="T97" style:family="text">
      <style:text-properties fo:font-style="normal" fo:font-weight="bold" officeooo:rsid="028b6e51" style:font-style-asian="normal" style:font-weight-asian="bold" style:font-style-complex="normal" style:font-weight-complex="bold"/>
    </style:style>
    <style:style style:name="T98" style:family="text">
      <style:text-properties fo:font-style="normal" fo:font-weight="bold" officeooo:rsid="028c8156" style:font-style-asian="normal" style:font-weight-asian="bold" style:font-style-complex="normal" style:font-weight-complex="bold"/>
    </style:style>
    <style:style style:name="T99" style:family="text">
      <style:text-properties fo:font-style="normal" fo:font-weight="bold" officeooo:rsid="028f4b5b" style:font-style-asian="normal" style:font-weight-asian="bold" style:font-style-complex="normal" style:font-weight-complex="bold"/>
    </style:style>
    <style:style style:name="T100" style:family="text">
      <style:text-properties fo:font-style="normal" fo:font-weight="bold" officeooo:rsid="02af193f" style:font-style-asian="normal" style:font-weight-asian="bold" style:font-style-complex="normal" style:font-weight-complex="bold"/>
    </style:style>
    <style:style style:name="T101" style:family="text">
      <style:text-properties fo:font-style="normal" fo:font-weight="bold" officeooo:rsid="03630039" style:font-style-asian="normal" style:font-weight-asian="bold" style:font-style-complex="normal" style:font-weight-complex="bold"/>
    </style:style>
    <style:style style:name="T102" style:family="text">
      <style:text-properties fo:font-style="normal" fo:font-weight="bold" officeooo:rsid="03714b0d" style:font-style-asian="normal" style:font-weight-asian="bold" style:font-style-complex="normal" style:font-weight-complex="bold"/>
    </style:style>
    <style:style style:name="T103" style:family="text">
      <style:text-properties fo:font-style="normal" fo:font-weight="bold" officeooo:rsid="03855ebd" style:font-style-asian="normal" style:font-weight-asian="bold" style:font-style-complex="normal" style:font-weight-complex="bold"/>
    </style:style>
    <style:style style:name="T104" style:family="text">
      <style:text-properties fo:font-style="normal" fo:font-weight="bold" officeooo:rsid="038795ff" style:font-style-asian="normal" style:font-weight-asian="bold" style:font-style-complex="normal" style:font-weight-complex="bold"/>
    </style:style>
    <style:style style:name="T105" style:family="text">
      <style:text-properties fo:font-style="normal" fo:font-weight="bold" officeooo:rsid="039641bd" style:font-style-asian="normal" style:font-weight-asian="bold" style:font-style-complex="normal" style:font-weight-complex="bold"/>
    </style:style>
    <style:style style:name="T106" style:family="text">
      <style:text-properties fo:font-style="normal" style:font-style-asian="normal" style:font-style-complex="normal"/>
    </style:style>
    <style:style style:name="T107" style:family="text">
      <style:text-properties fo:font-style="normal" officeooo:rsid="02873523" style:font-style-asian="normal" style:font-style-complex="normal"/>
    </style:style>
    <style:style style:name="T108" style:family="text">
      <style:text-properties fo:font-style="normal" officeooo:rsid="02331386" style:font-style-asian="normal" style:font-style-complex="normal"/>
    </style:style>
    <style:style style:name="T109" style:family="text">
      <style:text-properties fo:font-style="normal" officeooo:rsid="0153d43a" style:font-style-asian="normal" style:font-style-complex="normal"/>
    </style:style>
    <style:style style:name="T110" style:family="text">
      <style:text-properties fo:font-style="normal" officeooo:rsid="020bf7af" style:font-style-asian="normal" style:font-style-complex="normal"/>
    </style:style>
    <style:style style:name="T111" style:family="text">
      <style:text-properties fo:font-style="normal" officeooo:rsid="0178fec6" style:font-style-asian="normal" style:font-style-complex="normal"/>
    </style:style>
    <style:style style:name="T112" style:family="text">
      <style:text-properties fo:font-style="normal" officeooo:rsid="024315f8" style:font-style-asian="normal" style:font-style-complex="normal"/>
    </style:style>
    <style:style style:name="T113" style:family="text">
      <style:text-properties fo:font-style="normal" officeooo:rsid="02446c19" style:font-style-asian="normal" style:font-style-complex="normal"/>
    </style:style>
    <style:style style:name="T114" style:family="text">
      <style:text-properties fo:font-style="normal" officeooo:rsid="0245e852" style:font-style-asian="normal" style:font-style-complex="normal"/>
    </style:style>
    <style:style style:name="T115" style:family="text">
      <style:text-properties fo:font-style="normal" officeooo:rsid="0216ec13" style:font-style-asian="normal" style:font-style-complex="normal"/>
    </style:style>
    <style:style style:name="T116" style:family="text">
      <style:text-properties fo:font-style="normal" officeooo:rsid="021d9a18" style:font-style-asian="normal" style:font-style-complex="normal"/>
    </style:style>
    <style:style style:name="T117" style:family="text">
      <style:text-properties fo:font-style="normal" officeooo:rsid="038cd7ae" style:font-style-asian="normal" style:font-style-complex="normal"/>
    </style:style>
    <style:style style:name="T118" style:family="text">
      <style:text-properties fo:font-style="normal" officeooo:rsid="038ed8f7" style:font-style-asian="normal" style:font-style-complex="normal"/>
    </style:style>
    <style:style style:name="T119" style:family="text">
      <style:text-properties fo:font-style="normal" fo:font-weight="normal" officeooo:rsid="02331386" style:font-style-asian="normal" style:font-weight-asian="normal" style:font-style-complex="normal" style:font-weight-complex="normal"/>
    </style:style>
    <style:style style:name="T120" style:family="text">
      <style:text-properties fo:font-style="normal" fo:font-weight="normal" officeooo:rsid="02451ddc" style:font-style-asian="normal" style:font-weight-asian="normal" style:font-style-complex="normal" style:font-weight-complex="normal"/>
    </style:style>
    <style:style style:name="T121" style:family="text">
      <style:text-properties officeooo:rsid="018113d2"/>
    </style:style>
    <style:style style:name="T122" style:family="text">
      <style:text-properties officeooo:rsid="02680caf"/>
    </style:style>
    <style:style style:name="T123" style:family="text">
      <style:text-properties officeooo:rsid="02684d31"/>
    </style:style>
    <style:style style:name="T124" style:family="text">
      <style:text-properties officeooo:rsid="0275f9ec"/>
    </style:style>
    <style:style style:name="T125" style:family="text">
      <style:text-properties officeooo:rsid="02791b95"/>
    </style:style>
    <style:style style:name="T126" style:family="text">
      <style:text-properties officeooo:rsid="027c7b76"/>
    </style:style>
    <style:style style:name="T127" style:family="text">
      <style:text-properties officeooo:rsid="027cd724"/>
    </style:style>
    <style:style style:name="T128" style:family="text">
      <style:text-properties officeooo:rsid="0280a2c5"/>
    </style:style>
    <style:style style:name="T129" style:family="text">
      <style:text-properties officeooo:rsid="0281fb98"/>
    </style:style>
    <style:style style:name="T130" style:family="text">
      <style:text-properties officeooo:rsid="028a2aa9"/>
    </style:style>
    <style:style style:name="T131" style:family="text">
      <style:text-properties officeooo:rsid="028c8156"/>
    </style:style>
    <style:style style:name="T132" style:family="text">
      <style:text-properties officeooo:rsid="028f4323"/>
    </style:style>
    <style:style style:name="T133" style:family="text">
      <style:text-properties officeooo:rsid="0294b541"/>
    </style:style>
    <style:style style:name="T134" style:family="text">
      <style:text-properties style:text-position="sub 58%"/>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363f23f" style:font-style-asian="italic" style:font-style-complex="italic"/>
    </style:style>
    <style:style style:name="T137" style:family="text">
      <style:text-properties style:text-position="sub 58%" fo:font-style="italic" officeooo:rsid="03630039" style:font-style-asian="italic" style:font-style-complex="italic"/>
    </style:style>
    <style:style style:name="T138" style:family="text">
      <style:text-properties style:text-position="sub 58%" fo:font-style="italic" fo:font-weight="normal" style:font-style-asian="italic" style:font-weight-asian="normal" style:font-style-complex="italic" style:font-weight-complex="normal"/>
    </style:style>
    <style:style style:name="T139" style:family="text">
      <style:text-properties officeooo:rsid="029ce765"/>
    </style:style>
    <style:style style:name="T140" style:family="text">
      <style:text-properties officeooo:rsid="029f6274"/>
    </style:style>
    <style:style style:name="T141" style:family="text">
      <style:text-properties officeooo:rsid="02a51b64"/>
    </style:style>
    <style:style style:name="T142" style:family="text">
      <style:text-properties officeooo:rsid="02c44fe5"/>
    </style:style>
    <style:style style:name="T143" style:family="text">
      <style:text-properties officeooo:rsid="02c520c9"/>
    </style:style>
    <style:style style:name="T144" style:family="text">
      <style:text-properties officeooo:rsid="02c98ec1"/>
    </style:style>
    <style:style style:name="T145" style:family="text">
      <style:text-properties style:font-weight-asian="normal" style:font-weight-complex="normal"/>
    </style:style>
    <style:style style:name="T146" style:family="text">
      <style:text-properties officeooo:rsid="02d81ef9"/>
    </style:style>
    <style:style style:name="T147" style:family="text">
      <style:text-properties officeooo:rsid="02f59cd1"/>
    </style:style>
    <style:style style:name="T148" style:family="text">
      <style:text-properties officeooo:rsid="02f9fe38"/>
    </style:style>
    <style:style style:name="T149" style:family="text">
      <style:text-properties officeooo:rsid="0307426a"/>
    </style:style>
    <style:style style:name="T150" style:family="text">
      <style:text-properties officeooo:rsid="030f356e"/>
    </style:style>
    <style:style style:name="T151" style:family="text">
      <style:text-properties officeooo:rsid="03115f92"/>
    </style:style>
    <style:style style:name="T152" style:family="text">
      <style:text-properties officeooo:rsid="03119252"/>
    </style:style>
    <style:style style:name="T153" style:family="text">
      <style:text-properties officeooo:rsid="03132022"/>
    </style:style>
    <style:style style:name="T154" style:family="text">
      <style:text-properties officeooo:rsid="0315209d"/>
    </style:style>
    <style:style style:name="T155" style:family="text">
      <style:text-properties officeooo:rsid="0316d002"/>
    </style:style>
    <style:style style:name="T156" style:family="text">
      <style:text-properties officeooo:rsid="01ff479a"/>
    </style:style>
    <style:style style:name="T157" style:family="text">
      <style:text-properties officeooo:rsid="0242c6a9"/>
    </style:style>
    <style:style style:name="T158" style:family="text">
      <style:text-properties officeooo:rsid="01c40cef"/>
    </style:style>
    <style:style style:name="T159" style:family="text">
      <style:text-properties officeooo:rsid="019917c0"/>
    </style:style>
    <style:style style:name="T160" style:family="text">
      <style:text-properties fo:color="#009933"/>
    </style:style>
    <style:style style:name="T161" style:family="text">
      <style:text-properties fo:color="#009933" officeooo:rsid="019917c0"/>
    </style:style>
    <style:style style:name="T162" style:family="text">
      <style:text-properties fo:color="#009933" officeooo:rsid="02045380"/>
    </style:style>
    <style:style style:name="T163" style:family="text">
      <style:text-properties fo:color="#009933" fo:font-style="normal" officeooo:rsid="019917c0" style:font-style-asian="normal" style:font-style-complex="normal"/>
    </style:style>
    <style:style style:name="T164" style:family="text">
      <style:text-properties fo:color="#009933" fo:font-style="normal" officeooo:rsid="01b26ebf" style:font-style-asian="normal" style:font-style-complex="normal"/>
    </style:style>
    <style:style style:name="T165" style:family="text">
      <style:text-properties fo:color="#009933" fo:font-style="normal" officeooo:rsid="02045380" style:font-style-asian="normal" style:font-style-complex="normal"/>
    </style:style>
    <style:style style:name="T166" style:family="text">
      <style:text-properties fo:color="#009933" officeooo:rsid="01f46ff3"/>
    </style:style>
    <style:style style:name="T167" style:family="text">
      <style:text-properties fo:color="#009933" officeooo:rsid="01fad9d1"/>
    </style:style>
    <style:style style:name="T168" style:family="text">
      <style:text-properties fo:color="#009933" officeooo:rsid="01fc37cd"/>
    </style:style>
    <style:style style:name="T169" style:family="text">
      <style:text-properties fo:color="#009933" officeooo:rsid="01f86a86"/>
    </style:style>
    <style:style style:name="T170" style:family="text">
      <style:text-properties fo:color="#009933" officeooo:rsid="02067ef1"/>
    </style:style>
    <style:style style:name="T171" style:family="text">
      <style:text-properties fo:color="#009933" officeooo:rsid="019b49ae"/>
    </style:style>
    <style:style style:name="T172" style:family="text">
      <style:text-properties fo:color="#009933" officeooo:rsid="0211da14"/>
    </style:style>
    <style:style style:name="T173" style:family="text">
      <style:text-properties fo:color="#009933" officeooo:rsid="01fa2af7"/>
    </style:style>
    <style:style style:name="T174" style:family="text">
      <style:text-properties fo:color="#009933" officeooo:rsid="02071b62"/>
    </style:style>
    <style:style style:name="T175" style:family="text">
      <style:text-properties fo:color="#009933" fo:font-weight="normal" officeooo:rsid="01fad9d1" style:font-weight-asian="normal" style:font-weight-complex="normal"/>
    </style:style>
    <style:style style:name="T176" style:family="text">
      <style:text-properties fo:color="#009933" fo:font-weight="normal" officeooo:rsid="02555880" style:font-weight-asian="normal" style:font-weight-complex="normal"/>
    </style:style>
    <style:style style:name="T177" style:family="text">
      <style:text-properties fo:color="#009933" fo:font-weight="normal" officeooo:rsid="0256b8ce" style:font-weight-asian="normal" style:font-weight-complex="normal"/>
    </style:style>
    <style:style style:name="T178" style:family="text">
      <style:text-properties fo:color="#009933" fo:font-weight="bold" officeooo:rsid="02555880" style:font-weight-asian="bold" style:font-weight-complex="bold"/>
    </style:style>
    <style:style style:name="T179" style:family="text">
      <style:text-properties fo:color="#009933" fo:font-weight="bold" officeooo:rsid="0255888c" style:font-weight-asian="bold" style:font-weight-complex="bold"/>
    </style:style>
    <style:style style:name="T180" style:family="text">
      <style:text-properties fo:color="#009933" officeooo:rsid="0255888c"/>
    </style:style>
    <style:style style:name="T181" style:family="text">
      <style:text-properties fo:color="#009933" officeooo:rsid="0324f923"/>
    </style:style>
    <style:style style:name="T182" style:family="text">
      <style:text-properties fo:color="#009933" style:font-name="Ubuntu Mono" fo:font-weight="normal" officeooo:rsid="019917c0" fo:background-color="transparent" loext:char-shading-value="0"/>
    </style:style>
    <style:style style:name="T183" style:family="text">
      <style:text-properties fo:color="#009933" style:font-name="Ubuntu Mono" fo:font-weight="normal" officeooo:rsid="019917c0" fo:background-color="transparent" loext:char-shading-value="0" style:font-weight-asian="normal" style:font-weight-complex="normal"/>
    </style:style>
    <style:style style:name="T184" style:family="text">
      <style:text-properties fo:color="#009933" style:font-name="Ubuntu Mono" fo:font-weight="bold" officeooo:rsid="019917c0" fo:background-color="transparent" loext:char-shading-value="0" style:font-weight-asian="bold" style:font-weight-complex="bold"/>
    </style:style>
    <style:style style:name="T185" style:family="text">
      <style:text-properties fo:color="#009933" officeooo:rsid="0205bda6"/>
    </style:style>
    <style:style style:name="T186" style:family="text">
      <style:text-properties fo:color="#009933" fo:font-size="10pt" officeooo:rsid="019917c0" style:font-size-asian="10pt" style:font-size-complex="10pt"/>
    </style:style>
    <style:style style:name="T187" style:family="text">
      <style:text-properties fo:color="#009933" fo:font-size="10pt" officeooo:rsid="02045380" style:font-size-asian="10pt" style:font-size-complex="10pt"/>
    </style:style>
    <style:style style:name="T188" style:family="text">
      <style:text-properties fo:color="#009933" officeooo:rsid="03bb0871"/>
    </style:style>
    <style:style style:name="T189" style:family="text">
      <style:text-properties fo:color="#009933" fo:font-style="italic" fo:font-weight="normal" officeooo:rsid="03df65bf" style:font-style-asian="italic" style:font-weight-asian="normal" style:font-style-complex="italic" style:font-weight-complex="normal"/>
    </style:style>
    <style:style style:name="T190" style:family="text">
      <style:text-properties fo:color="#009933" fo:font-style="italic" style:font-style-asian="italic" style:font-style-complex="italic"/>
    </style:style>
    <style:style style:name="T191" style:family="text">
      <style:text-properties fo:color="#009933" fo:font-style="italic" officeooo:rsid="04280b33" style:font-style-asian="italic" style:font-style-complex="italic"/>
    </style:style>
    <style:style style:name="T192" style:family="text">
      <style:text-properties fo:color="#009933" fo:font-style="italic" officeooo:rsid="043423fb" style:font-style-asian="italic" style:font-style-complex="italic"/>
    </style:style>
    <style:style style:name="T193" style:family="text">
      <style:text-properties officeooo:rsid="01f65b2a"/>
    </style:style>
    <style:style style:name="T194" style:family="text">
      <style:text-properties officeooo:rsid="01c65fc0"/>
    </style:style>
    <style:style style:name="T195" style:family="text">
      <style:text-properties officeooo:rsid="0205bda6"/>
    </style:style>
    <style:style style:name="T196" style:family="text">
      <style:text-properties officeooo:rsid="01ccf446"/>
    </style:style>
    <style:style style:name="T197" style:family="text">
      <style:text-properties officeooo:rsid="01f46ff3"/>
    </style:style>
    <style:style style:name="T198" style:family="text">
      <style:text-properties officeooo:rsid="02067ef1"/>
    </style:style>
    <style:style style:name="T199" style:family="text">
      <style:text-properties officeooo:rsid="023d0bb1"/>
    </style:style>
    <style:style style:name="T200" style:family="text">
      <style:text-properties fo:color="#009900" officeooo:rsid="023d0bb1"/>
    </style:style>
    <style:style style:name="T201" style:family="text">
      <style:text-properties officeooo:rsid="019b49ae"/>
    </style:style>
    <style:style style:name="T202" style:family="text">
      <style:text-properties officeooo:rsid="02071b62"/>
    </style:style>
    <style:style style:name="T203" style:family="text">
      <style:text-properties officeooo:rsid="01fa2af7"/>
    </style:style>
    <style:style style:name="T204" style:family="text">
      <style:text-properties fo:color="#0000ff"/>
    </style:style>
    <style:style style:name="T205" style:family="text">
      <style:text-properties fo:color="#0000ff" officeooo:rsid="01d48784"/>
    </style:style>
    <style:style style:name="T206" style:family="text">
      <style:text-properties fo:color="#0000ff" officeooo:rsid="01f18025"/>
    </style:style>
    <style:style style:name="T207" style:family="text">
      <style:text-properties fo:color="#0000ff" officeooo:rsid="0255888c"/>
    </style:style>
    <style:style style:name="T208" style:family="text">
      <style:text-properties fo:color="#0000ff" officeooo:rsid="03b75faa"/>
    </style:style>
    <style:style style:name="T209" style:family="text">
      <style:text-properties fo:color="#0000ff" officeooo:rsid="03be944a"/>
    </style:style>
    <style:style style:name="T210" style:family="text">
      <style:text-properties fo:color="#0000ff" officeooo:rsid="03c55bea"/>
    </style:style>
    <style:style style:name="T211" style:family="text">
      <style:text-properties fo:color="#0000ff" officeooo:rsid="03e77fbb"/>
    </style:style>
    <style:style style:name="T212" style:family="text">
      <style:text-properties fo:color="#0000ff" officeooo:rsid="0408ee34"/>
    </style:style>
    <style:style style:name="T213" style:family="text">
      <style:text-properties fo:color="#0000ff" officeooo:rsid="0419bd48"/>
    </style:style>
    <style:style style:name="T214" style:family="text">
      <style:text-properties fo:color="#0000ff" officeooo:rsid="0417b271"/>
    </style:style>
    <style:style style:name="T215" style:family="text">
      <style:text-properties fo:color="#0000ff" officeooo:rsid="04232e75"/>
    </style:style>
    <style:style style:name="T216" style:family="text">
      <style:text-properties fo:color="#0000ff" officeooo:rsid="042cf565"/>
    </style:style>
    <style:style style:name="T217" style:family="text">
      <style:text-properties officeooo:rsid="02092689"/>
    </style:style>
    <style:style style:name="T218" style:family="text">
      <style:text-properties officeooo:rsid="02121165"/>
    </style:style>
    <style:style style:name="T219" style:family="text">
      <style:text-properties officeooo:rsid="01fad9d1"/>
    </style:style>
    <style:style style:name="T220" style:family="text">
      <style:text-properties officeooo:rsid="0255888c"/>
    </style:style>
    <style:style style:name="T221" style:family="text">
      <style:text-properties officeooo:rsid="031faf46"/>
    </style:style>
    <style:style style:name="T222" style:family="text">
      <style:text-properties officeooo:rsid="0324f923"/>
    </style:style>
    <style:style style:name="T223" style:family="text">
      <style:text-properties officeooo:rsid="032b66cb"/>
    </style:style>
    <style:style style:name="T224" style:family="text">
      <style:text-properties fo:font-size="10pt" style:font-size-asian="10pt" style:font-size-complex="10pt"/>
    </style:style>
    <style:style style:name="T225" style:family="text">
      <style:text-properties fo:font-size="10pt" officeooo:rsid="02030b6a" style:font-size-asian="10pt" style:font-size-complex="10pt"/>
    </style:style>
    <style:style style:name="T226" style:family="text">
      <style:text-properties fo:font-size="10pt" officeooo:rsid="019917c0" style:font-size-asian="10pt" style:font-size-complex="10pt"/>
    </style:style>
    <style:style style:name="T227" style:family="text">
      <style:text-properties fo:font-size="10pt" fo:font-weight="bold" style:font-size-asian="10pt" style:font-weight-asian="bold" style:font-size-complex="10pt" style:font-weight-complex="bold"/>
    </style:style>
    <style:style style:name="T228" style:family="text">
      <style:text-properties officeooo:rsid="0118bf5a"/>
    </style:style>
    <style:style style:name="T229" style:family="text">
      <style:text-properties officeooo:rsid="0117ba17"/>
    </style:style>
    <style:style style:name="T230" style:family="text">
      <style:text-properties officeooo:rsid="017c0e2f"/>
    </style:style>
    <style:style style:name="T231" style:family="text">
      <style:text-properties style:font-name="Ubuntu Condensed" fo:font-size="14pt" style:text-underline-style="none" fo:font-weight="normal" officeooo:rsid="017c0e2f" style:font-size-asian="14pt" style:font-weight-asian="normal" style:font-size-complex="14pt" style:font-weight-complex="normal"/>
    </style:style>
    <style:style style:name="T232" style:family="text">
      <style:text-properties style:font-name="Ubuntu Condensed" fo:font-size="14pt" style:text-underline-style="none" officeooo:rsid="017c0e2f" style:font-size-asian="14pt" style:font-size-complex="14pt"/>
    </style:style>
    <style:style style:name="T233" style:family="text">
      <style:text-properties officeooo:rsid="0221009e"/>
    </style:style>
    <style:style style:name="T234" style:family="text">
      <style:text-properties officeooo:rsid="026046ad"/>
    </style:style>
    <style:style style:name="T235" style:family="text">
      <style:text-properties officeooo:rsid="0122347a"/>
    </style:style>
    <style:style style:name="T236" style:family="text">
      <style:text-properties officeooo:rsid="011ec7ce"/>
    </style:style>
    <style:style style:name="T237" style:family="text">
      <style:text-properties officeooo:rsid="021aadc4"/>
    </style:style>
    <style:style style:name="T238" style:family="text">
      <style:text-properties officeooo:rsid="0119852d"/>
    </style:style>
    <style:style style:name="T239" style:family="text">
      <style:text-properties officeooo:rsid="01254155"/>
    </style:style>
    <style:style style:name="T240" style:family="text">
      <style:text-properties officeooo:rsid="0230cc80"/>
    </style:style>
    <style:style style:name="T241" style:family="text">
      <style:text-properties officeooo:rsid="011db230"/>
    </style:style>
    <style:style style:name="T242" style:family="text">
      <style:text-properties officeooo:rsid="011da33b"/>
    </style:style>
    <style:style style:name="T243" style:family="text">
      <style:text-properties officeooo:rsid="01205d0e"/>
    </style:style>
    <style:style style:name="T244" style:family="text">
      <style:text-properties officeooo:rsid="011b5b01"/>
    </style:style>
    <style:style style:name="T245" style:family="text">
      <style:text-properties officeooo:rsid="013a9bea"/>
    </style:style>
    <style:style style:name="T246" style:family="text">
      <style:text-properties officeooo:rsid="023e5982"/>
    </style:style>
    <style:style style:name="T247" style:family="text">
      <style:text-properties officeooo:rsid="02331386"/>
    </style:style>
    <style:style style:name="T248" style:family="text">
      <style:text-properties officeooo:rsid="02512d51"/>
    </style:style>
    <style:style style:name="T249" style:family="text">
      <style:text-properties officeooo:rsid="02372657"/>
    </style:style>
    <style:style style:name="T250" style:family="text">
      <style:text-properties officeooo:rsid="025a6fd0"/>
    </style:style>
    <style:style style:name="T251" style:family="text">
      <style:text-properties officeooo:rsid="01f3c1fc"/>
    </style:style>
    <style:style style:name="T252" style:family="text">
      <style:text-properties officeooo:rsid="02153c68"/>
    </style:style>
    <style:style style:name="T253" style:family="text">
      <style:text-properties officeooo:rsid="02204e54"/>
    </style:style>
    <style:style style:name="T254" style:family="text">
      <style:text-properties officeooo:rsid="01462357"/>
    </style:style>
    <style:style style:name="T255" style:family="text">
      <style:text-properties officeooo:rsid="020b4f3e"/>
    </style:style>
    <style:style style:name="T256" style:family="text">
      <style:text-properties officeooo:rsid="01e1c21b"/>
    </style:style>
    <style:style style:name="T257" style:family="text">
      <style:text-properties officeooo:rsid="0170afbd"/>
    </style:style>
    <style:style style:name="T258" style:family="text">
      <style:text-properties officeooo:rsid="015a3576"/>
    </style:style>
    <style:style style:name="T259" style:family="text">
      <style:text-properties officeooo:rsid="02133d0c"/>
    </style:style>
    <style:style style:name="T260" style:family="text">
      <style:text-properties officeooo:rsid="01dbf02c"/>
    </style:style>
    <style:style style:name="T261" style:family="text">
      <style:text-properties officeooo:rsid="0178c1e0"/>
    </style:style>
    <style:style style:name="T262" style:family="text">
      <style:text-properties officeooo:rsid="015a4d7d"/>
    </style:style>
    <style:style style:name="T263" style:family="text">
      <style:text-properties officeooo:rsid="024f6966"/>
    </style:style>
    <style:style style:name="T264" style:family="text">
      <style:text-properties officeooo:rsid="0201ee52"/>
    </style:style>
    <style:style style:name="T265" style:family="text">
      <style:text-properties officeooo:rsid="024a75d7"/>
    </style:style>
    <style:style style:name="T266" style:family="text">
      <style:text-properties officeooo:rsid="01de7900"/>
    </style:style>
    <style:style style:name="T267" style:family="text">
      <style:text-properties officeooo:rsid="02451ddc"/>
    </style:style>
    <style:style style:name="T268" style:family="text">
      <style:text-properties officeooo:rsid="01e2788f"/>
    </style:style>
    <style:style style:name="T269" style:family="text">
      <style:text-properties officeooo:rsid="01e40084"/>
    </style:style>
    <style:style style:name="T270" style:family="text">
      <style:text-properties officeooo:rsid="024b27aa"/>
    </style:style>
    <style:style style:name="T271" style:family="text">
      <style:text-properties officeooo:rsid="02105276"/>
    </style:style>
    <style:style style:name="T272" style:family="text">
      <style:text-properties officeooo:rsid="024909d6"/>
    </style:style>
    <style:style style:name="T273" style:family="text">
      <style:text-properties officeooo:rsid="0210d0e8"/>
    </style:style>
    <style:style style:name="T274" style:family="text">
      <style:text-properties officeooo:rsid="0245e852"/>
    </style:style>
    <style:style style:name="T275" style:family="text">
      <style:text-properties officeooo:rsid="01eaee4a"/>
    </style:style>
    <style:style style:name="T276" style:family="text">
      <style:text-properties officeooo:rsid="0216ec13"/>
    </style:style>
    <style:style style:name="T277" style:family="text">
      <style:text-properties officeooo:rsid="021d9a18"/>
    </style:style>
    <style:style style:name="T278" style:family="text">
      <style:text-properties officeooo:rsid="024c7326"/>
    </style:style>
    <style:style style:name="T279" style:family="text">
      <style:text-properties officeooo:rsid="01f7a73b"/>
    </style:style>
    <style:style style:name="T280" style:family="text">
      <style:text-properties officeooo:rsid="01f86a86"/>
    </style:style>
    <style:style style:name="T281" style:family="text">
      <style:text-properties officeooo:rsid="01f63817"/>
    </style:style>
    <style:style style:name="T282" style:family="text">
      <style:text-properties officeooo:rsid="032c7317"/>
    </style:style>
    <style:style style:name="T283" style:family="text">
      <style:text-properties officeooo:rsid="032e4458"/>
    </style:style>
    <style:style style:name="T284" style:family="text">
      <style:text-properties officeooo:rsid="033672e0"/>
    </style:style>
    <style:style style:name="T285" style:family="text">
      <style:text-properties officeooo:rsid="03395ede"/>
    </style:style>
    <style:style style:name="T286" style:family="text">
      <style:text-properties officeooo:rsid="033a4f4f"/>
    </style:style>
    <style:style style:name="T287" style:family="text">
      <style:text-properties officeooo:rsid="033c116c"/>
    </style:style>
    <style:style style:name="T288" style:family="text">
      <style:text-properties officeooo:rsid="034e90cf"/>
    </style:style>
    <style:style style:name="T289" style:family="text">
      <style:text-properties officeooo:rsid="0355d903"/>
    </style:style>
    <style:style style:name="T290" style:family="text">
      <style:text-properties officeooo:rsid="03571a81"/>
    </style:style>
    <style:style style:name="T291" style:family="text">
      <style:text-properties officeooo:rsid="035ac0c7"/>
    </style:style>
    <style:style style:name="T292" style:family="text">
      <style:text-properties officeooo:rsid="0360dd81"/>
    </style:style>
    <style:style style:name="T293" style:family="text">
      <style:text-properties officeooo:rsid="036535bb"/>
    </style:style>
    <style:style style:name="T294" style:family="text">
      <style:text-properties officeooo:rsid="0368ae3c"/>
    </style:style>
    <style:style style:name="T295" style:family="text">
      <style:text-properties style:font-name="Liberation Sans"/>
    </style:style>
    <style:style style:name="T296" style:family="text">
      <style:text-properties style:font-name="Liberation Sans" officeooo:rsid="0368ae3c"/>
    </style:style>
    <style:style style:name="T297" style:family="text">
      <style:text-properties style:font-name="Liberation Sans" officeooo:rsid="036a0732"/>
    </style:style>
    <style:style style:name="T298" style:family="text">
      <style:text-properties style:font-name="Liberation Sans" officeooo:rsid="036ae38a"/>
    </style:style>
    <style:style style:name="T299" style:family="text">
      <style:text-properties style:font-name="Liberation Sans" fo:font-weight="bold" officeooo:rsid="036ae38a" style:font-weight-asian="bold" style:font-weight-complex="bold"/>
    </style:style>
    <style:style style:name="T300" style:family="text">
      <style:text-properties style:font-name="Liberation Sans" fo:font-weight="bold" officeooo:rsid="03714b0d" style:font-weight-asian="bold" style:font-weight-complex="bold"/>
    </style:style>
    <style:style style:name="T301" style:family="text">
      <style:text-properties style:font-name="Liberation Sans" fo:font-weight="bold" officeooo:rsid="03a902c8" style:font-weight-asian="bold" style:font-weight-complex="bold"/>
    </style:style>
    <style:style style:name="T302" style:family="text">
      <style:text-properties style:font-name="Liberation Sans" officeooo:rsid="0370351c"/>
    </style:style>
    <style:style style:name="T303" style:family="text">
      <style:text-properties style:font-name="Liberation Sans" fo:font-weight="normal" officeooo:rsid="03714b0d" style:font-weight-asian="normal" style:font-weight-complex="normal"/>
    </style:style>
    <style:style style:name="T304" style:family="text">
      <style:text-properties style:font-name="Liberation Sans" fo:font-weight="normal" officeooo:rsid="03768546" style:font-weight-asian="normal" style:font-weight-complex="normal"/>
    </style:style>
    <style:style style:name="T305" style:family="text">
      <style:text-properties style:font-name="Liberation Sans" fo:font-weight="normal" officeooo:rsid="037ae3aa" style:font-weight-asian="normal" style:font-weight-complex="normal"/>
    </style:style>
    <style:style style:name="T306" style:family="text">
      <style:text-properties style:font-name="Liberation Sans" fo:font-weight="normal" officeooo:rsid="037f1daa" style:font-weight-asian="normal" style:font-weight-complex="normal"/>
    </style:style>
    <style:style style:name="T307" style:family="text">
      <style:text-properties style:font-name="Liberation Sans" fo:font-weight="normal" officeooo:rsid="038795ff" style:font-weight-asian="normal" style:font-weight-complex="normal"/>
    </style:style>
    <style:style style:name="T308" style:family="text">
      <style:text-properties style:font-name="Liberation Sans" officeooo:rsid="03714b0d"/>
    </style:style>
    <style:style style:name="T309" style:family="text">
      <style:text-properties style:font-name="Liberation Sans" officeooo:rsid="0373e5b8"/>
    </style:style>
    <style:style style:name="T310" style:family="text">
      <style:text-properties style:font-name="Liberation Sans" officeooo:rsid="03768546"/>
    </style:style>
    <style:style style:name="T311" style:family="text">
      <style:text-properties style:font-name="Liberation Sans" officeooo:rsid="037694d5"/>
    </style:style>
    <style:style style:name="T312" style:family="text">
      <style:text-properties style:font-name="Liberation Sans" officeooo:rsid="037ae3aa"/>
    </style:style>
    <style:style style:name="T313" style:family="text">
      <style:text-properties style:font-name="Liberation Sans" officeooo:rsid="037f1daa"/>
    </style:style>
    <style:style style:name="T314" style:family="text">
      <style:text-properties style:font-name="Liberation Sans" officeooo:rsid="037ff13f"/>
    </style:style>
    <style:style style:name="T315" style:family="text">
      <style:text-properties style:font-name="Liberation Sans" officeooo:rsid="03aac3fb"/>
    </style:style>
    <style:style style:name="T316" style:family="text">
      <style:text-properties officeooo:rsid="036ae38a"/>
    </style:style>
    <style:style style:name="T317" style:family="text">
      <style:text-properties officeooo:rsid="037ae3aa"/>
    </style:style>
    <style:style style:name="T318" style:family="text">
      <style:text-properties officeooo:rsid="0383bc84"/>
    </style:style>
    <style:style style:name="T319" style:family="text">
      <style:text-properties officeooo:rsid="03899a6a"/>
    </style:style>
    <style:style style:name="T320" style:family="text">
      <style:text-properties officeooo:rsid="03932d02"/>
    </style:style>
    <style:style style:name="T321" style:family="text">
      <style:text-properties officeooo:rsid="0394a55e"/>
    </style:style>
    <style:style style:name="T322" style:family="text">
      <style:text-properties officeooo:rsid="0397dc97"/>
    </style:style>
    <style:style style:name="T323" style:family="text">
      <style:text-properties officeooo:rsid="039951e9"/>
    </style:style>
    <style:style style:name="T324" style:family="text">
      <style:text-properties officeooo:rsid="03a1cda1"/>
    </style:style>
    <style:style style:name="T325" style:family="text">
      <style:text-properties officeooo:rsid="03a478a5"/>
    </style:style>
    <style:style style:name="T326" style:family="text">
      <style:text-properties officeooo:rsid="03aebde9"/>
    </style:style>
    <style:style style:name="T327" style:family="text">
      <style:text-properties officeooo:rsid="03b02419"/>
    </style:style>
    <style:style style:name="T328" style:family="text">
      <style:text-properties officeooo:rsid="03b2f93f"/>
    </style:style>
    <style:style style:name="T329" style:family="text">
      <style:text-properties officeooo:rsid="03b3a5bc"/>
    </style:style>
    <style:style style:name="T330" style:family="text">
      <style:text-properties officeooo:rsid="03b4b532"/>
    </style:style>
    <style:style style:name="T331" style:family="text">
      <style:text-properties officeooo:rsid="03b91074"/>
    </style:style>
    <style:style style:name="T332" style:family="text">
      <style:text-properties officeooo:rsid="03bcb09f"/>
    </style:style>
    <style:style style:name="T333" style:family="text">
      <style:text-properties officeooo:rsid="03bf1864"/>
    </style:style>
    <style:style style:name="T334" style:family="text">
      <style:text-properties officeooo:rsid="03c200a7"/>
    </style:style>
    <style:style style:name="T335" style:family="text">
      <style:text-properties officeooo:rsid="03c55bea"/>
    </style:style>
    <style:style style:name="T336" style:family="text">
      <style:text-properties officeooo:rsid="03d0e7ae"/>
    </style:style>
    <style:style style:name="T337" style:family="text">
      <style:text-properties officeooo:rsid="03d5a74e"/>
    </style:style>
    <style:style style:name="T338" style:family="text">
      <style:text-properties officeooo:rsid="03d6ed56"/>
    </style:style>
    <style:style style:name="T339" style:family="text">
      <style:text-properties officeooo:rsid="03d7a626"/>
    </style:style>
    <style:style style:name="T340" style:family="text">
      <style:text-properties officeooo:rsid="03dae1c8"/>
    </style:style>
    <style:style style:name="T341" style:family="text">
      <style:text-properties officeooo:rsid="03df65bf"/>
    </style:style>
    <style:style style:name="T342" style:family="text">
      <style:text-properties officeooo:rsid="03e77fbb"/>
    </style:style>
    <style:style style:name="T343" style:family="text">
      <style:text-properties officeooo:rsid="03f408a0"/>
    </style:style>
    <style:style style:name="T344" style:family="text">
      <style:text-properties officeooo:rsid="03f7f61c"/>
    </style:style>
    <style:style style:name="T345" style:family="text">
      <style:text-properties officeooo:rsid="03f95948"/>
    </style:style>
    <style:style style:name="T346" style:family="text">
      <style:text-properties officeooo:rsid="0400a2f6"/>
    </style:style>
    <style:style style:name="T347" style:family="text">
      <style:text-properties officeooo:rsid="0404d855"/>
    </style:style>
    <style:style style:name="T348" style:family="text">
      <style:text-properties officeooo:rsid="04064a66"/>
    </style:style>
    <style:style style:name="T349" style:family="text">
      <style:text-properties officeooo:rsid="0407f01c"/>
    </style:style>
    <style:style style:name="T350" style:family="text">
      <style:text-properties officeooo:rsid="0408ee34"/>
    </style:style>
    <style:style style:name="T351" style:family="text">
      <style:text-properties officeooo:rsid="040a64d9"/>
    </style:style>
    <style:style style:name="T352" style:family="text">
      <style:text-properties officeooo:rsid="040ec8f6"/>
    </style:style>
    <style:style style:name="T353" style:family="text">
      <style:text-properties officeooo:rsid="040f9881"/>
    </style:style>
    <style:style style:name="T354" style:family="text">
      <style:text-properties officeooo:rsid="04113ba6"/>
    </style:style>
    <style:style style:name="T355" style:family="text">
      <style:text-properties officeooo:rsid="0411b0b9"/>
    </style:style>
    <style:style style:name="T356" style:family="text">
      <style:text-properties officeooo:rsid="04126988"/>
    </style:style>
    <style:style style:name="T357" style:family="text">
      <style:text-properties officeooo:rsid="041384aa"/>
    </style:style>
    <style:style style:name="T358" style:family="text">
      <style:text-properties officeooo:rsid="0414c57c"/>
    </style:style>
    <style:style style:name="T359" style:family="text">
      <style:text-properties officeooo:rsid="0417b271"/>
    </style:style>
    <style:style style:name="T360" style:family="text">
      <style:text-properties officeooo:rsid="0419105a"/>
    </style:style>
    <style:style style:name="T361" style:family="text">
      <style:text-properties officeooo:rsid="0419bd48"/>
    </style:style>
    <style:style style:name="T362" style:family="text">
      <style:text-properties style:text-position="super 58%"/>
    </style:style>
    <style:style style:name="T363" style:family="text">
      <style:text-properties officeooo:rsid="0421a861"/>
    </style:style>
    <style:style style:name="T364" style:family="text">
      <style:text-properties style:use-window-font-color="true"/>
    </style:style>
    <style:style style:name="T365" style:family="text">
      <style:text-properties style:use-window-font-color="true" officeooo:rsid="0421a861"/>
    </style:style>
    <style:style style:name="T366" style:family="text">
      <style:text-properties style:use-window-font-color="true" fo:font-weight="bold" officeooo:rsid="0421a861" style:font-weight-asian="bold" style:font-weight-complex="bold"/>
    </style:style>
    <style:style style:name="T367" style:family="text">
      <style:text-properties officeooo:rsid="04232e75"/>
    </style:style>
    <style:style style:name="T368" style:family="text">
      <style:text-properties officeooo:rsid="04264b3e"/>
    </style:style>
    <style:style style:name="T369" style:family="text">
      <style:text-properties officeooo:rsid="04280b33"/>
    </style:style>
    <style:style style:name="T370" style:family="text">
      <style:text-properties officeooo:rsid="042be60d"/>
    </style:style>
    <style:style style:name="T371" style:family="text">
      <style:text-properties officeooo:rsid="042cf565"/>
    </style:style>
    <style:style style:name="T372" style:family="text">
      <style:text-properties officeooo:rsid="0430f189"/>
    </style:style>
    <style:style style:name="T373" style:family="text">
      <style:text-properties officeooo:rsid="04321835"/>
    </style:style>
    <style:style style:name="T374" style:family="text">
      <style:text-properties officeooo:rsid="043423fb"/>
    </style:style>
    <style:style style:name="T375" style:family="text">
      <style:text-properties officeooo:rsid="04365fa1"/>
    </style:style>
    <style:style style:name="T376" style:family="text">
      <style:text-properties officeooo:rsid="04385701"/>
    </style:style>
    <style:style style:name="T377" style:family="text">
      <style:text-properties officeooo:rsid="0438856c"/>
    </style:style>
    <style:style style:name="T378" style:family="text">
      <style:text-properties officeooo:rsid="043b84e7"/>
    </style:style>
    <style:style style:name="T379" style:family="text">
      <style:text-properties officeooo:rsid="043ec4df"/>
    </style:style>
    <style:style style:name="T380" style:family="text">
      <style:text-properties fo:color="#408080"/>
    </style:style>
    <style:style style:name="T381" style:family="text">
      <style:text-properties fo:color="#000000"/>
    </style:style>
    <style:style style:name="T382" style:family="text">
      <style:text-properties fo:color="#008000"/>
    </style:style>
    <style:style style:name="T383" style:family="text">
      <style:text-properties fo:color="#666666"/>
    </style:style>
    <style:style style:name="T384" style:family="text">
      <style:text-properties fo:color="#ba2121"/>
    </style:style>
    <style:style style:name="T385" style:family="text">
      <style:text-properties fo:color="#bb6622"/>
    </style:style>
    <style:style style:name="T386" style:family="text">
      <style:text-properties fo:color="#aa22ff"/>
    </style:style>
    <style:style style:name="T387" style:family="text">
      <style:text-properties fo:color="#b00040"/>
    </style:style>
    <style:style style:name="T388" style:family="text">
      <style:text-properties fo:color="#bc7a00"/>
    </style:style>
    <style:style style:name="T389" style:family="text">
      <style:text-properties fo:color="#a0a000"/>
    </style:style>
    <style:style style:name="T390" style:family="text">
      <style:text-properties fo:color="#19177c"/>
    </style:style>
    <style:style style:name="T391" style:family="text">
      <style:text-properties fo:color="#bb6688"/>
    </style:style>
    <style:style style:name="T392" style:family="text">
      <style:text-properties officeooo:rsid="045090a2"/>
    </style:style>
    <style:style style:name="T393" style:family="text">
      <style:text-properties officeooo:rsid="045bcb0e"/>
    </style:style>
    <style:style style:name="T394" style:family="text">
      <style:text-properties officeooo:rsid="045d9a73"/>
    </style:style>
    <style:style style:name="T395" style:family="text">
      <style:text-properties officeooo:rsid="0461638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6">BitTwiddler</text:p>
      <text:p text:style-name="P7"/>
      <text:p text:style-name="P8">a language for binary <text:span text:style-name="T121">data </text:span>parsers</text:p>
      <text:p text:style-name="P16"/>
      <text:p text:style-name="P14"/>
      <text:p text:style-name="P14"/>
      <text:p text:style-name="P9">Final Report</text:p>
      <text:p text:style-name="P13"/>
      <text:p text:style-name="P3">Programming Languages and Translators</text:p>
      <text:p text:style-name="P3">COMS W4115 – Fall 2018</text:p>
      <text:p text:style-name="P2">Bruno Martins – bm2787</text:p>
      <text:p text:style-name="P4"/>
      <text:p text:style-name="P15"/>
      <text:p text:style-name="P5"/>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9">Table of Contents</text:p>
          </text:index-title>
          <text:p text:style-name="P490"><text:a xlink:type="simple" xlink:href="#__RefHeading___Toc7364_129328283" text:style-name="Index_20_Link" text:visited-style-name="Index_20_Link">1.Introduction<text:tab/>6</text:a></text:p>
          <text:p text:style-name="P490"><text:a xlink:type="simple" xlink:href="#__RefHeading___Toc7366_129328283" text:style-name="Index_20_Link" text:visited-style-name="Index_20_Link">2.Proposal<text:tab/>7</text:a></text:p>
          <text:p text:style-name="P491"><text:a xlink:type="simple" xlink:href="#__RefHeading___Toc7368_129328283" text:style-name="Index_20_Link" text:visited-style-name="Index_20_Link">2.1.Motivation<text:tab/>7</text:a></text:p>
          <text:p text:style-name="P491"><text:a xlink:type="simple" xlink:href="#__RefHeading___Toc7370_129328283" text:style-name="Index_20_Link" text:visited-style-name="Index_20_Link">2.2.Description<text:tab/>7</text:a></text:p>
          <text:p text:style-name="P491"><text:a xlink:type="simple" xlink:href="#__RefHeading___Toc7372_129328283" text:style-name="Index_20_Link" text:visited-style-name="Index_20_Link">2.3.Features<text:tab/>8</text:a></text:p>
          <text:p text:style-name="P491"><text:a xlink:type="simple" xlink:href="#__RefHeading___Toc7374_129328283" text:style-name="Index_20_Link" text:visited-style-name="Index_20_Link">2.4.Comparison with other languages<text:tab/>9</text:a></text:p>
          <text:p text:style-name="P491"><text:a xlink:type="simple" xlink:href="#__RefHeading___Toc7376_129328283" text:style-name="Index_20_Link" text:visited-style-name="Index_20_Link">2.5.Data Types<text:tab/>10</text:a></text:p>
          <text:p text:style-name="P491"><text:a xlink:type="simple" xlink:href="#__RefHeading___Toc7378_129328283" text:style-name="Index_20_Link" text:visited-style-name="Index_20_Link">2.6.Keywords<text:tab/>11</text:a></text:p>
          <text:p text:style-name="P491"><text:a xlink:type="simple" xlink:href="#__RefHeading___Toc7380_129328283" text:style-name="Index_20_Link" text:visited-style-name="Index_20_Link">2.7.Operators<text:tab/>13</text:a></text:p>
          <text:p text:style-name="P491"><text:a xlink:type="simple" xlink:href="#__RefHeading___Toc6919_1798352569" text:style-name="Index_20_Link" text:visited-style-name="Index_20_Link">2.8.</text:a><text:a xlink:type="simple" xlink:href="#__RefHeading___Toc6919_1798352569" text:style-name="Index_20_Link" text:visited-style-name="Index_20_Link"><text:span text:style-name="T5">B</text:span></text:a><text:a xlink:type="simple" xlink:href="#__RefHeading___Toc6919_1798352569" text:style-name="Index_20_Link" text:visited-style-name="Index_20_Link"><text:span text:style-name="T5">uilt-in functions</text:span></text:a><text:a xlink:type="simple" xlink:href="#__RefHeading___Toc6919_1798352569" text:style-name="Index_20_Link" text:visited-style-name="Index_20_Link"><text:tab/>15</text:a></text:p>
          <text:p text:style-name="P491"><text:a xlink:type="simple" xlink:href="#__RefHeading___Toc7384_129328283" text:style-name="Index_20_Link" text:visited-style-name="Index_20_Link">2.9.Example Program: self-describing binary data<text:tab/>17</text:a></text:p>
          <text:p text:style-name="P491"><text:a xlink:type="simple" xlink:href="#__RefHeading___Toc7386_129328283" text:style-name="Index_20_Link" text:visited-style-name="Index_20_Link">2.10.Example Program: gcd<text:tab/>19</text:a></text:p>
          <text:p text:style-name="P490"><text:a xlink:type="simple" xlink:href="#__RefHeading___Toc7388_129328283" text:style-name="Index_20_Link" text:visited-style-name="Index_20_Link">3.Language Tutorial<text:tab/>20</text:a></text:p>
          <text:p text:style-name="P491"><text:a xlink:type="simple" xlink:href="#__RefHeading___Toc6921_1798352569" text:style-name="Index_20_Link" text:visited-style-name="Index_20_Link">3.1.Getting started<text:tab/>20</text:a></text:p>
          <text:p text:style-name="P491"><text:a xlink:type="simple" xlink:href="#__RefHeading___Toc6923_1798352569" text:style-name="Index_20_Link" text:visited-style-name="Index_20_Link">3.2.Hello World<text:tab/>20</text:a></text:p>
          <text:p text:style-name="P491"><text:a xlink:type="simple" xlink:href="#__RefHeading___Toc6925_1798352569" text:style-name="Index_20_Link" text:visited-style-name="Index_20_Link">3.3.Built-ins<text:tab/>22</text:a></text:p>
          <text:p text:style-name="P491"><text:a xlink:type="simple" xlink:href="#__RefHeading___Toc6927_1798352569" text:style-name="Index_20_Link" text:visited-style-name="Index_20_Link">3.4.Variables and types<text:tab/>23</text:a></text:p>
          <text:p text:style-name="P491"><text:a xlink:type="simple" xlink:href="#__RefHeading___Toc6929_1798352569" text:style-name="Index_20_Link" text:visited-style-name="Index_20_Link">3.5.Automatic input reading<text:tab/>24</text:a></text:p>
          <text:p text:style-name="P491"><text:a xlink:type="simple" xlink:href="#__RefHeading___Toc6931_1798352569" text:style-name="Index_20_Link" text:visited-style-name="Index_20_Link">3.6.A note on memory allocation<text:tab/>25</text:a></text:p>
          <text:p text:style-name="P491"><text:a xlink:type="simple" xlink:href="#__RefHeading___Toc6933_1798352569" text:style-name="Index_20_Link" text:visited-style-name="Index_20_Link">3.7.Literals<text:tab/>25</text:a></text:p>
          <text:p text:style-name="P491"><text:a xlink:type="simple" xlink:href="#__RefHeading___Toc6935_1798352569" text:style-name="Index_20_Link" text:visited-style-name="Index_20_Link">3.8.Expressions<text:tab/>26</text:a></text:p>
          <text:p text:style-name="P491"><text:a xlink:type="simple" xlink:href="#__RefHeading___Toc6937_1798352569" text:style-name="Index_20_Link" text:visited-style-name="Index_20_Link">3.9.Conditional expressions<text:tab/>27</text:a></text:p>
          <text:p text:style-name="P491"><text:a xlink:type="simple" xlink:href="#__RefHeading___Toc6939_1798352569" text:style-name="Index_20_Link" text:visited-style-name="Index_20_Link">3.10.Other expressions<text:tab/>28</text:a></text:p>
          <text:p text:style-name="P491"><text:a xlink:type="simple" xlink:href="#__RefHeading___Toc6941_1798352569" text:style-name="Index_20_Link" text:visited-style-name="Index_20_Link">3.11.Statements<text:tab/>29</text:a></text:p>
          <text:p text:style-name="P491"><text:a xlink:type="simple" xlink:href="#__RefHeading___Toc6943_1798352569" text:style-name="Index_20_Link" text:visited-style-name="Index_20_Link">3.12.Loop statements<text:tab/>29</text:a></text:p>
          <text:p text:style-name="P491"><text:a xlink:type="simple" xlink:href="#__RefHeading___Toc6945_1798352569" text:style-name="Index_20_Link" text:visited-style-name="Index_20_Link">3.13.Functions<text:tab/>30</text:a></text:p>
          <text:p text:style-name="P491"><text:a xlink:type="simple" xlink:href="#__RefHeading___Toc6947_1798352569" text:style-name="Index_20_Link" text:visited-style-name="Index_20_Link">3.14.A complete example<text:tab/>31</text:a></text:p>
          <text:p text:style-name="P491"><text:a xlink:type="simple" xlink:href="#__RefHeading___Toc6949_1798352569" text:style-name="Index_20_Link" text:visited-style-name="Index_20_Link">3.15.JSON Parsing example<text:tab/>31</text:a></text:p>
          <text:p text:style-name="P491"><text:a xlink:type="simple" xlink:href="#__RefHeading___Toc6951_1798352569" text:style-name="Index_20_Link" text:visited-style-name="Index_20_Link">3.16.Conclusion<text:tab/>32</text:a></text:p>
          <text:p text:style-name="P490"><text:a xlink:type="simple" xlink:href="#__RefHeading___Toc7390_129328283" text:style-name="Index_20_Link" text:visited-style-name="Index_20_Link">4.Language Manual<text:tab/>33</text:a></text:p>
          <text:p text:style-name="P491"><text:a xlink:type="simple" xlink:href="#__RefHeading___Toc1897_517843570" text:style-name="Index_20_Link" text:visited-style-name="Index_20_Link">4.1.Lexical Conventions<text:tab/>33</text:a></text:p>
          <text:p text:style-name="P492"><text:a xlink:type="simple" xlink:href="#__RefHeading___Toc2352_678818557" text:style-name="Index_20_Link" text:visited-style-name="Index_20_Link">4.1.1.Comments<text:tab/>33</text:a></text:p>
          <text:p text:style-name="P492"><text:a xlink:type="simple" xlink:href="#__RefHeading___Toc1959_678818557" text:style-name="Index_20_Link" text:visited-style-name="Index_20_Link">4.1.2.Identifiers<text:tab/>33</text:a></text:p>
          <text:p text:style-name="P492"><text:a xlink:type="simple" xlink:href="#__RefHeading___Toc2354_678818557" text:style-name="Index_20_Link" text:visited-style-name="Index_20_Link">4.1.3.Keywords<text:tab/>34</text:a></text:p>
          <text:p text:style-name="P492"><text:a xlink:type="simple" xlink:href="#__RefHeading___Toc1945_678818557" text:style-name="Index_20_Link" text:visited-style-name="Index_20_Link">4.1.4.Literal Constants<text:tab/>34</text:a></text:p>
          <text:p text:style-name="P491"><text:a xlink:type="simple" xlink:href="#__RefHeading___Toc2364_678818557" text:style-name="Index_20_Link" text:visited-style-name="Index_20_Link">4.2.Expressions<text:tab/>36</text:a></text:p>
          <text:p text:style-name="P492"><text:a xlink:type="simple" xlink:href="#__RefHeading___Toc2366_678818557" text:style-name="Index_20_Link" text:visited-style-name="Index_20_Link">4.2.1.Constant<text:tab/>36</text:a></text:p>
          <text:p text:style-name="P492"><text:a xlink:type="simple" xlink:href="#__RefHeading___Toc2368_678818557" text:style-name="Index_20_Link" text:visited-style-name="Index_20_Link">4.2.2.Identifier<text:tab/>36</text:a></text:p>
          <text:p text:style-name="P492"><text:a xlink:type="simple" xlink:href="#__RefHeading___Toc2370_678818557" text:style-name="Index_20_Link" text:visited-style-name="Index_20_Link">4.2.3.Parenthesis-enclosed expressions<text:tab/>36</text:a></text:p>
          <text:p text:style-name="P492"><text:a xlink:type="simple" xlink:href="#__RefHeading___Toc2372_678818557" text:style-name="Index_20_Link" text:visited-style-name="Index_20_Link">4.2.4.Unary and binary operations<text:tab/>37</text:a></text:p>
          <text:p text:style-name="P492"><text:a xlink:type="simple" xlink:href="#__RefHeading___Toc2374_678818557" text:style-name="Index_20_Link" text:visited-style-name="Index_20_Link">4.2.5.Function Call<text:tab/>41</text:a></text:p>
          <text:p text:style-name="P492"><text:a xlink:type="simple" xlink:href="#__RefHeading___Toc2376_678818557" text:style-name="Index_20_Link" text:visited-style-name="Index_20_Link">4.2.6.Conditional<text:tab/>42</text:a></text:p>
          <text:p text:style-name="P492"><text:a xlink:type="simple" xlink:href="#__RefHeading___Toc2380_678818557" text:style-name="Index_20_Link" text:visited-style-name="Index_20_Link">4.2.7.Match<text:tab/>43</text:a></text:p>
          <text:p text:style-name="P491"><text:a xlink:type="simple" xlink:href="#__RefHeading___Toc3590_678818557" text:style-name="Index_20_Link" text:visited-style-name="Index_20_Link">4.3.Blocks and block statements<text:tab/>44</text:a></text:p>
          <text:p text:style-name="P492"><text:a xlink:type="simple" xlink:href="#__RefHeading___Toc3592_678818557" text:style-name="Index_20_Link" text:visited-style-name="Index_20_Link">4.3.1.Variables<text:tab/>45</text:a></text:p>
          <text:p text:style-name="P492"><text:a xlink:type="simple" xlink:href="#__RefHeading___Toc2378_678818557" text:style-name="Index_20_Link" text:visited-style-name="Index_20_Link">4.3.2.For<text:tab/>46</text:a></text:p>
          <text:p text:style-name="P492"><text:soft-page-break/><text:a xlink:type="simple" xlink:href="#__RefHeading___Toc3588_678818557" text:style-name="Index_20_Link" text:visited-style-name="Index_20_Link">4.3.3.While<text:tab/>47</text:a></text:p>
          <text:p text:style-name="P491"><text:a xlink:type="simple" xlink:href="#__RefHeading___Toc3594_678818557" text:style-name="Index_20_Link" text:visited-style-name="Index_20_Link">4.4.Functions<text:tab/>47</text:a></text:p>
          <text:p text:style-name="P491"><text:a xlink:type="simple" xlink:href="#__RefHeading___Toc3602_678818557" text:style-name="Index_20_Link" text:visited-style-name="Index_20_Link">4.5.Program<text:tab/>48</text:a></text:p>
          <text:p text:style-name="P491"><text:a xlink:type="simple" xlink:href="#__RefHeading___Toc6953_1798352569" text:style-name="Index_20_Link" text:visited-style-name="Index_20_Link">4.6.Type inference<text:tab/>48</text:a></text:p>
          <text:p text:style-name="P491"><text:a xlink:type="simple" xlink:href="#__RefHeading___Toc3604_678818557" text:style-name="Index_20_Link" text:visited-style-name="Index_20_Link">4.7.Standard library functions<text:tab/>49</text:a></text:p>
          <text:p text:style-name="P492"><text:a xlink:type="simple" xlink:href="#__RefHeading___Toc2449_709759715" text:style-name="Index_20_Link" text:visited-style-name="Index_20_Link">4.7.1.emit<text:tab/>49</text:a></text:p>
          <text:p text:style-name="P492"><text:a xlink:type="simple" xlink:href="#__RefHeading___Toc2451_709759715" text:style-name="Index_20_Link" text:visited-style-name="Index_20_Link">4.7.2.print<text:tab/>49</text:a></text:p>
          <text:p text:style-name="P492"><text:a xlink:type="simple" xlink:href="#__RefHeading___Toc2453_709759715" text:style-name="Index_20_Link" text:visited-style-name="Index_20_Link">4.7.3.fatal<text:tab/>49</text:a></text:p>
          <text:p text:style-name="P492"><text:a xlink:type="simple" xlink:href="#__RefHeading___Toc2459_709759715" text:style-name="Index_20_Link" text:visited-style-name="Index_20_Link">4.7.4.len<text:tab/>49</text:a></text:p>
          <text:p text:style-name="P491"><text:a xlink:type="simple" xlink:href="#__RefHeading___Toc4499_709759715" text:style-name="Index_20_Link" text:visited-style-name="Index_20_Link">4.8.Example Program: binary data<text:tab/>50</text:a></text:p>
          <text:p text:style-name="P491"><text:a xlink:type="simple" xlink:href="#__RefHeading___Toc4501_709759715" text:style-name="Index_20_Link" text:visited-style-name="Index_20_Link">4.9.Example Program: gcd<text:tab/>51</text:a></text:p>
          <text:p text:style-name="P490"><text:a xlink:type="simple" xlink:href="#__RefHeading___Toc6955_1798352569" text:style-name="Index_20_Link" text:visited-style-name="Index_20_Link">5.Project Plan<text:tab/>52</text:a></text:p>
          <text:p text:style-name="P491"><text:a xlink:type="simple" xlink:href="#__RefHeading___Toc6957_1798352569" text:style-name="Index_20_Link" text:visited-style-name="Index_20_Link">5.1.Planning<text:tab/>52</text:a></text:p>
          <text:p text:style-name="P491"><text:a xlink:type="simple" xlink:href="#__RefHeading___Toc6959_1798352569" text:style-name="Index_20_Link" text:visited-style-name="Index_20_Link">5.2.Specification<text:tab/>52</text:a></text:p>
          <text:p text:style-name="P491"><text:a xlink:type="simple" xlink:href="#__RefHeading___Toc6961_1798352569" text:style-name="Index_20_Link" text:visited-style-name="Index_20_Link">5.3.Development<text:tab/>52</text:a></text:p>
          <text:p text:style-name="P491"><text:a xlink:type="simple" xlink:href="#__RefHeading___Toc6963_1798352569" text:style-name="Index_20_Link" text:visited-style-name="Index_20_Link">5.4.Testing<text:tab/>52</text:a></text:p>
          <text:p text:style-name="P491"><text:a xlink:type="simple" xlink:href="#__RefHeading___Toc6965_1798352569" text:style-name="Index_20_Link" text:visited-style-name="Index_20_Link">5.5.Programming style guide<text:tab/>52</text:a></text:p>
          <text:p text:style-name="P491"><text:a xlink:type="simple" xlink:href="#__RefHeading___Toc6967_1798352569" text:style-name="Index_20_Link" text:visited-style-name="Index_20_Link">5.6.Timeline<text:tab/>52</text:a></text:p>
          <text:p text:style-name="P491"><text:a xlink:type="simple" xlink:href="#__RefHeading___Toc6969_1798352569" text:style-name="Index_20_Link" text:visited-style-name="Index_20_Link">5.7.Roles and Responsibilities<text:tab/>52</text:a></text:p>
          <text:p text:style-name="P491"><text:a xlink:type="simple" xlink:href="#__RefHeading___Toc6971_1798352569" text:style-name="Index_20_Link" text:visited-style-name="Index_20_Link">5.8.Software development environment<text:tab/>52</text:a></text:p>
          <text:p text:style-name="P491"><text:a xlink:type="simple" xlink:href="#__RefHeading___Toc6973_1798352569" text:style-name="Index_20_Link" text:visited-style-name="Index_20_Link">5.9.Project log<text:tab/>52</text:a></text:p>
          <text:p text:style-name="P490"><text:a xlink:type="simple" xlink:href="#__RefHeading___Toc6975_1798352569" text:style-name="Index_20_Link" text:visited-style-name="Index_20_Link">6.Architectural Design<text:tab/>52</text:a></text:p>
          <text:p text:style-name="P490"><text:a xlink:type="simple" xlink:href="#__RefHeading___Toc6977_1798352569" text:style-name="Index_20_Link" text:visited-style-name="Index_20_Link">7.Test plan<text:tab/>52</text:a></text:p>
          <text:p text:style-name="P490"><text:a xlink:type="simple" xlink:href="#__RefHeading___Toc6979_1798352569" text:style-name="Index_20_Link" text:visited-style-name="Index_20_Link">8.Lessons learned<text:tab/>53</text:a></text:p>
          <text:p text:style-name="P491"><text:a xlink:type="simple" xlink:href="#__RefHeading___Toc6981_1798352569" text:style-name="Index_20_Link" text:visited-style-name="Index_20_Link">8.1.Advice for future students<text:tab/>53</text:a></text:p>
          <text:p text:style-name="P490"><text:a xlink:type="simple" xlink:href="#__RefHeading___Toc6983_1798352569" text:style-name="Index_20_Link" text:visited-style-name="Index_20_Link">9.Code listing<text:tab/>54</text:a></text:p>
          <text:p text:style-name="P491"><text:a xlink:type="simple" xlink:href="#__RefHeading___Toc6985_1798352569" text:style-name="Index_20_Link" text:visited-style-name="Index_20_Link">9.1.bittwiddler.ml<text:tab/>54</text:a></text:p>
          <text:p text:style-name="P491"><text:a xlink:type="simple" xlink:href="#__RefHeading___Toc6987_1798352569" text:style-name="Index_20_Link" text:visited-style-name="Index_20_Link">9.2.scanner.mll<text:tab/>55</text:a></text:p>
          <text:p text:style-name="P491"><text:a xlink:type="simple" xlink:href="#__RefHeading___Toc6989_1798352569" text:style-name="Index_20_Link" text:visited-style-name="Index_20_Link">9.3.parser.mly<text:tab/>57</text:a></text:p>
          <text:p text:style-name="P491"><text:a xlink:type="simple" xlink:href="#__RefHeading___Toc6991_1798352569" text:style-name="Index_20_Link" text:visited-style-name="Index_20_Link">9.4.ast.ml<text:tab/>61</text:a></text:p>
          <text:p text:style-name="P491"><text:a xlink:type="simple" xlink:href="#__RefHeading___Toc6993_1798352569" text:style-name="Index_20_Link" text:visited-style-name="Index_20_Link">9.5.sast.ml<text:tab/>65</text:a></text:p>
          <text:p text:style-name="P491"><text:a xlink:type="simple" xlink:href="#__RefHeading___Toc45675_445550807" text:style-name="Index_20_Link" text:visited-style-name="Index_20_Link">9.6.semant.ml<text:tab/>68</text:a></text:p>
          <text:p text:style-name="P491"><text:a xlink:type="simple" xlink:href="#__RefHeading___Toc45677_445550807" text:style-name="Index_20_Link" text:visited-style-name="Index_20_Link">9.7.emit.ml<text:tab/>79</text:a></text:p>
          <text:p text:style-name="P491"><text:a xlink:type="simple" xlink:href="#__RefHeading___Toc45679_445550807" text:style-name="Index_20_Link" text:visited-style-name="Index_20_Link">9.8.codegen.ml<text:tab/>80</text:a></text:p>
          <text:p text:style-name="P491"><text:a xlink:type="simple" xlink:href="#__RefHeading___Toc45681_445550807" text:style-name="Index_20_Link" text:visited-style-name="Index_20_Link">9.9.runtime.c<text:tab/>94</text:a></text:p>
          <text:p text:style-name="P491"><text:a xlink:type="simple" xlink:href="#__RefHeading___Toc45683_445550807" text:style-name="Index_20_Link" text:visited-style-name="Index_20_Link">9.10.Makefile<text:tab/>100</text:a></text:p>
          <text:p text:style-name="P491"><text:a xlink:type="simple" xlink:href="#__RefHeading___Toc45685_445550807" text:style-name="Index_20_Link" text:visited-style-name="Index_20_Link">9.11._tags<text:tab/>101</text:a></text:p>
          <text:p text:style-name="P491"><text:a xlink:type="simple" xlink:href="#__RefHeading___Toc45687_445550807" text:style-name="Index_20_Link" text:visited-style-name="Index_20_Link">9.12.compile.sh<text:tab/>102</text:a></text:p>
          <text:p text:style-name="P491"><text:a xlink:type="simple" xlink:href="#__RefHeading___Toc45689_445550807" text:style-name="Index_20_Link" text:visited-style-name="Index_20_Link">9.13.gen_bin_data.c<text:tab/>103</text:a></text:p>
          <text:p text:style-name="P491"><text:a xlink:type="simple" xlink:href="#__RefHeading___Toc45691_445550807" text:style-name="Index_20_Link" text:visited-style-name="Index_20_Link">9.14.testall.sh<text:tab/>104</text:a></text:p>
          <text:p text:style-name="P490"><text:a xlink:type="simple" xlink:href="#__RefHeading___Toc45693_445550807" text:style-name="Index_20_Link" text:visited-style-name="Index_20_Link">10.Test code listing<text:tab/>108</text:a></text:p>
          <text:p text:style-name="P491"><text:a xlink:type="simple" xlink:href="#__RefHeading___Toc45695_445550807" text:style-name="Index_20_Link" text:visited-style-name="Index_20_Link">10.1.fail-001-dup-global.bt<text:tab/>108</text:a></text:p>
          <text:p text:style-name="P491"><text:a xlink:type="simple" xlink:href="#__RefHeading___Toc45697_445550807" text:style-name="Index_20_Link" text:visited-style-name="Index_20_Link">10.2.fail-001-dup-global.err<text:tab/>108</text:a></text:p>
          <text:p text:style-name="P491"><text:a xlink:type="simple" xlink:href="#__RefHeading___Toc45699_445550807" text:style-name="Index_20_Link" text:visited-style-name="Index_20_Link">10.3.fail-002-dup-function.bt<text:tab/>108</text:a></text:p>
          <text:p text:style-name="P491"><text:a xlink:type="simple" xlink:href="#__RefHeading___Toc45701_445550807" text:style-name="Index_20_Link" text:visited-style-name="Index_20_Link">10.4.fail-002-dup-function.err<text:tab/>108</text:a></text:p>
          <text:p text:style-name="P491"><text:a xlink:type="simple" xlink:href="#__RefHeading___Toc45703_445550807" text:style-name="Index_20_Link" text:visited-style-name="Index_20_Link">10.5.fail-003-lit-array-empty.bt<text:tab/>109</text:a></text:p>
          <text:p text:style-name="P491"><text:a xlink:type="simple" xlink:href="#__RefHeading___Toc45705_445550807" text:style-name="Index_20_Link" text:visited-style-name="Index_20_Link">10.6.fail-003-lit-array-empty.err<text:tab/>109</text:a></text:p>
          <text:p text:style-name="P491"><text:a xlink:type="simple" xlink:href="#__RefHeading___Toc45707_445550807" text:style-name="Index_20_Link" text:visited-style-name="Index_20_Link">10.7.fail-004-lit-array-mixed-types.bt<text:tab/>109</text:a></text:p>
          <text:p text:style-name="P491"><text:a xlink:type="simple" xlink:href="#__RefHeading___Toc45709_445550807" text:style-name="Index_20_Link" text:visited-style-name="Index_20_Link">10.8.fail-004-lit-array-mixed-types.err<text:tab/>109</text:a></text:p>
          <text:p text:style-name="P491"><text:soft-page-break/><text:a xlink:type="simple" xlink:href="#__RefHeading___Toc45711_445550807" text:style-name="Index_20_Link" text:visited-style-name="Index_20_Link">10.9.fail-005-expr-incompatible-types-1.bt<text:tab/>109</text:a></text:p>
          <text:p text:style-name="P491"><text:a xlink:type="simple" xlink:href="#__RefHeading___Toc45713_445550807" text:style-name="Index_20_Link" text:visited-style-name="Index_20_Link">10.10.fail-005-expr-incompatible-types-1.err<text:tab/>109</text:a></text:p>
          <text:p text:style-name="P491"><text:a xlink:type="simple" xlink:href="#__RefHeading___Toc45715_445550807" text:style-name="Index_20_Link" text:visited-style-name="Index_20_Link">10.11.fail-006-expr-incompatible-types-2.bt<text:tab/>110</text:a></text:p>
          <text:p text:style-name="P491"><text:a xlink:type="simple" xlink:href="#__RefHeading___Toc45717_445550807" text:style-name="Index_20_Link" text:visited-style-name="Index_20_Link">10.12.fail-006-expr-incompatible-types-2.err<text:tab/>110</text:a></text:p>
          <text:p text:style-name="P491"><text:a xlink:type="simple" xlink:href="#__RefHeading___Toc45719_445550807" text:style-name="Index_20_Link" text:visited-style-name="Index_20_Link">10.13.fail-007-expr-incompatible-types-3.bt<text:tab/>110</text:a></text:p>
          <text:p text:style-name="P491"><text:a xlink:type="simple" xlink:href="#__RefHeading___Toc45721_445550807" text:style-name="Index_20_Link" text:visited-style-name="Index_20_Link">10.14.fail-007-expr-incompatible-types-3.err<text:tab/>110</text:a></text:p>
          <text:p text:style-name="P491"><text:a xlink:type="simple" xlink:href="#__RefHeading___Toc45723_445550807" text:style-name="Index_20_Link" text:visited-style-name="Index_20_Link">10.15.fail-008-expr-op-not-defined.bt<text:tab/>110</text:a></text:p>
          <text:p text:style-name="P491"><text:a xlink:type="simple" xlink:href="#__RefHeading___Toc45725_445550807" text:style-name="Index_20_Link" text:visited-style-name="Index_20_Link">10.16.fail-008-expr-op-not-defined.err<text:tab/>110</text:a></text:p>
          <text:p text:style-name="P491"><text:a xlink:type="simple" xlink:href="#__RefHeading___Toc45727_445550807" text:style-name="Index_20_Link" text:visited-style-name="Index_20_Link">10.17.fail-009-undeclared-ident.bt<text:tab/>111</text:a></text:p>
          <text:p text:style-name="P491"><text:a xlink:type="simple" xlink:href="#__RefHeading___Toc45729_445550807" text:style-name="Index_20_Link" text:visited-style-name="Index_20_Link">10.18.fail-009-undeclared-ident.err<text:tab/>111</text:a></text:p>
          <text:p text:style-name="P491"><text:a xlink:type="simple" xlink:href="#__RefHeading___Toc45731_445550807" text:style-name="Index_20_Link" text:visited-style-name="Index_20_Link">10.19.fail-010-cant-emit.bt<text:tab/>111</text:a></text:p>
          <text:p text:style-name="P491"><text:a xlink:type="simple" xlink:href="#__RefHeading___Toc45733_445550807" text:style-name="Index_20_Link" text:visited-style-name="Index_20_Link">10.20.fail-010-cant-emit.err<text:tab/>111</text:a></text:p>
          <text:p text:style-name="P491"><text:a xlink:type="simple" xlink:href="#__RefHeading___Toc45735_445550807" text:style-name="Index_20_Link" text:visited-style-name="Index_20_Link">10.21.fail-011-non-bool-if-predicate.bt<text:tab/>111</text:a></text:p>
          <text:p text:style-name="P491"><text:a xlink:type="simple" xlink:href="#__RefHeading___Toc45737_445550807" text:style-name="Index_20_Link" text:visited-style-name="Index_20_Link">10.22.fail-011-non-bool-if-predicate.err<text:tab/>111</text:a></text:p>
          <text:p text:style-name="P491"><text:a xlink:type="simple" xlink:href="#__RefHeading___Toc45739_445550807" text:style-name="Index_20_Link" text:visited-style-name="Index_20_Link">10.23.fail-012-non-bool-while-predicate.bt<text:tab/>112</text:a></text:p>
          <text:p text:style-name="P491"><text:a xlink:type="simple" xlink:href="#__RefHeading___Toc45741_445550807" text:style-name="Index_20_Link" text:visited-style-name="Index_20_Link">10.24.fail-012-non-bool-while-predicate.err<text:tab/>112</text:a></text:p>
          <text:p text:style-name="P491"><text:a xlink:type="simple" xlink:href="#__RefHeading___Toc45743_445550807" text:style-name="Index_20_Link" text:visited-style-name="Index_20_Link">10.25.fail-013-conditional-diff-types.bt<text:tab/>112</text:a></text:p>
          <text:p text:style-name="P491"><text:a xlink:type="simple" xlink:href="#__RefHeading___Toc45745_445550807" text:style-name="Index_20_Link" text:visited-style-name="Index_20_Link">10.26.fail-013-conditional-diff-types.err<text:tab/>112</text:a></text:p>
          <text:p text:style-name="P491"><text:a xlink:type="simple" xlink:href="#__RefHeading___Toc45747_445550807" text:style-name="Index_20_Link" text:visited-style-name="Index_20_Link">10.27.fail-014-emit-arg.bt<text:tab/>113</text:a></text:p>
          <text:p text:style-name="P491"><text:a xlink:type="simple" xlink:href="#__RefHeading___Toc45749_445550807" text:style-name="Index_20_Link" text:visited-style-name="Index_20_Link">10.28.fail-014-emit-arg.err<text:tab/>113</text:a></text:p>
          <text:p text:style-name="P491"><text:a xlink:type="simple" xlink:href="#__RefHeading___Toc45751_445550807" text:style-name="Index_20_Link" text:visited-style-name="Index_20_Link">10.29.fail-015-len-arg.bt<text:tab/>113</text:a></text:p>
          <text:p text:style-name="P491"><text:a xlink:type="simple" xlink:href="#__RefHeading___Toc45753_445550807" text:style-name="Index_20_Link" text:visited-style-name="Index_20_Link">10.30.fail-015-len-arg.err<text:tab/>113</text:a></text:p>
          <text:p text:style-name="P491"><text:a xlink:type="simple" xlink:href="#__RefHeading___Toc45755_445550807" text:style-name="Index_20_Link" text:visited-style-name="Index_20_Link">10.31.fail-016-len-arg-2.bt<text:tab/>114</text:a></text:p>
          <text:p text:style-name="P491"><text:a xlink:type="simple" xlink:href="#__RefHeading___Toc45757_445550807" text:style-name="Index_20_Link" text:visited-style-name="Index_20_Link">10.32.fail-016-len-arg-2.err<text:tab/>114</text:a></text:p>
          <text:p text:style-name="P491"><text:a xlink:type="simple" xlink:href="#__RefHeading___Toc45759_445550807" text:style-name="Index_20_Link" text:visited-style-name="Index_20_Link">10.33.fail-017-array-size.bt<text:tab/>114</text:a></text:p>
          <text:p text:style-name="P491"><text:a xlink:type="simple" xlink:href="#__RefHeading___Toc45761_445550807" text:style-name="Index_20_Link" text:visited-style-name="Index_20_Link">10.34.fail-017-array-size.err<text:tab/>114</text:a></text:p>
          <text:p text:style-name="P491"><text:a xlink:type="simple" xlink:href="#__RefHeading___Toc45763_445550807" text:style-name="Index_20_Link" text:visited-style-name="Index_20_Link">10.35.fail-018-for-arg.bt<text:tab/>114</text:a></text:p>
          <text:p text:style-name="P491"><text:a xlink:type="simple" xlink:href="#__RefHeading___Toc45765_445550807" text:style-name="Index_20_Link" text:visited-style-name="Index_20_Link">10.36.fail-018-for-arg.err<text:tab/>114</text:a></text:p>
          <text:p text:style-name="P491"><text:a xlink:type="simple" xlink:href="#__RefHeading___Toc45767_445550807" text:style-name="Index_20_Link" text:visited-style-name="Index_20_Link">10.37.fail-019-for-arg-2.bt<text:tab/>115</text:a></text:p>
          <text:p text:style-name="P491"><text:a xlink:type="simple" xlink:href="#__RefHeading___Toc45769_445550807" text:style-name="Index_20_Link" text:visited-style-name="Index_20_Link">10.38.fail-019-for-arg-2.err<text:tab/>115</text:a></text:p>
          <text:p text:style-name="P491"><text:a xlink:type="simple" xlink:href="#__RefHeading___Toc45771_445550807" text:style-name="Index_20_Link" text:visited-style-name="Index_20_Link">10.39.fail-020-illegal-param.bt<text:tab/>115</text:a></text:p>
          <text:p text:style-name="P491"><text:a xlink:type="simple" xlink:href="#__RefHeading___Toc45773_445550807" text:style-name="Index_20_Link" text:visited-style-name="Index_20_Link">10.40.fail-020-illegal-param.err<text:tab/>115</text:a></text:p>
          <text:p text:style-name="P491"><text:a xlink:type="simple" xlink:href="#__RefHeading___Toc45775_445550807" text:style-name="Index_20_Link" text:visited-style-name="Index_20_Link">10.41.test-001-hello.bt<text:tab/>116</text:a></text:p>
          <text:p text:style-name="P491"><text:a xlink:type="simple" xlink:href="#__RefHeading___Toc45777_445550807" text:style-name="Index_20_Link" text:visited-style-name="Index_20_Link">10.42.test-001-hello.out<text:tab/>116</text:a></text:p>
          <text:p text:style-name="P491"><text:a xlink:type="simple" xlink:href="#__RefHeading___Toc45779_445550807" text:style-name="Index_20_Link" text:visited-style-name="Index_20_Link">10.43.test-002-emit.bt<text:tab/>116</text:a></text:p>
          <text:p text:style-name="P491"><text:a xlink:type="simple" xlink:href="#__RefHeading___Toc45781_445550807" text:style-name="Index_20_Link" text:visited-style-name="Index_20_Link">10.44.test-002-emit.out<text:tab/>116</text:a></text:p>
          <text:p text:style-name="P491"><text:a xlink:type="simple" xlink:href="#__RefHeading___Toc45783_445550807" text:style-name="Index_20_Link" text:visited-style-name="Index_20_Link">10.45.test-003-emit-str.bt<text:tab/>116</text:a></text:p>
          <text:p text:style-name="P491"><text:a xlink:type="simple" xlink:href="#__RefHeading___Toc45785_445550807" text:style-name="Index_20_Link" text:visited-style-name="Index_20_Link">10.46.test-003-emit-str.out<text:tab/>116</text:a></text:p>
          <text:p text:style-name="P491"><text:a xlink:type="simple" xlink:href="#__RefHeading___Toc45787_445550807" text:style-name="Index_20_Link" text:visited-style-name="Index_20_Link">10.47.test-100-binops-unops.bt<text:tab/>117</text:a></text:p>
          <text:p text:style-name="P491"><text:a xlink:type="simple" xlink:href="#__RefHeading___Toc45789_445550807" text:style-name="Index_20_Link" text:visited-style-name="Index_20_Link">10.48.test-100-binops-unops.out<text:tab/>118</text:a></text:p>
          <text:p text:style-name="P491"><text:a xlink:type="simple" xlink:href="#__RefHeading___Toc45791_445550807" text:style-name="Index_20_Link" text:visited-style-name="Index_20_Link">10.49.test-101-conditionals.bt<text:tab/>120</text:a></text:p>
          <text:p text:style-name="P491"><text:a xlink:type="simple" xlink:href="#__RefHeading___Toc45793_445550807" text:style-name="Index_20_Link" text:visited-style-name="Index_20_Link">10.50.test-101-conditionals.out<text:tab/>120</text:a></text:p>
          <text:p text:style-name="P491"><text:a xlink:type="simple" xlink:href="#__RefHeading___Toc45795_445550807" text:style-name="Index_20_Link" text:visited-style-name="Index_20_Link">10.51.test-102-more-conditionals.bt<text:tab/>121</text:a></text:p>
          <text:p text:style-name="P491"><text:a xlink:type="simple" xlink:href="#__RefHeading___Toc45797_445550807" text:style-name="Index_20_Link" text:visited-style-name="Index_20_Link">10.52.test-102-more-conditionals.out<text:tab/>121</text:a></text:p>
          <text:p text:style-name="P491"><text:a xlink:type="simple" xlink:href="#__RefHeading___Toc45799_445550807" text:style-name="Index_20_Link" text:visited-style-name="Index_20_Link">10.53.test-103-match.bt<text:tab/>122</text:a></text:p>
          <text:p text:style-name="P491"><text:a xlink:type="simple" xlink:href="#__RefHeading___Toc45801_445550807" text:style-name="Index_20_Link" text:visited-style-name="Index_20_Link">10.54.test-103-match.out<text:tab/>122</text:a></text:p>
          <text:p text:style-name="P491"><text:a xlink:type="simple" xlink:href="#__RefHeading___Toc45803_445550807" text:style-name="Index_20_Link" text:visited-style-name="Index_20_Link">10.55.test-104-while.bt<text:tab/>123</text:a></text:p>
          <text:p text:style-name="P491"><text:a xlink:type="simple" xlink:href="#__RefHeading___Toc45805_445550807" text:style-name="Index_20_Link" text:visited-style-name="Index_20_Link">10.56.test-104-while.out<text:tab/>123</text:a></text:p>
          <text:p text:style-name="P491"><text:a xlink:type="simple" xlink:href="#__RefHeading___Toc45807_445550807" text:style-name="Index_20_Link" text:visited-style-name="Index_20_Link">10.57.test-105-arrays.bt<text:tab/>123</text:a></text:p>
          <text:p text:style-name="P491"><text:soft-page-break/><text:a xlink:type="simple" xlink:href="#__RefHeading___Toc45809_445550807" text:style-name="Index_20_Link" text:visited-style-name="Index_20_Link">10.58.test-105-arrays.out<text:tab/>123</text:a></text:p>
          <text:p text:style-name="P491"><text:a xlink:type="simple" xlink:href="#__RefHeading___Toc45811_445550807" text:style-name="Index_20_Link" text:visited-style-name="Index_20_Link">10.59.test-106-for.bt<text:tab/>124</text:a></text:p>
          <text:p text:style-name="P491"><text:a xlink:type="simple" xlink:href="#__RefHeading___Toc45813_445550807" text:style-name="Index_20_Link" text:visited-style-name="Index_20_Link">10.60.test-106-for.out<text:tab/>124</text:a></text:p>
          <text:p text:style-name="P491"><text:a xlink:type="simple" xlink:href="#__RefHeading___Toc45815_445550807" text:style-name="Index_20_Link" text:visited-style-name="Index_20_Link">10.61.test-107-more-conditionals-2.bt<text:tab/>126</text:a></text:p>
          <text:p text:style-name="P491"><text:a xlink:type="simple" xlink:href="#__RefHeading___Toc45817_445550807" text:style-name="Index_20_Link" text:visited-style-name="Index_20_Link">10.62.test-107-more-conditionals-2.out<text:tab/>126</text:a></text:p>
          <text:p text:style-name="P491"><text:a xlink:type="simple" xlink:href="#__RefHeading___Toc45819_445550807" text:style-name="Index_20_Link" text:visited-style-name="Index_20_Link">10.63.test-200-auto-inputs.bt<text:tab/>127</text:a></text:p>
          <text:p text:style-name="P491"><text:a xlink:type="simple" xlink:href="#__RefHeading___Toc45821_445550807" text:style-name="Index_20_Link" text:visited-style-name="Index_20_Link">10.64.hexdump -C test-200-auto-inputs.in<text:tab/>127</text:a></text:p>
          <text:p text:style-name="P491"><text:a xlink:type="simple" xlink:href="#__RefHeading___Toc45823_445550807" text:style-name="Index_20_Link" text:visited-style-name="Index_20_Link">10.65.test-200-auto-inputs.out<text:tab/>128</text:a></text:p>
          <text:p text:style-name="P491"><text:a xlink:type="simple" xlink:href="#__RefHeading___Toc45825_445550807" text:style-name="Index_20_Link" text:visited-style-name="Index_20_Link">10.66.test-201-more-auto-inputs.bt<text:tab/>129</text:a></text:p>
          <text:p text:style-name="P491"><text:a xlink:type="simple" xlink:href="#__RefHeading___Toc45827_445550807" text:style-name="Index_20_Link" text:visited-style-name="Index_20_Link">10.67.hexdump -C test-201-more-auto-inputs.in<text:tab/>129</text:a></text:p>
          <text:p text:style-name="P491"><text:a xlink:type="simple" xlink:href="#__RefHeading___Toc45829_445550807" text:style-name="Index_20_Link" text:visited-style-name="Index_20_Link">10.68.test-201-more-auto-inputs.out<text:tab/>130</text:a></text:p>
          <text:p text:style-name="P491"><text:a xlink:type="simple" xlink:href="#__RefHeading___Toc45831_445550807" text:style-name="Index_20_Link" text:visited-style-name="Index_20_Link">10.69../test-300-str.bt<text:tab/>130</text:a></text:p>
          <text:p text:style-name="P491"><text:a xlink:type="simple" xlink:href="#__RefHeading___Toc45833_445550807" text:style-name="Index_20_Link" text:visited-style-name="Index_20_Link">10.70.test-300-str.out<text:tab/>130</text:a></text:p>
          <text:p text:style-name="P491"><text:a xlink:type="simple" xlink:href="#__RefHeading___Toc45835_445550807" text:style-name="Index_20_Link" text:visited-style-name="Index_20_Link">10.71.test-900-gcd.bt<text:tab/>131</text:a></text:p>
          <text:p text:style-name="P491"><text:a xlink:type="simple" xlink:href="#__RefHeading___Toc45837_445550807" text:style-name="Index_20_Link" text:visited-style-name="Index_20_Link">10.72.test-900-gcd.out<text:tab/>131</text:a></text:p>
          <text:p text:style-name="P491"><text:a xlink:type="simple" xlink:href="#__RefHeading___Toc45839_445550807" text:style-name="Index_20_Link" text:visited-style-name="Index_20_Link">10.73.test-901-read-characters.bt<text:tab/>132</text:a></text:p>
          <text:p text:style-name="P491"><text:a xlink:type="simple" xlink:href="#__RefHeading___Toc45841_445550807" text:style-name="Index_20_Link" text:visited-style-name="Index_20_Link">10.74.hexdump -C test-901-read-characters.in<text:tab/>132</text:a></text:p>
          <text:p text:style-name="P491"><text:a xlink:type="simple" xlink:href="#__RefHeading___Toc45843_445550807" text:style-name="Index_20_Link" text:visited-style-name="Index_20_Link">10.75.test-901-read-characters.out<text:tab/>132</text:a></text:p>
        </text:index-body>
      </text:table-of-content>
      <text:h text:style-name="P446" text:outline-level="1"/>
      <text:h text:style-name="P450" text:outline-level="1"><text:bookmark-start text:name="__RefHeading___Toc7364_129328283"/>Introduction<text:bookmark-end text:name="__RefHeading___Toc7364_129328283"/></text:h>
      <text:p text:style-name="P50"><text:tab/>BitTwiddler was intended to be a powerful tool for inspecting and parsing binary data. Its main goal was to allow programs that turn binary data into textual representations to be easily written. <text:span text:style-name="T282">Writing a compiler for this language, however, turned out to be a major undertaking. "The paper accepts everything", the saying goes, but I found the LLVM framework to not be nearly as forgiving. </text:span></text:p>
      <text:p text:style-name="P52"><text:tab/>In the course of <text:span text:style-name="T223">BitTwiddler</text:span>'s implementation many features were dropped, either for their infeasibility or for the time to implement them running out. In the end, I opted for having a set of features that would make BitTwiddler minimally useful while still resembling the original whitepaper.</text:p>
      <text:p text:style-name="P52"><text:tab/>In this report I'll detail the process of building BitTwiddler's compiler<text:span text:style-name="T283">. This document is divided into the following sections:</text:span></text:p>
      <text:p text:style-name="P52"/>
      <text:list xml:id="list1094332625917842713" text:style-name="L1">
        <text:list-item>
          <text:p text:style-name="P440"><text:span text:style-name="T33">Introduction:</text:span> this section.</text:p>
        </text:list-item>
        <text:list-item>
          <text:p text:style-name="P440"><text:span text:style-name="T33">Proposal:</text:span> the original proposal, annotated with what was cut and what stayed in the language.</text:p>
        </text:list-item>
        <text:list-item>
          <text:p text:style-name="P440"><text:span text:style-name="T33">Language Tutorial:</text:span> a short tutorial on how to use BitTwiddler.</text:p>
        </text:list-item>
        <text:list-item>
          <text:p text:style-name="P441"><text:span text:style-name="T33">Language Manual:</text:span> the final Language Reference Manual</text:p>
        </text:list-item>
        <text:list-item>
          <text:p text:style-name="P440"><text:span text:style-name="T33">Project Plan:</text:span> how the project was planned and built.</text:p>
        </text:list-item>
        <text:list-item>
          <text:p text:style-name="P442"><text:span text:style-name="T33">Architectural Design</text:span>: a description of the compiler's architecture</text:p>
        </text:list-item>
        <text:list-item>
          <text:p text:style-name="P440"><text:span text:style-name="T33">Test Plan:</text:span> how the compiler was tested</text:p>
        </text:list-item>
        <text:list-item>
          <text:p text:style-name="P440"><text:span text:style-name="T33">Lessons Learned:</text:span> what I took from this project.</text:p>
        </text:list-item>
        <text:list-item>
          <text:p text:style-name="P440"><text:span text:style-name="T33">Code Listing:</text:span> a listing of the final version of the compiler's code.</text:p>
        </text:list-item>
      </text:list>
      <text:h text:style-name="P451" text:outline-level="1"><text:bookmark-start text:name="__RefHeading___Toc7366_129328283"/>Proposal<text:bookmark-end text:name="__RefHeading___Toc7366_129328283"/></text:h>
      <text:p text:style-name="P57"><text:tab/>The proposal here was copied as-is from the original submitted proposal, with notes added to point out what made it to the final version. <text:span text:style-name="T290">Refer to </text:span><text:span text:style-name="T290"><text:bookmark-ref text:reference-format="text" text:ref-name="__RefHeading___Toc7390_129328283">Language Manual</text:bookmark-ref></text:span><text:span text:style-name="T290"> section for the specification of the final version of the language.</text:span></text:p>
      <text:p text:style-name="P53"/>
      <text:h text:style-name="Heading_20_2" text:outline-level="2"><text:bookmark-start text:name="__RefHeading___Toc7368_129328283"/>Motivation<text:bookmark-end text:name="__RefHeading___Toc7368_129328283"/></text:h>
      <text:p text:style-name="P51"><text:tab/><text:span text:style-name="T228">Parsing binary data is tricky, especially in high level languages. Python, for example, makes the programmer deal with the cumbersome </text:span><text:span text:style-name="Code"><text:span text:style-name="T72">struct</text:span></text:span><text:span text:style-name="T229"> module. The C language makes it somewhat easier to map individual bytes or fixed-size chunks of bytes into structures, as long as the programmer takes care of the alignment carefully. Reading in variable-sized items, however, is more complicated. Parsing self-describing binary data can get ugly fast.</text:span></text:p>
      <text:p text:style-name="P51"/>
      <text:h text:style-name="Heading_20_2" text:outline-level="2"><text:bookmark-start text:name="__RefHeading___Toc7370_129328283"/>Description<text:bookmark-end text:name="__RefHeading___Toc7370_129328283"/></text:h>
      <text:p text:style-name="P51"><text:span text:style-name="T230"><text:tab/></text:span><text:span text:style-name="T231">BitTwiddler</text:span><text:span text:style-name="T230">’s primary goal is to </text:span><text:span text:style-name="T46">make it easy to </text:span><text:span text:style-name="T47">describe and </text:span><text:span text:style-name="T46">read binary-encoded data</text:span><text:span text:style-name="T230"> in any format and then </text:span><text:span text:style-name="T46">parse it into a textual format</text:span><text:span text:style-name="T230"> of the programmer's choice. In order to achieve this goal, </text:span><text:span text:style-name="T232">BitTwiddler</text:span><text:span text:style-name="T230"> was designed to be a data-centric programming language. It's main feature is the </text:span><text:span text:style-name="T46">template</text:span><text:span text:style-name="T230">: an object with typed fields and embedded code to build its members.</text:span></text:p>
      <text:p text:style-name="P51"/>
      <text:p text:style-name="Note"><text:span text:style-name="T284">Note: </text:span>Templates ended up not being implemented. It's proposed dynamic nature of having <text:span text:style-name="T285">a potentially different set of fields on each implementation proved to be extremely tricky: a whole runtime type system would have to be developed.</text:span></text:p>
      <text:p text:style-name="P411">I considered implementing simpler templates, equivalent to C structs, but I didn't due to <text:span text:style-name="T286">not having enough time. They wouldn't be too difficult to implement, it would just be more code.</text:span></text:p>
      <text:h text:style-name="P456" text:outline-level="2"/>
      <text:h text:style-name="P476" text:outline-level="2"><text:bookmark-start text:name="__RefHeading___Toc7372_129328283"/>Features<text:bookmark-end text:name="__RefHeading___Toc7372_129328283"/></text:h>
      <text:list xml:id="list9179637633474522589" text:style-name="L2">
        <text:list-item>
          <text:p text:style-name="P430">Concise and descriptive code that reads almost as documentation on the binary data being parsed;</text:p>
        </text:list-item>
        <text:list-item>
          <text:p text:style-name="P430">First class functions and types;</text:p>
        </text:list-item>
        <text:list-item>
          <text:p text:style-name="P430">Strong type checking<text:span text:style-name="T233">, with reasonable automatic casts;</text:span></text:p>
        </text:list-item>
        <text:list-item>
          <text:p text:style-name="P431">All programs read from the standard input and write their results to the standard output<text:span text:style-name="T234">,</text:span> <text:span text:style-name="T234">d</text:span>ebug/log/info/error messages are written to the standard error output<text:span text:style-name="T234">;</text:span></text:p>
        </text:list-item>
        <text:list-item>
          <text:p text:style-name="P432">Automatically reads from standard input into variables with no assigned value<text:span text:style-name="T234">;</text:span></text:p>
        </text:list-item>
        <text:list-item>
          <text:p text:style-name="P433">Basic integral types with different bit widths<text:span text:style-name="T287">.</text:span></text:p>
        </text:list-item>
      </text:list>
      <text:p text:style-name="P54"/>
      <text:p text:style-name="P411">Note: of these, point 1 was partially not implemented (the language ended up being not as concise as initially planned) and the items in point 2 were not implemented at all.</text:p>
      <text:h text:style-name="P476" text:outline-level="2"><text:bookmark-start text:name="__RefHeading___Toc7374_129328283"/>Comparison with other languages<text:bookmark-end text:name="__RefHeading___Toc7374_129328283"/></text:h>
      <text:p text:style-name="P51"><text:tab/><text:span text:style-name="T228">Consider a game that stores a character’s name and health as follows (read from stdin) and parsers in three different languages that output a JSON object.</text:span></text:p>
      <text:p text:style-name="P51"/>
      <table:table table:name="Table3" table:style-name="Table3">
        <table:table-column table:style-name="Table3.A"/>
        <table:table-column table:style-name="Table3.B"/>
        <table:table-row>
          <table:table-cell table:style-name="Table3.A1" table:number-columns-spanned="2" office:value-type="string">
            <table:table table:name="Table4" table:style-name="Table4">
              <table:table-column table:style-name="Table4.A"/>
              <table:table-column table:style-name="Table4.B" table:number-columns-repeated="6"/>
              <table:table-column table:style-name="Table4.A" table:number-columns-repeated="4"/>
              <table:table-row>
                <table:table-cell table:style-name="Table4.A1" office:value-type="string">
                  <text:p text:style-name="P344"><text:span text:style-name="Code"><text:span text:style-name="T72">0x06</text:span></text:span></text:p>
                </table:table-cell>
                <table:table-cell table:style-name="Table4.A1" office:value-type="string">
                  <text:p text:style-name="P317"><text:span text:style-name="Code"><text:span text:style-name="T72">‘M’</text:span></text:span></text:p>
                </table:table-cell>
                <table:table-cell table:style-name="Table4.A1" office:value-type="string">
                  <text:p text:style-name="P317"><text:span text:style-name="Code"><text:span text:style-name="T72">‘a’</text:span></text:span></text:p>
                </table:table-cell>
                <table:table-cell table:style-name="Table4.A1" office:value-type="string">
                  <text:p text:style-name="P317"><text:span text:style-name="Code"><text:span text:style-name="T72">‘r’</text:span></text:span></text:p>
                </table:table-cell>
                <table:table-cell table:style-name="Table4.A1" office:value-type="string">
                  <text:p text:style-name="P317"><text:span text:style-name="Code"><text:span text:style-name="T72">‘v’</text:span></text:span></text:p>
                </table:table-cell>
                <table:table-cell table:style-name="Table4.A1" office:value-type="string">
                  <text:p text:style-name="P317"><text:span text:style-name="Code"><text:span text:style-name="T72">‘i’</text:span></text:span></text:p>
                </table:table-cell>
                <table:table-cell table:style-name="Table4.A1" office:value-type="string">
                  <text:p text:style-name="P317"><text:span text:style-name="Code"><text:span text:style-name="T72">‘n’</text:span></text:span></text:p>
                </table:table-cell>
                <table:table-cell table:style-name="Table4.A1" office:value-type="string">
                  <text:p text:style-name="P344"><text:span text:style-name="Code"><text:span text:style-name="T72">0x42</text:span></text:span></text:p>
                </table:table-cell>
                <table:table-cell table:style-name="Table4.A1" office:value-type="string">
                  <text:p text:style-name="P344"><text:span text:style-name="Code"><text:span text:style-name="T72">0x00</text:span></text:span></text:p>
                </table:table-cell>
                <table:table-cell table:style-name="Table4.A1" office:value-type="string">
                  <text:p text:style-name="P344"><text:span text:style-name="Code"><text:span text:style-name="T72">0x00</text:span></text:span></text:p>
                </table:table-cell>
                <table:table-cell table:style-name="Table4.K1" office:value-type="string">
                  <text:p text:style-name="P344"><text:span text:style-name="Code"><text:span text:style-name="T72">0x00</text:span></text:span></text:p>
                </table:table-cell>
              </table:table-row>
              <table:table-row>
                <table:table-cell table:style-name="Table4.A2" table:number-columns-spanned="7" office:value-type="string">
                  <text:p text:style-name="P344"><text:span text:style-name="T235">Character</text:span>’s name</text:p>
                </table:table-cell>
                <table:covered-table-cell/>
                <table:covered-table-cell/>
                <table:covered-table-cell/>
                <table:covered-table-cell/>
                <table:covered-table-cell/>
                <table:covered-table-cell/>
                <table:table-cell table:style-name="Table4.H2" table:number-columns-spanned="4" office:value-type="string">
                  <text:p text:style-name="P344"><text:span text:style-name="T235">Character</text:span>’s health</text:p>
                </table:table-cell>
                <table:covered-table-cell/>
                <table:covered-table-cell/>
                <table:covered-table-cell/>
              </table:table-row>
            </table:table>
            <text:p text:style-name="P345"/>
            <text:p text:style-name="P345"/>
          </table:table-cell>
          <table:covered-table-cell/>
        </table:table-row>
        <table:table-row table:style-name="Table3.2">
          <table:table-cell table:style-name="Table3.A1" office:value-type="string">
            <text:p text:style-name="P201"># Python</text:p>
            <text:p text:style-name="P201"/>
            <text:p text:style-name="P201"><text:span text:style-name="T48">from</text:span><text:span text:style-name="T236"> struct </text:span><text:span text:style-name="T48">import</text:span><text:span text:style-name="T236"> unpack</text:span></text:p>
            <text:p text:style-name="P195"><text:span text:style-name="T33">from</text:span> sys <text:span text:style-name="T33">import</text:span> stdin</text:p>
            <text:p text:style-name="P195"/>
            <text:p text:style-name="P195">n = unpack('B', stdin.read(1))[0]</text:p>
            <text:p text:style-name="P195">name = unpack('%ds' % n, stdin.read(n))[0]</text:p>
            <text:p text:style-name="P195">health = unpack('I', stdin.read(4))[0]</text:p>
            <text:p text:style-name="P195"/>
            <text:p text:style-name="P195"><text:span text:style-name="T33">print</text:span>('{"name":”%s”,"health":%d}' % </text:p>
            <text:p text:style-name="P195"><text:span text:style-name="T237"><text:s text:c="4"/></text:span>(name, health))</text:p>
          </table:table-cell>
          <table:table-cell table:style-name="Table3.A1" office:value-type="string">
            <text:p text:style-name="P201">// <text:span text:style-name="T238">C</text:span></text:p>
            <text:p text:style-name="P201"/>
            <text:p text:style-name="P196"><text:span text:style-name="T33">#include</text:span> &lt;<text:span text:style-name="T239">stdio</text:span>.h&gt; <text:tab/><text:span text:style-name="T240"><text:tab/></text:span>// <text:span text:style-name="T239">printf</text:span></text:p>
            <text:p text:style-name="P196"><text:span text:style-name="T33">#include</text:span> &lt;stdint.h&gt; <text:span text:style-name="T240"><text:tab/></text:span>// <text:span text:style-name="T239">uintXX_t</text:span></text:p>
            <text:p text:style-name="P197"><text:span text:style-name="T33">#include</text:span> &lt;stdlib.h&gt;<text:tab/><text:span text:style-name="T240"><text:tab/></text:span>// malloc</text:p>
            <text:p text:style-name="P197"><text:span text:style-name="T33">#include</text:span> &lt;unistd.h&gt;<text:tab/><text:span text:style-name="T240"><text:tab/></text:span>// read</text:p>
            <text:p text:style-name="P201"/>
            <text:p text:style-name="P196"><text:span text:style-name="T33">int</text:span> main() {</text:p>
            <text:p text:style-name="P196"><text:s text:c="4"/><text:span text:style-name="T33">uint8</text:span>_t <text:span text:style-name="T241">n</text:span>;</text:p>
            <text:p text:style-name="P196"><text:s text:c="4"/>read(0, (<text:span text:style-name="T33">void</text:span>*)&amp;<text:span text:style-name="T241">n</text:span>, <text:span text:style-name="T33">sizeof</text:span>(<text:span text:style-name="T241">n</text:span>)<text:span text:style-name="T242">)</text:span>;</text:p>
            <text:p text:style-name="P196"><text:s text:c="4"/><text:span text:style-name="T49">char</text:span><text:span text:style-name="T242"> *name = (</text:span><text:span text:style-name="T49">char</text:span><text:span text:style-name="T242">*)malloc(n+1);</text:span></text:p>
            <text:p text:style-name="P196"><text:s text:c="4"/><text:span text:style-name="T242">read(0, (</text:span><text:span text:style-name="T49">void</text:span><text:span text:style-name="T242">*)name, n);</text:span></text:p>
            <text:p text:style-name="P196"><text:s text:c="4"/><text:span text:style-name="T243">name[n] = 0;</text:span></text:p>
            <text:p text:style-name="P196"><text:s text:c="4"/><text:span text:style-name="T49">uint32</text:span><text:span text:style-name="T242">_t health;</text:span></text:p>
            <text:p text:style-name="P196"><text:s text:c="4"/><text:span text:style-name="T242">read(0, (</text:span><text:span text:style-name="T49">void</text:span><text:span text:style-name="T242">*)&amp;health, </text:span><text:span text:style-name="T49">sizeof</text:span><text:span text:style-name="T242">(health));</text:span></text:p>
            <text:p text:style-name="P196"><text:s text:c="4"/><text:span text:style-name="T84">printf</text:span><text:span text:style-name="T242">(“{\”name\”:\”%s\”,\”health\”:%u}\n”,</text:span></text:p>
            <text:p text:style-name="P198"><text:s text:c="8"/>name, health);</text:p>
            <text:p text:style-name="P196"><text:s text:c="4"/><text:span text:style-name="T84">free</text:span><text:span text:style-name="T242">(name);</text:span></text:p>
            <text:p text:style-name="P196"><text:s text:c="4"/><text:span text:style-name="T49">return</text:span><text:span text:style-name="T242"> 0;</text:span></text:p>
            <text:p text:style-name="P196">}</text:p>
          </table:table-cell>
        </table:table-row>
        <table:table-row>
          <table:table-cell table:style-name="Table3.A1" table:number-columns-spanned="2" office:value-type="string">
            <text:p text:style-name="P211"># BitTwiddler</text:p>
            <text:p text:style-name="P199"/>
            <text:p text:style-name="P199"><text:span text:style-name="T94">parse</text:span> <text:span text:style-name="T244">{ <text:s text:c="24"/><text:tab/></text:span><text:span text:style-name="T182"># Reads from stdin automatically.</text:span></text:p>
            <text:p text:style-name="P199"><text:s text:c="4"/><text:span text:style-name="T241">n:</text:span><text:span text:style-name="T50">uint8</text:span><text:span text:style-name="T241">;<text:tab/><text:tab/><text:tab/><text:tab/><text:tab/></text:span><text:span text:style-name="T182"># Declaring without assignment: reads from stdin.</text:span></text:p>
            <text:p text:style-name="P199"><text:s text:c="4"/><text:span text:style-name="T244">name:</text:span><text:span text:style-name="T51">uint8</text:span><text:span text:style-name="T244">[n]; <text:s text:c="13"/><text:tab/></text:span><text:span text:style-name="T182"># Array declared in terms of previous fields.</text:span></text:p>
            <text:p text:style-name="P199"><text:s text:c="4"/><text:span text:style-name="T244">health:</text:span><text:span text:style-name="T51">uint32</text:span><text:span text:style-name="T244">;<text:tab/><text:tab/><text:tab/><text:tab/></text:span><text:span text:style-name="T182"># Defaults to native byte order.</text:span></text:p>
            <text:p text:style-name="P199"/>
            <text:p text:style-name="P199"><text:s text:c="4"/><text:span text:style-name="T52">e</text:span><text:span text:style-name="T51">mit</text:span><text:span text:style-name="T244">(‘{‘);<text:tab/><text:tab/><text:tab/><text:tab/><text:tab/></text:span><text:span text:style-name="T182"># </text:span><text:span text:style-name="T184">emit</text:span><text:span text:style-name="T182"> writes to stdout.</text:span></text:p>
            <text:p text:style-name="P199"><text:span text:style-name="T244"><text:s text:c="4"/></text:span><text:span text:style-name="T51">emit</text:span><text:span text:style-name="T244">(‘”name”: “{name}”,’);<text:tab/> <text:s text:c="4"/></text:span><text:span text:style-name="T182"># Automatic formatting from </text:span><text:span text:style-name="T184">uint8[]</text:span><text:span text:style-name="T182"> to </text:span><text:span text:style-name="T184">string</text:span><text:span text:style-name="T183">.</text:span></text:p>
            <text:p text:style-name="P199"><text:s text:c="4"/><text:span text:style-name="T51">emit</text:span><text:span text:style-name="T244">(‘”health”: {health}’);<text:tab/></text:span><text:span text:style-name="T182"># And from </text:span><text:span text:style-name="T184">uint32</text:span><text:span text:style-name="T182"> to </text:span><text:span text:style-name="T184">string</text:span><text:span text:style-name="T183">.</text:span></text:p>
            <text:p text:style-name="P199"><text:s text:c="4"/><text:span text:style-name="T51">emit</text:span><text:span text:style-name="T244">(‘}’);</text:span></text:p>
            <text:p text:style-name="P200">}</text:p>
          </table:table-cell>
          <table:covered-table-cell/>
        </table:table-row>
      </table:table>
      <text:p text:style-name="P12"/>
      <text:p text:style-name="P12"/>
      <text:p text:style-name="P412"><text:soft-page-break/>Note: a program like th<text:span text:style-name="T289">is</text:span> proposed one is impossible to write in BitTwiddler's final version: there's no automatic conversion from uint8[] to string. It would be easy to implement, but wasn't due to lack of time. <text:span text:style-name="T333">Also, strings must be double-quoted delimited only in the final version. </text:span>The rest, however, made it to the final version.</text:p>
      <text:h text:style-name="Heading_20_2" text:outline-level="2"><text:bookmark-start text:name="__RefHeading___Toc7376_129328283"/>Data Types<text:bookmark-end text:name="__RefHeading___Toc7376_129328283"/></text:h>
      <table:table table:name="Table5" table:style-name="Table5">
        <table:table-column table:style-name="Table5.A"/>
        <table:table-column table:style-name="Table5.B"/>
        <table:table-row>
          <table:table-cell table:style-name="Table5.A1" office:value-type="string">
            <text:p text:style-name="P304">Type</text:p>
          </table:table-cell>
          <table:table-cell table:style-name="Table5.B1" office:value-type="string">
            <text:p text:style-name="P304">Description</text:p>
          </table:table-cell>
        </table:table-row>
        <table:table-row>
          <table:table-cell table:style-name="Table5.A2" office:value-type="string">
            <text:p text:style-name="P239">{u}int8{le,be}</text:p>
            <text:p text:style-name="P239">{u}int16{le,be}</text:p>
            <text:p text:style-name="P239">{u}int32{le,be}</text:p>
            <text:p text:style-name="P239">{u}int64{le,be}</text:p>
          </table:table-cell>
          <table:table-cell table:style-name="Table5.B2" office:value-type="string">
            <text:p text:style-name="P367">Integer types. Unsigned if prefixed by <text:span text:style-name="Code">u</text:span>, signed <text:span text:style-name="T245">otherwise</text:span>. Can be suffixed with <text:span text:style-name="Code">le</text:span> (little endian) or <text:span text:style-name="Code">be</text:span> (big endian). If the suffix is not specified, native endianess is assumed.</text:p>
            <text:p text:style-name="P413">Note: endianess specifiers were dropped.</text:p>
          </table:table-cell>
        </table:table-row>
        <table:table-row>
          <table:table-cell table:style-name="Table5.A2" office:value-type="string">
            <text:p text:style-name="P239">float32, float64</text:p>
          </table:table-cell>
          <table:table-cell table:style-name="Table5.B2" office:value-type="string">
            <text:p text:style-name="P346">Floating point numbers, 32- or 64-bit wide.</text:p>
          </table:table-cell>
        </table:table-row>
        <table:table-row>
          <table:table-cell table:style-name="Table5.A2" office:value-type="string">
            <text:p text:style-name="P213">bit</text:p>
          </table:table-cell>
          <table:table-cell table:style-name="Table5.B2" office:value-type="string">
            <text:p text:style-name="P368">Single bit.</text:p>
            <text:p text:style-name="P413">Note: this was dropped.</text:p>
          </table:table-cell>
        </table:table-row>
        <table:table-row>
          <table:table-cell table:style-name="Table5.A2" office:value-type="string">
            <text:p text:style-name="P213"><text:span text:style-name="T246">s</text:span>tring</text:p>
          </table:table-cell>
          <table:table-cell table:style-name="Table5.B2" office:value-type="string">
            <text:p text:style-name="P347">Single or several characters. Example: <text:span text:style-name="Code">hello: string = "world"</text:span>.</text:p>
          </table:table-cell>
        </table:table-row>
        <table:table-row>
          <table:table-cell table:style-name="Table5.A2" office:value-type="string">
            <text:p text:style-name="P214">Type</text:p>
          </table:table-cell>
          <table:table-cell table:style-name="Table5.B2" office:value-type="string">
            <text:p text:style-name="P369">A basic type or a template type.</text:p>
            <text:p text:style-name="P413">Note: this, and the following explicit types were intended to make these concepts first-class citizens of the language. They were dropped.</text:p>
          </table:table-cell>
        </table:table-row>
        <text:soft-page-break/>
        <table:table-row>
          <table:table-cell table:style-name="Table5.A2" office:value-type="string">
            <text:p text:style-name="P239"><text:span text:style-name="Code"><text:span text:style-name="T119">Array&lt;</text:span></text:span><text:span text:style-name="Code"><text:span text:style-name="T30">type</text:span></text:span><text:span text:style-name="Code"><text:span text:style-name="T119">&gt;</text:span></text:span></text:p>
          </table:table-cell>
          <table:table-cell table:style-name="Table5.B2" office:value-type="string">
            <text:p text:style-name="P348">Array of <text:span text:style-name="T247">elements of type </text:span><text:span text:style-name="T19">type</text:span><text:span text:style-name="T108">.</text:span></text:p>
          </table:table-cell>
        </table:table-row>
        <table:table-row>
          <table:table-cell table:style-name="Table5.A2" office:value-type="string">
            <text:p text:style-name="P239"><text:span text:style-name="Code"><text:span text:style-name="T120">Func</text:span></text:span><text:span text:style-name="Code"><text:span text:style-name="T119">&lt;</text:span></text:span><text:span text:style-name="Code"><text:span text:style-name="T30">r</text:span></text:span><text:span text:style-name="Code"><text:span text:style-name="T119">,</text:span></text:span><text:span text:style-name="Code"><text:span text:style-name="T85"> </text:span></text:span><text:span text:style-name="Code"><text:span text:style-name="T30">a1</text:span></text:span><text:span text:style-name="Code"><text:span text:style-name="T119">,</text:span></text:span><text:span text:style-name="Code"><text:span text:style-name="T85"> </text:span></text:span><text:span text:style-name="Code"><text:span text:style-name="T30">a2</text:span></text:span><text:span text:style-name="Code"><text:span text:style-name="T85">...</text:span></text:span><text:span text:style-name="Code"><text:span text:style-name="T119">&gt;</text:span></text:span></text:p>
          </table:table-cell>
          <table:table-cell table:style-name="Table5.B2" office:value-type="string">
            <text:p text:style-name="P349">Function that takes arguments of types <text:span text:style-name="T14">a1, a2... </text:span><text:span text:style-name="T106">and returns a value of type </text:span><text:span text:style-name="T14">r</text:span><text:span text:style-name="T106">.</text:span></text:p>
          </table:table-cell>
        </table:table-row>
        <table:table-row>
          <table:table-cell table:style-name="Table5.A2" office:value-type="string">
            <text:p text:style-name="P215">Template</text:p>
          </table:table-cell>
          <table:table-cell table:style-name="Table5.B2" office:value-type="string">
            <text:p text:style-name="P350">Base type for all templates.</text:p>
          </table:table-cell>
        </table:table-row>
        <table:table-row>
          <table:table-cell table:style-name="Table5.A2" office:value-type="string">
            <text:p text:style-name="P239">None</text:p>
          </table:table-cell>
          <table:table-cell table:style-name="Table5.B2" office:value-type="string">
            <text:p text:style-name="P370"><text:span text:style-name="T248">Unit type, a</text:span>nalog to the <text:span text:style-name="T249">()</text:span> type in OCaml.</text:p>
            <text:p text:style-name="P413">Note: this type made it to the final version of the language. It is used mainly to annotate functions that don't return a value.</text:p>
          </table:table-cell>
        </table:table-row>
      </table:table>
      <text:p text:style-name="P11"/>
      <text:h text:style-name="Heading_20_2" text:outline-level="2"><text:bookmark-start text:name="__RefHeading___Toc7378_129328283"/>Keywords<text:bookmark-end text:name="__RefHeading___Toc7378_129328283"/></text:h>
      <table:table table:name="Table6" table:style-name="Table6">
        <table:table-column table:style-name="Table6.A"/>
        <table:table-column table:style-name="Table6.B"/>
        <table:table-row>
          <table:table-cell table:style-name="Table6.A1" office:value-type="string">
            <text:p text:style-name="P305">Keyword</text:p>
          </table:table-cell>
          <table:table-cell table:style-name="Table6.B1" office:value-type="string">
            <text:p text:style-name="P305">Description</text:p>
          </table:table-cell>
        </table:table-row>
        <table:table-row>
          <table:table-cell table:style-name="Table6.A2" office:value-type="string">
            <text:p text:style-name="P239">parse</text:p>
          </table:table-cell>
          <table:table-cell table:style-name="Table6.B2" office:value-type="string">
            <text:p text:style-name="P371">The entry point of a program. Must be present exactly once<text:span text:style-name="T250">.</text:span></text:p>
            <text:p text:style-name="P414">Note: this was changed to "main".</text:p>
          </table:table-cell>
        </table:table-row>
        <table:table-row>
          <table:table-cell table:style-name="Table6.A2" office:value-type="string">
            <text:p text:style-name="P239">template</text:p>
          </table:table-cell>
          <table:table-cell table:style-name="Table6.B2" office:value-type="string">
            <text:p text:style-name="P372">Used to declare templates, a<text:span text:style-name="T251">kin to </text:span><text:s/><text:span text:style-name="Code"><text:span text:style-name="T251">dict</text:span></text:span> in Python<text:span text:style-name="T251">, but smarter.</text:span></text:p>
            <text:p text:style-name="P415">Note: this was dropped.</text:p>
            <text:p text:style-name="P55"/>
          </table:table-cell>
        </table:table-row>
        <text:soft-page-break/>
        <table:table-row>
          <table:table-cell table:style-name="Table6.A2" office:value-type="string">
            <text:p text:style-name="P239">_</text:p>
          </table:table-cell>
          <table:table-cell table:style-name="Table6.B2" office:value-type="string">
            <text:p text:style-name="P351">Means <text:span text:style-name="T14">self</text:span><text:span text:style-name="T106"> inside a </text:span><text:span text:style-name="Code"><text:span text:style-name="T106">template</text:span></text:span><text:span text:style-name="T109">, means </text:span><text:span text:style-name="T20">any</text:span><text:span text:style-name="T109"> in </text:span><text:span text:style-name="Code"><text:span text:style-name="T106">match</text:span></text:span><text:span text:style-name="T109">.</text:span></text:p>
            <text:p text:style-name="P416">Note: templates were dropped. This represents the "default" case in a <text:span text:style-name="T33">match</text:span> expression.</text:p>
          </table:table-cell>
        </table:table-row>
        <table:table-row>
          <table:table-cell table:style-name="Table6.A2" office:value-type="string">
            <text:p text:style-name="P216">func</text:p>
          </table:table-cell>
          <table:table-cell table:style-name="Table6.B2" office:value-type="string">
            <text:p text:style-name="P352">Declare a function<text:span text:style-name="T252">.</text:span></text:p>
          </table:table-cell>
        </table:table-row>
        <table:table-row>
          <table:table-cell table:style-name="Table6.A2" office:value-type="string">
            <text:p text:style-name="P217">return</text:p>
          </table:table-cell>
          <table:table-cell table:style-name="Table6.B2" office:value-type="string">
            <text:p text:style-name="P373">Return <text:span text:style-name="T253">early </text:span>from a function.</text:p>
            <text:p text:style-name="P416">Note: this is mandatory to be used to return from a function that returns a value.</text:p>
          </table:table-cell>
        </table:table-row>
        <table:table-row>
          <table:table-cell table:style-name="Table6.A2" office:value-type="string">
            <text:p text:style-name="P239">if, else</text:p>
          </table:table-cell>
          <table:table-cell table:style-name="Table6.B2" office:value-type="string">
            <text:p text:style-name="P353">Conditional <text:span text:style-name="T254">execution</text:span>.</text:p>
          </table:table-cell>
        </table:table-row>
        <table:table-row>
          <table:table-cell table:style-name="Table6.A2" office:value-type="string">
            <text:p text:style-name="P239">for, in</text:p>
          </table:table-cell>
          <table:table-cell table:style-name="Table6.B2" office:value-type="string">
            <text:p text:style-name="P351">Iteration <text:span text:style-name="T254">over all items of an iterable</text:span>.</text:p>
          </table:table-cell>
        </table:table-row>
        <table:table-row>
          <table:table-cell table:style-name="Table6.A2" office:value-type="string">
            <text:p text:style-name="P239">match</text:p>
          </table:table-cell>
          <table:table-cell table:style-name="Table6.B2" office:value-type="string">
            <text:p text:style-name="P374">Pattern matching (similar to <text:span text:style-name="T255">Rust</text:span>'s <text:span text:style-name="Code"><text:span text:style-name="T255">match</text:span></text:span> <text:span text:style-name="T255">operator</text:span>).</text:p>
            <text:p text:style-name="P416">Note: match was simplified to be very similar to C's switch statement: only matches on equality.</text:p>
          </table:table-cell>
        </table:table-row>
        <table:table-row table:style-name="Table6.10">
          <table:table-cell table:style-name="Table6.A2" office:value-type="string">
            <text:p text:style-name="P218">-&gt;</text:p>
          </table:table-cell>
          <table:table-cell table:style-name="Table6.B2" office:value-type="string">
            <text:p text:style-name="P354"><text:span text:style-name="Code">match</text:span> <text:span text:style-name="T256">arm</text:span>.</text:p>
            <text:p text:style-name="P354"/>
            <text:p text:style-name="P354"/>
            <text:p text:style-name="P354"/>
            <text:p text:style-name="P354"/>
            <text:p text:style-name="P354"/>
          </table:table-cell>
        </table:table-row>
        <text:soft-page-break/>
        <table:table-row>
          <table:table-cell table:style-name="Table6.A2" office:value-type="string">
            <text:p text:style-name="P219">:</text:p>
          </table:table-cell>
          <table:table-cell table:style-name="Table6.B2" office:value-type="string">
            <text:p text:style-name="P355">Type annotation.</text:p>
          </table:table-cell>
        </table:table-row>
        <table:table-row>
          <table:table-cell table:style-name="Table6.A2" office:value-type="string">
            <text:p text:style-name="P220">;</text:p>
          </table:table-cell>
          <table:table-cell table:style-name="Table6.B2" office:value-type="string">
            <text:p text:style-name="P356">End of statement.</text:p>
          </table:table-cell>
        </table:table-row>
        <table:table-row>
          <table:table-cell table:style-name="Table6.A2" office:value-type="string">
            <text:p text:style-name="P221">@</text:p>
          </table:table-cell>
          <table:table-cell table:style-name="Table6.B2" office:value-type="string">
            <text:p text:style-name="P375"><text:span text:style-name="T257">P</text:span>revent embedding a field into a <text:span text:style-name="Code">template</text:span>.</text:p>
            <text:p text:style-name="P417">Note: dropped.</text:p>
          </table:table-cell>
        </table:table-row>
        <table:table-row>
          <table:table-cell table:style-name="Table6.A2" office:value-type="string">
            <text:p text:style-name="P222">{ }</text:p>
          </table:table-cell>
          <table:table-cell table:style-name="Table6.B2" office:value-type="string">
            <text:p text:style-name="P357">Code block delimiter.</text:p>
          </table:table-cell>
        </table:table-row>
        <table:table-row>
          <table:table-cell table:style-name="Table6.A2" office:value-type="string">
            <text:p text:style-name="P223">#</text:p>
          </table:table-cell>
          <table:table-cell table:style-name="Table6.B2" office:value-type="string">
            <text:p text:style-name="P358">Comment.</text:p>
          </table:table-cell>
        </table:table-row>
        <table:table-row>
          <table:table-cell table:style-name="Table6.A2" office:value-type="string">
            <text:p text:style-name="P224">' "</text:p>
          </table:table-cell>
          <table:table-cell table:style-name="Table6.B2" office:value-type="string">
            <text:p text:style-name="P383"><text:span text:style-name="Code">string</text:span> delimiters.</text:p>
            <text:p text:style-name="P424">Note: single quote as delimiter was dropped.</text:p>
          </table:table-cell>
        </table:table-row>
      </table:table>
      <text:h text:style-name="Heading_20_2" text:outline-level="2"><text:bookmark-start text:name="__RefHeading___Toc7380_129328283"/>Operators<text:bookmark-end text:name="__RefHeading___Toc7380_129328283"/></text:h>
      <table:table table:name="Table8" table:style-name="Table8">
        <table:table-column table:style-name="Table8.A"/>
        <table:table-column table:style-name="Table8.B"/>
        <table:table-row>
          <table:table-cell table:style-name="Table8.A1" office:value-type="string">
            <text:p text:style-name="P306">Operators</text:p>
          </table:table-cell>
          <table:table-cell table:style-name="Table8.B1" office:value-type="string">
            <text:p text:style-name="P305">Description</text:p>
          </table:table-cell>
        </table:table-row>
        <table:table-row>
          <table:table-cell table:style-name="Table8.A2" office:value-type="string">
            <text:p text:style-name="P225">+ - / * %</text:p>
          </table:table-cell>
          <table:table-cell table:style-name="Table8.B2" office:value-type="string">
            <text:p text:style-name="P359">Arithmetic plus, minus, divide, multiply, remainder (<text:span text:style-name="T258">numbers</text:span>).</text:p>
          </table:table-cell>
        </table:table-row>
        <table:table-row>
          <table:table-cell table:style-name="Table8.A2" office:value-type="string">
            <text:p text:style-name="P226">+<text:soft-page-break/></text:p>
          </table:table-cell>
          <table:table-cell table:style-name="Table8.B2" office:value-type="string">
            <text:p text:style-name="P360">Concatenate (string<text:span text:style-name="T259">s or arrays</text:span>).</text:p>
          </table:table-cell>
        </table:table-row>
        <table:table-row>
          <table:table-cell table:style-name="Table8.A2" office:value-type="string">
            <text:p text:style-name="P227">&lt;&lt; &gt;&gt; | &amp; ~</text:p>
          </table:table-cell>
          <table:table-cell table:style-name="Table8.B2" office:value-type="string">
            <text:p text:style-name="P361"><text:span text:style-name="T106">Bitwise shift left, shift right, </text:span><text:span text:style-name="T14">or</text:span><text:span text:style-name="T106">, </text:span><text:span text:style-name="T14">and</text:span><text:span text:style-name="T110"> and</text:span><text:span text:style-name="T106"> </text:span><text:span text:style-name="T14">not</text:span><text:span text:style-name="T111">, respectively.</text:span></text:p>
          </table:table-cell>
        </table:table-row>
        <table:table-row>
          <table:table-cell table:style-name="Table8.A2" office:value-type="string">
            <text:p text:style-name="P228"><text:span text:style-name="T260">and</text:span> or not</text:p>
          </table:table-cell>
          <table:table-cell table:style-name="Table8.B2" office:value-type="string">
            <text:p text:style-name="P362">Boolean <text:span text:style-name="T14">and</text:span>, <text:span text:style-name="T14">or</text:span> and <text:span text:style-name="T14">not</text:span><text:span text:style-name="T261">, respectively.</text:span></text:p>
          </table:table-cell>
        </table:table-row>
        <table:table-row>
          <table:table-cell table:style-name="Table8.A2" office:value-type="string">
            <text:p text:style-name="P228">&lt; &lt;= <text:span text:style-name="T262">== </text:span>&gt;= &gt;</text:p>
          </table:table-cell>
          <table:table-cell table:style-name="Table8.B2" office:value-type="string">
            <text:p text:style-name="P362">Number comparison.</text:p>
          </table:table-cell>
        </table:table-row>
        <table:table-row>
          <table:table-cell table:style-name="Table8.A2" office:value-type="string">
            <text:p text:style-name="P229">==</text:p>
          </table:table-cell>
          <table:table-cell table:style-name="Table8.B2" office:value-type="string">
            <text:p text:style-name="P363">Equality (string).</text:p>
          </table:table-cell>
        </table:table-row>
        <table:table-row>
          <table:table-cell table:style-name="Table8.A2" office:value-type="string">
            <text:p text:style-name="P218">=</text:p>
          </table:table-cell>
          <table:table-cell table:style-name="Table8.B2" office:value-type="string">
            <text:p text:style-name="P354">Assignment.</text:p>
          </table:table-cell>
        </table:table-row>
        <table:table-row>
          <table:table-cell table:style-name="Table8.A2" office:value-type="string">
            <text:p text:style-name="P230">[]</text:p>
          </table:table-cell>
          <table:table-cell table:style-name="Table8.B2" office:value-type="string">
            <text:p text:style-name="P364"><text:span text:style-name="T263">A</text:span>ccess an element of an array<text:span text:style-name="T264"> or field of a template.</text:span></text:p>
          </table:table-cell>
        </table:table-row>
        <table:table-row>
          <table:table-cell table:style-name="Table8.A2" office:value-type="string">
            <text:p text:style-name="P231">.</text:p>
          </table:table-cell>
          <table:table-cell table:style-name="Table8.B2" office:value-type="string">
            <text:p text:style-name="P376">Access a template field.</text:p>
            <text:p text:style-name="P418">Note: dropped.</text:p>
          </table:table-cell>
        </table:table-row>
      </table:table>
      <text:p text:style-name="Text_20_body"/>
      <text:h text:style-name="P458" text:outline-level="2"/>
      <text:h text:style-name="P477" text:outline-level="2"><text:bookmark-start text:name="__RefHeading___Toc6919_1798352569"/><text:span text:style-name="T6">B</text:span><text:span text:style-name="T5">uilt-in functions</text:span><text:bookmark-end text:name="__RefHeading___Toc6919_1798352569"/></text:h>
      <table:table table:name="Table9" table:style-name="Table9">
        <table:table-column table:style-name="Table9.A"/>
        <table:table-column table:style-name="Table9.B"/>
        <table:table-row>
          <table:table-cell table:style-name="Table9.A1" office:value-type="string">
            <text:p text:style-name="P307">Function</text:p>
          </table:table-cell>
          <table:table-cell table:style-name="Table9.B1" office:value-type="string">
            <text:p text:style-name="P305">Description</text:p>
          </table:table-cell>
        </table:table-row>
        <table:table-row>
          <table:table-cell table:style-name="Table9.A2" office:value-type="string">
            <text:p text:style-name="P239">emit<text:span text:style-name="T265">: Func&lt;None, string&gt;</text:span></text:p>
          </table:table-cell>
          <table:table-cell table:style-name="Table9.B2" office:value-type="string">
            <text:p text:style-name="P351">Write<text:span text:style-name="T266">s </text:span>to stdout<text:span text:style-name="T266">.</text:span></text:p>
          </table:table-cell>
        </table:table-row>
        <table:table-row>
          <table:table-cell table:style-name="Table9.A2" office:value-type="string">
            <text:p text:style-name="P232">print<text:span text:style-name="T267">: Func&lt;None, string&gt;</text:span></text:p>
          </table:table-cell>
          <table:table-cell table:style-name="Table9.B2" office:value-type="string">
            <text:p text:style-name="P351">Write<text:span text:style-name="T266">s to</text:span> <text:span text:style-name="T266">s</text:span>tderr<text:span text:style-name="T268">.</text:span></text:p>
            <text:p text:style-name="P351"/>
            <text:p text:style-name="P351"/>
            <text:p text:style-name="P351"/>
            <text:p text:style-name="P351"/>
            <text:p text:style-name="P351"/>
          </table:table-cell>
        </table:table-row>
        <table:table-row>
          <table:table-cell table:style-name="Table9.A2" office:value-type="string">
            <text:p text:style-name="P233">fatal<text:span text:style-name="T267">: Func&lt;None, string&gt;</text:span></text:p>
          </table:table-cell>
          <table:table-cell table:style-name="Table9.B2" office:value-type="string">
            <text:p text:style-name="P351">Writes to stderr and ends the program immediately.</text:p>
          </table:table-cell>
        </table:table-row>
        <table:table-row>
          <table:table-cell table:style-name="Table9.A2" office:value-type="string">
            <text:p text:style-name="P234">typeof<text:span text:style-name="T267">: Func&lt;Type, </text:span><text:span text:style-name="T21">type&gt;</text:span></text:p>
          </table:table-cell>
          <table:table-cell table:style-name="Table9.B2" office:value-type="string">
            <text:p text:style-name="P377">Returns the type of a variable<text:span text:style-name="T269">.</text:span></text:p>
            <text:p text:style-name="P419">Note: dropped.</text:p>
          </table:table-cell>
        </table:table-row>
        <table:table-row>
          <table:table-cell table:style-name="Table9.A2" office:value-type="string">
            <text:p text:style-name="P235">len<text:span text:style-name="T267">: </text:span></text:p>
            <text:p text:style-name="P235"><text:span text:style-name="T267"><text:s text:c="2"/>Func&lt;uint64, string</text:span><text:span text:style-name="T21">&gt;</text:span></text:p>
            <text:p text:style-name="P176"><text:s text:c="2"/>Func&lt;uint64, Array&lt;type&gt;&gt;</text:p>
            <text:p text:style-name="P176"><text:s text:c="2"/>Func&lt;uint64, Template&gt;</text:p>
          </table:table-cell>
          <table:table-cell table:style-name="Table9.B2" office:value-type="string">
            <text:p text:style-name="P365"><text:span text:style-name="T270">Returns the l</text:span>ength of a<text:span text:style-name="T271"> variable:</text:span></text:p>
            <text:p text:style-name="P366"><text:s text:c="2"/>For strings, the number of characters;</text:p>
            <text:p text:style-name="P366"><text:s text:c="2"/>For arrays, the number of elements;</text:p>
            <text:p text:style-name="P366"><text:s text:c="2"/>For templates, the number of fields;</text:p>
            <text:p text:style-name="P419">Note: dropped for templates only.</text:p>
          </table:table-cell>
        </table:table-row>
        <table:table-row>
          <table:table-cell table:style-name="Table9.A2" office:value-type="string">
            <text:p text:style-name="P236">enumerate<text:span text:style-name="T272">:</text:span></text:p>
            <text:p text:style-name="P236"><text:span text:style-name="T272"><text:s text:c="2"/>Func&lt;Array&lt;Array&lt;</text:span>uint64, <text:span text:style-name="T14">type</text:span><text:span text:style-name="T112">&gt;</text:span><text:span text:style-name="T113">&gt;, </text:span><text:span text:style-name="T112">Array&lt;</text:span><text:span text:style-name="T22">type</text:span><text:span text:style-name="T112">&gt;</text:span><text:span text:style-name="T113">&gt;</text:span></text:p>
          </table:table-cell>
          <table:table-cell table:style-name="Table9.B2" office:value-type="string">
            <text:p text:style-name="P366">Returns a<text:span text:style-name="T273">n</text:span> <text:span text:style-name="T273">array</text:span> of two-element <text:span text:style-name="T273">arrays</text:span>: the first element is an index into <text:span text:style-name="Code">v</text:span>, the second element is the value at that index.</text:p>
            <text:p text:style-name="P420">Note: dropped.</text:p>
          </table:table-cell>
        </table:table-row>
        <text:soft-page-break/>
        <table:table-row>
          <table:table-cell table:style-name="Table9.A2" office:value-type="string">
            <text:p text:style-name="P237">map<text:span text:style-name="T274">: Func&lt;</text:span></text:p>
            <text:p text:style-name="P237"><text:span text:style-name="T274"><text:s text:c="2"/>Array&lt;</text:span><text:span text:style-name="T23">type2</text:span><text:span text:style-name="T274">&gt;, </text:span></text:p>
            <text:p text:style-name="P237"><text:span text:style-name="T274"><text:s text:c="2"/>Array&lt;</text:span><text:span text:style-name="T23">type1</text:span><text:span text:style-name="T114">&gt;, </text:span></text:p>
            <text:p text:style-name="P237"><text:span text:style-name="T114"><text:s text:c="2"/>Function&lt;</text:span><text:span text:style-name="T23">type2</text:span><text:span text:style-name="T114">, </text:span><text:span text:style-name="T23">type1</text:span><text:span text:style-name="T114">&gt;&gt;</text:span></text:p>
          </table:table-cell>
          <table:table-cell table:style-name="Table9.B2" office:value-type="string">
            <text:p text:style-name="P345"><text:span text:style-name="T275">Maps elements of an array </text:span><text:span text:style-name="Code">a</text:span><text:span text:style-name="T276"> of type </text:span><text:span text:style-name="T24">type </text:span><text:span text:style-name="T115">to a function</text:span><text:span text:style-name="T116"> </text:span><text:span text:style-name="Code"><text:span text:style-name="T106">f</text:span></text:span><text:span text:style-name="Code"><text:span text:style-name="T116"> </text:span></text:span><text:span text:style-name="T277">that accepts one argument of type </text:span><text:span text:style-name="T25">type. </text:span><text:span text:style-name="T116">Returns an array of type </text:span><text:span text:style-name="T25">type2</text:span><text:span text:style-name="T116">, which is </text:span><text:span text:style-name="Code"><text:span text:style-name="T106">f</text:span></text:span><text:span text:style-name="T116">'s return type.</text:span></text:p>
            <text:p text:style-name="P423">Note: dropped.</text:p>
          </table:table-cell>
        </table:table-row>
        <table:table-row>
          <table:table-cell table:style-name="Table9.A2" office:value-type="string">
            <text:p text:style-name="P238">join<text:span text:style-name="T272">: Func&lt;string, string, Array&lt;string&gt;&gt;</text:span></text:p>
          </table:table-cell>
          <table:table-cell table:style-name="Table9.B2" office:value-type="string">
            <text:p text:style-name="P378">Concatenate strings <text:span text:style-name="T278">in the second argument</text:span> interspersed with<text:span text:style-name="T278"> the string in the first arg</text:span>.</text:p>
            <text:p text:style-name="P420">Note: dropped.</text:p>
          </table:table-cell>
        </table:table-row>
      </table:table>
      <text:h text:style-name="P459" text:outline-level="2" text:is-list-header="true"/>
      <text:h text:style-name="P460" text:outline-level="2"/>
      <text:h text:style-name="P476" text:outline-level="2"><text:bookmark-start text:name="__RefHeading___Toc7384_129328283"/><text:span text:style-name="T39">Example Program</text:span><text:span text:style-name="T40">: self-describing binary data</text:span><text:bookmark-end text:name="__RefHeading___Toc7384_129328283"/></text:h>
      <text:p text:style-name="P47"><text:tab/>Consider a hypothetical computer game that stores <text:span text:style-name="T156">character attributes</text:span> in self-describing binary file<text:span text:style-name="T156">s</text:span>, and the following content for one of these files encoding a character's name and experience (numbers are in hexadecimal):</text:p>
      <table:table table:name="Table10" table:style-name="Table10">
        <table:table-column table:style-name="Table10.A"/>
        <table:table-column table:style-name="Table10.B" table:number-columns-repeated="2"/>
        <table:table-column table:style-name="Table10.D" table:number-columns-repeated="4"/>
        <table:table-column table:style-name="Table10.B" table:number-columns-repeated="2"/>
        <table:table-column table:style-name="Table10.D" table:number-columns-repeated="2"/>
        <table:table-column table:style-name="Table10.B"/>
        <table:table-column table:style-name="Table10.D" table:number-columns-repeated="3"/>
        <table:table-column table:style-name="Table10.B" table:number-columns-repeated="4"/>
        <table:table-row>
          <table:table-cell table:style-name="Table10.A1" office:value-type="string">
            <text:p text:style-name="P337"><text:span text:style-name="Code"><text:span text:style-name="T72">02</text:span></text:span></text:p>
          </table:table-cell>
          <table:table-cell table:style-name="Table10.A1" office:value-type="string">
            <text:p text:style-name="P337"><text:span text:style-name="Code"><text:span text:style-name="T76">00</text:span></text:span></text:p>
          </table:table-cell>
          <table:table-cell table:style-name="Table10.A1" office:value-type="string">
            <text:p text:style-name="P337"><text:span text:style-name="Code"><text:span text:style-name="T76">04</text:span></text:span></text:p>
          </table:table-cell>
          <table:table-cell table:style-name="Table10.A1" office:value-type="string">
            <text:p text:style-name="P337"><text:span text:style-name="Code"><text:span text:style-name="T72">'n'</text:span></text:span></text:p>
          </table:table-cell>
          <table:table-cell table:style-name="Table10.A1" office:value-type="string">
            <text:p text:style-name="P337"><text:span text:style-name="Code"><text:span text:style-name="T72">'a'</text:span></text:span></text:p>
          </table:table-cell>
          <table:table-cell table:style-name="Table10.A1" office:value-type="string">
            <text:p text:style-name="P337"><text:span text:style-name="Code"><text:span text:style-name="T72">'m'</text:span></text:span></text:p>
          </table:table-cell>
          <table:table-cell table:style-name="Table10.A1" office:value-type="string">
            <text:p text:style-name="P337"><text:span text:style-name="Code"><text:span text:style-name="T72">'e'</text:span></text:span></text:p>
          </table:table-cell>
          <table:table-cell table:style-name="Table10.A1" office:value-type="string">
            <text:p text:style-name="P337"><text:span text:style-name="Code"><text:span text:style-name="T72">0</text:span></text:span><text:span text:style-name="Code"><text:span text:style-name="T76">1</text:span></text:span></text:p>
          </table:table-cell>
          <table:table-cell table:style-name="Table10.A1" office:value-type="string">
            <text:p text:style-name="P337"><text:span text:style-name="Code"><text:span text:style-name="T76">02</text:span></text:span></text:p>
          </table:table-cell>
          <table:table-cell table:style-name="Table10.A1" office:value-type="string">
            <text:p text:style-name="P337"><text:span text:style-name="Code"><text:span text:style-name="T72">'</text:span></text:span><text:span text:style-name="Code"><text:span text:style-name="T76">x</text:span></text:span><text:span text:style-name="Code"><text:span text:style-name="T72">'</text:span></text:span></text:p>
          </table:table-cell>
          <table:table-cell table:style-name="Table10.A1" office:value-type="string">
            <text:p text:style-name="P337"><text:span text:style-name="Code"><text:span text:style-name="T72">'</text:span></text:span><text:span text:style-name="Code"><text:span text:style-name="T76">p</text:span></text:span><text:span text:style-name="Code"><text:span text:style-name="T72">'</text:span></text:span></text:p>
          </table:table-cell>
          <table:table-cell table:style-name="Table10.A1" office:value-type="string">
            <text:p text:style-name="P337"><text:span text:style-name="Code"><text:span text:style-name="T77">03</text:span></text:span></text:p>
          </table:table-cell>
          <table:table-cell table:style-name="Table10.A1" office:value-type="string">
            <text:p text:style-name="P337"><text:span text:style-name="Code"><text:span text:style-name="T76">'A'</text:span></text:span></text:p>
          </table:table-cell>
          <table:table-cell table:style-name="Table10.A1" office:value-type="string">
            <text:p text:style-name="P337"><text:span text:style-name="Code"><text:span text:style-name="T72">'</text:span></text:span><text:span text:style-name="Code"><text:span text:style-name="T76">n</text:span></text:span><text:span text:style-name="Code"><text:span text:style-name="T72">'</text:span></text:span></text:p>
          </table:table-cell>
          <table:table-cell table:style-name="Table10.A1" office:value-type="string">
            <text:p text:style-name="P337"><text:span text:style-name="Code"><text:span text:style-name="T72">'</text:span></text:span><text:span text:style-name="Code"><text:span text:style-name="T76">n</text:span></text:span><text:span text:style-name="Code"><text:span text:style-name="T72">'</text:span></text:span></text:p>
          </table:table-cell>
          <table:table-cell table:style-name="Table10.A1" office:value-type="string">
            <text:p text:style-name="P337"><text:span text:style-name="Code"><text:span text:style-name="T78">64</text:span></text:span></text:p>
          </table:table-cell>
          <table:table-cell table:style-name="Table10.A1" office:value-type="string">
            <text:p text:style-name="P337"><text:span text:style-name="Code"><text:span text:style-name="T78">00</text:span></text:span></text:p>
          </table:table-cell>
          <table:table-cell table:style-name="Table10.A1" office:value-type="string">
            <text:p text:style-name="P337"><text:span text:style-name="Code"><text:span text:style-name="T78">00</text:span></text:span></text:p>
          </table:table-cell>
          <table:table-cell table:style-name="Table10.S1" office:value-type="string">
            <text:p text:style-name="P337"><text:span text:style-name="Code"><text:span text:style-name="T78">00</text:span></text:span></text:p>
          </table:table-cell>
        </table:table-row>
        <table:table-row>
          <table:table-cell table:style-name="Table10.A2" office:value-type="string">
            <text:p text:style-name="P337">Two <text:span text:style-name="T157">f</text:span>ields</text:p>
          </table:table-cell>
          <table:table-cell table:style-name="Table10.B2" table:number-columns-spanned="6" office:value-type="string">
            <text:p text:style-name="P337">First field </text:p>
            <text:p text:style-name="P341">type 0 = string</text:p>
            <text:p text:style-name="P342">name = “name”</text:p>
          </table:table-cell>
          <table:covered-table-cell/>
          <table:covered-table-cell/>
          <table:covered-table-cell/>
          <table:covered-table-cell/>
          <table:covered-table-cell/>
          <table:table-cell table:style-name="Table10.A2" table:number-columns-spanned="4" office:value-type="string">
            <text:p text:style-name="P337"><text:span text:style-name="T158">Second</text:span> field </text:p>
            <text:p text:style-name="P337">type <text:span text:style-name="T158">1</text:span> = <text:span text:style-name="T158">uint32</text:span></text:p>
            <text:p text:style-name="P342">name = “xp”</text:p>
          </table:table-cell>
          <table:covered-table-cell/>
          <table:covered-table-cell/>
          <table:covered-table-cell/>
          <table:table-cell table:style-name="Table10.A2" table:number-columns-spanned="4" office:value-type="string">
            <text:p text:style-name="P337"><text:span text:style-name="T158">First</text:span> field</text:p>
            <text:p text:style-name="P341">value</text:p>
            <text:p text:style-name="P341">"Ann"</text:p>
          </table:table-cell>
          <table:covered-table-cell/>
          <table:covered-table-cell/>
          <table:covered-table-cell/>
          <table:table-cell table:style-name="Table10.P2" table:number-columns-spanned="4" office:value-type="string">
            <text:p text:style-name="P337">Second field </text:p>
            <text:p text:style-name="P337">value</text:p>
            <text:p text:style-name="P337">100</text:p>
          </table:table-cell>
          <table:covered-table-cell/>
          <table:covered-table-cell/>
          <table:covered-table-cell/>
        </table:table-row>
      </table:table>
      <text:p text:style-name="P239"><text:span text:style-name="T227">template</text:span><text:span text:style-name="T224"> </text:span><text:span text:style-name="T225">Attr</text:span><text:span text:style-name="T224">String {</text:span><text:span text:style-name="T226"><text:tab/><text:tab/><text:tab/><text:tab/></text:span><text:span text:style-name="T186"># Represents a</text:span><text:span text:style-name="T187">n</text:span><text:span text:style-name="T186"> encoded string</text:span></text:p>
      <text:p text:style-name="P180"><text:span text:style-name="T193"><text:tab/></text:span>@len<text:span text:style-name="T194"> </text:span>: <text:span text:style-name="T33">uint8</text:span>;<text:span text:style-name="T159"><text:tab/><text:tab/><text:tab/><text:tab/><text:tab/></text:span><text:span text:style-name="T161"># len </text:span><text:span text:style-name="T163">will not be a </text:span><text:span text:style-name="T164">field</text:span><text:span text:style-name="T163"> of </text:span><text:span text:style-name="T165">Attr</text:span><text:span text:style-name="T163">String</text:span></text:p>
      <text:p text:style-name="P180"><text:span text:style-name="T193"><text:tab/></text:span>_<text:span text:style-name="T194"> </text:span>: <text:span text:style-name="T33">uint8</text:span>[len];<text:span text:style-name="T159"><text:tab/><text:tab/><text:tab/><text:tab/></text:span><text:span text:style-name="T161"># </text:span><text:span text:style-name="T162">Attr</text:span><text:span text:style-name="T161">String will be an "alias" to uint8[]</text:span></text:p>
      <text:p text:style-name="P201">}</text:p>
      <text:p text:style-name="P201"/>
      <text:p text:style-name="P181"><text:span text:style-name="T33">template</text:span> <text:span text:style-name="T195">Attr</text:span>Desc {<text:tab/><text:tab/><text:tab/><text:span text:style-name="T279"><text:tab/><text:tab/></text:span><text:span text:style-name="T160"># </text:span><text:span text:style-name="T185">Attribute</text:span><text:span text:style-name="T160"> Description</text:span></text:p>
      <text:p text:style-name="P181"><text:span text:style-name="T193"><text:tab/>@</text:span>type<text:span text:style-name="T196">Code </text:span>: <text:span text:style-name="T33">uint8</text:span>;</text:p>
      <text:p text:style-name="P181"><text:span text:style-name="T193"><text:tab/>type : </text:span><text:span text:style-name="T41">Type</text:span><text:span text:style-name="T197"> = </text:span><text:span text:style-name="T41">match</text:span><text:span text:style-name="T197"> typeCode {<text:tab/></text:span><text:span text:style-name="T166"># </text:span><text:span text:style-name="T167">If there's no match, the program aborts</text:span><text:span text:style-name="T168"> with an error</text:span></text:p>
      <text:p text:style-name="P181"><text:span text:style-name="T193"><text:tab/><text:tab/>0x00 -&gt; Attr</text:span><text:span text:style-name="T79">String</text:span><text:span text:style-name="T197">;</text:span></text:p>
      <text:p text:style-name="P182"><text:tab/><text:tab/>0x01 -&gt; <text:span text:style-name="T33">uint32</text:span>;</text:p>
      <text:p text:style-name="P181"><text:s text:c="4"/><text:span text:style-name="T197"><text:tab/>};</text:span></text:p>
      <text:p text:style-name="P181"><text:tab/>name<text:span text:style-name="T194"> </text:span>: <text:span text:style-name="T198">Attr</text:span>String;</text:p>
      <text:p text:style-name="P181">}</text:p>
      <text:p text:style-name="P181"/>
      <text:p text:style-name="P183"><text:span text:style-name="T33">template</text:span> Character(<text:span text:style-name="T198">attrs</text:span>:<text:span text:style-name="T198">Attr</text:span>Desc[]) {</text:p>
      <text:p text:style-name="P183"><text:span text:style-name="T42"><text:tab/></text:span><text:span text:style-name="T33">for</text:span> <text:span text:style-name="T198">attr</text:span> <text:span text:style-name="T33">in</text:span> <text:span text:style-name="T198">attrs</text:span> {<text:span text:style-name="T199"><text:tab/><text:tab/><text:tab/><text:tab/></text:span><text:span text:style-name="T200"># Character's field names will come from strings</text:span></text:p>
      <text:p text:style-name="P183"><text:span text:style-name="T193"><text:tab/><text:tab/>attr</text:span>.name : <text:span text:style-name="T198">attr</text:span>.type<text:span text:style-name="T280">;<text:tab/><text:tab/></text:span><text:span text:style-name="T169"># Auto type conversion: </text:span><text:span text:style-name="T170">Attr</text:span><text:span text:style-name="T169">String -&gt; uint8[] -&gt; string</text:span></text:p>
      <text:p text:style-name="P183"><text:s text:c="4"/><text:span text:style-name="T281"><text:tab/></text:span>}</text:p>
      <text:p text:style-name="P183">}</text:p>
      <text:p text:style-name="P180"/>
      <text:p text:style-name="P185"><text:span text:style-name="T33">parse</text:span> {<text:span text:style-name="T201"><text:tab/><text:tab/><text:tab/><text:tab/><text:tab/><text:tab/><text:tab/></text:span><text:span text:style-name="T171"># Entry point</text:span></text:p>
      <text:p text:style-name="P180"><text:span text:style-name="T193"><text:tab/> <text:s text:c="4"/></text:span>num<text:span text:style-name="T198">Attr</text:span>s: <text:span text:style-name="T33">uint8</text:span>;<text:span text:style-name="T201"><text:tab/><text:tab/><text:tab/><text:tab/></text:span><text:span text:style-name="T171"># Reads in </text:span><text:span text:style-name="T172">the </text:span><text:span text:style-name="T170">number of attributes</text:span></text:p>
      <text:p text:style-name="P185"><text:s text:c="4"/><text:span text:style-name="T193"><text:tab/>attrs</text:span>: <text:span text:style-name="T198">AttrDesc</text:span>[num<text:span text:style-name="T198">Attrs</text:span>];<text:span text:style-name="T201"><text:tab/><text:tab/></text:span><text:span text:style-name="T171"># Reads in </text:span><text:span text:style-name="T172">the </text:span><text:span text:style-name="T170">attribute descriptions</text:span></text:p>
      <text:p text:style-name="P183"><text:s text:c="4"/><text:span text:style-name="T193"><text:tab/></text:span>character: Character(<text:span text:style-name="T202">attrs</text:span>);<text:span text:style-name="T203"><text:tab/><text:tab/></text:span><text:span text:style-name="T173"># Reads character info based on </text:span><text:span text:style-name="T174">attribute descriptions</text:span></text:p>
      <text:p text:style-name="P183"/>
      <text:p text:style-name="P187"><text:s text:c="4"/><text:span text:style-name="T193"><text:tab/></text:span><text:span text:style-name="T33">emit</text:span>(<text:span text:style-name="T204">'{'</text:span>)<text:span text:style-name="T217">;</text:span></text:p>
      <text:p text:style-name="P183"><text:s text:c="4"/><text:span text:style-name="T193"><text:tab/></text:span><text:span text:style-name="T33">for</text:span> [i, attr] <text:span text:style-name="T33">in</text:span> <text:span text:style-name="T33">enumerate</text:span>(character) {</text:p>
      <text:p text:style-name="P183"><text:span text:style-name="T42"><text:tab/><text:tab/></text:span><text:span text:style-name="T33">emit</text:span>(<text:span text:style-name="T204">'{attr}:'</text:span>);</text:p>
      <text:p text:style-name="P183"><text:s text:c="8"/><text:span text:style-name="T193"><text:tab/></text:span><text:span text:style-name="T33">match</text:span> <text:span text:style-name="T33">typeof</text:span>(character.attr) {</text:p>
      <text:p text:style-name="P183"><text:span text:style-name="T193"><text:tab/><text:tab/><text:tab/>Attr</text:span>String -&gt; <text:span text:style-name="T33">emit</text:span>(<text:span text:style-name="T205">'"{</text:span><text:span text:style-name="T204">character.attr</text:span><text:span text:style-name="T205">}"'</text:span>);</text:p>
      <text:p text:style-name="P183"><text:tab/><text:tab/><text:tab/><text:span text:style-name="T33">uint32</text:span> -&gt; <text:span text:style-name="T33">emit</text:span>(<text:span text:style-name="T204">'{character.attr}'</text:span>);</text:p>
      <text:p text:style-name="P188"><text:tab/><text:tab/>}</text:p>
      <text:p text:style-name="P183"/>
      <text:p text:style-name="P183"><text:span text:style-name="T42"><text:tab/><text:tab/></text:span><text:span text:style-name="T33">if</text:span> i &lt; <text:span text:style-name="T33">len</text:span>(character)<text:span text:style-name="T218"> - 1</text:span> {<text:span text:style-name="T219"><text:tab/><text:tab/></text:span><text:span text:style-name="T167"># len of a template is its number of fields</text:span></text:p>
      <text:p text:style-name="P183"><text:span text:style-name="T42"><text:tab/><text:tab/><text:tab/></text:span><text:span text:style-name="T33">emit</text:span>(<text:span text:style-name="T204">','</text:span>);</text:p>
      <text:p text:style-name="P183"><text:span text:style-name="T193"><text:tab/><text:tab/></text:span>}</text:p>
      <text:p text:style-name="P183"><text:span text:style-name="T193"><text:tab/></text:span>}</text:p>
      <text:p text:style-name="P190"><text:tab/><text:span text:style-name="T33">emit</text:span>(<text:span text:style-name="T204">'}\n'</text:span>);</text:p>
      <text:p text:style-name="P190">}</text:p>
      <text:p text:style-name="P190"/>
      <text:p text:style-name="Text_20_body"/>
      <text:p text:style-name="P421"><text:soft-page-break/>Note: since templates were dropped, this program is completely invalid in the final version of the language.</text:p>
      <text:h text:style-name="P476" text:outline-level="2"><text:bookmark-start text:name="__RefHeading___Toc7386_129328283"/><text:span text:style-name="T39">Example Program</text:span><text:span text:style-name="T40">: </text:span><text:span text:style-name="T43">gcd</text:span><text:bookmark-end text:name="__RefHeading___Toc7386_129328283"/></text:h>
      <text:p text:style-name="P192"><text:span text:style-name="T33">func </text:span><text:span text:style-name="T72">gcd</text:span><text:span text:style-name="T80">:</text:span><text:span text:style-name="T53">uint64</text:span><text:span text:style-name="T80"> </text:span><text:span text:style-name="T72">(a:</text:span><text:span text:style-name="T33">uint64</text:span><text:span text:style-name="T72">, b:</text:span><text:span text:style-name="T33">uint64</text:span><text:span text:style-name="T72">) {</text:span></text:p>
      <text:p text:style-name="P194"><text:span text:style-name="T72"><text:s text:c="4"/></text:span><text:span text:style-name="T43">if</text:span><text:span text:style-name="T81"> b == 0 {</text:span></text:p>
      <text:p text:style-name="P192"><text:span text:style-name="T72"><text:s text:c="8"/>a;</text:span><text:span text:style-name="T82"><text:tab/><text:tab/><text:tab/></text:span><text:span text:style-name="T175"># </text:span><text:span text:style-name="T178">return</text:span><text:span text:style-name="T176"> </text:span><text:span text:style-name="T177">keyword </text:span><text:span text:style-name="T176">is not necessary</text:span></text:p>
      <text:p text:style-name="P192"><text:span text:style-name="T72"><text:s text:c="4"/>} </text:span><text:span text:style-name="T33">else</text:span><text:span text:style-name="T72"> {</text:span></text:p>
      <text:p text:style-name="P205"><text:s text:c="8"/>gcd(b, a % b);</text:p>
      <text:p text:style-name="P205"><text:s text:c="4"/>}</text:p>
      <text:p text:style-name="P205">}</text:p>
      <text:p text:style-name="P209"/>
      <text:p text:style-name="P185"><text:span text:style-name="T33">parse</text:span> {</text:p>
      <text:p text:style-name="P194"><text:s text:c="5"/>a : uint<text:span text:style-name="T220">32</text:span>;<text:tab/><text:span text:style-name="T220"><text:tab/></text:span><text:span text:style-name="T167"># </text:span><text:span text:style-name="T160">Read inputs from standard input</text:span></text:p>
      <text:p text:style-name="P194"><text:s text:c="5"/>b : uint<text:span text:style-name="T220">32</text:span>;</text:p>
      <text:p text:style-name="P194"/>
      <text:p text:style-name="P194"><text:s text:c="5"/>r = gcd(a, b);<text:span text:style-name="T220"><text:tab/><text:tab/></text:span><text:span text:style-name="T167"># </text:span><text:span text:style-name="T180">Automatic upcast </text:span><text:span text:style-name="T179">uint32</text:span><text:span text:style-name="T180"> -&gt; </text:span><text:span text:style-name="T179">uint64</text:span><text:span text:style-name="T180">, automatic type for </text:span><text:span text:style-name="T179">r</text:span><text:span text:style-name="T180"> (</text:span><text:span text:style-name="T179">uint64</text:span><text:span text:style-name="T180">)</text:span></text:p>
      <text:p text:style-name="P194"><text:s text:c="5"/>emit(<text:span text:style-name="T206">'</text:span><text:span text:style-name="T207">gcd({a}, {b}) = {r}\n</text:span><text:span text:style-name="T206">'</text:span>);</text:p>
      <text:p text:style-name="P177">}</text:p>
      <text:p text:style-name="P422">Note: gcd can (and was) implemented in a very similar form to the one presented here.</text:p>
      <text:p text:style-name="P49"/>
      <text:p text:style-name="P49"/>
      <text:p text:style-name="P49"/>
      <text:p text:style-name="P49"/>
      <text:h text:style-name="P447" text:outline-level="1"/>
      <text:h text:style-name="P452" text:outline-level="1"><text:bookmark-start text:name="__RefHeading___Toc7388_129328283"/>Language Tutorial<text:bookmark-end text:name="__RefHeading___Toc7388_129328283"/></text:h>
      <text:p text:style-name="P83"><text:tab/>Welcome to BitTwiddler! This tutorial will teach you how to get BitTwiddler's compiler up and running and walk you through all of the language's features.</text:p>
      <text:p text:style-name="P83"/>
      <text:h text:style-name="Heading_20_2" text:outline-level="2"><text:bookmark-start text:name="__RefHeading___Toc6921_1798352569"/>Getting started<text:bookmark-end text:name="__RefHeading___Toc6921_1798352569"/></text:h>
      <text:p text:style-name="P85"><text:tab/>In order to run all the examples in this tutorial you must first obtain the sources for the compiler and build it. Tagged sources are available at: </text:p>
      <text:p text:style-name="P84"><text:a xlink:type="simple" xlink:href="https://github.com/brunoseivam/bittwiddler/releases" text:style-name="Internet_20_link" text:visited-style-name="Visited_20_Internet_20_Link">https://github.com/brunoseivam/bittwiddler/releases</text:a> </text:p>
      <text:p text:style-name="P86"><text:tab/>Download the latest release, uncompress it and build it by running<text:span text:style-name="T337">:</text:span></text:p>
      <text:p text:style-name="Code"><text:span text:style-name="T33">$</text:span> make</text:p>
      <text:p text:style-name="P86"><text:tab/>After <text:span text:style-name="Code">make</text:span><text:span text:style-name="T336"> is done you should have the </text:span><text:span text:style-name="Code">bittwiddler.native</text:span><text:span text:style-name="T336"> program available. This is a compiler from BitTwiddler to LLVM IR language. A second step is necessary to compile from LLVM IR to a binary executable. For your convenience, both steps are executed at once by the </text:span><text:span text:style-name="Code">compile.sh</text:span><text:span text:style-name="T336"> script, distributed with BitTwiddler.</text:span></text:p>
      <text:p text:style-name="P56"/>
      <text:h text:style-name="Heading_20_2" text:outline-level="2"><text:bookmark-start text:name="__RefHeading___Toc6923_1798352569"/>Hello World<text:bookmark-end text:name="__RefHeading___Toc6923_1798352569"/></text:h>
      <text:p text:style-name="P87"><text:tab/><text:span text:style-name="T337">Any tutorial worth its salt will start with a "Hello, world" program, and this one is no exception. So, start <text:s/>by creating a new file called </text:span><text:span text:style-name="Code">hello.bt</text:span><text:span text:style-name="T337"> and typing this into it:</text:span></text:p>
      <text:p text:style-name="Code"><text:span text:style-name="T33">main</text:span> {</text:p>
      <text:p text:style-name="Code"><text:s text:c="4"/><text:span text:style-name="T33">emit</text:span>(<text:span text:style-name="T204">"Hello, world!\n"</text:span>);<text:span text:style-name="T341"> </text:span><text:span text:style-name="T189"># Greet the world</text:span></text:p>
      <text:p text:style-name="Code">}</text:p>
      <text:p text:style-name="P88"><text:span text:style-name="T338"><text:tab/></text:span>In order to compile this file, you should use the <text:span text:style-name="Code">compile.sh</text:span> script:</text:p>
      <text:p text:style-name="P256"><text:span text:style-name="T33">$</text:span> ./compile.sh hello.bt</text:p>
      <text:p text:style-name="P89"><text:tab/>After the compiler is done, you will have a new executable file, hello.exe, and, if you run it, you will see the following output:</text:p>
      <text:p text:style-name="P257"><text:soft-page-break/><text:span text:style-name="T33">$</text:span> ./<text:span text:style-name="T339">hello.exe</text:span></text:p>
      <text:p text:style-name="P258">Hello, world!</text:p>
      <text:p text:style-name="P90"><text:tab/>These steps will need to be performed on every example from here on, but they will be omitted from this tutorial for conciseness.</text:p>
      <text:p text:style-name="P91"><text:tab/>Now, <text:span text:style-name="T340">getting back</text:span> to the source code, <text:span text:style-name="T340">there are a few notes to be made about BitTwiddler.</text:span></text:p>
      <text:p text:style-name="P259"><text:span text:style-name="T33">main</text:span> {</text:p>
      <text:p text:style-name="P260"><text:s text:c="4"/><text:span text:style-name="T33">emit</text:span>(<text:span text:style-name="T204">"Hello, world!\n"</text:span>);<text:span text:style-name="T341"> </text:span><text:span text:style-name="T189"># Greet the world</text:span></text:p>
      <text:p text:style-name="P259">}</text:p>
      <text:p text:style-name="P92"><text:tab/>Source files typically have the <text:span text:style-name="Code">.bt</text:span> extension. Every BitTwiddler program must have a <text:span text:style-name="Code">main</text:span> block, and the <text:span text:style-name="Code">main</text:span> block must be the <text:span text:style-name="T14">last </text:span><text:span text:style-name="T106">element in a source file. All function and global variable declarations must appear before </text:span><text:span text:style-name="Code"><text:span text:style-name="T106">main</text:span></text:span><text:span text:style-name="T106">.</text:span></text:p>
      <text:p text:style-name="P93"><text:span text:style-name="T106"><text:tab/>Comments start with the character </text:span><text:span text:style-name="Code"><text:span text:style-name="T106">#</text:span></text:span><text:span text:style-name="T106"> and go until the end of the line. There are no multi-line comments.</text:span></text:p>
      <text:p text:style-name="P96"><text:span text:style-name="T106"><text:tab/>A block statement comprised of an expression on a single line (the </text:span><text:span text:style-name="Code"><text:span text:style-name="T106">emit</text:span></text:span><text:span text:style-name="T106"> function call, in this case) has to be ended by a semicolon.</text:span></text:p>
      <text:p text:style-name="P92"><text:span text:style-name="T106"><text:tab/></text:span><text:span text:style-name="Code"><text:span text:style-name="T106">emit</text:span></text:span><text:span text:style-name="T106"> is a function, a built-in function in fact, and here it is being called with the string literal </text:span><text:span text:style-name="Code"><text:span text:style-name="T106">"Hello, world!\n"</text:span></text:span><text:span text:style-name="T106">. </text:span></text:p>
      <text:p text:style-name="P122"/>
      <text:p text:style-name="P122"/>
      <text:p text:style-name="P92"><text:span text:style-name="T106"><text:tab/>BitTwiddler's </text:span><text:span text:style-name="T14">raison d'être</text:span><text:span text:style-name="T106"> is to read in binary data and output (</text:span><text:span text:style-name="Code"><text:span text:style-name="T106">emit</text:span></text:span><text:span text:style-name="T106">) a textual representation of said data. Hence, the chief printing function here is called </text:span><text:span text:style-name="Code"><text:span text:style-name="T106">emit</text:span></text:span><text:span text:style-name="T106">. Other built-in functions will be explored next.</text:span></text:p>
      <text:p text:style-name="P122"/>
      <text:h text:style-name="P461" text:outline-level="2"/>
      <text:h text:style-name="P478" text:outline-level="2"><text:bookmark-start text:name="__RefHeading___Toc6925_1798352569"/>Built-ins<text:bookmark-end text:name="__RefHeading___Toc6925_1798352569"/></text:h>
      <text:p text:style-name="P94"><text:tab/>There are four built-in func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8">Name</text:p>
          </table:table-cell>
          <table:table-cell table:style-name="Table2.A1" office:value-type="string">
            <text:p text:style-name="P308">Input</text:p>
          </table:table-cell>
          <table:table-cell table:style-name="Table2.A1" office:value-type="string">
            <text:p text:style-name="P308">Output</text:p>
          </table:table-cell>
          <table:table-cell table:style-name="Table2.D1" office:value-type="string">
            <text:p text:style-name="P308">Description</text:p>
          </table:table-cell>
        </table:table-row>
        <table:table-row>
          <table:table-cell table:style-name="Table2.A2" office:value-type="string">
            <text:p text:style-name="P384"><text:span text:style-name="Code">emit</text:span></text:p>
          </table:table-cell>
          <table:table-cell table:style-name="Table2.A2" table:number-rows-spanned="3" office:value-type="string">
            <text:p text:style-name="P384">A single <text:span text:style-name="Code">string</text:span> literal.</text:p>
          </table:table-cell>
          <table:table-cell table:style-name="Table2.A2" table:number-rows-spanned="3" office:value-type="string">
            <text:p text:style-name="P384"><text:span text:style-name="Code">None</text:span></text:p>
          </table:table-cell>
          <table:table-cell table:style-name="Table2.D2" office:value-type="string">
            <text:p text:style-name="P385">Prints its argument to the standard output.</text:p>
          </table:table-cell>
        </table:table-row>
        <table:table-row>
          <table:table-cell table:style-name="Table2.A2" office:value-type="string">
            <text:p text:style-name="P384"><text:span text:style-name="Code">print</text:span></text:p>
          </table:table-cell>
          <table:covered-table-cell/>
          <table:covered-table-cell/>
          <table:table-cell table:style-name="Table2.D2" office:value-type="string">
            <text:p text:style-name="P385">Prints its argument to the standard error.</text:p>
          </table:table-cell>
        </table:table-row>
        <table:table-row>
          <table:table-cell table:style-name="Table2.A2" office:value-type="string">
            <text:p text:style-name="P384"><text:span text:style-name="Code">fatal</text:span></text:p>
          </table:table-cell>
          <table:covered-table-cell/>
          <table:covered-table-cell/>
          <table:table-cell table:style-name="Table2.D2" office:value-type="string">
            <text:p text:style-name="P385">Prints its argument to the standard error. Exits the program.</text:p>
          </table:table-cell>
        </table:table-row>
        <table:table-row>
          <table:table-cell table:style-name="Table2.A2" office:value-type="string">
            <text:p text:style-name="P384"><text:span text:style-name="Code">len</text:span></text:p>
          </table:table-cell>
          <table:table-cell table:style-name="Table2.A2" office:value-type="string">
            <text:p text:style-name="P384">A single array or <text:span text:style-name="Code">string</text:span> argument.</text:p>
          </table:table-cell>
          <table:table-cell table:style-name="Table2.A2" office:value-type="string">
            <text:p text:style-name="P384"><text:span text:style-name="Code">uint64</text:span></text:p>
          </table:table-cell>
          <table:table-cell table:style-name="Table2.D2" office:value-type="string">
            <text:p text:style-name="P385">Returns the length of its arguments:</text:p>
            <text:list xml:id="list1284130973633447522" text:style-name="L3">
              <text:list-item>
                <text:p text:style-name="P445">Number of elements in array</text:p>
              </text:list-item>
              <text:list-item>
                <text:p text:style-name="P445">Number of characters in string</text:p>
              </text:list-item>
            </text:list>
          </table:table-cell>
        </table:table-row>
      </table:table>
      <text:p text:style-name="P94"/>
      <text:p text:style-name="P95"><text:tab/>Here's an example that uses all four built-ins:</text:p>
      <text:p text:style-name="P95"/>
      <table:table table:name="Table11" table:style-name="Table11">
        <table:table-column table:style-name="Table11.A"/>
        <table:table-column table:style-name="Table11.B"/>
        <table:table-column table:style-name="Table11.C"/>
        <table:table-row>
          <table:table-cell table:style-name="Table11.A1" office:value-type="string">
            <text:p text:style-name="P387">Source code</text:p>
            <text:p text:style-name="P387"/>
          </table:table-cell>
          <table:table-cell table:style-name="Table11.A1" office:value-type="string">
            <text:p text:style-name="P387">Standard output</text:p>
            <text:p text:style-name="P387"/>
          </table:table-cell>
          <table:table-cell table:style-name="Table11.A1" office:value-type="string">
            <text:p text:style-name="P387">Standard error</text:p>
            <text:p text:style-name="P387"/>
          </table:table-cell>
        </table:table-row>
        <table:table-row>
          <table:table-cell table:style-name="Table11.A1" office:value-type="string">
            <text:p text:style-name="P263"><text:span text:style-name="T33">main</text:span> {</text:p>
            <text:p text:style-name="P263"><text:s text:c="4"/><text:span text:style-name="T63">var</text:span><text:span text:style-name="T342"> x = </text:span><text:span text:style-name="T211">"12345"</text:span><text:span text:style-name="T342">;</text:span></text:p>
            <text:p text:style-name="P261"><text:s text:c="4"/><text:span text:style-name="T33">var</text:span> l = <text:span text:style-name="T33">len</text:span>(x);</text:p>
            <text:p text:style-name="P261"/>
            <text:p text:style-name="P261"><text:s text:c="4"/><text:span text:style-name="T33">emit</text:span>(<text:span text:style-name="T204">"x has length {l}\n"</text:span>);</text:p>
            <text:p text:style-name="P261"><text:s text:c="4"/><text:span text:style-name="T33">print</text:span>(<text:span text:style-name="T204">"We emitted something!\n"</text:span>);</text:p>
            <text:p text:style-name="P261"><text:s text:c="4"/><text:span text:style-name="T33">fail</text:span>(<text:span text:style-name="T204">"OH NO!\n"</text:span>);</text:p>
            <text:p text:style-name="P262">}</text:p>
          </table:table-cell>
          <table:table-cell table:style-name="Table11.A1" office:value-type="string">
            <text:p text:style-name="P386"><text:span text:style-name="Code"/></text:p>
            <text:p text:style-name="P386"><text:span text:style-name="Code">x has length 5</text:span></text:p>
          </table:table-cell>
          <table:table-cell table:style-name="Table11.A1" office:value-type="string">
            <text:p text:style-name="P386"><text:span text:style-name="Code"/></text:p>
            <text:p text:style-name="P386"><text:span text:style-name="Code">We emitted something!</text:span></text:p>
            <text:p text:style-name="P386"><text:span text:style-name="Code">OH NO!</text:span></text:p>
          </table:table-cell>
        </table:table-row>
      </table:table>
      <text:p text:style-name="P95"/>
      <text:p text:style-name="P97"><text:tab/><text:span text:style-name="T343">Since the whole point of this language is to transform binary data into text, </text:span><text:span text:style-name="Code">emit</text:span><text:span text:style-name="T343"> is the only built-in function that can write to the standard output; </text:span><text:span text:style-name="Code">print</text:span><text:span text:style-name="T343"> is used for debugging, and </text:span><text:span text:style-name="Code">fatal</text:span><text:span text:style-name="T343"> for aborting the program. That's why the last two write to standard error: so they don't "pollute" the standard output.</text:span></text:p>
      <text:p text:style-name="P103"><text:tab/>Another important thing to notice is that the printing functions do <text:span text:style-name="T33">string interpolation</text:span>: if the literal string that was passed in has a variable name delimited by curly brackets, it will be replaced by the variable's value. However, this is done at <text:span text:style-name="T33">compile time</text:span>, which is why their argument must be a literal string, and not a string-typed expression.</text:p>
      <text:p text:style-name="P98"><text:soft-page-break/><text:tab/>BitTwiddler is a typed language, but notice how the variable declarations don't mention any types: they were inferred. The next section will talk more about variable declarations and types.</text:p>
      <text:p text:style-name="P98"/>
      <text:h text:style-name="P462" text:outline-level="2"><text:bookmark-start text:name="__RefHeading___Toc6927_1798352569"/>Variables and types<text:bookmark-end text:name="__RefHeading___Toc6927_1798352569"/></text:h>
      <text:p text:style-name="P98"><text:tab/>BitTwiddler implements several types:</text:p>
      <text:list xml:id="list1548295392725291189" text:style-name="L4">
        <text:list-item>
          <text:p text:style-name="P434">Integer: <text:span text:style-name="Code">int8</text:span>, <text:span text:style-name="Code">int16</text:span>, <text:span text:style-name="Code">int32</text:span>, <text:span text:style-name="Code">int64</text:span>, <text:span text:style-name="Code">uint8</text:span>, <text:span text:style-name="Code">uint16</text:span>, <text:span text:style-name="Code">uint32</text:span>, <text:span text:style-name="Code">uint64</text:span></text:p>
          <text:list>
            <text:list-header>
              <text:p text:style-name="P434">Signed and unsigned integral types, with different bit widths</text:p>
            </text:list-header>
          </text:list>
        </text:list-item>
        <text:list-item>
          <text:p text:style-name="P434">Floating point: <text:span text:style-name="Code">float32</text:span>, <text:span text:style-name="Code">float64</text:span></text:p>
          <text:list>
            <text:list-header>
              <text:p text:style-name="P434">Two floating point types with different bit widths. Both are IEEE 754 floats.</text:p>
            </text:list-header>
          </text:list>
        </text:list-item>
        <text:list-item>
          <text:p text:style-name="P435">String: <text:span text:style-name="Code">string</text:span></text:p>
        </text:list-item>
        <text:list-item>
          <text:p text:style-name="P435">Boolean: <text:span text:style-name="Code">boo</text:span><text:span text:style-name="Code"><text:span text:style-name="T344">l</text:span></text:span></text:p>
        </text:list-item>
        <text:list-item>
          <text:p text:style-name="P436">Void type: <text:span text:style-name="Code">None</text:span></text:p>
        </text:list-item>
      </text:list>
      <text:p text:style-name="P99"><text:span text:style-name="Code"/></text:p>
      <text:p text:style-name="P100"><text:tab/>These types work as one would expect them to, no surprises here. The void type it used exclusively for function return type; a variable <text:span text:style-name="T33">cannot</text:span> have <text:span text:style-name="Code">None</text:span> type.<text:span text:style-name="T345"> Now, speaking of variables, we saw previously one way to declare them. There are three ways to declare local variables:</text:span></text:p>
      <text:p text:style-name="P264"><text:span text:style-name="T33">main</text:span> {</text:p>
      <text:p text:style-name="P264"><text:s text:c="4"/><text:span text:style-name="T33">var</text:span> x:<text:span text:style-name="T33">uint32</text:span> = 42; <text:s text:c="7"/><text:span text:style-name="T190"># x has both a type declaration and an initial</text:span></text:p>
      <text:p text:style-name="P264"><text:s text:c="30"/><text:span text:style-name="T190"># value</text:span></text:p>
      <text:p text:style-name="P264"/>
      <text:p text:style-name="P264"><text:s text:c="4"/><text:span text:style-name="T33">var</text:span> y = <text:span text:style-name="T204">"some string"</text:span>; <text:s text:c="3"/><text:span text:style-name="T190"># y will have the inferred string type, an</text:span></text:p>
      <text:p text:style-name="P264"><text:s text:c="30"/><text:span text:style-name="T190"># explicit type declaration is not needed</text:span></text:p>
      <text:p text:style-name="P266"><text:s text:c="4"/><text:span text:style-name="T33">emit</text:span>(<text:span text:style-name="T204">"y=\"{y}\"\n"</text:span>);</text:p>
      <text:p text:style-name="P264"/>
      <text:p text:style-name="P264"><text:s text:c="4"/><text:span text:style-name="T33">var</text:span> z:<text:span text:style-name="T33">int8</text:span>; <text:s text:c="14"/><text:span text:style-name="T190"># There's no initial value; instead, z's value</text:span></text:p>
      <text:p text:style-name="P264"><text:s text:c="30"/><text:span text:style-name="T190"># will be read automatically from the standard</text:span></text:p>
      <text:p text:style-name="P264"><text:s text:c="30"/><text:span text:style-name="T190"># input once this line is executed</text:span></text:p>
      <text:p text:style-name="P264">}</text:p>
      <text:p text:style-name="P102"><text:tab/><text:span text:style-name="T346">Notice how variables can be declared </text:span><text:span text:style-name="T64">anywhere</text:span><text:span text:style-name="T346"> in a block. </text:span></text:p>
      <text:p text:style-name="P102"><text:span text:style-name="T346"><text:tab/></text:span>We'll get back to automatic input reading in a bit. Besides local variables, as shown here, a programmer can also declare global variables, like so:</text:p>
      <text:p text:style-name="P101"/>
      <text:p text:style-name="P265"><text:soft-page-break/><text:span text:style-name="T33">var</text:span> g:<text:span text:style-name="T33">int32</text:span>[] = [1, 2, 3, 4, 5];</text:p>
      <text:p text:style-name="P265"/>
      <text:p text:style-name="P265"><text:span text:style-name="T33">main</text:span> {</text:p>
      <text:p text:style-name="P265"><text:s text:c="4"/><text:span text:style-name="T33">var</text:span> first_g = g[0];</text:p>
      <text:p text:style-name="P265"><text:s text:c="4"/><text:span text:style-name="T33">emit</text:span>(<text:span text:style-name="T204">"g's first value is {first_g}\n"</text:span>);</text:p>
      <text:p text:style-name="P265">}</text:p>
      <text:p text:style-name="P104"><text:tab/>Here, <text:span text:style-name="Code">g</text:span> is a global variable of type <text:span text:style-name="Code">int32[]</text:span> (which is an array type), and has a literal array as its value. Global variables are more restricted than local variables: they <text:span text:style-name="T33">cannot</text:span> have their value read from the standard input. <text:span text:style-name="T347">In fact</text:span>, they cannot be initialized by <text:span text:style-name="T347">most expressions,</text:span> only by literal values.</text:p>
      <text:p text:style-name="P104"/>
      <text:h text:style-name="P463" text:outline-level="2"><text:bookmark-start text:name="__RefHeading___Toc6929_1798352569"/>Automatic input reading<text:bookmark-end text:name="__RefHeading___Toc6929_1798352569"/></text:h>
      <text:p text:style-name="P105"><text:tab/>As we have seen before, variables that have no initializer will have their value read from the standard input. In order to help with testing this feature, there is a tool shipped with BitTwiddler that helps with binary data generation. For the following code example, let's generate some input data:</text:p>
      <text:p text:style-name="P267"><text:span text:style-name="T33">$</text:span> <text:span text:style-name="T348">./gen_bin_data i32 42 i8 1 i8 2 i8 3 &gt; auto_input.in</text:span></text:p>
      <text:p text:style-name="P105"><text:span text:style-name="T349"><text:tab/></text:span>This will generate a file with the following contents:</text:p>
      <text:p text:style-name="Code"><text:span text:style-name="T33">$</text:span> hexdump -C auto_input.in</text:p>
      <text:p text:style-name="P268">00000000 <text:s/>2a 00 00 00 01 02 03 <text:s text:c="29"/>|*......|</text:p>
      <text:p text:style-name="P268">00000007</text:p>
      <text:p text:style-name="P106"><text:tab/>Now, let's write a program<text:span text:style-name="T351">, </text:span><text:span text:style-name="Code">auto_input.bt</text:span><text:span text:style-name="T351">,</text:span> that is capable of reading this data<text:span text:style-name="T351"> in</text:span>:</text:p>
      <text:p text:style-name="P269"><text:span text:style-name="T33">main</text:span> {</text:p>
      <text:p text:style-name="P269"><text:s text:c="4"/><text:span text:style-name="T33">var</text:span> the_answer:<text:span text:style-name="T33">int32</text:span>;</text:p>
      <text:p text:style-name="P269"><text:s text:c="4"/><text:span text:style-name="T33">var</text:span> one_two_three:<text:span text:style-name="T33">int8</text:span>[3];</text:p>
      <text:p text:style-name="P270"><text:s text:c="4"/><text:span text:style-name="T33">var</text:span> one = one_two_three[0];</text:p>
      <text:p text:style-name="P270"><text:s text:c="4"/><text:span text:style-name="T33">var</text:span> <text:span text:style-name="T350">two</text:span> = one_two_three[<text:span text:style-name="T350">1</text:span>];</text:p>
      <text:p text:style-name="P270"><text:s text:c="4"/><text:span text:style-name="T33">var</text:span> <text:span text:style-name="T350">three</text:span> = one_two_three[<text:span text:style-name="T350">2</text:span>];</text:p>
      <text:p text:style-name="P269"><text:s text:c="4"/><text:span text:style-name="T33">emit</text:span>(<text:span text:style-name="T204">"The answer is: {the_answer}\n"</text:span>);</text:p>
      <text:p text:style-name="P269"><text:s text:c="4"/><text:span text:style-name="T33">emit</text:span>(<text:span text:style-name="T204">"</text:span><text:span text:style-name="T212">{one} {two} {three}\n"</text:span><text:span text:style-name="T350">);</text:span></text:p>
      <text:p text:style-name="P271">}</text:p>
      <text:p text:style-name="P107"><text:soft-page-break/><text:tab/>If we compile and run this program, we will see the following:</text:p>
      <text:p text:style-name="P272"><text:span text:style-name="T33">$</text:span> ./compile.sh auto_input.bt</text:p>
      <text:p text:style-name="P272"><text:span text:style-name="T33">$</text:span> ./auto_input.exe &lt; auto_input.in</text:p>
      <text:p text:style-name="P272">The answer is: 42</text:p>
      <text:p text:style-name="P272">1 2 3</text:p>
      <text:p text:style-name="P108"><text:tab/>And that's it. Automatic input works for the following types<text:span text:style-name="T353">, with the noted restrictions</text:span>:</text:p>
      <text:list xml:id="list8016118277707596628" text:style-name="L5">
        <text:list-item>
          <text:p text:style-name="P437">Integer, integer arrays</text:p>
        </text:list-item>
        <text:list-item>
          <text:p text:style-name="P437">Floating point, floating point arrays</text:p>
        </text:list-item>
        <text:list-item>
          <text:p text:style-name="P437">Strings (input must be a C (a.k.a. NUL-terminated) string).</text:p>
          <text:p text:style-name="P437"/>
        </text:list-item>
      </text:list>
      <text:h text:style-name="P464" text:outline-level="2"><text:bookmark-start text:name="__RefHeading___Toc6931_1798352569"/>A note on memory allocation<text:bookmark-end text:name="__RefHeading___Toc6931_1798352569"/></text:h>
      <text:p text:style-name="P109"><text:tab/>BitTwiddler allocates memory in a few different places, depending on the variable kind and type:</text:p>
      <text:list xml:id="list4567115257817230477" text:style-name="L6">
        <text:list-item>
          <text:p text:style-name="P438">Global variables are statically allocated.</text:p>
        </text:list-item>
        <text:list-item>
          <text:p text:style-name="P438">Arrays, strings and array<text:span text:style-name="T352">s of strings</text:span> are allocated on the heap; they are freed only when the program exits.</text:p>
        </text:list-item>
        <text:list-item>
          <text:p text:style-name="P438">All other values are allocated on the stack.</text:p>
        </text:list-item>
      </text:list>
      <text:p text:style-name="P109"/>
      <text:h text:style-name="P465" text:outline-level="2"><text:bookmark-start text:name="__RefHeading___Toc6933_1798352569"/>Literals<text:bookmark-end text:name="__RefHeading___Toc6933_1798352569"/></text:h>
      <text:p text:style-name="P115"><text:tab/>We used literals a few times already, so it is worth mentioning what they can be. Here are a few examples (refer to the Language Reference Manual for exact specs):</text:p>
      <text:list xml:id="list7017121950213019707" text:style-name="L7">
        <text:list-item>
          <text:p text:style-name="P439">Integers<text:note text:id="ftn1" text:note-class="footnote"><text:note-citation>1</text:note-citation><text:note-body><text:p text:style-name="P404"><text:s/><text:span text:style-name="T295">Numeric types in literal values have an "abstract" type. Their concrete type is inferred by BitTwiddler wherever possible.</text:span></text:p></text:note-body></text:note>: <text:s text:c="2"/><text:span text:style-name="Code">1 <text:s text:c="2"/>-5 <text:s text:c="2"/>0x42 <text:s text:c="2"/>0b101010</text:span></text:p>
        </text:list-item>
        <text:list-item>
          <text:p text:style-name="P439">Floats<text:span text:style-name="T362">1</text:span>: <text:s text:c="2"/><text:span text:style-name="Code">5e5 <text:s text:c="2"/>1.0e2 <text:s text:c="2"/>.423e-5</text:span></text:p>
        </text:list-item>
        <text:list-item>
          <text:p text:style-name="P439">Boolean: <text:s text:c="2"/><text:span text:style-name="Code">true <text:s text:c="2"/>false</text:span></text:p>
        </text:list-item>
        <text:list-item>
          <text:p text:style-name="P439">String: <text:s text:c="2"/><text:span text:style-name="Code">"abc" <text:s text:c="2"/>"x\"y\" 'z'"</text:span></text:p>
        </text:list-item>
        <text:list-item>
          <text:p text:style-name="P439">Numeric arrays<text:span text:style-name="T362">1</text:span>: <text:s text:c="2"/><text:span text:style-name="Code">[1, 2, 3] <text:s text:c="2"/>[4.0, 5.0, 6.0]</text:span></text:p>
        </text:list-item>
      </text:list>
      <text:p text:style-name="P115"/>
      <text:h text:style-name="P466" text:outline-level="2"><text:bookmark-start text:name="__RefHeading___Toc6935_1798352569"/><text:soft-page-break/>Expressions<text:bookmark-end text:name="__RefHeading___Toc6935_1798352569"/></text:h>
      <text:p text:style-name="P110"><text:tab/>So far BitTwiddler has already been shown to be able to do some pretty neat things. However, any <text:span text:style-name="T31">computer</text:span> programming language should be able to, well, <text:span text:style-name="T31">compute</text:span> values. That's where expressions come in. BitTwiddler has plenty of them:</text:p>
      <text:p text:style-name="P110"/>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309">Description</text:p>
          </table:table-cell>
          <table:table-cell table:style-name="Table12.A1" office:value-type="string">
            <text:p text:style-name="P309">Operators</text:p>
          </table:table-cell>
          <table:table-cell table:style-name="Table12.A1" office:value-type="string">
            <text:p text:style-name="P309"><text:span text:style-name="T354">Operates</text:span> on</text:p>
          </table:table-cell>
          <table:table-cell table:style-name="Table12.A1" office:value-type="string">
            <text:p text:style-name="P309">Example</text:p>
          </table:table-cell>
          <table:table-cell table:style-name="Table12.E1" office:value-type="string">
            <text:p text:style-name="P310">Expression Type</text:p>
          </table:table-cell>
        </table:table-row>
        <table:table-row>
          <table:table-cell table:style-name="Table12.A2" office:value-type="string">
            <text:p text:style-name="P388">Binary arithmetic</text:p>
          </table:table-cell>
          <table:table-cell table:style-name="Table12.A2" office:value-type="string">
            <text:p text:style-name="P390"><text:span text:style-name="Code">+ - * /</text:span></text:p>
          </table:table-cell>
          <table:table-cell table:style-name="Table12.A2" table:number-rows-spanned="3" office:value-type="string">
            <text:p text:style-name="P388">Numeric types </text:p>
            <text:p text:style-name="P389">(floats, integers)</text:p>
            <text:p text:style-name="P389"/>
            <text:p text:style-name="P391">Both operands must have the same type</text:p>
          </table:table-cell>
          <table:table-cell table:style-name="Table12.A2" office:value-type="string">
            <text:p text:style-name="P388"><text:span text:style-name="Code">1.0 + 1.0</text:span></text:p>
          </table:table-cell>
          <table:table-cell table:style-name="Table12.E2" table:number-rows-spanned="2" office:value-type="string">
            <text:p text:style-name="P394">That of the operands</text:p>
          </table:table-cell>
        </table:table-row>
        <table:table-row>
          <table:table-cell table:style-name="Table12.A2" office:value-type="string">
            <text:p text:style-name="P391">Unary arithmetic</text:p>
          </table:table-cell>
          <table:table-cell table:style-name="Table12.A2" office:value-type="string">
            <text:p text:style-name="P391"><text:span text:style-name="Code">+ -</text:span><text:span text:style-name="Code"><text:span text:style-name="T356"> ~</text:span></text:span></text:p>
          </table:table-cell>
          <table:covered-table-cell/>
          <table:table-cell table:style-name="Table12.A2" office:value-type="string">
            <text:p text:style-name="P391"><text:span text:style-name="Code">-7</text:span></text:p>
          </table:table-cell>
          <table:covered-table-cell/>
        </table:table-row>
        <table:table-row>
          <table:table-cell table:style-name="Table12.A2" office:value-type="string">
            <text:p text:style-name="P391">Binary comparison</text:p>
          </table:table-cell>
          <table:table-cell table:style-name="Table12.A2" office:value-type="string">
            <text:p text:style-name="P392"><text:span text:style-name="Code">&lt; &lt;= == </text:span></text:p>
            <text:p text:style-name="P392"><text:span text:style-name="Code">!= &gt;= &gt;</text:span></text:p>
          </table:table-cell>
          <table:covered-table-cell/>
          <table:table-cell table:style-name="Table12.A2" office:value-type="string">
            <text:p text:style-name="P391"><text:span text:style-name="Code">1 &lt; 2</text:span></text:p>
          </table:table-cell>
          <table:table-cell table:style-name="Table12.E2" office:value-type="string">
            <text:p text:style-name="P394"><text:span text:style-name="Code">bool</text:span></text:p>
          </table:table-cell>
        </table:table-row>
        <table:table-row>
          <table:table-cell table:style-name="Table12.A2" office:value-type="string">
            <text:p text:style-name="P398">Binary integer</text:p>
          </table:table-cell>
          <table:table-cell table:style-name="Table12.A2" office:value-type="string">
            <text:p text:style-name="P429"><text:span text:style-name="Code">%</text:span><text:span text:style-name="Code"><text:span text:style-name="T356"> </text:span></text:span><text:span text:style-name="Code">&lt;&lt; &gt;&gt; | &amp;</text:span></text:p>
          </table:table-cell>
          <table:table-cell table:style-name="Table12.A2" table:number-rows-spanned="2" office:value-type="string">
            <text:p text:style-name="P398">Integer types</text:p>
          </table:table-cell>
          <table:table-cell table:style-name="Table12.A2" office:value-type="string">
            <text:p text:style-name="P398"><text:span text:style-name="Code">2 &lt;&lt; 4</text:span></text:p>
          </table:table-cell>
          <table:table-cell table:style-name="Table12.E2" table:number-rows-spanned="2" office:value-type="string">
            <text:p text:style-name="P395">That of the operands</text:p>
          </table:table-cell>
        </table:table-row>
        <table:table-row>
          <table:table-cell table:style-name="Table12.A2" office:value-type="string">
            <text:p text:style-name="P398">Unary integer</text:p>
          </table:table-cell>
          <table:table-cell table:style-name="Table12.A2" office:value-type="string">
            <text:p text:style-name="P393"><text:span text:style-name="Code"><text:span text:style-name="T356">~</text:span></text:span></text:p>
          </table:table-cell>
          <table:covered-table-cell/>
          <table:table-cell table:style-name="Table12.A2" office:value-type="string">
            <text:p text:style-name="P398"><text:span text:style-name="Code">~1</text:span></text:p>
          </table:table-cell>
          <table:covered-table-cell/>
        </table:table-row>
        <table:table-row>
          <table:table-cell table:style-name="Table12.A2" office:value-type="string">
            <text:p text:style-name="P396"><text:span text:style-name="T354">Binary b</text:span>oolean</text:p>
          </table:table-cell>
          <table:table-cell table:style-name="Table12.A2" office:value-type="string">
            <text:p text:style-name="P397"><text:span text:style-name="Code">and or</text:span></text:p>
          </table:table-cell>
          <table:table-cell table:style-name="Table12.A2" office:value-type="string">
            <text:p text:style-name="P397"><text:span text:style-name="Code">bool</text:span></text:p>
          </table:table-cell>
          <table:table-cell table:style-name="Table12.A2" office:value-type="string">
            <text:p text:style-name="P321"><text:span text:style-name="Code"><text:span text:style-name="T354">true or false</text:span></text:span></text:p>
          </table:table-cell>
          <table:table-cell table:style-name="Table12.E2" office:value-type="string">
            <text:p text:style-name="P397"><text:span text:style-name="Code">bool</text:span></text:p>
          </table:table-cell>
        </table:table-row>
        <table:table-row>
          <table:table-cell table:style-name="Table12.A2" office:value-type="string">
            <text:p text:style-name="P397">Unary boolean</text:p>
          </table:table-cell>
          <table:table-cell table:style-name="Table12.A2" office:value-type="string">
            <text:p text:style-name="P321"><text:span text:style-name="Code"><text:span text:style-name="T354">not</text:span></text:span></text:p>
          </table:table-cell>
          <table:table-cell table:style-name="Table12.A2" office:value-type="string">
            <text:p text:style-name="P397"><text:span text:style-name="Code">bool</text:span></text:p>
          </table:table-cell>
          <table:table-cell table:style-name="Table12.A2" office:value-type="string">
            <text:p text:style-name="P322"><text:span text:style-name="Code"><text:span text:style-name="T355">not true</text:span></text:span></text:p>
          </table:table-cell>
          <table:table-cell table:style-name="Table12.E2" office:value-type="string">
            <text:p text:style-name="P397"><text:span text:style-name="Code">bool</text:span></text:p>
          </table:table-cell>
        </table:table-row>
        <table:table-row>
          <table:table-cell table:style-name="Table12.A2" office:value-type="string">
            <text:p text:style-name="P399">Array subscript</text:p>
          </table:table-cell>
          <table:table-cell table:style-name="Table12.A2" office:value-type="string">
            <text:p text:style-name="P323"><text:span text:style-name="Code"><text:span text:style-name="T357">[]</text:span></text:span></text:p>
          </table:table-cell>
          <table:table-cell table:style-name="Table12.A2" office:value-type="string">
            <text:p text:style-name="P311">Array, integer</text:p>
          </table:table-cell>
          <table:table-cell table:style-name="Table12.A2" office:value-type="string">
            <text:p text:style-name="P323"><text:span text:style-name="Code"><text:span text:style-name="T357">a[i]</text:span></text:span></text:p>
          </table:table-cell>
          <table:table-cell table:style-name="Table12.E2" office:value-type="string">
            <text:p text:style-name="P402">That of an element of a</text:p>
          </table:table-cell>
        </table:table-row>
        <table:table-row>
          <table:table-cell table:style-name="Table12.A2" office:value-type="string">
            <text:p text:style-name="P400">Assignment</text:p>
          </table:table-cell>
          <table:table-cell table:style-name="Table12.A2" office:value-type="string">
            <text:p text:style-name="P400"><text:span text:style-name="Code">=</text:span></text:p>
          </table:table-cell>
          <table:table-cell table:style-name="Table12.A2" office:value-type="string">
            <text:p text:style-name="P400">All types</text:p>
          </table:table-cell>
          <table:table-cell table:style-name="Table12.A2" office:value-type="string">
            <text:p text:style-name="P400"><text:span text:style-name="Code">a = b</text:span></text:p>
          </table:table-cell>
          <table:table-cell table:style-name="Table12.E2" office:value-type="string">
            <text:p text:style-name="P400">That of the <text:span text:style-name="T358">operands</text:span></text:p>
          </table:table-cell>
        </table:table-row>
        <table:table-row>
          <table:table-cell table:style-name="Table12.A2" office:value-type="string">
            <text:p text:style-name="P401">String concatenation</text:p>
          </table:table-cell>
          <table:table-cell table:style-name="Table12.A2" office:value-type="string">
            <text:p text:style-name="P401"><text:span text:style-name="Code">+</text:span></text:p>
          </table:table-cell>
          <table:table-cell table:style-name="Table12.A2" office:value-type="string">
            <text:p text:style-name="P401"><text:span text:style-name="Code">string</text:span></text:p>
          </table:table-cell>
          <table:table-cell table:style-name="Table12.A2" office:value-type="string">
            <text:p text:style-name="P401"><text:span text:style-name="Code">"x" + "y"</text:span></text:p>
          </table:table-cell>
          <table:table-cell table:style-name="Table12.E2" office:value-type="string">
            <text:p text:style-name="P401"><text:span text:style-name="Code">string</text:span></text:p>
          </table:table-cell>
        </table:table-row>
      </table:table>
      <text:p text:style-name="P110"/>
      <text:p text:style-name="P111"><text:tab/>All arithmetic, comparison, integer and array subscript operators have the same meaning as in C. Boolean operators <text:s/>and string concatenation have the same meaning as in Python. Refer to the language reference manual for more details.</text:p>
      <text:p text:style-name="P112"><text:tab/>Granted, these expressions are boring, almost every language has them. The next ones, however, are more interesting.</text:p>
      <text:h text:style-name="P479" text:outline-level="2"><text:bookmark-start text:name="__RefHeading___Toc6937_1798352569"/>Conditional expressions<text:bookmark-end text:name="__RefHeading___Toc6937_1798352569"/></text:h>
      <text:p text:style-name="P112"><text:tab/><text:span text:style-name="T360">Conditional execution can be written in BitTwiddler similar to how one would write them in, say, Python:</text:span></text:p>
      <text:p text:style-name="P273"><text:span text:style-name="T33">main</text:span> {</text:p>
      <text:p text:style-name="P273"><text:s text:c="4"/><text:span text:style-name="T33">var</text:span> x:<text:span text:style-name="T33">int8</text:span> = 0;</text:p>
      <text:p text:style-name="P282"><text:s text:c="4"/><text:span text:style-name="T33">var</text:span> y = "";</text:p>
      <text:p text:style-name="P273"/>
      <text:p text:style-name="P273"><text:s text:c="4"/><text:span text:style-name="T33">if</text:span> x == 0 {</text:p>
      <text:p text:style-name="P273"><text:s text:c="8"/><text:span text:style-name="T93">y = </text:span><text:span text:style-name="T204">"x is zero"</text:span>;</text:p>
      <text:p text:style-name="P273"><text:s text:c="4"/>} <text:span text:style-name="T33">elif</text:span> x == 1 {</text:p>
      <text:p text:style-name="P273"><text:s text:c="8"/><text:span text:style-name="T93">y = </text:span><text:span text:style-name="T204">"x is one"</text:span>;</text:p>
      <text:p text:style-name="P273"><text:s text:c="4"/>} <text:span text:style-name="T33">else</text:span> {</text:p>
      <text:p text:style-name="P273"><text:s text:c="8"/><text:span text:style-name="T93">y = </text:span><text:span text:style-name="T204">"x is not zero nor one"</text:span>;</text:p>
      <text:p text:style-name="P276"><text:s text:c="4"/>};</text:p>
      <text:p text:style-name="P276"/>
      <text:p text:style-name="P280"><text:s text:c="4"/><text:span text:style-name="T33">emit</text:span>(<text:span text:style-name="T204">"{y}\n"</text:span>);</text:p>
      <text:p text:style-name="P273">}</text:p>
      <text:p text:style-name="P113"><text:tab/>However, <text:span text:style-name="Code">if</text:span> is not a statement; it is an expression (that's why it has to have that pesky semicolon at the end). So, it is perfectly valid to write the following instead:</text:p>
      <text:p text:style-name="P274"><text:span text:style-name="T33">main</text:span> {</text:p>
      <text:p text:style-name="P274"><text:s text:c="4"/><text:span text:style-name="T33">var</text:span> x:<text:span text:style-name="T33">int8</text:span> = 0;</text:p>
      <text:p text:style-name="P274"/>
      <text:p text:style-name="P275"><text:s text:c="4"/><text:span text:style-name="T65">var</text:span><text:span text:style-name="T361"> y = </text:span><text:span text:style-name="T33">if</text:span> x == 0 {<text:span text:style-name="T360"> </text:span></text:p>
      <text:p text:style-name="P275"><text:span text:style-name="T213"><text:s text:c="8"/></text:span><text:span text:style-name="T204">"x is zero"</text:span>;<text:span text:style-name="T360"> </text:span></text:p>
      <text:p text:style-name="P275"><text:span text:style-name="T361"><text:s text:c="4"/></text:span>} <text:span text:style-name="T33">elif</text:span> x == 1 {<text:span text:style-name="T360"> </text:span></text:p>
      <text:p text:style-name="P275"><text:span text:style-name="T213"><text:s text:c="8"/></text:span><text:span text:style-name="T204">"x is one"</text:span>; <text:span text:style-name="T360"><text:s/></text:span></text:p>
      <text:p text:style-name="P275"><text:span text:style-name="T361"><text:s text:c="4"/></text:span>} <text:span text:style-name="T33">else</text:span> {<text:span text:style-name="T360"> </text:span></text:p>
      <text:p text:style-name="P275"><text:span text:style-name="T213"><text:s text:c="8"/></text:span><text:span text:style-name="T204">"x is not zero nor one"</text:span></text:p>
      <text:p text:style-name="P275"><text:span text:style-name="T213"><text:s text:c="4"/></text:span>};</text:p>
      <text:p text:style-name="P275"/>
      <text:p text:style-name="P279"><text:s text:c="4"/><text:span text:style-name="T33">emit</text:span>(<text:span text:style-name="T204">"{y}\n"</text:span>);</text:p>
      <text:p text:style-name="P274">}</text:p>
      <text:p text:style-name="P114"><text:tab/>Both these programs will have the exact same output.<text:span text:style-name="T368"> Notice how the whole </text:span><text:span text:style-name="Code">if</text:span><text:span text:style-name="T368"> expression has type </text:span><text:span text:style-name="Code">string</text:span><text:span text:style-name="T368">, which was inferred.</text:span> <text:span text:style-name="T363">Now, for the last case, BitTwiddler provides a syntactic sugar:</text:span></text:p>
      <text:p text:style-name="P114"/>
      <text:p text:style-name="P114"/>
      <text:p text:style-name="P114"/>
      <text:p text:style-name="P277"><text:soft-page-break/><text:span text:style-name="T33">main</text:span> {</text:p>
      <text:p text:style-name="P277"><text:s text:c="4"/><text:span text:style-name="T33">var</text:span> x:<text:span text:style-name="T33">int8</text:span> = 0;</text:p>
      <text:p text:style-name="P277"/>
      <text:p text:style-name="P277"><text:s text:c="4"/><text:span text:style-name="T65">var</text:span><text:span text:style-name="T361"> y = </text:span><text:span text:style-name="T66">match</text:span> x<text:span text:style-name="T363"> </text:span>{<text:span text:style-name="T360"> </text:span></text:p>
      <text:p text:style-name="P277"><text:span text:style-name="T213"><text:s text:c="8"/></text:span><text:span text:style-name="T365">0 </text:span><text:span text:style-name="T366">-&gt;</text:span><text:span text:style-name="T365"> { </text:span><text:span text:style-name="T204">"x is zero"</text:span>;<text:span text:style-name="T360"> }</text:span></text:p>
      <text:p text:style-name="P283"><text:s text:c="8"/>1 <text:span text:style-name="T33">-&gt;</text:span> {<text:span text:style-name="T204"> </text:span><text:span text:style-name="T214">"x is one"</text:span><text:span text:style-name="T359">; <text:s/></text:span>}</text:p>
      <text:p text:style-name="P283"><text:s text:c="8"/>_ <text:span text:style-name="T33">-&gt;</text:span> {<text:span text:style-name="T213"> </text:span><text:span text:style-name="T214">"x is not zero nor one"</text:span><text:span text:style-name="T364">; }</text:span></text:p>
      <text:p text:style-name="P277"><text:span text:style-name="T213"><text:s text:c="4"/></text:span>};</text:p>
      <text:p text:style-name="P277"/>
      <text:p text:style-name="P281"><text:s text:c="4"/><text:span text:style-name="T33">emit</text:span>(<text:span text:style-name="T204">"{y}\n"</text:span>);</text:p>
      <text:p text:style-name="P277">}</text:p>
      <text:p text:style-name="P116"><text:tab/>This <text:span text:style-name="Code">match</text:span> expression is semantically equivalent to the previous <text:span text:style-name="Code">if</text:span> expression. In fact, under the hood, this <text:span text:style-name="Code">match</text:span> expression is transformed into the previous conditional! It is just a more succinct way of writing this kind of pattern.</text:p>
      <text:p text:style-name="P116"/>
      <text:h text:style-name="P467" text:outline-level="2"><text:bookmark-start text:name="__RefHeading___Toc6939_1798352569"/>Other expressions<text:bookmark-end text:name="__RefHeading___Toc6939_1798352569"/></text:h>
      <text:p text:style-name="P117"><text:tab/>There are two kinds of expressions that we used but didn't mention before: identifiers and function calls. </text:p>
      <text:p text:style-name="P117"><text:tab/>Identifiers are used like so:</text:p>
      <text:p text:style-name="P278"><text:span text:style-name="T33">main</text:span> {</text:p>
      <text:p text:style-name="P278"><text:s text:c="4"/><text:span text:style-name="T33">var</text:span> x:<text:span text:style-name="T33">int8</text:span> = 0;</text:p>
      <text:p text:style-name="P278"><text:s text:c="4"/><text:span text:style-name="T33">var</text:span> <text:span text:style-name="T367">y</text:span>:<text:span text:style-name="T33">int8</text:span> = <text:span text:style-name="T367">x</text:span>;</text:p>
      <text:p text:style-name="P278">}</text:p>
      <text:p text:style-name="P117"><text:tab/>The third line's initializer expression has a lone <text:span text:style-name="Code">x</text:span>, which is an identifier (declared on the previous line). Its type is, as one would expect, the type that was declared in the variable declaration.</text:p>
      <text:p text:style-name="P117"><text:tab/>Function calls are similar:</text:p>
      <text:p text:style-name="P278"><text:span text:style-name="T33">main</text:span> {</text:p>
      <text:p text:style-name="P278"><text:s text:c="4"/><text:span text:style-name="T33">var</text:span> x = <text:span text:style-name="T215">"abc"</text:span>;</text:p>
      <text:p text:style-name="P278"><text:s text:c="4"/><text:span text:style-name="T33">var</text:span> <text:span text:style-name="T367">y </text:span>= <text:span text:style-name="T67">len</text:span><text:span text:style-name="T367">(x)</text:span>;</text:p>
      <text:p text:style-name="P278">}</text:p>
      <text:p text:style-name="P117"><text:tab/>They are composed of an identifier (in this case, <text:span text:style-name="Code">len</text:span>) and parameters (in this case, a lone <text:span text:style-name="Code">x</text:span>). Their type is the return type of the called function.</text:p>
      <text:h text:style-name="P480" text:outline-level="2"><text:bookmark-start text:name="__RefHeading___Toc6941_1798352569"/>Statements<text:bookmark-end text:name="__RefHeading___Toc6941_1798352569"/></text:h>
      <text:p text:style-name="P118"><text:tab/>A block of code has statements, which can be of five kinds. Here, we'll describe three.</text:p>
      <text:p text:style-name="P284"><text:span text:style-name="T369">1 + 1; <text:s text:c="6"/></text:span><text:span text:style-name="T191"># A lone expression</text:span></text:p>
      <text:p text:style-name="P284"/>
      <text:p text:style-name="P284"><text:span text:style-name="T68">return</text:span><text:span text:style-name="T369"> 9.0; <text:s/></text:span><text:span text:style-name="T191"># An expression preceeded by the 'return' keyword</text:span></text:p>
      <text:p text:style-name="P284"/>
      <text:p text:style-name="P285"><text:span text:style-name="T33">var</text:span> x = <text:span text:style-name="T204">"x"</text:span>; <text:span text:style-name="T190"># A variable declaration</text:span></text:p>
      <text:p text:style-name="P119"><text:tab/>Lone expressions are useful for <text:span text:style-name="Code">if</text:span> and <text:span text:style-name="Code">match</text:span> blocks: they are the value of that block.</text:p>
      <text:p text:style-name="P119"><text:tab/>Return expressions are similar, but used exclusively inside functions. They are used for (you guessed it!) returning a value from a function.</text:p>
      <text:p text:style-name="P119"><text:tab/>Finally, a variable declaration binds a value to a name; we've seen them before.</text:p>
      <text:h text:style-name="P468" text:outline-level="2"><text:bookmark-start text:name="__RefHeading___Toc6943_1798352569"/>Loop statements<text:bookmark-end text:name="__RefHeading___Toc6943_1798352569"/></text:h>
      <text:p text:style-name="P120"><text:tab/>The remaining two kinds of statements are <text:span text:style-name="T370">loop statements: </text:span><text:span text:style-name="Code">while</text:span><text:span text:style-name="T370"> and </text:span><text:span text:style-name="Code">for</text:span><text:span text:style-name="T370">. A </text:span><text:span text:style-name="Code">while</text:span><text:span text:style-name="T370"> statement has the form:</text:span></text:p>
      <text:p text:style-name="P286"><text:span text:style-name="T33">main</text:span> {</text:p>
      <text:p text:style-name="P286"><text:s text:c="4"/><text:span text:style-name="T33">var</text:span> x:<text:span text:style-name="T33">int64</text:span> = <text:span text:style-name="T371">1</text:span>;</text:p>
      <text:p text:style-name="P286"><text:s text:c="4"/><text:span text:style-name="T33">while</text:span> x &lt;<text:span text:style-name="T371">=</text:span> 3 {</text:p>
      <text:p text:style-name="P287"><text:s text:c="8"/><text:span text:style-name="T33">emit</text:span>(<text:span text:style-name="T204">"{x} "</text:span>);</text:p>
      <text:p text:style-name="P287"><text:s text:c="8"/>x = x + 1;</text:p>
      <text:p text:style-name="P286"><text:s text:c="4"/>}</text:p>
      <text:p text:style-name="P286"><text:s text:c="4"/><text:span text:style-name="T33">emit</text:span>(<text:span text:style-name="T204">"\n"</text:span>);</text:p>
      <text:p text:style-name="P286">}</text:p>
      <text:p text:style-name="P121"><text:tab/>Again, this is pretty straightforward. The <text:span text:style-name="Code">while</text:span> block executes repeatedly until its predicate evaluates to <text:span text:style-name="Code">false</text:span>. In the example, <text:span text:style-name="Code">1 2 3</text:span> will be printed.</text:p>
      <text:p text:style-name="P121"><text:tab/>BitTwiddler, however, has another kind of loop statement, one that iterates over the indexes and values of an array: it is the <text:span text:style-name="Code">for..in</text:span> statement. It is used like so:</text:p>
      <text:p text:style-name="P121"/>
      <text:p text:style-name="P121"/>
      <text:p text:style-name="P121"/>
      <text:p text:style-name="P288"><text:soft-page-break/><text:span text:style-name="T69">main</text:span><text:span text:style-name="T371"> {</text:span></text:p>
      <text:p text:style-name="P290"><text:s text:c="4"/><text:span text:style-name="T33">var</text:span> <text:span text:style-name="T372">x</text:span>:<text:span text:style-name="T33">int8</text:span> = [1, 2, 3];</text:p>
      <text:p text:style-name="P288"><text:span text:style-name="T371"><text:s text:c="4"/></text:span><text:span text:style-name="T69">for</text:span><text:span text:style-name="T371"> idx, val </text:span><text:span text:style-name="T69">in</text:span><text:span text:style-name="T371"> x {</text:span></text:p>
      <text:p text:style-name="P288"><text:span text:style-name="T371"><text:s text:c="8"/></text:span><text:span text:style-name="T69">emit</text:span><text:span text:style-name="T371">(</text:span><text:span text:style-name="T216">"{val} "</text:span><text:span text:style-name="T371">);</text:span></text:p>
      <text:p text:style-name="P289"><text:s text:c="4"/>}</text:p>
      <text:p text:style-name="P288"><text:span text:style-name="T371"><text:s text:c="4"/></text:span><text:span text:style-name="T69">emit</text:span><text:span text:style-name="T371">(</text:span><text:span text:style-name="T216">"\n"</text:span><text:span text:style-name="T371">);</text:span></text:p>
      <text:p text:style-name="P288"><text:span text:style-name="T371">}</text:span> </text:p>
      <text:p text:style-name="P123"><text:tab/>The output of this pro<text:span text:style-name="T373">gram will be exactly the same. However, this is a more syntactically powerful construct: the names </text:span><text:span text:style-name="Code">idx</text:span><text:span text:style-name="T373"> and </text:span><text:span text:style-name="Code">val</text:span><text:span text:style-name="T373"> (</text:span><text:span text:style-name="Code">for..in</text:span><text:span text:style-name="T373"> requires two names to be given to it) will have types </text:span><text:span text:style-name="Code">uint64</text:span><text:span text:style-name="T373"> and </text:span><text:span text:style-name="Code">int8</text:span><text:span text:style-name="T373"> (the type of an </text:span><text:span text:style-name="Code">x</text:span><text:span text:style-name="T373"> element), respectively, and their scope is the </text:span><text:span text:style-name="Code">for..in</text:span><text:span text:style-name="T373"> block scope. </text:span><text:span text:style-name="Code">idx</text:span><text:span text:style-name="T373"> will hold the index (0-based, of course) into </text:span><text:span text:style-name="Code">x</text:span><text:span text:style-name="T373">, and </text:span><text:span text:style-name="Code">val</text:span><text:span text:style-name="T373"> will hold the value of the element at index </text:span><text:span text:style-name="Code">idx</text:span><text:span text:style-name="T373"> in </text:span><text:span text:style-name="Code">x</text:span><text:span text:style-name="T373">.</text:span></text:p>
      <text:h text:style-name="P469" text:outline-level="2"><text:bookmark-start text:name="__RefHeading___Toc6945_1798352569"/>Functions<text:bookmark-end text:name="__RefHeading___Toc6945_1798352569"/></text:h>
      <text:p text:style-name="P124"><text:tab/>Sometimes we want to separate code used in more than one place into a function. Sometimes we want a function that can call itself to be able to implement succinct algorithms. Fortunately, BitTwiddler's functions allow you to do just that!</text:p>
      <text:p text:style-name="P124"><text:tab/>Remember, functions have to be defined before the main block. Since "a picture is worth a thousand words", here's an example (which is not, admittedly, a picture, but you get the picture):</text:p>
      <text:p text:style-name="P291"><text:span text:style-name="T33">func</text:span> sum<text:span text:style-name="T375"> </text:span>(a:<text:span text:style-name="T33">int32</text:span>, b:<text:span text:style-name="T33">int32</text:span>):<text:span text:style-name="T33">int32</text:span> {</text:p>
      <text:p text:style-name="P291"><text:s text:c="4"/><text:span text:style-name="T33">return</text:span> a + b;</text:p>
      <text:p text:style-name="P291">}</text:p>
      <text:p text:style-name="P291"/>
      <text:p text:style-name="P291"><text:span text:style-name="T33">func</text:span> double<text:span text:style-name="T375"> </text:span>(x:<text:span text:style-name="T33">int32</text:span>):<text:span text:style-name="T33">int32</text:span> {</text:p>
      <text:p text:style-name="P291"><text:s text:c="4"/><text:span text:style-name="T33">return</text:span> sum(x, x);</text:p>
      <text:p text:style-name="P291">}</text:p>
      <text:p text:style-name="P291"/>
      <text:p text:style-name="P291"><text:span text:style-name="T33">main</text:span> {</text:p>
      <text:p text:style-name="P291"><text:s text:c="4"/><text:span text:style-name="T33">var</text:span> double_four = double(4);</text:p>
      <text:p text:style-name="P291"><text:s text:c="4"/><text:span text:style-name="T33">emit</text:span>(<text:span text:style-name="T204">"{double_four}\n"</text:span>);<text:span text:style-name="T374"> <text:s text:c="5"/></text:span><text:span text:style-name="T192"># Will print 8</text:span></text:p>
      <text:p text:style-name="P291">}</text:p>
      <text:p text:style-name="P125"><text:tab/>A function is defined by having the keyword <text:span text:style-name="Code">func</text:span>, followed by the function's name, followed by a parenthesis-delimited list of arguments, followed by the function's return type. If the function doesn't return anything, the return type should be <text:span text:style-name="Code">None</text:span>. If the function doesn't take any parameters in, its list of arguments should be <text:span text:style-name="Code">()</text:span>.</text:p>
      <text:p text:style-name="P124"/>
      <text:h text:style-name="P470" text:outline-level="2"/>
      <text:h text:style-name="P481" text:outline-level="2"><text:bookmark-start text:name="__RefHeading___Toc6947_1798352569"/>A complete example<text:bookmark-end text:name="__RefHeading___Toc6947_1798352569"/></text:h>
      <text:p text:style-name="P126"><text:tab/>A good demonstration of BitTwiddler's features is the good old GCD function. </text:p>
      <text:p text:style-name="Code"><text:span text:style-name="T33">func</text:span> gcd(a:<text:span text:style-name="T33">uint64</text:span>, b:<text:span text:style-name="T33">uint64</text:span>):<text:span text:style-name="T33">uint64</text:span> <text:s/>{</text:p>
      <text:p text:style-name="Code"><text:s text:c="4"/><text:span text:style-name="T71">return</text:span><text:span text:style-name="T377"> </text:span><text:span text:style-name="T70">match</text:span> b {</text:p>
      <text:p text:style-name="Code"><text:s text:c="8"/><text:span text:style-name="T376">0 -&gt; { </text:span>a;<text:span text:style-name="T376"> <text:s text:c="12"/>}</text:span></text:p>
      <text:p text:style-name="P292"><text:span text:style-name="T376"><text:s text:c="8"/></text:span><text:span text:style-name="T70">_</text:span><text:span text:style-name="T376"> -&gt; { gcd(b, a % b); }</text:span></text:p>
      <text:p text:style-name="Code"><text:s text:c="4"/>};</text:p>
      <text:p text:style-name="Code">}</text:p>
      <text:p text:style-name="Code"/>
      <text:p text:style-name="Code"><text:span text:style-name="T33">main</text:span> {</text:p>
      <text:p text:style-name="Code"><text:s text:c="4"/><text:span text:style-name="T33">var</text:span> a : <text:span text:style-name="T33">uint64</text:span>;</text:p>
      <text:p text:style-name="Code"><text:s text:c="4"/><text:span text:style-name="T33">var</text:span> b : <text:span text:style-name="T33">uint64</text:span>;</text:p>
      <text:p text:style-name="Code"><text:s text:c="4"/><text:span text:style-name="T33">var</text:span> r1 = gcd(a, b);</text:p>
      <text:p text:style-name="Code"><text:s text:c="4"/><text:span text:style-name="T33">var</text:span> r2<text:span text:style-name="T378"> =</text:span> gcd(b, a);</text:p>
      <text:p text:style-name="Code"><text:s text:c="4"/><text:span text:style-name="T33">emit</text:span>(<text:span text:style-name="T204">"gcd({a}, {b}) = {r1}\n"</text:span>);</text:p>
      <text:p text:style-name="Code"><text:s text:c="4"/><text:span text:style-name="T33">emit</text:span>(<text:span text:style-name="T204">"gcd({b}, {a}) = {r2}\n"</text:span>);</text:p>
      <text:p text:style-name="Code">}</text:p>
      <text:p text:style-name="P126"><text:tab/>If two 64-bit integers, 10 and 5, are being passed to the following program's standard input, the standard output will be:</text:p>
      <text:p text:style-name="P293">gcd(10, 5) = 5</text:p>
      <text:p text:style-name="P293">gcd(5, 10) = 5</text:p>
      <text:h text:style-name="P471" text:outline-level="2"><text:bookmark-start text:name="__RefHeading___Toc6949_1798352569"/>JSON Parsing example<text:bookmark-end text:name="__RefHeading___Toc6949_1798352569"/></text:h>
      <text:p text:style-name="P127"><text:tab/>All of this tutorial led to this moment. The moment where we will use BitTwiddler for its main purpose: parsing binary data into a textual representation (in this example, JSON)<text:span text:style-name="T379">:</text:span></text:p>
      <text:p text:style-name="P212"># Assume that data is laid out in standard input as follows:</text:p>
      <text:p text:style-name="P212"># A NUL-terminated string, followed by a 32-bit integer, representing a</text:p>
      <text:p text:style-name="P212"># person's name and age.</text:p>
      <text:p text:style-name="P294"/>
      <text:p text:style-name="P294"><text:span text:style-name="T33">main</text:span> {</text:p>
      <text:p text:style-name="P294"><text:s text:c="4"/><text:span text:style-name="T33">var</text:span> name:<text:span text:style-name="T33">string</text:span>;</text:p>
      <text:p text:style-name="P294"><text:s text:c="4"/><text:span text:style-name="T33">var</text:span> age:<text:span text:style-name="T33">int32</text:span>;</text:p>
      <text:p text:style-name="P294"/>
      <text:p text:style-name="P294"><text:s text:c="4"/><text:span text:style-name="T33">emit</text:span>(<text:span text:style-name="T204">"{\n"</text:span>);</text:p>
      <text:p text:style-name="P294"><text:s text:c="4"/><text:span text:style-name="T33">emit</text:span><text:span text:style-name="T364">(</text:span><text:span text:style-name="T204">" <text:s/>\"{name}\": { \"age\": {age} }\n"</text:span>);</text:p>
      <text:p text:style-name="P294"><text:s text:c="4"/><text:span text:style-name="T33">emit</text:span>(<text:span text:style-name="T204">"}\n"</text:span>);</text:p>
      <text:p text:style-name="P294">}</text:p>
      <text:h text:style-name="P471" text:outline-level="2"><text:bookmark-start text:name="__RefHeading___Toc6951_1798352569"/><text:soft-page-break/>Conclusion<text:bookmark-end text:name="__RefHeading___Toc6951_1798352569"/></text:h>
      <text:p text:style-name="P127"><text:tab/>And here we finish our BitTwiddler tour. I encourage you to look into BitTwiddler's source code; the tests folder is full of examples of BitTwiddler's functionality.</text:p>
      <text:h text:style-name="P452" text:outline-level="1"><text:bookmark-start text:name="__RefHeading___Toc7390_129328283"/>Language Manual<text:bookmark-end text:name="__RefHeading___Toc7390_129328283"/></text:h>
      <text:p text:style-name="P56"/>
      <text:h text:style-name="Heading_20_2" text:outline-level="2"><text:bookmark-start text:name="__RefHeading___Toc1897_517843570"/>Lexical Conventions<text:bookmark-end text:name="__RefHeading___Toc1897_517843570"/></text:h>
      <text:p text:style-name="P20"/>
      <text:h text:style-name="Heading_20_3" text:outline-level="3"><text:bookmark-start text:name="__RefHeading___Toc2352_678818557"/>Comments<text:bookmark-end text:name="__RefHeading___Toc2352_678818557"/></text:h>
      <text:p text:style-name="P17"><text:tab/>Comments start with the character <text:span text:style-name="Code">#</text:span> and continue until the end of the line. Comments can only be single line. Example:</text:p>
      <text:p text:style-name="P135"># This is a comment</text:p>
      <text:p text:style-name="P131"><text:span text:style-name="T72">template</text:span> Number {</text:p>
      <text:p text:style-name="P131"><text:s text:c="4"/><text:span text:style-name="T124">var </text:span>_ : <text:span text:style-name="T72">uint32</text:span>;<text:tab/><text:tab/><text:span text:style-name="T33"># This is also a comment</text:span></text:p>
      <text:p text:style-name="P131">}</text:p>
      <text:h text:style-name="Heading_20_3" text:outline-level="3"><text:bookmark-start text:name="__RefHeading___Toc1959_678818557"/>Identifiers<text:bookmark-end text:name="__RefHeading___Toc1959_678818557"/></text:h>
      <text:p text:style-name="P18"><text:tab/>Identifiers are composed of ASCII letter<text:span text:style-name="T122">s</text:span>, numbers and the underscore character.<text:span text:style-name="T122"> They must start with a letter or an underscore.</text:span> Identifiers are case sensitive. <text:span text:style-name="T122">Examples:</text:span></text:p>
      <text:p text:style-name="P132"><text:span text:style-name="T73">var</text:span><text:span text:style-name="T35"> </text:span><text:span text:style-name="T33">name</text:span> : string; <text:span text:style-name="T150"><text:s text:c="5"/></text:span># name is a valid identifier</text:p>
      <text:p text:style-name="P240"><text:span text:style-name="T73">var</text:span><text:span text:style-name="T35"> </text:span><text:span text:style-name="T54">_</text:span><text:span text:style-name="T34">nAmE_123</text:span><text:span text:style-name="T123"> : string; # Also valid</text:span></text:p>
      <text:h text:style-name="P486" text:outline-level="3"><text:bookmark-start text:name="__RefHeading___Toc2354_678818557"/>Keywords<text:bookmark-end text:name="__RefHeading___Toc2354_678818557"/></text:h>
      <text:p text:style-name="P19"><text:tab/>The following keywords are reserved by BitTwiddler:</text:p>
      <text:p text:style-name="P133">int8<text:span text:style-name="T291"><text:tab/><text:tab/>uint8<text:tab/>float32<text:tab/><text:tab/>None<text:tab/><text:tab/>main<text:tab/>if<text:tab/><text:tab/>for<text:tab/><text:tab/>and<text:tab/><text:tab/></text:span></text:p>
      <text:p text:style-name="P134">int<text:span text:style-name="T291">16<text:tab/><text:tab/>uint16<text:tab/>float64<text:tab/><text:tab/>true<text:tab/><text:tab/>var<text:tab/><text:tab/>elif<text:tab/>in<text:tab/><text:tab/>or</text:span></text:p>
      <text:p text:style-name="P134">int<text:span text:style-name="T291">32<text:tab/><text:tab/>uint32<text:tab/>string<text:tab/><text:tab/>false<text:tab/><text:tab/>func<text:tab/>else<text:tab/>match<text:tab/>not</text:span></text:p>
      <text:p text:style-name="P134">int<text:span text:style-name="T291">64<text:tab/><text:tab/>uint64<text:tab/>bool<text:tab/><text:tab/><text:tab/><text:tab/><text:tab/>return<text:tab/>while</text:span></text:p>
      <text:h text:style-name="Heading_20_3" text:outline-level="3"><text:bookmark-start text:name="__RefHeading___Toc1945_678818557"/>Literal Constants<text:bookmark-end text:name="__RefHeading___Toc1945_678818557"/></text:h>
      <text:p text:style-name="P405"><text:bookmark-start text:name="__RefHeading___Toc2356_678818557"/>Integers<text:bookmark-end text:name="__RefHeading___Toc2356_678818557"/></text:p>
      <text:p text:style-name="P21"><text:tab/>Integer literals can be declared as decimal, hexadecimal or binary numbers. Hexadecimal numbers are prefixed by <text:span text:style-name="Code">0x</text:span> and binary numbers by <text:span text:style-name="Code">0b</text:span>. Examples:</text:p>
      <text:p text:style-name="P137"><text:span text:style-name="T74">42</text:span><text:span text:style-name="T75"><text:tab/><text:tab/></text:span><text:span text:style-name="T74">0x2a</text:span><text:span text:style-name="T75"><text:tab/><text:tab/></text:span><text:span text:style-name="T74">0b101010</text:span></text:p>
      <text:p text:style-name="Heading_20_4"><text:bookmark-start text:name="__RefHeading___Toc2358_678818557"/><text:span text:style-name="T288">F</text:span>loats<text:bookmark-end text:name="__RefHeading___Toc2358_678818557"/></text:p>
      <text:p text:style-name="P22"><text:tab/>Float<text:span text:style-name="T141">ing point</text:span> literals may have four parts to it: the integer part, the decimal point separator, the fractional part and the exponent. <text:s/>The integer part and the fractional part cannot be simultaneously missing. Likewise, the decimal separator and the exponent cannot be simultaneously missing. The integer part and the fractional part are composed of a series of digits. The exponent is composed of the <text:span text:style-name="Code">e</text:span> or <text:span text:style-name="Code">E</text:span> character, followed by an optional <text:span text:style-name="Code">+</text:span> or <text:span text:style-name="Code">-</text:span> sign, followed by digits. Examples:</text:p>
      <text:p text:style-name="P142">123e45<text:tab/>.123<text:tab/>.123e45<text:tab/><text:tab/>123.<text:tab/>123.e<text:span text:style-name="T125">+</text:span>45<text:tab/>123.45<text:tab/><text:tab/>1.23e<text:span text:style-name="T125">-</text:span>45</text:p>
      <text:p text:style-name="Heading_20_4"><text:bookmark-start text:name="__RefHeading___Toc2360_678818557"/>Strings<text:bookmark-end text:name="__RefHeading___Toc2360_678818557"/></text:p>
      <text:p text:style-name="P23"><text:tab/>Strings are any sequence of characters enclosed by <text:span text:style-name="T334">two </text:span>double-quote characters. Examples:</text:p>
      <text:p text:style-name="P174">"A double-quoted string"<text:tab/><text:tab/>"Enclosed <text:span text:style-name="T334">\"</text:span>quotes<text:span text:style-name="T334">\"</text:span>"</text:p>
      <text:p text:style-name="Text_20_body"/>
      <text:p text:style-name="Heading_20_4"><text:bookmark-start text:name="__RefHeading___Toc2362_678818557"/><text:soft-page-break/>Arrays<text:bookmark-end text:name="__RefHeading___Toc2362_678818557"/></text:p>
      <text:p text:style-name="P25"><text:tab/>Array literals can be defined by a sequence of expressions<text:span text:style-name="T126">, separated by commas and </text:span><text:s/>enclosed by square brackets. </text:p>
      <text:p text:style-name="P159">array-literal</text:p>
      <text:p text:style-name="P159"><text:s text:c="4"/><text:span text:style-name="T94">[</text:span> expression-list<text:span text:style-name="T134">opt</text:span> <text:span text:style-name="T94">]</text:span></text:p>
      <text:p text:style-name="P159"/>
      <text:p text:style-name="P159">expression-list</text:p>
      <text:p text:style-name="P159"><text:s text:c="4"/>expression</text:p>
      <text:p text:style-name="P159"><text:s text:c="4"/>expression-list <text:span text:style-name="T94">,</text:span> expression</text:p>
      <text:p text:style-name="P25"><text:span text:style-name="T149"><text:tab/></text:span>Examples:</text:p>
      <text:p text:style-name="P143">var weekdays:string[7] = <text:span text:style-name="T33">[</text:span><text:span text:style-name="T59">"</text:span><text:span text:style-name="T33">M</text:span><text:span text:style-name="T59">"</text:span><text:span text:style-name="T33">, </text:span><text:span text:style-name="T59">"</text:span><text:span text:style-name="T33">T</text:span><text:span text:style-name="T59">"</text:span><text:span text:style-name="T33">, </text:span><text:span text:style-name="T59">"</text:span><text:span text:style-name="T33">W</text:span><text:span text:style-name="T59">"</text:span><text:span text:style-name="T33">, </text:span><text:span text:style-name="T59">"</text:span><text:span text:style-name="T33">T</text:span><text:span text:style-name="T59">"</text:span><text:span text:style-name="T33">, </text:span><text:span text:style-name="T59">"</text:span><text:span text:style-name="T33">F</text:span><text:span text:style-name="T59">"</text:span><text:span text:style-name="T33">]</text:span>;</text:p>
      <text:p text:style-name="P143">var numbers:int32[3] = <text:span text:style-name="T33">[1, 2, 3]</text:span>;</text:p>
      <text:p text:style-name="P24"/>
      <text:h text:style-name="P476" text:outline-level="2"><text:bookmark-start text:name="__RefHeading___Toc2364_678818557"/>Expressions<text:bookmark-end text:name="__RefHeading___Toc2364_678818557"/></text:h>
      <text:p text:style-name="P24"><text:tab/>An expression in BitTwiddler is any of the following, each of which will be explained in detail <text:span text:style-name="T151">in </text:span>the following sections.</text:p>
      <text:p text:style-name="P144">expression:</text:p>
      <text:p text:style-name="P144"><text:s text:c="4"/><text:span text:style-name="T127">constant</text:span></text:p>
      <text:p text:style-name="P145"><text:s text:c="4"/>identifier</text:p>
      <text:p text:style-name="P146"><text:s text:c="4"/><text:span text:style-name="T94">(</text:span> expression <text:span text:style-name="T94">)</text:span></text:p>
      <text:p text:style-name="P145"><text:s text:c="4"/>binary-operation</text:p>
      <text:p text:style-name="P147"><text:s text:c="4"/>unary-operation</text:p>
      <text:p text:style-name="P147"><text:s text:c="4"/>function-call</text:p>
      <text:p text:style-name="P145"><text:s text:c="4"/>conditional</text:p>
      <text:p text:style-name="P148"><text:s text:c="4"/>match</text:p>
      <text:p text:style-name="Text_20_body"/>
      <text:h text:style-name="Heading_20_3" text:outline-level="3"><text:bookmark-start text:name="__RefHeading___Toc2366_678818557"/>Constant<text:bookmark-end text:name="__RefHeading___Toc2366_678818557"/></text:h>
      <text:p text:style-name="P26"><text:tab/>A literal constant expression is composed of any of the literal constants described in<text:span text:style-name="T128"> the</text:span> section <text:bookmark-ref text:reference-format="number" text:ref-name="__RefHeading___Toc1945_678818557">4.1.4</text:bookmark-ref><text:span text:style-name="T128"> </text:span><text:bookmark-ref text:reference-format="text" text:ref-name="__RefHeading___Toc1945_678818557">Literal Constants</text:bookmark-ref> above.<text:span text:style-name="T319"> The type of a literal constant expression is the type of the constant itself.</text:span></text:p>
      <text:p text:style-name="P26"/>
      <text:h text:style-name="Heading_20_3" text:outline-level="3"><text:bookmark-start text:name="__RefHeading___Toc2368_678818557"/>Identifier<text:bookmark-end text:name="__RefHeading___Toc2368_678818557"/></text:h>
      <text:p text:style-name="P27"><text:tab/>An identifier as described in the section <text:bookmark-ref text:reference-format="number" text:ref-name="__RefHeading___Toc1959_678818557">4.1.2</text:bookmark-ref> <text:bookmark-ref text:reference-format="text" text:ref-name="__RefHeading___Toc1959_678818557">Identifiers</text:bookmark-ref><text:span text:style-name="T129">. The type of an identifier expression is the type of the variable associated with that identifier.</text:span></text:p>
      <text:p text:style-name="P27"/>
      <text:h text:style-name="Heading_20_3" text:outline-level="3"><text:bookmark-start text:name="__RefHeading___Toc2370_678818557"/>Parenthesis-enclosed expressions<text:bookmark-end text:name="__RefHeading___Toc2370_678818557"/></text:h>
      <text:p text:style-name="P28"><text:tab/>An expression enclosed by parenthesis. Useful for altering the precedence of evaluation.</text:p>
      <text:p text:style-name="P28"/>
      <text:p text:style-name="P28"/>
      <text:h text:style-name="P486" text:outline-level="3"><text:bookmark-start text:name="__RefHeading___Toc2372_678818557"/>Unary and binary operations<text:bookmark-end text:name="__RefHeading___Toc2372_678818557"/></text:h>
      <text:p text:style-name="P28"><text:tab/>There are a number of binary and unary operations. They are listed here, along with their precedence and associativity.</text:p>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3">Operation</text:p>
          </table:table-cell>
          <table:table-cell table:style-name="Table1.A1" office:value-type="string">
            <text:p text:style-name="P302">Name</text:p>
          </table:table-cell>
          <table:table-cell table:style-name="Table1.A1" office:value-type="string">
            <text:p text:style-name="P302">Assoc<text:span text:style-name="T130">.</text:span></text:p>
          </table:table-cell>
          <table:table-cell table:style-name="Table1.D1" office:value-type="string">
            <text:p text:style-name="P302">Precedence</text:p>
          </table:table-cell>
        </table:table-row>
        <table:table-row>
          <table:table-cell table:style-name="Table1.A2" office:value-type="string">
            <text:p text:style-name="P301"><text:span text:style-name="Source_20_Text"><text:span text:style-name="T14">expr</text:span></text:span><text:span text:style-name="Source_20_Text"><text:span text:style-name="T15">ession</text:span></text:span><text:span text:style-name="Source_20_Text"><text:span text:style-name="T14"> </text:span></text:span><text:span text:style-name="Source_20_Text"><text:span text:style-name="T94">[</text:span></text:span><text:span text:style-name="Source_20_Text"><text:span text:style-name="T14"> expr</text:span></text:span><text:span text:style-name="Source_20_Text"><text:span text:style-name="T15">ession</text:span></text:span><text:span text:style-name="Source_20_Text"><text:span text:style-name="T14"> </text:span></text:span><text:span text:style-name="Source_20_Text"><text:span text:style-name="T94">]</text:span></text:span></text:p>
          </table:table-cell>
          <table:table-cell table:style-name="Table1.A2" office:value-type="string">
            <text:p text:style-name="P301">Subscript</text:p>
          </table:table-cell>
          <table:table-cell table:style-name="Table1.A2" office:value-type="string">
            <text:p text:style-name="P301">Left</text:p>
          </table:table-cell>
          <table:table-cell table:style-name="Table1.D2" office:value-type="string">
            <text:p text:style-name="P301">1</text:p>
          </table:table-cell>
        </table:table-row>
        <table:table-row>
          <table:table-cell table:style-name="Table1.A2" office:value-type="string">
            <text:p text:style-name="P312"><text:span text:style-name="Source_20_Text"><text:span text:style-name="T98">not</text:span></text:span><text:span text:style-name="Source_20_Text"><text:span text:style-name="T107"> </text:span></text:span><text:span text:style-name="Source_20_Text"><text:span text:style-name="T15">expression</text:span></text:span><text:span text:style-name="Source_20_Text"><text:span text:style-name="T107"><text:line-break/></text:span></text:span><text:span text:style-name="Source_20_Text"><text:span text:style-name="T95">~</text:span></text:span><text:span text:style-name="Source_20_Text"><text:span text:style-name="T107"> </text:span></text:span><text:span text:style-name="Source_20_Text"><text:span text:style-name="T15">expression</text:span></text:span></text:p>
            <text:p text:style-name="P316"><text:span text:style-name="Source_20_Text"><text:span text:style-name="T99">+</text:span></text:span><text:span text:style-name="Source_20_Text"><text:span text:style-name="T16"> expression</text:span></text:span></text:p>
            <text:p text:style-name="P316"><text:span text:style-name="Source_20_Text"><text:span text:style-name="T99">-</text:span></text:span><text:span text:style-name="Source_20_Text"><text:span text:style-name="T16"> expression</text:span></text:span></text:p>
          </table:table-cell>
          <table:table-cell table:style-name="Table1.A2" office:value-type="string">
            <text:p text:style-name="P325"><text:span text:style-name="T132">Logical</text:span> not</text:p>
            <text:p text:style-name="P324">Bitwise not</text:p>
            <text:p text:style-name="P332">Unary plus</text:p>
            <text:p text:style-name="P332">Unary minus</text:p>
          </table:table-cell>
          <table:table-cell table:style-name="Table1.A2" office:value-type="string">
            <text:p text:style-name="P324">Right</text:p>
          </table:table-cell>
          <table:table-cell table:style-name="Table1.D2" office:value-type="string">
            <text:p text:style-name="P324">2</text:p>
          </table:table-cell>
        </table:table-row>
        <table:table-row>
          <table:table-cell table:style-name="Table1.A2" office:value-type="string">
            <text:p text:style-name="P312"><text:span text:style-name="Source_20_Text"><text:span text:style-name="T15">expression </text:span></text:span><text:span text:style-name="Source_20_Text"><text:span text:style-name="T95">*</text:span></text:span><text:span text:style-name="Source_20_Text"><text:span text:style-name="T15"> expression<text:line-break/>expression </text:span></text:span><text:span text:style-name="Source_20_Text"><text:span text:style-name="T95">/</text:span></text:span><text:span text:style-name="Source_20_Text"><text:span text:style-name="T15"> expression<text:line-break/>expression </text:span></text:span><text:span text:style-name="Source_20_Text"><text:span text:style-name="T95">%</text:span></text:span><text:span text:style-name="Source_20_Text"><text:span text:style-name="T15"> expression</text:span></text:span></text:p>
          </table:table-cell>
          <table:table-cell table:style-name="Table1.A2" office:value-type="string">
            <text:p text:style-name="P324">Multiplication<text:line-break/>Division<text:line-break/><text:span text:style-name="T130">Remainder</text:span></text:p>
          </table:table-cell>
          <table:table-cell table:style-name="Table1.A2" office:value-type="string">
            <text:p text:style-name="P326">Left</text:p>
          </table:table-cell>
          <table:table-cell table:style-name="Table1.D2" office:value-type="string">
            <text:p text:style-name="P326">3</text:p>
          </table:table-cell>
        </table:table-row>
        <table:table-row>
          <table:table-cell table:style-name="Table1.A2" office:value-type="string">
            <text:p text:style-name="P313"><text:span text:style-name="Source_20_Text"><text:span text:style-name="T15">expression </text:span></text:span><text:span text:style-name="Source_20_Text"><text:span text:style-name="T96">+</text:span></text:span><text:span text:style-name="Source_20_Text"><text:span text:style-name="T15"> expression<text:line-break/>expression </text:span></text:span><text:span text:style-name="Source_20_Text"><text:span text:style-name="T96">-</text:span></text:span><text:span text:style-name="Source_20_Text"><text:span text:style-name="T15"> expression</text:span></text:span></text:p>
          </table:table-cell>
          <table:table-cell table:style-name="Table1.A2" office:value-type="string">
            <text:p text:style-name="P333">Addition</text:p>
            <text:p text:style-name="P333">Subtraction</text:p>
          </table:table-cell>
          <table:table-cell table:style-name="Table1.A2" office:value-type="string">
            <text:p text:style-name="P326">Left</text:p>
          </table:table-cell>
          <table:table-cell table:style-name="Table1.D2" office:value-type="string">
            <text:p text:style-name="P326">4</text:p>
          </table:table-cell>
        </table:table-row>
        <table:table-row>
          <table:table-cell table:style-name="Table1.A2" office:value-type="string">
            <text:p text:style-name="P313"><text:span text:style-name="Source_20_Text"><text:span text:style-name="T15">expression </text:span></text:span><text:span text:style-name="Source_20_Text"><text:span text:style-name="T96">&lt;&lt;</text:span></text:span><text:span text:style-name="Source_20_Text"><text:span text:style-name="T15"> expression<text:line-break/>expression </text:span></text:span><text:span text:style-name="Source_20_Text"><text:span text:style-name="T96">&gt;&gt;</text:span></text:span><text:span text:style-name="Source_20_Text"><text:span text:style-name="T15"> expression</text:span></text:span></text:p>
          </table:table-cell>
          <table:table-cell table:style-name="Table1.A2" office:value-type="string">
            <text:p text:style-name="P326">Bitwise left shift</text:p>
            <text:p text:style-name="P326">Bitwise right shift</text:p>
          </table:table-cell>
          <table:table-cell table:style-name="Table1.A2" office:value-type="string">
            <text:p text:style-name="P326">Left</text:p>
          </table:table-cell>
          <table:table-cell table:style-name="Table1.D2" office:value-type="string">
            <text:p text:style-name="P326">5</text:p>
          </table:table-cell>
        </table:table-row>
        <table:table-row>
          <table:table-cell table:style-name="Table1.A2" office:value-type="string">
            <text:p text:style-name="P313"><text:span text:style-name="Source_20_Text"><text:span text:style-name="T15">expression </text:span></text:span><text:span text:style-name="Source_20_Text"><text:span text:style-name="T96">&lt;</text:span></text:span><text:span text:style-name="Source_20_Text"><text:span text:style-name="T15"> expression<text:line-break/>expression </text:span></text:span><text:span text:style-name="Source_20_Text"><text:span text:style-name="T96">&lt;=</text:span></text:span><text:span text:style-name="Source_20_Text"><text:span text:style-name="T15"> expression<text:line-break/>expression </text:span></text:span><text:span text:style-name="Source_20_Text"><text:span text:style-name="T96">&gt;=</text:span></text:span><text:span text:style-name="Source_20_Text"><text:span text:style-name="T15"> expression<text:line-break/>expression </text:span></text:span><text:span text:style-name="Source_20_Text"><text:span text:style-name="T96">&gt;</text:span></text:span><text:span text:style-name="Source_20_Text"><text:span text:style-name="T15"> expression</text:span></text:span></text:p>
          </table:table-cell>
          <table:table-cell table:style-name="Table1.A2" office:value-type="string">
            <text:p text:style-name="P326"><text:span text:style-name="T132">Logical</text:span> less than</text:p>
            <text:p text:style-name="P327"><text:span text:style-name="T132">Logical</text:span> less than or equal<text:span text:style-name="T131"> to</text:span></text:p>
            <text:p text:style-name="P327"><text:span text:style-name="T132">Logical</text:span> greater than or equal<text:span text:style-name="T131"> to</text:span></text:p>
            <text:p text:style-name="P327"><text:span text:style-name="T132">Logical</text:span> greater than</text:p>
          </table:table-cell>
          <table:table-cell table:style-name="Table1.A2" office:value-type="string">
            <text:p text:style-name="P326">Left</text:p>
          </table:table-cell>
          <table:table-cell table:style-name="Table1.D2" office:value-type="string">
            <text:p text:style-name="P326">6</text:p>
          </table:table-cell>
        </table:table-row>
        <table:table-row>
          <table:table-cell table:style-name="Table1.A2" office:value-type="string">
            <text:p text:style-name="P314"><text:span text:style-name="Source_20_Text"><text:span text:style-name="T15">expression </text:span></text:span><text:span text:style-name="Source_20_Text"><text:span text:style-name="T97">==</text:span></text:span><text:span text:style-name="Source_20_Text"><text:span text:style-name="T15"> expression<text:line-break/>expression </text:span></text:span><text:span text:style-name="Source_20_Text"><text:span text:style-name="T97">!</text:span></text:span><text:span text:style-name="Source_20_Text"><text:span text:style-name="T96">=</text:span></text:span><text:span text:style-name="Source_20_Text"><text:span text:style-name="T15"> expression</text:span></text:span></text:p>
          </table:table-cell>
          <table:table-cell table:style-name="Table1.A2" office:value-type="string">
            <text:p text:style-name="P329"><text:span text:style-name="T132">Logical</text:span> equal to</text:p>
            <text:p text:style-name="P329"><text:span text:style-name="T132">Logical</text:span> not equal to</text:p>
          </table:table-cell>
          <table:table-cell table:style-name="Table1.A2" office:value-type="string">
            <text:p text:style-name="P326">Left</text:p>
          </table:table-cell>
          <table:table-cell table:style-name="Table1.D2" office:value-type="string">
            <text:p text:style-name="P326">7</text:p>
          </table:table-cell>
        </table:table-row>
        <table:table-row>
          <table:table-cell table:style-name="Table1.A2" office:value-type="string">
            <text:p text:style-name="P315"><text:span text:style-name="Source_20_Text"><text:span text:style-name="T15">expression </text:span></text:span><text:span text:style-name="Source_20_Text"><text:span text:style-name="T98">&amp;</text:span></text:span><text:span text:style-name="Source_20_Text"><text:span text:style-name="T15"> expression</text:span></text:span></text:p>
          </table:table-cell>
          <table:table-cell table:style-name="Table1.A2" office:value-type="string">
            <text:p text:style-name="P328">Bitwise and</text:p>
          </table:table-cell>
          <table:table-cell table:style-name="Table1.A2" office:value-type="string">
            <text:p text:style-name="P326">Left</text:p>
          </table:table-cell>
          <table:table-cell table:style-name="Table1.D2" office:value-type="string">
            <text:p text:style-name="P326">8</text:p>
          </table:table-cell>
        </table:table-row>
        <table:table-row>
          <table:table-cell table:style-name="Table1.A2" office:value-type="string">
            <text:p text:style-name="P315"><text:span text:style-name="Source_20_Text"><text:span text:style-name="T15">expression </text:span></text:span><text:span text:style-name="Source_20_Text"><text:span text:style-name="T98">|</text:span></text:span><text:span text:style-name="Source_20_Text"><text:span text:style-name="T15"> expression</text:span></text:span></text:p>
          </table:table-cell>
          <table:table-cell table:style-name="Table1.A2" office:value-type="string">
            <text:p text:style-name="P328">Bitwise or</text:p>
          </table:table-cell>
          <table:table-cell table:style-name="Table1.A2" office:value-type="string">
            <text:p text:style-name="P326">Left</text:p>
          </table:table-cell>
          <table:table-cell table:style-name="Table1.D2" office:value-type="string">
            <text:p text:style-name="P326">9</text:p>
          </table:table-cell>
        </table:table-row>
        <table:table-row>
          <table:table-cell table:style-name="Table1.A2" office:value-type="string">
            <text:p text:style-name="P315"><text:span text:style-name="Source_20_Text"><text:span text:style-name="T15">expression </text:span></text:span><text:span text:style-name="Source_20_Text"><text:span text:style-name="T98">and</text:span></text:span><text:span text:style-name="Source_20_Text"><text:span text:style-name="T15"> expression</text:span></text:span></text:p>
          </table:table-cell>
          <table:table-cell table:style-name="Table1.A2" office:value-type="string">
            <text:p text:style-name="P330"><text:span text:style-name="T132">Logical</text:span> and</text:p>
          </table:table-cell>
          <table:table-cell table:style-name="Table1.A2" office:value-type="string">
            <text:p text:style-name="P326">Left</text:p>
          </table:table-cell>
          <table:table-cell table:style-name="Table1.D2" office:value-type="string">
            <text:p text:style-name="P326">10</text:p>
          </table:table-cell>
        </table:table-row>
        <table:table-row>
          <table:table-cell table:style-name="Table1.A2" office:value-type="string">
            <text:p text:style-name="P315"><text:span text:style-name="Source_20_Text"><text:span text:style-name="T15">expression </text:span></text:span><text:span text:style-name="Source_20_Text"><text:span text:style-name="T98">or</text:span></text:span><text:span text:style-name="Source_20_Text"><text:span text:style-name="T15"> expression</text:span></text:span></text:p>
          </table:table-cell>
          <table:table-cell table:style-name="Table1.A2" office:value-type="string">
            <text:p text:style-name="P330"><text:span text:style-name="T132">Logical</text:span> or</text:p>
          </table:table-cell>
          <table:table-cell table:style-name="Table1.A2" office:value-type="string">
            <text:p text:style-name="P331">Left</text:p>
          </table:table-cell>
          <table:table-cell table:style-name="Table1.D2" office:value-type="string">
            <text:p text:style-name="P331">11</text:p>
          </table:table-cell>
        </table:table-row>
        <table:table-row>
          <table:table-cell table:style-name="Table1.A2" office:value-type="string">
            <text:p text:style-name="P334"><text:span text:style-name="Source_20_Text"><text:span text:style-name="T15">expression </text:span></text:span><text:span text:style-name="Source_20_Text"><text:span text:style-name="T97">=</text:span></text:span><text:span text:style-name="Source_20_Text"><text:span text:style-name="T15"> expression</text:span></text:span></text:p>
          </table:table-cell>
          <table:table-cell table:style-name="Table1.A2" office:value-type="string">
            <text:p text:style-name="P335">Assignment</text:p>
          </table:table-cell>
          <table:table-cell table:style-name="Table1.A2" office:value-type="string">
            <text:p text:style-name="P335">Right</text:p>
          </table:table-cell>
          <table:table-cell table:style-name="Table1.D2" office:value-type="string">
            <text:p text:style-name="P335">12</text:p>
          </table:table-cell>
        </table:table-row>
      </table:table>
      <text:p text:style-name="P28"/>
      <text:p text:style-name="P406"/>
      <text:p text:style-name="P427">Subscript</text:p>
      <text:p text:style-name="Code"><text:span text:style-name="Source_20_Text"><text:span text:style-name="T14">expr</text:span></text:span><text:span text:style-name="Source_20_Text"><text:span text:style-name="T15">ession</text:span></text:span><text:span text:style-name="Source_20_Text"><text:span text:style-name="T14"> </text:span></text:span><text:span text:style-name="Source_20_Text"><text:span text:style-name="T94">[</text:span></text:span><text:span text:style-name="Source_20_Text"><text:span text:style-name="T14"> expr</text:span></text:span><text:span text:style-name="Source_20_Text"><text:span text:style-name="T15">ession</text:span></text:span><text:span text:style-name="Source_20_Text"><text:span text:style-name="T14"> </text:span></text:span><text:span text:style-name="Source_20_Text"><text:span text:style-name="T94">]</text:span></text:span></text:p>
      <text:p text:style-name="P58"><text:span text:style-name="Source_20_Text"><text:span text:style-name="T299">Constraints: </text:span></text:span><text:span text:style-name="Source_20_Text"><text:span text:style-name="T298">T</text:span></text:span><text:span text:style-name="Source_20_Text"><text:span text:style-name="T295">h</text:span></text:span><text:span text:style-name="Source_20_Text"><text:span text:style-name="T296">e left hand </text:span></text:span><text:span text:style-name="Source_20_Text"><text:span text:style-name="T298">sub-</text:span></text:span><text:span text:style-name="Source_20_Text"><text:span text:style-name="T296">expression must be the id of a variable of array type or </text:span></text:span><text:span text:style-name="Source_20_Text"><text:span text:style-name="T294">string</text:span></text:span><text:span text:style-name="Source_20_Text"><text:span text:style-name="T296"> type.</text:span></text:span><text:span text:style-name="Source_20_Text"><text:span text:style-name="T311"> </text:span></text:span><text:span text:style-name="Source_20_Text"><text:span text:style-name="T297">The </text:span></text:span><text:span text:style-name="Source_20_Text"><text:span text:style-name="T298">sub-</text:span></text:span><text:span text:style-name="Source_20_Text"><text:span text:style-name="T297">expression inside the square brackets must be of integer type.</text:span></text:span></text:p>
      <text:p text:style-name="P58"><text:span text:style-name="Source_20_Text"><text:span text:style-name="T299">Type:</text:span></text:span><text:span text:style-name="Source_20_Text"><text:span text:style-name="T301"> </text:span></text:span><text:span text:style-name="Source_20_Text"><text:span text:style-name="T298">If the left-hand </text:span></text:span><text:span text:style-name="Source_20_Text"><text:span text:style-name="T315">sub-</text:span></text:span><text:span text:style-name="Source_20_Text"><text:span text:style-name="T298">expression is a </text:span></text:span><text:span text:style-name="Source_20_Text"><text:span text:style-name="T316">string</text:span></text:span><text:span text:style-name="Source_20_Text"><text:span text:style-name="T298">, the type of this expression is </text:span></text:span><text:span text:style-name="Source_20_Text"><text:span text:style-name="T316">int8</text:span></text:span><text:span text:style-name="Source_20_Text"><text:span text:style-name="T298">. Otherwise, it will be the type of an element of the array.</text:span></text:span></text:p>
      <text:p text:style-name="P59"><text:span text:style-name="Source_20_Text"><text:span text:style-name="T303"/></text:span></text:p>
      <text:p text:style-name="P59"><text:span text:style-name="Source_20_Text"><text:span text:style-name="T303"/></text:span></text:p>
      <text:p text:style-name="P407">Unary plus and minus</text:p>
      <text:p text:style-name="P241"><text:span text:style-name="Source_20_Text"><text:span text:style-name="T102">+</text:span></text:span><text:span text:style-name="Source_20_Text"><text:span text:style-name="T107"> </text:span></text:span><text:span text:style-name="Source_20_Text"><text:span text:style-name="T15">expression</text:span></text:span></text:p>
      <text:p text:style-name="P241"><text:span text:style-name="Source_20_Text"><text:span text:style-name="T32">-</text:span></text:span><text:span text:style-name="Source_20_Text"><text:span text:style-name="T26"> expression</text:span></text:span></text:p>
      <text:p text:style-name="P60"><text:span text:style-name="Source_20_Text"><text:span text:style-name="T299">Constraints: </text:span></text:span><text:span text:style-name="Source_20_Text"><text:span text:style-name="T298">T</text:span></text:span><text:span text:style-name="Source_20_Text"><text:span text:style-name="T295">h</text:span></text:span><text:span text:style-name="Source_20_Text"><text:span text:style-name="T296">e </text:span></text:span><text:span text:style-name="Source_20_Text"><text:span text:style-name="T298">sub-</text:span></text:span><text:span text:style-name="Source_20_Text"><text:span text:style-name="T296">expression must be </text:span></text:span><text:span text:style-name="Source_20_Text"><text:span text:style-name="T302">of</text:span></text:span><text:span text:style-name="Source_20_Text"><text:span text:style-name="T296"> </text:span></text:span><text:span text:style-name="Source_20_Text"><text:span text:style-name="T308">integer</text:span></text:span><text:span text:style-name="Source_20_Text"><text:span text:style-name="T309"> or floating point</text:span></text:span><text:span text:style-name="Source_20_Text"><text:span text:style-name="T308"> type.</text:span></text:span></text:p>
      <text:p text:style-name="P63"><text:span text:style-name="Source_20_Text"><text:span text:style-name="T299">Type:</text:span></text:span><text:span text:style-name="Source_20_Text"><text:span text:style-name="T300"> </text:span></text:span><text:span text:style-name="Source_20_Text"><text:span text:style-name="T303">same as the subexpression.</text:span></text:span></text:p>
      <text:p text:style-name="P65"><text:span text:style-name="Source_20_Text"><text:span text:style-name="T303"/></text:span></text:p>
      <text:p text:style-name="P65"><text:span text:style-name="Source_20_Text"><text:span text:style-name="T303"/></text:span></text:p>
      <text:p text:style-name="P408">String concatenation</text:p>
      <text:p text:style-name="P244"><text:span text:style-name="Source_20_Text"><text:span text:style-name="T15">expression </text:span></text:span><text:span text:style-name="Source_20_Text"><text:span text:style-name="T96">+</text:span></text:span><text:span text:style-name="Source_20_Text"><text:span text:style-name="T15"> expression<text:line-break/>expression </text:span></text:span><text:span text:style-name="Source_20_Text"><text:span text:style-name="T96">-</text:span></text:span><text:span text:style-name="Source_20_Text"><text:span text:style-name="T15"> expression</text:span></text:span></text:p>
      <text:p text:style-name="P319"><text:span text:style-name="Source_20_Text"><text:span text:style-name="T15"/></text:span></text:p>
      <text:p text:style-name="P65"><text:span text:style-name="Source_20_Text"><text:span text:style-name="T299">Constraints: </text:span></text:span><text:span text:style-name="Source_20_Text"><text:span text:style-name="T310">Both sub-expressions must </text:span></text:span><text:span text:style-name="Source_20_Text"><text:span text:style-name="T312">be of </text:span></text:span><text:span text:style-name="Source_20_Text"><text:span text:style-name="T317">string</text:span></text:span><text:span text:style-name="Source_20_Text"><text:span text:style-name="T312"> type.</text:span></text:span></text:p>
      <text:p text:style-name="P65"><text:span text:style-name="Source_20_Text"><text:span text:style-name="T299">Type:</text:span></text:span><text:span text:style-name="Source_20_Text"><text:span text:style-name="T300"> </text:span></text:span><text:span text:style-name="Source_20_Text"><text:span text:style-name="T87">string</text:span></text:span><text:span text:style-name="Source_20_Text"><text:span text:style-name="T305">.</text:span></text:span></text:p>
      <text:p text:style-name="P426">Arithmetic operations</text:p>
      <text:p text:style-name="P242"><text:span text:style-name="Source_20_Text"><text:span text:style-name="T15">expression </text:span></text:span><text:span text:style-name="Source_20_Text"><text:span text:style-name="T95">*</text:span></text:span><text:span text:style-name="Source_20_Text"><text:span text:style-name="T15"> expression<text:line-break/>expression </text:span></text:span><text:span text:style-name="Source_20_Text"><text:span text:style-name="T95">/</text:span></text:span><text:span text:style-name="Source_20_Text"><text:span text:style-name="T15"> expression<text:line-break/>expression </text:span></text:span><text:span text:style-name="Source_20_Text"><text:span text:style-name="T95">%</text:span></text:span><text:span text:style-name="Source_20_Text"><text:span text:style-name="T15"> expression</text:span></text:span></text:p>
      <text:p text:style-name="P242"><text:span text:style-name="Source_20_Text"><text:span text:style-name="T15">expression </text:span></text:span><text:span text:style-name="Source_20_Text"><text:span text:style-name="T96">+</text:span></text:span><text:span text:style-name="Source_20_Text"><text:span text:style-name="T15"> expression<text:line-break/>expression </text:span></text:span><text:span text:style-name="Source_20_Text"><text:span text:style-name="T96">-</text:span></text:span><text:span text:style-name="Source_20_Text"><text:span text:style-name="T15"> expression</text:span></text:span></text:p>
      <text:p text:style-name="P318"><text:span text:style-name="Source_20_Text"><text:span text:style-name="T15"/></text:span></text:p>
      <text:p text:style-name="P61"><text:span text:style-name="Source_20_Text"><text:span text:style-name="T299">Constraints: </text:span></text:span><text:span text:style-name="Source_20_Text"><text:span text:style-name="T310">Both sub-expressions must have the exact same type. That type must be numeric, i.e., integer or floating point.</text:span></text:span></text:p>
      <text:p text:style-name="P62"><text:span text:style-name="Source_20_Text"><text:span text:style-name="T299">Type:</text:span></text:span><text:span text:style-name="Source_20_Text"><text:span text:style-name="T300"> </text:span></text:span><text:span text:style-name="Source_20_Text"><text:span text:style-name="T303">same as the </text:span></text:span><text:span text:style-name="Source_20_Text"><text:span text:style-name="T304">type of the </text:span></text:span><text:span text:style-name="Source_20_Text"><text:span text:style-name="T303">sub</text:span></text:span><text:span text:style-name="Source_20_Text"><text:span text:style-name="T304">-</text:span></text:span><text:span text:style-name="Source_20_Text"><text:span text:style-name="T303">expression</text:span></text:span><text:span text:style-name="Source_20_Text"><text:span text:style-name="T304">s</text:span></text:span><text:span text:style-name="Source_20_Text"><text:span text:style-name="T303">.</text:span></text:span></text:p>
      <text:p text:style-name="P62"><text:span text:style-name="Source_20_Text"><text:span text:style-name="T303"/></text:span></text:p>
      <text:p text:style-name="P62"><text:span text:style-name="Source_20_Text"><text:span text:style-name="T305"/></text:span></text:p>
      <text:p text:style-name="P409">Bitwise operations</text:p>
      <text:p text:style-name="P243"><text:span text:style-name="Source_20_Text"><text:span text:style-name="T95">~</text:span></text:span><text:span text:style-name="Source_20_Text"><text:span text:style-name="T107"> </text:span></text:span><text:span text:style-name="Source_20_Text"><text:span text:style-name="T15">expression</text:span></text:span></text:p>
      <text:p text:style-name="P243"><text:span text:style-name="Source_20_Text"><text:span text:style-name="T15">expression </text:span></text:span><text:span text:style-name="Source_20_Text"><text:span text:style-name="T96">&lt;&lt;</text:span></text:span><text:span text:style-name="Source_20_Text"><text:span text:style-name="T15"> expression</text:span></text:span></text:p>
      <text:p text:style-name="P243"><text:span text:style-name="Source_20_Text"><text:span text:style-name="T15">expression </text:span></text:span><text:span text:style-name="Source_20_Text"><text:span text:style-name="T96">&gt;&gt;</text:span></text:span><text:span text:style-name="Source_20_Text"><text:span text:style-name="T15"> expression</text:span></text:span></text:p>
      <text:p text:style-name="P242"><text:span text:style-name="Source_20_Text"><text:span text:style-name="T15">expression </text:span></text:span><text:span text:style-name="Source_20_Text"><text:span text:style-name="T98">&amp;</text:span></text:span><text:span text:style-name="Source_20_Text"><text:span text:style-name="T15"> expression</text:span></text:span></text:p>
      <text:p text:style-name="P242"><text:span text:style-name="Source_20_Text"><text:span text:style-name="T15">expression </text:span></text:span><text:span text:style-name="Source_20_Text"><text:span text:style-name="T98">|</text:span></text:span><text:span text:style-name="Source_20_Text"><text:span text:style-name="T15"> expression</text:span></text:span></text:p>
      <text:p text:style-name="P63"><text:span text:style-name="Source_20_Text"><text:span text:style-name="T299">Constraints: </text:span></text:span><text:span text:style-name="Source_20_Text"><text:span text:style-name="T298">T</text:span></text:span><text:span text:style-name="Source_20_Text"><text:span text:style-name="T295">h</text:span></text:span><text:span text:style-name="Source_20_Text"><text:span text:style-name="T296">e </text:span></text:span><text:span text:style-name="Source_20_Text"><text:span text:style-name="T298">sub-</text:span></text:span><text:span text:style-name="Source_20_Text"><text:span text:style-name="T296">expression</text:span></text:span><text:span text:style-name="Source_20_Text"><text:span text:style-name="T313">s</text:span></text:span><text:span text:style-name="Source_20_Text"><text:span text:style-name="T296"> must be </text:span></text:span><text:span text:style-name="Source_20_Text"><text:span text:style-name="T302">of</text:span></text:span><text:span text:style-name="Source_20_Text"><text:span text:style-name="T296"> </text:span></text:span><text:span text:style-name="Source_20_Text"><text:span text:style-name="T308">integer type.</text:span></text:span><text:span text:style-name="Source_20_Text"><text:span text:style-name="T314"> For binary operations, both sub-expressions must have the exact same type.</text:span></text:span></text:p>
      <text:p text:style-name="P63"><text:span text:style-name="Source_20_Text"><text:span text:style-name="T299">Type:</text:span></text:span><text:span text:style-name="Source_20_Text"><text:span text:style-name="T300"> </text:span></text:span><text:span text:style-name="Source_20_Text"><text:span text:style-name="T303">same as the </text:span></text:span><text:span text:style-name="Source_20_Text"><text:span text:style-name="T304">type of the </text:span></text:span><text:span text:style-name="Source_20_Text"><text:span text:style-name="T303">sub</text:span></text:span><text:span text:style-name="Source_20_Text"><text:span text:style-name="T304">-</text:span></text:span><text:span text:style-name="Source_20_Text"><text:span text:style-name="T303">expression</text:span></text:span><text:span text:style-name="Source_20_Text"><text:span text:style-name="T306">s</text:span></text:span><text:span text:style-name="Source_20_Text"><text:span text:style-name="T303">.</text:span></text:span></text:p>
      <text:p text:style-name="P63"><text:span text:style-name="Source_20_Text"><text:span text:style-name="T303"/></text:span></text:p>
      <text:p text:style-name="P428">Boolean operations</text:p>
      <text:p text:style-name="P242"><text:span text:style-name="Source_20_Text">not</text:span><text:span text:style-name="Source_20_Text"><text:span text:style-name="T107"> </text:span></text:span><text:span text:style-name="Source_20_Text"><text:span text:style-name="T15">expression</text:span></text:span></text:p>
      <text:p text:style-name="P245"><text:span text:style-name="Source_20_Text"><text:span text:style-name="T15">expression </text:span></text:span><text:span text:style-name="Source_20_Text"><text:span text:style-name="T96">&lt;</text:span></text:span><text:span text:style-name="Source_20_Text"><text:span text:style-name="T15"> expression</text:span></text:span></text:p>
      <text:p text:style-name="P246"><text:span text:style-name="Source_20_Text"><text:span text:style-name="T15">expression </text:span></text:span><text:span text:style-name="Source_20_Text"><text:span text:style-name="T96">&lt;=</text:span></text:span><text:span text:style-name="Source_20_Text"><text:span text:style-name="T15"> expression</text:span></text:span></text:p>
      <text:p text:style-name="P246"><text:span text:style-name="Source_20_Text"><text:span text:style-name="T15">expression </text:span></text:span><text:span text:style-name="Source_20_Text"><text:span text:style-name="T96">=</text:span></text:span><text:span text:style-name="Source_20_Text"><text:span text:style-name="T103">=</text:span></text:span><text:span text:style-name="Source_20_Text"><text:span text:style-name="T15"> expression</text:span></text:span></text:p>
      <text:p text:style-name="P246"><text:span text:style-name="Source_20_Text"><text:span text:style-name="T15">expression </text:span></text:span><text:span text:style-name="Source_20_Text"><text:span text:style-name="T103">!</text:span></text:span><text:span text:style-name="Source_20_Text"><text:span text:style-name="T96">=</text:span></text:span><text:span text:style-name="Source_20_Text"><text:span text:style-name="T15"> expression</text:span></text:span></text:p>
      <text:p text:style-name="P245"><text:span text:style-name="Source_20_Text"><text:span text:style-name="T15">expression </text:span></text:span><text:span text:style-name="Source_20_Text"><text:span text:style-name="T96">&gt;=</text:span></text:span><text:span text:style-name="Source_20_Text"><text:span text:style-name="T15"> expression</text:span></text:span></text:p>
      <text:p text:style-name="P245"><text:span text:style-name="Source_20_Text"><text:span text:style-name="T15">expression </text:span></text:span><text:span text:style-name="Source_20_Text"><text:span text:style-name="T96">&gt;</text:span></text:span><text:span text:style-name="Source_20_Text"><text:span text:style-name="T15"> expression</text:span></text:span></text:p>
      <text:p text:style-name="P242"><text:span text:style-name="Source_20_Text"><text:span text:style-name="T15">expression </text:span></text:span><text:span text:style-name="Source_20_Text"><text:span text:style-name="T98">and</text:span></text:span><text:span text:style-name="Source_20_Text"><text:span text:style-name="T15"> expression</text:span></text:span></text:p>
      <text:p text:style-name="P242"><text:span text:style-name="Source_20_Text"><text:span text:style-name="T15">expression </text:span></text:span><text:span text:style-name="Source_20_Text"><text:span text:style-name="T98">or</text:span></text:span><text:span text:style-name="Source_20_Text"><text:span text:style-name="T15"> expression</text:span></text:span></text:p>
      <text:p text:style-name="P64"><text:span text:style-name="Source_20_Text"><text:span text:style-name="T299">Constraints: </text:span></text:span><text:span text:style-name="Source_20_Text"><text:span text:style-name="T298">T</text:span></text:span><text:span text:style-name="Source_20_Text"><text:span text:style-name="T295">h</text:span></text:span><text:span text:style-name="Source_20_Text"><text:span text:style-name="T296">e </text:span></text:span><text:span text:style-name="Source_20_Text"><text:span text:style-name="T298">sub-</text:span></text:span><text:span text:style-name="Source_20_Text"><text:span text:style-name="T296">expression</text:span></text:span><text:span text:style-name="Source_20_Text"><text:span text:style-name="T313">s</text:span></text:span><text:span text:style-name="Source_20_Text"><text:span text:style-name="T296"> must be </text:span></text:span><text:span text:style-name="Source_20_Text"><text:span text:style-name="T302">of</text:span></text:span><text:span text:style-name="Source_20_Text"><text:span text:style-name="T296"> </text:span></text:span><text:span text:style-name="Source_20_Text"><text:span text:style-name="T318">bool</text:span></text:span><text:span text:style-name="Source_20_Text"><text:span text:style-name="T308"> type.</text:span></text:span></text:p>
      <text:p text:style-name="P64"><text:span text:style-name="Source_20_Text"><text:span text:style-name="T299">Type:</text:span></text:span><text:span text:style-name="Source_20_Text"><text:span text:style-name="T300"> </text:span></text:span><text:span text:style-name="Source_20_Text"><text:span text:style-name="T145">bool</text:span></text:span></text:p>
      <text:p text:style-name="P61"><text:span text:style-name="Source_20_Text"><text:span text:style-name="T303"/></text:span></text:p>
      <text:p text:style-name="P61"><text:span text:style-name="Source_20_Text"><text:span text:style-name="T303"/></text:span></text:p>
      <text:p text:style-name="P410">Assignment</text:p>
      <text:p text:style-name="P247"><text:span text:style-name="Source_20_Text"><text:span text:style-name="T15">expression </text:span></text:span><text:span text:style-name="Source_20_Text"><text:span text:style-name="T104">=</text:span></text:span><text:span text:style-name="Source_20_Text"><text:span text:style-name="T15"> expression</text:span></text:span></text:p>
      <text:p text:style-name="P320"><text:span text:style-name="Source_20_Text"><text:span text:style-name="T15"/></text:span></text:p>
      <text:p text:style-name="P66"><text:span text:style-name="Source_20_Text"><text:span text:style-name="T299">Constraints: </text:span></text:span><text:span text:style-name="Source_20_Text"><text:span text:style-name="T307">The left-hand sub-expression must be an id. Both sub-expressions must have the same type.</text:span></text:span></text:p>
      <text:p text:style-name="Text_20_body"><text:span text:style-name="Source_20_Text"><text:span text:style-name="T299">Type:</text:span></text:span><text:span text:style-name="Source_20_Text"><text:span text:style-name="T300"> </text:span></text:span><text:span text:style-name="Source_20_Text"><text:span text:style-name="T295">same as the type of the right-hand sub-expression.</text:span></text:span></text:p>
      <text:p text:style-name="P58"><text:span text:style-name="Source_20_Text"><text:span text:style-name="T298"/></text:span></text:p>
      <text:p text:style-name="P58"><text:span text:style-name="Source_20_Text"><text:span text:style-name="T298"/></text:span></text:p>
      <text:p text:style-name="Text_20_body"><text:span text:style-name="Source_20_Text"><text:span text:style-name="T297"/></text:span></text:p>
      <text:p text:style-name="Heading_20_4"><text:span text:style-name="Source_20_Text"/></text:p>
      <text:h text:style-name="P486" text:outline-level="3"><text:bookmark-start text:name="__RefHeading___Toc2374_678818557"/>Function Call<text:bookmark-end text:name="__RefHeading___Toc2374_678818557"/></text:h>
      <text:p text:style-name="P29"><text:tab/>A function call expression has the form:</text:p>
      <text:p text:style-name="P160">function-call</text:p>
      <text:p text:style-name="P165"><text:span text:style-name="T14"><text:s text:c="4"/>id</text:span> <text:span text:style-name="T33">(</text:span> <text:span text:style-name="T14">expression-list</text:span><text:span text:style-name="T135">opt</text:span><text:span text:style-name="T1"> </text:span><text:span text:style-name="T7">)</text:span></text:p>
      <text:p text:style-name="P168"/>
      <text:p text:style-name="P138"><text:span text:style-name="T1">e</text:span><text:span text:style-name="T8">xpression-list</text:span></text:p>
      <text:p text:style-name="P167"><text:s text:c="4"/>expression</text:p>
      <text:p text:style-name="P165"><text:span text:style-name="T10"><text:s text:c="4"/>expression-list </text:span><text:span text:style-name="T2">,</text:span><text:span text:style-name="T10"> expression</text:span></text:p>
      <text:p text:style-name="P30"><text:tab/>The value of the function call expression is the value returned by the function being called. Example:</text:p>
      <text:p text:style-name="P248">sum(1, 1)</text:p>
      <text:p text:style-name="P67"><text:tab/>The type of a function call expression is the return type of the called function.</text:p>
      <text:h text:style-name="P486" text:outline-level="3"><text:bookmark-start text:name="__RefHeading___Toc2376_678818557"/>Conditional<text:bookmark-end text:name="__RefHeading___Toc2376_678818557"/></text:h>
      <text:p text:style-name="P31"><text:tab/>A conditional expression has the form<text:span text:style-name="T139">:</text:span></text:p>
      <text:p text:style-name="P149">conditional</text:p>
      <text:p text:style-name="P149"><text:s text:c="4"/>if elseifs<text:span text:style-name="T134">opt</text:span> else<text:span text:style-name="T134">opt</text:span></text:p>
      <text:p text:style-name="P175"/>
      <text:p text:style-name="P166">if</text:p>
      <text:p text:style-name="P166"><text:s text:c="4"/><text:span text:style-name="T94">if</text:span> expression block</text:p>
      <text:p text:style-name="P166"/>
      <text:p text:style-name="P166">elseifs:</text:p>
      <text:p text:style-name="P166"><text:s text:c="4"/>elseif</text:p>
      <text:p text:style-name="P166"><text:s text:c="4"/>elseifs elseif</text:p>
      <text:p text:style-name="P166"/>
      <text:p text:style-name="P166">elseif:</text:p>
      <text:p text:style-name="P166"><text:s text:c="4"/><text:span text:style-name="T94">elif</text:span> expression block</text:p>
      <text:p text:style-name="P166"/>
      <text:p text:style-name="P166">else:</text:p>
      <text:p text:style-name="P173"><text:span text:style-name="T9"><text:s text:c="4"/></text:span><text:span text:style-name="T4">else</text:span><text:span text:style-name="T9"> block</text:span></text:p>
      <text:p text:style-name="P32"><text:tab/>Note that it doesn't require parenthesis around the expression being tested. <text:span text:style-name="T292">The predicate must evaluate to a boolean value</text:span>. Since conditionals are <text:span text:style-name="T14">expressions</text:span><text:span text:style-name="T106">, it's value is the value of the last statement executed inside its </text:span><text:span text:style-name="T14">block</text:span><text:span text:style-name="T106">. Example:</text:span></text:p>
      <text:p text:style-name="P169"><text:span text:style-name="T33">if</text:span> x == 1 {</text:p>
      <text:p text:style-name="P169"><text:s text:c="4"/>"one";</text:p>
      <text:p text:style-name="P169">} <text:span text:style-name="T33">elif</text:span> x == 2 {</text:p>
      <text:p text:style-name="P169"><text:s text:c="4"/>"two";</text:p>
      <text:p text:style-name="P169">} <text:span text:style-name="T33">else</text:span> {</text:p>
      <text:p text:style-name="P169"><text:s text:c="4"/>"<text:span text:style-name="T140">not one nor two</text:span>";</text:p>
      <text:p text:style-name="P169">}</text:p>
      <text:p text:style-name="P81"><text:tab/>A conditional expression block must end with an expression statement. The type of a conditional expression block is the type of the last expression in the block. All blocks must have the same type. The type of the whole conditional expression is the type of its blocks.</text:p>
      <text:h text:style-name="P486" text:outline-level="3"><text:bookmark-start text:name="__RefHeading___Toc2380_678818557"/>Match<text:bookmark-end text:name="__RefHeading___Toc2380_678818557"/></text:h>
      <text:p text:style-name="P33"><text:tab/>The match expression is similar to C's <text:span text:style-name="Code">switch</text:span>. Its purpose is to test a single expression against possible values and execute the block associated with the matched expression. If there is no match, the program halts with an error.</text:p>
      <text:p text:style-name="P150">match</text:p>
      <text:p text:style-name="P150"><text:s text:c="4"/><text:span text:style-name="T94">match</text:span> expression match-block</text:p>
      <text:p text:style-name="P150"/>
      <text:p text:style-name="P150">match-block</text:p>
      <text:p text:style-name="P150"><text:s text:c="4"/><text:span text:style-name="T94">{</text:span> match-arms <text:span text:style-name="T94">}</text:span></text:p>
      <text:p text:style-name="P150"/>
      <text:p text:style-name="P150">match-arms</text:p>
      <text:p text:style-name="P150"><text:s text:c="4"/>match-arm</text:p>
      <text:p text:style-name="P150"><text:s text:c="4"/>match-arms match-arm</text:p>
      <text:p text:style-name="P150"/>
      <text:p text:style-name="P150">match-arm</text:p>
      <text:p text:style-name="P172"><text:span text:style-name="T18"><text:s text:c="4"/>expression </text:span><text:span text:style-name="T100">-&gt;</text:span><text:span text:style-name="T18"> block</text:span></text:p>
      <text:p text:style-name="P34"><text:tab/>Example:</text:p>
      <text:p text:style-name="P170"><text:span text:style-name="T33">match</text:span> 3 {</text:p>
      <text:p text:style-name="P170"><text:s text:c="4"/>1 <text:span text:style-name="T33">-&gt;</text:span> { "one"; <text:span text:style-name="T152"><text:s text:c="2"/></text:span>}</text:p>
      <text:p text:style-name="P170"><text:s text:c="4"/>2 <text:span text:style-name="T33">-&gt;</text:span> { "two"; <text:span text:style-name="T152"><text:s text:c="2"/></text:span>}</text:p>
      <text:p text:style-name="P170"><text:s text:c="4"/>3 <text:span text:style-name="T33">-&gt;</text:span> { "three"; }</text:p>
      <text:p text:style-name="P253"><text:s text:c="4"/>_ -&gt; { "something else"; }</text:p>
      <text:p text:style-name="P170">}</text:p>
      <text:p text:style-name="P82"><text:tab/>A match arm block must end with an expression statement. The type of a match arm <text:s/>block is the type of the last expression in the block. All arm blocks must have the same type. The type of the whole match expression is the type of its blocks.</text:p>
      <text:h text:style-name="P476" text:outline-level="2"><text:bookmark-start text:name="__RefHeading___Toc3590_678818557"/>Blocks<text:span text:style-name="T323"> and block statements</text:span><text:bookmark-end text:name="__RefHeading___Toc3590_678818557"/></text:h>
      <text:p text:style-name="P35"><text:tab/><text:span text:style-name="T33">Blocks</text:span> are used in a few of BitTwiddler's constructs. They are not expressions; they can only appear in certain specific places. <text:span text:style-name="T323">When they are used in if and match expressions, blocks can have a type; the type of a block is the type of its last statement, if the last statement is an expression.</text:span></text:p>
      <text:p text:style-name="P151">block</text:p>
      <text:p text:style-name="P151"><text:s text:c="4"/><text:span text:style-name="T94">{</text:span> block-<text:span text:style-name="T143">statements</text:span><text:span text:style-name="T134">opt</text:span> <text:span text:style-name="T94">}</text:span></text:p>
      <text:p text:style-name="P151"/>
      <text:p text:style-name="P152">block-<text:span text:style-name="T143">statements</text:span></text:p>
      <text:p text:style-name="P152"><text:s text:c="4"/>block-<text:span text:style-name="T143">statement</text:span></text:p>
      <text:p text:style-name="P152"><text:s text:c="4"/>block-<text:span text:style-name="T142">statements</text:span> block-<text:span text:style-name="T143">statement</text:span></text:p>
      <text:p text:style-name="P151"/>
      <text:p text:style-name="P152">block-<text:span text:style-name="T143">statement</text:span></text:p>
      <text:p text:style-name="P161"><text:s text:c="4"/>var</text:p>
      <text:p text:style-name="P151"><text:s text:c="4"/>expr <text:span text:style-name="T94">;</text:span></text:p>
      <text:p text:style-name="P151"><text:s text:c="4"/><text:span text:style-name="T94">return</text:span> expr <text:span text:style-name="T94">;</text:span></text:p>
      <text:p text:style-name="P153"><text:span text:style-name="T94"><text:s text:c="4"/></text:span><text:span text:style-name="T86">for</text:span></text:p>
      <text:p text:style-name="P153"><text:span text:style-name="T94"><text:s text:c="4"/></text:span><text:span text:style-name="T86">while</text:span></text:p>
      <text:p text:style-name="P164"/>
      <text:p text:style-name="P36"><text:tab/>Hence, each<text:span text:style-name="T143"> block statement can be a variable declaration, an expression, a </text:span><text:span text:style-name="Code">return</text:span><text:span text:style-name="T143"> statement (</text:span><text:span text:style-name="Code">return</text:span><text:span text:style-name="T143"> statements are only semantically valid in </text:span><text:span text:style-name="Code">function</text:span><text:span text:style-name="T143"> blocks), a for statement or a while statement.</text:span></text:p>
      <text:p text:style-name="P40"><text:tab/>Variables<text:span text:style-name="T293"> </text:span>that are declared inside a block have the local scope of the block.</text:p>
      <text:p text:style-name="P35"/>
      <text:h text:style-name="P486" text:outline-level="3"><text:bookmark-start text:name="__RefHeading___Toc3592_678818557"/>Variables<text:bookmark-end text:name="__RefHeading___Toc3592_678818557"/></text:h>
      <text:p text:style-name="P37"><text:tab/>Variables are used as labels to values in memory. The same syntax is used to define both global and local-scope variables and template fields:</text:p>
      <text:p text:style-name="P154">var<text:span text:style-name="T147">iable</text:span></text:p>
      <text:p text:style-name="P154"><text:s text:c="4"/><text:span text:style-name="T94">var</text:span> <text:span text:style-name="T1">id </text:span><text:span text:style-name="T2">:</text:span><text:span text:style-name="T1"> type </text:span><text:span text:style-name="T2">=</text:span><text:span text:style-name="T1"> expr</text:span><text:span text:style-name="T11">ession</text:span><text:span text:style-name="T1"> </text:span><text:span text:style-name="T2">;</text:span><text:span text:style-name="T3"> <text:s text:c="6"/></text:span><text:span text:style-name="T13">(1)</text:span></text:p>
      <text:p text:style-name="P155"><text:span text:style-name="T1"><text:s text:c="4"/></text:span><text:span text:style-name="T2">var</text:span><text:span text:style-name="T1"> id <text:s text:c="7"/></text:span><text:span text:style-name="T2">=</text:span><text:span text:style-name="T1"> expr</text:span><text:span text:style-name="T11">ession</text:span><text:span text:style-name="T1"> </text:span><text:span text:style-name="T2">;</text:span><text:span text:style-name="T3"> <text:s text:c="6"/></text:span><text:span text:style-name="T13">(2)</text:span></text:p>
      <text:p text:style-name="P154"><text:span text:style-name="T1"><text:s text:c="4"/></text:span><text:span text:style-name="T2">var</text:span><text:span text:style-name="T1"> id </text:span><text:span text:style-name="T2">:</text:span><text:span text:style-name="T1"> type <text:s text:c="6"/></text:span><text:span text:style-name="T12"><text:s text:c="6"/></text:span><text:span text:style-name="T1"><text:s/></text:span><text:span text:style-name="T2">;</text:span><text:span text:style-name="T3"> <text:s text:c="6"/></text:span><text:span text:style-name="T13">(3)</text:span></text:p>
      <text:h text:style-name="P484" text:outline-level="3" text:is-list-header="true"/>
      <text:p text:style-name="P72"><text:span text:style-name="T144"><text:tab/>Form (1) assigns the value of the </text:span><text:span text:style-name="T17">expression</text:span><text:span text:style-name="T144"> on the right hand side to the identifier </text:span><text:span text:style-name="T17">id</text:span><text:span text:style-name="T144">, with the specified </text:span><text:span text:style-name="T17">type</text:span><text:span text:style-name="T144">. </text:span></text:p>
      <text:p text:style-name="P72"><text:span text:style-name="T324"><text:tab/>In form (2) </text:span><text:span text:style-name="T17">id</text:span><text:span text:style-name="T144"> will take the type of the expression on the right hand side.</text:span></text:p>
      <text:p text:style-name="P76"><text:span text:style-name="T324"><text:tab/>Now, in form (3), when</text:span><text:span text:style-name="T36"> </text:span><text:span text:style-name="T88">an expression is not specified,</text:span><text:span text:style-name="T36"> </text:span><text:span text:style-name="T38">then </text:span><text:span text:style-name="T36">the value is </text:span><text:span text:style-name="T55">automatically </text:span><text:span text:style-name="T36">read from the standard input</text:span><text:span text:style-name="T37"><text:note text:id="ftn2" text:note-class="footnote"><text:note-citation>2</text:note-citation><text:note-body><text:p text:style-name="P403"><text:s/>This is an unique BitTwiddler feature. If a variable is declared without and immediate value, an appropriate value is read from the standard input.</text:p></text:note-body></text:note></text:span><text:span text:style-name="T36">.</text:span></text:p>
      <text:h text:style-name="P487" text:outline-level="3"><text:bookmark-start text:name="__RefHeading___Toc2378_678818557"/>F<text:span text:style-name="T133">o</text:span>r<text:bookmark-end text:name="__RefHeading___Toc2378_678818557"/></text:h>
      <text:p text:style-name="P73"><text:tab/>The for <text:span text:style-name="T321">statement</text:span> <text:span text:style-name="T320">iterates over the items of an iterable expression. It has the following form:</text:span></text:p>
      <text:p text:style-name="P162">for</text:p>
      <text:p text:style-name="P249"><text:span text:style-name="T14"><text:s text:c="4"/></text:span><text:span text:style-name="T94">for</text:span><text:span text:style-name="T14"> </text:span><text:span text:style-name="T27">id</text:span><text:span text:style-name="T136">1</text:span><text:span text:style-name="T101">,</text:span><text:span text:style-name="T28"> id</text:span><text:span text:style-name="T137">2</text:span><text:span text:style-name="T14"> </text:span><text:span text:style-name="T94">in</text:span><text:span text:style-name="T14"> expression block</text:span></text:p>
      <text:p text:style-name="P68"><text:tab/><text:span text:style-name="T117">This is </text:span><text:span text:style-name="T118">somewhat a shorthand for:</text:span></text:p>
      <text:p text:style-name="P250"><text:span text:style-name="T33">var</text:span><text:span text:style-name="T72"> </text:span><text:span text:style-name="T29">&lt;id</text:span><text:span text:style-name="T138">1</text:span><text:span text:style-name="T29">&gt;</text:span><text:span text:style-name="T72">:</text:span><text:span text:style-name="T33">uint64</text:span><text:span text:style-name="T72"> = 0;</text:span></text:p>
      <text:p text:style-name="P250"><text:span text:style-name="T33">var</text:span><text:span text:style-name="T72"> </text:span><text:span text:style-name="T29">&lt;id</text:span><text:span text:style-name="T138">2</text:span><text:span text:style-name="T29">&gt;</text:span><text:span text:style-name="T72">:</text:span><text:span text:style-name="T29">&lt;type of array element&gt;</text:span><text:span text:style-name="T72"> = &lt;empty&gt;;</text:span></text:p>
      <text:p text:style-name="P136"/>
      <text:p text:style-name="P250"><text:span text:style-name="T33">while </text:span><text:span text:style-name="T29">&lt;id</text:span><text:span text:style-name="T138">1</text:span><text:span text:style-name="T29">&gt;</text:span><text:span text:style-name="T72"> </text:span><text:span text:style-name="T33">&lt;</text:span><text:span text:style-name="T72"> len(</text:span><text:span text:style-name="T29">&lt;expression&gt;</text:span><text:span text:style-name="T72">) </text:span><text:span text:style-name="T33">{</text:span></text:p>
      <text:p text:style-name="P139"><text:s text:c="4"/><text:span text:style-name="T14">&lt;id</text:span><text:span text:style-name="T135">2</text:span><text:span text:style-name="T14">&gt;</text:span> = <text:span text:style-name="T14">&lt;expression&gt;</text:span>[<text:span text:style-name="T14">&lt;id</text:span><text:span text:style-name="T135">1</text:span><text:span text:style-name="T14">&gt;</text:span>];</text:p>
      <text:p text:style-name="P139"><text:s text:c="4"/><text:span text:style-name="T14">&lt;block&gt;</text:span></text:p>
      <text:p text:style-name="P139"><text:s text:c="4"/><text:span text:style-name="T14">&lt;id</text:span><text:span text:style-name="T135">1</text:span><text:span text:style-name="T14">&gt;</text:span> = <text:span text:style-name="T14">&lt;id</text:span><text:span text:style-name="T135">1</text:span><text:span text:style-name="T14">&gt;</text:span> + 1;</text:p>
      <text:p text:style-name="P136">}</text:p>
      <text:p text:style-name="P70"><text:span text:style-name="T33">Caveat:</text:span> <text:span text:style-name="T14">id</text:span><text:span text:style-name="T135">1</text:span> and <text:span text:style-name="T14">id</text:span><text:span text:style-name="T135">2</text:span> are scoped to the inner block.</text:p>
      <text:p text:style-name="P69"><text:span text:style-name="T33">Constraints:</text:span> <text:span text:style-name="T14">expression</text:span> must be of type <text:span text:style-name="Source_20_Text">string</text:span> or of type array.</text:p>
      <text:p text:style-name="P69"/>
      <text:p text:style-name="P71"><text:tab/>Example:</text:p>
      <text:p text:style-name="P140"><text:span text:style-name="T33">var</text:span> one_two_three:<text:span text:style-name="T33">uint8</text:span>[] = [1, 2, 3];</text:p>
      <text:p text:style-name="P140"/>
      <text:p text:style-name="P140"><text:span text:style-name="T33">for</text:span> idx, item <text:span text:style-name="T33">in</text:span> one_two_three {</text:p>
      <text:p text:style-name="P140"><text:s text:c="4"/>emit("one_two_three[{idx}] = {item}\n");</text:p>
      <text:p text:style-name="P140">}</text:p>
      <text:p text:style-name="P140"/>
      <text:p text:style-name="P141"># Prints:</text:p>
      <text:p text:style-name="P141"># <text:s text:c="2"/>one_two_three[0] = 1</text:p>
      <text:p text:style-name="P141"># <text:s text:c="2"/>one_two_three[1] = 2</text:p>
      <text:p text:style-name="P141"># <text:s text:c="2"/>one_two_three[2] = 3</text:p>
      <text:p text:style-name="P68"/>
      <text:p text:style-name="P68"/>
      <text:h text:style-name="P485" text:outline-level="3"/>
      <text:h text:style-name="P487" text:outline-level="3"><text:bookmark-start text:name="__RefHeading___Toc3588_678818557"/>While<text:bookmark-end text:name="__RefHeading___Toc3588_678818557"/></text:h>
      <text:p text:style-name="P74"><text:tab/>The <text:span text:style-name="Code">while</text:span> <text:span text:style-name="T325">statement</text:span> repeatedly executes a block of instructions while the evaluated expression remains true.</text:p>
      <text:p text:style-name="P163">while</text:p>
      <text:p text:style-name="P163"><text:s text:c="4"/><text:span text:style-name="T94">while</text:span> expression block</text:p>
      <text:p text:style-name="P75"><text:tab/>Example:</text:p>
      <text:p text:style-name="P252"/>
      <text:p text:style-name="P251"><text:span text:style-name="T33">var</text:span> i = 0;</text:p>
      <text:p text:style-name="P251"><text:span text:style-name="T33">while</text:span> i &lt; 10 {</text:p>
      <text:p text:style-name="P251"><text:s text:c="4"/>i = i + 1;</text:p>
      <text:p text:style-name="P251">};</text:p>
      <text:h text:style-name="Heading_20_2" text:outline-level="2"><text:bookmark-start text:name="__RefHeading___Toc3594_678818557"/>Functions<text:bookmark-end text:name="__RefHeading___Toc3594_678818557"/></text:h>
      <text:p text:style-name="P38"><text:tab/>Functions are named blocks of code that can be executed with parameters. They are defined as:</text:p>
      <text:p text:style-name="P156">function</text:p>
      <text:p text:style-name="P156"><text:s text:c="4"/><text:span text:style-name="T94">func</text:span> id parameters<text:span text:style-name="T134">opt</text:span> <text:span text:style-name="T94">:</text:span> type block</text:p>
      <text:p text:style-name="P156"/>
      <text:p text:style-name="P156">parameters</text:p>
      <text:p text:style-name="P156"><text:s text:c="4"/><text:span text:style-name="T94">(</text:span> parameters-list <text:span text:style-name="T94">)</text:span></text:p>
      <text:p text:style-name="P156"/>
      <text:p text:style-name="P156">parameters-list</text:p>
      <text:p text:style-name="P156"><text:s text:c="4"/>parameter</text:p>
      <text:p text:style-name="P156"><text:s text:c="4"/>parameters-list <text:span text:style-name="T94">,</text:span> parameter</text:p>
      <text:p text:style-name="P156"/>
      <text:p text:style-name="P156">parameter</text:p>
      <text:p text:style-name="P156"><text:s text:c="4"/>id <text:span text:style-name="T94">:</text:span> type</text:p>
      <text:p text:style-name="Text_20_body"/>
      <text:p text:style-name="P39"><text:tab/>Example:</text:p>
      <text:p text:style-name="P171"><text:span text:style-name="T33">func</text:span> sum <text:span text:style-name="T33">(</text:span>a<text:span text:style-name="T33">:</text:span>int64, b<text:span text:style-name="T33">:</text:span>int64<text:span text:style-name="T33">)</text:span><text:span text:style-name="T146"> : int64</text:span> {</text:p>
      <text:p text:style-name="P171"><text:s text:c="4"/>a + b;</text:p>
      <text:p text:style-name="P171">}</text:p>
      <text:h text:style-name="P476" text:outline-level="2"><text:bookmark-start text:name="__RefHeading___Toc3602_678818557"/>Program<text:bookmark-end text:name="__RefHeading___Toc3602_678818557"/></text:h>
      <text:p text:style-name="P41"><text:tab/>A BitTwiddler program has the following structure:</text:p>
      <text:p text:style-name="P157">program</text:p>
      <text:p text:style-name="P157"><text:s text:c="4"/>decls<text:span text:style-name="T134">opt</text:span> <text:span text:style-name="T105">main</text:span> block <text:span text:style-name="T94">EOF</text:span></text:p>
      <text:p text:style-name="P157"/>
      <text:p text:style-name="P157">decls</text:p>
      <text:p text:style-name="P157"><text:s text:c="4"/>decl</text:p>
      <text:p text:style-name="P157"><text:s text:c="4"/>decls decl</text:p>
      <text:p text:style-name="P157"/>
      <text:p text:style-name="P157">decl</text:p>
      <text:p text:style-name="P158"><text:s text:c="4"/>variable</text:p>
      <text:p text:style-name="P157"><text:s text:c="4"/>function</text:p>
      <text:p text:style-name="P77"><text:tab/>Variables and functions declared in <text:span text:style-name="T14">decls</text:span> have global scope. The <text:span text:style-name="Code"><text:span text:style-name="T322">main</text:span></text:span> block is the entry point of the program.<text:span text:style-name="T148"> </text:span></text:p>
      <text:p text:style-name="P77"/>
      <text:h text:style-name="P472" text:outline-level="2"><text:bookmark-start text:name="__RefHeading___Toc6953_1798352569"/>Type inference<text:bookmark-end text:name="__RefHeading___Toc6953_1798352569"/></text:h>
      <text:p text:style-name="P78"><text:tab/>Wherever possible, BitTwiddler can infer types. For example, in the following snippet:</text:p>
      <text:p text:style-name="P254"><text:span text:style-name="T33">var</text:span> x = true;</text:p>
      <text:p text:style-name="P78"><text:tab/>The variable x has its type inferred to be <text:span text:style-name="Source_20_Text">bool</text:span>. However, this is not always possible. Take, for example:</text:p>
      <text:p text:style-name="P254"><text:span text:style-name="T33">var</text:span> y = 1;</text:p>
      <text:p text:style-name="P78"><text:tab/>The value <text:span text:style-name="Source_20_Text">1</text:span> is an integer, but BitTwiddler has several integer types; therefore, the compiler will not be able to infer <text:span text:style-name="Source_20_Text">y</text:span>'s type in this case, and compilation will fail.<text:span text:style-name="T326"> Type inference works even for more complicated expressions:</text:span></text:p>
      <text:p text:style-name="P255"><text:span text:style-name="T33">var</text:span> z = <text:span text:style-name="T33">if</text:span> x { <text:span text:style-name="T33">var</text:span> w:<text:span text:style-name="T33">int8</text:span> = 1; w; } <text:span text:style-name="T33">else</text:span> { <text:span text:style-name="T33">var</text:span> q:<text:span text:style-name="T33">int8</text:span>; q; };</text:p>
      <text:p text:style-name="P79"><text:tab/>The variable <text:span text:style-name="Source_20_Text">z</text:span> will have <text:span text:style-name="Source_20_Text">int8</text:span> type. </text:p>
      <text:h text:style-name="P476" text:outline-level="2"><text:bookmark-start text:name="__RefHeading___Toc3604_678818557"/><text:span text:style-name="T153">Standard library</text:span> functions<text:bookmark-end text:name="__RefHeading___Toc3604_678818557"/></text:h>
      <text:p text:style-name="P42"><text:tab/>BitTwiddler has a number of functions that are built-in, part of the standard library.</text:p>
      <text:p text:style-name="P44"/>
      <text:h text:style-name="Heading_20_3" text:outline-level="3"><text:bookmark-start text:name="__RefHeading___Toc2449_709759715"/>emit<text:bookmark-end text:name="__RefHeading___Toc2449_709759715"/></text:h>
      <text:p text:style-name="Code"><text:tab/>emit (val : string) : None</text:p>
      <text:p text:style-name="Text_20_body"><text:span text:style-name="T153"><text:tab/>Emits </text:span><text:span text:style-name="Code">val</text:span><text:span text:style-name="T153"> to the standard output. </text:span><text:span text:style-name="Code"><text:span text:style-name="T327">val </text:span></text:span><text:span text:style-name="T327">is parsed at compile time, so it </text:span><text:span text:style-name="T56">must</text:span><text:span text:style-name="T327"> be a literal string.</text:span></text:p>
      <text:p text:style-name="P42"/>
      <text:h text:style-name="Heading_20_3" text:outline-level="3"><text:bookmark-start text:name="__RefHeading___Toc2451_709759715"/>print<text:bookmark-end text:name="__RefHeading___Toc2451_709759715"/></text:h>
      <text:p text:style-name="Code"><text:tab/>print (val : string) : None</text:p>
      <text:p text:style-name="P43"><text:tab/>Prints <text:span text:style-name="Code">val</text:span> to standard error. <text:span text:style-name="Code"><text:span text:style-name="T327">val </text:span></text:span><text:span text:style-name="T327">is parsed at compile time, so it </text:span><text:span text:style-name="T56">must</text:span><text:span text:style-name="T327"> be a literal string.</text:span></text:p>
      <text:p text:style-name="P42"/>
      <text:h text:style-name="Heading_20_3" text:outline-level="3"><text:bookmark-start text:name="__RefHeading___Toc2453_709759715"/>fatal<text:bookmark-end text:name="__RefHeading___Toc2453_709759715"/></text:h>
      <text:p text:style-name="Code"><text:tab/>fatal (val : string) : None</text:p>
      <text:p text:style-name="P43"><text:tab/>Prints <text:span text:style-name="Code">val</text:span> to standard error; exits from the program. <text:span text:style-name="Code"><text:span text:style-name="T327">val </text:span></text:span><text:span text:style-name="T327">is parsed at compile time, so it </text:span><text:span text:style-name="T56">must</text:span><text:span text:style-name="T327"> be a literal string.</text:span></text:p>
      <text:p text:style-name="P42"/>
      <text:h text:style-name="Heading_20_3" text:outline-level="3"><text:bookmark-start text:name="__RefHeading___Toc2459_709759715"/>len<text:bookmark-end text:name="__RefHeading___Toc2459_709759715"/></text:h>
      <text:p text:style-name="Code"><text:tab/>len (val : *) : uint64</text:p>
      <text:p text:style-name="P42"><text:tab/>Returns the length of <text:span text:style-name="Code">val</text:span><text:span text:style-name="T154">:</text:span></text:p>
      <text:list xml:id="list4930645516538973786" text:style-name="L8">
        <text:list-item>
          <text:p text:style-name="P443">If <text:span text:style-name="Code">val</text:span> is an array, returns the length of the array<text:span text:style-name="T155">;</text:span></text:p>
        </text:list-item>
        <text:list-item>
          <text:p text:style-name="P444">If <text:span text:style-name="Code">val</text:span> is a string, returns the number of characters;</text:p>
        </text:list-item>
      </text:list>
      <text:h text:style-name="P476" text:outline-level="2"><text:bookmark-start text:name="__RefHeading___Toc4499_709759715"/><text:span text:style-name="T39">Example Program</text:span><text:span text:style-name="T40">: binary data</text:span><text:bookmark-end text:name="__RefHeading___Toc4499_709759715"/></text:h>
      <text:p text:style-name="P45"/>
      <text:p text:style-name="P46"><text:tab/>Consider a hypothetical computer game that stores <text:span text:style-name="T156">character attributes</text:span> in binary file<text:span text:style-name="T156">s</text:span>, and the following content for one of these files encoding <text:span text:style-name="T328">two</text:span> characters name and <text:span text:style-name="T329">level</text:span> (numbers are in hexadecimal):</text:p>
      <table:table table:name="Table7" table:style-name="Table7">
        <table:table-column table:style-name="Table7.A"/>
        <table:table-column table:style-name="Table7.B" table:number-columns-repeated="5"/>
        <table:table-column table:style-name="Table7.G"/>
        <table:table-column table:style-name="Table7.H" table:number-columns-repeated="2"/>
        <table:table-column table:style-name="Table7.B" table:number-columns-repeated="3"/>
        <table:table-column table:style-name="Table7.M" table:number-columns-repeated="3"/>
        <table:table-row>
          <table:table-cell table:style-name="Table7.A1" office:value-type="string">
            <text:p text:style-name="P336"><text:span text:style-name="Code"><text:span text:style-name="T72">02</text:span></text:span></text:p>
          </table:table-cell>
          <table:table-cell table:style-name="Table7.A1" office:value-type="string">
            <text:p text:style-name="P338"><text:span text:style-name="Code"><text:span text:style-name="T89">'B'</text:span></text:span></text:p>
          </table:table-cell>
          <table:table-cell table:style-name="Table7.A1" office:value-type="string">
            <text:p text:style-name="P338"><text:span text:style-name="Code"><text:span text:style-name="T89">'a'</text:span></text:span></text:p>
          </table:table-cell>
          <table:table-cell table:style-name="Table7.A1" office:value-type="string">
            <text:p text:style-name="P336"><text:span text:style-name="Code"><text:span text:style-name="T72">'</text:span></text:span><text:span text:style-name="Code"><text:span text:style-name="T89">r</text:span></text:span><text:span text:style-name="Code"><text:span text:style-name="T72">'</text:span></text:span></text:p>
          </table:table-cell>
          <table:table-cell table:style-name="Table7.A1" office:value-type="string">
            <text:p text:style-name="P336"><text:span text:style-name="Code"><text:span text:style-name="T72">'</text:span></text:span><text:span text:style-name="Code"><text:span text:style-name="T89">r</text:span></text:span><text:span text:style-name="Code"><text:span text:style-name="T72">'</text:span></text:span></text:p>
          </table:table-cell>
          <table:table-cell table:style-name="Table7.A1" office:value-type="string">
            <text:p text:style-name="P336"><text:span text:style-name="Code"><text:span text:style-name="T72">'</text:span></text:span><text:span text:style-name="Code"><text:span text:style-name="T89">y</text:span></text:span><text:span text:style-name="Code"><text:span text:style-name="T72">'</text:span></text:span></text:p>
          </table:table-cell>
          <table:table-cell table:style-name="Table7.A1" office:value-type="string">
            <text:p text:style-name="P338"><text:span text:style-name="Code"><text:span text:style-name="T89">00</text:span></text:span></text:p>
          </table:table-cell>
          <table:table-cell table:style-name="Table7.A1" office:value-type="string">
            <text:p text:style-name="P336"><text:span text:style-name="Code"><text:span text:style-name="T72">0</text:span></text:span><text:span text:style-name="Code"><text:span text:style-name="T89">A</text:span></text:span></text:p>
          </table:table-cell>
          <table:table-cell table:style-name="Table7.A1" office:value-type="string">
            <text:p text:style-name="P338"><text:span text:style-name="Code"><text:span text:style-name="T89">00</text:span></text:span></text:p>
          </table:table-cell>
          <table:table-cell table:style-name="Table7.A1" office:value-type="string">
            <text:p text:style-name="P336"><text:span text:style-name="Code"><text:span text:style-name="T76">'A'</text:span></text:span></text:p>
          </table:table-cell>
          <table:table-cell table:style-name="Table7.A1" office:value-type="string">
            <text:p text:style-name="P336"><text:span text:style-name="Code"><text:span text:style-name="T72">'</text:span></text:span><text:span text:style-name="Code"><text:span text:style-name="T76">n</text:span></text:span><text:span text:style-name="Code"><text:span text:style-name="T72">'</text:span></text:span></text:p>
          </table:table-cell>
          <table:table-cell table:style-name="Table7.A1" office:value-type="string">
            <text:p text:style-name="P336"><text:span text:style-name="Code"><text:span text:style-name="T72">'</text:span></text:span><text:span text:style-name="Code"><text:span text:style-name="T76">n</text:span></text:span><text:span text:style-name="Code"><text:span text:style-name="T72">'</text:span></text:span></text:p>
          </table:table-cell>
          <table:table-cell table:style-name="Table7.A1" office:value-type="string">
            <text:p text:style-name="P339"><text:span text:style-name="Code"><text:span text:style-name="T90">00</text:span></text:span></text:p>
          </table:table-cell>
          <table:table-cell table:style-name="Table7.A1" office:value-type="string">
            <text:p text:style-name="P339"><text:span text:style-name="Code"><text:span text:style-name="T90">37</text:span></text:span></text:p>
          </table:table-cell>
          <table:table-cell table:style-name="Table7.O1" office:value-type="string">
            <text:p text:style-name="P336"><text:span text:style-name="Code"><text:span text:style-name="T78">00</text:span></text:span></text:p>
          </table:table-cell>
        </table:table-row>
        <table:table-row>
          <table:table-cell table:style-name="Table7.A2" office:value-type="string">
            <text:p text:style-name="P336">Two <text:span text:style-name="T329">characters</text:span></text:p>
            <text:p text:style-name="P382">(uint8)</text:p>
          </table:table-cell>
          <table:table-cell table:style-name="Table7.B2" table:number-columns-spanned="6" office:value-type="string">
            <text:p text:style-name="P343"><text:span text:style-name="T330">N</text:span>ame<text:span text:style-name="T329"> (string)</text:span></text:p>
            <text:p text:style-name="P343">“<text:span text:style-name="T329">Barry</text:span>”</text:p>
          </table:table-cell>
          <table:covered-table-cell/>
          <table:covered-table-cell/>
          <table:covered-table-cell/>
          <table:covered-table-cell/>
          <table:covered-table-cell/>
          <table:table-cell table:style-name="Table7.A2" table:number-columns-spanned="2" office:value-type="string">
            <text:p text:style-name="P381">Level (uint16)</text:p>
            <text:p text:style-name="P379">10</text:p>
          </table:table-cell>
          <table:covered-table-cell/>
          <table:table-cell table:style-name="Table7.A2" table:number-columns-spanned="4" office:value-type="string">
            <text:p text:style-name="P380">Name</text:p>
            <text:p text:style-name="P340">"Ann"</text:p>
          </table:table-cell>
          <table:covered-table-cell/>
          <table:covered-table-cell/>
          <table:covered-table-cell/>
          <table:table-cell table:style-name="Table7.N2" table:number-columns-spanned="2" office:value-type="string">
            <text:p text:style-name="P380">Level</text:p>
            <text:p text:style-name="P380">55</text:p>
          </table:table-cell>
          <table:covered-table-cell/>
        </table:table-row>
      </table:table>
      <text:p text:style-name="P48"/>
      <text:p text:style-name="P207"><text:span text:style-name="T33">func</text:span> read_character():<text:span text:style-name="T33">None</text:span> {</text:p>
      <text:p text:style-name="P206"><text:s text:c="4"/><text:span text:style-name="T33">var</text:span> name:<text:span text:style-name="T33">string</text:span>;</text:p>
      <text:p text:style-name="P206"><text:s text:c="4"/><text:span text:style-name="T33">var</text:span> level:<text:span text:style-name="T33">uint16</text:span>;</text:p>
      <text:p text:style-name="P206"/>
      <text:p text:style-name="P206"><text:s text:c="4"/><text:span text:style-name="T33">emit</text:span>(<text:span text:style-name="T209">"</text:span><text:span text:style-name="T208"> <text:s/></text:span><text:span text:style-name="T209">\</text:span><text:span text:style-name="T204">"{name}</text:span><text:span text:style-name="T209">\</text:span><text:span text:style-name="T204">": {</text:span><text:span text:style-name="T209">\</text:span><text:span text:style-name="T204">"level</text:span><text:span text:style-name="T209">\</text:span><text:span text:style-name="T204">": {level} }\n</text:span><text:span text:style-name="T209">"</text:span>);</text:p>
      <text:p text:style-name="P206">}</text:p>
      <text:p text:style-name="P210"/>
      <text:p text:style-name="P184"><text:span text:style-name="T57">main</text:span> {<text:span text:style-name="T201"><text:tab/><text:tab/><text:tab/><text:tab/><text:tab/><text:tab/> <text:s text:c="4"/></text:span><text:span text:style-name="T171"># Entry point</text:span></text:p>
      <text:p text:style-name="P179"><text:span text:style-name="T221"><text:s text:c="2"/></text:span><text:span text:style-name="T44">var</text:span><text:span text:style-name="T221"> </text:span>num<text:span text:style-name="T331">Chars</text:span>: <text:span text:style-name="T33">uint8</text:span>;<text:span text:style-name="T201"><text:tab/><text:tab/><text:tab/></text:span><text:span text:style-name="T171"># Reads in </text:span><text:span text:style-name="T172">the </text:span><text:span text:style-name="T170">number of </text:span><text:span text:style-name="T188">characters in the game</text:span></text:p>
      <text:p text:style-name="P203"><text:s text:c="2"/></text:p>
      <text:p text:style-name="P202"><text:s text:c="2"/><text:span text:style-name="T33">emit</text:span><text:span text:style-name="T72">(</text:span><text:span text:style-name="T209">"</text:span><text:span text:style-name="T204">{\n</text:span><text:span text:style-name="T209">"</text:span>);</text:p>
      <text:p text:style-name="P186"><text:span text:style-name="T332"><text:s text:c="2"/></text:span><text:span text:style-name="T58">var</text:span><text:span text:style-name="T332"> i:</text:span><text:span text:style-name="T58">uint8</text:span><text:span text:style-name="T332"> = 0;</text:span></text:p>
      <text:p text:style-name="P202"><text:s text:c="2"/><text:span text:style-name="T33">while</text:span> i &lt; numChars {</text:p>
      <text:p text:style-name="P202"><text:s text:c="4"/>read_character();</text:p>
      <text:p text:style-name="P202"><text:s text:c="4"/>i = i + 1;</text:p>
      <text:p text:style-name="P202"><text:s text:c="2"/>}</text:p>
      <text:p text:style-name="P202"><text:s text:c="2"/><text:span text:style-name="T33">emit</text:span>(<text:span text:style-name="T209">"</text:span><text:span text:style-name="T204">}\n</text:span><text:span text:style-name="T209">"</text:span>);</text:p>
      <text:p text:style-name="P189">}</text:p>
      <text:h text:style-name="P476" text:outline-level="2"><text:bookmark-start text:name="__RefHeading___Toc4501_709759715"/><text:span text:style-name="T39">Example Program</text:span><text:span text:style-name="T40">: </text:span><text:span text:style-name="T43">gcd</text:span><text:bookmark-end text:name="__RefHeading___Toc4501_709759715"/></text:h>
      <text:p text:style-name="P46"><text:tab/></text:p>
      <text:p text:style-name="P191"><text:span text:style-name="T33">func </text:span><text:span text:style-name="T72">gcd</text:span><text:span text:style-name="T80"> </text:span><text:span text:style-name="T72">(a:</text:span><text:span text:style-name="T33">uint64</text:span><text:span text:style-name="T72">, b:</text:span><text:span text:style-name="T33">uint64</text:span><text:span text:style-name="T72">)</text:span><text:span text:style-name="T83"> : </text:span><text:span text:style-name="T45">uint64</text:span><text:span text:style-name="T72"> {</text:span></text:p>
      <text:p text:style-name="P193"><text:span text:style-name="T72"><text:s text:c="4"/></text:span><text:span text:style-name="T43">if</text:span><text:span text:style-name="T81"> b == 0 {</text:span></text:p>
      <text:p text:style-name="P191"><text:span text:style-name="T72"><text:s text:c="8"/></text:span><text:span text:style-name="T60">return</text:span><text:span text:style-name="T91"> </text:span><text:span text:style-name="T72">a;</text:span></text:p>
      <text:p text:style-name="P191"><text:span text:style-name="T72"><text:s text:c="4"/>} </text:span><text:span text:style-name="T33">else</text:span><text:span text:style-name="T72"> {</text:span></text:p>
      <text:p text:style-name="P204"><text:s text:c="8"/><text:span text:style-name="T60">return</text:span><text:span text:style-name="T335"> </text:span>gcd(b, a % b);</text:p>
      <text:p text:style-name="P204"><text:s text:c="4"/>}<text:span text:style-name="T222">;</text:span></text:p>
      <text:p text:style-name="P204">}</text:p>
      <text:p text:style-name="P208"/>
      <text:p text:style-name="P184"><text:span text:style-name="T61">main</text:span> {</text:p>
      <text:p text:style-name="P193"><text:s text:c="5"/><text:span text:style-name="T45">var</text:span><text:span text:style-name="T222"> </text:span>a : <text:span text:style-name="T33">uint</text:span><text:span text:style-name="T45">64</text:span><text:span text:style-name="T62"> </text:span><text:span text:style-name="T92">= 10</text:span>;</text:p>
      <text:p text:style-name="P193"><text:s text:c="5"/><text:span text:style-name="T45">var</text:span><text:span text:style-name="T222"> </text:span>b : <text:span text:style-name="T33">uint</text:span><text:span text:style-name="T45">64</text:span><text:span text:style-name="T62"> </text:span><text:span text:style-name="T92">= 5</text:span>;</text:p>
      <text:p text:style-name="P193"/>
      <text:p text:style-name="P193"><text:s text:c="5"/><text:span text:style-name="T45">var</text:span><text:span text:style-name="T222"> </text:span>r = gcd(a, b);<text:span text:style-name="T220"><text:tab/></text:span><text:span text:style-name="T167"># </text:span><text:span text:style-name="T181">A</text:span><text:span text:style-name="T180">utomatic type for </text:span><text:span text:style-name="T179">r</text:span><text:span text:style-name="T180"> (</text:span><text:span text:style-name="T179">uint64</text:span><text:span text:style-name="T180">)</text:span></text:p>
      <text:p text:style-name="P193"><text:s text:c="5"/><text:span text:style-name="T33">emit</text:span>(<text:span text:style-name="T210">"</text:span><text:span text:style-name="T207">gcd({a}, {b}) = {r}\n</text:span><text:span text:style-name="T210">"</text:span>);</text:p>
      <text:p text:style-name="P178">}</text:p>
      <text:p text:style-name="Text_20_body"/>
      <text:h text:style-name="P453" text:outline-level="1"><text:bookmark-start text:name="__RefHeading___Toc6955_1798352569"/>Project Plan<text:bookmark-end text:name="__RefHeading___Toc6955_1798352569"/></text:h>
      <text:h text:style-name="P473" text:outline-level="2"><text:bookmark-start text:name="__RefHeading___Toc6957_1798352569"/>Planning<text:bookmark-end text:name="__RefHeading___Toc6957_1798352569"/></text:h>
      <text:h text:style-name="P473" text:outline-level="2"><text:bookmark-start text:name="__RefHeading___Toc6959_1798352569"/>Specification<text:bookmark-end text:name="__RefHeading___Toc6959_1798352569"/></text:h>
      <text:h text:style-name="P473" text:outline-level="2"><text:bookmark-start text:name="__RefHeading___Toc6961_1798352569"/>Development<text:bookmark-end text:name="__RefHeading___Toc6961_1798352569"/></text:h>
      <text:h text:style-name="P473" text:outline-level="2"><text:bookmark-start text:name="__RefHeading___Toc6963_1798352569"/>Testing<text:bookmark-end text:name="__RefHeading___Toc6963_1798352569"/></text:h>
      <text:h text:style-name="P473" text:outline-level="2"><text:bookmark-start text:name="__RefHeading___Toc6965_1798352569"/>Programming style guide<text:bookmark-end text:name="__RefHeading___Toc6965_1798352569"/></text:h>
      <text:h text:style-name="P473" text:outline-level="2"><text:bookmark-start text:name="__RefHeading___Toc6967_1798352569"/>Timeline<text:bookmark-end text:name="__RefHeading___Toc6967_1798352569"/></text:h>
      <text:h text:style-name="P473" text:outline-level="2"><text:bookmark-start text:name="__RefHeading___Toc6969_1798352569"/>Roles and Responsibilities<text:bookmark-end text:name="__RefHeading___Toc6969_1798352569"/></text:h>
      <text:h text:style-name="P473" text:outline-level="2"><text:bookmark-start text:name="__RefHeading___Toc6971_1798352569"/>Software development environment<text:bookmark-end text:name="__RefHeading___Toc6971_1798352569"/></text:h>
      <text:h text:style-name="P473" text:outline-level="2"><text:bookmark-start text:name="__RefHeading___Toc6973_1798352569"/>Project log<text:bookmark-end text:name="__RefHeading___Toc6973_1798352569"/></text:h>
      <text:h text:style-name="P448" text:outline-level="1"><text:bookmark-start text:name="__RefHeading___Toc6975_1798352569"/>Architectural Design<text:bookmark-end text:name="__RefHeading___Toc6975_1798352569"/></text:h>
      <text:p text:style-name="P80">Block diagram</text:p>
      <text:p text:style-name="P80">Interfaces between components</text:p>
      <text:p text:style-name="P80">Who implemented each components</text:p>
      <text:h text:style-name="P448" text:outline-level="1"><text:bookmark-start text:name="__RefHeading___Toc6977_1798352569"/>Test plan<text:bookmark-end text:name="__RefHeading___Toc6977_1798352569"/></text:h>
      <text:p text:style-name="P80">Show two or three representative source language programs along with the target language program generated for each </text:p>
      <text:p text:style-name="P425">Show the test suites used to test your translator </text:p>
      <text:p text:style-name="P425">Explain why and how these test cases were chosen </text:p>
      <text:p text:style-name="P425">What kind of automation was used in testing </text:p>
      <text:p text:style-name="Text_20_body">State who did what </text:p>
      <text:h text:style-name="P448" text:outline-level="1"><text:bookmark-start text:name="__RefHeading___Toc6979_1798352569"/><text:soft-page-break/>Lessons learned<text:bookmark-end text:name="__RefHeading___Toc6979_1798352569"/></text:h>
      <text:h text:style-name="P474" text:outline-level="2"><text:bookmark-start text:name="__RefHeading___Toc6981_1798352569"/>Advice for future students<text:bookmark-end text:name="__RefHeading___Toc6981_1798352569"/></text:h>
      <text:h text:style-name="P449" text:outline-level="1"/>
      <text:h text:style-name="P454" text:outline-level="1"><text:bookmark-start text:name="__RefHeading___Toc6983_1798352569"/>Code listing<text:bookmark-end text:name="__RefHeading___Toc6983_1798352569"/></text:h>
      <text:h text:style-name="P475" text:outline-level="2"><text:bookmark-start text:name="__RefHeading___Toc6985_1798352569"/>bittwiddler.ml<text:bookmark-end text:name="__RefHeading___Toc6985_1798352569"/></text:h>
      <text:p text:style-name="P295">(* Top-level of the BitTwiddler compiler: scan &amp; parse the input,</text:p>
      <text:p text:style-name="P295"><text:s text:c="3"/>check the resulting AST and generate an SAST from it, generate LLVM IR,</text:p>
      <text:p text:style-name="P295"><text:s text:c="3"/>and dump the module. Based off of MicroC's top-level. *)</text:p>
      <text:p text:style-name="P296"/>
      <text:p text:style-name="Code"><text:span text:style-name="T382">type</text:span><text:span text:style-name="T381"> action </text:span><text:span text:style-name="T383">=</text:span><text:span text:style-name="T381"> </text:span><text:span text:style-name="T204">Ast</text:span><text:span text:style-name="T381"> </text:span><text:span text:style-name="T383">|</text:span><text:span text:style-name="T381"> </text:span><text:span text:style-name="T204">Sast</text:span><text:span text:style-name="T381"> </text:span><text:span text:style-name="T383">|</text:span><text:span text:style-name="T381"> </text:span><text:span text:style-name="T204">LLVM_IR</text:span><text:span text:style-name="T381"> </text:span><text:span text:style-name="T383">|</text:span><text:span text:style-name="T381"> </text:span><text:span text:style-name="T204">Compile</text:span></text:p>
      <text:p text:style-name="P296"/>
      <text:p text:style-name="Code"><text:span text:style-name="T382">let</text:span><text:span text:style-name="T381"> </text:span><text:span text:style-name="T382">()</text:span><text:span text:style-name="T381"> </text:span><text:span text:style-name="T383">=</text:span></text:p>
      <text:p text:style-name="Code"><text:span text:style-name="T381"><text:s text:c="2"/></text:span><text:span text:style-name="T382">let</text:span><text:span text:style-name="T381"> action </text:span><text:span text:style-name="T383">=</text:span><text:span text:style-name="T381"> ref </text:span><text:span text:style-name="T204">Compile</text:span><text:span text:style-name="T381"> </text:span><text:span text:style-name="T382">in</text:span></text:p>
      <text:p text:style-name="Code"><text:span text:style-name="T381"><text:s text:c="2"/></text:span><text:span text:style-name="T382">let</text:span><text:span text:style-name="T381"> set_action a </text:span><text:span text:style-name="T382">()</text:span><text:span text:style-name="T381"> </text:span><text:span text:style-name="T383">=</text:span><text:span text:style-name="T381"> action </text:span><text:span text:style-name="T383">:=</text:span><text:span text:style-name="T381"> a </text:span><text:span text:style-name="T382">in</text:span></text:p>
      <text:p text:style-name="Code"><text:span text:style-name="T381"><text:s text:c="2"/></text:span><text:span text:style-name="T382">let</text:span><text:span text:style-name="T381"> speclist </text:span><text:span text:style-name="T383">=</text:span><text:span text:style-name="T381"> </text:span><text:span text:style-name="T383">[</text:span></text:p>
      <text:p text:style-name="Code"><text:span text:style-name="T381"><text:s text:c="4"/></text:span><text:span text:style-name="T383">(</text:span><text:span text:style-name="T384">"-a"</text:span><text:span text:style-name="T383">,</text:span><text:span text:style-name="T381"> </text:span><text:span text:style-name="T204">Arg</text:span><text:span text:style-name="T381">.</text:span><text:span text:style-name="T204">Unit</text:span><text:span text:style-name="T381"> </text:span><text:span text:style-name="T383">(</text:span><text:span text:style-name="T381">set_action </text:span><text:span text:style-name="T204">Ast</text:span><text:span text:style-name="T383">),</text:span><text:span text:style-name="T381"> </text:span><text:span text:style-name="T384">"Print the AST"</text:span><text:span text:style-name="T383">);</text:span></text:p>
      <text:p text:style-name="Code"><text:span text:style-name="T381"><text:s text:c="4"/></text:span><text:span text:style-name="T383">(</text:span><text:span text:style-name="T384">"-s"</text:span><text:span text:style-name="T383">,</text:span><text:span text:style-name="T381"> </text:span><text:span text:style-name="T204">Arg</text:span><text:span text:style-name="T381">.</text:span><text:span text:style-name="T204">Unit</text:span><text:span text:style-name="T381"> </text:span><text:span text:style-name="T383">(</text:span><text:span text:style-name="T381">set_action </text:span><text:span text:style-name="T204">Sast</text:span><text:span text:style-name="T383">),</text:span><text:span text:style-name="T381"> </text:span><text:span text:style-name="T384">"Print the SAST"</text:span><text:span text:style-name="T383">);</text:span></text:p>
      <text:p text:style-name="Code"><text:span text:style-name="T381"><text:s text:c="4"/></text:span><text:span text:style-name="T383">(</text:span><text:span text:style-name="T384">"-l"</text:span><text:span text:style-name="T383">,</text:span><text:span text:style-name="T381"> </text:span><text:span text:style-name="T204">Arg</text:span><text:span text:style-name="T381">.</text:span><text:span text:style-name="T204">Unit</text:span><text:span text:style-name="T381"> </text:span><text:span text:style-name="T383">(</text:span><text:span text:style-name="T381">set_action </text:span><text:span text:style-name="T204">LLVM_IR</text:span><text:span text:style-name="T383">),</text:span><text:span text:style-name="T381"> </text:span><text:span text:style-name="T384">"Print the generated LLVM IR"</text:span><text:span text:style-name="T383">);</text:span></text:p>
      <text:p text:style-name="Code"><text:span text:style-name="T381"><text:s text:c="4"/></text:span><text:span text:style-name="T383">(</text:span><text:span text:style-name="T384">"-c"</text:span><text:span text:style-name="T383">,</text:span><text:span text:style-name="T381"> </text:span><text:span text:style-name="T204">Arg</text:span><text:span text:style-name="T381">.</text:span><text:span text:style-name="T204">Unit</text:span><text:span text:style-name="T381"> </text:span><text:span text:style-name="T383">(</text:span><text:span text:style-name="T381">set_action </text:span><text:span text:style-name="T204">Compile</text:span><text:span text:style-name="T383">),</text:span></text:p>
      <text:p text:style-name="Code"><text:span text:style-name="T381"><text:s text:c="6"/></text:span><text:span text:style-name="T384">"Check and print the generated LLVM IR (default)"</text:span><text:span text:style-name="T383">);</text:span></text:p>
      <text:p text:style-name="Code"><text:span text:style-name="T381"><text:s text:c="2"/></text:span><text:span text:style-name="T383">]</text:span><text:span text:style-name="T381"> </text:span><text:span text:style-name="T382">in</text:span></text:p>
      <text:p text:style-name="Code"><text:span text:style-name="T381"><text:s text:c="2"/></text:span><text:span text:style-name="T382">let</text:span><text:span text:style-name="T381"> usage_msg </text:span><text:span text:style-name="T383">=</text:span><text:span text:style-name="T381"> </text:span><text:span text:style-name="T384">"usage: ./bittwiddler.native [-a|-s|-l|-c] [file.bt]"</text:span><text:span text:style-name="T381"> </text:span><text:span text:style-name="T382">in</text:span></text:p>
      <text:p text:style-name="Code"><text:span text:style-name="T381"><text:s text:c="2"/></text:span><text:span text:style-name="T382">let</text:span><text:span text:style-name="T381"> channel </text:span><text:span text:style-name="T383">=</text:span><text:span text:style-name="T381"> ref stdin </text:span><text:span text:style-name="T382">in</text:span></text:p>
      <text:p text:style-name="Code"><text:span text:style-name="T381"><text:s text:c="2"/></text:span><text:span text:style-name="T204">Arg</text:span><text:span text:style-name="T381">.parse speclist </text:span><text:span text:style-name="T383">(</text:span><text:span text:style-name="T382">fun</text:span><text:span text:style-name="T381"> filename </text:span><text:span text:style-name="T383">-&gt;</text:span><text:span text:style-name="T381"> channel </text:span><text:span text:style-name="T383">:=</text:span><text:span text:style-name="T381"> open_in filename</text:span><text:span text:style-name="T383">)</text:span><text:span text:style-name="T381"> usage_msg</text:span><text:span text:style-name="T383">;</text:span></text:p>
      <text:p text:style-name="P296"/>
      <text:p text:style-name="Code"><text:span text:style-name="T381"><text:s text:c="2"/></text:span><text:span text:style-name="T382">let</text:span><text:span text:style-name="T381"> lexbuf </text:span><text:span text:style-name="T383">=</text:span><text:span text:style-name="T381"> </text:span><text:span text:style-name="T204">Lexing</text:span><text:span text:style-name="T381">.from_channel </text:span><text:span text:style-name="T383">!</text:span><text:span text:style-name="T381">channel </text:span><text:span text:style-name="T382">in</text:span></text:p>
      <text:p text:style-name="Code"><text:span text:style-name="T381"><text:s text:c="2"/></text:span><text:span text:style-name="T382">let</text:span><text:span text:style-name="T381"> ast </text:span><text:span text:style-name="T383">=</text:span><text:span text:style-name="T381"> </text:span><text:span text:style-name="T204">Parser</text:span><text:span text:style-name="T381">.program </text:span><text:span text:style-name="T204">Scanner</text:span><text:span text:style-name="T381">.token lexbuf </text:span><text:span text:style-name="T382">in</text:span></text:p>
      <text:p text:style-name="Code"><text:span text:style-name="T381"><text:s text:c="2"/></text:span><text:span text:style-name="T382">match</text:span><text:span text:style-name="T381"> </text:span><text:span text:style-name="T383">!</text:span><text:span text:style-name="T381">action </text:span><text:span text:style-name="T382">with</text:span></text:p>
      <text:p text:style-name="Code"><text:span text:style-name="T381"><text:s text:c="4"/></text:span><text:span text:style-name="T204">Ast</text:span><text:span text:style-name="T381"> </text:span><text:span text:style-name="T383">-&gt;</text:span><text:span text:style-name="T381"> print_string </text:span><text:span text:style-name="T383">(</text:span><text:span text:style-name="T204">Ast</text:span><text:span text:style-name="T381">.string_of_program ast</text:span><text:span text:style-name="T383">)</text:span></text:p>
      <text:p text:style-name="Code"><text:span text:style-name="T381"><text:s text:c="2"/></text:span><text:span text:style-name="T383">|</text:span><text:span text:style-name="T381"> </text:span><text:span text:style-name="T383">_</text:span><text:span text:style-name="T381"> </text:span><text:span text:style-name="T383">-&gt;</text:span><text:span text:style-name="T381"> </text:span><text:span text:style-name="T382">let</text:span><text:span text:style-name="T381"> sast </text:span><text:span text:style-name="T383">=</text:span><text:span text:style-name="T381"> </text:span><text:span text:style-name="T204">Semant</text:span><text:span text:style-name="T381">.check ast </text:span><text:span text:style-name="T382">in</text:span></text:p>
      <text:p text:style-name="Code"><text:span text:style-name="T381"><text:s text:c="4"/></text:span><text:span text:style-name="T382">match</text:span><text:span text:style-name="T381"> </text:span><text:span text:style-name="T383">!</text:span><text:span text:style-name="T381">action </text:span><text:span text:style-name="T382">with</text:span></text:p>
      <text:p text:style-name="Code"><text:span text:style-name="T381"><text:s text:c="6"/></text:span><text:span text:style-name="T204">Ast</text:span><text:span text:style-name="T381"> <text:s text:c="4"/></text:span><text:span text:style-name="T383">-&gt;</text:span><text:span text:style-name="T381"> </text:span><text:span text:style-name="T382">()</text:span></text:p>
      <text:p text:style-name="Code"><text:span text:style-name="T381"><text:s text:c="4"/></text:span><text:span text:style-name="T383">|</text:span><text:span text:style-name="T381"> </text:span><text:span text:style-name="T204">Sast</text:span><text:span text:style-name="T381"> <text:s text:c="3"/></text:span><text:span text:style-name="T383">-&gt;</text:span><text:span text:style-name="T381"> print_string </text:span><text:span text:style-name="T383">(</text:span><text:span text:style-name="T204">Sast</text:span><text:span text:style-name="T381">.string_of_sprogram sast</text:span><text:span text:style-name="T383">)</text:span></text:p>
      <text:p text:style-name="Code"><text:span text:style-name="T381"><text:s text:c="4"/></text:span><text:span text:style-name="T383">|</text:span><text:span text:style-name="T381"> </text:span><text:span text:style-name="T204">LLVM_IR</text:span><text:span text:style-name="T381"> </text:span><text:span text:style-name="T383">-&gt;</text:span><text:span text:style-name="T381"> print_string </text:span><text:span text:style-name="T383">(</text:span><text:span text:style-name="T204">Llvm</text:span><text:span text:style-name="T381">.string_of_llmodule </text:span><text:span text:style-name="T383">(</text:span><text:span text:style-name="T204">Codegen</text:span><text:span text:style-name="T381">.translate sast</text:span><text:span text:style-name="T383">))</text:span></text:p>
      <text:p text:style-name="Code"><text:span text:style-name="T381"><text:s text:c="4"/></text:span><text:span text:style-name="T383">|</text:span><text:span text:style-name="T381"> </text:span><text:span text:style-name="T204">Compile</text:span><text:span text:style-name="T381"> </text:span><text:span text:style-name="T383">-&gt;</text:span><text:span text:style-name="T381"> </text:span><text:span text:style-name="T382">let</text:span><text:span text:style-name="T381"> m </text:span><text:span text:style-name="T383">=</text:span><text:span text:style-name="T381"> </text:span><text:span text:style-name="T204">Codegen</text:span><text:span text:style-name="T381">.translate sast </text:span><text:span text:style-name="T382">in</text:span></text:p>
      <text:p text:style-name="Code"><text:span text:style-name="T381"><text:s text:c="4"/></text:span><text:span text:style-name="T204">Llvm_analysis</text:span><text:span text:style-name="T381">.assert_valid_module m</text:span><text:span text:style-name="T383">;</text:span></text:p>
      <text:p text:style-name="Code"><text:span text:style-name="T381"><text:s text:c="4"/>print_string </text:span><text:span text:style-name="T383">(</text:span><text:span text:style-name="T204">Llvm</text:span><text:span text:style-name="T381">.string_of_llmodule m</text:span><text:span text:style-name="T383">)</text:span></text:p>
      <text:p text:style-name="P129"/>
      <text:p text:style-name="P128"/>
      <text:h text:style-name="P482" text:outline-level="2"><text:bookmark-start text:name="__RefHeading___Toc6987_1798352569"/>scanner.mll<text:bookmark-end text:name="__RefHeading___Toc6987_1798352569"/></text:h>
      <text:p text:style-name="P297">{</text:p>
      <text:p text:style-name="Code"><text:span text:style-name="T381"><text:s text:c="4"/></text:span><text:span text:style-name="T382">open</text:span><text:span text:style-name="T381"> </text:span><text:span text:style-name="T204">Parser</text:span></text:p>
      <text:p text:style-name="P296"/>
      <text:p text:style-name="Code"><text:span text:style-name="T381"><text:s text:c="4"/></text:span><text:span text:style-name="T382">let</text:span><text:span text:style-name="T381"> unescape s </text:span><text:span text:style-name="T383">=</text:span></text:p>
      <text:p text:style-name="Code"><text:span text:style-name="T381"><text:s text:c="8"/></text:span><text:span text:style-name="T204">Scanf</text:span><text:span text:style-name="T381">.sscanf</text:span><text:span text:style-name="T383">(</text:span><text:span text:style-name="T384">"</text:span><text:span text:style-name="T385">\"</text:span><text:span text:style-name="T384">"</text:span><text:span text:style-name="T381"> </text:span><text:span text:style-name="T383">^</text:span><text:span text:style-name="T381"> s </text:span><text:span text:style-name="T383">^</text:span><text:span text:style-name="T381"> </text:span><text:span text:style-name="T384">"</text:span><text:span text:style-name="T385">\"</text:span><text:span text:style-name="T384">"</text:span><text:span text:style-name="T383">)</text:span><text:span text:style-name="T381"> </text:span><text:span text:style-name="T384">"%S%!"</text:span><text:span text:style-name="T381"> </text:span><text:span text:style-name="T383">(</text:span><text:span text:style-name="T382">fun</text:span><text:span text:style-name="T381"> x </text:span><text:span text:style-name="T383">-&gt;</text:span><text:span text:style-name="T381"> x</text:span><text:span text:style-name="T383">)</text:span></text:p>
      <text:p text:style-name="P297">}</text:p>
      <text:p text:style-name="P296"/>
      <text:p text:style-name="P295">(* integer unsignedness and width *)</text:p>
      <text:p text:style-name="Code"><text:span text:style-name="T382">let</text:span><text:span text:style-name="T381"> int_uns <text:s/></text:span><text:span text:style-name="T383">=</text:span><text:span text:style-name="T381"> </text:span><text:span text:style-name="T384">'u'</text:span><text:span text:style-name="T383">?</text:span></text:p>
      <text:p text:style-name="Code"><text:span text:style-name="T382">let</text:span><text:span text:style-name="T381"> int_wid <text:s/></text:span><text:span text:style-name="T383">=</text:span><text:span text:style-name="T381"> </text:span><text:span text:style-name="T384">'8'</text:span><text:span text:style-name="T383">|</text:span><text:span text:style-name="T384">"16"</text:span><text:span text:style-name="T383">|</text:span><text:span text:style-name="T384">"32"</text:span><text:span text:style-name="T383">|</text:span><text:span text:style-name="T384">"64"</text:span></text:p>
      <text:p text:style-name="P296"/>
      <text:p text:style-name="P295">(* float width *)</text:p>
      <text:p text:style-name="Code"><text:span text:style-name="T382">let</text:span><text:span text:style-name="T381"> float_wid </text:span><text:span text:style-name="T383">=</text:span><text:span text:style-name="T381"> </text:span><text:span text:style-name="T384">"32"</text:span><text:span text:style-name="T383">|</text:span><text:span text:style-name="T384">"64"</text:span></text:p>
      <text:p text:style-name="P296"/>
      <text:p text:style-name="Code"><text:span text:style-name="T382">let</text:span><text:span text:style-name="T381"> digit <text:s/></text:span><text:span text:style-name="T383">=</text:span><text:span text:style-name="T381"> </text:span><text:span text:style-name="T383">[</text:span><text:span text:style-name="T384">'0'</text:span><text:span text:style-name="T383">-</text:span><text:span text:style-name="T384">'9'</text:span><text:span text:style-name="T383">]</text:span></text:p>
      <text:p text:style-name="Code"><text:span text:style-name="T382">let</text:span><text:span text:style-name="T381"> ucase <text:s/></text:span><text:span text:style-name="T383">=</text:span><text:span text:style-name="T381"> </text:span><text:span text:style-name="T383">[</text:span><text:span text:style-name="T384">'A'</text:span><text:span text:style-name="T383">-</text:span><text:span text:style-name="T384">'Z'</text:span><text:span text:style-name="T383">]</text:span></text:p>
      <text:p text:style-name="Code"><text:span text:style-name="T382">let</text:span><text:span text:style-name="T381"> lcase <text:s/></text:span><text:span text:style-name="T383">=</text:span><text:span text:style-name="T381"> </text:span><text:span text:style-name="T383">[</text:span><text:span text:style-name="T384">'a'</text:span><text:span text:style-name="T383">-</text:span><text:span text:style-name="T384">'z'</text:span><text:span text:style-name="T383">]</text:span></text:p>
      <text:p text:style-name="Code"><text:span text:style-name="T382">let</text:span><text:span text:style-name="T381"> letter </text:span><text:span text:style-name="T383">=</text:span><text:span text:style-name="T381"> </text:span><text:span text:style-name="T383">[</text:span><text:span text:style-name="T384">'A'</text:span><text:span text:style-name="T383">-</text:span><text:span text:style-name="T384">'Z'</text:span><text:span text:style-name="T381"> </text:span><text:span text:style-name="T384">'a'</text:span><text:span text:style-name="T383">-</text:span><text:span text:style-name="T384">'z'</text:span><text:span text:style-name="T381"> </text:span><text:span text:style-name="T384">'_'</text:span><text:span text:style-name="T383">]</text:span></text:p>
      <text:p text:style-name="Code"><text:span text:style-name="T382">let</text:span><text:span text:style-name="T381"> id <text:s text:c="4"/></text:span><text:span text:style-name="T383">=</text:span><text:span text:style-name="T381"> </text:span><text:span text:style-name="T383">(</text:span><text:span text:style-name="T381">letter </text:span><text:span text:style-name="T383">|</text:span><text:span text:style-name="T381"> </text:span><text:span text:style-name="T384">'_'</text:span><text:span text:style-name="T383">)(</text:span><text:span text:style-name="T381">letter</text:span><text:span text:style-name="T383">|</text:span><text:span text:style-name="T381">digit</text:span><text:span text:style-name="T383">)*</text:span></text:p>
      <text:p text:style-name="P296"/>
      <text:p text:style-name="Code"><text:span text:style-name="T382">let</text:span><text:span text:style-name="T381"> num <text:s/></text:span><text:span text:style-name="T383">=</text:span><text:span text:style-name="T381"> digit</text:span></text:p>
      <text:p text:style-name="Code"><text:span text:style-name="T382">let</text:span><text:span text:style-name="T381"> dot <text:s/></text:span><text:span text:style-name="T383">=</text:span><text:span text:style-name="T381"> </text:span><text:span text:style-name="T384">'.'</text:span></text:p>
      <text:p text:style-name="Code"><text:span text:style-name="T382">let</text:span><text:span text:style-name="T381"> sign </text:span><text:span text:style-name="T383">=</text:span><text:span text:style-name="T381"> </text:span><text:span text:style-name="T383">[</text:span><text:span text:style-name="T384">'-'</text:span><text:span text:style-name="T381"> </text:span><text:span text:style-name="T384">'+'</text:span><text:span text:style-name="T383">]</text:span></text:p>
      <text:p text:style-name="Code"><text:span text:style-name="T382">let</text:span><text:span text:style-name="T381"> exp <text:s/></text:span><text:span text:style-name="T383">=</text:span><text:span text:style-name="T381"> </text:span><text:span text:style-name="T383">[</text:span><text:span text:style-name="T384">'e'</text:span><text:span text:style-name="T381"> </text:span><text:span text:style-name="T384">'E'</text:span><text:span text:style-name="T383">]</text:span><text:span text:style-name="T381"> sign</text:span><text:span text:style-name="T383">?</text:span><text:span text:style-name="T381"> num</text:span><text:span text:style-name="T383">+</text:span></text:p>
      <text:p text:style-name="P296"/>
      <text:p text:style-name="P295">(* float_lit adapted from my homework 2 *)</text:p>
      <text:p text:style-name="Code"><text:span text:style-name="T382">let</text:span><text:span text:style-name="T381"> float_lit </text:span><text:span text:style-name="T383">=</text:span><text:span text:style-name="T381"> sign</text:span><text:span text:style-name="T383">?</text:span><text:span text:style-name="T381"> </text:span><text:span text:style-name="T383">((</text:span><text:span text:style-name="T381">num</text:span><text:span text:style-name="T383">+</text:span><text:span text:style-name="T381"> dot</text:span><text:span text:style-name="T383">?</text:span><text:span text:style-name="T381"> num</text:span><text:span text:style-name="T383">*</text:span><text:span text:style-name="T381"> exp</text:span><text:span text:style-name="T383">)|(</text:span><text:span text:style-name="T381">num</text:span><text:span text:style-name="T383">*</text:span><text:span text:style-name="T381"> dot num</text:span><text:span text:style-name="T383">+</text:span><text:span text:style-name="T381"> exp</text:span><text:span text:style-name="T383">?)|(</text:span><text:span text:style-name="T381">num</text:span><text:span text:style-name="T383">+</text:span><text:span text:style-name="T381"> dot</text:span><text:span text:style-name="T383">))</text:span></text:p>
      <text:p text:style-name="Code"><text:span text:style-name="T382">let</text:span><text:span text:style-name="T381"> int_lit </text:span><text:span text:style-name="T383">=</text:span><text:span text:style-name="T381"> sign</text:span><text:span text:style-name="T383">?</text:span><text:span text:style-name="T381"> num</text:span><text:span text:style-name="T383">+</text:span></text:p>
      <text:p text:style-name="Code"><text:span text:style-name="T382">let</text:span><text:span text:style-name="T381"> hex_lit </text:span><text:span text:style-name="T383">=</text:span><text:span text:style-name="T381"> sign</text:span><text:span text:style-name="T383">?</text:span><text:span text:style-name="T384">"0x"</text:span><text:span text:style-name="T381"> </text:span><text:span text:style-name="T383">[</text:span><text:span text:style-name="T384">'0'</text:span><text:span text:style-name="T383">-</text:span><text:span text:style-name="T384">'9'</text:span><text:span text:style-name="T381"> </text:span><text:span text:style-name="T384">'a'</text:span><text:span text:style-name="T383">-</text:span><text:span text:style-name="T384">'f'</text:span><text:span text:style-name="T381"> </text:span><text:span text:style-name="T384">'A'</text:span><text:span text:style-name="T383">-</text:span><text:span text:style-name="T384">'F'</text:span><text:span text:style-name="T383">]+</text:span></text:p>
      <text:p text:style-name="Code"><text:span text:style-name="T382">let</text:span><text:span text:style-name="T381"> bin_lit </text:span><text:span text:style-name="T383">=</text:span><text:span text:style-name="T381"> sign</text:span><text:span text:style-name="T383">?</text:span><text:span text:style-name="T384">"0b"</text:span><text:span text:style-name="T381"> </text:span><text:span text:style-name="T383">[</text:span><text:span text:style-name="T384">'0'</text:span><text:span text:style-name="T381"> </text:span><text:span text:style-name="T384">'1'</text:span><text:span text:style-name="T383">]+</text:span></text:p>
      <text:p text:style-name="P296"/>
      <text:p text:style-name="P295">(* String literal parsing copied, with modifications, from the DECAF</text:p>
      <text:p text:style-name="P295"><text:s/>* project (Spring 2017 *)</text:p>
      <text:p text:style-name="Code"><text:span text:style-name="T382">let</text:span><text:span text:style-name="T381"> ascii_dquote </text:span><text:span text:style-name="T383">=</text:span><text:span text:style-name="T381"> </text:span><text:span text:style-name="T383">[</text:span><text:span text:style-name="T384">' '</text:span><text:span text:style-name="T383">-</text:span><text:span text:style-name="T384">'!'</text:span><text:span text:style-name="T381"> </text:span><text:span text:style-name="T384">'#'</text:span><text:span text:style-name="T383">-</text:span><text:span text:style-name="T384">'['</text:span><text:span text:style-name="T381"> </text:span><text:span text:style-name="T384">']'</text:span><text:span text:style-name="T383">-</text:span><text:span text:style-name="T384">'~'</text:span><text:span text:style-name="T383">]</text:span><text:span text:style-name="T381"> </text:span><text:span text:style-name="T380">(* ascii without double quote *)</text:span></text:p>
      <text:p text:style-name="Code"><text:span text:style-name="T382">let</text:span><text:span text:style-name="T381"> escape </text:span><text:span text:style-name="T383">=</text:span><text:span text:style-name="T381"> </text:span><text:span text:style-name="T384">'\\'</text:span><text:span text:style-name="T381"> </text:span><text:span text:style-name="T383">[</text:span><text:span text:style-name="T384">'\\'</text:span><text:span text:style-name="T381"> </text:span><text:span text:style-name="T384">'''</text:span><text:span text:style-name="T381"> </text:span><text:span text:style-name="T384">'"'</text:span><text:span text:style-name="T381"> </text:span><text:span text:style-name="T384">'n'</text:span><text:span text:style-name="T381"> </text:span><text:span text:style-name="T384">'r'</text:span><text:span text:style-name="T381"> </text:span><text:span text:style-name="T384">'t'</text:span><text:span text:style-name="T383">]</text:span></text:p>
      <text:p text:style-name="P296"/>
      <text:p text:style-name="Code"><text:span text:style-name="T381">rule token </text:span><text:span text:style-name="T383">=</text:span><text:span text:style-name="T381"> parse</text:span></text:p>
      <text:p text:style-name="Code"><text:span text:style-name="T381"><text:s text:c="4"/></text:span><text:span text:style-name="T380">(* Whitespace and comments (ignored) *)</text:span></text:p>
      <text:p text:style-name="Code"><text:span text:style-name="T381"><text:s text:c="4"/></text:span><text:span text:style-name="T383">[</text:span><text:span text:style-name="T384">' '</text:span><text:span text:style-name="T381"> </text:span><text:span text:style-name="T384">'\t'</text:span><text:span text:style-name="T381"> </text:span><text:span text:style-name="T384">'\r'</text:span><text:span text:style-name="T381"> </text:span><text:span text:style-name="T384">'\n'</text:span><text:span text:style-name="T383">]</text:span><text:span text:style-name="T381"> </text:span><text:span text:style-name="T383">{</text:span><text:span text:style-name="T381"> token lexbuf <text:s text:c="2"/></text:span><text:span text:style-name="T383">}</text:span></text:p>
      <text:p text:style-name="Code"><text:span text:style-name="T381"><text:s text:c="4"/></text:span><text:span text:style-name="T383">|</text:span><text:span text:style-name="T381"> </text:span><text:span text:style-name="T384">'#'</text:span><text:span text:style-name="T381"> <text:s text:c="15"/></text:span><text:span text:style-name="T383">{</text:span><text:span text:style-name="T381"> comment lexbuf </text:span><text:span text:style-name="T383">}</text:span></text:p>
      <text:p text:style-name="P296"/>
      <text:p text:style-name="Code"><text:span text:style-name="T381"><text:s text:c="4"/></text:span><text:span text:style-name="T380">(* Delimiters *)</text:span></text:p>
      <text:p text:style-name="Code"><text:span text:style-name="T381"><text:s text:c="4"/></text:span><text:span text:style-name="T383">|</text:span><text:span text:style-name="T381"> </text:span><text:span text:style-name="T384">'('</text:span><text:span text:style-name="T381"> <text:s/></text:span><text:span text:style-name="T383">{</text:span><text:span text:style-name="T381"> </text:span><text:span text:style-name="T204">LPAREN</text:span><text:span text:style-name="T381"> </text:span><text:span text:style-name="T383">}</text:span><text:span text:style-name="T381"> </text:span><text:span text:style-name="T383">|</text:span><text:span text:style-name="T381"> </text:span><text:span text:style-name="T384">')'</text:span><text:span text:style-name="T381"> <text:s/></text:span><text:span text:style-name="T383">{</text:span><text:span text:style-name="T381"> </text:span><text:span text:style-name="T204">RPAREN</text:span><text:span text:style-name="T381"> </text:span><text:span text:style-name="T383">}</text:span></text:p>
      <text:p text:style-name="Code"><text:span text:style-name="T381"><text:s text:c="4"/></text:span><text:span text:style-name="T383">|</text:span><text:span text:style-name="T381"> </text:span><text:span text:style-name="T384">'{'</text:span><text:span text:style-name="T381"> <text:s/></text:span><text:span text:style-name="T383">{</text:span><text:span text:style-name="T381"> </text:span><text:span text:style-name="T204">LBRACE</text:span><text:span text:style-name="T381"> </text:span><text:span text:style-name="T383">}</text:span><text:span text:style-name="T381"> </text:span><text:span text:style-name="T383">|</text:span><text:span text:style-name="T381"> </text:span><text:span text:style-name="T384">'}'</text:span><text:span text:style-name="T381"> <text:s/></text:span><text:span text:style-name="T383">{</text:span><text:span text:style-name="T381"> </text:span><text:span text:style-name="T204">RBRACE</text:span><text:span text:style-name="T381"> </text:span><text:span text:style-name="T383">}</text:span></text:p>
      <text:p text:style-name="Code"><text:span text:style-name="T381"><text:s text:c="4"/></text:span><text:span text:style-name="T383">|</text:span><text:span text:style-name="T381"> </text:span><text:span text:style-name="T384">'['</text:span><text:span text:style-name="T381"> <text:s/></text:span><text:span text:style-name="T383">{</text:span><text:span text:style-name="T381"> </text:span><text:span text:style-name="T204">LBRACK</text:span><text:span text:style-name="T381"> </text:span><text:span text:style-name="T383">}</text:span><text:span text:style-name="T381"> </text:span><text:span text:style-name="T383">|</text:span><text:span text:style-name="T381"> </text:span><text:span text:style-name="T384">']'</text:span><text:span text:style-name="T381"> <text:s/></text:span><text:span text:style-name="T383">{</text:span><text:span text:style-name="T381"> </text:span><text:span text:style-name="T204">RBRACK</text:span><text:span text:style-name="T381"> </text:span><text:span text:style-name="T383">}</text:span></text:p>
      <text:p text:style-name="P296"/>
      <text:p text:style-name="Code"><text:span text:style-name="T381"><text:s text:c="4"/></text:span><text:span text:style-name="T380">(* Keywords *)</text:span></text:p>
      <text:p text:style-name="Code"><text:span text:style-name="T381"><text:s text:c="4"/></text:span><text:span text:style-name="T383">|</text:span><text:span text:style-name="T381"> </text:span><text:span text:style-name="T384">"main"</text:span><text:span text:style-name="T381"> <text:s text:c="4"/></text:span><text:span text:style-name="T383">{</text:span><text:span text:style-name="T381"> </text:span><text:span text:style-name="T204">MAIN</text:span><text:span text:style-name="T381"> <text:s text:c="5"/></text:span><text:span text:style-name="T383">}</text:span></text:p>
      <text:p text:style-name="Code"><text:span text:style-name="T381"><text:s text:c="4"/></text:span><text:span text:style-name="T383">|</text:span><text:span text:style-name="T381"> </text:span><text:span text:style-name="T384">"func"</text:span><text:span text:style-name="T381"> <text:s text:c="4"/></text:span><text:span text:style-name="T383">{</text:span><text:span text:style-name="T381"> </text:span><text:span text:style-name="T204">FUNCTION</text:span><text:span text:style-name="T381"> <text:s/></text:span><text:span text:style-name="T383">}</text:span><text:span text:style-name="T381"> </text:span><text:span text:style-name="T383">|</text:span><text:span text:style-name="T381"> </text:span><text:span text:style-name="T384">"return"</text:span><text:span text:style-name="T381"> </text:span><text:span text:style-name="T383">{</text:span><text:span text:style-name="T381"> </text:span><text:span text:style-name="T204">RETURN</text:span><text:span text:style-name="T381"> </text:span><text:span text:style-name="T383">}</text:span></text:p>
      <text:p text:style-name="Code"><text:span text:style-name="T381"><text:s text:c="4"/></text:span><text:span text:style-name="T383">|</text:span><text:span text:style-name="T381"> </text:span><text:span text:style-name="T384">"for"</text:span><text:span text:style-name="T381"> <text:s text:c="5"/></text:span><text:span text:style-name="T383">{</text:span><text:span text:style-name="T381"> </text:span><text:span text:style-name="T204">FOR</text:span><text:span text:style-name="T381"> <text:s text:c="6"/></text:span><text:span text:style-name="T383">}</text:span><text:span text:style-name="T381"> </text:span><text:span text:style-name="T383">|</text:span><text:span text:style-name="T381"> </text:span><text:span text:style-name="T384">"in"</text:span><text:span text:style-name="T381"> <text:s text:c="4"/></text:span><text:span text:style-name="T383">{</text:span><text:span text:style-name="T381"> </text:span><text:span text:style-name="T204">IN</text:span><text:span text:style-name="T381"> <text:s text:c="4"/></text:span><text:span text:style-name="T383">}</text:span></text:p>
      <text:p text:style-name="Code"><text:soft-page-break/><text:span text:style-name="T381"><text:s text:c="4"/></text:span><text:span text:style-name="T383">|</text:span><text:span text:style-name="T381"> </text:span><text:span text:style-name="T384">"while"</text:span><text:span text:style-name="T381"> <text:s text:c="3"/></text:span><text:span text:style-name="T383">{</text:span><text:span text:style-name="T381"> </text:span><text:span text:style-name="T204">WHILE</text:span><text:span text:style-name="T381"> <text:s text:c="4"/></text:span><text:span text:style-name="T383">}</text:span></text:p>
      <text:p text:style-name="Code"><text:span text:style-name="T381"><text:s text:c="4"/></text:span><text:span text:style-name="T383">|</text:span><text:span text:style-name="T381"> </text:span><text:span text:style-name="T384">"match"</text:span><text:span text:style-name="T381"> <text:s text:c="3"/></text:span><text:span text:style-name="T383">{</text:span><text:span text:style-name="T381"> </text:span><text:span text:style-name="T204">MATCH</text:span><text:span text:style-name="T381"> <text:s text:c="4"/></text:span><text:span text:style-name="T383">}</text:span><text:span text:style-name="T381"> </text:span><text:span text:style-name="T383">|</text:span><text:span text:style-name="T381"> </text:span><text:span text:style-name="T384">"-&gt;"</text:span><text:span text:style-name="T381"> <text:s text:c="4"/></text:span><text:span text:style-name="T383">{</text:span><text:span text:style-name="T381"> </text:span><text:span text:style-name="T204">ARM</text:span><text:span text:style-name="T381"> <text:s text:c="3"/></text:span><text:span text:style-name="T383">}</text:span></text:p>
      <text:p text:style-name="Code"><text:span text:style-name="T381"><text:s text:c="4"/></text:span><text:span text:style-name="T383">|</text:span><text:span text:style-name="T381"> </text:span><text:span text:style-name="T384">"if"</text:span><text:span text:style-name="T381"> <text:s text:c="6"/></text:span><text:span text:style-name="T383">{</text:span><text:span text:style-name="T381"> </text:span><text:span text:style-name="T204">IF</text:span><text:span text:style-name="T381"> <text:s text:c="7"/></text:span><text:span text:style-name="T383">}</text:span><text:span text:style-name="T381"> </text:span><text:span text:style-name="T383">|</text:span><text:span text:style-name="T381"> </text:span><text:span text:style-name="T384">"else"</text:span><text:span text:style-name="T381"> <text:s text:c="2"/></text:span><text:span text:style-name="T383">{</text:span><text:span text:style-name="T381"> </text:span><text:span text:style-name="T204">ELSE</text:span><text:span text:style-name="T381"> <text:s text:c="2"/></text:span><text:span text:style-name="T383">}</text:span></text:p>
      <text:p text:style-name="Code"><text:span text:style-name="T381"><text:s text:c="4"/></text:span><text:span text:style-name="T383">|</text:span><text:span text:style-name="T381"> </text:span><text:span text:style-name="T384">"var"</text:span><text:span text:style-name="T381"> <text:s text:c="5"/></text:span><text:span text:style-name="T383">{</text:span><text:span text:style-name="T381"> </text:span><text:span text:style-name="T204">VAR</text:span><text:span text:style-name="T381"> <text:s text:c="6"/></text:span><text:span text:style-name="T383">}</text:span><text:span text:style-name="T381"> </text:span><text:span text:style-name="T383">|</text:span><text:span text:style-name="T381"> </text:span><text:span text:style-name="T384">"elif"</text:span><text:span text:style-name="T381"> <text:s text:c="2"/></text:span><text:span text:style-name="T383">{</text:span><text:span text:style-name="T381"> </text:span><text:span text:style-name="T204">ELIF</text:span><text:span text:style-name="T381"> <text:s text:c="2"/></text:span><text:span text:style-name="T383">}</text:span></text:p>
      <text:p text:style-name="P296"/>
      <text:p text:style-name="Code"><text:span text:style-name="T381"><text:s text:c="4"/></text:span><text:span text:style-name="T383">|</text:span><text:span text:style-name="T381"> </text:span><text:span text:style-name="T384">','</text:span><text:span text:style-name="T381"> </text:span><text:span text:style-name="T383">{</text:span><text:span text:style-name="T381"> </text:span><text:span text:style-name="T204">COMMA</text:span><text:span text:style-name="T381"> <text:s text:c="4"/></text:span><text:span text:style-name="T383">}</text:span></text:p>
      <text:p text:style-name="Code"><text:span text:style-name="T381"><text:s text:c="4"/></text:span><text:span text:style-name="T383">|</text:span><text:span text:style-name="T381"> </text:span><text:span text:style-name="T384">':'</text:span><text:span text:style-name="T381"> </text:span><text:span text:style-name="T383">{</text:span><text:span text:style-name="T381"> </text:span><text:span text:style-name="T204">COLON</text:span><text:span text:style-name="T381"> <text:s text:c="4"/></text:span><text:span text:style-name="T383">}</text:span><text:span text:style-name="T381"> </text:span><text:span text:style-name="T383">|</text:span><text:span text:style-name="T381"> </text:span><text:span text:style-name="T384">'_'</text:span><text:span text:style-name="T381"> <text:s/></text:span><text:span text:style-name="T383">{</text:span><text:span text:style-name="T381"> </text:span><text:span text:style-name="T204">WILDCARD</text:span><text:span text:style-name="T381"> </text:span><text:span text:style-name="T383">}</text:span></text:p>
      <text:p text:style-name="Code"><text:span text:style-name="T381"><text:s text:c="4"/></text:span><text:span text:style-name="T383">|</text:span><text:span text:style-name="T381"> </text:span><text:span text:style-name="T384">';'</text:span><text:span text:style-name="T381"> </text:span><text:span text:style-name="T383">{</text:span><text:span text:style-name="T381"> </text:span><text:span text:style-name="T204">SEMICOLON</text:span><text:span text:style-name="T381"> </text:span><text:span text:style-name="T383">}</text:span><text:span text:style-name="T381"> </text:span><text:span text:style-name="T383">|</text:span><text:span text:style-name="T381"> </text:span><text:span text:style-name="T384">'='</text:span><text:span text:style-name="T381"> <text:s/></text:span><text:span text:style-name="T383">{</text:span><text:span text:style-name="T381"> </text:span><text:span text:style-name="T204">ASSIGN</text:span><text:span text:style-name="T381"> <text:s text:c="2"/></text:span><text:span text:style-name="T383">}</text:span></text:p>
      <text:p text:style-name="P296"/>
      <text:p text:style-name="Code"><text:span text:style-name="T381"><text:s text:c="4"/></text:span><text:span text:style-name="T380">(* Arithmetic *)</text:span></text:p>
      <text:p text:style-name="Code"><text:span text:style-name="T381"><text:s text:c="4"/></text:span><text:span text:style-name="T383">|</text:span><text:span text:style-name="T381"> </text:span><text:span text:style-name="T384">'+'</text:span><text:span text:style-name="T381"> </text:span><text:span text:style-name="T383">{</text:span><text:span text:style-name="T381"> </text:span><text:span text:style-name="T204">PLUS</text:span><text:span text:style-name="T381"> <text:s/></text:span><text:span text:style-name="T383">}</text:span><text:span text:style-name="T381"> </text:span><text:span text:style-name="T383">|</text:span><text:span text:style-name="T381"> </text:span><text:span text:style-name="T384">'-'</text:span><text:span text:style-name="T381"> </text:span><text:span text:style-name="T383">{</text:span><text:span text:style-name="T381"> </text:span><text:span text:style-name="T204">MINUS</text:span><text:span text:style-name="T381"> </text:span><text:span text:style-name="T383">}</text:span></text:p>
      <text:p text:style-name="Code"><text:span text:style-name="T381"><text:s text:c="4"/></text:span><text:span text:style-name="T383">|</text:span><text:span text:style-name="T381"> </text:span><text:span text:style-name="T384">'*'</text:span><text:span text:style-name="T381"> </text:span><text:span text:style-name="T383">{</text:span><text:span text:style-name="T381"> </text:span><text:span text:style-name="T204">TIMES</text:span><text:span text:style-name="T381"> </text:span><text:span text:style-name="T383">}</text:span><text:span text:style-name="T381"> </text:span><text:span text:style-name="T383">|</text:span><text:span text:style-name="T381"> </text:span><text:span text:style-name="T384">'/'</text:span><text:span text:style-name="T381"> </text:span><text:span text:style-name="T383">{</text:span><text:span text:style-name="T381"> </text:span><text:span text:style-name="T204">DIV</text:span><text:span text:style-name="T381"> <text:s text:c="2"/></text:span><text:span text:style-name="T383">}</text:span></text:p>
      <text:p text:style-name="Code"><text:span text:style-name="T381"><text:s text:c="4"/></text:span><text:span text:style-name="T383">|</text:span><text:span text:style-name="T381"> </text:span><text:span text:style-name="T384">'%'</text:span><text:span text:style-name="T381"> </text:span><text:span text:style-name="T383">{</text:span><text:span text:style-name="T381"> </text:span><text:span text:style-name="T204">REM</text:span><text:span text:style-name="T381"> <text:s text:c="2"/></text:span><text:span text:style-name="T383">}</text:span></text:p>
      <text:p text:style-name="P296"/>
      <text:p text:style-name="Code"><text:span text:style-name="T381"><text:s text:c="4"/></text:span><text:span text:style-name="T380">(* Bitwise *)</text:span></text:p>
      <text:p text:style-name="Code"><text:span text:style-name="T381"><text:s text:c="4"/></text:span><text:span text:style-name="T383">|</text:span><text:span text:style-name="T381"> </text:span><text:span text:style-name="T384">"&lt;&lt;"</text:span><text:span text:style-name="T381"> </text:span><text:span text:style-name="T383">{</text:span><text:span text:style-name="T381"> </text:span><text:span text:style-name="T204">LSHIFT</text:span><text:span text:style-name="T381"> </text:span><text:span text:style-name="T383">}</text:span><text:span text:style-name="T381"> </text:span><text:span text:style-name="T383">|</text:span><text:span text:style-name="T381"> </text:span><text:span text:style-name="T384">"&gt;&gt;"</text:span><text:span text:style-name="T381"> </text:span><text:span text:style-name="T383">{</text:span><text:span text:style-name="T381"> </text:span><text:span text:style-name="T204">RSHIFT</text:span><text:span text:style-name="T381"> </text:span><text:span text:style-name="T383">}</text:span></text:p>
      <text:p text:style-name="Code"><text:span text:style-name="T381"><text:s text:c="4"/></text:span><text:span text:style-name="T383">|</text:span><text:span text:style-name="T381"> </text:span><text:span text:style-name="T384">'|'</text:span><text:span text:style-name="T381"> <text:s/></text:span><text:span text:style-name="T383">{</text:span><text:span text:style-name="T381"> </text:span><text:span text:style-name="T204">BWOR</text:span><text:span text:style-name="T381"> <text:s text:c="2"/></text:span><text:span text:style-name="T383">}</text:span><text:span text:style-name="T381"> </text:span><text:span text:style-name="T383">|</text:span><text:span text:style-name="T381"> </text:span><text:span text:style-name="T384">'&amp;'</text:span><text:span text:style-name="T381"> <text:s/></text:span><text:span text:style-name="T383">{</text:span><text:span text:style-name="T381"> </text:span><text:span text:style-name="T204">BWAND</text:span><text:span text:style-name="T381"> <text:s/></text:span><text:span text:style-name="T383">}</text:span></text:p>
      <text:p text:style-name="Code"><text:span text:style-name="T381"><text:s text:c="4"/></text:span><text:span text:style-name="T383">|</text:span><text:span text:style-name="T381"> </text:span><text:span text:style-name="T384">'~'</text:span><text:span text:style-name="T381"> <text:s/></text:span><text:span text:style-name="T383">{</text:span><text:span text:style-name="T381"> </text:span><text:span text:style-name="T204">BWNOT</text:span><text:span text:style-name="T381"> <text:s/></text:span><text:span text:style-name="T383">}</text:span></text:p>
      <text:p text:style-name="P296"/>
      <text:p text:style-name="Code"><text:span text:style-name="T381"><text:s text:c="4"/></text:span><text:span text:style-name="T380">(* Boolean *)</text:span></text:p>
      <text:p text:style-name="Code"><text:span text:style-name="T381"><text:s text:c="4"/></text:span><text:span text:style-name="T383">|</text:span><text:span text:style-name="T381"> </text:span><text:span text:style-name="T384">"and"</text:span><text:span text:style-name="T381"> </text:span><text:span text:style-name="T383">{</text:span><text:span text:style-name="T381"> </text:span><text:span text:style-name="T204">AND</text:span><text:span text:style-name="T381"> </text:span><text:span text:style-name="T383">}</text:span><text:span text:style-name="T381"> </text:span><text:span text:style-name="T383">|</text:span><text:span text:style-name="T381"> </text:span><text:span text:style-name="T384">"or"</text:span><text:span text:style-name="T381"> </text:span><text:span text:style-name="T383">{</text:span><text:span text:style-name="T381"> </text:span><text:span text:style-name="T204">OR</text:span><text:span text:style-name="T381"> </text:span><text:span text:style-name="T383">}</text:span><text:span text:style-name="T381"> </text:span><text:span text:style-name="T383">|</text:span><text:span text:style-name="T381"> </text:span><text:span text:style-name="T384">"not"</text:span><text:span text:style-name="T381"> </text:span><text:span text:style-name="T383">{</text:span><text:span text:style-name="T381"> </text:span><text:span text:style-name="T204">NOT</text:span><text:span text:style-name="T381"> </text:span><text:span text:style-name="T383">}</text:span></text:p>
      <text:p text:style-name="P296"/>
      <text:p text:style-name="Code"><text:span text:style-name="T381"><text:s text:c="4"/></text:span><text:span text:style-name="T380">(* Comparison *)</text:span></text:p>
      <text:p text:style-name="Code"><text:span text:style-name="T381"><text:s text:c="4"/></text:span><text:span text:style-name="T383">|</text:span><text:span text:style-name="T381"> </text:span><text:span text:style-name="T384">'&lt;'</text:span><text:span text:style-name="T381"> <text:s/></text:span><text:span text:style-name="T383">{</text:span><text:span text:style-name="T381"> </text:span><text:span text:style-name="T204">LT</text:span><text:span text:style-name="T381"> </text:span><text:span text:style-name="T383">}</text:span><text:span text:style-name="T381"> </text:span><text:span text:style-name="T383">|</text:span><text:span text:style-name="T381"> </text:span><text:span text:style-name="T384">"&lt;="</text:span><text:span text:style-name="T381"> </text:span><text:span text:style-name="T383">{</text:span><text:span text:style-name="T381"> </text:span><text:span text:style-name="T204">LTEQ</text:span><text:span text:style-name="T381"> </text:span><text:span text:style-name="T383">}</text:span><text:span text:style-name="T381"> </text:span><text:span text:style-name="T383">|</text:span><text:span text:style-name="T381"> </text:span><text:span text:style-name="T384">'&gt;'</text:span><text:span text:style-name="T381"> </text:span><text:span text:style-name="T383">{</text:span><text:span text:style-name="T381"> </text:span><text:span text:style-name="T204">GT</text:span><text:span text:style-name="T381"> </text:span><text:span text:style-name="T383">}</text:span><text:span text:style-name="T381"> </text:span><text:span text:style-name="T383">|</text:span><text:span text:style-name="T381"> </text:span><text:span text:style-name="T384">"&gt;="</text:span><text:span text:style-name="T381"> </text:span><text:span text:style-name="T383">{</text:span><text:span text:style-name="T381"> </text:span><text:span text:style-name="T204">GTEQ</text:span><text:span text:style-name="T381"> </text:span><text:span text:style-name="T383">}</text:span></text:p>
      <text:p text:style-name="Code"><text:span text:style-name="T381"><text:s text:c="4"/></text:span><text:span text:style-name="T383">|</text:span><text:span text:style-name="T381"> </text:span><text:span text:style-name="T384">"=="</text:span><text:span text:style-name="T381"> </text:span><text:span text:style-name="T383">{</text:span><text:span text:style-name="T381"> </text:span><text:span text:style-name="T204">EQ</text:span><text:span text:style-name="T381"> </text:span><text:span text:style-name="T383">}</text:span><text:span text:style-name="T381"> </text:span><text:span text:style-name="T383">|</text:span><text:span text:style-name="T381"> </text:span><text:span text:style-name="T384">"!="</text:span><text:span text:style-name="T381"> </text:span><text:span text:style-name="T383">{</text:span><text:span text:style-name="T381"> </text:span><text:span text:style-name="T204">NEQ</text:span><text:span text:style-name="T381"> <text:s/></text:span><text:span text:style-name="T383">}</text:span></text:p>
      <text:p text:style-name="P296"/>
      <text:p text:style-name="Code"><text:span text:style-name="T381"><text:s text:c="4"/></text:span><text:span text:style-name="T380">(* Builtin Types *)</text:span></text:p>
      <text:p text:style-name="Code"><text:span text:style-name="T381"><text:s text:c="4"/></text:span><text:span text:style-name="T383">|</text:span><text:span text:style-name="T381"> </text:span><text:span text:style-name="T383">(</text:span><text:span text:style-name="T381">int_uns </text:span><text:span text:style-name="T382">as</text:span><text:span text:style-name="T381"> u</text:span><text:span text:style-name="T383">)</text:span><text:span text:style-name="T381"> </text:span><text:span text:style-name="T384">"int"</text:span><text:span text:style-name="T381"> </text:span><text:span text:style-name="T383">(</text:span><text:span text:style-name="T381">int_wid </text:span><text:span text:style-name="T382">as</text:span><text:span text:style-name="T381"> w</text:span><text:span text:style-name="T383">)</text:span></text:p>
      <text:p text:style-name="Code"><text:span text:style-name="T381"><text:s text:c="6"/></text:span><text:span text:style-name="T383">{</text:span><text:span text:style-name="T381"> </text:span><text:span text:style-name="T204">INT_T</text:span><text:span text:style-name="T383">(</text:span><text:span text:style-name="T381">u</text:span><text:span text:style-name="T383">=</text:span><text:span text:style-name="T384">"u"</text:span><text:span text:style-name="T383">,</text:span><text:span text:style-name="T381"> int_of_string w</text:span><text:span text:style-name="T383">)</text:span><text:span text:style-name="T381"> </text:span><text:span text:style-name="T383">}</text:span></text:p>
      <text:p text:style-name="P296"/>
      <text:p text:style-name="Code"><text:span text:style-name="T381"><text:s text:c="4"/></text:span><text:span text:style-name="T383">|</text:span><text:span text:style-name="T381"> </text:span><text:span text:style-name="T384">"float"</text:span><text:span text:style-name="T383">(</text:span><text:span text:style-name="T381">float_wid </text:span><text:span text:style-name="T382">as</text:span><text:span text:style-name="T381"> w</text:span><text:span text:style-name="T383">)</text:span><text:span text:style-name="T381"> </text:span><text:span text:style-name="T383">{</text:span><text:span text:style-name="T381"> </text:span><text:span text:style-name="T204">FLOAT_T</text:span><text:span text:style-name="T383">(</text:span><text:span text:style-name="T381">int_of_string w</text:span><text:span text:style-name="T383">)</text:span><text:span text:style-name="T381"> </text:span><text:span text:style-name="T383">}</text:span></text:p>
      <text:p text:style-name="Code"><text:span text:style-name="T381"><text:s text:c="4"/></text:span><text:span text:style-name="T383">|</text:span><text:span text:style-name="T381"> </text:span><text:span text:style-name="T384">"bool"</text:span><text:span text:style-name="T381"> <text:s text:c="3"/></text:span><text:span text:style-name="T383">{</text:span><text:span text:style-name="T381"> </text:span><text:span text:style-name="T204">BOOL_T</text:span><text:span text:style-name="T381"> <text:s text:c="2"/></text:span><text:span text:style-name="T383">}</text:span></text:p>
      <text:p text:style-name="Code"><text:span text:style-name="T381"><text:s text:c="4"/></text:span><text:span text:style-name="T383">|</text:span><text:span text:style-name="T381"> </text:span><text:span text:style-name="T384">"string"</text:span><text:span text:style-name="T381"> <text:s/></text:span><text:span text:style-name="T383">{</text:span><text:span text:style-name="T381"> </text:span><text:span text:style-name="T204">STRING_T</text:span><text:span text:style-name="T381"> </text:span><text:span text:style-name="T383">}</text:span></text:p>
      <text:p text:style-name="Code"><text:span text:style-name="T381"><text:s text:c="4"/></text:span><text:span text:style-name="T383">|</text:span><text:span text:style-name="T381"> </text:span><text:span text:style-name="T384">"None"</text:span><text:span text:style-name="T381"> <text:s text:c="3"/></text:span><text:span text:style-name="T383">{</text:span><text:span text:style-name="T381"> </text:span><text:span text:style-name="T204">NONE_T</text:span><text:span text:style-name="T381"> <text:s text:c="2"/></text:span><text:span text:style-name="T383">}</text:span></text:p>
      <text:p text:style-name="P296"/>
      <text:p text:style-name="Code"><text:span text:style-name="T381"><text:s text:c="4"/></text:span><text:span text:style-name="T380">(* Literals *)</text:span></text:p>
      <text:p text:style-name="Code"><text:span text:style-name="T381"><text:s text:c="4"/></text:span><text:span text:style-name="T383">|</text:span><text:span text:style-name="T381"> </text:span><text:span text:style-name="T383">(</text:span><text:span text:style-name="T381">int_lit </text:span><text:span text:style-name="T383">|</text:span><text:span text:style-name="T381"> hex_lit </text:span><text:span text:style-name="T383">|</text:span><text:span text:style-name="T381"> bin_lit</text:span><text:span text:style-name="T383">)</text:span><text:span text:style-name="T381"> </text:span><text:span text:style-name="T382">as</text:span><text:span text:style-name="T381"> i <text:s text:c="3"/></text:span><text:span text:style-name="T383">{</text:span><text:span text:style-name="T381"> </text:span><text:span text:style-name="T204">INT</text:span><text:span text:style-name="T383">(</text:span><text:span text:style-name="T381">int_of_string i</text:span><text:span text:style-name="T383">)</text:span><text:span text:style-name="T381"> <text:s text:c="4"/></text:span><text:span text:style-name="T383">}</text:span></text:p>
      <text:p text:style-name="Code"><text:span text:style-name="T381"><text:s text:c="4"/></text:span><text:span text:style-name="T383">|</text:span><text:span text:style-name="T381"> float_lit </text:span><text:span text:style-name="T382">as</text:span><text:span text:style-name="T381"> f <text:s text:c="23"/></text:span><text:span text:style-name="T383">{</text:span><text:span text:style-name="T381"> </text:span><text:span text:style-name="T204">FLOAT</text:span><text:span text:style-name="T383">(</text:span><text:span text:style-name="T381">float_of_string f</text:span><text:span text:style-name="T383">)</text:span><text:span text:style-name="T381"> </text:span><text:span text:style-name="T383">}</text:span></text:p>
      <text:p text:style-name="Code"><text:span text:style-name="T381"><text:s text:c="4"/></text:span><text:span text:style-name="T383">|</text:span><text:span text:style-name="T381"> </text:span><text:span text:style-name="T384">"true"</text:span><text:span text:style-name="T381"> <text:s text:c="31"/></text:span><text:span text:style-name="T383">{</text:span><text:span text:style-name="T381"> </text:span><text:span text:style-name="T204">BOOL</text:span><text:span text:style-name="T383">(</text:span><text:span text:style-name="T382">true</text:span><text:span text:style-name="T383">)</text:span><text:span text:style-name="T381"> <text:s text:c="8"/></text:span><text:span text:style-name="T383">}</text:span></text:p>
      <text:p text:style-name="Code"><text:span text:style-name="T381"><text:s text:c="4"/></text:span><text:span text:style-name="T383">|</text:span><text:span text:style-name="T381"> </text:span><text:span text:style-name="T384">"false"</text:span><text:span text:style-name="T381"> <text:s text:c="30"/></text:span><text:span text:style-name="T383">{</text:span><text:span text:style-name="T381"> </text:span><text:span text:style-name="T204">BOOL</text:span><text:span text:style-name="T383">(</text:span><text:span text:style-name="T382">false</text:span><text:span text:style-name="T383">)</text:span><text:span text:style-name="T381"> <text:s text:c="7"/></text:span><text:span text:style-name="T383">}</text:span></text:p>
      <text:p text:style-name="Code"><text:span text:style-name="T381"><text:s text:c="4"/></text:span><text:span text:style-name="T383">|</text:span><text:span text:style-name="T381"> </text:span><text:span text:style-name="T384">'"'</text:span><text:span text:style-name="T381"> </text:span><text:span text:style-name="T383">((</text:span><text:span text:style-name="T381">ascii_dquote</text:span><text:span text:style-name="T383">|</text:span><text:span text:style-name="T381">escape</text:span><text:span text:style-name="T383">)*</text:span><text:span text:style-name="T381"> </text:span><text:span text:style-name="T382">as</text:span><text:span text:style-name="T381"> s</text:span><text:span text:style-name="T383">)</text:span><text:span text:style-name="T381"> </text:span><text:span text:style-name="T384">'"'</text:span><text:span text:style-name="T381"> </text:span><text:span text:style-name="T383">{</text:span><text:span text:style-name="T381"> </text:span><text:span text:style-name="T204">STRING</text:span><text:span text:style-name="T383">(</text:span><text:span text:style-name="T381">unescape s</text:span><text:span text:style-name="T383">)</text:span><text:span text:style-name="T381"> </text:span><text:span text:style-name="T383">}</text:span></text:p>
      <text:p text:style-name="P296"/>
      <text:p text:style-name="Code"><text:span text:style-name="T381"><text:s text:c="4"/></text:span><text:span text:style-name="T380">(* Identifier *)</text:span></text:p>
      <text:p text:style-name="Code"><text:span text:style-name="T381"><text:s text:c="4"/></text:span><text:span text:style-name="T383">|</text:span><text:span text:style-name="T381"> id </text:span><text:span text:style-name="T382">as</text:span><text:span text:style-name="T381"> id <text:s/></text:span><text:span text:style-name="T383">{</text:span><text:span text:style-name="T381"> </text:span><text:span text:style-name="T204">ID</text:span><text:span text:style-name="T383">(</text:span><text:span text:style-name="T381">id</text:span><text:span text:style-name="T383">)</text:span><text:span text:style-name="T381"> </text:span><text:span text:style-name="T383">}</text:span></text:p>
      <text:p text:style-name="P296"/>
      <text:p text:style-name="Code"><text:span text:style-name="T381"><text:s text:c="4"/></text:span><text:span text:style-name="T383">|</text:span><text:span text:style-name="T381"> eof <text:s text:c="2"/></text:span><text:span text:style-name="T383">{</text:span><text:span text:style-name="T381"> </text:span><text:span text:style-name="T204">EOF</text:span><text:span text:style-name="T381"> </text:span><text:span text:style-name="T383">}</text:span></text:p>
      <text:p text:style-name="P296"/>
      <text:p text:style-name="Code"><text:span text:style-name="T386">and</text:span><text:span text:style-name="T381"> comment </text:span><text:span text:style-name="T383">=</text:span><text:span text:style-name="T381"> parse</text:span></text:p>
      <text:p text:style-name="Code"><text:span text:style-name="T381"><text:s text:c="5"/></text:span><text:span text:style-name="T384">'\n'</text:span><text:span text:style-name="T381"> </text:span><text:span text:style-name="T383">{</text:span><text:span text:style-name="T381"> token lexbuf </text:span><text:span text:style-name="T383">}</text:span></text:p>
      <text:p text:style-name="Code"><text:span text:style-name="T381"><text:s text:c="4"/></text:span><text:span text:style-name="T383">|</text:span><text:span text:style-name="T381"> eof </text:span><text:span text:style-name="T383">{</text:span><text:span text:style-name="T381"> </text:span><text:span text:style-name="T204">EOF</text:span><text:span text:style-name="T381"> </text:span><text:span text:style-name="T383">}</text:span></text:p>
      <text:p text:style-name="Code"><text:span text:style-name="T381"><text:s text:c="4"/></text:span><text:span text:style-name="T383">|</text:span><text:span text:style-name="T381"> </text:span><text:span text:style-name="T383">_</text:span><text:span text:style-name="T381"> <text:s text:c="2"/></text:span><text:span text:style-name="T383">{</text:span><text:span text:style-name="T381"> comment lexbuf </text:span><text:span text:style-name="T383">}</text:span></text:p>
      <text:h text:style-name="P482" text:outline-level="2"><text:bookmark-start text:name="__RefHeading___Toc6989_1798352569"/>parser.mly<text:bookmark-end text:name="__RefHeading___Toc6989_1798352569"/></text:h>
      <text:p text:style-name="Code"><text:span text:style-name="T383">%{</text:span><text:span text:style-name="T381"> </text:span><text:span text:style-name="T382">open</text:span><text:span text:style-name="T381"> </text:span><text:span text:style-name="T204">Ast</text:span><text:span text:style-name="T381"> </text:span><text:span text:style-name="T383">%}</text:span></text:p>
      <text:p text:style-name="P296"/>
      <text:p text:style-name="Code"><text:span text:style-name="T383">%</text:span><text:span text:style-name="T381">token </text:span><text:span text:style-name="T204">WILDCARD</text:span></text:p>
      <text:p text:style-name="Code"><text:span text:style-name="T383">%</text:span><text:span text:style-name="T381">token </text:span><text:span text:style-name="T204">LPAREN</text:span><text:span text:style-name="T381"> </text:span><text:span text:style-name="T204">RPAREN</text:span><text:span text:style-name="T381"> </text:span><text:span text:style-name="T204">LBRACE</text:span><text:span text:style-name="T381"> </text:span><text:span text:style-name="T204">RBRACE</text:span><text:span text:style-name="T381"> </text:span><text:span text:style-name="T204">LBRACK</text:span><text:span text:style-name="T381"> </text:span><text:span text:style-name="T204">RBRACK</text:span><text:span text:style-name="T381"> </text:span><text:span text:style-name="T204">LANGLE</text:span><text:span text:style-name="T381"> </text:span><text:span text:style-name="T204">RANGLE</text:span></text:p>
      <text:p text:style-name="Code"><text:span text:style-name="T383">%</text:span><text:span text:style-name="T381">token </text:span><text:span text:style-name="T204">MAIN</text:span><text:span text:style-name="T381"> </text:span><text:span text:style-name="T204">FUNCTION</text:span><text:span text:style-name="T381"> </text:span><text:span text:style-name="T204">RETURN</text:span><text:span text:style-name="T381"> </text:span><text:span text:style-name="T204">VAR</text:span></text:p>
      <text:p text:style-name="Code"><text:span text:style-name="T383">%</text:span><text:span text:style-name="T381">token </text:span><text:span text:style-name="T204">FOR</text:span><text:span text:style-name="T381"> </text:span><text:span text:style-name="T204">IN</text:span><text:span text:style-name="T381"> </text:span><text:span text:style-name="T204">WHILE</text:span><text:span text:style-name="T381"> </text:span><text:span text:style-name="T204">MATCH</text:span><text:span text:style-name="T381"> </text:span><text:span text:style-name="T204">ARM</text:span><text:span text:style-name="T381"> </text:span><text:span text:style-name="T204">IF</text:span><text:span text:style-name="T381"> </text:span><text:span text:style-name="T204">ELSE</text:span><text:span text:style-name="T381"> </text:span><text:span text:style-name="T204">ELIF</text:span></text:p>
      <text:p text:style-name="Code"><text:span text:style-name="T383">%</text:span><text:span text:style-name="T381">token </text:span><text:span text:style-name="T204">DOT</text:span><text:span text:style-name="T381"> </text:span><text:span text:style-name="T204">COMMA</text:span><text:span text:style-name="T381"> </text:span><text:span text:style-name="T204">COLON</text:span><text:span text:style-name="T381"> </text:span><text:span text:style-name="T204">SEMICOLON</text:span><text:span text:style-name="T381"> </text:span><text:span text:style-name="T204">ASSIGN</text:span></text:p>
      <text:p text:style-name="Code"><text:span text:style-name="T383">%</text:span><text:span text:style-name="T381">token </text:span><text:span text:style-name="T204">PLUS</text:span><text:span text:style-name="T381"> </text:span><text:span text:style-name="T204">MINUS</text:span><text:span text:style-name="T381"> </text:span><text:span text:style-name="T204">TIMES</text:span><text:span text:style-name="T381"> </text:span><text:span text:style-name="T204">DIV</text:span><text:span text:style-name="T381"> </text:span><text:span text:style-name="T204">REM</text:span></text:p>
      <text:p text:style-name="Code"><text:span text:style-name="T383">%</text:span><text:span text:style-name="T381">token </text:span><text:span text:style-name="T204">LSHIFT</text:span><text:span text:style-name="T381"> </text:span><text:span text:style-name="T204">RSHIFT</text:span><text:span text:style-name="T381"> </text:span><text:span text:style-name="T204">BWOR</text:span><text:span text:style-name="T381"> </text:span><text:span text:style-name="T204">BWAND</text:span><text:span text:style-name="T381"> </text:span><text:span text:style-name="T204">BWNOT</text:span></text:p>
      <text:p text:style-name="Code"><text:span text:style-name="T383">%</text:span><text:span text:style-name="T381">token </text:span><text:span text:style-name="T204">AND</text:span><text:span text:style-name="T381"> </text:span><text:span text:style-name="T204">OR</text:span><text:span text:style-name="T381"> </text:span><text:span text:style-name="T204">NOT</text:span></text:p>
      <text:p text:style-name="Code"><text:span text:style-name="T383">%</text:span><text:span text:style-name="T381">token </text:span><text:span text:style-name="T204">LT</text:span><text:span text:style-name="T381"> </text:span><text:span text:style-name="T204">LTEQ</text:span><text:span text:style-name="T381"> </text:span><text:span text:style-name="T204">EQ</text:span><text:span text:style-name="T381"> </text:span><text:span text:style-name="T204">NEQ</text:span><text:span text:style-name="T381"> </text:span><text:span text:style-name="T204">GT</text:span><text:span text:style-name="T381"> </text:span><text:span text:style-name="T204">GTEQ</text:span></text:p>
      <text:p text:style-name="Code"><text:span text:style-name="T383">%</text:span><text:span text:style-name="T381">token </text:span><text:span text:style-name="T383">&lt;</text:span><text:span text:style-name="T387">string</text:span><text:span text:style-name="T383">&gt;</text:span><text:span text:style-name="T381"> </text:span><text:span text:style-name="T204">ID</text:span></text:p>
      <text:p text:style-name="Code"><text:span text:style-name="T383">%</text:span><text:span text:style-name="T381">token </text:span><text:span text:style-name="T383">&lt;</text:span><text:span text:style-name="T387">bool</text:span><text:span text:style-name="T381"> </text:span><text:span text:style-name="T383">*</text:span><text:span text:style-name="T381"> </text:span><text:span text:style-name="T387">int</text:span><text:span text:style-name="T383">&gt;</text:span><text:span text:style-name="T381"> </text:span><text:span text:style-name="T204">INT_T</text:span></text:p>
      <text:p text:style-name="Code"><text:span text:style-name="T383">%</text:span><text:span text:style-name="T381">token </text:span><text:span text:style-name="T383">&lt;</text:span><text:span text:style-name="T387">int</text:span><text:span text:style-name="T383">&gt;</text:span><text:span text:style-name="T381"> </text:span><text:span text:style-name="T204">FLOAT_T</text:span></text:p>
      <text:p text:style-name="Code"><text:span text:style-name="T383">%</text:span><text:span text:style-name="T381">token </text:span><text:span text:style-name="T204">STRING_T</text:span></text:p>
      <text:p text:style-name="Code"><text:span text:style-name="T383">%</text:span><text:span text:style-name="T381">token </text:span><text:span text:style-name="T204">BOOL_T</text:span></text:p>
      <text:p text:style-name="Code"><text:span text:style-name="T383">%</text:span><text:span text:style-name="T381">token </text:span><text:span text:style-name="T204">NONE_T</text:span></text:p>
      <text:p text:style-name="Code"><text:span text:style-name="T383">%</text:span><text:span text:style-name="T381">token </text:span><text:span text:style-name="T383">&lt;</text:span><text:span text:style-name="T387">int</text:span><text:span text:style-name="T383">&gt;</text:span><text:span text:style-name="T381"> </text:span><text:span text:style-name="T204">INT</text:span></text:p>
      <text:p text:style-name="Code"><text:span text:style-name="T383">%</text:span><text:span text:style-name="T381">token </text:span><text:span text:style-name="T383">&lt;</text:span><text:span text:style-name="T387">float</text:span><text:span text:style-name="T383">&gt;</text:span><text:span text:style-name="T381"> </text:span><text:span text:style-name="T204">FLOAT</text:span></text:p>
      <text:p text:style-name="Code"><text:span text:style-name="T383">%</text:span><text:span text:style-name="T381">token </text:span><text:span text:style-name="T383">&lt;</text:span><text:span text:style-name="T387">string</text:span><text:span text:style-name="T383">&gt;</text:span><text:span text:style-name="T381"> </text:span><text:span text:style-name="T204">STRING</text:span></text:p>
      <text:p text:style-name="Code"><text:span text:style-name="T383">%</text:span><text:span text:style-name="T381">token </text:span><text:span text:style-name="T383">&lt;</text:span><text:span text:style-name="T387">bool</text:span><text:span text:style-name="T383">&gt;</text:span><text:span text:style-name="T381"> </text:span><text:span text:style-name="T204">BOOL</text:span></text:p>
      <text:p text:style-name="Code"><text:span text:style-name="T383">%</text:span><text:span text:style-name="T381">token </text:span><text:span text:style-name="T204">EOF</text:span></text:p>
      <text:p text:style-name="P296"/>
      <text:p text:style-name="Code"><text:span text:style-name="T383">%</text:span><text:span text:style-name="T381">right </text:span><text:span text:style-name="T204">AT</text:span></text:p>
      <text:p text:style-name="Code"><text:span text:style-name="T383">%</text:span><text:span text:style-name="T381">right </text:span><text:span text:style-name="T204">COMMA</text:span></text:p>
      <text:p text:style-name="Code"><text:span text:style-name="T383">%</text:span><text:span text:style-name="T381">right </text:span><text:span text:style-name="T204">ASSIGN</text:span></text:p>
      <text:p text:style-name="Code"><text:span text:style-name="T383">%</text:span><text:span text:style-name="T381">left </text:span><text:span text:style-name="T204">OR</text:span></text:p>
      <text:p text:style-name="Code"><text:span text:style-name="T383">%</text:span><text:span text:style-name="T381">left </text:span><text:span text:style-name="T204">BWOR</text:span></text:p>
      <text:p text:style-name="Code"><text:span text:style-name="T383">%</text:span><text:span text:style-name="T381">left </text:span><text:span text:style-name="T204">AND</text:span></text:p>
      <text:p text:style-name="Code"><text:span text:style-name="T383">%</text:span><text:span text:style-name="T381">left </text:span><text:span text:style-name="T204">BWAND</text:span></text:p>
      <text:p text:style-name="Code"><text:span text:style-name="T383">%</text:span><text:span text:style-name="T381">left </text:span><text:span text:style-name="T204">EQ</text:span><text:span text:style-name="T381"> </text:span><text:span text:style-name="T204">NEQ</text:span></text:p>
      <text:p text:style-name="Code"><text:span text:style-name="T383">%</text:span><text:span text:style-name="T381">left </text:span><text:span text:style-name="T204">LT</text:span><text:span text:style-name="T381"> </text:span><text:span text:style-name="T204">LTEQ</text:span><text:span text:style-name="T381"> </text:span><text:span text:style-name="T204">GT</text:span><text:span text:style-name="T381"> </text:span><text:span text:style-name="T204">GTEQ</text:span></text:p>
      <text:p text:style-name="Code"><text:span text:style-name="T383">%</text:span><text:span text:style-name="T381">left </text:span><text:span text:style-name="T204">LSHIFT</text:span><text:span text:style-name="T381"> </text:span><text:span text:style-name="T204">RSHIFT</text:span></text:p>
      <text:p text:style-name="Code"><text:span text:style-name="T383">%</text:span><text:span text:style-name="T381">left </text:span><text:span text:style-name="T204">PLUS</text:span><text:span text:style-name="T381"> </text:span><text:span text:style-name="T204">MINUS</text:span></text:p>
      <text:p text:style-name="Code"><text:span text:style-name="T383">%</text:span><text:span text:style-name="T381">left </text:span><text:span text:style-name="T204">TIMES</text:span><text:span text:style-name="T381"> </text:span><text:span text:style-name="T204">DIV</text:span><text:span text:style-name="T381"> </text:span><text:span text:style-name="T204">REM</text:span></text:p>
      <text:p text:style-name="Code"><text:span text:style-name="T383">%</text:span><text:span text:style-name="T381">right </text:span><text:span text:style-name="T204">NOT</text:span><text:span text:style-name="T381"> </text:span><text:span text:style-name="T204">BWNOT</text:span></text:p>
      <text:p text:style-name="Code"><text:span text:style-name="T383">%</text:span><text:span text:style-name="T381">left </text:span><text:span text:style-name="T204">DOT</text:span><text:span text:style-name="T381"> </text:span><text:span text:style-name="T204">LBRACK</text:span><text:span text:style-name="T381"> </text:span><text:span text:style-name="T204">RBRACK</text:span></text:p>
      <text:p text:style-name="P296"/>
      <text:p text:style-name="Code"><text:span text:style-name="T383">%</text:span><text:span text:style-name="T381">start program</text:span></text:p>
      <text:p text:style-name="Code"><text:span text:style-name="T383">%</text:span><text:span text:style-name="T382">type</text:span><text:span text:style-name="T381"> </text:span><text:span text:style-name="T383">&lt;</text:span><text:span text:style-name="T204">Ast</text:span><text:span text:style-name="T381">.program</text:span><text:span text:style-name="T383">&gt;</text:span><text:span text:style-name="T381"> program</text:span></text:p>
      <text:p text:style-name="P296"/>
      <text:p text:style-name="P297">%%</text:p>
      <text:p text:style-name="P296"/>
      <text:p text:style-name="Code"><text:span text:style-name="T381">typename</text:span><text:span text:style-name="T383">:</text:span></text:p>
      <text:p text:style-name="Code"><text:span text:style-name="T381"><text:s text:c="4"/></text:span><text:span text:style-name="T204">INT_T</text:span><text:span text:style-name="T381"> <text:s text:c="12"/></text:span><text:span text:style-name="T383">{</text:span><text:span text:style-name="T381"> </text:span><text:span text:style-name="T204">TInt</text:span><text:span text:style-name="T381"> </text:span><text:span text:style-name="T383">$1</text:span><text:span text:style-name="T381"> <text:s text:c="4"/></text:span><text:span text:style-name="T383">}</text:span></text:p>
      <text:p text:style-name="Code"><text:span text:style-name="T381"><text:s text:c="2"/></text:span><text:span text:style-name="T383">|</text:span><text:span text:style-name="T381"> </text:span><text:span text:style-name="T204">FLOAT_T</text:span><text:span text:style-name="T381"> <text:s text:c="10"/></text:span><text:span text:style-name="T383">{</text:span><text:span text:style-name="T381"> </text:span><text:span text:style-name="T204">TFloat</text:span><text:span text:style-name="T381"> </text:span><text:span text:style-name="T383">$1</text:span><text:span text:style-name="T381"> <text:s text:c="2"/></text:span><text:span text:style-name="T383">}</text:span></text:p>
      <text:p text:style-name="Code"><text:span text:style-name="T381"><text:s text:c="2"/></text:span><text:span text:style-name="T383">|</text:span><text:span text:style-name="T381"> </text:span><text:span text:style-name="T204">STRING_T</text:span><text:span text:style-name="T381"> <text:s text:c="9"/></text:span><text:span text:style-name="T383">{</text:span><text:span text:style-name="T381"> </text:span><text:span text:style-name="T204">TString</text:span><text:span text:style-name="T381"> <text:s text:c="4"/></text:span><text:span text:style-name="T383">}</text:span></text:p>
      <text:p text:style-name="Code"><text:span text:style-name="T381"><text:s text:c="2"/></text:span><text:span text:style-name="T383">|</text:span><text:span text:style-name="T381"> </text:span><text:span text:style-name="T204">BOOL_T</text:span><text:span text:style-name="T381"> <text:s text:c="11"/></text:span><text:span text:style-name="T383">{</text:span><text:span text:style-name="T381"> </text:span><text:span text:style-name="T204">TBool</text:span><text:span text:style-name="T381"> <text:s text:c="6"/></text:span><text:span text:style-name="T383">}</text:span></text:p>
      <text:p text:style-name="Code"><text:span text:style-name="T381"><text:s text:c="2"/></text:span><text:span text:style-name="T383">|</text:span><text:span text:style-name="T381"> </text:span><text:span text:style-name="T204">NONE_T</text:span><text:span text:style-name="T381"> <text:s text:c="11"/></text:span><text:span text:style-name="T383">{</text:span><text:span text:style-name="T381"> </text:span><text:span text:style-name="T204">TNone</text:span><text:span text:style-name="T381"> <text:s text:c="6"/></text:span><text:span text:style-name="T383">}</text:span></text:p>
      <text:p text:style-name="P296"/>
      <text:p text:style-name="Code"><text:soft-page-break/><text:span text:style-name="T381">type_</text:span><text:span text:style-name="T383">:</text:span></text:p>
      <text:p text:style-name="Code"><text:span text:style-name="T381"><text:s text:c="4"/>typename <text:s text:c="19"/></text:span><text:span text:style-name="T383">{</text:span><text:span text:style-name="T381"> </text:span><text:span text:style-name="T204">ScalarType</text:span><text:span text:style-name="T381"> </text:span><text:span text:style-name="T383">$1</text:span><text:span text:style-name="T381"> <text:s text:c="9"/></text:span><text:span text:style-name="T383">}</text:span></text:p>
      <text:p text:style-name="Code"><text:span text:style-name="T381"><text:s text:c="2"/></text:span><text:span text:style-name="T383">|</text:span><text:span text:style-name="T381"> typename </text:span><text:span text:style-name="T204">LBRACK</text:span><text:span text:style-name="T381"> </text:span><text:span text:style-name="T204">RBRACK</text:span><text:span text:style-name="T381"> <text:s text:c="5"/></text:span><text:span text:style-name="T383">{</text:span><text:span text:style-name="T381"> </text:span><text:span text:style-name="T204">ArrayType</text:span><text:span text:style-name="T383">($1,</text:span><text:span text:style-name="T381"> </text:span><text:span text:style-name="T204">None</text:span><text:span text:style-name="T383">)</text:span><text:span text:style-name="T381"> <text:s text:c="3"/></text:span><text:span text:style-name="T383">}</text:span></text:p>
      <text:p text:style-name="Code"><text:span text:style-name="T381"><text:s text:c="2"/></text:span><text:span text:style-name="T383">|</text:span><text:span text:style-name="T381"> typename </text:span><text:span text:style-name="T204">LBRACK</text:span><text:span text:style-name="T381"> expr </text:span><text:span text:style-name="T204">RBRACK</text:span><text:span text:style-name="T381"> </text:span><text:span text:style-name="T383">{</text:span><text:span text:style-name="T381"> </text:span><text:span text:style-name="T204">ArrayType</text:span><text:span text:style-name="T383">($1,</text:span><text:span text:style-name="T381"> </text:span><text:span text:style-name="T204">Some</text:span><text:span text:style-name="T381"> </text:span><text:span text:style-name="T383">$3)</text:span><text:span text:style-name="T381"> </text:span><text:span text:style-name="T383">}</text:span></text:p>
      <text:p text:style-name="P296"/>
      <text:p text:style-name="Code"><text:span text:style-name="T381">param</text:span><text:span text:style-name="T383">:</text:span></text:p>
      <text:p text:style-name="Code"><text:span text:style-name="T381"><text:s text:c="4"/></text:span><text:span text:style-name="T204">ID</text:span><text:span text:style-name="T381"> </text:span><text:span text:style-name="T204">COLON</text:span><text:span text:style-name="T381"> type_ </text:span><text:span text:style-name="T383">{</text:span><text:span text:style-name="T381"> </text:span><text:span text:style-name="T204">Param</text:span><text:span text:style-name="T383">($1,</text:span><text:span text:style-name="T381"> </text:span><text:span text:style-name="T383">$3)</text:span><text:span text:style-name="T381"> </text:span><text:span text:style-name="T383">}</text:span></text:p>
      <text:p text:style-name="P296"/>
      <text:p text:style-name="Code"><text:span text:style-name="T381">params</text:span><text:span text:style-name="T383">:</text:span></text:p>
      <text:p text:style-name="Code"><text:span text:style-name="T381"><text:s text:c="4"/>param <text:s text:c="13"/></text:span><text:span text:style-name="T383">{</text:span><text:span text:style-name="T381"> </text:span><text:span text:style-name="T383">[$1]</text:span><text:span text:style-name="T381"> <text:s text:c="4"/></text:span><text:span text:style-name="T383">}</text:span></text:p>
      <text:p text:style-name="Code"><text:span text:style-name="T381"><text:s text:c="2"/></text:span><text:span text:style-name="T383">|</text:span><text:span text:style-name="T381"> params </text:span><text:span text:style-name="T204">COMMA</text:span><text:span text:style-name="T381"> param </text:span><text:span text:style-name="T383">{</text:span><text:span text:style-name="T381"> </text:span><text:span text:style-name="T383">$3</text:span><text:span text:style-name="T381"> </text:span><text:span text:style-name="T383">::</text:span><text:span text:style-name="T381"> </text:span><text:span text:style-name="T383">$1</text:span><text:span text:style-name="T381"> </text:span><text:span text:style-name="T383">}</text:span></text:p>
      <text:p text:style-name="P296"/>
      <text:p text:style-name="Code"><text:span text:style-name="T381">params_opt</text:span><text:span text:style-name="T383">:</text:span></text:p>
      <text:p text:style-name="Code"><text:span text:style-name="T381"><text:s text:c="4"/></text:span><text:span text:style-name="T204">LPAREN</text:span><text:span text:style-name="T381"> </text:span><text:span text:style-name="T204">RPAREN</text:span><text:span text:style-name="T381"> <text:s text:c="7"/></text:span><text:span text:style-name="T383">{</text:span><text:span text:style-name="T381"> </text:span><text:span text:style-name="T382">[]</text:span><text:span text:style-name="T381"> </text:span><text:span text:style-name="T383">}</text:span></text:p>
      <text:p text:style-name="Code"><text:span text:style-name="T381"><text:s text:c="2"/></text:span><text:span text:style-name="T383">|</text:span><text:span text:style-name="T381"> </text:span><text:span text:style-name="T204">LPAREN</text:span><text:span text:style-name="T381"> params </text:span><text:span text:style-name="T204">RPAREN</text:span><text:span text:style-name="T381"> </text:span><text:span text:style-name="T383">{</text:span><text:span text:style-name="T381"> </text:span><text:span text:style-name="T383">$2</text:span><text:span text:style-name="T381"> </text:span><text:span text:style-name="T383">}</text:span></text:p>
      <text:p text:style-name="P296"/>
      <text:p text:style-name="Code"><text:span text:style-name="T381">var</text:span><text:span text:style-name="T383">:</text:span></text:p>
      <text:p text:style-name="Code"><text:span text:style-name="T381"><text:s text:c="4"/></text:span><text:span text:style-name="T204">VAR</text:span><text:span text:style-name="T381"> </text:span><text:span text:style-name="T204">ID</text:span><text:span text:style-name="T381"> </text:span><text:span text:style-name="T204">COLON</text:span><text:span text:style-name="T381"> type_ </text:span><text:span text:style-name="T204">ASSIGN</text:span><text:span text:style-name="T381"> expr </text:span><text:span text:style-name="T204">SEMICOLON</text:span><text:span text:style-name="T381"> </text:span><text:span text:style-name="T383">{</text:span><text:span text:style-name="T381"> <text:s/></text:span><text:span text:style-name="T204">Var</text:span><text:span text:style-name="T383">($2,</text:span><text:span text:style-name="T381"> </text:span><text:span text:style-name="T204">Some</text:span><text:span text:style-name="T381"> </text:span><text:span text:style-name="T383">$4,</text:span><text:span text:style-name="T381"> </text:span><text:span text:style-name="T204">Some</text:span><text:span text:style-name="T381"> </text:span><text:span text:style-name="T383">$6)</text:span><text:span text:style-name="T381"> </text:span><text:span text:style-name="T383">}</text:span></text:p>
      <text:p text:style-name="Code"><text:span text:style-name="T381"><text:s text:c="2"/></text:span><text:span text:style-name="T383">|</text:span><text:span text:style-name="T381"> </text:span><text:span text:style-name="T204">VAR</text:span><text:span text:style-name="T381"> </text:span><text:span text:style-name="T204">ID</text:span><text:span text:style-name="T381"> </text:span><text:span text:style-name="T204">COLON</text:span><text:span text:style-name="T381"> type_ <text:s text:c="12"/></text:span><text:span text:style-name="T204">SEMICOLON</text:span><text:span text:style-name="T381"> </text:span><text:span text:style-name="T383">{</text:span><text:span text:style-name="T381"> <text:s/></text:span><text:span text:style-name="T204">Var</text:span><text:span text:style-name="T383">($2,</text:span><text:span text:style-name="T381"> </text:span><text:span text:style-name="T204">Some</text:span><text:span text:style-name="T381"> </text:span><text:span text:style-name="T383">$4,</text:span><text:span text:style-name="T381"> </text:span><text:span text:style-name="T204">None</text:span><text:span text:style-name="T381"> <text:s text:c="2"/></text:span><text:span text:style-name="T383">)</text:span><text:span text:style-name="T381"> </text:span><text:span text:style-name="T383">}</text:span></text:p>
      <text:p text:style-name="Code"><text:span text:style-name="T381"><text:s text:c="2"/></text:span><text:span text:style-name="T383">|</text:span><text:span text:style-name="T381"> </text:span><text:span text:style-name="T204">VAR</text:span><text:span text:style-name="T381"> </text:span><text:span text:style-name="T204">ID</text:span><text:span text:style-name="T381"> <text:s text:c="12"/></text:span><text:span text:style-name="T204">ASSIGN</text:span><text:span text:style-name="T381"> expr </text:span><text:span text:style-name="T204">SEMICOLON</text:span><text:span text:style-name="T381"> </text:span><text:span text:style-name="T383">{</text:span><text:span text:style-name="T381"> <text:s/></text:span><text:span text:style-name="T204">Var</text:span><text:span text:style-name="T383">($2,</text:span><text:span text:style-name="T381"> </text:span><text:span text:style-name="T204">None</text:span><text:span text:style-name="T383">,</text:span><text:span text:style-name="T381"> <text:s text:c="3"/></text:span><text:span text:style-name="T204">Some</text:span><text:span text:style-name="T381"> </text:span><text:span text:style-name="T383">$4)</text:span><text:span text:style-name="T381"> </text:span><text:span text:style-name="T383">}</text:span></text:p>
      <text:p text:style-name="P296"/>
      <text:p text:style-name="Code"><text:span text:style-name="T381">match_</text:span><text:span text:style-name="T383">:</text:span></text:p>
      <text:p text:style-name="Code"><text:span text:style-name="T381"><text:s text:c="4"/></text:span><text:span text:style-name="T204">MATCH</text:span><text:span text:style-name="T381"> expr match_block </text:span><text:span text:style-name="T383">{</text:span><text:span text:style-name="T381"> </text:span><text:span text:style-name="T204">Match</text:span><text:span text:style-name="T383">($2,</text:span><text:span text:style-name="T381"> </text:span><text:span text:style-name="T383">$3)</text:span><text:span text:style-name="T381"> </text:span><text:span text:style-name="T383">}</text:span></text:p>
      <text:p text:style-name="P296"/>
      <text:p text:style-name="Code"><text:span text:style-name="T381">match_block</text:span><text:span text:style-name="T383">:</text:span></text:p>
      <text:p text:style-name="Code"><text:span text:style-name="T381"><text:s text:c="4"/></text:span><text:span text:style-name="T204">LBRACE</text:span><text:span text:style-name="T381"> match_arms </text:span><text:span text:style-name="T204">RBRACE</text:span><text:span text:style-name="T381"> </text:span><text:span text:style-name="T383">{</text:span><text:span text:style-name="T381"> </text:span><text:span text:style-name="T204">List</text:span><text:span text:style-name="T381">.rev </text:span><text:span text:style-name="T383">$2</text:span><text:span text:style-name="T381"> </text:span><text:span text:style-name="T383">}</text:span></text:p>
      <text:p text:style-name="P296"/>
      <text:p text:style-name="Code"><text:span text:style-name="T381">match_arms</text:span><text:span text:style-name="T383">:</text:span></text:p>
      <text:p text:style-name="Code"><text:span text:style-name="T381"><text:s text:c="4"/>match_arm <text:s text:c="11"/></text:span><text:span text:style-name="T383">{</text:span><text:span text:style-name="T381"> </text:span><text:span text:style-name="T383">[$1]</text:span><text:span text:style-name="T381"> <text:s text:c="4"/></text:span><text:span text:style-name="T383">}</text:span></text:p>
      <text:p text:style-name="Code"><text:span text:style-name="T381"><text:s text:c="2"/></text:span><text:span text:style-name="T383">|</text:span><text:span text:style-name="T381"> match_arms match_arm </text:span><text:span text:style-name="T383">{</text:span><text:span text:style-name="T381"> </text:span><text:span text:style-name="T383">$2</text:span><text:span text:style-name="T381"> </text:span><text:span text:style-name="T383">::</text:span><text:span text:style-name="T381"> </text:span><text:span text:style-name="T383">$1</text:span><text:span text:style-name="T381"> </text:span><text:span text:style-name="T383">}</text:span></text:p>
      <text:p text:style-name="P296"/>
      <text:p text:style-name="Code"><text:span text:style-name="T381">match_arm</text:span><text:span text:style-name="T383">:</text:span></text:p>
      <text:p text:style-name="Code"><text:span text:style-name="T381"><text:s text:c="4"/>expr </text:span><text:span text:style-name="T204">ARM</text:span><text:span text:style-name="T381"> block <text:s text:c="4"/></text:span><text:span text:style-name="T383">{</text:span><text:span text:style-name="T381"> </text:span><text:span text:style-name="T383">(</text:span><text:span text:style-name="T204">Some</text:span><text:span text:style-name="T381"> </text:span><text:span text:style-name="T383">$1,</text:span><text:span text:style-name="T381"> </text:span><text:span text:style-name="T383">$3)</text:span><text:span text:style-name="T381"> </text:span><text:span text:style-name="T383">}</text:span></text:p>
      <text:p text:style-name="Code"><text:span text:style-name="T381"><text:s text:c="2"/></text:span><text:span text:style-name="T383">|</text:span><text:span text:style-name="T381"> </text:span><text:span text:style-name="T204">WILDCARD</text:span><text:span text:style-name="T381"> </text:span><text:span text:style-name="T204">ARM</text:span><text:span text:style-name="T381"> block </text:span><text:span text:style-name="T383">{</text:span><text:span text:style-name="T381"> </text:span><text:span text:style-name="T383">(</text:span><text:span text:style-name="T204">None</text:span><text:span text:style-name="T383">,</text:span><text:span text:style-name="T381"> <text:s text:c="3"/></text:span><text:span text:style-name="T383">$3)</text:span><text:span text:style-name="T381"> </text:span><text:span text:style-name="T383">}</text:span></text:p>
      <text:p text:style-name="P296"/>
      <text:p text:style-name="Code"><text:span text:style-name="T381">if_</text:span><text:span text:style-name="T383">:</text:span></text:p>
      <text:p text:style-name="Code"><text:span text:style-name="T381"><text:s text:c="4"/></text:span><text:span text:style-name="T204">IF</text:span><text:span text:style-name="T381"> expr block </text:span><text:span text:style-name="T383">{</text:span><text:span text:style-name="T381"> </text:span><text:span text:style-name="T383">[(</text:span><text:span text:style-name="T204">Some</text:span><text:span text:style-name="T381"> </text:span><text:span text:style-name="T383">$2,</text:span><text:span text:style-name="T381"> </text:span><text:span text:style-name="T383">$3)]</text:span><text:span text:style-name="T381"> </text:span><text:span text:style-name="T383">}</text:span></text:p>
      <text:p text:style-name="P296"/>
      <text:p text:style-name="Code"><text:span text:style-name="T381">opt_elseifs</text:span><text:span text:style-name="T383">:</text:span></text:p>
      <text:p text:style-name="Code"><text:span text:style-name="T381"><text:s text:c="4"/></text:span><text:span text:style-name="T383">/*</text:span><text:span text:style-name="T381"> empty </text:span><text:span text:style-name="T383">*/</text:span><text:span text:style-name="T381"> </text:span><text:span text:style-name="T383">{</text:span><text:span text:style-name="T381"> </text:span><text:span text:style-name="T382">[]</text:span><text:span text:style-name="T381"> </text:span><text:span text:style-name="T383">}</text:span></text:p>
      <text:p text:style-name="Code"><text:span text:style-name="T381"><text:s text:c="2"/></text:span><text:span text:style-name="T383">|</text:span><text:span text:style-name="T381"> elseifs <text:s text:c="4"/></text:span><text:span text:style-name="T383">{</text:span><text:span text:style-name="T381"> </text:span><text:span text:style-name="T383">$1</text:span><text:span text:style-name="T381"> </text:span><text:span text:style-name="T383">}</text:span></text:p>
      <text:p text:style-name="P296"/>
      <text:p text:style-name="Code"><text:span text:style-name="T381">elseifs</text:span><text:span text:style-name="T383">:</text:span></text:p>
      <text:p text:style-name="Code"><text:span text:style-name="T381"><text:s text:c="4"/>elseif <text:s text:c="8"/></text:span><text:span text:style-name="T383">{</text:span><text:span text:style-name="T381"> </text:span><text:span text:style-name="T383">[$1]</text:span><text:span text:style-name="T381"> <text:s text:c="2"/></text:span><text:span text:style-name="T383">}</text:span></text:p>
      <text:p text:style-name="Code"><text:span text:style-name="T381"><text:s text:c="2"/></text:span><text:span text:style-name="T383">|</text:span><text:span text:style-name="T381"> elseifs elseif </text:span><text:span text:style-name="T383">{</text:span><text:span text:style-name="T381"> </text:span><text:span text:style-name="T383">$2::$1</text:span><text:span text:style-name="T381"> </text:span><text:span text:style-name="T383">}</text:span></text:p>
      <text:p text:style-name="P296"/>
      <text:p text:style-name="Code"><text:span text:style-name="T381">elseif</text:span><text:span text:style-name="T383">:</text:span></text:p>
      <text:p text:style-name="Code"><text:span text:style-name="T381"><text:s text:c="4"/></text:span><text:span text:style-name="T204">ELIF</text:span><text:span text:style-name="T381"> expr block </text:span><text:span text:style-name="T383">{</text:span><text:span text:style-name="T381"> </text:span><text:span text:style-name="T383">(</text:span><text:span text:style-name="T204">Some</text:span><text:span text:style-name="T381"> </text:span><text:span text:style-name="T383">$2,</text:span><text:span text:style-name="T381"> </text:span><text:span text:style-name="T383">$3)</text:span><text:span text:style-name="T381"> </text:span><text:span text:style-name="T383">}</text:span></text:p>
      <text:p text:style-name="P296"/>
      <text:p text:style-name="Code"><text:span text:style-name="T381">opt_else</text:span><text:span text:style-name="T383">:</text:span></text:p>
      <text:p text:style-name="Code"><text:span text:style-name="T381"><text:s text:c="4"/></text:span><text:span text:style-name="T383">/*</text:span><text:span text:style-name="T381"> empty </text:span><text:span text:style-name="T383">*/</text:span><text:span text:style-name="T381"> <text:s text:c="4"/></text:span><text:span text:style-name="T383">{</text:span><text:span text:style-name="T381"> </text:span><text:span text:style-name="T382">[]</text:span><text:span text:style-name="T381"> </text:span><text:span text:style-name="T383">}</text:span></text:p>
      <text:p text:style-name="Code"><text:span text:style-name="T381"><text:s text:c="2"/></text:span><text:span text:style-name="T383">|</text:span><text:span text:style-name="T381"> </text:span><text:span text:style-name="T204">ELSE</text:span><text:span text:style-name="T381"> block <text:s text:c="5"/></text:span><text:span text:style-name="T383">{</text:span><text:span text:style-name="T381"> </text:span><text:span text:style-name="T383">[(</text:span><text:span text:style-name="T204">None</text:span><text:span text:style-name="T383">,</text:span><text:span text:style-name="T381"> </text:span><text:span text:style-name="T383">$2)]</text:span><text:span text:style-name="T381"> </text:span><text:span text:style-name="T383">}</text:span></text:p>
      <text:p text:style-name="P296"/>
      <text:p text:style-name="Code"><text:span text:style-name="T381">conditional</text:span><text:span text:style-name="T383">:</text:span></text:p>
      <text:p text:style-name="Code"><text:soft-page-break/><text:span text:style-name="T381"><text:s text:c="4"/>if_ opt_elseifs opt_else </text:span><text:span text:style-name="T383">{</text:span><text:span text:style-name="T381"> </text:span><text:span text:style-name="T204">Cond</text:span><text:span text:style-name="T383">($1</text:span><text:span text:style-name="T381"> </text:span><text:span text:style-name="T383">@</text:span><text:span text:style-name="T381"> </text:span><text:span text:style-name="T383">(</text:span><text:span text:style-name="T204">List</text:span><text:span text:style-name="T381">.rev </text:span><text:span text:style-name="T383">$2)</text:span><text:span text:style-name="T381"> </text:span><text:span text:style-name="T383">@</text:span><text:span text:style-name="T381"> </text:span><text:span text:style-name="T383">$3)</text:span><text:span text:style-name="T381"> </text:span><text:span text:style-name="T383">}</text:span></text:p>
      <text:p text:style-name="P296"/>
      <text:p text:style-name="Code"><text:span text:style-name="T381">expr_list</text:span><text:span text:style-name="T383">:</text:span></text:p>
      <text:p text:style-name="Code"><text:span text:style-name="T381"><text:s text:c="4"/></text:span><text:span text:style-name="T383">/*</text:span><text:span text:style-name="T381"> empty </text:span><text:span text:style-name="T383">*/</text:span><text:span text:style-name="T381"> <text:s text:c="9"/></text:span><text:span text:style-name="T383">{</text:span><text:span text:style-name="T381"> </text:span><text:span text:style-name="T382">[]</text:span><text:span text:style-name="T381"> <text:s text:c="4"/></text:span><text:span text:style-name="T383">}</text:span></text:p>
      <text:p text:style-name="Code"><text:span text:style-name="T381"><text:s text:c="2"/></text:span><text:span text:style-name="T383">|</text:span><text:span text:style-name="T381"> expr <text:s text:c="16"/></text:span><text:span text:style-name="T383">{</text:span><text:span text:style-name="T381"> </text:span><text:span text:style-name="T383">[$1]</text:span><text:span text:style-name="T381"> <text:s text:c="2"/></text:span><text:span text:style-name="T383">}</text:span></text:p>
      <text:p text:style-name="Code"><text:span text:style-name="T381"><text:s text:c="2"/></text:span><text:span text:style-name="T383">|</text:span><text:span text:style-name="T381"> expr_list </text:span><text:span text:style-name="T204">COMMA</text:span><text:span text:style-name="T381"> expr </text:span><text:span text:style-name="T383">{</text:span><text:span text:style-name="T381"> </text:span><text:span text:style-name="T383">$3::$1</text:span><text:span text:style-name="T381"> </text:span><text:span text:style-name="T383">}</text:span></text:p>
      <text:p text:style-name="P296"/>
      <text:p text:style-name="Code"><text:span text:style-name="T381">expr</text:span><text:span text:style-name="T383">:</text:span></text:p>
      <text:p text:style-name="Code"><text:span text:style-name="T381"><text:s text:c="4"/></text:span><text:span text:style-name="T204">INT</text:span><text:span text:style-name="T381"> <text:s text:c="3"/></text:span><text:span text:style-name="T383">{</text:span><text:span text:style-name="T381"> </text:span><text:span text:style-name="T204">LInt</text:span><text:span text:style-name="T381"> </text:span><text:span text:style-name="T383">$1</text:span><text:span text:style-name="T381"> <text:s text:c="4"/></text:span><text:span text:style-name="T383">}</text:span></text:p>
      <text:p text:style-name="Code"><text:span text:style-name="T381"><text:s text:c="2"/></text:span><text:span text:style-name="T383">|</text:span><text:span text:style-name="T381"> </text:span><text:span text:style-name="T204">FLOAT</text:span><text:span text:style-name="T381"> <text:s/></text:span><text:span text:style-name="T383">{</text:span><text:span text:style-name="T381"> </text:span><text:span text:style-name="T204">LFloat</text:span><text:span text:style-name="T381"> </text:span><text:span text:style-name="T383">$1</text:span><text:span text:style-name="T381"> <text:s text:c="2"/></text:span><text:span text:style-name="T383">}</text:span></text:p>
      <text:p text:style-name="Code"><text:span text:style-name="T381"><text:s text:c="2"/></text:span><text:span text:style-name="T383">|</text:span><text:span text:style-name="T381"> </text:span><text:span text:style-name="T204">STRING</text:span><text:span text:style-name="T381"> </text:span><text:span text:style-name="T383">{</text:span><text:span text:style-name="T381"> </text:span><text:span text:style-name="T204">LString</text:span><text:span text:style-name="T381"> </text:span><text:span text:style-name="T383">$1</text:span><text:span text:style-name="T381"> <text:s/></text:span><text:span text:style-name="T383">}</text:span></text:p>
      <text:p text:style-name="Code"><text:span text:style-name="T381"><text:s text:c="2"/></text:span><text:span text:style-name="T383">|</text:span><text:span text:style-name="T381"> </text:span><text:span text:style-name="T204">BOOL</text:span><text:span text:style-name="T381"> <text:s text:c="2"/></text:span><text:span text:style-name="T383">{</text:span><text:span text:style-name="T381"> </text:span><text:span text:style-name="T204">LBool</text:span><text:span text:style-name="T381"> </text:span><text:span text:style-name="T383">$1</text:span><text:span text:style-name="T381"> <text:s text:c="3"/></text:span><text:span text:style-name="T383">}</text:span></text:p>
      <text:p text:style-name="P296"/>
      <text:p text:style-name="Code"><text:span text:style-name="T381"><text:s text:c="2"/></text:span><text:span text:style-name="T383">|</text:span><text:span text:style-name="T381"> </text:span><text:span text:style-name="T204">LBRACK</text:span><text:span text:style-name="T381"> expr_list </text:span><text:span text:style-name="T204">RBRACK</text:span><text:span text:style-name="T381"> </text:span><text:span text:style-name="T383">{</text:span><text:span text:style-name="T381"> </text:span><text:span text:style-name="T204">LArray</text:span><text:span text:style-name="T383">(</text:span><text:span text:style-name="T204">List</text:span><text:span text:style-name="T381">.rev </text:span><text:span text:style-name="T383">$2)</text:span><text:span text:style-name="T381"> </text:span><text:span text:style-name="T383">}</text:span></text:p>
      <text:p text:style-name="P296"/>
      <text:p text:style-name="Code"><text:span text:style-name="T381"><text:s text:c="2"/></text:span><text:span text:style-name="T383">|</text:span><text:span text:style-name="T381"> expr </text:span><text:span text:style-name="T204">PLUS</text:span><text:span text:style-name="T381"> <text:s text:c="2"/>expr </text:span><text:span text:style-name="T383">{</text:span><text:span text:style-name="T381"> </text:span><text:span text:style-name="T204">Binop</text:span><text:span text:style-name="T383">($1,</text:span><text:span text:style-name="T381"> </text:span><text:span text:style-name="T204">Plus</text:span><text:span text:style-name="T383">,</text:span><text:span text:style-name="T381"> <text:s text:c="2"/></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MINUS</text:span><text:span text:style-name="T381"> <text:s/>expr </text:span><text:span text:style-name="T383">{</text:span><text:span text:style-name="T381"> </text:span><text:span text:style-name="T204">Binop</text:span><text:span text:style-name="T383">($1,</text:span><text:span text:style-name="T381"> </text:span><text:span text:style-name="T204">Minus</text:span><text:span text:style-name="T383">,</text:span><text:span text:style-name="T381"> <text:s/></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TIMES</text:span><text:span text:style-name="T381"> <text:s/>expr </text:span><text:span text:style-name="T383">{</text:span><text:span text:style-name="T381"> </text:span><text:span text:style-name="T204">Binop</text:span><text:span text:style-name="T383">($1,</text:span><text:span text:style-name="T381"> </text:span><text:span text:style-name="T204">Times</text:span><text:span text:style-name="T383">,</text:span><text:span text:style-name="T381"> <text:s/></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DIV</text:span><text:span text:style-name="T381"> <text:s text:c="3"/>expr </text:span><text:span text:style-name="T383">{</text:span><text:span text:style-name="T381"> </text:span><text:span text:style-name="T204">Binop</text:span><text:span text:style-name="T383">($1,</text:span><text:span text:style-name="T381"> </text:span><text:span text:style-name="T204">Div</text:span><text:span text:style-name="T383">,</text:span><text:span text:style-name="T381"> <text:s text:c="3"/></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REM</text:span><text:span text:style-name="T381"> <text:s text:c="3"/>expr </text:span><text:span text:style-name="T383">{</text:span><text:span text:style-name="T381"> </text:span><text:span text:style-name="T204">Binop</text:span><text:span text:style-name="T383">($1,</text:span><text:span text:style-name="T381"> </text:span><text:span text:style-name="T204">Rem</text:span><text:span text:style-name="T383">,</text:span><text:span text:style-name="T381"> <text:s text:c="3"/></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LSHIFT</text:span><text:span text:style-name="T381"> expr </text:span><text:span text:style-name="T383">{</text:span><text:span text:style-name="T381"> </text:span><text:span text:style-name="T204">Binop</text:span><text:span text:style-name="T383">($1,</text:span><text:span text:style-name="T381"> </text:span><text:span text:style-name="T204">LShift</text:span><text:span text:style-name="T383">,</text:span><text:span text:style-name="T381"> </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RSHIFT</text:span><text:span text:style-name="T381"> expr </text:span><text:span text:style-name="T383">{</text:span><text:span text:style-name="T381"> </text:span><text:span text:style-name="T204">Binop</text:span><text:span text:style-name="T383">($1,</text:span><text:span text:style-name="T381"> </text:span><text:span text:style-name="T204">RShift</text:span><text:span text:style-name="T383">,</text:span><text:span text:style-name="T381"> </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BWOR</text:span><text:span text:style-name="T381"> <text:s text:c="2"/>expr </text:span><text:span text:style-name="T383">{</text:span><text:span text:style-name="T381"> </text:span><text:span text:style-name="T204">Binop</text:span><text:span text:style-name="T383">($1,</text:span><text:span text:style-name="T381"> </text:span><text:span text:style-name="T204">BwOr</text:span><text:span text:style-name="T383">,</text:span><text:span text:style-name="T381"> <text:s text:c="2"/></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BWAND</text:span><text:span text:style-name="T381"> <text:s/>expr </text:span><text:span text:style-name="T383">{</text:span><text:span text:style-name="T381"> </text:span><text:span text:style-name="T204">Binop</text:span><text:span text:style-name="T383">($1,</text:span><text:span text:style-name="T381"> </text:span><text:span text:style-name="T204">BwAnd</text:span><text:span text:style-name="T383">,</text:span><text:span text:style-name="T381"> <text:s/></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AND</text:span><text:span text:style-name="T381"> <text:s text:c="3"/>expr </text:span><text:span text:style-name="T383">{</text:span><text:span text:style-name="T381"> </text:span><text:span text:style-name="T204">Binop</text:span><text:span text:style-name="T383">($1,</text:span><text:span text:style-name="T381"> </text:span><text:span text:style-name="T204">And</text:span><text:span text:style-name="T383">,</text:span><text:span text:style-name="T381"> <text:s text:c="3"/></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OR</text:span><text:span text:style-name="T381"> <text:s text:c="4"/>expr </text:span><text:span text:style-name="T383">{</text:span><text:span text:style-name="T381"> </text:span><text:span text:style-name="T204">Binop</text:span><text:span text:style-name="T383">($1,</text:span><text:span text:style-name="T381"> </text:span><text:span text:style-name="T204">Or</text:span><text:span text:style-name="T383">,</text:span><text:span text:style-name="T381"> <text:s text:c="4"/></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LT</text:span><text:span text:style-name="T381"> <text:s text:c="4"/>expr </text:span><text:span text:style-name="T383">{</text:span><text:span text:style-name="T381"> </text:span><text:span text:style-name="T204">Binop</text:span><text:span text:style-name="T383">($1,</text:span><text:span text:style-name="T381"> </text:span><text:span text:style-name="T204">Lt</text:span><text:span text:style-name="T383">,</text:span><text:span text:style-name="T381"> <text:s text:c="4"/></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LTEQ</text:span><text:span text:style-name="T381"> <text:s text:c="2"/>expr </text:span><text:span text:style-name="T383">{</text:span><text:span text:style-name="T381"> </text:span><text:span text:style-name="T204">Binop</text:span><text:span text:style-name="T383">($1,</text:span><text:span text:style-name="T381"> </text:span><text:span text:style-name="T204">LtEq</text:span><text:span text:style-name="T383">,</text:span><text:span text:style-name="T381"> <text:s text:c="2"/></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EQ</text:span><text:span text:style-name="T381"> <text:s text:c="4"/>expr </text:span><text:span text:style-name="T383">{</text:span><text:span text:style-name="T381"> </text:span><text:span text:style-name="T204">Binop</text:span><text:span text:style-name="T383">($1,</text:span><text:span text:style-name="T381"> </text:span><text:span text:style-name="T204">Eq</text:span><text:span text:style-name="T383">,</text:span><text:span text:style-name="T381"> <text:s text:c="4"/></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NEQ</text:span><text:span text:style-name="T381"> <text:s text:c="3"/>expr </text:span><text:span text:style-name="T383">{</text:span><text:span text:style-name="T381"> </text:span><text:span text:style-name="T204">Binop</text:span><text:span text:style-name="T383">($1,</text:span><text:span text:style-name="T381"> </text:span><text:span text:style-name="T204">NEq</text:span><text:span text:style-name="T383">,</text:span><text:span text:style-name="T381"> <text:s text:c="3"/></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GTEQ</text:span><text:span text:style-name="T381"> <text:s text:c="2"/>expr </text:span><text:span text:style-name="T383">{</text:span><text:span text:style-name="T381"> </text:span><text:span text:style-name="T204">Binop</text:span><text:span text:style-name="T383">($1,</text:span><text:span text:style-name="T381"> </text:span><text:span text:style-name="T204">GtEq</text:span><text:span text:style-name="T383">,</text:span><text:span text:style-name="T381"> <text:s text:c="2"/></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GT</text:span><text:span text:style-name="T381"> <text:s text:c="4"/>expr </text:span><text:span text:style-name="T383">{</text:span><text:span text:style-name="T381"> </text:span><text:span text:style-name="T204">Binop</text:span><text:span text:style-name="T383">($1,</text:span><text:span text:style-name="T381"> </text:span><text:span text:style-name="T204">Gt</text:span><text:span text:style-name="T383">,</text:span><text:span text:style-name="T381"> <text:s text:c="4"/></text:span><text:span text:style-name="T383">$3)</text:span><text:span text:style-name="T381"> </text:span><text:span text:style-name="T383">}</text:span></text:p>
      <text:p text:style-name="Code"><text:span text:style-name="T381"><text:s text:c="2"/></text:span><text:span text:style-name="T383">|</text:span><text:span text:style-name="T381"> <text:s text:c="5"/></text:span><text:span text:style-name="T204">MINUS</text:span><text:span text:style-name="T381"> <text:s/>expr </text:span><text:span text:style-name="T383">{</text:span><text:span text:style-name="T381"> </text:span><text:span text:style-name="T204">Unop</text:span><text:span text:style-name="T383">(</text:span><text:span text:style-name="T204">Neg</text:span><text:span text:style-name="T383">,</text:span><text:span text:style-name="T381"> <text:s text:c="2"/></text:span><text:span text:style-name="T383">$2)</text:span><text:span text:style-name="T381"> </text:span><text:span text:style-name="T383">}</text:span></text:p>
      <text:p text:style-name="Code"><text:span text:style-name="T381"><text:s text:c="2"/></text:span><text:span text:style-name="T383">|</text:span><text:span text:style-name="T381"> <text:s text:c="5"/></text:span><text:span text:style-name="T204">BWNOT</text:span><text:span text:style-name="T381"> <text:s/>expr </text:span><text:span text:style-name="T383">{</text:span><text:span text:style-name="T381"> </text:span><text:span text:style-name="T204">Unop</text:span><text:span text:style-name="T383">(</text:span><text:span text:style-name="T204">BwNot</text:span><text:span text:style-name="T383">,</text:span><text:span text:style-name="T381"> </text:span><text:span text:style-name="T383">$2)</text:span><text:span text:style-name="T381"> </text:span><text:span text:style-name="T383">}</text:span></text:p>
      <text:p text:style-name="Code"><text:span text:style-name="T381"><text:s text:c="2"/></text:span><text:span text:style-name="T383">|</text:span><text:span text:style-name="T381"> <text:s text:c="5"/></text:span><text:span text:style-name="T204">NOT</text:span><text:span text:style-name="T381"> <text:s text:c="3"/>expr </text:span><text:span text:style-name="T383">{</text:span><text:span text:style-name="T381"> </text:span><text:span text:style-name="T204">Unop</text:span><text:span text:style-name="T383">(</text:span><text:span text:style-name="T204">Not</text:span><text:span text:style-name="T383">,</text:span><text:span text:style-name="T381"> <text:s text:c="2"/></text:span><text:span text:style-name="T383">$2)</text:span><text:span text:style-name="T381"> </text:span><text:span text:style-name="T383">}</text:span></text:p>
      <text:p text:style-name="P296"/>
      <text:p text:style-name="Code"><text:span text:style-name="T381"><text:s text:c="2"/></text:span><text:span text:style-name="T383">|</text:span><text:span text:style-name="T381"> expr </text:span><text:span text:style-name="T204">LBRACK</text:span><text:span text:style-name="T381"> expr </text:span><text:span text:style-name="T204">RBRACK</text:span><text:span text:style-name="T381"> </text:span><text:span text:style-name="T383">{</text:span><text:span text:style-name="T381"> </text:span><text:span text:style-name="T204">Binop</text:span><text:span text:style-name="T383">($1,</text:span><text:span text:style-name="T381"> </text:span><text:span text:style-name="T204">Subscr</text:span><text:span text:style-name="T383">,</text:span><text:span text:style-name="T381"> </text:span><text:span text:style-name="T383">$3)</text:span><text:span text:style-name="T381"> </text:span><text:span text:style-name="T383">}</text:span></text:p>
      <text:p text:style-name="Code"><text:span text:style-name="T381"><text:s text:c="2"/></text:span><text:span text:style-name="T383">|</text:span><text:span text:style-name="T381"> expr </text:span><text:span text:style-name="T204">ASSIGN</text:span><text:span text:style-name="T381"> expr <text:s text:c="7"/></text:span><text:span text:style-name="T383">{</text:span><text:span text:style-name="T381"> </text:span><text:span text:style-name="T204">Binop</text:span><text:span text:style-name="T383">($1,</text:span><text:span text:style-name="T381"> </text:span><text:span text:style-name="T204">Assign</text:span><text:span text:style-name="T383">,</text:span><text:span text:style-name="T381"> </text:span><text:span text:style-name="T383">$3)</text:span><text:span text:style-name="T381"> </text:span><text:span text:style-name="T383">}</text:span></text:p>
      <text:p text:style-name="P296"/>
      <text:p text:style-name="Code"><text:span text:style-name="T381"><text:s text:c="2"/></text:span><text:span text:style-name="T383">|</text:span><text:span text:style-name="T381"> </text:span><text:span text:style-name="T204">LPAREN</text:span><text:span text:style-name="T381"> expr </text:span><text:span text:style-name="T204">RPAREN</text:span><text:span text:style-name="T381"> </text:span><text:span text:style-name="T383">{</text:span><text:span text:style-name="T381"> </text:span><text:span text:style-name="T383">$2</text:span><text:span text:style-name="T381"> </text:span><text:span text:style-name="T383">}</text:span></text:p>
      <text:p text:style-name="Code"><text:span text:style-name="T381"><text:s text:c="2"/></text:span><text:span text:style-name="T383">|</text:span><text:span text:style-name="T381"> match_ <text:s text:c="5"/></text:span><text:span text:style-name="T383">{</text:span><text:span text:style-name="T381"> </text:span><text:span text:style-name="T383">$1</text:span><text:span text:style-name="T381"> </text:span><text:span text:style-name="T383">}</text:span></text:p>
      <text:p text:style-name="Code"><text:span text:style-name="T381"><text:s text:c="2"/></text:span><text:span text:style-name="T383">|</text:span><text:span text:style-name="T381"> conditional </text:span><text:span text:style-name="T383">{</text:span><text:span text:style-name="T381"> </text:span><text:span text:style-name="T383">$1</text:span><text:span text:style-name="T381"> </text:span><text:span text:style-name="T383">}</text:span></text:p>
      <text:p text:style-name="P296"/>
      <text:p text:style-name="Code"><text:span text:style-name="T381"><text:s text:c="2"/></text:span><text:span text:style-name="T383">|</text:span><text:span text:style-name="T381"> </text:span><text:span text:style-name="T204">ID</text:span><text:span text:style-name="T381"> <text:s text:c="6"/></text:span><text:span text:style-name="T204">LPAREN</text:span><text:span text:style-name="T381"> expr_list </text:span><text:span text:style-name="T204">RPAREN</text:span><text:span text:style-name="T381"> </text:span><text:span text:style-name="T383">{</text:span><text:span text:style-name="T381"> </text:span><text:span text:style-name="T204">Call</text:span><text:span text:style-name="T383">($1,</text:span><text:span text:style-name="T381"> </text:span><text:span text:style-name="T204">List</text:span><text:span text:style-name="T381">.rev </text:span><text:span text:style-name="T383">$3)</text:span><text:span text:style-name="T381"> <text:s/></text:span><text:span text:style-name="T383">}</text:span></text:p>
      <text:p text:style-name="P296"/>
      <text:p text:style-name="Code"><text:span text:style-name="T381"><text:s text:c="2"/></text:span><text:span text:style-name="T383">|</text:span><text:span text:style-name="T381"> </text:span><text:span text:style-name="T204">ID</text:span><text:span text:style-name="T381"> <text:s text:c="6"/></text:span><text:span text:style-name="T383">{</text:span><text:span text:style-name="T381"> </text:span><text:span text:style-name="T204">Id</text:span><text:span text:style-name="T381"> </text:span><text:span text:style-name="T383">$1</text:span><text:span text:style-name="T381"> <text:s/></text:span><text:span text:style-name="T383">}</text:span></text:p>
      <text:p text:style-name="P296"/>
      <text:p text:style-name="Code"><text:span text:style-name="T381">block_stmt</text:span><text:span text:style-name="T383">:</text:span></text:p>
      <text:p text:style-name="Code"><text:span text:style-name="T381"><text:s text:c="4"/>expr </text:span><text:span text:style-name="T204">SEMICOLON</text:span><text:span text:style-name="T381"> <text:s text:c="15"/></text:span><text:span text:style-name="T383">{</text:span><text:span text:style-name="T381"> </text:span><text:span text:style-name="T204">Expr</text:span><text:span text:style-name="T381"> </text:span><text:span text:style-name="T383">$1</text:span><text:span text:style-name="T381"> <text:s text:c="9"/></text:span><text:span text:style-name="T383">}</text:span></text:p>
      <text:p text:style-name="Code"><text:span text:style-name="T381"><text:s text:c="2"/></text:span><text:span text:style-name="T383">|</text:span><text:span text:style-name="T381"> var <text:s text:c="26"/></text:span><text:span text:style-name="T383">{</text:span><text:span text:style-name="T381"> </text:span><text:span text:style-name="T204">LVar</text:span><text:span text:style-name="T381"> </text:span><text:span text:style-name="T383">$1</text:span><text:span text:style-name="T381"> <text:s text:c="9"/></text:span><text:span text:style-name="T383">}</text:span></text:p>
      <text:p text:style-name="Code"><text:span text:style-name="T381"><text:s text:c="2"/></text:span><text:span text:style-name="T383">|</text:span><text:span text:style-name="T381"> </text:span><text:span text:style-name="T204">RETURN</text:span><text:span text:style-name="T381"> expr </text:span><text:span text:style-name="T204">SEMICOLON</text:span><text:span text:style-name="T381"> <text:s text:c="8"/></text:span><text:span text:style-name="T383">{</text:span><text:span text:style-name="T381"> </text:span><text:span text:style-name="T204">Return</text:span><text:span text:style-name="T381"> </text:span><text:span text:style-name="T383">$2</text:span><text:span text:style-name="T381"> <text:s text:c="7"/></text:span><text:span text:style-name="T383">}</text:span></text:p>
      <text:p text:style-name="Code"><text:span text:style-name="T381"><text:s text:c="2"/></text:span><text:span text:style-name="T383">|</text:span><text:span text:style-name="T381"> </text:span><text:span text:style-name="T204">FOR</text:span><text:span text:style-name="T381"> </text:span><text:span text:style-name="T204">ID</text:span><text:span text:style-name="T381"> </text:span><text:span text:style-name="T204">COMMA</text:span><text:span text:style-name="T381"> </text:span><text:span text:style-name="T204">ID</text:span><text:span text:style-name="T381"> </text:span><text:span text:style-name="T204">IN</text:span><text:span text:style-name="T381"> expr block </text:span><text:span text:style-name="T383">{</text:span><text:span text:style-name="T381"> </text:span><text:span text:style-name="T204">For</text:span><text:span text:style-name="T383">($2,$4,$6,$7)</text:span><text:span text:style-name="T381"> </text:span><text:span text:style-name="T383">}</text:span></text:p>
      <text:p text:style-name="Code"><text:span text:style-name="T381"><text:s text:c="2"/></text:span><text:span text:style-name="T383">|</text:span><text:span text:style-name="T381"> </text:span><text:span text:style-name="T204">WHILE</text:span><text:span text:style-name="T381"> expr block <text:s text:c="13"/></text:span><text:span text:style-name="T383">{</text:span><text:span text:style-name="T381"> </text:span><text:span text:style-name="T204">While</text:span><text:span text:style-name="T383">($2,$3)</text:span><text:span text:style-name="T381"> <text:s text:c="4"/></text:span><text:span text:style-name="T383">}</text:span></text:p>
      <text:p text:style-name="P296"/>
      <text:p text:style-name="Code"><text:soft-page-break/><text:span text:style-name="T381">block_stmts</text:span><text:span text:style-name="T383">:</text:span></text:p>
      <text:p text:style-name="Code"><text:span text:style-name="T381"><text:s text:c="4"/>block_stmt <text:s text:c="12"/></text:span><text:span text:style-name="T383">{</text:span><text:span text:style-name="T381"> </text:span><text:span text:style-name="T383">[$1]</text:span><text:span text:style-name="T381"> </text:span><text:span text:style-name="T383">}</text:span></text:p>
      <text:p text:style-name="Code"><text:span text:style-name="T381"><text:s text:c="2"/></text:span><text:span text:style-name="T383">|</text:span><text:span text:style-name="T381"> block_stmts block_stmt </text:span><text:span text:style-name="T383">{</text:span><text:span text:style-name="T381"> </text:span><text:span text:style-name="T383">$2</text:span><text:span text:style-name="T381"> </text:span><text:span text:style-name="T383">::</text:span><text:span text:style-name="T381"> </text:span><text:span text:style-name="T383">$1</text:span><text:span text:style-name="T381"> </text:span><text:span text:style-name="T383">}</text:span></text:p>
      <text:p text:style-name="P296"/>
      <text:p text:style-name="Code"><text:span text:style-name="T381">block</text:span><text:span text:style-name="T383">:</text:span></text:p>
      <text:p text:style-name="Code"><text:span text:style-name="T381"><text:s text:c="4"/></text:span><text:span text:style-name="T204">LBRACE</text:span><text:span text:style-name="T381"> block_stmts </text:span><text:span text:style-name="T204">RBRACE</text:span><text:span text:style-name="T381"> </text:span><text:span text:style-name="T383">{</text:span><text:span text:style-name="T381"> </text:span><text:span text:style-name="T204">List</text:span><text:span text:style-name="T381">.rev </text:span><text:span text:style-name="T383">$2</text:span><text:span text:style-name="T381"> </text:span><text:span text:style-name="T383">}</text:span></text:p>
      <text:p text:style-name="Code"><text:span text:style-name="T381"><text:s text:c="2"/></text:span><text:span text:style-name="T383">|</text:span><text:span text:style-name="T381"> </text:span><text:span text:style-name="T204">LBRACE</text:span><text:span text:style-name="T381"> </text:span><text:span text:style-name="T204">RBRACE</text:span><text:span text:style-name="T381"> <text:s text:c="12"/></text:span><text:span text:style-name="T383">{</text:span><text:span text:style-name="T381"> </text:span><text:span text:style-name="T382">[]</text:span><text:span text:style-name="T381"> <text:s text:c="9"/></text:span><text:span text:style-name="T383">}</text:span></text:p>
      <text:p text:style-name="P296"/>
      <text:p text:style-name="Code"><text:span text:style-name="T381">program_decl</text:span><text:span text:style-name="T383">:</text:span></text:p>
      <text:p text:style-name="Code"><text:span text:style-name="T381"><text:s text:c="4"/></text:span><text:span text:style-name="T204">FUNCTION</text:span><text:span text:style-name="T381"> </text:span><text:span text:style-name="T204">ID</text:span><text:span text:style-name="T381"> params_opt </text:span><text:span text:style-name="T204">COLON</text:span><text:span text:style-name="T381"> type_ block </text:span><text:span text:style-name="T383">{</text:span><text:span text:style-name="T381"> </text:span><text:span text:style-name="T204">Func</text:span><text:span text:style-name="T383">($2,</text:span><text:span text:style-name="T381"> </text:span><text:span text:style-name="T383">$5,</text:span><text:span text:style-name="T381"> </text:span><text:span text:style-name="T204">List</text:span><text:span text:style-name="T381">.rev </text:span><text:span text:style-name="T383">$3,</text:span><text:span text:style-name="T381"> </text:span><text:span text:style-name="T383">$6)</text:span><text:span text:style-name="T381"> </text:span><text:span text:style-name="T383">}</text:span></text:p>
      <text:p text:style-name="Code"><text:span text:style-name="T381"><text:s text:c="2"/></text:span><text:span text:style-name="T383">|</text:span><text:span text:style-name="T381"> var <text:s text:c="37"/></text:span><text:span text:style-name="T383">{</text:span><text:span text:style-name="T381"> </text:span><text:span text:style-name="T204">GVar</text:span><text:span text:style-name="T383">($1)</text:span><text:span text:style-name="T381"> <text:s text:c="21"/></text:span><text:span text:style-name="T383">}</text:span></text:p>
      <text:p text:style-name="P296"/>
      <text:p text:style-name="Code"><text:span text:style-name="T381">program_decls_opt</text:span><text:span text:style-name="T383">:</text:span></text:p>
      <text:p text:style-name="Code"><text:span text:style-name="T381"><text:s text:c="4"/></text:span><text:span text:style-name="T383">/*</text:span><text:span text:style-name="T381"> empty </text:span><text:span text:style-name="T383">*/</text:span><text:span text:style-name="T381"> <text:s text:c="2"/></text:span><text:span text:style-name="T383">{</text:span><text:span text:style-name="T381"> </text:span><text:span text:style-name="T382">[]</text:span><text:span text:style-name="T381"> </text:span><text:span text:style-name="T383">}</text:span></text:p>
      <text:p text:style-name="Code"><text:span text:style-name="T381"><text:s text:c="2"/></text:span><text:span text:style-name="T383">|</text:span><text:span text:style-name="T381"> program_decls </text:span><text:span text:style-name="T383">{</text:span><text:span text:style-name="T381"> </text:span><text:span text:style-name="T383">$1</text:span><text:span text:style-name="T381"> </text:span><text:span text:style-name="T383">}</text:span></text:p>
      <text:p text:style-name="P296"/>
      <text:p text:style-name="Code"><text:span text:style-name="T381">program_decls</text:span><text:span text:style-name="T383">:</text:span></text:p>
      <text:p text:style-name="Code"><text:span text:style-name="T381"><text:s text:c="4"/>program_decl <text:s text:c="14"/></text:span><text:span text:style-name="T383">{</text:span><text:span text:style-name="T381"> </text:span><text:span text:style-name="T383">[$1]</text:span><text:span text:style-name="T381"> </text:span><text:span text:style-name="T383">}</text:span></text:p>
      <text:p text:style-name="Code"><text:span text:style-name="T381"><text:s text:c="2"/></text:span><text:span text:style-name="T383">|</text:span><text:span text:style-name="T381"> program_decls program_decl </text:span><text:span text:style-name="T383">{</text:span><text:span text:style-name="T381"> </text:span><text:span text:style-name="T383">$2</text:span><text:span text:style-name="T381"> </text:span><text:span text:style-name="T383">::</text:span><text:span text:style-name="T381"> </text:span><text:span text:style-name="T383">$1</text:span><text:span text:style-name="T381"> </text:span><text:span text:style-name="T383">}</text:span></text:p>
      <text:p text:style-name="P296"/>
      <text:p text:style-name="Code"><text:span text:style-name="T381">program</text:span><text:span text:style-name="T383">:</text:span></text:p>
      <text:p text:style-name="Code"><text:span text:style-name="T381"><text:s text:c="4"/>program_decls_opt </text:span><text:span text:style-name="T204">MAIN</text:span><text:span text:style-name="T381"> block </text:span><text:span text:style-name="T204">EOF</text:span><text:span text:style-name="T381"> </text:span><text:span text:style-name="T383">{</text:span><text:span text:style-name="T381"> </text:span><text:span text:style-name="T204">Program</text:span><text:span text:style-name="T383">(</text:span><text:span text:style-name="T204">List</text:span><text:span text:style-name="T381">.rev </text:span><text:span text:style-name="T383">$1,</text:span><text:span text:style-name="T381"> </text:span><text:span text:style-name="T383">$3)</text:span><text:span text:style-name="T381"> </text:span><text:span text:style-name="T383">}</text:span></text:p>
      <text:p text:style-name="P129"/>
      <text:h text:style-name="P482" text:outline-level="2"><text:bookmark-start text:name="__RefHeading___Toc6991_1798352569"/>ast.ml<text:bookmark-end text:name="__RefHeading___Toc6991_1798352569"/></text:h>
      <text:p text:style-name="P295">(* Abstract Syntax Tree *)</text:p>
      <text:p text:style-name="P296"/>
      <text:p text:style-name="Code"><text:span text:style-name="T382">type</text:span><text:span text:style-name="T381"> op </text:span><text:span text:style-name="T383">=</text:span></text:p>
      <text:p text:style-name="Code"><text:span text:style-name="T381"><text:s text:c="4"/></text:span><text:span text:style-name="T204">Plus</text:span><text:span text:style-name="T381"> </text:span><text:span text:style-name="T383">|</text:span><text:span text:style-name="T381"> </text:span><text:span text:style-name="T204">Minus</text:span><text:span text:style-name="T381"> </text:span><text:span text:style-name="T383">|</text:span><text:span text:style-name="T381"> </text:span><text:span text:style-name="T204">Times</text:span><text:span text:style-name="T381"> </text:span><text:span text:style-name="T383">|</text:span><text:span text:style-name="T381"> </text:span><text:span text:style-name="T204">Div</text:span><text:span text:style-name="T381"> </text:span><text:span text:style-name="T383">|</text:span><text:span text:style-name="T381"> </text:span><text:span text:style-name="T204">Rem</text:span><text:span text:style-name="T381"> </text:span><text:span text:style-name="T383">|</text:span><text:span text:style-name="T381"> </text:span><text:span text:style-name="T204">LShift</text:span><text:span text:style-name="T381"> </text:span><text:span text:style-name="T383">|</text:span><text:span text:style-name="T381"> </text:span><text:span text:style-name="T204">RShift</text:span></text:p>
      <text:p text:style-name="Code"><text:span text:style-name="T381"><text:s text:c="2"/></text:span><text:span text:style-name="T383">|</text:span><text:span text:style-name="T381"> </text:span><text:span text:style-name="T204">BwOr</text:span><text:span text:style-name="T381"> </text:span><text:span text:style-name="T383">|</text:span><text:span text:style-name="T381"> </text:span><text:span text:style-name="T204">BwAnd</text:span><text:span text:style-name="T381"> </text:span><text:span text:style-name="T383">|</text:span><text:span text:style-name="T381"> </text:span><text:span text:style-name="T204">And</text:span><text:span text:style-name="T381"> </text:span><text:span text:style-name="T383">|</text:span><text:span text:style-name="T381"> </text:span><text:span text:style-name="T204">Or</text:span><text:span text:style-name="T381"> </text:span><text:span text:style-name="T383">|</text:span><text:span text:style-name="T381"> </text:span><text:span text:style-name="T204">Lt</text:span><text:span text:style-name="T381"> </text:span><text:span text:style-name="T383">|</text:span><text:span text:style-name="T381"> </text:span><text:span text:style-name="T204">LtEq</text:span><text:span text:style-name="T381"> </text:span><text:span text:style-name="T383">|</text:span><text:span text:style-name="T381"> </text:span><text:span text:style-name="T204">Eq</text:span><text:span text:style-name="T381"> </text:span><text:span text:style-name="T383">|</text:span><text:span text:style-name="T381"> </text:span><text:span text:style-name="T204">NEq</text:span><text:span text:style-name="T381"> </text:span><text:span text:style-name="T383">|</text:span><text:span text:style-name="T381"> </text:span><text:span text:style-name="T204">GtEq</text:span><text:span text:style-name="T381"> </text:span><text:span text:style-name="T383">|</text:span><text:span text:style-name="T381"> </text:span><text:span text:style-name="T204">Gt</text:span></text:p>
      <text:p text:style-name="Code"><text:span text:style-name="T381"><text:s text:c="2"/></text:span><text:span text:style-name="T383">|</text:span><text:span text:style-name="T381"> </text:span><text:span text:style-name="T204">Subscr</text:span><text:span text:style-name="T381"> </text:span><text:span text:style-name="T383">|</text:span><text:span text:style-name="T381"> </text:span><text:span text:style-name="T204">Assign</text:span></text:p>
      <text:p text:style-name="Code"><text:span text:style-name="T382">type</text:span><text:span text:style-name="T381"> uop </text:span><text:span text:style-name="T383">=</text:span><text:span text:style-name="T381"> </text:span><text:span text:style-name="T204">BwNot</text:span><text:span text:style-name="T381"> </text:span><text:span text:style-name="T383">|</text:span><text:span text:style-name="T381"> </text:span><text:span text:style-name="T204">Not</text:span><text:span text:style-name="T381"> </text:span><text:span text:style-name="T383">|</text:span><text:span text:style-name="T381"> </text:span><text:span text:style-name="T204">Neg</text:span></text:p>
      <text:p text:style-name="P296"/>
      <text:p text:style-name="Code"><text:span text:style-name="T382">type</text:span><text:span text:style-name="T381"> ptype </text:span><text:span text:style-name="T383">=</text:span></text:p>
      <text:p text:style-name="Code"><text:span text:style-name="T381"><text:s text:c="2"/></text:span><text:span text:style-name="T383">|</text:span><text:span text:style-name="T381"> </text:span><text:span text:style-name="T204">TInt</text:span><text:span text:style-name="T381"> </text:span><text:span text:style-name="T382">of</text:span><text:span text:style-name="T381"> </text:span><text:span text:style-name="T383">(</text:span><text:span text:style-name="T387">bool</text:span><text:span text:style-name="T381"> </text:span><text:span text:style-name="T383">*</text:span><text:span text:style-name="T381"> </text:span><text:span text:style-name="T387">int</text:span><text:span text:style-name="T383">)</text:span></text:p>
      <text:p text:style-name="Code"><text:span text:style-name="T381"><text:s text:c="2"/></text:span><text:span text:style-name="T383">|</text:span><text:span text:style-name="T381"> </text:span><text:span text:style-name="T204">TFloat</text:span><text:span text:style-name="T381"> </text:span><text:span text:style-name="T382">of</text:span><text:span text:style-name="T381"> </text:span><text:span text:style-name="T387">int</text:span></text:p>
      <text:p text:style-name="Code"><text:span text:style-name="T381"><text:s text:c="2"/></text:span><text:span text:style-name="T383">|</text:span><text:span text:style-name="T381"> </text:span><text:span text:style-name="T204">TString</text:span></text:p>
      <text:p text:style-name="Code"><text:span text:style-name="T381"><text:s text:c="2"/></text:span><text:span text:style-name="T383">|</text:span><text:span text:style-name="T381"> </text:span><text:span text:style-name="T204">TBool</text:span></text:p>
      <text:p text:style-name="Code"><text:span text:style-name="T381"><text:s text:c="2"/></text:span><text:span text:style-name="T383">|</text:span><text:span text:style-name="T381"> </text:span><text:span text:style-name="T204">TAInt</text:span><text:span text:style-name="T381"> </text:span><text:span text:style-name="T380">(* 'abstract' integer (no size info) *)</text:span></text:p>
      <text:p text:style-name="Code"><text:span text:style-name="T381"><text:s text:c="2"/></text:span><text:span text:style-name="T383">|</text:span><text:span text:style-name="T381"> </text:span><text:span text:style-name="T204">TAFloat</text:span><text:span text:style-name="T381"> </text:span><text:span text:style-name="T380">(* 'abstract' float (no size info) *)</text:span></text:p>
      <text:p text:style-name="Code"><text:span text:style-name="T381"><text:s text:c="2"/></text:span><text:span text:style-name="T383">|</text:span><text:span text:style-name="T381"> </text:span><text:span text:style-name="T204">TNone</text:span></text:p>
      <text:p text:style-name="P296"/>
      <text:p text:style-name="Code"><text:span text:style-name="T386">and</text:span><text:span text:style-name="T381"> var </text:span><text:span text:style-name="T383">=</text:span></text:p>
      <text:p text:style-name="Code"><text:span text:style-name="T381"><text:s text:c="4"/></text:span><text:span text:style-name="T204">Var</text:span><text:span text:style-name="T381"> </text:span><text:span text:style-name="T382">of</text:span><text:span text:style-name="T381"> </text:span><text:span text:style-name="T387">string</text:span><text:span text:style-name="T381"> </text:span><text:span text:style-name="T383">*</text:span><text:span text:style-name="T381"> type_ option </text:span><text:span text:style-name="T383">*</text:span><text:span text:style-name="T381"> expr option</text:span></text:p>
      <text:p text:style-name="P296"/>
      <text:p text:style-name="Code"><text:span text:style-name="T386">and</text:span><text:span text:style-name="T381"> stmt </text:span><text:span text:style-name="T383">=</text:span></text:p>
      <text:p text:style-name="Code"><text:span text:style-name="T381"><text:s text:c="4"/></text:span><text:span text:style-name="T204">LVar</text:span><text:span text:style-name="T381"> </text:span><text:span text:style-name="T382">of</text:span><text:span text:style-name="T381"> var </text:span><text:span text:style-name="T380">(* local variable declaration *)</text:span></text:p>
      <text:p text:style-name="Code"><text:span text:style-name="T381"><text:s text:c="2"/></text:span><text:span text:style-name="T383">|</text:span><text:span text:style-name="T381"> </text:span><text:span text:style-name="T204">For</text:span><text:span text:style-name="T381"> </text:span><text:span text:style-name="T382">of</text:span><text:span text:style-name="T381"> </text:span><text:span text:style-name="T387">string</text:span><text:span text:style-name="T381"> </text:span><text:span text:style-name="T383">*</text:span><text:span text:style-name="T381"> </text:span><text:span text:style-name="T387">string</text:span><text:span text:style-name="T381"> </text:span><text:span text:style-name="T383">*</text:span><text:span text:style-name="T381"> expr </text:span><text:span text:style-name="T383">*</text:span><text:span text:style-name="T381"> stmt </text:span><text:span text:style-name="T387">list</text:span></text:p>
      <text:p text:style-name="Code"><text:span text:style-name="T381"><text:s text:c="2"/></text:span><text:span text:style-name="T383">|</text:span><text:span text:style-name="T381"> </text:span><text:span text:style-name="T204">While</text:span><text:span text:style-name="T381"> </text:span><text:span text:style-name="T382">of</text:span><text:span text:style-name="T381"> expr </text:span><text:span text:style-name="T383">*</text:span><text:span text:style-name="T381"> stmt </text:span><text:span text:style-name="T387">list</text:span></text:p>
      <text:p text:style-name="Code"><text:span text:style-name="T381"><text:s text:c="2"/></text:span><text:span text:style-name="T383">|</text:span><text:span text:style-name="T381"> </text:span><text:span text:style-name="T204">Expr</text:span><text:span text:style-name="T381"> </text:span><text:span text:style-name="T382">of</text:span><text:span text:style-name="T381"> expr</text:span></text:p>
      <text:p text:style-name="Code"><text:span text:style-name="T381"><text:s text:c="2"/></text:span><text:span text:style-name="T383">|</text:span><text:span text:style-name="T381"> </text:span><text:span text:style-name="T204">Return</text:span><text:span text:style-name="T381"> </text:span><text:span text:style-name="T382">of</text:span><text:span text:style-name="T381"> expr</text:span></text:p>
      <text:p text:style-name="P296"/>
      <text:p text:style-name="Code"><text:span text:style-name="T386">and</text:span><text:span text:style-name="T381"> expr </text:span><text:span text:style-name="T383">=</text:span></text:p>
      <text:p text:style-name="Code"><text:span text:style-name="T381"><text:s text:c="4"/></text:span><text:span text:style-name="T204">LInt</text:span><text:span text:style-name="T381"> </text:span><text:span text:style-name="T382">of</text:span><text:span text:style-name="T381"> </text:span><text:span text:style-name="T387">int</text:span></text:p>
      <text:p text:style-name="Code"><text:span text:style-name="T381"><text:s text:c="2"/></text:span><text:span text:style-name="T383">|</text:span><text:span text:style-name="T381"> </text:span><text:span text:style-name="T204">LFloat</text:span><text:span text:style-name="T381"> </text:span><text:span text:style-name="T382">of</text:span><text:span text:style-name="T381"> </text:span><text:span text:style-name="T387">float</text:span></text:p>
      <text:p text:style-name="Code"><text:span text:style-name="T381"><text:s text:c="2"/></text:span><text:span text:style-name="T383">|</text:span><text:span text:style-name="T381"> </text:span><text:span text:style-name="T204">LString</text:span><text:span text:style-name="T381"> </text:span><text:span text:style-name="T382">of</text:span><text:span text:style-name="T381"> </text:span><text:span text:style-name="T387">string</text:span></text:p>
      <text:p text:style-name="Code"><text:span text:style-name="T381"><text:s text:c="2"/></text:span><text:span text:style-name="T383">|</text:span><text:span text:style-name="T381"> </text:span><text:span text:style-name="T204">LBool</text:span><text:span text:style-name="T381"> </text:span><text:span text:style-name="T382">of</text:span><text:span text:style-name="T381"> </text:span><text:span text:style-name="T387">bool</text:span></text:p>
      <text:p text:style-name="Code"><text:span text:style-name="T381"><text:s text:c="2"/></text:span><text:span text:style-name="T383">|</text:span><text:span text:style-name="T381"> </text:span><text:span text:style-name="T204">LArray</text:span><text:span text:style-name="T381"> </text:span><text:span text:style-name="T382">of</text:span><text:span text:style-name="T381"> expr </text:span><text:span text:style-name="T387">list</text:span></text:p>
      <text:p text:style-name="Code"><text:span text:style-name="T381"><text:s text:c="2"/></text:span><text:span text:style-name="T383">|</text:span><text:span text:style-name="T381"> </text:span><text:span text:style-name="T204">Id</text:span><text:span text:style-name="T381"> </text:span><text:span text:style-name="T382">of</text:span><text:span text:style-name="T381"> </text:span><text:span text:style-name="T387">string</text:span></text:p>
      <text:p text:style-name="Code"><text:span text:style-name="T381"><text:s text:c="2"/></text:span><text:span text:style-name="T383">|</text:span><text:span text:style-name="T381"> </text:span><text:span text:style-name="T204">Binop</text:span><text:span text:style-name="T381"> </text:span><text:span text:style-name="T382">of</text:span><text:span text:style-name="T381"> expr </text:span><text:span text:style-name="T383">*</text:span><text:span text:style-name="T381"> op </text:span><text:span text:style-name="T383">*</text:span><text:span text:style-name="T381"> expr</text:span></text:p>
      <text:p text:style-name="Code"><text:span text:style-name="T381"><text:s text:c="2"/></text:span><text:span text:style-name="T383">|</text:span><text:span text:style-name="T381"> </text:span><text:span text:style-name="T204">Unop</text:span><text:span text:style-name="T381"> </text:span><text:span text:style-name="T382">of</text:span><text:span text:style-name="T381"> uop </text:span><text:span text:style-name="T383">*</text:span><text:span text:style-name="T381"> expr</text:span></text:p>
      <text:p text:style-name="Code"><text:span text:style-name="T381"><text:s text:c="2"/></text:span><text:span text:style-name="T383">|</text:span><text:span text:style-name="T381"> </text:span><text:span text:style-name="T204">Match</text:span><text:span text:style-name="T381"> </text:span><text:span text:style-name="T382">of</text:span><text:span text:style-name="T381"> expr </text:span><text:span text:style-name="T383">*</text:span><text:span text:style-name="T381"> </text:span><text:span text:style-name="T383">(</text:span><text:span text:style-name="T381">expr option </text:span><text:span text:style-name="T383">*</text:span><text:span text:style-name="T381"> stmt </text:span><text:span text:style-name="T387">list</text:span><text:span text:style-name="T383">)</text:span><text:span text:style-name="T381"> </text:span><text:span text:style-name="T387">list</text:span></text:p>
      <text:p text:style-name="Code"><text:span text:style-name="T381"><text:s text:c="2"/></text:span><text:span text:style-name="T383">|</text:span><text:span text:style-name="T381"> </text:span><text:span text:style-name="T204">Cond</text:span><text:span text:style-name="T381"> </text:span><text:span text:style-name="T382">of</text:span><text:span text:style-name="T381"> </text:span><text:span text:style-name="T383">(</text:span><text:span text:style-name="T381">expr option </text:span><text:span text:style-name="T383">*</text:span><text:span text:style-name="T381"> stmt </text:span><text:span text:style-name="T387">list</text:span><text:span text:style-name="T383">)</text:span><text:span text:style-name="T381"> </text:span><text:span text:style-name="T387">list</text:span></text:p>
      <text:p text:style-name="Code"><text:span text:style-name="T381"><text:s text:c="2"/></text:span><text:span text:style-name="T383">|</text:span><text:span text:style-name="T381"> </text:span><text:span text:style-name="T204">Call</text:span><text:span text:style-name="T381"> </text:span><text:span text:style-name="T382">of</text:span><text:span text:style-name="T381"> </text:span><text:span text:style-name="T387">string</text:span><text:span text:style-name="T381"> </text:span><text:span text:style-name="T383">*</text:span><text:span text:style-name="T381"> expr </text:span><text:span text:style-name="T387">list</text:span></text:p>
      <text:p text:style-name="P296"/>
      <text:p text:style-name="Code"><text:span text:style-name="T386">and</text:span><text:span text:style-name="T381"> type_ </text:span><text:span text:style-name="T383">=</text:span></text:p>
      <text:p text:style-name="Code"><text:span text:style-name="T381"><text:s text:c="4"/></text:span><text:span text:style-name="T204">ScalarType</text:span><text:span text:style-name="T381"> </text:span><text:span text:style-name="T382">of</text:span><text:span text:style-name="T381"> ptype</text:span></text:p>
      <text:p text:style-name="Code"><text:span text:style-name="T381"><text:s text:c="2"/></text:span><text:span text:style-name="T383">|</text:span><text:span text:style-name="T381"> </text:span><text:span text:style-name="T204">ArrayType</text:span><text:span text:style-name="T381"> </text:span><text:span text:style-name="T382">of</text:span><text:span text:style-name="T381"> ptype </text:span><text:span text:style-name="T383">*</text:span><text:span text:style-name="T381"> expr option</text:span></text:p>
      <text:p text:style-name="P296"/>
      <text:p text:style-name="Code"><text:span text:style-name="T386">and</text:span><text:span text:style-name="T381"> param </text:span><text:span text:style-name="T383">=</text:span></text:p>
      <text:p text:style-name="Code"><text:span text:style-name="T381"><text:s text:c="4"/></text:span><text:span text:style-name="T204">Param</text:span><text:span text:style-name="T381"> </text:span><text:span text:style-name="T382">of</text:span><text:span text:style-name="T381"> </text:span><text:span text:style-name="T387">string</text:span><text:span text:style-name="T381"> </text:span><text:span text:style-name="T383">*</text:span><text:span text:style-name="T381"> type_</text:span></text:p>
      <text:p text:style-name="P296"/>
      <text:p text:style-name="Code"><text:span text:style-name="T382">type</text:span><text:span text:style-name="T381"> program_decl </text:span><text:span text:style-name="T383">=</text:span></text:p>
      <text:p text:style-name="Code"><text:span text:style-name="T381"><text:s text:c="4"/></text:span><text:span text:style-name="T204">Func</text:span><text:span text:style-name="T381"> </text:span><text:span text:style-name="T382">of</text:span><text:span text:style-name="T381"> </text:span><text:span text:style-name="T387">string</text:span><text:span text:style-name="T381"> </text:span><text:span text:style-name="T383">*</text:span><text:span text:style-name="T381"> type_ </text:span><text:span text:style-name="T383">*</text:span><text:span text:style-name="T381"> param </text:span><text:span text:style-name="T387">list</text:span><text:span text:style-name="T381"> </text:span><text:span text:style-name="T383">*</text:span><text:span text:style-name="T381"> stmt </text:span><text:span text:style-name="T387">list</text:span></text:p>
      <text:p text:style-name="Code"><text:span text:style-name="T381"><text:s text:c="2"/></text:span><text:span text:style-name="T383">|</text:span><text:span text:style-name="T381"> </text:span><text:span text:style-name="T204">GVar</text:span><text:span text:style-name="T381"> </text:span><text:span text:style-name="T382">of</text:span><text:span text:style-name="T381"> var </text:span><text:span text:style-name="T380">(* global variable *)</text:span></text:p>
      <text:p text:style-name="P296"><text:soft-page-break/></text:p>
      <text:p text:style-name="Code"><text:span text:style-name="T382">type</text:span><text:span text:style-name="T381"> program </text:span><text:span text:style-name="T383">=</text:span><text:span text:style-name="T381"> </text:span><text:span text:style-name="T204">Program</text:span><text:span text:style-name="T381"> </text:span><text:span text:style-name="T382">of</text:span><text:span text:style-name="T381"> program_decl </text:span><text:span text:style-name="T387">list</text:span><text:span text:style-name="T381"> </text:span><text:span text:style-name="T383">*</text:span><text:span text:style-name="T381"> stmt </text:span><text:span text:style-name="T387">list</text:span></text:p>
      <text:p text:style-name="P296"/>
      <text:p text:style-name="P295">(* Pretty-printing functions *)</text:p>
      <text:p text:style-name="P296"/>
      <text:p text:style-name="Code"><text:span text:style-name="T382">let</text:span><text:span text:style-name="T381"> string_of_op </text:span><text:span text:style-name="T383">=</text:span><text:span text:style-name="T381"> </text:span><text:span text:style-name="T382">function</text:span></text:p>
      <text:p text:style-name="Code"><text:span text:style-name="T381"><text:s text:c="4"/></text:span><text:span text:style-name="T204">Plus</text:span><text:span text:style-name="T381"> <text:s/></text:span><text:span text:style-name="T383">-&gt;</text:span><text:span text:style-name="T381"> </text:span><text:span text:style-name="T384">"+"</text:span><text:span text:style-name="T381"> <text:s/></text:span><text:span text:style-name="T383">|</text:span><text:span text:style-name="T381"> </text:span><text:span text:style-name="T204">Minus</text:span><text:span text:style-name="T381"> <text:s/></text:span><text:span text:style-name="T383">-&gt;</text:span><text:span text:style-name="T381"> </text:span><text:span text:style-name="T384">"-"</text:span><text:span text:style-name="T381"> <text:s text:c="2"/></text:span><text:span text:style-name="T383">|</text:span><text:span text:style-name="T381"> </text:span><text:span text:style-name="T204">Times</text:span><text:span text:style-name="T381"> <text:s/></text:span><text:span text:style-name="T383">-&gt;</text:span><text:span text:style-name="T381"> </text:span><text:span text:style-name="T384">"*"</text:span><text:span text:style-name="T381"> <text:s/></text:span><text:span text:style-name="T383">|</text:span><text:span text:style-name="T381"> </text:span><text:span text:style-name="T204">Div</text:span><text:span text:style-name="T381"> <text:s text:c="3"/></text:span><text:span text:style-name="T383">-&gt;</text:span><text:span text:style-name="T381"> </text:span><text:span text:style-name="T384">"/"</text:span></text:p>
      <text:p text:style-name="Code"><text:span text:style-name="T381"><text:s text:c="2"/></text:span><text:span text:style-name="T383">|</text:span><text:span text:style-name="T381"> </text:span><text:span text:style-name="T204">Rem</text:span><text:span text:style-name="T381"> <text:s text:c="2"/></text:span><text:span text:style-name="T383">-&gt;</text:span><text:span text:style-name="T381"> </text:span><text:span text:style-name="T384">"%"</text:span><text:span text:style-name="T381"> <text:s/></text:span><text:span text:style-name="T383">|</text:span><text:span text:style-name="T381"> </text:span><text:span text:style-name="T204">LShift</text:span><text:span text:style-name="T381"> </text:span><text:span text:style-name="T383">-&gt;</text:span><text:span text:style-name="T381"> </text:span><text:span text:style-name="T384">"&lt;&lt;"</text:span><text:span text:style-name="T381"> <text:s/></text:span><text:span text:style-name="T383">|</text:span><text:span text:style-name="T381"> </text:span><text:span text:style-name="T204">RShift</text:span><text:span text:style-name="T381"> </text:span><text:span text:style-name="T383">-&gt;</text:span><text:span text:style-name="T381"> </text:span><text:span text:style-name="T384">"&gt;&gt;"</text:span><text:span text:style-name="T381"> </text:span><text:span text:style-name="T383">|</text:span><text:span text:style-name="T381"> </text:span><text:span text:style-name="T204">BwOr</text:span><text:span text:style-name="T381"> <text:s text:c="2"/></text:span><text:span text:style-name="T383">-&gt;</text:span><text:span text:style-name="T381"> </text:span><text:span text:style-name="T384">"|"</text:span></text:p>
      <text:p text:style-name="Code"><text:span text:style-name="T381"><text:s text:c="2"/></text:span><text:span text:style-name="T383">|</text:span><text:span text:style-name="T381"> </text:span><text:span text:style-name="T204">BwAnd</text:span><text:span text:style-name="T381"> </text:span><text:span text:style-name="T383">-&gt;</text:span><text:span text:style-name="T381"> </text:span><text:span text:style-name="T384">"&amp;"</text:span><text:span text:style-name="T381"> <text:s/></text:span><text:span text:style-name="T383">|</text:span><text:span text:style-name="T381"> </text:span><text:span text:style-name="T204">And</text:span><text:span text:style-name="T381"> <text:s text:c="3"/></text:span><text:span text:style-name="T383">-&gt;</text:span><text:span text:style-name="T381"> </text:span><text:span text:style-name="T384">"and"</text:span><text:span text:style-name="T381"> </text:span><text:span text:style-name="T383">|</text:span><text:span text:style-name="T381"> </text:span><text:span text:style-name="T204">Or</text:span><text:span text:style-name="T381"> <text:s text:c="4"/></text:span><text:span text:style-name="T383">-&gt;</text:span><text:span text:style-name="T381"> </text:span><text:span text:style-name="T384">"or"</text:span><text:span text:style-name="T381"> </text:span><text:span text:style-name="T383">|</text:span><text:span text:style-name="T381"> </text:span><text:span text:style-name="T204">Lt</text:span><text:span text:style-name="T381"> <text:s text:c="4"/></text:span><text:span text:style-name="T383">-&gt;</text:span><text:span text:style-name="T381"> </text:span><text:span text:style-name="T384">"&lt;"</text:span></text:p>
      <text:p text:style-name="Code"><text:span text:style-name="T381"><text:s text:c="2"/></text:span><text:span text:style-name="T383">|</text:span><text:span text:style-name="T381"> </text:span><text:span text:style-name="T204">LtEq</text:span><text:span text:style-name="T381"> <text:s/></text:span><text:span text:style-name="T383">-&gt;</text:span><text:span text:style-name="T381"> </text:span><text:span text:style-name="T384">"&lt;="</text:span><text:span text:style-name="T381"> </text:span><text:span text:style-name="T383">|</text:span><text:span text:style-name="T381"> </text:span><text:span text:style-name="T204">Eq</text:span><text:span text:style-name="T381"> <text:s text:c="4"/></text:span><text:span text:style-name="T383">-&gt;</text:span><text:span text:style-name="T381"> </text:span><text:span text:style-name="T384">"=="</text:span><text:span text:style-name="T381"> <text:s/></text:span><text:span text:style-name="T383">|</text:span><text:span text:style-name="T381"> </text:span><text:span text:style-name="T204">NEq</text:span><text:span text:style-name="T381"> <text:s text:c="3"/></text:span><text:span text:style-name="T383">-&gt;</text:span><text:span text:style-name="T381"> </text:span><text:span text:style-name="T384">"!="</text:span><text:span text:style-name="T381"> </text:span><text:span text:style-name="T383">|</text:span><text:span text:style-name="T381"> </text:span><text:span text:style-name="T204">GtEq</text:span><text:span text:style-name="T381"> <text:s text:c="2"/></text:span><text:span text:style-name="T383">-&gt;</text:span><text:span text:style-name="T381"> </text:span><text:span text:style-name="T384">"&gt;="</text:span></text:p>
      <text:p text:style-name="Code"><text:span text:style-name="T381"><text:s text:c="2"/></text:span><text:span text:style-name="T383">|</text:span><text:span text:style-name="T381"> </text:span><text:span text:style-name="T204">Gt</text:span><text:span text:style-name="T381"> <text:s text:c="3"/></text:span><text:span text:style-name="T383">-&gt;</text:span><text:span text:style-name="T381"> </text:span><text:span text:style-name="T384">"&gt;"</text:span><text:span text:style-name="T381"> <text:s/></text:span><text:span text:style-name="T383">|</text:span><text:span text:style-name="T381"> </text:span><text:span text:style-name="T204">Subscr</text:span><text:span text:style-name="T381"> </text:span><text:span text:style-name="T383">-&gt;</text:span><text:span text:style-name="T381"> </text:span><text:span text:style-name="T384">"[]"</text:span><text:span text:style-name="T381"> <text:s/></text:span><text:span text:style-name="T383">|</text:span><text:span text:style-name="T381"> </text:span><text:span text:style-name="T204">Assign</text:span><text:span text:style-name="T381"> </text:span><text:span text:style-name="T383">-&gt;</text:span><text:span text:style-name="T381"> </text:span><text:span text:style-name="T384">"="</text:span></text:p>
      <text:p text:style-name="P296"/>
      <text:p text:style-name="Code"><text:span text:style-name="T382">let</text:span><text:span text:style-name="T381"> string_of_uop </text:span><text:span text:style-name="T383">=</text:span><text:span text:style-name="T381"> </text:span><text:span text:style-name="T382">function</text:span></text:p>
      <text:p text:style-name="Code"><text:span text:style-name="T381"><text:s text:c="4"/></text:span><text:span text:style-name="T204">BwNot</text:span><text:span text:style-name="T381"> </text:span><text:span text:style-name="T383">-&gt;</text:span><text:span text:style-name="T381"> </text:span><text:span text:style-name="T384">"~"</text:span><text:span text:style-name="T381"> </text:span><text:span text:style-name="T383">|</text:span><text:span text:style-name="T381"> </text:span><text:span text:style-name="T204">Not</text:span><text:span text:style-name="T381"> </text:span><text:span text:style-name="T383">-&gt;</text:span><text:span text:style-name="T381"> </text:span><text:span text:style-name="T384">"!"</text:span><text:span text:style-name="T381"> </text:span><text:span text:style-name="T383">|</text:span><text:span text:style-name="T381"> </text:span><text:span text:style-name="T204">Neg</text:span><text:span text:style-name="T381"> </text:span><text:span text:style-name="T383">-&gt;</text:span><text:span text:style-name="T381"> </text:span><text:span text:style-name="T384">"-"</text:span></text:p>
      <text:p text:style-name="P296"/>
      <text:p text:style-name="Code"><text:span text:style-name="T382">let</text:span><text:span text:style-name="T381"> </text:span><text:span text:style-name="T382">rec</text:span><text:span text:style-name="T381"> string_of_ptype </text:span><text:span text:style-name="T383">=</text:span><text:span text:style-name="T381"> </text:span><text:span text:style-name="T382">function</text:span></text:p>
      <text:p text:style-name="Code"><text:span text:style-name="T381"><text:s text:c="4"/></text:span><text:span text:style-name="T204">TInt</text:span><text:span text:style-name="T383">(</text:span><text:span text:style-name="T381">u</text:span><text:span text:style-name="T383">,</text:span><text:span text:style-name="T381"> w</text:span><text:span text:style-name="T383">)</text:span><text:span text:style-name="T381"> </text:span><text:span text:style-name="T383">-&gt;</text:span><text:span text:style-name="T381"> </text:span><text:span text:style-name="T383">(</text:span><text:span text:style-name="T382">if</text:span><text:span text:style-name="T381"> u </text:span><text:span text:style-name="T382">then</text:span><text:span text:style-name="T381"> </text:span><text:span text:style-name="T384">"uint"</text:span><text:span text:style-name="T381"> </text:span><text:span text:style-name="T382">else</text:span><text:span text:style-name="T381"> </text:span><text:span text:style-name="T384">"int"</text:span><text:span text:style-name="T383">)</text:span><text:span text:style-name="T381"> </text:span><text:span text:style-name="T383">^</text:span><text:span text:style-name="T381"> string_of_int w</text:span></text:p>
      <text:p text:style-name="Code"><text:span text:style-name="T381"><text:s text:c="2"/></text:span><text:span text:style-name="T383">|</text:span><text:span text:style-name="T381"> </text:span><text:span text:style-name="T204">TFloat</text:span><text:span text:style-name="T383">(</text:span><text:span text:style-name="T381">w</text:span><text:span text:style-name="T383">)</text:span><text:span text:style-name="T381"> </text:span><text:span text:style-name="T383">-&gt;</text:span><text:span text:style-name="T381"> </text:span><text:span text:style-name="T384">"float"</text:span><text:span text:style-name="T381"> </text:span><text:span text:style-name="T383">^</text:span><text:span text:style-name="T381"> string_of_int w</text:span></text:p>
      <text:p text:style-name="Code"><text:span text:style-name="T381"><text:s text:c="2"/></text:span><text:span text:style-name="T383">|</text:span><text:span text:style-name="T381"> </text:span><text:span text:style-name="T204">TString</text:span><text:span text:style-name="T381"> </text:span><text:span text:style-name="T383">-&gt;</text:span><text:span text:style-name="T381"> </text:span><text:span text:style-name="T384">"string"</text:span></text:p>
      <text:p text:style-name="Code"><text:span text:style-name="T381"><text:s text:c="2"/></text:span><text:span text:style-name="T383">|</text:span><text:span text:style-name="T381"> </text:span><text:span text:style-name="T204">TBool</text:span><text:span text:style-name="T381"> </text:span><text:span text:style-name="T383">-&gt;</text:span><text:span text:style-name="T381"> </text:span><text:span text:style-name="T384">"bool"</text:span></text:p>
      <text:p text:style-name="Code"><text:span text:style-name="T381"><text:s text:c="2"/></text:span><text:span text:style-name="T383">|</text:span><text:span text:style-name="T381"> </text:span><text:span text:style-name="T204">TAInt</text:span><text:span text:style-name="T381"> </text:span><text:span text:style-name="T383">-&gt;</text:span><text:span text:style-name="T381"> </text:span><text:span text:style-name="T384">"int"</text:span></text:p>
      <text:p text:style-name="Code"><text:span text:style-name="T381"><text:s text:c="2"/></text:span><text:span text:style-name="T383">|</text:span><text:span text:style-name="T381"> </text:span><text:span text:style-name="T204">TAFloat</text:span><text:span text:style-name="T381"> </text:span><text:span text:style-name="T383">-&gt;</text:span><text:span text:style-name="T381"> </text:span><text:span text:style-name="T384">"float"</text:span></text:p>
      <text:p text:style-name="Code"><text:span text:style-name="T381"><text:s text:c="2"/></text:span><text:span text:style-name="T383">|</text:span><text:span text:style-name="T381"> </text:span><text:span text:style-name="T204">TNone</text:span><text:span text:style-name="T381"> </text:span><text:span text:style-name="T383">-&gt;</text:span><text:span text:style-name="T381"> </text:span><text:span text:style-name="T384">"None"</text:span></text:p>
      <text:p text:style-name="P296"/>
      <text:p text:style-name="Code"><text:span text:style-name="T386">and</text:span><text:span text:style-name="T381"> string_of_expr </text:span><text:span text:style-name="T383">=</text:span><text:span text:style-name="T381"> </text:span><text:span text:style-name="T382">function</text:span></text:p>
      <text:p text:style-name="Code"><text:span text:style-name="T381"><text:s text:c="4"/></text:span><text:span text:style-name="T204">LInt</text:span><text:span text:style-name="T383">(</text:span><text:span text:style-name="T381">i</text:span><text:span text:style-name="T383">)</text:span><text:span text:style-name="T381"> </text:span><text:span text:style-name="T383">-&gt;</text:span><text:span text:style-name="T381"> string_of_int i</text:span></text:p>
      <text:p text:style-name="Code"><text:span text:style-name="T381"><text:s text:c="2"/></text:span><text:span text:style-name="T383">|</text:span><text:span text:style-name="T381"> </text:span><text:span text:style-name="T204">LFloat</text:span><text:span text:style-name="T383">(</text:span><text:span text:style-name="T381">f</text:span><text:span text:style-name="T383">)</text:span><text:span text:style-name="T381"> </text:span><text:span text:style-name="T383">-&gt;</text:span><text:span text:style-name="T381"> string_of_float f</text:span></text:p>
      <text:p text:style-name="Code"><text:span text:style-name="T381"><text:s text:c="2"/></text:span><text:span text:style-name="T383">|</text:span><text:span text:style-name="T381"> </text:span><text:span text:style-name="T204">LString</text:span><text:span text:style-name="T383">(</text:span><text:span text:style-name="T381">s</text:span><text:span text:style-name="T383">)</text:span><text:span text:style-name="T381"> </text:span><text:span text:style-name="T383">-&gt;</text:span><text:span text:style-name="T381"> </text:span><text:span text:style-name="T384">"</text:span><text:span text:style-name="T385">\"</text:span><text:span text:style-name="T384">"</text:span><text:span text:style-name="T381"> </text:span><text:span text:style-name="T383">^</text:span><text:span text:style-name="T381"> s </text:span><text:span text:style-name="T383">^</text:span><text:span text:style-name="T381"> </text:span><text:span text:style-name="T384">"</text:span><text:span text:style-name="T385">\"</text:span><text:span text:style-name="T384">"</text:span></text:p>
      <text:p text:style-name="Code"><text:span text:style-name="T381"><text:s text:c="2"/></text:span><text:span text:style-name="T383">|</text:span><text:span text:style-name="T381"> </text:span><text:span text:style-name="T204">LBool</text:span><text:span text:style-name="T383">(</text:span><text:span text:style-name="T381">b</text:span><text:span text:style-name="T383">)</text:span><text:span text:style-name="T381"> </text:span><text:span text:style-name="T383">-&gt;</text:span><text:span text:style-name="T381"> string_of_bool b</text:span></text:p>
      <text:p text:style-name="Code"><text:span text:style-name="T381"><text:s text:c="2"/></text:span><text:span text:style-name="T383">|</text:span><text:span text:style-name="T381"> </text:span><text:span text:style-name="T204">LArray</text:span><text:span text:style-name="T383">(</text:span><text:span text:style-name="T381">a</text:span><text:span text:style-name="T383">)</text:span><text:span text:style-name="T381"> </text:span><text:span text:style-name="T383">-&gt;</text:span><text:span text:style-name="T381"> </text:span><text:span text:style-name="T384">"["</text:span><text:span text:style-name="T381"> </text:span><text:span text:style-name="T383">^</text:span><text:span text:style-name="T381"> </text:span><text:span text:style-name="T204">String</text:span><text:span text:style-name="T381">.concat </text:span><text:span text:style-name="T384">","</text:span><text:span text:style-name="T381"> </text:span><text:span text:style-name="T383">(</text:span><text:span text:style-name="T204">List</text:span><text:span text:style-name="T381">.map string_of_expr a</text:span><text:span text:style-name="T383">)</text:span><text:span text:style-name="T381">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Id</text:span><text:span text:style-name="T383">(</text:span><text:span text:style-name="T381">id</text:span><text:span text:style-name="T383">)</text:span><text:span text:style-name="T381"> </text:span><text:span text:style-name="T383">-&gt;</text:span><text:span text:style-name="T381"> id</text:span></text:p>
      <text:p text:style-name="Code"><text:span text:style-name="T381"><text:s text:c="2"/></text:span><text:span text:style-name="T383">|</text:span><text:span text:style-name="T381"> </text:span><text:span text:style-name="T204">Binop</text:span><text:span text:style-name="T383">(</text:span><text:span text:style-name="T381">e1</text:span><text:span text:style-name="T383">,</text:span><text:span text:style-name="T381"> </text:span><text:span text:style-name="T204">Subscr</text:span><text:span text:style-name="T383">,</text:span><text:span text:style-name="T381"> e2</text:span><text:span text:style-name="T383">)</text:span><text:span text:style-name="T381"> </text:span><text:span text:style-name="T383">-&gt;</text:span></text:p>
      <text:p text:style-name="Code"><text:span text:style-name="T381"><text:s text:c="8"/>string_of_expr e1 </text:span><text:span text:style-name="T383">^</text:span><text:span text:style-name="T381"> </text:span><text:span text:style-name="T384">"["</text:span><text:span text:style-name="T381"> </text:span><text:span text:style-name="T383">^</text:span><text:span text:style-name="T381"> string_of_expr e2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Binop</text:span><text:span text:style-name="T383">(</text:span><text:span text:style-name="T381">e1</text:span><text:span text:style-name="T383">,</text:span><text:span text:style-name="T381"> op</text:span><text:span text:style-name="T383">,</text:span><text:span text:style-name="T381"> e2</text:span><text:span text:style-name="T383">)</text:span><text:span text:style-name="T381"> </text:span><text:span text:style-name="T383">-&gt;</text:span></text:p>
      <text:p text:style-name="P296"><text:s text:c="10"/>string_of_expr e1</text:p>
      <text:p text:style-name="Code"><text:span text:style-name="T381"><text:s text:c="10"/></text:span><text:span text:style-name="T383">^</text:span><text:span text:style-name="T381"> </text:span><text:span text:style-name="T384">" "</text:span><text:span text:style-name="T381"> </text:span><text:span text:style-name="T383">^</text:span><text:span text:style-name="T381"> string_of_op op</text:span></text:p>
      <text:p text:style-name="Code"><text:span text:style-name="T381"><text:s text:c="10"/></text:span><text:span text:style-name="T383">^</text:span><text:span text:style-name="T381"> </text:span><text:span text:style-name="T384">" "</text:span><text:span text:style-name="T381"> </text:span><text:span text:style-name="T383">^</text:span><text:span text:style-name="T381"> string_of_expr e2</text:span></text:p>
      <text:p text:style-name="Code"><text:span text:style-name="T381"><text:s text:c="2"/></text:span><text:span text:style-name="T383">|</text:span><text:span text:style-name="T381"> </text:span><text:span text:style-name="T204">Unop</text:span><text:span text:style-name="T383">(</text:span><text:span text:style-name="T381">op</text:span><text:span text:style-name="T383">,</text:span><text:span text:style-name="T381"> e</text:span><text:span text:style-name="T383">)</text:span><text:span text:style-name="T381"> </text:span><text:span text:style-name="T383">-&gt;</text:span><text:span text:style-name="T381"> string_of_uop op </text:span><text:span text:style-name="T383">^</text:span><text:span text:style-name="T381"> string_of_expr e</text:span></text:p>
      <text:p text:style-name="Code"><text:span text:style-name="T381"><text:s text:c="2"/></text:span><text:span text:style-name="T383">|</text:span><text:span text:style-name="T381"> </text:span><text:span text:style-name="T204">Match</text:span><text:span text:style-name="T383">(</text:span><text:span text:style-name="T381">e</text:span><text:span text:style-name="T383">,</text:span><text:span text:style-name="T381"> arms</text:span><text:span text:style-name="T383">)</text:span><text:span text:style-name="T381"> </text:span><text:span text:style-name="T383">-&gt;</text:span></text:p>
      <text:p text:style-name="Code"><text:span text:style-name="T381"><text:s text:c="10"/></text:span><text:span text:style-name="T384">"match "</text:span><text:span text:style-name="T381"> </text:span><text:span text:style-name="T383">^</text:span><text:span text:style-name="T381"> string_of_expr e </text:span><text:span text:style-name="T383">^</text:span><text:span text:style-name="T381"> </text:span><text:span text:style-name="T384">" {</text:span><text:span text:style-name="T385">\n</text:span><text:span text:style-name="T384">"</text:span></text:p>
      <text:p text:style-name="Code"><text:span text:style-name="T381"><text:s text:c="10"/></text:span><text:span text:style-name="T383">^</text:span><text:span text:style-name="T381"> string_of_arms arms</text:span></text:p>
      <text:p text:style-name="Code"><text:span text:style-name="T381"><text:s text:c="10"/></text:span><text:span text:style-name="T383">^</text:span><text:span text:style-name="T381"> </text:span><text:span text:style-name="T384">"</text:span><text:span text:style-name="T385">\n</text:span><text:span text:style-name="T384">}"</text:span></text:p>
      <text:p text:style-name="Code"><text:span text:style-name="T381"><text:s text:c="2"/></text:span><text:span text:style-name="T383">|</text:span><text:span text:style-name="T381"> </text:span><text:span text:style-name="T204">Cond</text:span><text:span text:style-name="T383">(</text:span><text:span text:style-name="T381">conds</text:span><text:span text:style-name="T383">)</text:span><text:span text:style-name="T381"> </text:span><text:span text:style-name="T383">-&gt;</text:span><text:span text:style-name="T381"> string_of_cond conds</text:span></text:p>
      <text:p text:style-name="Code"><text:span text:style-name="T381"><text:s text:c="2"/></text:span><text:span text:style-name="T383">|</text:span><text:span text:style-name="T381"> </text:span><text:span text:style-name="T204">Call</text:span><text:span text:style-name="T383">(</text:span><text:span text:style-name="T381">id</text:span><text:span text:style-name="T383">,</text:span><text:span text:style-name="T381"> exprs</text:span><text:span text:style-name="T383">)</text:span><text:span text:style-name="T381"> </text:span><text:span text:style-name="T383">-&gt;</text:span></text:p>
      <text:p text:style-name="Code"><text:span text:style-name="T381"><text:s text:c="8"/>id </text:span><text:span text:style-name="T383">^</text:span><text:span text:style-name="T381"> </text:span><text:span text:style-name="T384">"("</text:span><text:span text:style-name="T381"> </text:span><text:span text:style-name="T383">^</text:span><text:span text:style-name="T381"> </text:span><text:span text:style-name="T204">String</text:span><text:span text:style-name="T381">.concat </text:span><text:span text:style-name="T384">","</text:span><text:span text:style-name="T381"> </text:span><text:span text:style-name="T383">(</text:span><text:span text:style-name="T204">List</text:span><text:span text:style-name="T381">.map string_of_expr exprs</text:span><text:span text:style-name="T383">)</text:span><text:span text:style-name="T381"> </text:span><text:span text:style-name="T383">^</text:span><text:span text:style-name="T381"> </text:span><text:span text:style-name="T384">")"</text:span></text:p>
      <text:p text:style-name="P296"/>
      <text:p text:style-name="Code"><text:span text:style-name="T386">and</text:span><text:span text:style-name="T381"> string_of_block stmts </text:span><text:span text:style-name="T383">=</text:span></text:p>
      <text:p text:style-name="Code"><text:span text:style-name="T381"><text:s text:c="4"/></text:span><text:span text:style-name="T384">"{</text:span><text:span text:style-name="T385">\n</text:span><text:span text:style-name="T384">"</text:span></text:p>
      <text:p text:style-name="Code"><text:span text:style-name="T381"><text:s text:c="4"/></text:span><text:span text:style-name="T383">^</text:span><text:span text:style-name="T381"> </text:span><text:span text:style-name="T204">String</text:span><text:span text:style-name="T381">.concat </text:span><text:span text:style-name="T384">"</text:span><text:span text:style-name="T385">\n</text:span><text:span text:style-name="T384">"</text:span><text:span text:style-name="T381"> </text:span><text:span text:style-name="T383">(</text:span><text:span text:style-name="T204">List</text:span><text:span text:style-name="T381">.map string_of_stmt stmts</text:span><text:span text:style-name="T383">)</text:span></text:p>
      <text:p text:style-name="Code"><text:span text:style-name="T381"><text:s text:c="4"/></text:span><text:span text:style-name="T383">^</text:span><text:span text:style-name="T381"> </text:span><text:span text:style-name="T384">"</text:span><text:span text:style-name="T385">\n</text:span><text:span text:style-name="T384">}"</text:span></text:p>
      <text:p text:style-name="P296"/>
      <text:p text:style-name="Code"><text:span text:style-name="T386">and</text:span><text:span text:style-name="T381"> string_of_stmt </text:span><text:span text:style-name="T383">=</text:span><text:span text:style-name="T381"> </text:span><text:span text:style-name="T382">function</text:span></text:p>
      <text:p text:style-name="Code"><text:span text:style-name="T381"><text:s text:c="4"/></text:span><text:span text:style-name="T204">LVar</text:span><text:span text:style-name="T381"> v </text:span><text:span text:style-name="T383">-&gt;</text:span><text:span text:style-name="T381"> string_of_var v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While</text:span><text:span text:style-name="T383">(</text:span><text:span text:style-name="T381">e</text:span><text:span text:style-name="T383">,</text:span><text:span text:style-name="T381"> b</text:span><text:span text:style-name="T383">)</text:span><text:span text:style-name="T381"> </text:span><text:span text:style-name="T383">-&gt;</text:span><text:span text:style-name="T381"> </text:span><text:span text:style-name="T384">"while "</text:span><text:span text:style-name="T381"> </text:span><text:span text:style-name="T383">^</text:span><text:span text:style-name="T381"> string_of_expr e </text:span><text:span text:style-name="T383">^</text:span><text:span text:style-name="T381"> string_of_block b</text:span></text:p>
      <text:p text:style-name="Code"><text:soft-page-break/><text:span text:style-name="T381"><text:s text:c="2"/></text:span><text:span text:style-name="T383">|</text:span><text:span text:style-name="T381"> </text:span><text:span text:style-name="T204">For</text:span><text:span text:style-name="T383">(</text:span><text:span text:style-name="T381">id1</text:span><text:span text:style-name="T383">,</text:span><text:span text:style-name="T381"> id2</text:span><text:span text:style-name="T383">,</text:span><text:span text:style-name="T381"> e</text:span><text:span text:style-name="T383">,</text:span><text:span text:style-name="T381"> b</text:span><text:span text:style-name="T383">)</text:span><text:span text:style-name="T381"> </text:span><text:span text:style-name="T383">-&gt;</text:span></text:p>
      <text:p text:style-name="Code"><text:span text:style-name="T381"><text:s text:c="8"/></text:span><text:span text:style-name="T384">"for "</text:span><text:span text:style-name="T381"> </text:span><text:span text:style-name="T383">^</text:span><text:span text:style-name="T381"> id1 </text:span><text:span text:style-name="T383">^</text:span><text:span text:style-name="T381"> </text:span><text:span text:style-name="T384">", "</text:span><text:span text:style-name="T381"> </text:span><text:span text:style-name="T383">^</text:span><text:span text:style-name="T381"> id2 </text:span><text:span text:style-name="T383">^</text:span><text:span text:style-name="T381"> </text:span><text:span text:style-name="T384">" in "</text:span><text:span text:style-name="T381"> </text:span><text:span text:style-name="T383">^</text:span><text:span text:style-name="T381"> string_of_expr e </text:span><text:span text:style-name="T383">^</text:span><text:span text:style-name="T381"> </text:span><text:span text:style-name="T384">" "</text:span></text:p>
      <text:p text:style-name="Code"><text:span text:style-name="T381"><text:s text:c="8"/></text:span><text:span text:style-name="T383">^</text:span><text:span text:style-name="T381"> string_of_block b</text:span></text:p>
      <text:p text:style-name="Code"><text:span text:style-name="T381"><text:s text:c="2"/></text:span><text:span text:style-name="T383">|</text:span><text:span text:style-name="T381"> </text:span><text:span text:style-name="T204">Expr</text:span><text:span text:style-name="T381"> e </text:span><text:span text:style-name="T383">-&gt;</text:span><text:span text:style-name="T381"> string_of_expr e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Return</text:span><text:span text:style-name="T381"> e </text:span><text:span text:style-name="T383">-&gt;</text:span><text:span text:style-name="T381"> </text:span><text:span text:style-name="T384">"return "</text:span><text:span text:style-name="T381"> </text:span><text:span text:style-name="T383">^</text:span><text:span text:style-name="T381"> string_of_expr e </text:span><text:span text:style-name="T383">^</text:span><text:span text:style-name="T381"> </text:span><text:span text:style-name="T384">";"</text:span></text:p>
      <text:p text:style-name="P296"/>
      <text:p text:style-name="Code"><text:span text:style-name="T386">and</text:span><text:span text:style-name="T381"> string_of_arm </text:span><text:span text:style-name="T383">=</text:span><text:span text:style-name="T381"> </text:span><text:span text:style-name="T382">function</text:span></text:p>
      <text:p text:style-name="Code"><text:span text:style-name="T381"><text:s text:c="8"/></text:span><text:span text:style-name="T383">(</text:span><text:span text:style-name="T204">Some</text:span><text:span text:style-name="T381"> e</text:span><text:span text:style-name="T383">,</text:span><text:span text:style-name="T381"> b</text:span><text:span text:style-name="T383">)</text:span><text:span text:style-name="T381"> </text:span><text:span text:style-name="T383">-&gt;</text:span><text:span text:style-name="T381"> string_of_expr e </text:span><text:span text:style-name="T383">^</text:span><text:span text:style-name="T381"> </text:span><text:span text:style-name="T384">" -&gt; "</text:span><text:span text:style-name="T381"> </text:span><text:span text:style-name="T383">^</text:span><text:span text:style-name="T381"> string_of_block b</text:span></text:p>
      <text:p text:style-name="Code"><text:span text:style-name="T381"><text:s text:c="6"/></text:span><text:span text:style-name="T383">|</text:span><text:span text:style-name="T381"> </text:span><text:span text:style-name="T383">(</text:span><text:span text:style-name="T204">None</text:span><text:span text:style-name="T383">,</text:span><text:span text:style-name="T381"> b</text:span><text:span text:style-name="T383">)</text:span><text:span text:style-name="T381"> <text:s text:c="2"/></text:span><text:span text:style-name="T383">-&gt;</text:span><text:span text:style-name="T381"> </text:span><text:span text:style-name="T384">"_ -&gt; "</text:span><text:span text:style-name="T381"> </text:span><text:span text:style-name="T383">^</text:span><text:span text:style-name="T381"> string_of_block b</text:span></text:p>
      <text:p text:style-name="P296"/>
      <text:p text:style-name="Code"><text:span text:style-name="T386">and</text:span><text:span text:style-name="T381"> string_of_arms </text:span><text:span text:style-name="T383">(</text:span><text:span text:style-name="T381">arms</text:span><text:span text:style-name="T383">)</text:span><text:span text:style-name="T381"> </text:span><text:span text:style-name="T383">=</text:span></text:p>
      <text:p text:style-name="Code"><text:span text:style-name="T381"><text:s text:c="8"/></text:span><text:span text:style-name="T204">String</text:span><text:span text:style-name="T381">.concat </text:span><text:span text:style-name="T384">"</text:span><text:span text:style-name="T385">\n</text:span><text:span text:style-name="T384">"</text:span><text:span text:style-name="T381"> </text:span><text:span text:style-name="T383">(</text:span><text:span text:style-name="T204">List</text:span><text:span text:style-name="T381">.map string_of_arm arms</text:span><text:span text:style-name="T383">)</text:span></text:p>
      <text:p text:style-name="P296"/>
      <text:p text:style-name="Code"><text:span text:style-name="T386">and</text:span><text:span text:style-name="T381"> string_of_cond </text:span><text:span text:style-name="T383">=</text:span><text:span text:style-name="T381"> </text:span><text:span text:style-name="T382">function</text:span></text:p>
      <text:p text:style-name="Code"><text:span text:style-name="T381"><text:s text:c="4"/></text:span><text:span text:style-name="T383">(</text:span><text:span text:style-name="T204">Some</text:span><text:span text:style-name="T381"> e</text:span><text:span text:style-name="T383">,</text:span><text:span text:style-name="T381"> b</text:span><text:span text:style-name="T383">)::</text:span><text:span text:style-name="T381">elses </text:span><text:span text:style-name="T383">-&gt;</text:span></text:p>
      <text:p text:style-name="Code"><text:span text:style-name="T381"><text:s text:c="8"/></text:span><text:span text:style-name="T384">"if "</text:span><text:span text:style-name="T381"> </text:span><text:span text:style-name="T383">^</text:span><text:span text:style-name="T381"> string_of_expr e </text:span><text:span text:style-name="T383">^</text:span><text:span text:style-name="T381"> </text:span><text:span text:style-name="T384">" "</text:span><text:span text:style-name="T381"> </text:span><text:span text:style-name="T383">^</text:span><text:span text:style-name="T381"> string_of_block b</text:span></text:p>
      <text:p text:style-name="Code"><text:span text:style-name="T381"><text:s text:c="8"/></text:span><text:span text:style-name="T383">^</text:span><text:span text:style-name="T381"> </text:span><text:span text:style-name="T204">String</text:span><text:span text:style-name="T381">.concat </text:span><text:span text:style-name="T384">""</text:span><text:span text:style-name="T381"> </text:span><text:span text:style-name="T383">(</text:span><text:span text:style-name="T204">List</text:span><text:span text:style-name="T381">.map string_of_else elses</text:span><text:span text:style-name="T383">)</text:span></text:p>
      <text:p text:style-name="Code"><text:span text:style-name="T381"><text:s text:c="2"/></text:span><text:span text:style-name="T383">|</text:span><text:span text:style-name="T381"> </text:span><text:span text:style-name="T383">_</text:span><text:span text:style-name="T381"> </text:span><text:span text:style-name="T383">-&gt;</text:span><text:span text:style-name="T381"> </text:span><text:span text:style-name="T384">""</text:span></text:p>
      <text:p text:style-name="P296"/>
      <text:p text:style-name="Code"><text:span text:style-name="T386">and</text:span><text:span text:style-name="T381"> string_of_else </text:span><text:span text:style-name="T383">=</text:span><text:span text:style-name="T381"> </text:span><text:span text:style-name="T382">function</text:span></text:p>
      <text:p text:style-name="Code"><text:span text:style-name="T381"><text:s text:c="4"/></text:span><text:span text:style-name="T383">(</text:span><text:span text:style-name="T381">e</text:span><text:span text:style-name="T383">,</text:span><text:span text:style-name="T381"> b</text:span><text:span text:style-name="T383">)</text:span><text:span text:style-name="T381"> </text:span><text:span text:style-name="T383">-&gt;</text:span></text:p>
      <text:p text:style-name="Code"><text:span text:style-name="T381"><text:s text:c="8"/></text:span><text:span text:style-name="T383">(</text:span><text:span text:style-name="T382">match</text:span><text:span text:style-name="T381"> e </text:span><text:span text:style-name="T382">with</text:span><text:span text:style-name="T381"> </text:span><text:span text:style-name="T204">Some</text:span><text:span text:style-name="T381"> e </text:span><text:span text:style-name="T383">-&gt;</text:span><text:span text:style-name="T381"> </text:span><text:span text:style-name="T384">"elif "</text:span><text:span text:style-name="T381"> </text:span><text:span text:style-name="T383">^</text:span><text:span text:style-name="T381"> string_of_expr e </text:span><text:span text:style-name="T383">^</text:span><text:span text:style-name="T381"> </text:span><text:span text:style-name="T384">" "</text:span></text:p>
      <text:p text:style-name="Code"><text:span text:style-name="T381"><text:s text:c="20"/></text:span><text:span text:style-name="T383">|</text:span><text:span text:style-name="T381"> </text:span><text:span text:style-name="T204">None</text:span><text:span text:style-name="T381"> </text:span><text:span text:style-name="T383">-&gt;</text:span><text:span text:style-name="T381"> </text:span><text:span text:style-name="T384">"else "</text:span><text:span text:style-name="T383">)</text:span></text:p>
      <text:p text:style-name="Code"><text:span text:style-name="T381"><text:s text:c="8"/></text:span><text:span text:style-name="T383">^</text:span><text:span text:style-name="T381"> string_of_block b</text:span></text:p>
      <text:p text:style-name="P296"/>
      <text:p text:style-name="Code"><text:span text:style-name="T386">and</text:span><text:span text:style-name="T381"> string_of_type </text:span><text:span text:style-name="T383">=</text:span><text:span text:style-name="T381"> </text:span><text:span text:style-name="T382">function</text:span></text:p>
      <text:p text:style-name="Code"><text:span text:style-name="T381"><text:s text:c="4"/></text:span><text:span text:style-name="T204">ScalarType</text:span><text:span text:style-name="T381"> ptype </text:span><text:span text:style-name="T383">-&gt;</text:span><text:span text:style-name="T381"> string_of_ptype ptype</text:span></text:p>
      <text:p text:style-name="Code"><text:span text:style-name="T381"><text:s text:c="2"/></text:span><text:span text:style-name="T383">|</text:span><text:span text:style-name="T381"> </text:span><text:span text:style-name="T204">ArrayType</text:span><text:span text:style-name="T383">(</text:span><text:span text:style-name="T381">ptype</text:span><text:span text:style-name="T383">,</text:span><text:span text:style-name="T381"> count</text:span><text:span text:style-name="T383">)</text:span><text:span text:style-name="T381"> </text:span><text:span text:style-name="T383">-&gt;</text:span></text:p>
      <text:p text:style-name="P296"><text:s text:c="8"/>string_of_ptype ptype</text:p>
      <text:p text:style-name="Code"><text:span text:style-name="T381"><text:s text:c="8"/></text:span><text:span text:style-name="T383">^</text:span><text:span text:style-name="T381"> </text:span><text:span text:style-name="T384">"["</text:span></text:p>
      <text:p text:style-name="Code"><text:span text:style-name="T381"><text:s text:c="8"/></text:span><text:span text:style-name="T383">^</text:span><text:span text:style-name="T381"> </text:span><text:span text:style-name="T383">(</text:span><text:span text:style-name="T382">match</text:span><text:span text:style-name="T381"> count </text:span><text:span text:style-name="T382">with</text:span><text:span text:style-name="T381"> </text:span><text:span text:style-name="T204">Some</text:span><text:span text:style-name="T383">(</text:span><text:span text:style-name="T381">e</text:span><text:span text:style-name="T383">)</text:span><text:span text:style-name="T381"> </text:span><text:span text:style-name="T383">-&gt;</text:span><text:span text:style-name="T381"> string_of_expr e </text:span><text:span text:style-name="T383">|</text:span><text:span text:style-name="T381"> </text:span><text:span text:style-name="T204">None</text:span><text:span text:style-name="T381"> </text:span><text:span text:style-name="T383">-&gt;</text:span><text:span text:style-name="T381"> </text:span><text:span text:style-name="T384">""</text:span><text:span text:style-name="T383">)</text:span></text:p>
      <text:p text:style-name="Code"><text:span text:style-name="T381"><text:s text:c="8"/></text:span><text:span text:style-name="T383">^</text:span><text:span text:style-name="T381"> </text:span><text:span text:style-name="T384">"]"</text:span></text:p>
      <text:p text:style-name="P296"/>
      <text:p text:style-name="Code"><text:span text:style-name="T386">and</text:span><text:span text:style-name="T381"> string_of_param </text:span><text:span text:style-name="T383">=</text:span><text:span text:style-name="T381"> </text:span><text:span text:style-name="T382">function</text:span></text:p>
      <text:p text:style-name="Code"><text:span text:style-name="T381"><text:s text:c="4"/></text:span><text:span text:style-name="T204">Param</text:span><text:span text:style-name="T383">(</text:span><text:span text:style-name="T381">id</text:span><text:span text:style-name="T383">,</text:span><text:span text:style-name="T381"> type_</text:span><text:span text:style-name="T383">)</text:span><text:span text:style-name="T381"> </text:span><text:span text:style-name="T383">-&gt;</text:span><text:span text:style-name="T381"> id </text:span><text:span text:style-name="T383">^</text:span><text:span text:style-name="T381"> </text:span><text:span text:style-name="T384">":"</text:span><text:span text:style-name="T381"> </text:span><text:span text:style-name="T383">^</text:span><text:span text:style-name="T381"> string_of_type type_</text:span></text:p>
      <text:p text:style-name="P296"/>
      <text:p text:style-name="Code"><text:span text:style-name="T386">and</text:span><text:span text:style-name="T381"> string_of_params </text:span><text:span text:style-name="T383">=</text:span><text:span text:style-name="T381"> </text:span><text:span text:style-name="T382">function</text:span></text:p>
      <text:p text:style-name="Code"><text:span text:style-name="T381"><text:s text:c="4"/></text:span><text:span text:style-name="T382">[]</text:span><text:span text:style-name="T381"> <text:s text:c="4"/></text:span><text:span text:style-name="T383">-&gt;</text:span><text:span text:style-name="T381"> </text:span><text:span text:style-name="T384">""</text:span></text:p>
      <text:p text:style-name="Code"><text:span text:style-name="T381"><text:s text:c="2"/></text:span><text:span text:style-name="T383">|</text:span><text:span text:style-name="T381"> params </text:span><text:span text:style-name="T383">-&gt;</text:span><text:span text:style-name="T381"> </text:span><text:span text:style-name="T384">"("</text:span><text:span text:style-name="T381"> </text:span><text:span text:style-name="T383">^</text:span><text:span text:style-name="T381"> </text:span><text:span text:style-name="T204">String</text:span><text:span text:style-name="T381">.concat </text:span><text:span text:style-name="T384">","</text:span><text:span text:style-name="T381"> </text:span><text:span text:style-name="T383">(</text:span><text:span text:style-name="T204">List</text:span><text:span text:style-name="T381">.map string_of_param params</text:span><text:span text:style-name="T383">)</text:span><text:span text:style-name="T381"> </text:span><text:span text:style-name="T383">^</text:span><text:span text:style-name="T381"> </text:span><text:span text:style-name="T384">") "</text:span></text:p>
      <text:p text:style-name="P296"/>
      <text:p text:style-name="Code"><text:span text:style-name="T386">and</text:span><text:span text:style-name="T381"> string_of_var </text:span><text:span text:style-name="T383">=</text:span><text:span text:style-name="T381"> </text:span><text:span text:style-name="T382">function</text:span></text:p>
      <text:p text:style-name="Code"><text:span text:style-name="T381"><text:s text:c="4"/></text:span><text:span text:style-name="T204">Var</text:span><text:span text:style-name="T383">(</text:span><text:span text:style-name="T381">id</text:span><text:span text:style-name="T383">,</text:span><text:span text:style-name="T381"> type_</text:span><text:span text:style-name="T383">,</text:span><text:span text:style-name="T381"> expr</text:span><text:span text:style-name="T383">)</text:span><text:span text:style-name="T381"> </text:span><text:span text:style-name="T383">-&gt;</text:span></text:p>
      <text:p text:style-name="Code"><text:span text:style-name="T381"><text:s text:c="8"/></text:span><text:span text:style-name="T384">"var "</text:span></text:p>
      <text:p text:style-name="Code"><text:span text:style-name="T381"><text:s text:c="8"/></text:span><text:span text:style-name="T383">^</text:span><text:span text:style-name="T381"> id</text:span></text:p>
      <text:p text:style-name="Code"><text:span text:style-name="T381"><text:s text:c="8"/></text:span><text:span text:style-name="T383">^</text:span><text:span text:style-name="T381"> </text:span><text:span text:style-name="T383">(</text:span><text:span text:style-name="T382">match</text:span><text:span text:style-name="T381"> type_ </text:span><text:span text:style-name="T382">with</text:span><text:span text:style-name="T381"> </text:span><text:span text:style-name="T204">Some</text:span><text:span text:style-name="T383">(</text:span><text:span text:style-name="T381">t</text:span><text:span text:style-name="T383">)</text:span><text:span text:style-name="T381"> </text:span><text:span text:style-name="T383">-&gt;</text:span><text:span text:style-name="T381"> </text:span><text:span text:style-name="T384">" : "</text:span><text:span text:style-name="T381"> </text:span><text:span text:style-name="T383">^</text:span><text:span text:style-name="T381"> string_of_type t </text:span><text:span text:style-name="T383">|</text:span><text:span text:style-name="T381"> </text:span><text:span text:style-name="T204">None</text:span><text:span text:style-name="T381"> </text:span><text:span text:style-name="T383">-&gt;</text:span><text:span text:style-name="T381"> </text:span><text:span text:style-name="T384">""</text:span><text:span text:style-name="T383">)</text:span></text:p>
      <text:p text:style-name="Code"><text:span text:style-name="T381"><text:s text:c="8"/></text:span><text:span text:style-name="T383">^</text:span><text:span text:style-name="T381"> </text:span><text:span text:style-name="T383">(</text:span><text:span text:style-name="T382">match</text:span><text:span text:style-name="T381"> expr </text:span><text:span text:style-name="T382">with</text:span><text:span text:style-name="T381"> </text:span><text:span text:style-name="T204">Some</text:span><text:span text:style-name="T383">(</text:span><text:span text:style-name="T381">e</text:span><text:span text:style-name="T383">)</text:span><text:span text:style-name="T381"> </text:span><text:span text:style-name="T383">-&gt;</text:span><text:span text:style-name="T381"> </text:span><text:span text:style-name="T384">" = "</text:span><text:span text:style-name="T381"> </text:span><text:span text:style-name="T383">^</text:span><text:span text:style-name="T381"> string_of_expr e </text:span><text:span text:style-name="T383">|</text:span><text:span text:style-name="T381"> </text:span><text:span text:style-name="T204">None</text:span><text:span text:style-name="T381"> </text:span><text:span text:style-name="T383">-&gt;</text:span><text:span text:style-name="T381"> </text:span><text:span text:style-name="T384">""</text:span><text:span text:style-name="T383">)</text:span></text:p>
      <text:p text:style-name="P296"/>
      <text:p text:style-name="Code"><text:span text:style-name="T382">let</text:span><text:span text:style-name="T381"> string_of_pdecl </text:span><text:span text:style-name="T383">=</text:span><text:span text:style-name="T381"> </text:span><text:span text:style-name="T382">function</text:span></text:p>
      <text:p text:style-name="Code"><text:span text:style-name="T381"><text:s text:c="4"/></text:span><text:span text:style-name="T204">Func</text:span><text:span text:style-name="T383">(</text:span><text:span text:style-name="T381">id</text:span><text:span text:style-name="T383">,</text:span><text:span text:style-name="T381"> type_</text:span><text:span text:style-name="T383">,</text:span><text:span text:style-name="T381"> params</text:span><text:span text:style-name="T383">,</text:span><text:span text:style-name="T381"> block</text:span><text:span text:style-name="T383">)</text:span><text:span text:style-name="T381"> </text:span><text:span text:style-name="T383">-&gt;</text:span></text:p>
      <text:p text:style-name="Code"><text:span text:style-name="T381"><text:s text:c="8"/></text:span><text:span text:style-name="T384">"func "</text:span><text:span text:style-name="T381"> </text:span><text:span text:style-name="T383">^</text:span><text:span text:style-name="T381"> id </text:span><text:span text:style-name="T383">^</text:span><text:span text:style-name="T381"> </text:span><text:span text:style-name="T384">" "</text:span></text:p>
      <text:p text:style-name="Code"><text:span text:style-name="T381"><text:s text:c="8"/></text:span><text:span text:style-name="T383">^</text:span><text:span text:style-name="T381"> string_of_params params</text:span></text:p>
      <text:p text:style-name="Code"><text:span text:style-name="T381"><text:s text:c="8"/></text:span><text:span text:style-name="T383">^</text:span><text:span text:style-name="T381"> </text:span><text:span text:style-name="T384">":"</text:span><text:span text:style-name="T381"> </text:span><text:span text:style-name="T383">^</text:span><text:span text:style-name="T381"> string_of_type type_ </text:span><text:span text:style-name="T383">^</text:span><text:span text:style-name="T381"> </text:span><text:span text:style-name="T384">" "</text:span></text:p>
      <text:p text:style-name="Code"><text:span text:style-name="T381"><text:s text:c="8"/></text:span><text:span text:style-name="T383">^</text:span><text:span text:style-name="T381"> string_of_block block</text:span></text:p>
      <text:p text:style-name="Code"><text:soft-page-break/><text:span text:style-name="T381"><text:s text:c="2"/></text:span><text:span text:style-name="T383">|</text:span><text:span text:style-name="T381"> </text:span><text:span text:style-name="T204">GVar</text:span><text:span text:style-name="T383">(</text:span><text:span text:style-name="T381">v</text:span><text:span text:style-name="T383">)</text:span><text:span text:style-name="T381"> </text:span><text:span text:style-name="T383">-&gt;</text:span></text:p>
      <text:p text:style-name="P296"><text:s text:c="8"/>string_of_var v</text:p>
      <text:p text:style-name="P296"/>
      <text:p text:style-name="Code"><text:span text:style-name="T382">let</text:span><text:span text:style-name="T381"> string_of_program </text:span><text:span text:style-name="T383">=</text:span><text:span text:style-name="T381"> </text:span><text:span text:style-name="T382">function</text:span></text:p>
      <text:p text:style-name="Code"><text:span text:style-name="T381"><text:s text:c="4"/></text:span><text:span text:style-name="T204">Program</text:span><text:span text:style-name="T383">(</text:span><text:span text:style-name="T381">pdecls</text:span><text:span text:style-name="T383">,</text:span><text:span text:style-name="T381"> block</text:span><text:span text:style-name="T383">)</text:span><text:span text:style-name="T381"> </text:span><text:span text:style-name="T383">-&gt;</text:span></text:p>
      <text:p text:style-name="Code"><text:span text:style-name="T381"><text:s text:c="8"/></text:span><text:span text:style-name="T204">String</text:span><text:span text:style-name="T381">.concat </text:span><text:span text:style-name="T384">"</text:span><text:span text:style-name="T385">\n</text:span><text:span text:style-name="T384">"</text:span><text:span text:style-name="T381"> </text:span><text:span text:style-name="T383">(</text:span><text:span text:style-name="T204">List</text:span><text:span text:style-name="T381">.map string_of_pdecl pdecls</text:span><text:span text:style-name="T383">)</text:span></text:p>
      <text:p text:style-name="Code"><text:span text:style-name="T381"><text:s text:c="8"/></text:span><text:span text:style-name="T383">^</text:span><text:span text:style-name="T381"> </text:span><text:span text:style-name="T384">"</text:span><text:span text:style-name="T385">\n</text:span><text:span text:style-name="T384">"</text:span></text:p>
      <text:p text:style-name="Code"><text:span text:style-name="T381"><text:s text:c="8"/></text:span><text:span text:style-name="T383">^</text:span><text:span text:style-name="T381"> </text:span><text:span text:style-name="T384">"main"</text:span><text:span text:style-name="T381"> </text:span><text:span text:style-name="T383">^</text:span><text:span text:style-name="T381"> string_of_block block</text:span></text:p>
      <text:p text:style-name="P296"/>
      <text:h text:style-name="P482" text:outline-level="2"><text:bookmark-start text:name="__RefHeading___Toc6993_1798352569"/>sast.ml<text:bookmark-end text:name="__RefHeading___Toc6993_1798352569"/></text:h>
      <text:p text:style-name="P295">(* Semantically-checked Abstract Syntax Tree *)</text:p>
      <text:p text:style-name="P296"/>
      <text:p text:style-name="Code"><text:span text:style-name="T382">open</text:span><text:span text:style-name="T381"> </text:span><text:span text:style-name="T204">Ast</text:span></text:p>
      <text:p text:style-name="P296"/>
      <text:p text:style-name="Code"><text:span text:style-name="T382">type</text:span><text:span text:style-name="T381"> stype </text:span><text:span text:style-name="T383">=</text:span></text:p>
      <text:p text:style-name="Code"><text:span text:style-name="T381"><text:s text:c="4"/></text:span><text:span text:style-name="T204">SScalar</text:span><text:span text:style-name="T381"> </text:span><text:span text:style-name="T382">of</text:span><text:span text:style-name="T381"> ptype</text:span></text:p>
      <text:p text:style-name="Code"><text:span text:style-name="T381"><text:s text:c="2"/></text:span><text:span text:style-name="T383">|</text:span><text:span text:style-name="T381"> </text:span><text:span text:style-name="T204">SArray</text:span><text:span text:style-name="T381"> </text:span><text:span text:style-name="T382">of</text:span><text:span text:style-name="T381"> ptype </text:span><text:span text:style-name="T383">*</text:span><text:span text:style-name="T381"> sexpr option</text:span></text:p>
      <text:p text:style-name="P296"/>
      <text:p text:style-name="Code"><text:span text:style-name="T386">and</text:span><text:span text:style-name="T381"> sexpr </text:span><text:span text:style-name="T383">=</text:span><text:span text:style-name="T381"> stype </text:span><text:span text:style-name="T383">*</text:span><text:span text:style-name="T381"> sx</text:span></text:p>
      <text:p text:style-name="P296"/>
      <text:p text:style-name="Code"><text:span text:style-name="T386">and</text:span><text:span text:style-name="T381"> sx </text:span><text:span text:style-name="T383">=</text:span></text:p>
      <text:p text:style-name="Code"><text:span text:style-name="T381"><text:s text:c="4"/></text:span><text:span text:style-name="T204">SLInt</text:span><text:span text:style-name="T381"> </text:span><text:span text:style-name="T382">of</text:span><text:span text:style-name="T381"> </text:span><text:span text:style-name="T387">int</text:span></text:p>
      <text:p text:style-name="Code"><text:span text:style-name="T381"><text:s text:c="2"/></text:span><text:span text:style-name="T383">|</text:span><text:span text:style-name="T381"> </text:span><text:span text:style-name="T204">SLFloat</text:span><text:span text:style-name="T381"> </text:span><text:span text:style-name="T382">of</text:span><text:span text:style-name="T381"> </text:span><text:span text:style-name="T387">float</text:span></text:p>
      <text:p text:style-name="Code"><text:span text:style-name="T381"><text:s text:c="2"/></text:span><text:span text:style-name="T383">|</text:span><text:span text:style-name="T381"> </text:span><text:span text:style-name="T204">SLString</text:span><text:span text:style-name="T381"> </text:span><text:span text:style-name="T382">of</text:span><text:span text:style-name="T381"> </text:span><text:span text:style-name="T387">string</text:span></text:p>
      <text:p text:style-name="Code"><text:span text:style-name="T381"><text:s text:c="2"/></text:span><text:span text:style-name="T383">|</text:span><text:span text:style-name="T381"> </text:span><text:span text:style-name="T204">SLBool</text:span><text:span text:style-name="T381"> </text:span><text:span text:style-name="T382">of</text:span><text:span text:style-name="T381"> </text:span><text:span text:style-name="T387">bool</text:span></text:p>
      <text:p text:style-name="Code"><text:span text:style-name="T381"><text:s text:c="2"/></text:span><text:span text:style-name="T383">|</text:span><text:span text:style-name="T381"> </text:span><text:span text:style-name="T204">SLArray</text:span><text:span text:style-name="T381"> </text:span><text:span text:style-name="T382">of</text:span><text:span text:style-name="T381"> sexpr </text:span><text:span text:style-name="T387">list</text:span></text:p>
      <text:p text:style-name="Code"><text:span text:style-name="T381"><text:s text:c="2"/></text:span><text:span text:style-name="T383">|</text:span><text:span text:style-name="T381"> </text:span><text:span text:style-name="T204">SId</text:span><text:span text:style-name="T381"> </text:span><text:span text:style-name="T382">of</text:span><text:span text:style-name="T381"> </text:span><text:span text:style-name="T387">string</text:span></text:p>
      <text:p text:style-name="Code"><text:span text:style-name="T381"><text:s text:c="2"/></text:span><text:span text:style-name="T383">|</text:span><text:span text:style-name="T381"> </text:span><text:span text:style-name="T204">SBinop</text:span><text:span text:style-name="T381"> </text:span><text:span text:style-name="T382">of</text:span><text:span text:style-name="T381"> sexpr </text:span><text:span text:style-name="T383">*</text:span><text:span text:style-name="T381"> op </text:span><text:span text:style-name="T383">*</text:span><text:span text:style-name="T381"> sexpr</text:span></text:p>
      <text:p text:style-name="Code"><text:span text:style-name="T381"><text:s text:c="2"/></text:span><text:span text:style-name="T383">|</text:span><text:span text:style-name="T381"> </text:span><text:span text:style-name="T204">SUnop</text:span><text:span text:style-name="T381"> </text:span><text:span text:style-name="T382">of</text:span><text:span text:style-name="T381"> uop </text:span><text:span text:style-name="T383">*</text:span><text:span text:style-name="T381"> sexpr</text:span></text:p>
      <text:p text:style-name="Code"><text:span text:style-name="T381"><text:s text:c="2"/></text:span><text:span text:style-name="T383">|</text:span><text:span text:style-name="T381"> </text:span><text:span text:style-name="T204">SIf</text:span><text:span text:style-name="T381"> </text:span><text:span text:style-name="T382">of</text:span><text:span text:style-name="T381"> sexpr </text:span><text:span text:style-name="T383">*</text:span><text:span text:style-name="T381"> sstmt </text:span><text:span text:style-name="T387">list</text:span><text:span text:style-name="T381"> </text:span><text:span text:style-name="T383">*</text:span><text:span text:style-name="T381"> sstmt </text:span><text:span text:style-name="T387">list</text:span></text:p>
      <text:p text:style-name="Code"><text:span text:style-name="T381"><text:s text:c="2"/></text:span><text:span text:style-name="T383">|</text:span><text:span text:style-name="T381"> </text:span><text:span text:style-name="T204">SCall</text:span><text:span text:style-name="T381"> </text:span><text:span text:style-name="T382">of</text:span><text:span text:style-name="T381"> </text:span><text:span text:style-name="T387">string</text:span><text:span text:style-name="T381"> </text:span><text:span text:style-name="T383">*</text:span><text:span text:style-name="T381"> sexpr </text:span><text:span text:style-name="T387">list</text:span></text:p>
      <text:p text:style-name="P296"/>
      <text:p text:style-name="Code"><text:span text:style-name="T386">and</text:span><text:span text:style-name="T381"> sstmt </text:span><text:span text:style-name="T383">=</text:span></text:p>
      <text:p text:style-name="Code"><text:span text:style-name="T381"><text:s text:c="4"/></text:span><text:span text:style-name="T204">SLVar</text:span><text:span text:style-name="T381"> </text:span><text:span text:style-name="T382">of</text:span><text:span text:style-name="T381"> svar </text:span><text:span text:style-name="T380">(* local variable declaration *)</text:span></text:p>
      <text:p text:style-name="Code"><text:span text:style-name="T381"><text:s text:c="2"/></text:span><text:span text:style-name="T383">|</text:span><text:span text:style-name="T381"> </text:span><text:span text:style-name="T204">SExpr</text:span><text:span text:style-name="T381"> </text:span><text:span text:style-name="T382">of</text:span><text:span text:style-name="T381"> sexpr</text:span></text:p>
      <text:p text:style-name="Code"><text:span text:style-name="T381"><text:s text:c="2"/></text:span><text:span text:style-name="T383">|</text:span><text:span text:style-name="T381"> </text:span><text:span text:style-name="T204">SReturn</text:span><text:span text:style-name="T381"> </text:span><text:span text:style-name="T382">of</text:span><text:span text:style-name="T381"> sexpr</text:span></text:p>
      <text:p text:style-name="Code"><text:span text:style-name="T381"><text:s text:c="2"/></text:span><text:span text:style-name="T383">|</text:span><text:span text:style-name="T381"> </text:span><text:span text:style-name="T204">SFor</text:span><text:span text:style-name="T381"> </text:span><text:span text:style-name="T382">of</text:span><text:span text:style-name="T381"> svar </text:span><text:span text:style-name="T383">*</text:span><text:span text:style-name="T381"> svar </text:span><text:span text:style-name="T383">*</text:span><text:span text:style-name="T381"> sexpr </text:span><text:span text:style-name="T383">*</text:span><text:span text:style-name="T381"> sstmt </text:span><text:span text:style-name="T387">list</text:span></text:p>
      <text:p text:style-name="Code"><text:span text:style-name="T381"><text:s text:c="2"/></text:span><text:span text:style-name="T383">|</text:span><text:span text:style-name="T381"> </text:span><text:span text:style-name="T204">SWhile</text:span><text:span text:style-name="T381"> </text:span><text:span text:style-name="T382">of</text:span><text:span text:style-name="T381"> sexpr </text:span><text:span text:style-name="T383">*</text:span><text:span text:style-name="T381"> sstmt </text:span><text:span text:style-name="T387">list</text:span></text:p>
      <text:p text:style-name="P296"/>
      <text:p text:style-name="Code"><text:span text:style-name="T386">and</text:span><text:span text:style-name="T381"> svar </text:span><text:span text:style-name="T383">=</text:span><text:span text:style-name="T381"> </text:span><text:span text:style-name="T387">string</text:span><text:span text:style-name="T381"> </text:span><text:span text:style-name="T383">*</text:span><text:span text:style-name="T381"> stype </text:span><text:span text:style-name="T383">*</text:span><text:span text:style-name="T381"> sexpr option</text:span></text:p>
      <text:p text:style-name="P296"/>
      <text:p text:style-name="Code"><text:span text:style-name="T382">type</text:span><text:span text:style-name="T381"> sparam </text:span><text:span text:style-name="T383">=</text:span><text:span text:style-name="T381"> </text:span><text:span text:style-name="T387">string</text:span><text:span text:style-name="T381"> </text:span><text:span text:style-name="T383">*</text:span><text:span text:style-name="T381"> stype</text:span></text:p>
      <text:p text:style-name="P296"/>
      <text:p text:style-name="Code"><text:span text:style-name="T382">type</text:span><text:span text:style-name="T381"> sfunc </text:span><text:span text:style-name="T383">=</text:span><text:span text:style-name="T381"> </text:span><text:span text:style-name="T387">string</text:span><text:span text:style-name="T381"> </text:span><text:span text:style-name="T383">*</text:span><text:span text:style-name="T381"> stype </text:span><text:span text:style-name="T383">*</text:span><text:span text:style-name="T381"> sparam </text:span><text:span text:style-name="T387">list</text:span><text:span text:style-name="T381"> </text:span><text:span text:style-name="T383">*</text:span><text:span text:style-name="T381"> sstmt </text:span><text:span text:style-name="T387">list</text:span></text:p>
      <text:p text:style-name="P296"/>
      <text:p text:style-name="Code"><text:span text:style-name="T382">type</text:span><text:span text:style-name="T381"> sprogram_decl </text:span><text:span text:style-name="T383">=</text:span></text:p>
      <text:p text:style-name="Code"><text:span text:style-name="T381"><text:s text:c="4"/></text:span><text:span text:style-name="T204">SFunc</text:span><text:span text:style-name="T381"> </text:span><text:span text:style-name="T382">of</text:span><text:span text:style-name="T381"> sfunc</text:span></text:p>
      <text:p text:style-name="Code"><text:span text:style-name="T381"><text:s text:c="2"/></text:span><text:span text:style-name="T383">|</text:span><text:span text:style-name="T381"> </text:span><text:span text:style-name="T204">SGVar</text:span><text:span text:style-name="T381"> </text:span><text:span text:style-name="T382">of</text:span><text:span text:style-name="T381"> svar </text:span><text:span text:style-name="T380">(* global variable *)</text:span></text:p>
      <text:p text:style-name="P296"/>
      <text:p text:style-name="Code"><text:span text:style-name="T382">type</text:span><text:span text:style-name="T381"> sprogram </text:span><text:span text:style-name="T383">=</text:span><text:span text:style-name="T381"> sprogram_decl </text:span><text:span text:style-name="T387">list</text:span></text:p>
      <text:p text:style-name="P296"/>
      <text:p text:style-name="Code"><text:span text:style-name="T382">let</text:span><text:span text:style-name="T381"> size_t </text:span><text:span text:style-name="T383">=</text:span><text:span text:style-name="T381"> </text:span><text:span text:style-name="T204">SScalar</text:span><text:span text:style-name="T381"> </text:span><text:span text:style-name="T383">(</text:span><text:span text:style-name="T204">TInt</text:span><text:span text:style-name="T383">(</text:span><text:span text:style-name="T382">true</text:span><text:span text:style-name="T383">,64))</text:span></text:p>
      <text:p text:style-name="Code"><text:span text:style-name="T382">let</text:span><text:span text:style-name="T381"> char_t </text:span><text:span text:style-name="T383">=</text:span><text:span text:style-name="T381"> </text:span><text:span text:style-name="T204">SScalar</text:span><text:span text:style-name="T381"> </text:span><text:span text:style-name="T383">(</text:span><text:span text:style-name="T204">TInt</text:span><text:span text:style-name="T383">(</text:span><text:span text:style-name="T382">false</text:span><text:span text:style-name="T383">,8))</text:span></text:p>
      <text:p text:style-name="P296"/>
      <text:p text:style-name="Code"><text:span text:style-name="T382">let</text:span><text:span text:style-name="T381"> is_integer </text:span><text:span text:style-name="T383">=</text:span><text:span text:style-name="T381"> </text:span><text:span text:style-name="T382">function</text:span></text:p>
      <text:p text:style-name="Code"><text:span text:style-name="T381"><text:s text:c="4"/></text:span><text:span text:style-name="T204">SScalar</text:span><text:span text:style-name="T383">(</text:span><text:span text:style-name="T204">TInt</text:span><text:span text:style-name="T383">(_,_))</text:span><text:span text:style-name="T381"> </text:span><text:span text:style-name="T383">|</text:span><text:span text:style-name="T381"> </text:span><text:span text:style-name="T204">SScalar</text:span><text:span text:style-name="T381"> </text:span><text:span text:style-name="T204">TAInt</text:span><text:span text:style-name="T381"> </text:span><text:span text:style-name="T383">-&gt;</text:span><text:span text:style-name="T381"> </text:span><text:span text:style-name="T382">true</text:span></text:p>
      <text:p text:style-name="Code"><text:span text:style-name="T381"><text:s text:c="2"/></text:span><text:span text:style-name="T383">|</text:span><text:span text:style-name="T381"> </text:span><text:span text:style-name="T383">_</text:span><text:span text:style-name="T381"> </text:span><text:span text:style-name="T383">-&gt;</text:span><text:span text:style-name="T381"> </text:span><text:span text:style-name="T382">false</text:span></text:p>
      <text:p text:style-name="P296"/>
      <text:p text:style-name="Code"><text:span text:style-name="T382">let</text:span><text:span text:style-name="T381"> is_float </text:span><text:span text:style-name="T383">=</text:span><text:span text:style-name="T381"> </text:span><text:span text:style-name="T382">function</text:span></text:p>
      <text:p text:style-name="Code"><text:span text:style-name="T381"><text:s text:c="4"/></text:span><text:span text:style-name="T204">SScalar</text:span><text:span text:style-name="T381"> </text:span><text:span text:style-name="T383">(</text:span><text:span text:style-name="T204">TFloat</text:span><text:span text:style-name="T381"> </text:span><text:span text:style-name="T383">_)</text:span><text:span text:style-name="T381"> </text:span><text:span text:style-name="T383">|</text:span><text:span text:style-name="T381"> </text:span><text:span text:style-name="T204">SScalar</text:span><text:span text:style-name="T381"> </text:span><text:span text:style-name="T204">TAFloat</text:span><text:span text:style-name="T381"> </text:span><text:span text:style-name="T383">-&gt;</text:span><text:span text:style-name="T381"> </text:span><text:span text:style-name="T382">true</text:span></text:p>
      <text:p text:style-name="Code"><text:soft-page-break/><text:span text:style-name="T381"><text:s text:c="2"/></text:span><text:span text:style-name="T383">|</text:span><text:span text:style-name="T381"> </text:span><text:span text:style-name="T383">_</text:span><text:span text:style-name="T381"> </text:span><text:span text:style-name="T383">-&gt;</text:span><text:span text:style-name="T381"> </text:span><text:span text:style-name="T382">false</text:span></text:p>
      <text:p text:style-name="P296"/>
      <text:p text:style-name="Code"><text:span text:style-name="T382">let</text:span><text:span text:style-name="T381"> is_number x </text:span><text:span text:style-name="T383">=</text:span><text:span text:style-name="T381"> </text:span><text:span text:style-name="T383">(</text:span><text:span text:style-name="T381">is_integer x</text:span><text:span text:style-name="T383">)</text:span><text:span text:style-name="T381"> </text:span><text:span text:style-name="T383">||</text:span><text:span text:style-name="T381"> </text:span><text:span text:style-name="T383">(</text:span><text:span text:style-name="T381">is_float x</text:span><text:span text:style-name="T383">)</text:span></text:p>
      <text:p text:style-name="P296"/>
      <text:p text:style-name="Code"><text:span text:style-name="T382">let</text:span><text:span text:style-name="T381"> is_bool </text:span><text:span text:style-name="T383">=</text:span><text:span text:style-name="T381"> </text:span><text:span text:style-name="T382">function</text:span><text:span text:style-name="T381"> </text:span><text:span text:style-name="T204">SScalar</text:span><text:span text:style-name="T381"> </text:span><text:span text:style-name="T204">TBool</text:span><text:span text:style-name="T381"> </text:span><text:span text:style-name="T383">-&gt;</text:span><text:span text:style-name="T381"> </text:span><text:span text:style-name="T382">true</text:span><text:span text:style-name="T381"> </text:span><text:span text:style-name="T383">|</text:span><text:span text:style-name="T381"> </text:span><text:span text:style-name="T383">_</text:span><text:span text:style-name="T381"> </text:span><text:span text:style-name="T383">-&gt;</text:span><text:span text:style-name="T381"> </text:span><text:span text:style-name="T382">false</text:span></text:p>
      <text:p text:style-name="P296"/>
      <text:p text:style-name="P295">(* Pretty-printing *)</text:p>
      <text:p text:style-name="P296"/>
      <text:p text:style-name="Code"><text:span text:style-name="T382">let</text:span><text:span text:style-name="T381"> </text:span><text:span text:style-name="T382">rec</text:span><text:span text:style-name="T381"> string_of_stype </text:span><text:span text:style-name="T383">=</text:span><text:span text:style-name="T381"> </text:span><text:span text:style-name="T382">function</text:span></text:p>
      <text:p text:style-name="Code"><text:span text:style-name="T381"><text:s text:c="4"/></text:span><text:span text:style-name="T204">SScalar</text:span><text:span text:style-name="T381"> ptype </text:span><text:span text:style-name="T383">-&gt;</text:span><text:span text:style-name="T381"> string_of_ptype ptype</text:span></text:p>
      <text:p text:style-name="Code"><text:span text:style-name="T381"><text:s text:c="2"/></text:span><text:span text:style-name="T383">|</text:span><text:span text:style-name="T381"> </text:span><text:span text:style-name="T204">SArray</text:span><text:span text:style-name="T381"> </text:span><text:span text:style-name="T383">(</text:span><text:span text:style-name="T381">ptype</text:span><text:span text:style-name="T383">,</text:span><text:span text:style-name="T381"> count</text:span><text:span text:style-name="T383">)</text:span><text:span text:style-name="T381"> </text:span><text:span text:style-name="T383">-&gt;</text:span></text:p>
      <text:p text:style-name="P296"><text:s text:c="8"/>string_of_ptype ptype</text:p>
      <text:p text:style-name="Code"><text:span text:style-name="T381"><text:s text:c="8"/></text:span><text:span text:style-name="T383">^</text:span><text:span text:style-name="T381"> </text:span><text:span text:style-name="T384">"["</text:span></text:p>
      <text:p text:style-name="Code"><text:span text:style-name="T381"><text:s text:c="8"/></text:span><text:span text:style-name="T383">^</text:span><text:span text:style-name="T381"> </text:span><text:span text:style-name="T383">(</text:span><text:span text:style-name="T382">match</text:span><text:span text:style-name="T381"> count </text:span><text:span text:style-name="T382">with</text:span><text:span text:style-name="T381"> </text:span><text:span text:style-name="T204">Some</text:span><text:span text:style-name="T383">(</text:span><text:span text:style-name="T381">e</text:span><text:span text:style-name="T383">)</text:span><text:span text:style-name="T381"> </text:span><text:span text:style-name="T383">-&gt;</text:span><text:span text:style-name="T381"> string_of_sexpr e </text:span><text:span text:style-name="T383">|</text:span><text:span text:style-name="T381"> </text:span><text:span text:style-name="T204">None</text:span><text:span text:style-name="T381"> </text:span><text:span text:style-name="T383">-&gt;</text:span><text:span text:style-name="T381"> </text:span><text:span text:style-name="T384">""</text:span><text:span text:style-name="T383">)</text:span></text:p>
      <text:p text:style-name="Code"><text:span text:style-name="T381"><text:s text:c="8"/></text:span><text:span text:style-name="T383">^</text:span><text:span text:style-name="T381"> </text:span><text:span text:style-name="T384">"]"</text:span></text:p>
      <text:p text:style-name="P296"/>
      <text:p text:style-name="Code"><text:span text:style-name="T386">and</text:span><text:span text:style-name="T381"> string_of_sstmt </text:span><text:span text:style-name="T383">=</text:span><text:span text:style-name="T381"> </text:span><text:span text:style-name="T382">function</text:span></text:p>
      <text:p text:style-name="Code"><text:span text:style-name="T381"><text:s text:c="4"/></text:span><text:span text:style-name="T204">SLVar</text:span><text:span text:style-name="T381"> v <text:s text:c="3"/></text:span><text:span text:style-name="T383">-&gt;</text:span><text:span text:style-name="T381"> string_of_svar v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SExpr</text:span><text:span text:style-name="T381"> e <text:s text:c="3"/></text:span><text:span text:style-name="T383">-&gt;</text:span><text:span text:style-name="T381"> string_of_sexpr e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SReturn</text:span><text:span text:style-name="T381"> e <text:s/></text:span><text:span text:style-name="T383">-&gt;</text:span><text:span text:style-name="T381"> </text:span><text:span text:style-name="T384">"return "</text:span><text:span text:style-name="T381"> </text:span><text:span text:style-name="T383">^</text:span><text:span text:style-name="T381"> string_of_sexpr e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SFor</text:span><text:span text:style-name="T383">(</text:span><text:span text:style-name="T381">idx_sv</text:span><text:span text:style-name="T383">,</text:span><text:span text:style-name="T381"> item_sv</text:span><text:span text:style-name="T383">,</text:span><text:span text:style-name="T381"> e</text:span><text:span text:style-name="T383">,</text:span><text:span text:style-name="T381"> b</text:span><text:span text:style-name="T383">)</text:span><text:span text:style-name="T381"> </text:span><text:span text:style-name="T383">-&gt;</text:span></text:p>
      <text:p text:style-name="Code"><text:span text:style-name="T381"><text:s text:c="10"/></text:span><text:span text:style-name="T384">"for "</text:span></text:p>
      <text:p text:style-name="Code"><text:span text:style-name="T381"><text:s text:c="10"/></text:span><text:span text:style-name="T383">^</text:span><text:span text:style-name="T381"> string_of_svar idx_sv </text:span><text:span text:style-name="T383">^</text:span><text:span text:style-name="T381"> </text:span><text:span text:style-name="T384">","</text:span></text:p>
      <text:p text:style-name="Code"><text:span text:style-name="T381"><text:s text:c="10"/></text:span><text:span text:style-name="T383">^</text:span><text:span text:style-name="T381"> string_of_svar item_sv </text:span><text:span text:style-name="T383">^</text:span><text:span text:style-name="T381"> </text:span><text:span text:style-name="T384">" in "</text:span></text:p>
      <text:p text:style-name="Code"><text:span text:style-name="T381"><text:s text:c="10"/></text:span><text:span text:style-name="T383">^</text:span><text:span text:style-name="T381"> string_of_sexpr e</text:span></text:p>
      <text:p text:style-name="Code"><text:span text:style-name="T381"><text:s text:c="10"/></text:span><text:span text:style-name="T383">^</text:span><text:span text:style-name="T381"> string_of_sblock b</text:span></text:p>
      <text:p text:style-name="Code"><text:span text:style-name="T381"><text:s text:c="2"/></text:span><text:span text:style-name="T383">|</text:span><text:span text:style-name="T381"> </text:span><text:span text:style-name="T204">SWhile</text:span><text:span text:style-name="T383">(</text:span><text:span text:style-name="T381">e</text:span><text:span text:style-name="T383">,</text:span><text:span text:style-name="T381"> b</text:span><text:span text:style-name="T383">)</text:span><text:span text:style-name="T381"> </text:span><text:span text:style-name="T383">-&gt;</text:span></text:p>
      <text:p text:style-name="Code"><text:span text:style-name="T381"><text:s text:c="10"/></text:span><text:span text:style-name="T384">"while "</text:span><text:span text:style-name="T381"> </text:span><text:span text:style-name="T383">^</text:span><text:span text:style-name="T381"> string_of_sexpr e </text:span><text:span text:style-name="T383">^</text:span><text:span text:style-name="T381"> </text:span><text:span text:style-name="T384">")"</text:span><text:span text:style-name="T381"> </text:span><text:span text:style-name="T383">^</text:span><text:span text:style-name="T381"> string_of_sblock b</text:span></text:p>
      <text:p text:style-name="P296"/>
      <text:p text:style-name="Code"><text:span text:style-name="T386">and</text:span><text:span text:style-name="T381"> string_of_sblock b </text:span><text:span text:style-name="T383">=</text:span></text:p>
      <text:p text:style-name="Code"><text:span text:style-name="T381"><text:s text:c="4"/></text:span><text:span text:style-name="T384">"{</text:span><text:span text:style-name="T385">\n</text:span><text:span text:style-name="T384">"</text:span><text:span text:style-name="T381"> </text:span><text:span text:style-name="T383">^</text:span><text:span text:style-name="T381"> </text:span><text:span text:style-name="T383">(</text:span><text:span text:style-name="T204">String</text:span><text:span text:style-name="T381">.concat </text:span><text:span text:style-name="T384">"</text:span><text:span text:style-name="T385">\n</text:span><text:span text:style-name="T384">"</text:span><text:span text:style-name="T381"> </text:span><text:span text:style-name="T383">(</text:span><text:span text:style-name="T204">List</text:span><text:span text:style-name="T381">.map string_of_sstmt b</text:span><text:span text:style-name="T383">))</text:span><text:span text:style-name="T381"> </text:span><text:span text:style-name="T383">^</text:span><text:span text:style-name="T381"> </text:span><text:span text:style-name="T384">"</text:span><text:span text:style-name="T385">\n</text:span><text:span text:style-name="T384">}</text:span><text:span text:style-name="T385">\n</text:span><text:span text:style-name="T384">"</text:span></text:p>
      <text:p text:style-name="P296"/>
      <text:p text:style-name="Code"><text:span text:style-name="T386">and</text:span><text:span text:style-name="T381"> string_of_sarm arm </text:span><text:span text:style-name="T383">=</text:span></text:p>
      <text:p text:style-name="Code"><text:span text:style-name="T381"><text:s text:c="4"/></text:span><text:span text:style-name="T382">let</text:span><text:span text:style-name="T381"> </text:span><text:span text:style-name="T383">(</text:span><text:span text:style-name="T381">e</text:span><text:span text:style-name="T383">,</text:span><text:span text:style-name="T381"> block</text:span><text:span text:style-name="T383">)</text:span><text:span text:style-name="T381"> </text:span><text:span text:style-name="T383">=</text:span><text:span text:style-name="T381"> arm </text:span><text:span text:style-name="T382">in</text:span></text:p>
      <text:p text:style-name="Code"><text:span text:style-name="T381"><text:s text:c="4"/></text:span><text:span text:style-name="T383">(</text:span><text:span text:style-name="T381">string_of_sexpr e</text:span><text:span text:style-name="T383">)</text:span><text:span text:style-name="T381"> </text:span><text:span text:style-name="T383">^</text:span><text:span text:style-name="T381"> </text:span><text:span text:style-name="T384">" -&gt; "</text:span><text:span text:style-name="T381"> </text:span><text:span text:style-name="T383">^</text:span><text:span text:style-name="T381"> </text:span><text:span text:style-name="T383">(</text:span><text:span text:style-name="T381">string_of_sblock block</text:span><text:span text:style-name="T383">)</text:span></text:p>
      <text:p text:style-name="P296"/>
      <text:p text:style-name="Code"><text:span text:style-name="T386">and</text:span><text:span text:style-name="T381"> string_of_sx </text:span><text:span text:style-name="T383">=</text:span><text:span text:style-name="T381"> </text:span><text:span text:style-name="T382">function</text:span></text:p>
      <text:p text:style-name="Code"><text:span text:style-name="T381"><text:s text:c="4"/></text:span><text:span text:style-name="T204">SLInt</text:span><text:span text:style-name="T381"> i </text:span><text:span text:style-name="T383">-&gt;</text:span><text:span text:style-name="T381"> string_of_int i</text:span></text:p>
      <text:p text:style-name="Code"><text:span text:style-name="T381"><text:s text:c="2"/></text:span><text:span text:style-name="T383">|</text:span><text:span text:style-name="T381"> </text:span><text:span text:style-name="T204">SLFloat</text:span><text:span text:style-name="T381"> f </text:span><text:span text:style-name="T383">-&gt;</text:span><text:span text:style-name="T381"> string_of_float f</text:span></text:p>
      <text:p text:style-name="Code"><text:span text:style-name="T381"><text:s text:c="2"/></text:span><text:span text:style-name="T383">|</text:span><text:span text:style-name="T381"> </text:span><text:span text:style-name="T204">SLString</text:span><text:span text:style-name="T381"> s </text:span><text:span text:style-name="T383">-&gt;</text:span><text:span text:style-name="T381"> </text:span><text:span text:style-name="T384">"</text:span><text:span text:style-name="T385">\"</text:span><text:span text:style-name="T384">"</text:span><text:span text:style-name="T381"> </text:span><text:span text:style-name="T383">^</text:span><text:span text:style-name="T381"> s </text:span><text:span text:style-name="T383">^</text:span><text:span text:style-name="T381"> </text:span><text:span text:style-name="T384">"</text:span><text:span text:style-name="T385">\"</text:span><text:span text:style-name="T384">"</text:span></text:p>
      <text:p text:style-name="Code"><text:span text:style-name="T381"><text:s text:c="2"/></text:span><text:span text:style-name="T383">|</text:span><text:span text:style-name="T381"> </text:span><text:span text:style-name="T204">SLBool</text:span><text:span text:style-name="T381"> b </text:span><text:span text:style-name="T383">-&gt;</text:span><text:span text:style-name="T381"> string_of_bool b</text:span></text:p>
      <text:p text:style-name="Code"><text:span text:style-name="T381"><text:s text:c="2"/></text:span><text:span text:style-name="T383">|</text:span><text:span text:style-name="T381"> </text:span><text:span text:style-name="T204">SLArray</text:span><text:span text:style-name="T381"> lx </text:span><text:span text:style-name="T383">-&gt;</text:span><text:span text:style-name="T381"> </text:span><text:span text:style-name="T384">"["</text:span><text:span text:style-name="T381"> </text:span><text:span text:style-name="T383">^</text:span><text:span text:style-name="T381"> </text:span><text:span text:style-name="T383">(</text:span><text:span text:style-name="T204">String</text:span><text:span text:style-name="T381">.concat </text:span><text:span text:style-name="T384">","</text:span><text:span text:style-name="T381"> </text:span><text:span text:style-name="T383">(</text:span><text:span text:style-name="T204">List</text:span><text:span text:style-name="T381">.map string_of_sexpr lx</text:span><text:span text:style-name="T383">))</text:span><text:span text:style-name="T381">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SId</text:span><text:span text:style-name="T381"> id </text:span><text:span text:style-name="T383">-&gt;</text:span><text:span text:style-name="T381"> id</text:span></text:p>
      <text:p text:style-name="Code"><text:span text:style-name="T381"><text:s text:c="2"/></text:span><text:span text:style-name="T383">|</text:span><text:span text:style-name="T381"> </text:span><text:span text:style-name="T204">SBinop</text:span><text:span text:style-name="T383">(</text:span><text:span text:style-name="T381">e1</text:span><text:span text:style-name="T383">,</text:span><text:span text:style-name="T204">Subscr</text:span><text:span text:style-name="T383">,</text:span><text:span text:style-name="T381">e2</text:span><text:span text:style-name="T383">)</text:span><text:span text:style-name="T381"> </text:span><text:span text:style-name="T383">-&gt;</text:span></text:p>
      <text:p text:style-name="Code"><text:span text:style-name="T381"><text:s text:c="10"/>string_of_sexpr e1 </text:span><text:span text:style-name="T383">^</text:span><text:span text:style-name="T381"> </text:span><text:span text:style-name="T384">"["</text:span><text:span text:style-name="T381"> </text:span><text:span text:style-name="T383">^</text:span><text:span text:style-name="T381"> string_of_sexpr e2 </text:span><text:span text:style-name="T383">^</text:span><text:span text:style-name="T381"> </text:span><text:span text:style-name="T384">"]"</text:span></text:p>
      <text:p text:style-name="Code"><text:span text:style-name="T381"><text:s text:c="2"/></text:span><text:span text:style-name="T383">|</text:span><text:span text:style-name="T381"> </text:span><text:span text:style-name="T204">SBinop</text:span><text:span text:style-name="T383">(</text:span><text:span text:style-name="T381">e1</text:span><text:span text:style-name="T383">,</text:span><text:span text:style-name="T381">op</text:span><text:span text:style-name="T383">,</text:span><text:span text:style-name="T381">e2</text:span><text:span text:style-name="T383">)</text:span><text:span text:style-name="T381"> </text:span><text:span text:style-name="T383">-&gt;</text:span></text:p>
      <text:p text:style-name="Code"><text:span text:style-name="T381"><text:s text:c="10"/>string_of_sexpr e1 </text:span><text:span text:style-name="T383">^</text:span><text:span text:style-name="T381"> </text:span><text:span text:style-name="T384">" "</text:span><text:span text:style-name="T381"> </text:span><text:span text:style-name="T383">^</text:span><text:span text:style-name="T381"> string_of_op op </text:span><text:span text:style-name="T383">^</text:span><text:span text:style-name="T381"> </text:span><text:span text:style-name="T384">" "</text:span><text:span text:style-name="T381"> </text:span><text:span text:style-name="T383">^</text:span><text:span text:style-name="T381"> string_of_sexpr e2</text:span></text:p>
      <text:p text:style-name="Code"><text:span text:style-name="T381"><text:s text:c="2"/></text:span><text:span text:style-name="T383">|</text:span><text:span text:style-name="T381"> </text:span><text:span text:style-name="T204">SUnop</text:span><text:span text:style-name="T383">(</text:span><text:span text:style-name="T381">uop</text:span><text:span text:style-name="T383">,</text:span><text:span text:style-name="T381">e</text:span><text:span text:style-name="T383">)</text:span><text:span text:style-name="T381"> </text:span><text:span text:style-name="T383">-&gt;</text:span></text:p>
      <text:p text:style-name="Code"><text:span text:style-name="T381"><text:s text:c="10"/>string_of_uop uop </text:span><text:span text:style-name="T383">^</text:span><text:span text:style-name="T381"> </text:span><text:span text:style-name="T384">" "</text:span><text:span text:style-name="T381"> </text:span><text:span text:style-name="T383">^</text:span><text:span text:style-name="T381"> string_of_sexpr e</text:span></text:p>
      <text:p text:style-name="Code"><text:span text:style-name="T381"><text:s text:c="2"/></text:span><text:span text:style-name="T383">|</text:span><text:span text:style-name="T381"> </text:span><text:span text:style-name="T204">SIf</text:span><text:span text:style-name="T383">(</text:span><text:span text:style-name="T381">pred</text:span><text:span text:style-name="T383">,</text:span><text:span text:style-name="T381">then_</text:span><text:span text:style-name="T383">,</text:span><text:span text:style-name="T381">else_</text:span><text:span text:style-name="T383">)</text:span><text:span text:style-name="T381"> </text:span><text:span text:style-name="T383">-&gt;</text:span></text:p>
      <text:p text:style-name="Code"><text:span text:style-name="T381"><text:s text:c="8"/></text:span><text:span text:style-name="T384">"if "</text:span><text:span text:style-name="T381"> </text:span><text:span text:style-name="T383">^</text:span><text:span text:style-name="T381"> string_of_sexpr pred</text:span></text:p>
      <text:p text:style-name="Code"><text:span text:style-name="T381"><text:s text:c="8"/></text:span><text:span text:style-name="T383">^</text:span><text:span text:style-name="T381"> string_of_sblock then_</text:span></text:p>
      <text:p text:style-name="Code"><text:soft-page-break/><text:span text:style-name="T381"><text:s text:c="8"/></text:span><text:span text:style-name="T383">^</text:span><text:span text:style-name="T381"> </text:span><text:span text:style-name="T384">"else "</text:span><text:span text:style-name="T381"> </text:span><text:span text:style-name="T383">^</text:span><text:span text:style-name="T381"> string_of_sblock else_</text:span></text:p>
      <text:p text:style-name="Code"><text:span text:style-name="T381"><text:s text:c="2"/></text:span><text:span text:style-name="T383">|</text:span><text:span text:style-name="T381"> </text:span><text:span text:style-name="T204">SCall</text:span><text:span text:style-name="T383">(</text:span><text:span text:style-name="T381">id</text:span><text:span text:style-name="T383">,</text:span><text:span text:style-name="T381">el</text:span><text:span text:style-name="T383">)</text:span><text:span text:style-name="T381"> </text:span><text:span text:style-name="T383">-&gt;</text:span></text:p>
      <text:p text:style-name="Code"><text:span text:style-name="T381"><text:s text:c="10"/>id </text:span><text:span text:style-name="T383">^</text:span><text:span text:style-name="T381"> </text:span><text:span text:style-name="T384">" ("</text:span></text:p>
      <text:p text:style-name="Code"><text:span text:style-name="T381"><text:s text:c="10"/></text:span><text:span text:style-name="T383">^</text:span><text:span text:style-name="T381"> </text:span><text:span text:style-name="T383">(</text:span><text:span text:style-name="T204">String</text:span><text:span text:style-name="T381">.concat </text:span><text:span text:style-name="T384">", "</text:span><text:span text:style-name="T381"> </text:span><text:span text:style-name="T383">(</text:span><text:span text:style-name="T204">List</text:span><text:span text:style-name="T381">.map string_of_sexpr el</text:span><text:span text:style-name="T383">))</text:span><text:span text:style-name="T381"> </text:span><text:span text:style-name="T383">^</text:span><text:span text:style-name="T381"> </text:span><text:span text:style-name="T384">")"</text:span></text:p>
      <text:p text:style-name="P296"/>
      <text:p text:style-name="Code"><text:span text:style-name="T386">and</text:span><text:span text:style-name="T381"> string_of_sexpr </text:span><text:span text:style-name="T383">(</text:span><text:span text:style-name="T381">stype</text:span><text:span text:style-name="T383">,</text:span><text:span text:style-name="T381">sx</text:span><text:span text:style-name="T383">)</text:span><text:span text:style-name="T381"> </text:span><text:span text:style-name="T383">=</text:span></text:p>
      <text:p text:style-name="Code"><text:span text:style-name="T381"><text:s text:c="4"/></text:span><text:span text:style-name="T384">"("</text:span><text:span text:style-name="T381"> </text:span><text:span text:style-name="T383">^</text:span><text:span text:style-name="T381"> string_of_sx sx </text:span><text:span text:style-name="T383">^</text:span><text:span text:style-name="T381"> </text:span><text:span text:style-name="T384">"):"</text:span><text:span text:style-name="T381"> </text:span><text:span text:style-name="T383">^</text:span><text:span text:style-name="T381"> string_of_stype stype</text:span></text:p>
      <text:p text:style-name="P296"/>
      <text:p text:style-name="Code"><text:span text:style-name="T386">and</text:span><text:span text:style-name="T381"> string_of_svar </text:span><text:span text:style-name="T383">(</text:span><text:span text:style-name="T381">id</text:span><text:span text:style-name="T383">,</text:span><text:span text:style-name="T381"> stype</text:span><text:span text:style-name="T383">,</text:span><text:span text:style-name="T381"> </text:span><text:span text:style-name="T382">value</text:span><text:span text:style-name="T383">)</text:span><text:span text:style-name="T381"> </text:span><text:span text:style-name="T383">=</text:span></text:p>
      <text:p text:style-name="Code"><text:span text:style-name="T381"><text:s text:c="4"/></text:span><text:span text:style-name="T384">"var "</text:span><text:span text:style-name="T381"> </text:span><text:span text:style-name="T383">^</text:span><text:span text:style-name="T381"> id </text:span><text:span text:style-name="T383">^</text:span><text:span text:style-name="T381"> </text:span><text:span text:style-name="T384">":"</text:span><text:span text:style-name="T381"> </text:span><text:span text:style-name="T383">^</text:span><text:span text:style-name="T381"> string_of_stype stype </text:span><text:span text:style-name="T383">^</text:span><text:span text:style-name="T381"> </text:span><text:span text:style-name="T384">" = "</text:span></text:p>
      <text:p text:style-name="Code"><text:span text:style-name="T381"><text:s text:c="4"/></text:span><text:span text:style-name="T383">^</text:span><text:span text:style-name="T381"> </text:span><text:span text:style-name="T383">(</text:span><text:span text:style-name="T382">match</text:span><text:span text:style-name="T381"> </text:span><text:span text:style-name="T382">value</text:span><text:span text:style-name="T381"> </text:span><text:span text:style-name="T382">with</text:span><text:span text:style-name="T381"> </text:span><text:span text:style-name="T204">Some</text:span><text:span text:style-name="T381"> e </text:span><text:span text:style-name="T383">-&gt;</text:span><text:span text:style-name="T381"> string_of_sexpr e </text:span><text:span text:style-name="T383">|</text:span><text:span text:style-name="T381"> </text:span><text:span text:style-name="T204">None</text:span><text:span text:style-name="T381"> </text:span><text:span text:style-name="T383">-&gt;</text:span><text:span text:style-name="T381"> </text:span><text:span text:style-name="T384">""</text:span><text:span text:style-name="T383">)</text:span></text:p>
      <text:p text:style-name="P296"/>
      <text:p text:style-name="Code"><text:span text:style-name="T382">let</text:span><text:span text:style-name="T381"> string_of_sparam </text:span><text:span text:style-name="T383">(</text:span><text:span text:style-name="T381">id</text:span><text:span text:style-name="T383">,</text:span><text:span text:style-name="T381"> stype</text:span><text:span text:style-name="T383">)</text:span><text:span text:style-name="T381"> </text:span><text:span text:style-name="T383">=</text:span></text:p>
      <text:p text:style-name="Code"><text:span text:style-name="T381"><text:s text:c="4"/>id </text:span><text:span text:style-name="T383">^</text:span><text:span text:style-name="T381"> </text:span><text:span text:style-name="T384">":"</text:span><text:span text:style-name="T381"> </text:span><text:span text:style-name="T383">^</text:span><text:span text:style-name="T381"> string_of_stype stype</text:span></text:p>
      <text:p text:style-name="P296"/>
      <text:p text:style-name="Code"><text:span text:style-name="T382">let</text:span><text:span text:style-name="T381"> string_of_spdecl </text:span><text:span text:style-name="T383">=</text:span><text:span text:style-name="T381"> </text:span><text:span text:style-name="T382">function</text:span></text:p>
      <text:p text:style-name="Code"><text:span text:style-name="T381"><text:s text:c="4"/></text:span><text:span text:style-name="T204">SFunc</text:span><text:span text:style-name="T383">(</text:span><text:span text:style-name="T381">id</text:span><text:span text:style-name="T383">,</text:span><text:span text:style-name="T381"> stype</text:span><text:span text:style-name="T383">,</text:span><text:span text:style-name="T381"> params</text:span><text:span text:style-name="T383">,</text:span><text:span text:style-name="T381"> body</text:span><text:span text:style-name="T383">)</text:span><text:span text:style-name="T381"> </text:span><text:span text:style-name="T383">-&gt;</text:span></text:p>
      <text:p text:style-name="Code"><text:span text:style-name="T381"><text:s text:c="8"/></text:span><text:span text:style-name="T384">"func "</text:span><text:span text:style-name="T381"> </text:span><text:span text:style-name="T383">^</text:span><text:span text:style-name="T381"> id </text:span><text:span text:style-name="T383">^</text:span><text:span text:style-name="T381"> </text:span><text:span text:style-name="T384">":"</text:span><text:span text:style-name="T381"> </text:span><text:span text:style-name="T383">^</text:span><text:span text:style-name="T381"> string_of_stype stype</text:span></text:p>
      <text:p text:style-name="Code"><text:span text:style-name="T381"><text:s text:c="8"/></text:span><text:span text:style-name="T383">^</text:span><text:span text:style-name="T381"> </text:span><text:span text:style-name="T384">" ("</text:span><text:span text:style-name="T381"> </text:span><text:span text:style-name="T383">^</text:span><text:span text:style-name="T381"> </text:span><text:span text:style-name="T383">(</text:span><text:span text:style-name="T204">String</text:span><text:span text:style-name="T381">.concat </text:span><text:span text:style-name="T384">", "</text:span><text:span text:style-name="T381"> </text:span><text:span text:style-name="T383">(</text:span><text:span text:style-name="T204">List</text:span><text:span text:style-name="T381">.map string_of_sparam params</text:span><text:span text:style-name="T383">))</text:span></text:p>
      <text:p text:style-name="Code"><text:span text:style-name="T381"><text:s text:c="8"/></text:span><text:span text:style-name="T383">^</text:span><text:span text:style-name="T381"> </text:span><text:span text:style-name="T384">")</text:span><text:span text:style-name="T385">\n</text:span><text:span text:style-name="T384">"</text:span><text:span text:style-name="T381"> </text:span><text:span text:style-name="T383">^</text:span><text:span text:style-name="T381"> string_of_sblock body</text:span></text:p>
      <text:p text:style-name="Code"><text:span text:style-name="T381"><text:s text:c="2"/></text:span><text:span text:style-name="T383">|</text:span><text:span text:style-name="T381"> </text:span><text:span text:style-name="T204">SGVar</text:span><text:span text:style-name="T383">(</text:span><text:span text:style-name="T381">v</text:span><text:span text:style-name="T383">)</text:span><text:span text:style-name="T381"> </text:span><text:span text:style-name="T383">-&gt;</text:span></text:p>
      <text:p text:style-name="Code"><text:span text:style-name="T381"><text:s text:c="8"/></text:span><text:span text:style-name="T384">"SGVar("</text:span><text:span text:style-name="T381"> </text:span><text:span text:style-name="T383">^</text:span><text:span text:style-name="T381"> </text:span><text:span text:style-name="T383">(</text:span><text:span text:style-name="T381">string_of_svar v</text:span><text:span text:style-name="T383">)</text:span><text:span text:style-name="T381"> </text:span><text:span text:style-name="T383">^</text:span><text:span text:style-name="T381"> </text:span><text:span text:style-name="T384">")"</text:span></text:p>
      <text:p text:style-name="P296"/>
      <text:p text:style-name="Code"><text:span text:style-name="T382">let</text:span><text:span text:style-name="T381"> string_of_sprogram prog </text:span><text:span text:style-name="T383">=</text:span></text:p>
      <text:p text:style-name="Code"><text:span text:style-name="T381"><text:s text:c="4"/></text:span><text:span text:style-name="T204">String</text:span><text:span text:style-name="T381">.concat </text:span><text:span text:style-name="T384">"</text:span><text:span text:style-name="T385">\n</text:span><text:span text:style-name="T384">"</text:span><text:span text:style-name="T381"> </text:span><text:span text:style-name="T383">(</text:span><text:span text:style-name="T204">List</text:span><text:span text:style-name="T381">.map string_of_spdecl prog</text:span><text:span text:style-name="T383">)</text:span></text:p>
      <text:p text:style-name="Code"><text:span text:style-name="T381"><text:s text:c="4"/></text:span><text:span text:style-name="T383">^</text:span><text:span text:style-name="T381"> </text:span><text:span text:style-name="T384">"</text:span><text:span text:style-name="T385">\n</text:span><text:span text:style-name="T384">"</text:span></text:p>
      <text:p text:style-name="P296"/>
      <text:h text:style-name="P483" text:outline-level="2"><text:bookmark-start text:name="__RefHeading___Toc45675_445550807"/>semant.ml<text:bookmark-end text:name="__RefHeading___Toc45675_445550807"/></text:h>
      <text:p text:style-name="P295">(* Semantic checking for the BitTwiddler compiler *)</text:p>
      <text:p text:style-name="P296"/>
      <text:p text:style-name="Code"><text:span text:style-name="T382">open</text:span><text:span text:style-name="T381"> </text:span><text:span text:style-name="T204">Ast</text:span></text:p>
      <text:p text:style-name="Code"><text:span text:style-name="T382">open</text:span><text:span text:style-name="T381"> </text:span><text:span text:style-name="T204">Sast</text:span></text:p>
      <text:p text:style-name="Code"><text:span text:style-name="T382">open</text:span><text:span text:style-name="T381"> </text:span><text:span text:style-name="T204">Emit</text:span></text:p>
      <text:p text:style-name="P296"/>
      <text:p text:style-name="Code"><text:span text:style-name="T382">module</text:span><text:span text:style-name="T381"> </text:span><text:span text:style-name="T204">StringMap</text:span><text:span text:style-name="T381"> </text:span><text:span text:style-name="T383">=</text:span><text:span text:style-name="T381"> </text:span><text:span text:style-name="T204">Map</text:span><text:span text:style-name="T381">.</text:span><text:span text:style-name="T204">Make</text:span><text:span text:style-name="T383">(</text:span><text:span text:style-name="T204">String</text:span><text:span text:style-name="T383">)</text:span></text:p>
      <text:p text:style-name="P296"/>
      <text:p text:style-name="Code"><text:span text:style-name="T382">type</text:span><text:span text:style-name="T381"> context </text:span><text:span text:style-name="T383">=</text:span><text:span text:style-name="T381"> </text:span><text:span text:style-name="T383">{</text:span></text:p>
      <text:p text:style-name="Code"><text:span text:style-name="T381"><text:s text:c="4"/>variables </text:span><text:span text:style-name="T383">:</text:span><text:span text:style-name="T381"> svar </text:span><text:span text:style-name="T204">StringMap</text:span><text:span text:style-name="T381">.t</text:span><text:span text:style-name="T383">;</text:span></text:p>
      <text:p text:style-name="Code"><text:span text:style-name="T381"><text:s text:c="4"/>functions </text:span><text:span text:style-name="T383">:</text:span><text:span text:style-name="T381"> sfunc </text:span><text:span text:style-name="T204">StringMap</text:span><text:span text:style-name="T381">.t</text:span><text:span text:style-name="T383">;</text:span></text:p>
      <text:p text:style-name="P297">}</text:p>
      <text:p text:style-name="P296"/>
      <text:p text:style-name="P295">(* Shorthand *)</text:p>
      <text:p text:style-name="Code"><text:span text:style-name="T382">let</text:span><text:span text:style-name="T381"> fail s </text:span><text:span text:style-name="T383">=</text:span><text:span text:style-name="T381"> </text:span><text:span text:style-name="T382">raise</text:span><text:span text:style-name="T381"> </text:span><text:span text:style-name="T383">(</text:span><text:span text:style-name="T204">Failure</text:span><text:span text:style-name="T381"> s</text:span><text:span text:style-name="T383">)</text:span></text:p>
      <text:p text:style-name="P296"/>
      <text:p text:style-name="Code"><text:span text:style-name="T382">let</text:span><text:span text:style-name="T381"> string_of_ctx ctx </text:span><text:span text:style-name="T383">=</text:span></text:p>
      <text:p text:style-name="Code"><text:span text:style-name="T381"><text:s text:c="4"/></text:span><text:span text:style-name="T382">let</text:span><text:span text:style-name="T381"> string_of_sfunc </text:span><text:span text:style-name="T383">(</text:span><text:span text:style-name="T381">f</text:span><text:span text:style-name="T383">:</text:span><text:span text:style-name="T381">sfunc</text:span><text:span text:style-name="T383">)</text:span><text:span text:style-name="T381"> </text:span><text:span text:style-name="T383">=</text:span><text:span text:style-name="T381"> string_of_spdecl </text:span><text:span text:style-name="T383">(</text:span><text:span text:style-name="T204">SFunc</text:span><text:span text:style-name="T381"> f</text:span><text:span text:style-name="T383">)</text:span><text:span text:style-name="T381"> </text:span><text:span text:style-name="T382">in</text:span></text:p>
      <text:p text:style-name="P296"/>
      <text:p text:style-name="Code"><text:span text:style-name="T381"><text:s text:c="4"/></text:span><text:span text:style-name="T382">let</text:span><text:span text:style-name="T381"> fold f m </text:span><text:span text:style-name="T383">=</text:span><text:span text:style-name="T381"> </text:span><text:span text:style-name="T204">StringMap</text:span><text:span text:style-name="T381">.fold </text:span><text:span text:style-name="T383">(</text:span><text:span text:style-name="T382">fun</text:span><text:span text:style-name="T381"> k v r </text:span><text:span text:style-name="T383">-&gt;</text:span><text:span text:style-name="T381"> k</text:span><text:span text:style-name="T383">^</text:span><text:span text:style-name="T384">":"</text:span><text:span text:style-name="T383">^(</text:span><text:span text:style-name="T381">f <text:s/>v</text:span><text:span text:style-name="T383">)^</text:span><text:span text:style-name="T384">"</text:span><text:span text:style-name="T385">\n</text:span><text:span text:style-name="T384">"</text:span><text:span text:style-name="T383">^</text:span><text:span text:style-name="T381">r</text:span><text:span text:style-name="T383">)</text:span><text:span text:style-name="T381"> m </text:span><text:span text:style-name="T384">""</text:span><text:span text:style-name="T381"> </text:span><text:span text:style-name="T382">in</text:span></text:p>
      <text:p text:style-name="P296"/>
      <text:p text:style-name="Code"><text:span text:style-name="T381"><text:s text:c="4"/></text:span><text:span text:style-name="T384">"context</text:span><text:span text:style-name="T385">\n\n</text:span><text:span text:style-name="T384">"</text:span></text:p>
      <text:p text:style-name="Code"><text:span text:style-name="T381"><text:s text:c="4"/></text:span><text:span text:style-name="T383">^</text:span><text:span text:style-name="T381"> </text:span><text:span text:style-name="T384">"variables</text:span><text:span text:style-name="T385">\n</text:span><text:span text:style-name="T384">---------</text:span><text:span text:style-name="T385">\n\n</text:span><text:span text:style-name="T384">"</text:span><text:span text:style-name="T381"> </text:span><text:span text:style-name="T383">^</text:span><text:span text:style-name="T381"> </text:span><text:span text:style-name="T383">(</text:span><text:span text:style-name="T381">fold </text:span><text:span text:style-name="T383">(</text:span><text:span text:style-name="T381">string_of_svar</text:span><text:span text:style-name="T383">)</text:span><text:span text:style-name="T381"> ctx</text:span><text:span text:style-name="T383">.</text:span><text:span text:style-name="T381">variables</text:span><text:span text:style-name="T383">)</text:span></text:p>
      <text:p text:style-name="Code"><text:span text:style-name="T381"><text:s text:c="4"/></text:span><text:span text:style-name="T383">^</text:span><text:span text:style-name="T381"> </text:span><text:span text:style-name="T384">"functions</text:span><text:span text:style-name="T385">\n</text:span><text:span text:style-name="T384">---------</text:span><text:span text:style-name="T385">\n\n</text:span><text:span text:style-name="T384">"</text:span><text:span text:style-name="T381"> </text:span><text:span text:style-name="T383">^</text:span><text:span text:style-name="T381"> </text:span><text:span text:style-name="T383">(</text:span><text:span text:style-name="T381">fold </text:span><text:span text:style-name="T383">(</text:span><text:span text:style-name="T381">string_of_sfunc</text:span><text:span text:style-name="T383">)</text:span><text:span text:style-name="T381"> ctx</text:span><text:span text:style-name="T383">.</text:span><text:span text:style-name="T381">functions</text:span><text:span text:style-name="T383">)</text:span></text:p>
      <text:p text:style-name="P296"/>
      <text:p text:style-name="P295">(* Helper functions to add elements to maps *)</text:p>
      <text:p text:style-name="Code"><text:span text:style-name="T382">let</text:span><text:span text:style-name="T381"> add_to_map map id elem kind </text:span><text:span text:style-name="T383">=</text:span></text:p>
      <text:p text:style-name="Code"><text:span text:style-name="T381"><text:s text:c="4"/></text:span><text:span text:style-name="T382">match</text:span><text:span text:style-name="T381"> id </text:span><text:span text:style-name="T382">with</text:span></text:p>
      <text:p text:style-name="Code"><text:span text:style-name="T381"><text:s text:c="8"/></text:span><text:span text:style-name="T383">_</text:span><text:span text:style-name="T381"> </text:span><text:span text:style-name="T382">when</text:span><text:span text:style-name="T381"> </text:span><text:span text:style-name="T204">StringMap</text:span><text:span text:style-name="T381">.mem id map </text:span><text:span text:style-name="T383">-&gt;</text:span></text:p>
      <text:p text:style-name="Code"><text:span text:style-name="T381"><text:s text:c="12"/>fail </text:span><text:span text:style-name="T383">(</text:span><text:span text:style-name="T384">"duplicate "</text:span><text:span text:style-name="T381"> </text:span><text:span text:style-name="T383">^</text:span><text:span text:style-name="T381"> kind </text:span><text:span text:style-name="T383">^</text:span><text:span text:style-name="T381"> </text:span><text:span text:style-name="T384">" declaration: "</text:span><text:span text:style-name="T381"> </text:span><text:span text:style-name="T383">^</text:span><text:span text:style-name="T381"> id</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text:span><text:span text:style-name="T204">StringMap</text:span><text:span text:style-name="T381">.add id elem map</text:span></text:p>
      <text:p text:style-name="P296"/>
      <text:p text:style-name="Code"><text:span text:style-name="T382">let</text:span><text:span text:style-name="T381"> add_var map </text:span><text:span text:style-name="T383">=</text:span><text:span text:style-name="T381"> </text:span><text:span text:style-name="T382">function</text:span></text:p>
      <text:p text:style-name="Code"><text:span text:style-name="T381"><text:s text:c="4"/></text:span><text:span text:style-name="T383">(</text:span><text:span text:style-name="T381">id</text:span><text:span text:style-name="T383">,_,_)</text:span><text:span text:style-name="T381"> </text:span><text:span text:style-name="T382">as</text:span><text:span text:style-name="T381"> v </text:span><text:span text:style-name="T383">-&gt;</text:span><text:span text:style-name="T381"> add_to_map map id v </text:span><text:span text:style-name="T384">"variable"</text:span></text:p>
      <text:p text:style-name="P296"/>
      <text:p text:style-name="Code"><text:span text:style-name="T382">let</text:span><text:span text:style-name="T381"> add_func map </text:span><text:span text:style-name="T383">=</text:span><text:span text:style-name="T381"> </text:span><text:span text:style-name="T382">function</text:span></text:p>
      <text:p text:style-name="Code"><text:span text:style-name="T381"><text:s text:c="4"/></text:span><text:span text:style-name="T383">(</text:span><text:span text:style-name="T381">id</text:span><text:span text:style-name="T383">,_,_,_)</text:span><text:span text:style-name="T381"> </text:span><text:span text:style-name="T382">as</text:span><text:span text:style-name="T381"> f </text:span><text:span text:style-name="T383">-&gt;</text:span><text:span text:style-name="T381"> add_to_map map id f </text:span><text:span text:style-name="T384">"function"</text:span></text:p>
      <text:p text:style-name="P296"/>
      <text:p text:style-name="Code"><text:span text:style-name="T382">let</text:span><text:span text:style-name="T381"> find_elem map id </text:span><text:span text:style-name="T383">=</text:span></text:p>
      <text:p text:style-name="Code"><text:span text:style-name="T381"><text:s text:c="4"/></text:span><text:span text:style-name="T382">try</text:span><text:span text:style-name="T381"> </text:span><text:span text:style-name="T204">StringMap</text:span><text:span text:style-name="T381">.find id map</text:span></text:p>
      <text:p text:style-name="Code"><text:span text:style-name="T381"><text:s text:c="4"/></text:span><text:span text:style-name="T382">with</text:span><text:span text:style-name="T381"> </text:span><text:span text:style-name="T204">Not_found</text:span><text:span text:style-name="T381"> </text:span><text:span text:style-name="T383">-&gt;</text:span><text:span text:style-name="T381"> fail </text:span><text:span text:style-name="T383">(</text:span><text:span text:style-name="T384">"undeclared identifier "</text:span><text:span text:style-name="T381"> </text:span><text:span text:style-name="T383">^</text:span><text:span text:style-name="T381"> id</text:span><text:span text:style-name="T383">)</text:span></text:p>
      <text:p text:style-name="P296"/>
      <text:p text:style-name="P295">(* Built-in functions transformations *)</text:p>
      <text:p text:style-name="Code"><text:span text:style-name="T382">let</text:span><text:span text:style-name="T381"> check_emit_fmt fname ctx emit_fmt </text:span><text:span text:style-name="T383">=</text:span></text:p>
      <text:p text:style-name="Code"><text:span text:style-name="T381"><text:s text:c="4"/></text:span><text:span text:style-name="T382">let</text:span><text:span text:style-name="T381"> emit_err id t </text:span><text:span text:style-name="T383">=</text:span></text:p>
      <text:p text:style-name="Code"><text:span text:style-name="T381"><text:s text:c="8"/>fail </text:span><text:span text:style-name="T383">(</text:span><text:span text:style-name="T384">"don't know how to emit "</text:span><text:span text:style-name="T381"> </text:span><text:span text:style-name="T383">^</text:span><text:span text:style-name="T381"> id </text:span><text:span text:style-name="T383">^</text:span><text:span text:style-name="T381"> </text:span><text:span text:style-name="T384">":"</text:span><text:span text:style-name="T381"> </text:span><text:span text:style-name="T383">^</text:span><text:span text:style-name="T381"> string_of_stype t</text:span><text:span text:style-name="T383">)</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fkind </text:span><text:span text:style-name="T383">=</text:span><text:span text:style-name="T381"> </text:span><text:span text:style-name="T383">(</text:span><text:span text:style-name="T204">SScalar</text:span><text:span text:style-name="T381"> </text:span><text:span text:style-name="T383">(</text:span><text:span text:style-name="T204">TInt</text:span><text:span text:style-name="T383">(</text:span><text:span text:style-name="T382">false</text:span><text:span text:style-name="T383">,</text:span><text:span text:style-name="T381"> </text:span><text:span text:style-name="T383">32)),</text:span><text:span text:style-name="T381"> </text:span><text:span text:style-name="T204">SLInt</text:span><text:span text:style-name="T383">(</text:span><text:span text:style-name="T382">match</text:span><text:span text:style-name="T381"> fname </text:span><text:span text:style-name="T382">with</text:span></text:p>
      <text:p text:style-name="Code"><text:span text:style-name="T381"><text:s text:c="8"/></text:span><text:span text:style-name="T384">"emit"</text:span><text:span text:style-name="T381"> </text:span><text:span text:style-name="T383">-&gt;</text:span><text:span text:style-name="T381"> </text:span><text:span text:style-name="T383">0</text:span><text:span text:style-name="T381"> </text:span><text:span text:style-name="T383">|</text:span><text:span text:style-name="T381"> </text:span><text:span text:style-name="T384">"print"</text:span><text:span text:style-name="T381"> </text:span><text:span text:style-name="T383">-&gt;</text:span><text:span text:style-name="T381"> </text:span><text:span text:style-name="T383">1</text:span><text:span text:style-name="T381"> </text:span><text:span text:style-name="T383">|</text:span><text:span text:style-name="T381"> </text:span><text:span text:style-name="T384">"fatal"</text:span><text:span text:style-name="T381"> </text:span><text:span text:style-name="T383">-&gt;</text:span><text:span text:style-name="T381"> </text:span><text:span text:style-name="T383">2</text:span></text:p>
      <text:p text:style-name="Code"><text:soft-page-break/><text:span text:style-name="T381"><text:s text:c="6"/></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4">"invalid 'emit' kind: '"</text:span><text:span text:style-name="T381"> </text:span><text:span text:style-name="T383">^</text:span><text:span text:style-name="T381"> fname </text:span><text:span text:style-name="T383">^</text:span><text:span text:style-name="T381"> </text:span><text:span text:style-name="T384">"'"</text:span><text:span text:style-name="T383">)))</text:span></text:p>
      <text:p text:style-name="Code"><text:span text:style-name="T381"><text:s text:c="4"/></text:span><text:span text:style-name="T382">in</text:span></text:p>
      <text:p text:style-name="P296"/>
      <text:p text:style-name="Code"><text:span text:style-name="T381"><text:s text:c="4"/></text:span><text:span text:style-name="T380">(* Builds the printf-ready format string and list of variable ids *)</text:span></text:p>
      <text:p text:style-name="Code"><text:span text:style-name="T381"><text:s text:c="4"/></text:span><text:span text:style-name="T382">let</text:span><text:span text:style-name="T381"> </text:span><text:span text:style-name="T382">rec</text:span><text:span text:style-name="T381"> build_args fmt args exprs </text:span><text:span text:style-name="T383">=</text:span><text:span text:style-name="T381"> </text:span><text:span text:style-name="T382">match</text:span><text:span text:style-name="T381"> exprs </text:span><text:span text:style-name="T382">with</text:span></text:p>
      <text:p text:style-name="Code"><text:span text:style-name="T381"><text:s text:c="8"/></text:span><text:span text:style-name="T382">[]</text:span><text:span text:style-name="T381"> </text:span><text:span text:style-name="T383">-&gt;</text:span><text:span text:style-name="T381"> </text:span><text:span text:style-name="T383">(</text:span><text:span text:style-name="T381">fmt</text:span><text:span text:style-name="T383">,</text:span><text:span text:style-name="T381"> args</text:span><text:span text:style-name="T383">)</text:span></text:p>
      <text:p text:style-name="Code"><text:span text:style-name="T381"><text:s text:c="6"/></text:span><text:span text:style-name="T383">|</text:span><text:span text:style-name="T381"> </text:span><text:span text:style-name="T383">(</text:span><text:span text:style-name="T204">STR</text:span><text:span text:style-name="T381"> s</text:span><text:span text:style-name="T383">)::</text:span><text:span text:style-name="T381">tl </text:span><text:span text:style-name="T383">-&gt;</text:span><text:span text:style-name="T381"> build_args </text:span><text:span text:style-name="T383">(</text:span><text:span text:style-name="T381">fmt </text:span><text:span text:style-name="T383">^</text:span><text:span text:style-name="T381"> s</text:span><text:span text:style-name="T383">)</text:span><text:span text:style-name="T381"> args tl</text:span></text:p>
      <text:p text:style-name="Code"><text:span text:style-name="T381"><text:s text:c="6"/></text:span><text:span text:style-name="T383">|</text:span><text:span text:style-name="T381"> </text:span><text:span text:style-name="T383">(</text:span><text:span text:style-name="T204">VAR</text:span><text:span text:style-name="T381"> id</text:span><text:span text:style-name="T383">)::</text:span><text:span text:style-name="T381">tl </text:span><text:span text:style-name="T383">-&gt;</text:span><text:span text:style-name="T381"> </text:span><text:span text:style-name="T383">(</text:span><text:span text:style-name="T382">match</text:span><text:span text:style-name="T381"> find_elem ctx</text:span><text:span text:style-name="T383">.</text:span><text:span text:style-name="T381">variables id </text:span><text:span text:style-name="T382">with</text:span></text:p>
      <text:p text:style-name="Code"><text:span text:style-name="T381"><text:s text:c="12"/></text:span><text:span text:style-name="T383">(</text:span><text:span text:style-name="T381">id</text:span><text:span text:style-name="T383">,</text:span><text:span text:style-name="T381"> </text:span><text:span text:style-name="T204">SScalar</text:span><text:span text:style-name="T381"> pt</text:span><text:span text:style-name="T383">,_)</text:span><text:span text:style-name="T381"> </text:span><text:span text:style-name="T383">-&gt;</text:span></text:p>
      <text:p text:style-name="Code"><text:span text:style-name="T381"><text:s text:c="16"/></text:span><text:span text:style-name="T382">let</text:span><text:span text:style-name="T381"> tfmt </text:span><text:span text:style-name="T383">=</text:span><text:span text:style-name="T381"> </text:span><text:span text:style-name="T383">(</text:span><text:span text:style-name="T382">match</text:span><text:span text:style-name="T381"> pt </text:span><text:span text:style-name="T382">with</text:span></text:p>
      <text:p text:style-name="Code"><text:span text:style-name="T381"><text:s text:c="20"/></text:span><text:span text:style-name="T204">TInt</text:span><text:span text:style-name="T383">(</text:span><text:span text:style-name="T382">true</text:span><text:span text:style-name="T383">,64)</text:span><text:span text:style-name="T381"> </text:span><text:span text:style-name="T383">-&gt;</text:span><text:span text:style-name="T381"> </text:span><text:span text:style-name="T384">"%lu"</text:span></text:p>
      <text:p text:style-name="Code"><text:span text:style-name="T381"><text:s text:c="18"/></text:span><text:span text:style-name="T383">|</text:span><text:span text:style-name="T381"> </text:span><text:span text:style-name="T204">TInt</text:span><text:span text:style-name="T383">(</text:span><text:span text:style-name="T382">false</text:span><text:span text:style-name="T383">,64)</text:span><text:span text:style-name="T381"> </text:span><text:span text:style-name="T383">-&gt;</text:span><text:span text:style-name="T381"> </text:span><text:span text:style-name="T384">"%ld"</text:span></text:p>
      <text:p text:style-name="Code"><text:span text:style-name="T381"><text:s text:c="18"/></text:span><text:span text:style-name="T383">|</text:span><text:span text:style-name="T381"> </text:span><text:span text:style-name="T204">TInt</text:span><text:span text:style-name="T383">(</text:span><text:span text:style-name="T382">true</text:span><text:span text:style-name="T383">,_)</text:span><text:span text:style-name="T381"> </text:span><text:span text:style-name="T383">-&gt;</text:span><text:span text:style-name="T381"> </text:span><text:span text:style-name="T384">"%u"</text:span></text:p>
      <text:p text:style-name="Code"><text:span text:style-name="T381"><text:s text:c="18"/></text:span><text:span text:style-name="T383">|</text:span><text:span text:style-name="T381"> </text:span><text:span text:style-name="T204">TAInt</text:span><text:span text:style-name="T381"> </text:span><text:span text:style-name="T383">|</text:span><text:span text:style-name="T381"> </text:span><text:span text:style-name="T204">TInt</text:span><text:span text:style-name="T383">(</text:span><text:span text:style-name="T382">false</text:span><text:span text:style-name="T383">,_)</text:span><text:span text:style-name="T381"> </text:span><text:span text:style-name="T383">-&gt;</text:span><text:span text:style-name="T381"> </text:span><text:span text:style-name="T384">"%d"</text:span></text:p>
      <text:p text:style-name="Code"><text:span text:style-name="T381"><text:s text:c="18"/></text:span><text:span text:style-name="T383">|</text:span><text:span text:style-name="T381"> </text:span><text:span text:style-name="T204">TAFloat</text:span><text:span text:style-name="T381"> </text:span><text:span text:style-name="T383">|</text:span><text:span text:style-name="T381"> </text:span><text:span text:style-name="T204">TFloat</text:span><text:span text:style-name="T383">(_)</text:span><text:span text:style-name="T381"> </text:span><text:span text:style-name="T383">-&gt;</text:span><text:span text:style-name="T381"> </text:span><text:span text:style-name="T384">"%f"</text:span></text:p>
      <text:p text:style-name="Code"><text:span text:style-name="T381"><text:s text:c="18"/></text:span><text:span text:style-name="T383">|</text:span><text:span text:style-name="T381"> </text:span><text:span text:style-name="T204">TString</text:span><text:span text:style-name="T381"> </text:span><text:span text:style-name="T383">-&gt;</text:span><text:span text:style-name="T381"> </text:span><text:span text:style-name="T384">"%s"</text:span></text:p>
      <text:p text:style-name="Code"><text:span text:style-name="T381"><text:s text:c="18"/></text:span><text:span text:style-name="T383">|</text:span><text:span text:style-name="T381"> </text:span><text:span text:style-name="T204">TBool</text:span><text:span text:style-name="T381"> </text:span><text:span text:style-name="T383">-&gt;</text:span><text:span text:style-name="T381"> </text:span><text:span text:style-name="T384">"%d"</text:span></text:p>
      <text:p text:style-name="Code"><text:span text:style-name="T381"><text:s text:c="18"/></text:span><text:span text:style-name="T383">|</text:span><text:span text:style-name="T381"> </text:span><text:span text:style-name="T383">_</text:span><text:span text:style-name="T381"> </text:span><text:span text:style-name="T383">-&gt;</text:span><text:span text:style-name="T381"> emit_err id </text:span><text:span text:style-name="T383">(</text:span><text:span text:style-name="T204">SScalar</text:span><text:span text:style-name="T381"> pt</text:span><text:span text:style-name="T383">)</text:span></text:p>
      <text:p text:style-name="Code"><text:span text:style-name="T381"><text:s text:c="16"/></text:span><text:span text:style-name="T383">)</text:span><text:span text:style-name="T381"> </text:span><text:span text:style-name="T382">in</text:span></text:p>
      <text:p text:style-name="Code"><text:span text:style-name="T381"><text:s text:c="16"/>build_args </text:span><text:span text:style-name="T383">(</text:span><text:span text:style-name="T381">fmt </text:span><text:span text:style-name="T383">^</text:span><text:span text:style-name="T381"> tfmt</text:span><text:span text:style-name="T383">)</text:span><text:span text:style-name="T381"> </text:span><text:span text:style-name="T383">((</text:span><text:span text:style-name="T204">SScalar</text:span><text:span text:style-name="T381"> pt</text:span><text:span text:style-name="T383">,</text:span><text:span text:style-name="T381"> </text:span><text:span text:style-name="T204">SId</text:span><text:span text:style-name="T381"> id</text:span><text:span text:style-name="T383">)::</text:span><text:span text:style-name="T381">args</text:span><text:span text:style-name="T383">)</text:span><text:span text:style-name="T381"> tl</text:span></text:p>
      <text:p text:style-name="Code"><text:span text:style-name="T381"><text:s text:c="10"/></text:span><text:span text:style-name="T383">|</text:span><text:span text:style-name="T381"> </text:span><text:span text:style-name="T383">(</text:span><text:span text:style-name="T381">id</text:span><text:span text:style-name="T383">,</text:span><text:span text:style-name="T381">t</text:span><text:span text:style-name="T383">,_)</text:span><text:span text:style-name="T381"> </text:span><text:span text:style-name="T383">-&gt;</text:span><text:span text:style-name="T381"> emit_err id t</text:span></text:p>
      <text:p text:style-name="Code"><text:span text:style-name="T381"><text:s text:c="8"/></text:span><text:span text:style-name="T383">)</text:span></text:p>
      <text:p text:style-name="Code"><text:span text:style-name="T381"><text:s text:c="4"/></text:span><text:span text:style-name="T382">in</text:span></text:p>
      <text:p text:style-name="P296"/>
      <text:p text:style-name="Code"><text:span text:style-name="T381"><text:s text:c="4"/></text:span><text:span text:style-name="T380">(* Note: args is reversed here *)</text:span></text:p>
      <text:p text:style-name="Code"><text:span text:style-name="T381"><text:s text:c="4"/></text:span><text:span text:style-name="T382">let</text:span><text:span text:style-name="T381"> </text:span><text:span text:style-name="T383">(</text:span><text:span text:style-name="T381">fmt</text:span><text:span text:style-name="T383">,</text:span><text:span text:style-name="T381"> args</text:span><text:span text:style-name="T383">)</text:span><text:span text:style-name="T381"> </text:span><text:span text:style-name="T383">=</text:span><text:span text:style-name="T381"> build_args </text:span><text:span text:style-name="T384">""</text:span><text:span text:style-name="T381"> </text:span><text:span text:style-name="T382">[]</text:span><text:span text:style-name="T381"> </text:span><text:span text:style-name="T383">(</text:span><text:span text:style-name="T381">parse_emit_fmt emit_fmt</text:span><text:span text:style-name="T383">)</text:span><text:span text:style-name="T381"> </text:span><text:span text:style-name="T382">in</text:span></text:p>
      <text:p text:style-name="Code"><text:span text:style-name="T381"><text:s text:c="4"/></text:span><text:span text:style-name="T383">([</text:span><text:span text:style-name="T381">fkind</text:span><text:span text:style-name="T383">;</text:span><text:span text:style-name="T381"> </text:span><text:span text:style-name="T383">(</text:span><text:span text:style-name="T204">SScalar</text:span><text:span text:style-name="T381"> </text:span><text:span text:style-name="T204">TString</text:span><text:span text:style-name="T383">,</text:span><text:span text:style-name="T381"> </text:span><text:span text:style-name="T204">SLString</text:span><text:span text:style-name="T381"> fmt</text:span><text:span text:style-name="T383">)]</text:span><text:span text:style-name="T381"> </text:span><text:span text:style-name="T383">@</text:span><text:span text:style-name="T381"> </text:span><text:span text:style-name="T383">(</text:span><text:span text:style-name="T204">List</text:span><text:span text:style-name="T381">.rev args</text:span><text:span text:style-name="T383">))</text:span></text:p>
      <text:p text:style-name="P296"/>
      <text:p text:style-name="P295">(* Type compatibility: 'abstract' types are promoted to concrete types *)</text:p>
      <text:p text:style-name="P295">(* TODO: upcast for different integer/float sizes *)</text:p>
      <text:p text:style-name="Code"><text:span text:style-name="T382">let</text:span><text:span text:style-name="T381"> check_type_compat t1 t2 </text:span><text:span text:style-name="T383">=</text:span></text:p>
      <text:p text:style-name="Code"><text:span text:style-name="T381"><text:s text:c="4"/></text:span><text:span text:style-name="T382">let</text:span><text:span text:style-name="T381"> failure </text:span><text:span text:style-name="T383">=</text:span><text:span text:style-name="T381"> </text:span><text:span text:style-name="T384">"Incompatible types "</text:span><text:span text:style-name="T381"> </text:span><text:span text:style-name="T383">^</text:span><text:span text:style-name="T381"> string_of_stype t1</text:span></text:p>
      <text:p text:style-name="Code"><text:span text:style-name="T381"><text:s text:c="8"/></text:span><text:span text:style-name="T383">^</text:span><text:span text:style-name="T381"> </text:span><text:span text:style-name="T384">" and "</text:span><text:span text:style-name="T381"> </text:span><text:span text:style-name="T383">^</text:span><text:span text:style-name="T381"> string_of_stype t2</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upcast t1 t2 </text:span><text:span text:style-name="T383">=</text:span><text:span text:style-name="T381"> </text:span><text:span text:style-name="T382">match</text:span><text:span text:style-name="T381"> </text:span><text:span text:style-name="T383">(</text:span><text:span text:style-name="T381">t1</text:span><text:span text:style-name="T383">,</text:span><text:span text:style-name="T381">t2</text:span><text:span text:style-name="T383">)</text:span><text:span text:style-name="T381"> </text:span><text:span text:style-name="T382">with</text:span></text:p>
      <text:p text:style-name="Code"><text:span text:style-name="T381"><text:s text:c="8"/></text:span><text:span text:style-name="T383">(</text:span><text:span text:style-name="T204">TInt</text:span><text:span text:style-name="T383">(_,_),</text:span><text:span text:style-name="T381"> </text:span><text:span text:style-name="T204">TAInt</text:span><text:span text:style-name="T383">)</text:span><text:span text:style-name="T381"> </text:span><text:span text:style-name="T383">-&gt;</text:span><text:span text:style-name="T381"> </text:span><text:span text:style-name="T383">(</text:span><text:span text:style-name="T381">t1</text:span><text:span text:style-name="T383">,</text:span><text:span text:style-name="T381"> t1</text:span><text:span text:style-name="T383">)</text:span></text:p>
      <text:p text:style-name="Code"><text:span text:style-name="T381"><text:s text:c="6"/></text:span><text:span text:style-name="T383">|</text:span><text:span text:style-name="T381"> </text:span><text:span text:style-name="T383">(</text:span><text:span text:style-name="T204">TAInt</text:span><text:span text:style-name="T383">,</text:span><text:span text:style-name="T381"> </text:span><text:span text:style-name="T204">TInt</text:span><text:span text:style-name="T383">(_,_))</text:span><text:span text:style-name="T381"> </text:span><text:span text:style-name="T383">-&gt;</text:span><text:span text:style-name="T381"> </text:span><text:span text:style-name="T383">(</text:span><text:span text:style-name="T381">t2</text:span><text:span text:style-name="T383">,</text:span><text:span text:style-name="T381"> t2</text:span><text:span text:style-name="T383">)</text:span></text:p>
      <text:p text:style-name="Code"><text:span text:style-name="T381"><text:s text:c="6"/></text:span><text:span text:style-name="T383">|</text:span><text:span text:style-name="T381"> </text:span><text:span text:style-name="T383">(</text:span><text:span text:style-name="T204">TFloat</text:span><text:span text:style-name="T383">(_),</text:span><text:span text:style-name="T381"> </text:span><text:span text:style-name="T204">TAFloat</text:span><text:span text:style-name="T383">)</text:span><text:span text:style-name="T381"> </text:span><text:span text:style-name="T383">-&gt;</text:span><text:span text:style-name="T381"> </text:span><text:span text:style-name="T383">(</text:span><text:span text:style-name="T381">t1</text:span><text:span text:style-name="T383">,</text:span><text:span text:style-name="T381"> t1</text:span><text:span text:style-name="T383">)</text:span></text:p>
      <text:p text:style-name="Code"><text:span text:style-name="T381"><text:s text:c="6"/></text:span><text:span text:style-name="T383">|</text:span><text:span text:style-name="T381"> </text:span><text:span text:style-name="T383">(</text:span><text:span text:style-name="T204">TAFloat</text:span><text:span text:style-name="T383">,</text:span><text:span text:style-name="T381"> </text:span><text:span text:style-name="T204">TFloat</text:span><text:span text:style-name="T383">(_))</text:span><text:span text:style-name="T381"> </text:span><text:span text:style-name="T383">-&gt;</text:span><text:span text:style-name="T381"> </text:span><text:span text:style-name="T383">(</text:span><text:span text:style-name="T381">t2</text:span><text:span text:style-name="T383">,</text:span><text:span text:style-name="T381"> t2</text:span><text:span text:style-name="T383">)</text:span></text:p>
      <text:p text:style-name="Code"><text:span text:style-name="T381"><text:s text:c="6"/></text:span><text:span text:style-name="T383">|</text:span><text:span text:style-name="T381"> </text:span><text:span text:style-name="T383">(</text:span><text:span text:style-name="T204">TAInt</text:span><text:span text:style-name="T383">,</text:span><text:span text:style-name="T381"> </text:span><text:span text:style-name="T204">TAInt</text:span><text:span text:style-name="T383">)</text:span><text:span text:style-name="T381"> </text:span><text:span text:style-name="T383">-&gt;</text:span><text:span text:style-name="T381"> </text:span><text:span text:style-name="T383">(</text:span><text:span text:style-name="T204">TInt</text:span><text:span text:style-name="T383">(</text:span><text:span text:style-name="T382">false</text:span><text:span text:style-name="T383">,64),</text:span><text:span text:style-name="T381"> </text:span><text:span text:style-name="T204">TInt</text:span><text:span text:style-name="T383">(</text:span><text:span text:style-name="T382">false</text:span><text:span text:style-name="T383">,64))</text:span></text:p>
      <text:p text:style-name="Code"><text:span text:style-name="T381"><text:s text:c="6"/></text:span><text:span text:style-name="T383">|</text:span><text:span text:style-name="T381"> </text:span><text:span text:style-name="T383">(</text:span><text:span text:style-name="T204">TAFloat</text:span><text:span text:style-name="T383">,</text:span><text:span text:style-name="T381"> </text:span><text:span text:style-name="T204">TAFloat</text:span><text:span text:style-name="T383">)</text:span><text:span text:style-name="T381"> </text:span><text:span text:style-name="T383">-&gt;</text:span><text:span text:style-name="T381"> </text:span><text:span text:style-name="T383">(</text:span><text:span text:style-name="T204">TFloat</text:span><text:span text:style-name="T381"> </text:span><text:span text:style-name="T383">64,</text:span><text:span text:style-name="T381"> </text:span><text:span text:style-name="T204">TFloat</text:span><text:span text:style-name="T381"> </text:span><text:span text:style-name="T383">64)</text:span></text:p>
      <text:p text:style-name="Code"><text:span text:style-name="T381"><text:s text:c="6"/></text:span><text:span text:style-name="T383">|</text:span><text:span text:style-name="T381"> </text:span><text:span text:style-name="T383">(_,</text:span><text:span text:style-name="T381"> </text:span><text:span text:style-name="T383">_)</text:span><text:span text:style-name="T381"> </text:span><text:span text:style-name="T382">when</text:span><text:span text:style-name="T381"> t1 </text:span><text:span text:style-name="T383">=</text:span><text:span text:style-name="T381"> t2 </text:span><text:span text:style-name="T383">-&gt;</text:span><text:span text:style-name="T381"> </text:span><text:span text:style-name="T383">(</text:span><text:span text:style-name="T381">t1</text:span><text:span text:style-name="T383">,</text:span><text:span text:style-name="T381"> t2</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fail failure</text:span></text:p>
      <text:p text:style-name="Code"><text:span text:style-name="T381"><text:s text:c="4"/></text:span><text:span text:style-name="T382">in</text:span></text:p>
      <text:p text:style-name="P296"/>
      <text:p text:style-name="Code"><text:span text:style-name="T381"><text:s text:c="4"/></text:span><text:span text:style-name="T382">match</text:span><text:span text:style-name="T381"> </text:span><text:span text:style-name="T383">(</text:span><text:span text:style-name="T381">t1</text:span><text:span text:style-name="T383">,</text:span><text:span text:style-name="T381"> t2</text:span><text:span text:style-name="T383">)</text:span><text:span text:style-name="T381"> </text:span><text:span text:style-name="T382">with</text:span></text:p>
      <text:p text:style-name="Code"><text:span text:style-name="T381"><text:s text:c="8"/></text:span><text:span text:style-name="T383">(</text:span><text:span text:style-name="T204">SScalar</text:span><text:span text:style-name="T381"> st1</text:span><text:span text:style-name="T383">,</text:span><text:span text:style-name="T381"> </text:span><text:span text:style-name="T204">SScalar</text:span><text:span text:style-name="T381"> st2</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st1'</text:span><text:span text:style-name="T383">,</text:span><text:span text:style-name="T381"> st2'</text:span><text:span text:style-name="T383">)</text:span><text:span text:style-name="T381"> </text:span><text:span text:style-name="T383">=</text:span><text:span text:style-name="T381"> upcast st1 st2 </text:span><text:span text:style-name="T382">in</text:span></text:p>
      <text:p text:style-name="Code"><text:span text:style-name="T381"><text:s text:c="16"/></text:span><text:span text:style-name="T383">(</text:span><text:span text:style-name="T204">SScalar</text:span><text:span text:style-name="T381"> st1'</text:span><text:span text:style-name="T383">,</text:span><text:span text:style-name="T381"> </text:span><text:span text:style-name="T204">SScalar</text:span><text:span text:style-name="T381"> st2'</text:span><text:span text:style-name="T383">)</text:span></text:p>
      <text:p text:style-name="Code"><text:span text:style-name="T381"><text:s text:c="6"/></text:span><text:span text:style-name="T383">|</text:span><text:span text:style-name="T381"> </text:span><text:span text:style-name="T383">(</text:span><text:span text:style-name="T204">SArray</text:span><text:span text:style-name="T383">(</text:span><text:span text:style-name="T381">st1</text:span><text:span text:style-name="T383">,</text:span><text:span text:style-name="T381">l1</text:span><text:span text:style-name="T383">),</text:span><text:span text:style-name="T381"> </text:span><text:span text:style-name="T204">SArray</text:span><text:span text:style-name="T383">(</text:span><text:span text:style-name="T381">st2</text:span><text:span text:style-name="T383">,</text:span><text:span text:style-name="T381">l2</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st1'</text:span><text:span text:style-name="T383">,</text:span><text:span text:style-name="T381"> st2'</text:span><text:span text:style-name="T383">)</text:span><text:span text:style-name="T381"> </text:span><text:span text:style-name="T383">=</text:span><text:span text:style-name="T381"> upcast st1 st2 </text:span><text:span text:style-name="T382">in</text:span></text:p>
      <text:p text:style-name="Code"><text:span text:style-name="T381"><text:s text:c="16"/></text:span><text:span text:style-name="T383">(</text:span><text:span text:style-name="T204">SArray</text:span><text:span text:style-name="T383">(</text:span><text:span text:style-name="T381">st1'</text:span><text:span text:style-name="T383">,</text:span><text:span text:style-name="T381">l1</text:span><text:span text:style-name="T383">),</text:span><text:span text:style-name="T381"> </text:span><text:span text:style-name="T204">SArray</text:span><text:span text:style-name="T383">(</text:span><text:span text:style-name="T381">st2'</text:span><text:span text:style-name="T383">,</text:span><text:span text:style-name="T381">l2</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fail failure</text:span></text:p>
      <text:p text:style-name="P296"><text:soft-page-break/></text:p>
      <text:p text:style-name="Code"><text:span text:style-name="T382">let</text:span><text:span text:style-name="T381"> </text:span><text:span text:style-name="T382">rec</text:span><text:span text:style-name="T381"> type_of_arr_lit </text:span><text:span text:style-name="T383">=</text:span><text:span text:style-name="T381"> </text:span><text:span text:style-name="T382">function</text:span></text:p>
      <text:p text:style-name="Code"><text:span text:style-name="T381"><text:s text:c="4"/></text:span><text:span text:style-name="T382">[]</text:span><text:span text:style-name="T381"> </text:span><text:span text:style-name="T383">-&gt;</text:span><text:span text:style-name="T381"> fail </text:span><text:span text:style-name="T384">"Can't determine type of empty literal array"</text:span></text:p>
      <text:p text:style-name="Code"><text:span text:style-name="T381"><text:s text:c="2"/></text:span><text:span text:style-name="T383">|</text:span><text:span text:style-name="T381"> </text:span><text:span text:style-name="T383">[(</text:span><text:span text:style-name="T204">SScalar</text:span><text:span text:style-name="T381"> t</text:span><text:span text:style-name="T383">,_)]</text:span><text:span text:style-name="T381"> </text:span><text:span text:style-name="T383">-&gt;</text:span><text:span text:style-name="T381"> t</text:span></text:p>
      <text:p text:style-name="Code"><text:span text:style-name="T381"><text:s text:c="2"/></text:span><text:span text:style-name="T383">|</text:span><text:span text:style-name="T381"> </text:span><text:span text:style-name="T383">(</text:span><text:span text:style-name="T204">SScalar</text:span><text:span text:style-name="T381"> t</text:span><text:span text:style-name="T383">,_)::</text:span><text:span text:style-name="T381">tl </text:span><text:span text:style-name="T382">when</text:span><text:span text:style-name="T381"> t </text:span><text:span text:style-name="T383">=</text:span><text:span text:style-name="T381"> type_of_arr_lit tl </text:span><text:span text:style-name="T383">-&gt;</text:span><text:span text:style-name="T381"> t</text:span></text:p>
      <text:p text:style-name="Code"><text:span text:style-name="T381"><text:s text:c="2"/></text:span><text:span text:style-name="T383">|</text:span><text:span text:style-name="T381"> </text:span><text:span text:style-name="T383">_</text:span><text:span text:style-name="T381"> </text:span><text:span text:style-name="T383">-&gt;</text:span><text:span text:style-name="T381"> fail </text:span><text:span text:style-name="T384">"Array literal has mixed or invalid types"</text:span></text:p>
      <text:p text:style-name="P296"/>
      <text:p text:style-name="P295">(*</text:p>
      <text:p text:style-name="P295"><text:s/>* Checkers that return semantically checked elements</text:p>
      <text:p text:style-name="P295"><text:s/>*)</text:p>
      <text:p text:style-name="P296"/>
      <text:p text:style-name="P295">(* Check expression. Return sexpr. *)</text:p>
      <text:p text:style-name="Code"><text:span text:style-name="T382">let</text:span><text:span text:style-name="T381"> </text:span><text:span text:style-name="T382">rec</text:span><text:span text:style-name="T381"> check_expr ctx </text:span><text:span text:style-name="T383">=</text:span><text:span text:style-name="T381"> </text:span><text:span text:style-name="T382">function</text:span></text:p>
      <text:p text:style-name="Code"><text:span text:style-name="T381"><text:s text:c="4"/></text:span><text:span text:style-name="T204">LInt</text:span><text:span text:style-name="T381"> l </text:span><text:span text:style-name="T383">-&gt;</text:span><text:span text:style-name="T381"> </text:span><text:span text:style-name="T383">(</text:span><text:span text:style-name="T204">SScalar</text:span><text:span text:style-name="T381"> </text:span><text:span text:style-name="T204">TAInt</text:span><text:span text:style-name="T383">,</text:span><text:span text:style-name="T381"> </text:span><text:span text:style-name="T204">SLInt</text:span><text:span text:style-name="T381"> l</text:span><text:span text:style-name="T383">)</text:span></text:p>
      <text:p text:style-name="Code"><text:span text:style-name="T381"><text:s text:c="2"/></text:span><text:span text:style-name="T383">|</text:span><text:span text:style-name="T381"> </text:span><text:span text:style-name="T204">LFloat</text:span><text:span text:style-name="T381"> l </text:span><text:span text:style-name="T383">-&gt;</text:span><text:span text:style-name="T381"> </text:span><text:span text:style-name="T383">(</text:span><text:span text:style-name="T204">SScalar</text:span><text:span text:style-name="T381"> </text:span><text:span text:style-name="T204">TAFloat</text:span><text:span text:style-name="T383">,</text:span><text:span text:style-name="T381"> </text:span><text:span text:style-name="T204">SLFloat</text:span><text:span text:style-name="T381"> l</text:span><text:span text:style-name="T383">)</text:span></text:p>
      <text:p text:style-name="Code"><text:span text:style-name="T381"><text:s text:c="2"/></text:span><text:span text:style-name="T383">|</text:span><text:span text:style-name="T381"> </text:span><text:span text:style-name="T204">LString</text:span><text:span text:style-name="T381"> l </text:span><text:span text:style-name="T383">-&gt;</text:span><text:span text:style-name="T381"> </text:span><text:span text:style-name="T383">(</text:span><text:span text:style-name="T204">SScalar</text:span><text:span text:style-name="T381"> </text:span><text:span text:style-name="T204">TString</text:span><text:span text:style-name="T383">,</text:span><text:span text:style-name="T381"> </text:span><text:span text:style-name="T204">SLString</text:span><text:span text:style-name="T381"> l</text:span><text:span text:style-name="T383">)</text:span></text:p>
      <text:p text:style-name="Code"><text:span text:style-name="T381"><text:s text:c="2"/></text:span><text:span text:style-name="T383">|</text:span><text:span text:style-name="T381"> </text:span><text:span text:style-name="T204">LBool</text:span><text:span text:style-name="T381"> l </text:span><text:span text:style-name="T383">-&gt;</text:span><text:span text:style-name="T381"> </text:span><text:span text:style-name="T383">(</text:span><text:span text:style-name="T204">SScalar</text:span><text:span text:style-name="T381"> </text:span><text:span text:style-name="T204">TBool</text:span><text:span text:style-name="T383">,</text:span><text:span text:style-name="T381"> </text:span><text:span text:style-name="T204">SLBool</text:span><text:span text:style-name="T381"> l</text:span><text:span text:style-name="T383">)</text:span></text:p>
      <text:p text:style-name="Code"><text:span text:style-name="T381"><text:s text:c="2"/></text:span><text:span text:style-name="T383">|</text:span><text:span text:style-name="T381"> </text:span><text:span text:style-name="T204">LArray</text:span><text:span text:style-name="T381"> el </text:span><text:span text:style-name="T383">-&gt;</text:span></text:p>
      <text:p text:style-name="Code"><text:span text:style-name="T381"><text:s text:c="8"/></text:span><text:span text:style-name="T380">(* sel = semantically-checked expression list *)</text:span></text:p>
      <text:p text:style-name="Code"><text:span text:style-name="T381"><text:s text:c="8"/></text:span><text:span text:style-name="T382">let</text:span><text:span text:style-name="T381"> sel </text:span><text:span text:style-name="T383">=</text:span><text:span text:style-name="T381"> </text:span><text:span text:style-name="T204">List</text:span><text:span text:style-name="T381">.map </text:span><text:span text:style-name="T383">(</text:span><text:span text:style-name="T381">check_expr ctx</text:span><text:span text:style-name="T383">)</text:span><text:span text:style-name="T381"> el </text:span><text:span text:style-name="T382">in</text:span></text:p>
      <text:p text:style-name="Code"><text:span text:style-name="T381"><text:s text:c="8"/></text:span><text:span text:style-name="T383">(</text:span><text:span text:style-name="T204">SArray</text:span><text:span text:style-name="T383">(</text:span><text:span text:style-name="T381">type_of_arr_lit sel</text:span><text:span text:style-name="T383">,</text:span><text:span text:style-name="T381"> </text:span><text:span text:style-name="T204">Some</text:span><text:span text:style-name="T383">((</text:span><text:span text:style-name="T381">size_t</text:span><text:span text:style-name="T383">,</text:span><text:span text:style-name="T204">SLInt</text:span><text:span text:style-name="T383">(</text:span><text:span text:style-name="T204">List</text:span><text:span text:style-name="T381">.length sel</text:span><text:span text:style-name="T383">)))),</text:span></text:p>
      <text:p text:style-name="Code"><text:span text:style-name="T381"><text:s text:c="9"/></text:span><text:span text:style-name="T204">SLArray</text:span><text:span text:style-name="T381"> sel</text:span><text:span text:style-name="T383">)</text:span></text:p>
      <text:p text:style-name="Code"><text:span text:style-name="T381"><text:s text:c="2"/></text:span><text:span text:style-name="T383">|</text:span><text:span text:style-name="T381"> </text:span><text:span text:style-name="T204">Id</text:span><text:span text:style-name="T381"> s </text:span><text:span text:style-name="T383">-&gt;</text:span></text:p>
      <text:p text:style-name="Code"><text:span text:style-name="T381"><text:s text:c="8"/></text:span><text:span text:style-name="T382">let</text:span><text:span text:style-name="T381"> </text:span><text:span text:style-name="T383">(_,</text:span><text:span text:style-name="T381">type_</text:span><text:span text:style-name="T383">,_)</text:span><text:span text:style-name="T381"> </text:span><text:span text:style-name="T383">=</text:span><text:span text:style-name="T381"> find_elem ctx</text:span><text:span text:style-name="T383">.</text:span><text:span text:style-name="T381">variables s </text:span><text:span text:style-name="T382">in</text:span><text:span text:style-name="T381"> </text:span><text:span text:style-name="T383">(</text:span><text:span text:style-name="T381">type_</text:span><text:span text:style-name="T383">,</text:span><text:span text:style-name="T381"> </text:span><text:span text:style-name="T204">SId</text:span><text:span text:style-name="T381"> s</text:span><text:span text:style-name="T383">)</text:span></text:p>
      <text:p text:style-name="P296"/>
      <text:p text:style-name="Code"><text:span text:style-name="T381"><text:s text:c="4"/></text:span><text:span text:style-name="T380">(* A Subscr a[i] will be transformed into:</text:span></text:p>
      <text:p text:style-name="P295"><text:s text:c="5"/>*</text:p>
      <text:p text:style-name="P295"><text:s text:c="5"/>* <text:s text:c="3"/>if i &gt;= 0 and i &lt; len(a) {</text:p>
      <text:p text:style-name="P295"><text:s text:c="5"/>* <text:s text:c="7"/>a[i];</text:p>
      <text:p text:style-name="P295"><text:s text:c="5"/>* <text:s text:c="3"/>} else {</text:p>
      <text:p text:style-name="P295"><text:s text:c="5"/>* <text:s text:c="7"/>fail("array access out of bounds\n");</text:p>
      <text:p text:style-name="P295"><text:s text:c="5"/>* <text:s text:c="7"/>0;</text:p>
      <text:p text:style-name="P295"><text:s text:c="5"/>* <text:s text:c="3"/>}</text:p>
      <text:p text:style-name="P295"><text:s text:c="5"/>*</text:p>
      <text:p text:style-name="P295"><text:s text:c="5"/>*)</text:p>
      <text:p text:style-name="Code"><text:span text:style-name="T381"><text:s text:c="2"/></text:span><text:span text:style-name="T383">|</text:span><text:span text:style-name="T381"> </text:span><text:span text:style-name="T204">Binop</text:span><text:span text:style-name="T383">(</text:span><text:span text:style-name="T381">a</text:span><text:span text:style-name="T383">,</text:span><text:span text:style-name="T381"> </text:span><text:span text:style-name="T204">Subscr</text:span><text:span text:style-name="T383">,</text:span><text:span text:style-name="T381"> i</text:span><text:span text:style-name="T383">)</text:span><text:span text:style-name="T381"> </text:span><text:span text:style-name="T383">-&gt;</text:span></text:p>
      <text:p text:style-name="Code"><text:span text:style-name="T381"><text:s text:c="8"/></text:span><text:span text:style-name="T382">let</text:span><text:span text:style-name="T381"> </text:span><text:span text:style-name="T383">(</text:span><text:span text:style-name="T381">a_t</text:span><text:span text:style-name="T383">,</text:span><text:span text:style-name="T381"> a'</text:span><text:span text:style-name="T383">)</text:span><text:span text:style-name="T381"> </text:span><text:span text:style-name="T383">=</text:span><text:span text:style-name="T381"> check_expr ctx a</text:span></text:p>
      <text:p text:style-name="Code"><text:span text:style-name="T381"><text:s text:c="8"/></text:span><text:span text:style-name="T386">and</text:span><text:span text:style-name="T381"> </text:span><text:span text:style-name="T383">(</text:span><text:span text:style-name="T381">i_t</text:span><text:span text:style-name="T383">,</text:span><text:span text:style-name="T381"> i'</text:span><text:span text:style-name="T383">)</text:span><text:span text:style-name="T381"> </text:span><text:span text:style-name="T383">=</text:span><text:span text:style-name="T381"> check_expr ctx i </text:span><text:span text:style-name="T382">in</text:span></text:p>
      <text:p text:style-name="P296"/>
      <text:p text:style-name="Code"><text:span text:style-name="T381"><text:s text:c="8"/></text:span><text:span text:style-name="T382">let</text:span><text:span text:style-name="T381"> failure </text:span><text:span text:style-name="T383">=</text:span></text:p>
      <text:p text:style-name="Code"><text:span text:style-name="T381"><text:s text:c="12"/></text:span><text:span text:style-name="T384">"Operator "</text:span><text:span text:style-name="T381"> </text:span><text:span text:style-name="T383">^</text:span><text:span text:style-name="T381"> string_of_op </text:span><text:span text:style-name="T204">Subscr</text:span><text:span text:style-name="T381"> </text:span><text:span text:style-name="T383">^</text:span><text:span text:style-name="T381"> </text:span><text:span text:style-name="T384">" not defined for types "</text:span></text:p>
      <text:p text:style-name="Code"><text:span text:style-name="T381"><text:s text:c="12"/></text:span><text:span text:style-name="T383">^</text:span><text:span text:style-name="T381"> string_of_stype a_t </text:span><text:span text:style-name="T383">^</text:span><text:span text:style-name="T381"> </text:span><text:span text:style-name="T384">" and "</text:span><text:span text:style-name="T381"> </text:span><text:span text:style-name="T383">^</text:span><text:span text:style-name="T381"> string_of_stype i_t</text:span></text:p>
      <text:p text:style-name="Code"><text:span text:style-name="T381"><text:s text:c="8"/></text:span><text:span text:style-name="T382">in</text:span></text:p>
      <text:p text:style-name="P296"/>
      <text:p text:style-name="Code"><text:span text:style-name="T381"><text:s text:c="8"/></text:span><text:span text:style-name="T380">(* Check that the types are compatible *)</text:span></text:p>
      <text:p text:style-name="Code"><text:span text:style-name="T381"><text:s text:c="8"/></text:span><text:span text:style-name="T382">let</text:span><text:span text:style-name="T381"> ty </text:span><text:span text:style-name="T383">=</text:span><text:span text:style-name="T381"> </text:span><text:span text:style-name="T382">match</text:span><text:span text:style-name="T381"> </text:span><text:span text:style-name="T383">(</text:span><text:span text:style-name="T381">a_t</text:span><text:span text:style-name="T383">,</text:span><text:span text:style-name="T381"> is_integer i_t</text:span><text:span text:style-name="T383">)</text:span><text:span text:style-name="T381"> </text:span><text:span text:style-name="T382">with</text:span></text:p>
      <text:p text:style-name="Code"><text:span text:style-name="T381"><text:s text:c="12"/></text:span><text:span text:style-name="T383">(</text:span><text:span text:style-name="T204">SArray</text:span><text:span text:style-name="T381"> </text:span><text:span text:style-name="T383">(</text:span><text:span text:style-name="T381">t</text:span><text:span text:style-name="T383">,_),</text:span><text:span text:style-name="T381"> </text:span><text:span text:style-name="T382">true</text:span><text:span text:style-name="T383">)</text:span><text:span text:style-name="T381"> </text:span><text:span text:style-name="T383">-&gt;</text:span><text:span text:style-name="T381"> </text:span><text:span text:style-name="T204">SScalar</text:span><text:span text:style-name="T381"> t</text:span></text:p>
      <text:p text:style-name="Code"><text:span text:style-name="T381"><text:s text:c="10"/></text:span><text:span text:style-name="T383">|</text:span><text:span text:style-name="T381"> </text:span><text:span text:style-name="T383">(</text:span><text:span text:style-name="T204">SScalar</text:span><text:span text:style-name="T381"> </text:span><text:span text:style-name="T204">TString</text:span><text:span text:style-name="T383">,</text:span><text:span text:style-name="T381"> </text:span><text:span text:style-name="T382">true</text:span><text:span text:style-name="T383">)</text:span><text:span text:style-name="T381"> </text:span><text:span text:style-name="T383">-&gt;</text:span><text:span text:style-name="T381"> char_t</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fail failure</text:span></text:p>
      <text:p text:style-name="Code"><text:span text:style-name="T381"><text:s text:c="8"/></text:span><text:span text:style-name="T382">in</text:span></text:p>
      <text:p text:style-name="P296"/>
      <text:p text:style-name="Code"><text:span text:style-name="T381"><text:s text:c="8"/></text:span><text:span text:style-name="T382">let</text:span><text:span text:style-name="T381"> i_t </text:span><text:span text:style-name="T383">=</text:span><text:span text:style-name="T381"> </text:span><text:span text:style-name="T382">if</text:span><text:span text:style-name="T381"> i_t</text:span><text:span text:style-name="T383">=</text:span><text:span text:style-name="T204">SScalar</text:span><text:span text:style-name="T381"> </text:span><text:span text:style-name="T204">TAInt</text:span><text:span text:style-name="T381"> </text:span><text:span text:style-name="T382">then</text:span><text:span text:style-name="T381"> size_t </text:span><text:span text:style-name="T382">else</text:span><text:span text:style-name="T381"> i_t </text:span><text:span text:style-name="T382">in</text:span></text:p>
      <text:p text:style-name="P296"/>
      <text:p text:style-name="Code"><text:span text:style-name="T381"><text:s text:c="8"/></text:span><text:span text:style-name="T382">let</text:span><text:span text:style-name="T381"> pty </text:span><text:span text:style-name="T383">=</text:span></text:p>
      <text:p text:style-name="Code"><text:soft-page-break/><text:span text:style-name="T381"><text:s text:c="12"/></text:span><text:span text:style-name="T382">match</text:span><text:span text:style-name="T381"> ty </text:span><text:span text:style-name="T382">with</text:span><text:span text:style-name="T381"> </text:span><text:span text:style-name="T204">SScalar</text:span><text:span text:style-name="T381"> t </text:span><text:span text:style-name="T383">-&gt;</text:span><text:span text:style-name="T381"> t </text:span><text:span text:style-name="T383">|</text:span><text:span text:style-name="T381"> </text:span><text:span text:style-name="T383">_</text:span><text:span text:style-name="T381"> </text:span><text:span text:style-name="T383">-&gt;</text:span><text:span text:style-name="T381"> fail </text:span><text:span text:style-name="T384">"internal error"</text:span></text:p>
      <text:p text:style-name="Code"><text:span text:style-name="T381"><text:s text:c="8"/></text:span><text:span text:style-name="T382">in</text:span></text:p>
      <text:p text:style-name="P296"/>
      <text:p text:style-name="Code"><text:span text:style-name="T381"><text:s text:c="8"/></text:span><text:span text:style-name="T380">(* Generate bounds-checked array access *)</text:span></text:p>
      <text:p text:style-name="Code"><text:span text:style-name="T381"><text:s text:c="8"/></text:span><text:span text:style-name="T382">let</text:span><text:span text:style-name="T381"> pred </text:span><text:span text:style-name="T383">=</text:span><text:span text:style-name="T381"> check_expr ctx </text:span><text:span text:style-name="T383">(</text:span><text:span text:style-name="T204">Binop</text:span><text:span text:style-name="T383">(</text:span></text:p>
      <text:p text:style-name="Code"><text:span text:style-name="T381"><text:s text:c="12"/></text:span><text:span text:style-name="T204">Binop</text:span><text:span text:style-name="T383">(</text:span><text:span text:style-name="T381">i</text:span><text:span text:style-name="T383">,</text:span><text:span text:style-name="T204">GtEq</text:span><text:span text:style-name="T383">,</text:span><text:span text:style-name="T204">LInt</text:span><text:span text:style-name="T381"> </text:span><text:span text:style-name="T383">0),</text:span></text:p>
      <text:p text:style-name="Code"><text:span text:style-name="T381"><text:s text:c="12"/></text:span><text:span text:style-name="T204">And</text:span><text:span text:style-name="T383">,</text:span></text:p>
      <text:p text:style-name="Code"><text:span text:style-name="T381"><text:s text:c="12"/></text:span><text:span text:style-name="T204">Binop</text:span><text:span text:style-name="T383">(</text:span><text:span text:style-name="T381">i</text:span><text:span text:style-name="T383">,</text:span><text:span text:style-name="T204">Lt</text:span><text:span text:style-name="T383">,</text:span><text:span text:style-name="T204">Call</text:span><text:span text:style-name="T383">(</text:span><text:span text:style-name="T384">"len"</text:span><text:span text:style-name="T383">,[</text:span><text:span text:style-name="T381">a</text:span><text:span text:style-name="T383">]))</text:span></text:p>
      <text:p text:style-name="Code"><text:span text:style-name="T381"><text:s text:c="8"/></text:span><text:span text:style-name="T383">))</text:span><text:span text:style-name="T381"> </text:span><text:span text:style-name="T382">in</text:span></text:p>
      <text:p text:style-name="P296"/>
      <text:p text:style-name="Code"><text:span text:style-name="T381"><text:s text:c="8"/></text:span><text:span text:style-name="T382">let</text:span><text:span text:style-name="T381"> then_ </text:span><text:span text:style-name="T383">=</text:span><text:span text:style-name="T381"> </text:span><text:span text:style-name="T383">[</text:span><text:span text:style-name="T204">SExpr</text:span><text:span text:style-name="T383">(</text:span><text:span text:style-name="T381">ty</text:span><text:span text:style-name="T383">,</text:span><text:span text:style-name="T381"> </text:span><text:span text:style-name="T204">SBinop</text:span><text:span text:style-name="T383">((</text:span><text:span text:style-name="T381">a_t</text:span><text:span text:style-name="T383">,</text:span><text:span text:style-name="T381">a'</text:span><text:span text:style-name="T383">),</text:span><text:span text:style-name="T381"> </text:span><text:span text:style-name="T204">Subscr</text:span><text:span text:style-name="T383">,</text:span><text:span text:style-name="T381"> </text:span><text:span text:style-name="T383">(</text:span><text:span text:style-name="T381">i_t</text:span><text:span text:style-name="T383">,</text:span><text:span text:style-name="T381">i'</text:span><text:span text:style-name="T383">)))]</text:span><text:span text:style-name="T381"> </text:span><text:span text:style-name="T382">in</text:span></text:p>
      <text:p text:style-name="P296"/>
      <text:p text:style-name="Code"><text:span text:style-name="T381"><text:s text:c="8"/></text:span><text:span text:style-name="T382">let</text:span><text:span text:style-name="T381"> else_ </text:span><text:span text:style-name="T383">=</text:span><text:span text:style-name="T381"> </text:span><text:span text:style-name="T383">[</text:span></text:p>
      <text:p text:style-name="Code"><text:span text:style-name="T381"><text:s text:c="12"/></text:span><text:span text:style-name="T204">SExpr</text:span><text:span text:style-name="T383">(</text:span><text:span text:style-name="T381">check_expr ctx </text:span><text:span text:style-name="T383">(</text:span></text:p>
      <text:p text:style-name="Code"><text:span text:style-name="T381"><text:s text:c="16"/></text:span><text:span text:style-name="T204">Call</text:span><text:span text:style-name="T383">(</text:span><text:span text:style-name="T384">"fatal"</text:span><text:span text:style-name="T383">,</text:span><text:span text:style-name="T381"> </text:span><text:span text:style-name="T383">[</text:span><text:span text:style-name="T204">LString</text:span><text:span text:style-name="T381"> </text:span><text:span text:style-name="T384">"array access out of bounds"</text:span><text:span text:style-name="T383">])</text:span></text:p>
      <text:p text:style-name="Code"><text:span text:style-name="T381"><text:s text:c="12"/></text:span><text:span text:style-name="T383">));</text:span></text:p>
      <text:p text:style-name="Code"><text:span text:style-name="T381"><text:s text:c="12"/></text:span><text:span text:style-name="T204">SExpr</text:span><text:span text:style-name="T383">(</text:span><text:span text:style-name="T381">ty</text:span><text:span text:style-name="T383">,</text:span><text:span text:style-name="T381"> </text:span><text:span text:style-name="T382">match</text:span><text:span text:style-name="T381"> pty </text:span><text:span text:style-name="T382">with</text:span></text:p>
      <text:p text:style-name="Code"><text:span text:style-name="T381"><text:s text:c="16"/></text:span><text:span text:style-name="T204">TInt</text:span><text:span text:style-name="T381"> </text:span><text:span text:style-name="T383">_</text:span><text:span text:style-name="T381"> <text:s text:c="2"/></text:span><text:span text:style-name="T383">-&gt;</text:span><text:span text:style-name="T381"> </text:span><text:span text:style-name="T204">SLInt</text:span><text:span text:style-name="T381"> </text:span><text:span text:style-name="T383">0</text:span></text:p>
      <text:p text:style-name="Code"><text:span text:style-name="T381"><text:s text:c="14"/></text:span><text:span text:style-name="T383">|</text:span><text:span text:style-name="T381"> </text:span><text:span text:style-name="T204">TFloat</text:span><text:span text:style-name="T381"> </text:span><text:span text:style-name="T383">_</text:span><text:span text:style-name="T381"> </text:span><text:span text:style-name="T383">-&gt;</text:span><text:span text:style-name="T381"> </text:span><text:span text:style-name="T204">SLFloat</text:span><text:span text:style-name="T381"> </text:span><text:span text:style-name="T383">0.0</text:span></text:p>
      <text:p text:style-name="Code"><text:span text:style-name="T381"><text:s text:c="14"/></text:span><text:span text:style-name="T383">|</text:span><text:span text:style-name="T381"> </text:span><text:span text:style-name="T204">TString</text:span><text:span text:style-name="T381"> <text:s/></text:span><text:span text:style-name="T383">-&gt;</text:span><text:span text:style-name="T381"> </text:span><text:span text:style-name="T204">SLString</text:span><text:span text:style-name="T381"> </text:span><text:span text:style-name="T384">""</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4">"internal error: don't know what to return"</text:span></text:p>
      <text:p text:style-name="Code"><text:span text:style-name="T381"><text:s text:c="26"/></text:span><text:span text:style-name="T383">^</text:span><text:span text:style-name="T381"> </text:span><text:span text:style-name="T384">" for out of bounds access in "</text:span></text:p>
      <text:p text:style-name="Code"><text:span text:style-name="T381"><text:s text:c="26"/></text:span><text:span text:style-name="T383">^</text:span><text:span text:style-name="T381"> string_of_expr </text:span><text:span text:style-name="T383">(</text:span><text:span text:style-name="T204">Binop</text:span><text:span text:style-name="T383">(</text:span><text:span text:style-name="T381">a</text:span><text:span text:style-name="T383">,</text:span><text:span text:style-name="T204">Subscr</text:span><text:span text:style-name="T383">,</text:span><text:span text:style-name="T381">i</text:span><text:span text:style-name="T383">)))</text:span></text:p>
      <text:p text:style-name="Code"><text:span text:style-name="T381"><text:s text:c="12"/></text:span><text:span text:style-name="T383">)</text:span></text:p>
      <text:p text:style-name="Code"><text:span text:style-name="T381"><text:s text:c="8"/></text:span><text:span text:style-name="T383">]</text:span><text:span text:style-name="T381"> </text:span><text:span text:style-name="T382">in</text:span></text:p>
      <text:p text:style-name="P296"/>
      <text:p text:style-name="Code"><text:span text:style-name="T381"><text:s text:c="8"/></text:span><text:span text:style-name="T383">(</text:span><text:span text:style-name="T381">ty</text:span><text:span text:style-name="T383">,</text:span><text:span text:style-name="T381"> </text:span><text:span text:style-name="T204">SIf</text:span><text:span text:style-name="T383">(</text:span><text:span text:style-name="T381">pred</text:span><text:span text:style-name="T383">,</text:span><text:span text:style-name="T381"> then_</text:span><text:span text:style-name="T383">,</text:span><text:span text:style-name="T381"> else_</text:span><text:span text:style-name="T383">))</text:span></text:p>
      <text:p text:style-name="P296"/>
      <text:p text:style-name="Code"><text:span text:style-name="T381"><text:s text:c="2"/></text:span><text:span text:style-name="T383">|</text:span><text:span text:style-name="T381"> </text:span><text:span text:style-name="T204">Binop</text:span><text:span text:style-name="T383">(</text:span><text:span text:style-name="T381">e1</text:span><text:span text:style-name="T383">,</text:span><text:span text:style-name="T381">op</text:span><text:span text:style-name="T383">,</text:span><text:span text:style-name="T381">e2</text:span><text:span text:style-name="T383">)</text:span><text:span text:style-name="T381"> </text:span><text:span text:style-name="T383">-&gt;</text:span></text:p>
      <text:p text:style-name="Code"><text:span text:style-name="T381"><text:s text:c="8"/></text:span><text:span text:style-name="T382">let</text:span><text:span text:style-name="T381"> failure t1 t2 </text:span><text:span text:style-name="T383">=</text:span></text:p>
      <text:p text:style-name="Code"><text:span text:style-name="T381"><text:s text:c="12"/></text:span><text:span text:style-name="T384">"Operator "</text:span><text:span text:style-name="T381"> </text:span><text:span text:style-name="T383">^</text:span><text:span text:style-name="T381"> string_of_op op </text:span><text:span text:style-name="T383">^</text:span><text:span text:style-name="T381"> </text:span><text:span text:style-name="T384">" not defined for types "</text:span></text:p>
      <text:p text:style-name="Code"><text:span text:style-name="T381"><text:s text:c="12"/></text:span><text:span text:style-name="T383">^</text:span><text:span text:style-name="T381"> string_of_stype t1 </text:span><text:span text:style-name="T383">^</text:span><text:span text:style-name="T381"> </text:span><text:span text:style-name="T384">" and "</text:span><text:span text:style-name="T381"> </text:span><text:span text:style-name="T383">^</text:span><text:span text:style-name="T381"> string_of_stype t2</text:span></text:p>
      <text:p text:style-name="Code"><text:span text:style-name="T381"><text:s text:c="8"/></text:span><text:span text:style-name="T382">in</text:span></text:p>
      <text:p text:style-name="P296"/>
      <text:p text:style-name="Code"><text:span text:style-name="T381"><text:s text:c="8"/></text:span><text:span text:style-name="T382">let</text:span><text:span text:style-name="T381"> </text:span><text:span text:style-name="T383">(</text:span><text:span text:style-name="T381">t1</text:span><text:span text:style-name="T383">,</text:span><text:span text:style-name="T381"> e1'</text:span><text:span text:style-name="T383">)</text:span><text:span text:style-name="T381"> </text:span><text:span text:style-name="T383">=</text:span><text:span text:style-name="T381"> check_expr ctx e1</text:span></text:p>
      <text:p text:style-name="Code"><text:span text:style-name="T381"><text:s text:c="8"/></text:span><text:span text:style-name="T386">and</text:span><text:span text:style-name="T381"> </text:span><text:span text:style-name="T383">(</text:span><text:span text:style-name="T381">t2</text:span><text:span text:style-name="T383">,</text:span><text:span text:style-name="T381"> e2'</text:span><text:span text:style-name="T383">)</text:span><text:span text:style-name="T381"> </text:span><text:span text:style-name="T383">=</text:span><text:span text:style-name="T381"> check_expr ctx e2 </text:span><text:span text:style-name="T382">in</text:span></text:p>
      <text:p text:style-name="P296"/>
      <text:p text:style-name="Code"><text:span text:style-name="T381"><text:s text:c="8"/></text:span><text:span text:style-name="T380">(* Promote types and check that they are compatible *)</text:span></text:p>
      <text:p text:style-name="Code"><text:span text:style-name="T381"><text:s text:c="8"/></text:span><text:span text:style-name="T382">let</text:span><text:span text:style-name="T381"> </text:span><text:span text:style-name="T383">(</text:span><text:span text:style-name="T381">t1'</text:span><text:span text:style-name="T383">,</text:span><text:span text:style-name="T381"> t2'</text:span><text:span text:style-name="T383">)</text:span><text:span text:style-name="T381"> </text:span><text:span text:style-name="T383">=</text:span><text:span text:style-name="T381"> check_type_compat t1 t2 </text:span><text:span text:style-name="T382">in</text:span></text:p>
      <text:p text:style-name="P296"/>
      <text:p text:style-name="Code"><text:span text:style-name="T381"><text:s text:c="8"/></text:span><text:span text:style-name="T382">let</text:span><text:span text:style-name="T381"> ty </text:span><text:span text:style-name="T383">=</text:span><text:span text:style-name="T381"> </text:span><text:span text:style-name="T382">match</text:span><text:span text:style-name="T381"> op </text:span><text:span text:style-name="T382">with</text:span></text:p>
      <text:p text:style-name="Code"><text:span text:style-name="T381"><text:s text:c="12"/></text:span><text:span text:style-name="T380">(* Overloaded Plus *)</text:span></text:p>
      <text:p text:style-name="Code"><text:span text:style-name="T381"><text:s text:c="12"/></text:span><text:span text:style-name="T204">Plus</text:span><text:span text:style-name="T381"> </text:span><text:span text:style-name="T383">-&gt;</text:span><text:span text:style-name="T381"> </text:span><text:span text:style-name="T383">(</text:span><text:span text:style-name="T382">match</text:span><text:span text:style-name="T381"> </text:span><text:span text:style-name="T383">(</text:span><text:span text:style-name="T381">t1'</text:span><text:span text:style-name="T383">,</text:span><text:span text:style-name="T381"> t2'</text:span><text:span text:style-name="T383">)</text:span><text:span text:style-name="T381"> </text:span><text:span text:style-name="T382">with</text:span></text:p>
      <text:p text:style-name="Code"><text:span text:style-name="T381"><text:s text:c="16"/></text:span><text:span text:style-name="T380">(* String concatenation *)</text:span></text:p>
      <text:p text:style-name="Code"><text:span text:style-name="T381"><text:s text:c="16"/></text:span><text:span text:style-name="T383">(</text:span><text:span text:style-name="T204">SScalar</text:span><text:span text:style-name="T381"> </text:span><text:span text:style-name="T204">TString</text:span><text:span text:style-name="T383">,</text:span><text:span text:style-name="T381"> </text:span><text:span text:style-name="T383">_)</text:span><text:span text:style-name="T381"> </text:span><text:span text:style-name="T383">-&gt;</text:span><text:span text:style-name="T381"> t1'</text:span></text:p>
      <text:p text:style-name="Code"><text:span text:style-name="T381"><text:s text:c="16"/></text:span><text:span text:style-name="T380">(* Array concatenation *)</text:span></text:p>
      <text:p text:style-name="Code"><text:span text:style-name="T381"><text:s text:c="14"/></text:span><text:span text:style-name="T383">|</text:span><text:span text:style-name="T381"> </text:span><text:span text:style-name="T383">(</text:span><text:span text:style-name="T204">SArray</text:span><text:span text:style-name="T383">(</text:span><text:span text:style-name="T381">st1'</text:span><text:span text:style-name="T383">,</text:span><text:span text:style-name="T204">Some</text:span><text:span text:style-name="T383">(_,</text:span><text:span text:style-name="T381"> </text:span><text:span text:style-name="T204">SLInt</text:span><text:span text:style-name="T381"> l1</text:span><text:span text:style-name="T383">)),</text:span></text:p>
      <text:p text:style-name="Code"><text:span text:style-name="T381"><text:s text:c="17"/></text:span><text:span text:style-name="T204">SArray</text:span><text:span text:style-name="T383">(_,</text:span><text:span text:style-name="T204">Some</text:span><text:span text:style-name="T383">(_,</text:span><text:span text:style-name="T381"> </text:span><text:span text:style-name="T204">SLInt</text:span><text:span text:style-name="T381"> l2</text:span><text:span text:style-name="T383">)))</text:span><text:span text:style-name="T381"> </text:span><text:span text:style-name="T383">-&gt;</text:span></text:p>
      <text:p text:style-name="Code"><text:span text:style-name="T381"><text:s text:c="20"/></text:span><text:span text:style-name="T204">SArray</text:span><text:span text:style-name="T383">(</text:span><text:span text:style-name="T381">st1'</text:span><text:span text:style-name="T383">,</text:span><text:span text:style-name="T204">Some</text:span><text:span text:style-name="T383">(</text:span><text:span text:style-name="T381">size_t</text:span><text:span text:style-name="T383">,</text:span><text:span text:style-name="T381"> </text:span><text:span text:style-name="T204">SLInt</text:span><text:span text:style-name="T383">(</text:span><text:span text:style-name="T381">l1</text:span><text:span text:style-name="T383">+</text:span><text:span text:style-name="T381">l2</text:span><text:span text:style-name="T383">)))</text:span></text:p>
      <text:p text:style-name="Code"><text:span text:style-name="T381"><text:s text:c="16"/></text:span><text:span text:style-name="T380">(* Number addition *)</text:span></text:p>
      <text:p text:style-name="Code"><text:span text:style-name="T381"><text:s text:c="14"/></text:span><text:span text:style-name="T383">|</text:span><text:span text:style-name="T381"> </text:span><text:span text:style-name="T383">(</text:span><text:span text:style-name="T381">t1'</text:span><text:span text:style-name="T383">,_)</text:span><text:span text:style-name="T381"> </text:span><text:span text:style-name="T382">when</text:span><text:span text:style-name="T381"> is_number t1' </text:span><text:span text:style-name="T383">-&gt;</text:span><text:span text:style-name="T381"> t1'</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1">failure t1' t2'</text:span><text:span text:style-name="T383">))</text:span></text:p>
      <text:p text:style-name="P296"/>
      <text:p text:style-name="Code"><text:span text:style-name="T381"><text:s text:c="12"/></text:span><text:span text:style-name="T380">(* Arithmetic: defined for numbers *)</text:span></text:p>
      <text:p text:style-name="Code"><text:soft-page-break/><text:span text:style-name="T381"><text:s text:c="10"/></text:span><text:span text:style-name="T383">|</text:span><text:span text:style-name="T381"> </text:span><text:span text:style-name="T204">Minus</text:span><text:span text:style-name="T381"> </text:span><text:span text:style-name="T383">|</text:span><text:span text:style-name="T381"> </text:span><text:span text:style-name="T204">Times</text:span><text:span text:style-name="T381"> </text:span><text:span text:style-name="T383">|</text:span><text:span text:style-name="T381"> </text:span><text:span text:style-name="T204">Div</text:span><text:span text:style-name="T381"> </text:span><text:span text:style-name="T382">when</text:span><text:span text:style-name="T381"> is_number t1' </text:span><text:span text:style-name="T383">-&gt;</text:span><text:span text:style-name="T381"> t1'</text:span></text:p>
      <text:p text:style-name="Code"><text:span text:style-name="T381"><text:s text:c="12"/></text:span><text:span text:style-name="T380">(* Defined for Integers only *)</text:span></text:p>
      <text:p text:style-name="Code"><text:span text:style-name="T381"><text:s text:c="10"/></text:span><text:span text:style-name="T383">|</text:span><text:span text:style-name="T381"> </text:span><text:span text:style-name="T204">Rem</text:span><text:span text:style-name="T381"> </text:span><text:span text:style-name="T383">|</text:span><text:span text:style-name="T381"> </text:span><text:span text:style-name="T204">LShift</text:span><text:span text:style-name="T381"> </text:span><text:span text:style-name="T383">|</text:span><text:span text:style-name="T381"> </text:span><text:span text:style-name="T204">RShift</text:span><text:span text:style-name="T381"> </text:span><text:span text:style-name="T383">|</text:span><text:span text:style-name="T381"> </text:span><text:span text:style-name="T204">BwOr</text:span><text:span text:style-name="T381"> </text:span><text:span text:style-name="T383">|</text:span><text:span text:style-name="T381"> </text:span><text:span text:style-name="T204">BwAnd</text:span><text:span text:style-name="T381"> </text:span><text:span text:style-name="T382">when</text:span><text:span text:style-name="T381"> is_integer t1' </text:span><text:span text:style-name="T383">-&gt;</text:span><text:span text:style-name="T381"> t1'</text:span></text:p>
      <text:p text:style-name="Code"><text:span text:style-name="T381"><text:s text:c="12"/></text:span><text:span text:style-name="T380">(* Boolean operations *)</text:span></text:p>
      <text:p text:style-name="Code"><text:span text:style-name="T381"><text:s text:c="10"/></text:span><text:span text:style-name="T383">|</text:span><text:span text:style-name="T381"> </text:span><text:span text:style-name="T204">And</text:span><text:span text:style-name="T381"> </text:span><text:span text:style-name="T383">|</text:span><text:span text:style-name="T381"> </text:span><text:span text:style-name="T204">Or</text:span><text:span text:style-name="T381"> </text:span><text:span text:style-name="T382">when</text:span><text:span text:style-name="T381"> is_bool t1' </text:span><text:span text:style-name="T383">-&gt;</text:span><text:span text:style-name="T381"> </text:span><text:span text:style-name="T204">SScalar</text:span><text:span text:style-name="T381"> </text:span><text:span text:style-name="T204">TBool</text:span></text:p>
      <text:p text:style-name="Code"><text:span text:style-name="T381"><text:s text:c="10"/></text:span><text:span text:style-name="T383">|</text:span><text:span text:style-name="T381"> </text:span><text:span text:style-name="T204">Lt</text:span><text:span text:style-name="T381"> </text:span><text:span text:style-name="T383">|</text:span><text:span text:style-name="T381"> </text:span><text:span text:style-name="T204">LtEq</text:span><text:span text:style-name="T381"> </text:span><text:span text:style-name="T383">|</text:span><text:span text:style-name="T381"> </text:span><text:span text:style-name="T204">Eq</text:span><text:span text:style-name="T381"> </text:span><text:span text:style-name="T383">|</text:span><text:span text:style-name="T381"> </text:span><text:span text:style-name="T204">NEq</text:span><text:span text:style-name="T381"> </text:span><text:span text:style-name="T383">|</text:span><text:span text:style-name="T381"> </text:span><text:span text:style-name="T204">GtEq</text:span><text:span text:style-name="T381"> </text:span><text:span text:style-name="T383">|</text:span><text:span text:style-name="T381"> </text:span><text:span text:style-name="T204">Gt</text:span><text:span text:style-name="T381"> </text:span><text:span text:style-name="T383">-&gt;</text:span><text:span text:style-name="T381"> </text:span><text:span text:style-name="T204">SScalar</text:span><text:span text:style-name="T381"> </text:span><text:span text:style-name="T204">TBool</text:span></text:p>
      <text:p text:style-name="Code"><text:span text:style-name="T381"><text:s text:c="10"/></text:span><text:span text:style-name="T383">|</text:span><text:span text:style-name="T381"> </text:span><text:span text:style-name="T204">Assign</text:span><text:span text:style-name="T381"> </text:span><text:span text:style-name="T383">-&gt;</text:span><text:span text:style-name="T381"> t2'</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1">failure t1' t2'</text:span><text:span text:style-name="T383">)</text:span></text:p>
      <text:p text:style-name="Code"><text:span text:style-name="T381"><text:s text:c="8"/></text:span><text:span text:style-name="T382">in</text:span></text:p>
      <text:p text:style-name="Code"><text:span text:style-name="T381"><text:s text:c="8"/></text:span><text:span text:style-name="T383">(</text:span><text:span text:style-name="T381">ty</text:span><text:span text:style-name="T383">,</text:span><text:span text:style-name="T381"> </text:span><text:span text:style-name="T204">SBinop</text:span><text:span text:style-name="T383">((</text:span><text:span text:style-name="T381">t1'</text:span><text:span text:style-name="T383">,</text:span><text:span text:style-name="T381">e1'</text:span><text:span text:style-name="T383">),</text:span><text:span text:style-name="T381"> op</text:span><text:span text:style-name="T383">,</text:span><text:span text:style-name="T381"> </text:span><text:span text:style-name="T383">(</text:span><text:span text:style-name="T381">t2'</text:span><text:span text:style-name="T383">,</text:span><text:span text:style-name="T381">e2'</text:span><text:span text:style-name="T383">)))</text:span></text:p>
      <text:p text:style-name="P296"/>
      <text:p text:style-name="Code"><text:span text:style-name="T381"><text:s text:c="2"/></text:span><text:span text:style-name="T383">|</text:span><text:span text:style-name="T381"> </text:span><text:span text:style-name="T204">Unop</text:span><text:span text:style-name="T383">(</text:span><text:span text:style-name="T381">uop</text:span><text:span text:style-name="T383">,</text:span><text:span text:style-name="T381"> e</text:span><text:span text:style-name="T383">)</text:span><text:span text:style-name="T381"> </text:span><text:span text:style-name="T383">-&gt;</text:span></text:p>
      <text:p text:style-name="Code"><text:span text:style-name="T381"><text:s text:c="8"/></text:span><text:span text:style-name="T382">let</text:span><text:span text:style-name="T381"> </text:span><text:span text:style-name="T383">(</text:span><text:span text:style-name="T381">t</text:span><text:span text:style-name="T383">,</text:span><text:span text:style-name="T381"> e'</text:span><text:span text:style-name="T383">)</text:span><text:span text:style-name="T381"> </text:span><text:span text:style-name="T383">=</text:span><text:span text:style-name="T381"> check_expr ctx e </text:span><text:span text:style-name="T382">in</text:span></text:p>
      <text:p text:style-name="Code"><text:span text:style-name="T381"><text:s text:c="8"/></text:span><text:span text:style-name="T382">let</text:span><text:span text:style-name="T381"> ty </text:span><text:span text:style-name="T383">=</text:span><text:span text:style-name="T381"> </text:span><text:span text:style-name="T382">match</text:span><text:span text:style-name="T381"> </text:span><text:span text:style-name="T383">(</text:span><text:span text:style-name="T381">t</text:span><text:span text:style-name="T383">,</text:span><text:span text:style-name="T381"> uop</text:span><text:span text:style-name="T383">)</text:span><text:span text:style-name="T381"> </text:span><text:span text:style-name="T382">with</text:span></text:p>
      <text:p text:style-name="Code"><text:span text:style-name="T381"><text:s text:c="12"/></text:span><text:span text:style-name="T383">(</text:span><text:span text:style-name="T204">SScalar</text:span><text:span text:style-name="T381"> </text:span><text:span text:style-name="T204">TBool</text:span><text:span text:style-name="T383">,</text:span><text:span text:style-name="T381"> </text:span><text:span text:style-name="T204">Not</text:span><text:span text:style-name="T383">)</text:span><text:span text:style-name="T381"> </text:span><text:span text:style-name="T383">-&gt;</text:span><text:span text:style-name="T381"> t</text:span></text:p>
      <text:p text:style-name="Code"><text:span text:style-name="T381"><text:s text:c="10"/></text:span><text:span text:style-name="T383">|</text:span><text:span text:style-name="T381"> </text:span><text:span text:style-name="T383">(</text:span><text:span text:style-name="T204">SScalar</text:span><text:span text:style-name="T381"> </text:span><text:span text:style-name="T383">(</text:span><text:span text:style-name="T204">TInt</text:span><text:span text:style-name="T381"> </text:span><text:span text:style-name="T383">_),</text:span><text:span text:style-name="T381"> </text:span><text:span text:style-name="T204">BwNot</text:span><text:span text:style-name="T383">)</text:span></text:p>
      <text:p text:style-name="Code"><text:span text:style-name="T381"><text:s text:c="10"/></text:span><text:span text:style-name="T383">|</text:span><text:span text:style-name="T381"> </text:span><text:span text:style-name="T383">(</text:span><text:span text:style-name="T204">SScalar</text:span><text:span text:style-name="T381"> </text:span><text:span text:style-name="T383">(</text:span><text:span text:style-name="T204">TInt</text:span><text:span text:style-name="T381"> </text:span><text:span text:style-name="T383">_),</text:span><text:span text:style-name="T381"> </text:span><text:span text:style-name="T204">Neg</text:span><text:span text:style-name="T383">)</text:span></text:p>
      <text:p text:style-name="Code"><text:span text:style-name="T381"><text:s text:c="10"/></text:span><text:span text:style-name="T383">|</text:span><text:span text:style-name="T381"> </text:span><text:span text:style-name="T383">(</text:span><text:span text:style-name="T204">SScalar</text:span><text:span text:style-name="T381"> </text:span><text:span text:style-name="T383">(</text:span><text:span text:style-name="T204">TFloat</text:span><text:span text:style-name="T381"> </text:span><text:span text:style-name="T383">_),</text:span><text:span text:style-name="T381"> </text:span><text:span text:style-name="T204">Neg</text:span><text:span text:style-name="T383">)</text:span><text:span text:style-name="T381"> </text:span><text:span text:style-name="T383">-&gt;</text:span><text:span text:style-name="T381"> t</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4">"Operator "</text:span><text:span text:style-name="T381"> </text:span><text:span text:style-name="T383">^</text:span><text:span text:style-name="T381"> string_of_uop uop</text:span></text:p>
      <text:p text:style-name="Code"><text:span text:style-name="T381"><text:s text:c="35"/></text:span><text:span text:style-name="T383">^</text:span><text:span text:style-name="T381"> </text:span><text:span text:style-name="T384">" not defined for type "</text:span></text:p>
      <text:p text:style-name="Code"><text:span text:style-name="T381"><text:s text:c="35"/></text:span><text:span text:style-name="T383">^</text:span><text:span text:style-name="T381"> string_of_stype t</text:span><text:span text:style-name="T383">)</text:span></text:p>
      <text:p text:style-name="Code"><text:span text:style-name="T381"><text:s text:c="8"/></text:span><text:span text:style-name="T382">in</text:span></text:p>
      <text:p text:style-name="Code"><text:span text:style-name="T381"><text:s text:c="8"/></text:span><text:span text:style-name="T383">(</text:span><text:span text:style-name="T381">ty</text:span><text:span text:style-name="T383">,</text:span><text:span text:style-name="T381"> </text:span><text:span text:style-name="T204">SUnop</text:span><text:span text:style-name="T383">(</text:span><text:span text:style-name="T381">uop</text:span><text:span text:style-name="T383">,</text:span><text:span text:style-name="T381"> </text:span><text:span text:style-name="T383">(</text:span><text:span text:style-name="T381">t</text:span><text:span text:style-name="T383">,</text:span><text:span text:style-name="T381"> e'</text:span><text:span text:style-name="T383">)))</text:span></text:p>
      <text:p text:style-name="P296"/>
      <text:p text:style-name="Code"><text:span text:style-name="T381"><text:s text:c="4"/></text:span><text:span text:style-name="T380">(* Match will be transformed into Cond *)</text:span></text:p>
      <text:p text:style-name="Code"><text:span text:style-name="T381"><text:s text:c="2"/></text:span><text:span text:style-name="T383">|</text:span><text:span text:style-name="T381"> </text:span><text:span text:style-name="T204">Match</text:span><text:span text:style-name="T383">(</text:span><text:span text:style-name="T381">matching</text:span><text:span text:style-name="T383">,</text:span><text:span text:style-name="T381"> arms</text:span><text:span text:style-name="T383">)</text:span><text:span text:style-name="T381"> </text:span><text:span text:style-name="T383">-&gt;</text:span></text:p>
      <text:p text:style-name="Code"><text:span text:style-name="T381"><text:s text:c="8"/></text:span><text:span text:style-name="T382">let</text:span><text:span text:style-name="T381"> to_cond </text:span><text:span text:style-name="T383">=</text:span><text:span text:style-name="T381"> </text:span><text:span text:style-name="T382">function</text:span></text:p>
      <text:p text:style-name="Code"><text:span text:style-name="T381"><text:s text:c="12"/></text:span><text:span text:style-name="T383">(</text:span><text:span text:style-name="T204">Some</text:span><text:span text:style-name="T381"> m</text:span><text:span text:style-name="T383">,</text:span><text:span text:style-name="T381"> block</text:span><text:span text:style-name="T383">)</text:span><text:span text:style-name="T381"> </text:span><text:span text:style-name="T383">-&gt;</text:span><text:span text:style-name="T381"> </text:span><text:span text:style-name="T383">(</text:span><text:span text:style-name="T204">Some</text:span><text:span text:style-name="T383">(</text:span><text:span text:style-name="T204">Binop</text:span><text:span text:style-name="T383">(</text:span><text:span text:style-name="T381">matching</text:span><text:span text:style-name="T383">,</text:span><text:span text:style-name="T381"> </text:span><text:span text:style-name="T204">Eq</text:span><text:span text:style-name="T383">,</text:span><text:span text:style-name="T381"> m</text:span><text:span text:style-name="T383">)),</text:span><text:span text:style-name="T381"> block</text:span><text:span text:style-name="T383">)</text:span></text:p>
      <text:p text:style-name="Code"><text:span text:style-name="T381"><text:s text:c="10"/></text:span><text:span text:style-name="T383">|</text:span><text:span text:style-name="T381"> </text:span><text:span text:style-name="T383">(</text:span><text:span text:style-name="T204">None</text:span><text:span text:style-name="T383">,</text:span><text:span text:style-name="T381"> block</text:span><text:span text:style-name="T383">)</text:span><text:span text:style-name="T381"> </text:span><text:span text:style-name="T383">-&gt;</text:span><text:span text:style-name="T381"> </text:span><text:span text:style-name="T383">(</text:span><text:span text:style-name="T204">None</text:span><text:span text:style-name="T383">,</text:span><text:span text:style-name="T381"> block</text:span><text:span text:style-name="T383">)</text:span></text:p>
      <text:p text:style-name="Code"><text:span text:style-name="T381"><text:s text:c="8"/></text:span><text:span text:style-name="T382">in</text:span></text:p>
      <text:p text:style-name="Code"><text:span text:style-name="T381"><text:s text:c="8"/>check_expr ctx </text:span><text:span text:style-name="T383">(</text:span><text:span text:style-name="T204">Cond</text:span><text:span text:style-name="T383">(</text:span><text:span text:style-name="T204">List</text:span><text:span text:style-name="T381">.map to_cond arms</text:span><text:span text:style-name="T383">))</text:span></text:p>
      <text:p text:style-name="P296"/>
      <text:p text:style-name="Code"><text:span text:style-name="T381"><text:s text:c="2"/></text:span><text:span text:style-name="T383">|</text:span><text:span text:style-name="T381"> </text:span><text:span text:style-name="T204">Cond</text:span><text:span text:style-name="T383">(</text:span><text:span text:style-name="T381">conds</text:span><text:span text:style-name="T383">)</text:span><text:span text:style-name="T381"> </text:span><text:span text:style-name="T383">-&gt;</text:span></text:p>
      <text:p text:style-name="Code"><text:span text:style-name="T381"><text:s text:c="8"/></text:span><text:span text:style-name="T380">(* conds is (expr option * stmt list) list</text:span></text:p>
      <text:p text:style-name="P295"><text:s text:c="9"/>* <text:s text:c="10"/>vvvvvvvvvvv <text:s text:c="2"/>vvvvvvvvvvvvvvv</text:p>
      <text:p text:style-name="P295"><text:s text:c="9"/>* <text:s text:c="11"/>condition <text:s text:c="8"/>block</text:p>
      <text:p text:style-name="P295"><text:s text:c="9"/>*</text:p>
      <text:p text:style-name="P295"><text:s text:c="9"/>* So we iterate over conds and enforce the following constraints:</text:p>
      <text:p text:style-name="P295"><text:s text:c="9"/>* <text:s text:c="2"/>- All conditions must have boolean type</text:p>
      <text:p text:style-name="P295"><text:s text:c="9"/>* <text:s text:c="2"/>- All blocks must have the same type</text:p>
      <text:p text:style-name="P295"><text:s text:c="9"/>*</text:p>
      <text:p text:style-name="P295"><text:s text:c="9"/>* Then we do a transformation to make it easy for codegen:</text:p>
      <text:p text:style-name="P295"><text:s text:c="9"/>*</text:p>
      <text:p text:style-name="P295"><text:s text:c="9"/>* <text:s text:c="2"/>if (pred1) {B1} else if(pred2) {B2} else {B3}</text:p>
      <text:p text:style-name="P295"><text:s text:c="9"/>*</text:p>
      <text:p text:style-name="P295"><text:s text:c="9"/>* Becomes:</text:p>
      <text:p text:style-name="P295"><text:s text:c="9"/>*</text:p>
      <text:p text:style-name="P295"><text:s text:c="9"/>* <text:s text:c="2"/>if (pred1) {B1} else { if(pred2) {B2} else {B3} }</text:p>
      <text:p text:style-name="P295"><text:s text:c="9"/>*)</text:p>
      <text:p text:style-name="P296"/>
      <text:p text:style-name="Code"><text:span text:style-name="T381"><text:s text:c="8"/></text:span><text:span text:style-name="T380">(* An expression fed to an if or else if clause must be boolean *)</text:span></text:p>
      <text:p text:style-name="Code"><text:span text:style-name="T381"><text:s text:c="8"/></text:span><text:span text:style-name="T382">let</text:span><text:span text:style-name="T381"> check_cond_expr </text:span><text:span text:style-name="T383">=</text:span><text:span text:style-name="T381"> </text:span><text:span text:style-name="T382">function</text:span></text:p>
      <text:p text:style-name="Code"><text:span text:style-name="T381"><text:s text:c="12"/></text:span><text:span text:style-name="T204">None</text:span><text:span text:style-name="T381"> </text:span><text:span text:style-name="T383">-&gt;</text:span><text:span text:style-name="T381"> </text:span><text:span text:style-name="T204">None</text:span></text:p>
      <text:p text:style-name="Code"><text:span text:style-name="T381"><text:s text:c="10"/></text:span><text:span text:style-name="T383">|</text:span><text:span text:style-name="T381"> </text:span><text:span text:style-name="T204">Some</text:span><text:span text:style-name="T381"> e </text:span><text:span text:style-name="T383">-&gt;</text:span></text:p>
      <text:p text:style-name="Code"><text:soft-page-break/><text:span text:style-name="T381"><text:s text:c="16"/></text:span><text:span text:style-name="T383">(</text:span><text:span text:style-name="T382">match</text:span><text:span text:style-name="T381"> </text:span><text:span text:style-name="T383">(</text:span><text:span text:style-name="T381">check_expr ctx e</text:span><text:span text:style-name="T383">)</text:span><text:span text:style-name="T381"> </text:span><text:span text:style-name="T382">with</text:span></text:p>
      <text:p text:style-name="Code"><text:span text:style-name="T381"><text:s text:c="20"/></text:span><text:span text:style-name="T383">(</text:span><text:span text:style-name="T204">SScalar</text:span><text:span text:style-name="T381"> </text:span><text:span text:style-name="T204">TBool</text:span><text:span text:style-name="T383">,_)</text:span><text:span text:style-name="T381"> </text:span><text:span text:style-name="T382">as</text:span><text:span text:style-name="T381"> e' </text:span><text:span text:style-name="T383">-&gt;</text:span><text:span text:style-name="T381"> </text:span><text:span text:style-name="T204">Some</text:span><text:span text:style-name="T381"> e'</text:span></text:p>
      <text:p text:style-name="Code"><text:span text:style-name="T381"><text:s text:c="18"/></text:span><text:span text:style-name="T383">|</text:span><text:span text:style-name="T381"> </text:span><text:span text:style-name="T383">(_,</text:span><text:span text:style-name="T381">sx</text:span><text:span text:style-name="T383">)</text:span><text:span text:style-name="T381"> </text:span><text:span text:style-name="T383">-&gt;</text:span><text:span text:style-name="T381"> fail </text:span><text:span text:style-name="T383">(</text:span><text:span text:style-name="T384">"Non-boolean expression in conditional: "</text:span></text:p>
      <text:p text:style-name="Code"><text:span text:style-name="T381"><text:s text:c="36"/></text:span><text:span text:style-name="T383">^</text:span><text:span text:style-name="T381"> string_of_sx sx</text:span><text:span text:style-name="T383">)</text:span></text:p>
      <text:p text:style-name="Code"><text:span text:style-name="T381"><text:s text:c="16"/></text:span><text:span text:style-name="T383">)</text:span></text:p>
      <text:p text:style-name="Code"><text:span text:style-name="T381"><text:s text:c="8"/></text:span><text:span text:style-name="T382">in</text:span></text:p>
      <text:p text:style-name="P296"/>
      <text:p text:style-name="Code"><text:span text:style-name="T381"><text:s text:c="8"/></text:span><text:span text:style-name="T382">let</text:span><text:span text:style-name="T381"> </text:span><text:span text:style-name="T382">rec</text:span><text:span text:style-name="T381"> check_conds </text:span><text:span text:style-name="T383">=</text:span><text:span text:style-name="T381"> </text:span><text:span text:style-name="T382">function</text:span></text:p>
      <text:p text:style-name="Code"><text:span text:style-name="T381"><text:s text:c="12"/></text:span><text:span text:style-name="T382">[]</text:span><text:span text:style-name="T381"> </text:span><text:span text:style-name="T383">-&gt;</text:span><text:span text:style-name="T381"> fail </text:span><text:span text:style-name="T384">"internal error: empty conditional?"</text:span></text:p>
      <text:p text:style-name="Code"><text:span text:style-name="T381"><text:s text:c="10"/></text:span><text:span text:style-name="T383">|</text:span><text:span text:style-name="T381"> </text:span><text:span text:style-name="T383">[(</text:span><text:span text:style-name="T381">e</text:span><text:span text:style-name="T383">,</text:span><text:span text:style-name="T381"> b</text:span><text:span text:style-name="T383">)]</text:span><text:span text:style-name="T381"> </text:span><text:span text:style-name="T383">-&gt;</text:span></text:p>
      <text:p text:style-name="Code"><text:span text:style-name="T381"><text:s text:c="16"/></text:span><text:span text:style-name="T382">let</text:span><text:span text:style-name="T381"> </text:span><text:span text:style-name="T383">(</text:span><text:span text:style-name="T381">se</text:span><text:span text:style-name="T383">,</text:span><text:span text:style-name="T381"> </text:span><text:span text:style-name="T383">(</text:span><text:span text:style-name="T381">t</text:span><text:span text:style-name="T383">,</text:span><text:span text:style-name="T381"> sb</text:span><text:span text:style-name="T383">))</text:span><text:span text:style-name="T381"> </text:span><text:span text:style-name="T383">=</text:span><text:span text:style-name="T381"> </text:span><text:span text:style-name="T383">(</text:span><text:span text:style-name="T381">check_cond_expr e</text:span><text:span text:style-name="T383">,</text:span><text:span text:style-name="T381"> check_block ctx b</text:span><text:span text:style-name="T383">)</text:span><text:span text:style-name="T381"> </text:span><text:span text:style-name="T382">in</text:span></text:p>
      <text:p text:style-name="Code"><text:span text:style-name="T381"><text:s text:c="16"/></text:span><text:span text:style-name="T383">(</text:span><text:span text:style-name="T381">t</text:span><text:span text:style-name="T383">,</text:span><text:span text:style-name="T381"> </text:span><text:span text:style-name="T383">[(</text:span><text:span text:style-name="T381">se</text:span><text:span text:style-name="T383">,</text:span><text:span text:style-name="T381"> sb</text:span><text:span text:style-name="T383">)])</text:span></text:p>
      <text:p text:style-name="Code"><text:span text:style-name="T381"><text:s text:c="10"/></text:span><text:span text:style-name="T383">|</text:span><text:span text:style-name="T381"> </text:span><text:span text:style-name="T383">(</text:span><text:span text:style-name="T381">e</text:span><text:span text:style-name="T383">,</text:span><text:span text:style-name="T381"> b</text:span><text:span text:style-name="T383">)::</text:span><text:span text:style-name="T381">tl </text:span><text:span text:style-name="T383">-&gt;</text:span></text:p>
      <text:p text:style-name="Code"><text:span text:style-name="T381"><text:s text:c="16"/></text:span><text:span text:style-name="T382">let</text:span><text:span text:style-name="T381"> </text:span><text:span text:style-name="T383">(</text:span><text:span text:style-name="T381">se</text:span><text:span text:style-name="T383">,</text:span><text:span text:style-name="T381"> </text:span><text:span text:style-name="T383">(</text:span><text:span text:style-name="T381">t1</text:span><text:span text:style-name="T383">,</text:span><text:span text:style-name="T381"> sb</text:span><text:span text:style-name="T383">))</text:span><text:span text:style-name="T381"> </text:span><text:span text:style-name="T383">=</text:span><text:span text:style-name="T381"> </text:span><text:span text:style-name="T383">(</text:span><text:span text:style-name="T381">check_cond_expr e</text:span><text:span text:style-name="T383">,</text:span><text:span text:style-name="T381"> check_block ctx b</text:span><text:span text:style-name="T383">)</text:span><text:span text:style-name="T381"> </text:span><text:span text:style-name="T382">in</text:span></text:p>
      <text:p text:style-name="Code"><text:span text:style-name="T381"><text:s text:c="16"/></text:span><text:span text:style-name="T382">let</text:span><text:span text:style-name="T381"> </text:span><text:span text:style-name="T383">(</text:span><text:span text:style-name="T381">t2</text:span><text:span text:style-name="T383">,</text:span><text:span text:style-name="T381"> r</text:span><text:span text:style-name="T383">)</text:span><text:span text:style-name="T381"> </text:span><text:span text:style-name="T383">=</text:span><text:span text:style-name="T381"> check_conds tl </text:span><text:span text:style-name="T382">in</text:span></text:p>
      <text:p text:style-name="Code"><text:span text:style-name="T381"><text:s text:c="16"/></text:span><text:span text:style-name="T382">if</text:span><text:span text:style-name="T381"> t1</text:span><text:span text:style-name="T383">=</text:span><text:span text:style-name="T381">t2 </text:span><text:span text:style-name="T382">then</text:span></text:p>
      <text:p text:style-name="Code"><text:span text:style-name="T381"><text:s text:c="20"/></text:span><text:span text:style-name="T383">(</text:span><text:span text:style-name="T381">t1</text:span><text:span text:style-name="T383">,</text:span><text:span text:style-name="T381"> </text:span><text:span text:style-name="T383">(</text:span><text:span text:style-name="T381">se</text:span><text:span text:style-name="T383">,</text:span><text:span text:style-name="T381"> sb</text:span><text:span text:style-name="T383">)::</text:span><text:span text:style-name="T381">r</text:span><text:span text:style-name="T383">)</text:span></text:p>
      <text:p text:style-name="Code"><text:span text:style-name="T381"><text:s text:c="16"/></text:span><text:span text:style-name="T382">else</text:span></text:p>
      <text:p text:style-name="Code"><text:span text:style-name="T381"><text:s text:c="20"/>fail </text:span><text:span text:style-name="T384">"conditional blocks have different types"</text:span></text:p>
      <text:p text:style-name="Code"><text:span text:style-name="T381"><text:s text:c="8"/></text:span><text:span text:style-name="T382">in</text:span></text:p>
      <text:p text:style-name="P296"/>
      <text:p text:style-name="Code"><text:span text:style-name="T381"><text:s text:c="8"/></text:span><text:span text:style-name="T380">(* Transform into simpler nested if/else blocks *)</text:span></text:p>
      <text:p text:style-name="Code"><text:span text:style-name="T381"><text:s text:c="8"/></text:span><text:span text:style-name="T382">let</text:span><text:span text:style-name="T381"> </text:span><text:span text:style-name="T382">rec</text:span><text:span text:style-name="T381"> simplify_conds t </text:span><text:span text:style-name="T383">=</text:span><text:span text:style-name="T381"> </text:span><text:span text:style-name="T382">function</text:span></text:p>
      <text:p text:style-name="Code"><text:span text:style-name="T381"><text:s text:c="12"/></text:span><text:span text:style-name="T383">[(</text:span><text:span text:style-name="T204">Some</text:span><text:span text:style-name="T381"> se</text:span><text:span text:style-name="T383">,</text:span><text:span text:style-name="T381">sb</text:span><text:span text:style-name="T383">)]</text:span><text:span text:style-name="T381"> </text:span><text:span text:style-name="T383">-&gt;</text:span><text:span text:style-name="T381"> </text:span><text:span text:style-name="T204">SIf</text:span><text:span text:style-name="T383">(</text:span><text:span text:style-name="T381">se</text:span><text:span text:style-name="T383">,</text:span><text:span text:style-name="T381"> sb</text:span><text:span text:style-name="T383">,</text:span><text:span text:style-name="T381"> </text:span><text:span text:style-name="T382">[]</text:span><text:span text:style-name="T383">)</text:span></text:p>
      <text:p text:style-name="Code"><text:span text:style-name="T381"><text:s text:c="10"/></text:span><text:span text:style-name="T383">|</text:span><text:span text:style-name="T381"> </text:span><text:span text:style-name="T383">[(</text:span><text:span text:style-name="T204">Some</text:span><text:span text:style-name="T381"> se1</text:span><text:span text:style-name="T383">,</text:span><text:span text:style-name="T381">sb1</text:span><text:span text:style-name="T383">);(</text:span><text:span text:style-name="T204">None</text:span><text:span text:style-name="T383">,</text:span><text:span text:style-name="T381">sb2</text:span><text:span text:style-name="T383">)]</text:span><text:span text:style-name="T381"> </text:span><text:span text:style-name="T383">-&gt;</text:span><text:span text:style-name="T381"> </text:span><text:span text:style-name="T204">SIf</text:span><text:span text:style-name="T383">(</text:span><text:span text:style-name="T381">se1</text:span><text:span text:style-name="T383">,</text:span><text:span text:style-name="T381"> sb1</text:span><text:span text:style-name="T383">,</text:span><text:span text:style-name="T381"> sb2</text:span><text:span text:style-name="T383">)</text:span></text:p>
      <text:p text:style-name="Code"><text:span text:style-name="T381"><text:s text:c="10"/></text:span><text:span text:style-name="T383">|</text:span><text:span text:style-name="T381"> </text:span><text:span text:style-name="T383">(</text:span><text:span text:style-name="T204">Some</text:span><text:span text:style-name="T381"> se</text:span><text:span text:style-name="T383">,</text:span><text:span text:style-name="T381"> sb</text:span><text:span text:style-name="T383">)::</text:span><text:span text:style-name="T381">tl </text:span><text:span text:style-name="T383">-&gt;</text:span><text:span text:style-name="T381"> </text:span><text:span text:style-name="T204">SIf</text:span><text:span text:style-name="T383">(</text:span><text:span text:style-name="T381">se</text:span><text:span text:style-name="T383">,</text:span><text:span text:style-name="T381"> sb</text:span><text:span text:style-name="T383">,</text:span><text:span text:style-name="T381"> </text:span><text:span text:style-name="T383">[</text:span><text:span text:style-name="T204">SExpr</text:span><text:span text:style-name="T383">(</text:span><text:span text:style-name="T381">t</text:span><text:span text:style-name="T383">,</text:span><text:span text:style-name="T381"> simplify_conds t tl</text:span><text:span text:style-name="T383">)])</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fail </text:span><text:span text:style-name="T384">"internal error: malformed conditional"</text:span></text:p>
      <text:p text:style-name="Code"><text:span text:style-name="T381"><text:s text:c="8"/></text:span><text:span text:style-name="T382">in</text:span></text:p>
      <text:p text:style-name="P296"/>
      <text:p text:style-name="Code"><text:span text:style-name="T381"><text:s text:c="8"/></text:span><text:span text:style-name="T382">let</text:span><text:span text:style-name="T381"> </text:span><text:span text:style-name="T383">(</text:span><text:span text:style-name="T381">t</text:span><text:span text:style-name="T383">,</text:span><text:span text:style-name="T381"> sconds</text:span><text:span text:style-name="T383">)</text:span><text:span text:style-name="T381"> </text:span><text:span text:style-name="T383">=</text:span><text:span text:style-name="T381"> check_conds conds </text:span><text:span text:style-name="T382">in</text:span></text:p>
      <text:p text:style-name="Code"><text:span text:style-name="T381"><text:s text:c="8"/></text:span><text:span text:style-name="T383">(</text:span><text:span text:style-name="T381">t</text:span><text:span text:style-name="T383">,</text:span><text:span text:style-name="T381"> simplify_conds t sconds</text:span><text:span text:style-name="T383">)</text:span></text:p>
      <text:p text:style-name="P296"/>
      <text:p text:style-name="P296"/>
      <text:p text:style-name="Code"><text:span text:style-name="T381"><text:s text:c="2"/></text:span><text:span text:style-name="T380">(* When 'emit' is called, we have to build its arguments from the format</text:span></text:p>
      <text:p text:style-name="P295"><text:s text:c="3"/>* string *)</text:p>
      <text:p text:style-name="Code"><text:span text:style-name="T381"><text:s text:c="2"/></text:span><text:span text:style-name="T383">|</text:span><text:span text:style-name="T381"> </text:span><text:span text:style-name="T204">Call</text:span><text:span text:style-name="T383">(</text:span><text:span text:style-name="T381">id</text:span><text:span text:style-name="T383">,</text:span><text:span text:style-name="T381"> el</text:span><text:span text:style-name="T383">)</text:span><text:span text:style-name="T381"> </text:span><text:span text:style-name="T382">when</text:span><text:span text:style-name="T381"> id</text:span><text:span text:style-name="T383">=</text:span><text:span text:style-name="T384">"emit"</text:span><text:span text:style-name="T381"> </text:span><text:span text:style-name="T383">||</text:span><text:span text:style-name="T381"> id</text:span><text:span text:style-name="T383">=</text:span><text:span text:style-name="T384">"print"</text:span><text:span text:style-name="T381"> </text:span><text:span text:style-name="T383">||</text:span><text:span text:style-name="T381"> id</text:span><text:span text:style-name="T383">=</text:span><text:span text:style-name="T384">"fatal"</text:span><text:span text:style-name="T381"> </text:span><text:span text:style-name="T383">-&gt;</text:span><text:span text:style-name="T381"> </text:span><text:span text:style-name="T383">(</text:span><text:span text:style-name="T382">match</text:span><text:span text:style-name="T381"> el </text:span><text:span text:style-name="T382">with</text:span></text:p>
      <text:p text:style-name="Code"><text:span text:style-name="T381"><text:s text:c="8"/></text:span><text:span text:style-name="T383">[(</text:span><text:span text:style-name="T204">LString</text:span><text:span text:style-name="T381"> s</text:span><text:span text:style-name="T383">)]</text:span><text:span text:style-name="T381"> </text:span><text:span text:style-name="T383">-&gt;</text:span></text:p>
      <text:p text:style-name="Code"><text:span text:style-name="T381"><text:s text:c="12"/></text:span><text:span text:style-name="T383">(</text:span><text:span text:style-name="T204">SScalar</text:span><text:span text:style-name="T381"> </text:span><text:span text:style-name="T204">TNone</text:span><text:span text:style-name="T383">,</text:span><text:span text:style-name="T381"> </text:span><text:span text:style-name="T204">SCall</text:span><text:span text:style-name="T383">(</text:span><text:span text:style-name="T384">"__bt_emit"</text:span><text:span text:style-name="T383">,</text:span><text:span text:style-name="T381"> check_emit_fmt id ctx s</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4">"'"</text:span><text:span text:style-name="T381"> </text:span><text:span text:style-name="T383">^</text:span><text:span text:style-name="T381"> id </text:span><text:span text:style-name="T383">^</text:span><text:span text:style-name="T381"> </text:span><text:span text:style-name="T384">"' requires a single literal string argument"</text:span><text:span text:style-name="T383">)</text:span></text:p>
      <text:p text:style-name="Code"><text:span text:style-name="T381"><text:s text:c="4"/></text:span><text:span text:style-name="T383">)</text:span></text:p>
      <text:p text:style-name="P296"/>
      <text:p text:style-name="Code"><text:span text:style-name="T381"><text:s text:c="2"/></text:span><text:span text:style-name="T380">(* 'len' is expected to be applied to arrays or strings only *)</text:span></text:p>
      <text:p text:style-name="Code"><text:span text:style-name="T381"><text:s text:c="2"/></text:span><text:span text:style-name="T383">|</text:span><text:span text:style-name="T381"> </text:span><text:span text:style-name="T204">Call</text:span><text:span text:style-name="T383">(</text:span><text:span text:style-name="T381">id</text:span><text:span text:style-name="T383">,</text:span><text:span text:style-name="T381"> el</text:span><text:span text:style-name="T383">)</text:span><text:span text:style-name="T381"> </text:span><text:span text:style-name="T382">when</text:span><text:span text:style-name="T381"> id</text:span><text:span text:style-name="T383">=</text:span><text:span text:style-name="T384">"len"</text:span><text:span text:style-name="T381"> </text:span><text:span text:style-name="T383">-&gt;</text:span><text:span text:style-name="T381"> </text:span><text:span text:style-name="T383">(</text:span><text:span text:style-name="T382">match</text:span><text:span text:style-name="T381"> el </text:span><text:span text:style-name="T382">with</text:span></text:p>
      <text:p text:style-name="Code"><text:span text:style-name="T381"><text:s text:c="8"/></text:span><text:span text:style-name="T383">[</text:span><text:span text:style-name="T381">e</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t</text:span><text:span text:style-name="T383">,</text:span><text:span text:style-name="T381">e'</text:span><text:span text:style-name="T383">)</text:span><text:span text:style-name="T381"> </text:span><text:span text:style-name="T383">=</text:span><text:span text:style-name="T381"> check_expr ctx e </text:span><text:span text:style-name="T382">in</text:span></text:p>
      <text:p text:style-name="Code"><text:span text:style-name="T381"><text:s text:c="12"/></text:span><text:span text:style-name="T382">let</text:span><text:span text:style-name="T381"> fname </text:span><text:span text:style-name="T383">=</text:span><text:span text:style-name="T381"> </text:span><text:span text:style-name="T382">match</text:span><text:span text:style-name="T381"> t </text:span><text:span text:style-name="T382">with</text:span></text:p>
      <text:p text:style-name="Code"><text:span text:style-name="T381"><text:s text:c="16"/></text:span><text:span text:style-name="T204">SScalar</text:span><text:span text:style-name="T381"> </text:span><text:span text:style-name="T204">TString</text:span><text:span text:style-name="T381"> </text:span><text:span text:style-name="T383">|</text:span><text:span text:style-name="T381"> </text:span><text:span text:style-name="T204">SArray</text:span><text:span text:style-name="T381"> </text:span><text:span text:style-name="T383">_</text:span><text:span text:style-name="T381"> </text:span><text:span text:style-name="T383">-&gt;</text:span><text:span text:style-name="T381"> </text:span><text:span text:style-name="T384">"__bt_len"</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1">id </text:span><text:span text:style-name="T383">^</text:span><text:span text:style-name="T381"> </text:span><text:span text:style-name="T384">" can't be applied to type: "</text:span></text:p>
      <text:p text:style-name="Code"><text:span text:style-name="T381"><text:s text:c="27"/></text:span><text:span text:style-name="T383">^</text:span><text:span text:style-name="T381"> string_of_stype t</text:span><text:span text:style-name="T383">)</text:span></text:p>
      <text:p text:style-name="Code"><text:span text:style-name="T381"><text:s text:c="12"/></text:span><text:span text:style-name="T382">in</text:span></text:p>
      <text:p text:style-name="Code"><text:span text:style-name="T381"><text:s text:c="12"/></text:span><text:span text:style-name="T383">(</text:span><text:span text:style-name="T381">size_t</text:span><text:span text:style-name="T383">,</text:span><text:span text:style-name="T381"> </text:span><text:span text:style-name="T204">SCall</text:span><text:span text:style-name="T383">(</text:span><text:span text:style-name="T381">fname</text:span><text:span text:style-name="T383">,</text:span><text:span text:style-name="T381"> </text:span><text:span text:style-name="T383">[(</text:span><text:span text:style-name="T381">t</text:span><text:span text:style-name="T383">,</text:span><text:span text:style-name="T381">e'</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4">"len requires a single array or string argument"</text:span><text:span text:style-name="T383">)</text:span></text:p>
      <text:p text:style-name="Code"><text:span text:style-name="T381"><text:s text:c="4"/></text:span><text:span text:style-name="T383">)</text:span></text:p>
      <text:p text:style-name="P296"><text:soft-page-break/></text:p>
      <text:p text:style-name="Code"><text:span text:style-name="T381"><text:s text:c="2"/></text:span><text:span text:style-name="T383">|</text:span><text:span text:style-name="T381"> </text:span><text:span text:style-name="T204">Call</text:span><text:span text:style-name="T383">(</text:span><text:span text:style-name="T381">id</text:span><text:span text:style-name="T383">,</text:span><text:span text:style-name="T381"> el</text:span><text:span text:style-name="T383">)</text:span><text:span text:style-name="T381"> </text:span><text:span text:style-name="T383">-&gt;</text:span></text:p>
      <text:p text:style-name="Code"><text:span text:style-name="T381"><text:s text:c="8"/></text:span><text:span text:style-name="T382">let</text:span><text:span text:style-name="T381"> </text:span><text:span text:style-name="T383">(_,</text:span><text:span text:style-name="T381">type_</text:span><text:span text:style-name="T383">,_,_)</text:span><text:span text:style-name="T381"> </text:span><text:span text:style-name="T383">=</text:span><text:span text:style-name="T381"> find_elem ctx</text:span><text:span text:style-name="T383">.</text:span><text:span text:style-name="T381">functions id </text:span><text:span text:style-name="T382">in</text:span></text:p>
      <text:p text:style-name="Code"><text:span text:style-name="T381"><text:s text:c="8"/></text:span><text:span text:style-name="T383">(</text:span><text:span text:style-name="T381">type_</text:span><text:span text:style-name="T383">,</text:span><text:span text:style-name="T381"> </text:span><text:span text:style-name="T204">SCall</text:span><text:span text:style-name="T383">(</text:span><text:span text:style-name="T381">id</text:span><text:span text:style-name="T383">,</text:span><text:span text:style-name="T381"> </text:span><text:span text:style-name="T204">List</text:span><text:span text:style-name="T381">.map </text:span><text:span text:style-name="T383">(</text:span><text:span text:style-name="T381">check_expr ctx</text:span><text:span text:style-name="T383">)</text:span><text:span text:style-name="T381"> el</text:span><text:span text:style-name="T383">))</text:span></text:p>
      <text:p text:style-name="P296"/>
      <text:p text:style-name="Code"><text:span text:style-name="T386">and</text:span><text:span text:style-name="T381"> check_type ctx </text:span><text:span text:style-name="T383">=</text:span><text:span text:style-name="T381"> </text:span><text:span text:style-name="T382">function</text:span></text:p>
      <text:p text:style-name="Code"><text:span text:style-name="T381"><text:s text:c="4"/></text:span><text:span text:style-name="T204">ScalarType</text:span><text:span text:style-name="T381"> t </text:span><text:span text:style-name="T383">-&gt;</text:span><text:span text:style-name="T381"> </text:span><text:span text:style-name="T204">SScalar</text:span><text:span text:style-name="T381"> t</text:span></text:p>
      <text:p text:style-name="Code"><text:span text:style-name="T381"><text:s text:c="2"/></text:span><text:span text:style-name="T383">|</text:span><text:span text:style-name="T381"> </text:span><text:span text:style-name="T204">ArrayType</text:span><text:span text:style-name="T383">(</text:span><text:span text:style-name="T381">t</text:span><text:span text:style-name="T383">,</text:span><text:span text:style-name="T381"> </text:span><text:span text:style-name="T204">Some</text:span><text:span text:style-name="T381"> e</text:span><text:span text:style-name="T383">)</text:span><text:span text:style-name="T381"> </text:span><text:span text:style-name="T383">-&gt;</text:span></text:p>
      <text:p text:style-name="Code"><text:span text:style-name="T381"><text:s text:c="8"/></text:span><text:span text:style-name="T382">let</text:span><text:span text:style-name="T381"> st</text:span><text:span text:style-name="T383">,</text:span><text:span text:style-name="T381"> se </text:span><text:span text:style-name="T383">=</text:span><text:span text:style-name="T381"> check_expr ctx e </text:span><text:span text:style-name="T382">in</text:span></text:p>
      <text:p text:style-name="Code"><text:span text:style-name="T381"><text:s text:c="8"/></text:span><text:span text:style-name="T382">let</text:span><text:span text:style-name="T381"> st </text:span><text:span text:style-name="T383">=</text:span><text:span text:style-name="T381"> </text:span><text:span text:style-name="T382">match</text:span><text:span text:style-name="T381"> st </text:span><text:span text:style-name="T382">with</text:span></text:p>
      <text:p text:style-name="Code"><text:span text:style-name="T381"><text:s text:c="12"/></text:span><text:span text:style-name="T204">SScalar</text:span><text:span text:style-name="T381"> </text:span><text:span text:style-name="T204">TAInt</text:span><text:span text:style-name="T381"> </text:span><text:span text:style-name="T383">-&gt;</text:span><text:span text:style-name="T381"> size_t</text:span></text:p>
      <text:p text:style-name="Code"><text:span text:style-name="T381"><text:s text:c="10"/></text:span><text:span text:style-name="T383">|</text:span><text:span text:style-name="T381"> </text:span><text:span text:style-name="T204">SScalar</text:span><text:span text:style-name="T381"> </text:span><text:span text:style-name="T204">TInt</text:span><text:span text:style-name="T381"> </text:span><text:span text:style-name="T383">_</text:span><text:span text:style-name="T381"> </text:span><text:span text:style-name="T383">-&gt;</text:span><text:span text:style-name="T381"> st</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4">"array size can't be of type "</text:span><text:span text:style-name="T381"> </text:span><text:span text:style-name="T383">^</text:span><text:span text:style-name="T381"> string_of_stype st</text:span><text:span text:style-name="T383">)</text:span></text:p>
      <text:p text:style-name="Code"><text:span text:style-name="T381"><text:s text:c="8"/></text:span><text:span text:style-name="T382">in</text:span></text:p>
      <text:p text:style-name="Code"><text:span text:style-name="T381"><text:s text:c="8"/></text:span><text:span text:style-name="T204">SArray</text:span><text:span text:style-name="T383">(</text:span><text:span text:style-name="T381">t</text:span><text:span text:style-name="T383">,</text:span><text:span text:style-name="T381"> </text:span><text:span text:style-name="T204">Some</text:span><text:span text:style-name="T381"> </text:span><text:span text:style-name="T383">(</text:span><text:span text:style-name="T381">st</text:span><text:span text:style-name="T383">,</text:span><text:span text:style-name="T381"> se</text:span><text:span text:style-name="T383">))</text:span></text:p>
      <text:p text:style-name="Code"><text:span text:style-name="T381"><text:s text:c="2"/></text:span><text:span text:style-name="T383">|</text:span><text:span text:style-name="T381"> </text:span><text:span text:style-name="T204">ArrayType</text:span><text:span text:style-name="T383">(</text:span><text:span text:style-name="T381">t</text:span><text:span text:style-name="T383">,</text:span><text:span text:style-name="T381"> </text:span><text:span text:style-name="T204">None</text:span><text:span text:style-name="T383">)</text:span><text:span text:style-name="T381"> </text:span><text:span text:style-name="T383">-&gt;</text:span><text:span text:style-name="T381"> </text:span><text:span text:style-name="T204">SArray</text:span><text:span text:style-name="T383">(</text:span><text:span text:style-name="T381">t</text:span><text:span text:style-name="T383">,</text:span><text:span text:style-name="T381"> </text:span><text:span text:style-name="T204">None</text:span><text:span text:style-name="T383">)</text:span></text:p>
      <text:p text:style-name="P296"/>
      <text:p text:style-name="Code"><text:span text:style-name="T386">and</text:span><text:span text:style-name="T381"> check_var ctx v </text:span><text:span text:style-name="T383">=</text:span></text:p>
      <text:p text:style-name="Code"><text:span text:style-name="T381"><text:s text:c="4"/></text:span><text:span text:style-name="T382">let</text:span><text:span text:style-name="T381"> </text:span><text:span text:style-name="T204">Var</text:span><text:span text:style-name="T383">(</text:span><text:span text:style-name="T381">id</text:span><text:span text:style-name="T383">,</text:span><text:span text:style-name="T381"> t</text:span><text:span text:style-name="T383">,</text:span><text:span text:style-name="T381"> e</text:span><text:span text:style-name="T383">)</text:span><text:span text:style-name="T381"> </text:span><text:span text:style-name="T383">=</text:span><text:span text:style-name="T381"> v </text:span><text:span text:style-name="T382">in</text:span></text:p>
      <text:p text:style-name="Code"><text:span text:style-name="T381"><text:s text:c="4"/></text:span><text:span text:style-name="T382">let</text:span><text:span text:style-name="T381"> </text:span><text:span text:style-name="T383">(</text:span><text:span text:style-name="T381">t</text:span><text:span text:style-name="T383">,</text:span><text:span text:style-name="T381"> e</text:span><text:span text:style-name="T383">)</text:span><text:span text:style-name="T381"> </text:span><text:span text:style-name="T383">=</text:span><text:span text:style-name="T381"> </text:span><text:span text:style-name="T382">match</text:span><text:span text:style-name="T381"> </text:span><text:span text:style-name="T383">(</text:span><text:span text:style-name="T381">t</text:span><text:span text:style-name="T383">,</text:span><text:span text:style-name="T381"> e</text:span><text:span text:style-name="T383">)</text:span><text:span text:style-name="T381"> </text:span><text:span text:style-name="T382">with</text:span></text:p>
      <text:p text:style-name="Code"><text:span text:style-name="T381"><text:s text:c="8"/></text:span><text:span text:style-name="T380">(* Both type and initial value, check that types are compatible *)</text:span></text:p>
      <text:p text:style-name="Code"><text:span text:style-name="T381"><text:s text:c="8"/></text:span><text:span text:style-name="T383">(</text:span><text:span text:style-name="T204">Some</text:span><text:span text:style-name="T381"> t</text:span><text:span text:style-name="T383">,</text:span><text:span text:style-name="T381"> </text:span><text:span text:style-name="T204">Some</text:span><text:span text:style-name="T381"> e</text:span><text:span text:style-name="T383">)</text:span><text:span text:style-name="T381"> </text:span><text:span text:style-name="T383">-&gt;</text:span></text:p>
      <text:p text:style-name="Code"><text:span text:style-name="T381"><text:s text:c="12"/></text:span><text:span text:style-name="T382">let</text:span><text:span text:style-name="T381"> t </text:span><text:span text:style-name="T383">=</text:span><text:span text:style-name="T381"> check_type ctx t </text:span><text:span text:style-name="T382">in</text:span></text:p>
      <text:p text:style-name="Code"><text:span text:style-name="T381"><text:s text:c="12"/></text:span><text:span text:style-name="T382">let</text:span><text:span text:style-name="T381"> </text:span><text:span text:style-name="T383">(</text:span><text:span text:style-name="T381">st</text:span><text:span text:style-name="T383">,</text:span><text:span text:style-name="T381"> se</text:span><text:span text:style-name="T383">)</text:span><text:span text:style-name="T381"> </text:span><text:span text:style-name="T383">=</text:span><text:span text:style-name="T381"> check_expr ctx e </text:span><text:span text:style-name="T382">in</text:span></text:p>
      <text:p text:style-name="Code"><text:span text:style-name="T381"><text:s text:c="12"/></text:span><text:span text:style-name="T382">let</text:span><text:span text:style-name="T381"> </text:span><text:span text:style-name="T383">_</text:span><text:span text:style-name="T381"> </text:span><text:span text:style-name="T383">=</text:span><text:span text:style-name="T381"> check_type_compat t st </text:span><text:span text:style-name="T382">in</text:span></text:p>
      <text:p text:style-name="Code"><text:span text:style-name="T381"><text:s text:c="12"/></text:span><text:span text:style-name="T383">(</text:span><text:span text:style-name="T381">t</text:span><text:span text:style-name="T383">,</text:span><text:span text:style-name="T381"> </text:span><text:span text:style-name="T383">(</text:span><text:span text:style-name="T381">st</text:span><text:span text:style-name="T383">,</text:span><text:span text:style-name="T381"> se</text:span><text:span text:style-name="T383">))</text:span></text:p>
      <text:p text:style-name="P296"/>
      <text:p text:style-name="Code"><text:span text:style-name="T381"><text:s text:c="8"/></text:span><text:span text:style-name="T380">(* Only type was declared, add automatic input reading *)</text:span></text:p>
      <text:p text:style-name="Code"><text:span text:style-name="T381"><text:s text:c="6"/></text:span><text:span text:style-name="T383">|</text:span><text:span text:style-name="T381"> </text:span><text:span text:style-name="T383">(</text:span><text:span text:style-name="T204">Some</text:span><text:span text:style-name="T381"> t</text:span><text:span text:style-name="T383">,</text:span><text:span text:style-name="T381"> </text:span><text:span text:style-name="T204">None</text:span><text:span text:style-name="T383">)</text:span><text:span text:style-name="T381"> </text:span><text:span text:style-name="T383">-&gt;</text:span></text:p>
      <text:p text:style-name="Code"><text:span text:style-name="T381"><text:s text:c="12"/></text:span><text:span text:style-name="T382">let</text:span><text:span text:style-name="T381"> t </text:span><text:span text:style-name="T383">=</text:span><text:span text:style-name="T381"> check_type ctx t </text:span><text:span text:style-name="T382">in</text:span></text:p>
      <text:p text:style-name="Code"><text:span text:style-name="T381"><text:s text:c="12"/></text:span><text:span text:style-name="T383">(</text:span><text:span text:style-name="T381">t</text:span><text:span text:style-name="T383">,</text:span><text:span text:style-name="T381"> </text:span><text:span text:style-name="T383">(</text:span><text:span text:style-name="T381">t</text:span><text:span text:style-name="T383">,</text:span><text:span text:style-name="T381"> </text:span><text:span text:style-name="T204">SCall</text:span><text:span text:style-name="T383">(</text:span><text:span text:style-name="T384">"__bt_read"</text:span><text:span text:style-name="T383">,</text:span><text:span text:style-name="T381"> </text:span><text:span text:style-name="T382">[]</text:span><text:span text:style-name="T383">)))</text:span></text:p>
      <text:p text:style-name="P296"/>
      <text:p text:style-name="Code"><text:span text:style-name="T381"><text:s text:c="8"/></text:span><text:span text:style-name="T380">(* Only value was declared, coerce type *)</text:span></text:p>
      <text:p text:style-name="Code"><text:span text:style-name="T381"><text:s text:c="6"/></text:span><text:span text:style-name="T383">|</text:span><text:span text:style-name="T381"> </text:span><text:span text:style-name="T383">(</text:span><text:span text:style-name="T204">None</text:span><text:span text:style-name="T383">,</text:span><text:span text:style-name="T381"> </text:span><text:span text:style-name="T204">Some</text:span><text:span text:style-name="T381"> e</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st</text:span><text:span text:style-name="T383">,</text:span><text:span text:style-name="T381"> se</text:span><text:span text:style-name="T383">)</text:span><text:span text:style-name="T381"> </text:span><text:span text:style-name="T383">=</text:span><text:span text:style-name="T381"> check_expr ctx e </text:span><text:span text:style-name="T382">in</text:span></text:p>
      <text:p text:style-name="Code"><text:span text:style-name="T381"><text:s text:c="12"/></text:span><text:span text:style-name="T383">(</text:span><text:span text:style-name="T382">match</text:span><text:span text:style-name="T381"> st </text:span><text:span text:style-name="T382">with</text:span></text:p>
      <text:p text:style-name="Code"><text:span text:style-name="T381"><text:s text:c="16"/></text:span><text:span text:style-name="T204">SScalar</text:span><text:span text:style-name="T381"> </text:span><text:span text:style-name="T204">TAInt</text:span><text:span text:style-name="T381"> </text:span><text:span text:style-name="T383">|</text:span><text:span text:style-name="T381"> </text:span><text:span text:style-name="T204">SScalar</text:span><text:span text:style-name="T381"> </text:span><text:span text:style-name="T204">TAFloat</text:span><text:span text:style-name="T381"> </text:span><text:span text:style-name="T383">-&gt;</text:span></text:p>
      <text:p text:style-name="Code"><text:span text:style-name="T381"><text:s text:c="20"/>fail </text:span><text:span text:style-name="T383">(</text:span><text:span text:style-name="T384">"can't determine type of variable "</text:span><text:span text:style-name="T381"> </text:span><text:span text:style-name="T383">^</text:span><text:span text:style-name="T381"> id</text:span><text:span text:style-name="T383">)</text:span></text:p>
      <text:p text:style-name="Code"><text:span text:style-name="T381"><text:s text:c="14"/></text:span><text:span text:style-name="T383">|</text:span><text:span text:style-name="T381"> </text:span><text:span text:style-name="T383">_</text:span><text:span text:style-name="T381"> </text:span><text:span text:style-name="T383">-&gt;</text:span></text:p>
      <text:p text:style-name="Code"><text:span text:style-name="T381"><text:s text:c="20"/></text:span><text:span text:style-name="T383">(</text:span><text:span text:style-name="T381">st</text:span><text:span text:style-name="T383">,</text:span><text:span text:style-name="T381"> </text:span><text:span text:style-name="T383">(</text:span><text:span text:style-name="T381">st</text:span><text:span text:style-name="T383">,</text:span><text:span text:style-name="T381"> se</text:span><text:span text:style-name="T383">))</text:span></text:p>
      <text:p text:style-name="Code"><text:span text:style-name="T381"><text:s text:c="12"/></text:span><text:span text:style-name="T383">)</text:span></text:p>
      <text:p text:style-name="Code"><text:span text:style-name="T381"><text:s text:c="6"/></text:span><text:span text:style-name="T383">|</text:span><text:span text:style-name="T381"> </text:span><text:span text:style-name="T383">(</text:span><text:span text:style-name="T204">None</text:span><text:span text:style-name="T383">,</text:span><text:span text:style-name="T381"> </text:span><text:span text:style-name="T204">None</text:span><text:span text:style-name="T383">)</text:span><text:span text:style-name="T381"> </text:span><text:span text:style-name="T383">-&gt;</text:span></text:p>
      <text:p text:style-name="Code"><text:span text:style-name="T381"><text:s text:c="12"/>fail </text:span><text:span text:style-name="T383">(</text:span><text:span text:style-name="T384">"internal error: variable "</text:span><text:span text:style-name="T381"> </text:span><text:span text:style-name="T383">^</text:span><text:span text:style-name="T381"> id</text:span></text:p>
      <text:p text:style-name="Code"><text:span text:style-name="T381"><text:s text:c="18"/></text:span><text:span text:style-name="T383">^</text:span><text:span text:style-name="T381"> </text:span><text:span text:style-name="T384">" has no type and no value"</text:span><text:span text:style-name="T383">)</text:span></text:p>
      <text:p text:style-name="Code"><text:span text:style-name="T381"><text:s text:c="4"/></text:span><text:span text:style-name="T382">in</text:span></text:p>
      <text:p text:style-name="Code"><text:span text:style-name="T381"><text:s text:c="4"/></text:span><text:span text:style-name="T382">let</text:span><text:span text:style-name="T381"> sv </text:span><text:span text:style-name="T383">=</text:span><text:span text:style-name="T381"> </text:span><text:span text:style-name="T383">(</text:span><text:span text:style-name="T381">id</text:span><text:span text:style-name="T383">,</text:span><text:span text:style-name="T381"> t</text:span><text:span text:style-name="T383">,</text:span><text:span text:style-name="T381"> </text:span><text:span text:style-name="T204">Some</text:span><text:span text:style-name="T381"> e</text:span><text:span text:style-name="T383">)</text:span><text:span text:style-name="T381"> </text:span><text:span text:style-name="T382">in</text:span></text:p>
      <text:p text:style-name="Code"><text:span text:style-name="T381"><text:s text:c="4"/></text:span><text:span text:style-name="T383">({</text:span><text:span text:style-name="T381"> ctx </text:span><text:span text:style-name="T382">with</text:span><text:span text:style-name="T381"> variables </text:span><text:span text:style-name="T383">=</text:span><text:span text:style-name="T381"> add_var ctx</text:span><text:span text:style-name="T383">.</text:span><text:span text:style-name="T381">variables sv </text:span><text:span text:style-name="T383">},</text:span><text:span text:style-name="T381"> sv</text:span><text:span text:style-name="T383">)</text:span></text:p>
      <text:p text:style-name="P296"/>
      <text:p text:style-name="P295">(* Returns a new context and a semantically checked block item *)</text:p>
      <text:p text:style-name="Code"><text:span text:style-name="T386">and</text:span><text:span text:style-name="T381"> check_stmt ctx </text:span><text:span text:style-name="T383">=</text:span><text:span text:style-name="T381"> </text:span><text:span text:style-name="T382">function</text:span></text:p>
      <text:p text:style-name="Code"><text:span text:style-name="T381"><text:s text:c="4"/></text:span><text:span text:style-name="T204">LVar</text:span><text:span text:style-name="T381"> v </text:span><text:span text:style-name="T383">-&gt;</text:span><text:span text:style-name="T381"> </text:span><text:span text:style-name="T382">let</text:span><text:span text:style-name="T381"> </text:span><text:span text:style-name="T383">(</text:span><text:span text:style-name="T381">ctx</text:span><text:span text:style-name="T383">,</text:span><text:span text:style-name="T381"> sv</text:span><text:span text:style-name="T383">)</text:span><text:span text:style-name="T381"> </text:span><text:span text:style-name="T383">=</text:span><text:span text:style-name="T381"> check_var ctx v </text:span><text:span text:style-name="T382">in</text:span><text:span text:style-name="T381"> </text:span><text:span text:style-name="T383">(</text:span><text:span text:style-name="T381">ctx</text:span><text:span text:style-name="T383">,</text:span><text:span text:style-name="T381"> </text:span><text:span text:style-name="T204">SLVar</text:span><text:span text:style-name="T381"> sv</text:span><text:span text:style-name="T383">)</text:span></text:p>
      <text:p text:style-name="Code"><text:span text:style-name="T381"><text:s text:c="2"/></text:span><text:span text:style-name="T383">|</text:span><text:span text:style-name="T381"> </text:span><text:span text:style-name="T204">Expr</text:span><text:span text:style-name="T381"> e </text:span><text:span text:style-name="T383">-&gt;</text:span><text:span text:style-name="T381"> </text:span><text:span text:style-name="T383">(</text:span><text:span text:style-name="T381">ctx</text:span><text:span text:style-name="T383">,</text:span><text:span text:style-name="T381"> </text:span><text:span text:style-name="T204">SExpr</text:span><text:span text:style-name="T383">(</text:span><text:span text:style-name="T381">check_expr ctx e</text:span><text:span text:style-name="T383">))</text:span></text:p>
      <text:p text:style-name="Code"><text:span text:style-name="T381"><text:s text:c="2"/></text:span><text:span text:style-name="T383">|</text:span><text:span text:style-name="T381"> </text:span><text:span text:style-name="T204">Return</text:span><text:span text:style-name="T381"> e </text:span><text:span text:style-name="T383">-&gt;</text:span><text:span text:style-name="T381"> </text:span><text:span text:style-name="T383">(</text:span><text:span text:style-name="T381">ctx</text:span><text:span text:style-name="T383">,</text:span><text:span text:style-name="T381"> </text:span><text:span text:style-name="T204">SReturn</text:span><text:span text:style-name="T383">(</text:span><text:span text:style-name="T381">check_expr ctx e</text:span><text:span text:style-name="T383">))</text:span></text:p>
      <text:p text:style-name="Code"><text:span text:style-name="T381"><text:s text:c="2"/></text:span><text:span text:style-name="T383">|</text:span><text:span text:style-name="T381"> </text:span><text:span text:style-name="T204">While</text:span><text:span text:style-name="T383">(</text:span><text:span text:style-name="T381">pred</text:span><text:span text:style-name="T383">,</text:span><text:span text:style-name="T381"> block</text:span><text:span text:style-name="T383">)</text:span><text:span text:style-name="T381"> </text:span><text:span text:style-name="T383">-&gt;</text:span></text:p>
      <text:p text:style-name="Code"><text:soft-page-break/><text:span text:style-name="T381"><text:s text:c="8"/></text:span><text:span text:style-name="T382">let</text:span><text:span text:style-name="T381"> pred' </text:span><text:span text:style-name="T383">=</text:span><text:span text:style-name="T381"> </text:span><text:span text:style-name="T382">match</text:span><text:span text:style-name="T381"> </text:span><text:span text:style-name="T383">(</text:span><text:span text:style-name="T381">check_expr ctx pred</text:span><text:span text:style-name="T383">)</text:span><text:span text:style-name="T381"> </text:span><text:span text:style-name="T382">with</text:span></text:p>
      <text:p text:style-name="Code"><text:span text:style-name="T381"><text:s text:c="12"/></text:span><text:span text:style-name="T383">(</text:span><text:span text:style-name="T204">SScalar</text:span><text:span text:style-name="T381"> </text:span><text:span text:style-name="T204">TBool</text:span><text:span text:style-name="T383">,</text:span><text:span text:style-name="T381"> </text:span><text:span text:style-name="T383">_)</text:span><text:span text:style-name="T381"> </text:span><text:span text:style-name="T382">as</text:span><text:span text:style-name="T381"> pred' </text:span><text:span text:style-name="T383">-&gt;</text:span><text:span text:style-name="T381"> pred'</text:span></text:p>
      <text:p text:style-name="Code"><text:span text:style-name="T381"><text:s text:c="10"/></text:span><text:span text:style-name="T383">|</text:span><text:span text:style-name="T381"> </text:span><text:span text:style-name="T383">(_,</text:span><text:span text:style-name="T381">sx</text:span><text:span text:style-name="T383">)</text:span><text:span text:style-name="T381"> </text:span><text:span text:style-name="T383">-&gt;</text:span><text:span text:style-name="T381"> fail </text:span><text:span text:style-name="T383">(</text:span><text:span text:style-name="T384">"Non-boolean expression in while predicate: "</text:span></text:p>
      <text:p text:style-name="Code"><text:span text:style-name="T381"><text:s text:c="28"/></text:span><text:span text:style-name="T383">^</text:span><text:span text:style-name="T381"> </text:span><text:span text:style-name="T383">(</text:span><text:span text:style-name="T381">string_of_sx sx</text:span><text:span text:style-name="T383">))</text:span></text:p>
      <text:p text:style-name="Code"><text:span text:style-name="T381"><text:s text:c="8"/></text:span><text:span text:style-name="T382">in</text:span></text:p>
      <text:p text:style-name="P296"/>
      <text:p text:style-name="Code"><text:span text:style-name="T381"><text:s text:c="8"/></text:span><text:span text:style-name="T382">let</text:span><text:span text:style-name="T381"> </text:span><text:span text:style-name="T383">(_,</text:span><text:span text:style-name="T381"> block'</text:span><text:span text:style-name="T383">)</text:span><text:span text:style-name="T381"> </text:span><text:span text:style-name="T383">=</text:span><text:span text:style-name="T381"> check_block ctx block </text:span><text:span text:style-name="T382">in</text:span></text:p>
      <text:p text:style-name="Code"><text:span text:style-name="T381"><text:s text:c="8"/></text:span><text:span text:style-name="T383">(</text:span><text:span text:style-name="T381">ctx</text:span><text:span text:style-name="T383">,</text:span><text:span text:style-name="T381"> </text:span><text:span text:style-name="T204">SWhile</text:span><text:span text:style-name="T383">(</text:span><text:span text:style-name="T381">pred'</text:span><text:span text:style-name="T383">,</text:span><text:span text:style-name="T381"> block'</text:span><text:span text:style-name="T383">))</text:span></text:p>
      <text:p text:style-name="P296"/>
      <text:p text:style-name="Code"><text:span text:style-name="T381"><text:s text:c="2"/></text:span><text:span text:style-name="T383">|</text:span><text:span text:style-name="T381"> </text:span><text:span text:style-name="T204">For</text:span><text:span text:style-name="T383">(</text:span><text:span text:style-name="T381">idx</text:span><text:span text:style-name="T383">,</text:span><text:span text:style-name="T381"> item</text:span><text:span text:style-name="T383">,</text:span><text:span text:style-name="T381"> e</text:span><text:span text:style-name="T383">,</text:span><text:span text:style-name="T381"> block</text:span><text:span text:style-name="T383">)</text:span><text:span text:style-name="T381"> </text:span><text:span text:style-name="T383">-&gt;</text:span></text:p>
      <text:p text:style-name="Code"><text:span text:style-name="T381"><text:s text:c="8"/></text:span><text:span text:style-name="T382">let</text:span><text:span text:style-name="T381"> </text:span><text:span text:style-name="T383">(</text:span><text:span text:style-name="T381">t</text:span><text:span text:style-name="T383">,</text:span><text:span text:style-name="T381"> e'</text:span><text:span text:style-name="T383">)</text:span><text:span text:style-name="T381"> </text:span><text:span text:style-name="T383">=</text:span><text:span text:style-name="T381"> check_expr ctx e </text:span><text:span text:style-name="T382">in</text:span></text:p>
      <text:p text:style-name="Code"><text:span text:style-name="T381"><text:s text:c="8"/></text:span><text:span text:style-name="T382">let</text:span><text:span text:style-name="T381"> idx_t </text:span><text:span text:style-name="T383">=</text:span><text:span text:style-name="T381"> size_t </text:span><text:span text:style-name="T382">in</text:span></text:p>
      <text:p text:style-name="Code"><text:span text:style-name="T381"><text:s text:c="8"/></text:span><text:span text:style-name="T382">let</text:span><text:span text:style-name="T381"> item_t </text:span><text:span text:style-name="T383">=</text:span><text:span text:style-name="T381"> </text:span><text:span text:style-name="T382">match</text:span><text:span text:style-name="T381"> t </text:span><text:span text:style-name="T382">with</text:span></text:p>
      <text:p text:style-name="Code"><text:span text:style-name="T381"><text:s text:c="12"/></text:span><text:span text:style-name="T204">SArray</text:span><text:span text:style-name="T383">(</text:span><text:span text:style-name="T204">TString</text:span><text:span text:style-name="T383">,_)</text:span><text:span text:style-name="T381"> </text:span><text:span text:style-name="T383">-&gt;</text:span><text:span text:style-name="T381"> fail </text:span><text:span text:style-name="T384">"Can't iterate over array of strings"</text:span></text:p>
      <text:p text:style-name="Code"><text:span text:style-name="T381"><text:s text:c="10"/></text:span><text:span text:style-name="T383">|</text:span><text:span text:style-name="T381"> </text:span><text:span text:style-name="T204">SArray</text:span><text:span text:style-name="T383">(</text:span><text:span text:style-name="T381">pt</text:span><text:span text:style-name="T383">,_)</text:span><text:span text:style-name="T381"> </text:span><text:span text:style-name="T383">-&gt;</text:span><text:span text:style-name="T381"> </text:span><text:span text:style-name="T204">SScalar</text:span><text:span text:style-name="T381"> pt</text:span></text:p>
      <text:p text:style-name="Code"><text:span text:style-name="T381"><text:s text:c="10"/></text:span><text:span text:style-name="T383">|</text:span><text:span text:style-name="T381"> </text:span><text:span text:style-name="T204">SScalar</text:span><text:span text:style-name="T381"> </text:span><text:span text:style-name="T204">TString</text:span><text:span text:style-name="T381"> </text:span><text:span text:style-name="T383">-&gt;</text:span><text:span text:style-name="T381"> char_t</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fail </text:span><text:span text:style-name="T383">(</text:span><text:span text:style-name="T384">"Can't iterate over expression of type "</text:span></text:p>
      <text:p text:style-name="Code"><text:span text:style-name="T381"><text:s text:c="23"/></text:span><text:span text:style-name="T383">^</text:span><text:span text:style-name="T381"> string_of_stype t</text:span><text:span text:style-name="T383">)</text:span></text:p>
      <text:p text:style-name="Code"><text:span text:style-name="T381"><text:s text:c="8"/></text:span><text:span text:style-name="T382">in</text:span></text:p>
      <text:p text:style-name="Code"><text:span text:style-name="T381"><text:s text:c="8"/></text:span><text:span text:style-name="T382">let</text:span><text:span text:style-name="T381"> idx_svar </text:span><text:span text:style-name="T383">=</text:span><text:span text:style-name="T381"> </text:span><text:span text:style-name="T383">(</text:span><text:span text:style-name="T381">idx</text:span><text:span text:style-name="T383">,</text:span><text:span text:style-name="T381"> idx_t</text:span><text:span text:style-name="T383">,</text:span><text:span text:style-name="T381"> </text:span><text:span text:style-name="T204">Some</text:span><text:span text:style-name="T381"> </text:span><text:span text:style-name="T383">(</text:span><text:span text:style-name="T381">idx_t</text:span><text:span text:style-name="T383">,</text:span><text:span text:style-name="T381"> </text:span><text:span text:style-name="T204">SLInt</text:span><text:span text:style-name="T383">(0)))</text:span><text:span text:style-name="T381"> </text:span><text:span text:style-name="T382">in</text:span></text:p>
      <text:p text:style-name="Code"><text:span text:style-name="T381"><text:s text:c="8"/></text:span><text:span text:style-name="T382">let</text:span><text:span text:style-name="T381"> item_svar </text:span><text:span text:style-name="T383">=</text:span><text:span text:style-name="T381"> </text:span><text:span text:style-name="T383">(</text:span><text:span text:style-name="T381">item</text:span><text:span text:style-name="T383">,</text:span><text:span text:style-name="T381"> item_t</text:span><text:span text:style-name="T383">,</text:span><text:span text:style-name="T381"> </text:span><text:span text:style-name="T204">None</text:span><text:span text:style-name="T383">)</text:span><text:span text:style-name="T381"> </text:span><text:span text:style-name="T382">in</text:span></text:p>
      <text:p text:style-name="Code"><text:span text:style-name="T381"><text:s text:c="8"/></text:span><text:span text:style-name="T382">let</text:span><text:span text:style-name="T381"> lvars </text:span><text:span text:style-name="T383">=</text:span><text:span text:style-name="T381"> </text:span><text:span text:style-name="T204">List</text:span><text:span text:style-name="T381">.fold_left </text:span><text:span text:style-name="T383">(</text:span></text:p>
      <text:p text:style-name="Code"><text:span text:style-name="T381"><text:s text:c="12"/></text:span><text:span text:style-name="T382">fun</text:span><text:span text:style-name="T381"> vars sv </text:span><text:span text:style-name="T383">-&gt;</text:span><text:span text:style-name="T381"> add_var vars sv</text:span></text:p>
      <text:p text:style-name="Code"><text:span text:style-name="T381"><text:s text:c="8"/></text:span><text:span text:style-name="T383">)</text:span><text:span text:style-name="T381"> ctx</text:span><text:span text:style-name="T383">.</text:span><text:span text:style-name="T381">variables </text:span><text:span text:style-name="T383">[</text:span><text:span text:style-name="T381">idx_svar</text:span><text:span text:style-name="T383">;</text:span><text:span text:style-name="T381"> item_svar</text:span><text:span text:style-name="T383">]</text:span><text:span text:style-name="T381"> </text:span><text:span text:style-name="T382">in</text:span></text:p>
      <text:p text:style-name="Code"><text:span text:style-name="T381"><text:s text:c="8"/></text:span><text:span text:style-name="T382">let</text:span><text:span text:style-name="T381"> lctx </text:span><text:span text:style-name="T383">=</text:span><text:span text:style-name="T381"> </text:span><text:span text:style-name="T383">{</text:span><text:span text:style-name="T381"> ctx </text:span><text:span text:style-name="T382">with</text:span><text:span text:style-name="T381"> variables </text:span><text:span text:style-name="T383">=</text:span><text:span text:style-name="T381"> lvars </text:span><text:span text:style-name="T383">}</text:span><text:span text:style-name="T381"> </text:span><text:span text:style-name="T382">in</text:span></text:p>
      <text:p text:style-name="Code"><text:span text:style-name="T381"><text:s text:c="8"/></text:span><text:span text:style-name="T382">let</text:span><text:span text:style-name="T381"> </text:span><text:span text:style-name="T383">(_,</text:span><text:span text:style-name="T381"> block'</text:span><text:span text:style-name="T383">)</text:span><text:span text:style-name="T381"> </text:span><text:span text:style-name="T383">=</text:span><text:span text:style-name="T381"> check_block lctx block </text:span><text:span text:style-name="T382">in</text:span></text:p>
      <text:p text:style-name="Code"><text:span text:style-name="T381"><text:s text:c="8"/></text:span><text:span text:style-name="T383">(</text:span><text:span text:style-name="T381">ctx</text:span><text:span text:style-name="T383">,</text:span><text:span text:style-name="T381"> </text:span><text:span text:style-name="T204">SFor</text:span><text:span text:style-name="T383">(</text:span><text:span text:style-name="T381">idx_svar</text:span><text:span text:style-name="T383">,</text:span><text:span text:style-name="T381"> item_svar</text:span><text:span text:style-name="T383">,</text:span><text:span text:style-name="T381"> </text:span><text:span text:style-name="T383">(</text:span><text:span text:style-name="T381">t</text:span><text:span text:style-name="T383">,</text:span><text:span text:style-name="T381"> e'</text:span><text:span text:style-name="T383">),</text:span><text:span text:style-name="T381"> block'</text:span><text:span text:style-name="T383">))</text:span></text:p>
      <text:p text:style-name="P296"/>
      <text:p text:style-name="P296"/>
      <text:p text:style-name="P295">(* Returns the type of the block (type of its last item) and a list of</text:p>
      <text:p text:style-name="P295"><text:s/>* semantically-checked block items *)</text:p>
      <text:p text:style-name="Code"><text:span text:style-name="T386">and</text:span><text:span text:style-name="T381"> check_block ctx </text:span><text:span text:style-name="T383">=</text:span><text:span text:style-name="T381"> </text:span><text:span text:style-name="T382">function</text:span></text:p>
      <text:p text:style-name="Code"><text:span text:style-name="T381"><text:s text:c="4"/></text:span><text:span text:style-name="T382">[]</text:span><text:span text:style-name="T381"> </text:span><text:span text:style-name="T383">-&gt;</text:span><text:span text:style-name="T381"> </text:span><text:span text:style-name="T383">(</text:span><text:span text:style-name="T204">SScalar</text:span><text:span text:style-name="T381"> </text:span><text:span text:style-name="T204">TNone</text:span><text:span text:style-name="T383">,</text:span><text:span text:style-name="T381"> </text:span><text:span text:style-name="T382">[]</text:span><text:span text:style-name="T383">)</text:span></text:p>
      <text:p text:style-name="Code"><text:span text:style-name="T381"><text:s text:c="2"/></text:span><text:span text:style-name="T383">|</text:span><text:span text:style-name="T381"> </text:span><text:span text:style-name="T383">[</text:span><text:span text:style-name="T381">item</text:span><text:span text:style-name="T383">]</text:span><text:span text:style-name="T381"> </text:span><text:span text:style-name="T383">-&gt;</text:span></text:p>
      <text:p text:style-name="Code"><text:span text:style-name="T381"><text:s text:c="8"/></text:span><text:span text:style-name="T382">let</text:span><text:span text:style-name="T381"> </text:span><text:span text:style-name="T383">(_,</text:span><text:span text:style-name="T381"> item</text:span><text:span text:style-name="T383">)</text:span><text:span text:style-name="T381"> </text:span><text:span text:style-name="T383">=</text:span><text:span text:style-name="T381"> check_stmt ctx item </text:span><text:span text:style-name="T382">in</text:span></text:p>
      <text:p text:style-name="Code"><text:span text:style-name="T381"><text:s text:c="8"/></text:span><text:span text:style-name="T383">(</text:span><text:span text:style-name="T382">match</text:span><text:span text:style-name="T381"> item </text:span><text:span text:style-name="T382">with</text:span></text:p>
      <text:p text:style-name="Code"><text:span text:style-name="T381"><text:s text:c="12"/></text:span><text:span text:style-name="T204">SLVar</text:span><text:span text:style-name="T381"> </text:span><text:span text:style-name="T383">_</text:span><text:span text:style-name="T381"> </text:span><text:span text:style-name="T383">|</text:span><text:span text:style-name="T381"> </text:span><text:span text:style-name="T204">SReturn</text:span><text:span text:style-name="T381"> </text:span><text:span text:style-name="T383">_</text:span><text:span text:style-name="T381"> </text:span><text:span text:style-name="T383">|</text:span><text:span text:style-name="T381"> </text:span><text:span text:style-name="T204">SWhile</text:span><text:span text:style-name="T381"> </text:span><text:span text:style-name="T383">_</text:span><text:span text:style-name="T381"> </text:span><text:span text:style-name="T383">|</text:span><text:span text:style-name="T381"> </text:span><text:span text:style-name="T204">SFor</text:span><text:span text:style-name="T381"> </text:span><text:span text:style-name="T383">_</text:span><text:span text:style-name="T381"> </text:span><text:span text:style-name="T383">-&gt;</text:span><text:span text:style-name="T381"> </text:span><text:span text:style-name="T204">SScalar</text:span><text:span text:style-name="T381"> </text:span><text:span text:style-name="T204">TNone</text:span></text:p>
      <text:p text:style-name="Code"><text:span text:style-name="T381"><text:s text:c="10"/></text:span><text:span text:style-name="T383">|</text:span><text:span text:style-name="T381"> </text:span><text:span text:style-name="T204">SExpr</text:span><text:span text:style-name="T383">(</text:span><text:span text:style-name="T381">t</text:span><text:span text:style-name="T383">,</text:span><text:span text:style-name="T381"> </text:span><text:span text:style-name="T383">_)</text:span><text:span text:style-name="T381"> </text:span><text:span text:style-name="T383">-&gt;</text:span><text:span text:style-name="T381"> t</text:span><text:span text:style-name="T383">)</text:span></text:p>
      <text:p text:style-name="Code"><text:span text:style-name="T381"><text:s text:c="8"/></text:span><text:span text:style-name="T383">,</text:span><text:span text:style-name="T381"> </text:span><text:span text:style-name="T383">[</text:span><text:span text:style-name="T381">item</text:span><text:span text:style-name="T383">]</text:span></text:p>
      <text:p text:style-name="Code"><text:span text:style-name="T381"><text:s text:c="2"/></text:span><text:span text:style-name="T383">|</text:span><text:span text:style-name="T381"> hd</text:span><text:span text:style-name="T383">::</text:span><text:span text:style-name="T381">tl </text:span><text:span text:style-name="T383">-&gt;</text:span></text:p>
      <text:p text:style-name="Code"><text:span text:style-name="T381"><text:s text:c="8"/></text:span><text:span text:style-name="T382">let</text:span><text:span text:style-name="T381"> </text:span><text:span text:style-name="T383">(</text:span><text:span text:style-name="T381">ctx</text:span><text:span text:style-name="T383">,</text:span><text:span text:style-name="T381"> item</text:span><text:span text:style-name="T383">)</text:span><text:span text:style-name="T381"> </text:span><text:span text:style-name="T383">=</text:span><text:span text:style-name="T381"> check_stmt ctx hd </text:span><text:span text:style-name="T382">in</text:span></text:p>
      <text:p text:style-name="Code"><text:span text:style-name="T381"><text:s text:c="8"/></text:span><text:span text:style-name="T382">let</text:span><text:span text:style-name="T381"> </text:span><text:span text:style-name="T383">(</text:span><text:span text:style-name="T381">t</text:span><text:span text:style-name="T383">,</text:span><text:span text:style-name="T381"> block</text:span><text:span text:style-name="T383">)</text:span><text:span text:style-name="T381"> </text:span><text:span text:style-name="T383">=</text:span><text:span text:style-name="T381"> check_block ctx tl </text:span><text:span text:style-name="T382">in</text:span></text:p>
      <text:p text:style-name="Code"><text:span text:style-name="T381"><text:s text:c="8"/></text:span><text:span text:style-name="T383">(</text:span><text:span text:style-name="T381">t</text:span><text:span text:style-name="T383">,</text:span><text:span text:style-name="T381"> item</text:span><text:span text:style-name="T383">::</text:span><text:span text:style-name="T381">block</text:span><text:span text:style-name="T383">)</text:span></text:p>
      <text:p text:style-name="P296"/>
      <text:p text:style-name="P295">(* Look for duplicates in a list of names *)</text:p>
      <text:p text:style-name="Code"><text:span text:style-name="T382">let</text:span><text:span text:style-name="T381"> check_dup kind where names </text:span><text:span text:style-name="T383">=</text:span></text:p>
      <text:p text:style-name="Code"><text:span text:style-name="T381"><text:s text:c="4"/></text:span><text:span text:style-name="T382">let</text:span><text:span text:style-name="T381"> sorted </text:span><text:span text:style-name="T383">=</text:span><text:span text:style-name="T381"> </text:span><text:span text:style-name="T204">List</text:span><text:span text:style-name="T381">.sort </text:span><text:span text:style-name="T383">(</text:span><text:span text:style-name="T381">compare</text:span><text:span text:style-name="T383">)</text:span><text:span text:style-name="T381"> names </text:span><text:span text:style-name="T382">in</text:span></text:p>
      <text:p text:style-name="Code"><text:span text:style-name="T381"><text:s text:c="4"/></text:span><text:span text:style-name="T382">let</text:span><text:span text:style-name="T381"> </text:span><text:span text:style-name="T382">rec</text:span><text:span text:style-name="T381"> dups </text:span><text:span text:style-name="T383">=</text:span><text:span text:style-name="T381"> </text:span><text:span text:style-name="T382">function</text:span></text:p>
      <text:p text:style-name="Code"><text:span text:style-name="T381"><text:s text:c="8"/></text:span><text:span text:style-name="T382">[]</text:span><text:span text:style-name="T381"> </text:span><text:span text:style-name="T383">-&gt;</text:span><text:span text:style-name="T381"> </text:span><text:span text:style-name="T382">()</text:span></text:p>
      <text:p text:style-name="Code"><text:span text:style-name="T381"><text:s text:c="6"/></text:span><text:span text:style-name="T383">|</text:span><text:span text:style-name="T381"> </text:span><text:span text:style-name="T383">(</text:span><text:span text:style-name="T381">a</text:span><text:span text:style-name="T383">::</text:span><text:span text:style-name="T381">b</text:span><text:span text:style-name="T383">::_)</text:span><text:span text:style-name="T381"> </text:span><text:span text:style-name="T382">when</text:span><text:span text:style-name="T381"> a </text:span><text:span text:style-name="T383">=</text:span><text:span text:style-name="T381"> b </text:span><text:span text:style-name="T383">-&gt;</text:span></text:p>
      <text:p text:style-name="Code"><text:span text:style-name="T381"><text:s text:c="14"/>fail </text:span><text:span text:style-name="T383">(</text:span><text:span text:style-name="T384">"duplicate "</text:span><text:span text:style-name="T381"> </text:span><text:span text:style-name="T383">^</text:span><text:span text:style-name="T381"> kind </text:span><text:span text:style-name="T383">^</text:span><text:span text:style-name="T381"> </text:span><text:span text:style-name="T384">" in "</text:span><text:span text:style-name="T381"> </text:span><text:span text:style-name="T383">^</text:span><text:span text:style-name="T381"> where </text:span><text:span text:style-name="T383">^</text:span><text:span text:style-name="T381"> </text:span><text:span text:style-name="T384">": "</text:span><text:span text:style-name="T381"> </text:span><text:span text:style-name="T383">^</text:span><text:span text:style-name="T381"> a</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text:span><text:span text:style-name="T381"> t </text:span><text:span text:style-name="T383">-&gt;</text:span><text:span text:style-name="T381"> dups t</text:span></text:p>
      <text:p text:style-name="Code"><text:span text:style-name="T381"><text:s text:c="4"/></text:span><text:span text:style-name="T382">in</text:span><text:span text:style-name="T381"> dups sorted</text:span></text:p>
      <text:p text:style-name="P296"/>
      <text:p text:style-name="P295"><text:soft-page-break/>(* Check bindings for duplicates and None types.</text:p>
      <text:p text:style-name="P295"><text:s/>* Returns a new context with the parameters as local variables and a list of</text:p>
      <text:p text:style-name="P295"><text:s/>* semantically checked parameters *)</text:p>
      <text:p text:style-name="Code"><text:span text:style-name="T382">let</text:span><text:span text:style-name="T381"> </text:span><text:span text:style-name="T382">rec</text:span><text:span text:style-name="T381"> add_params ctx params </text:span><text:span text:style-name="T383">=</text:span><text:span text:style-name="T381"> </text:span><text:span text:style-name="T382">match</text:span><text:span text:style-name="T381"> params </text:span><text:span text:style-name="T382">with</text:span></text:p>
      <text:p text:style-name="Code"><text:span text:style-name="T381"><text:s text:c="4"/></text:span><text:span text:style-name="T382">[]</text:span><text:span text:style-name="T381"> </text:span><text:span text:style-name="T383">-&gt;</text:span><text:span text:style-name="T381"> ctx</text:span></text:p>
      <text:p text:style-name="Code"><text:span text:style-name="T381"><text:s text:c="2"/></text:span><text:span text:style-name="T383">|</text:span><text:span text:style-name="T381"> </text:span><text:span text:style-name="T204">Param</text:span><text:span text:style-name="T383">(</text:span><text:span text:style-name="T381">id</text:span><text:span text:style-name="T383">,</text:span><text:span text:style-name="T381"> type_</text:span><text:span text:style-name="T383">)::</text:span><text:span text:style-name="T381">tl </text:span><text:span text:style-name="T383">-&gt;</text:span></text:p>
      <text:p text:style-name="Code"><text:span text:style-name="T381"><text:s text:c="8"/></text:span><text:span text:style-name="T382">let</text:span><text:span text:style-name="T381"> sv </text:span><text:span text:style-name="T383">=</text:span><text:span text:style-name="T381"> </text:span><text:span text:style-name="T383">(</text:span><text:span text:style-name="T381">id</text:span><text:span text:style-name="T383">,</text:span><text:span text:style-name="T381"> check_type ctx type_</text:span><text:span text:style-name="T383">,</text:span><text:span text:style-name="T381"> </text:span><text:span text:style-name="T204">None</text:span><text:span text:style-name="T383">)</text:span><text:span text:style-name="T381"> </text:span><text:span text:style-name="T382">in</text:span></text:p>
      <text:p text:style-name="Code"><text:span text:style-name="T381"><text:s text:c="8"/></text:span><text:span text:style-name="T382">let</text:span><text:span text:style-name="T381"> ctx </text:span><text:span text:style-name="T383">=</text:span><text:span text:style-name="T381"> </text:span><text:span text:style-name="T383">{</text:span><text:span text:style-name="T381"> ctx </text:span><text:span text:style-name="T382">with</text:span><text:span text:style-name="T381"> variables </text:span><text:span text:style-name="T383">=</text:span><text:span text:style-name="T381"> add_var ctx</text:span><text:span text:style-name="T383">.</text:span><text:span text:style-name="T381">variables sv </text:span><text:span text:style-name="T383">}</text:span><text:span text:style-name="T381"> </text:span><text:span text:style-name="T382">in</text:span></text:p>
      <text:p text:style-name="P296"><text:s text:c="8"/>add_params ctx tl</text:p>
      <text:p text:style-name="P296"/>
      <text:p text:style-name="Code"><text:span text:style-name="T382">let</text:span><text:span text:style-name="T381"> check_params ctx params where </text:span><text:span text:style-name="T383">=</text:span></text:p>
      <text:p text:style-name="Code"><text:span text:style-name="T381"><text:s text:c="4"/></text:span><text:span text:style-name="T382">let</text:span><text:span text:style-name="T381"> </text:span><text:span text:style-name="T383">_</text:span><text:span text:style-name="T381"> </text:span><text:span text:style-name="T383">=</text:span><text:span text:style-name="T381"> check_dup </text:span><text:span text:style-name="T384">"parameter"</text:span><text:span text:style-name="T381"> where</text:span></text:p>
      <text:p text:style-name="Code"><text:span text:style-name="T381"><text:s text:c="8"/></text:span><text:span text:style-name="T383">(</text:span><text:span text:style-name="T204">List</text:span><text:span text:style-name="T381">.map </text:span><text:span text:style-name="T383">(</text:span><text:span text:style-name="T382">function</text:span><text:span text:style-name="T381"> </text:span><text:span text:style-name="T204">Param</text:span><text:span text:style-name="T383">(</text:span><text:span text:style-name="T381">id</text:span><text:span text:style-name="T383">,_)</text:span><text:span text:style-name="T381"> </text:span><text:span text:style-name="T383">-&gt;</text:span><text:span text:style-name="T381"> id</text:span><text:span text:style-name="T383">)</text:span><text:span text:style-name="T381"> params</text:span><text:span text:style-name="T383">)</text:span></text:p>
      <text:p text:style-name="Code"><text:span text:style-name="T381"><text:s text:c="4"/></text:span><text:span text:style-name="T382">in</text:span></text:p>
      <text:p text:style-name="Code"><text:span text:style-name="T381"><text:s text:c="4"/></text:span><text:span text:style-name="T382">let</text:span><text:span text:style-name="T381"> </text:span><text:span text:style-name="T383">_</text:span><text:span text:style-name="T381"> </text:span><text:span text:style-name="T383">=</text:span><text:span text:style-name="T381"> </text:span><text:span text:style-name="T204">List</text:span><text:span text:style-name="T381">.iter </text:span><text:span text:style-name="T383">(</text:span><text:span text:style-name="T382">function</text:span></text:p>
      <text:p text:style-name="Code"><text:span text:style-name="T381"><text:s text:c="8"/></text:span><text:span text:style-name="T204">Param</text:span><text:span text:style-name="T383">(</text:span><text:span text:style-name="T381">id</text:span><text:span text:style-name="T383">,</text:span><text:span text:style-name="T204">ScalarType</text:span><text:span text:style-name="T381"> </text:span><text:span text:style-name="T204">TNone</text:span><text:span text:style-name="T383">)</text:span><text:span text:style-name="T381"> </text:span><text:span text:style-name="T383">-&gt;</text:span></text:p>
      <text:p text:style-name="Code"><text:span text:style-name="T381"><text:s text:c="12"/>fail </text:span><text:span text:style-name="T383">(</text:span><text:span text:style-name="T384">"illegal "</text:span><text:span text:style-name="T381"> </text:span><text:span text:style-name="T383">^</text:span><text:span text:style-name="T381"> id </text:span><text:span text:style-name="T383">^</text:span><text:span text:style-name="T381"> </text:span><text:span text:style-name="T384">" : None in "</text:span><text:span text:style-name="T381"> </text:span><text:span text:style-name="T383">^</text:span><text:span text:style-name="T381"> where</text:span><text:span text:style-name="T383">)</text:span></text:p>
      <text:p text:style-name="Code"><text:span text:style-name="T381"><text:s text:c="6"/></text:span><text:span text:style-name="T383">|</text:span><text:span text:style-name="T381"> </text:span><text:span text:style-name="T204">Param</text:span><text:span text:style-name="T383">(</text:span><text:span text:style-name="T381">id</text:span><text:span text:style-name="T383">,</text:span><text:span text:style-name="T204">ArrayType</text:span><text:span text:style-name="T383">(</text:span><text:span text:style-name="T204">TNone</text:span><text:span text:style-name="T383">,_))</text:span><text:span text:style-name="T381"> </text:span><text:span text:style-name="T383">-&gt;</text:span></text:p>
      <text:p text:style-name="Code"><text:span text:style-name="T381"><text:s text:c="12"/>fail </text:span><text:span text:style-name="T383">(</text:span><text:span text:style-name="T384">"illegal "</text:span><text:span text:style-name="T381"> </text:span><text:span text:style-name="T383">^</text:span><text:span text:style-name="T381"> id </text:span><text:span text:style-name="T383">^</text:span><text:span text:style-name="T381"> </text:span><text:span text:style-name="T384">" : None[] in "</text:span><text:span text:style-name="T381"> </text:span><text:span text:style-name="T383">^</text:span><text:span text:style-name="T381"> where</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text:span><text:span text:style-name="T382">()</text:span></text:p>
      <text:p text:style-name="Code"><text:span text:style-name="T381"><text:s text:c="4"/></text:span><text:span text:style-name="T383">)</text:span><text:span text:style-name="T381"> params </text:span><text:span text:style-name="T382">in</text:span></text:p>
      <text:p text:style-name="P296"/>
      <text:p text:style-name="Code"><text:span text:style-name="T381"><text:s text:c="4"/></text:span><text:span text:style-name="T383">(</text:span><text:span text:style-name="T381">add_params ctx params</text:span><text:span text:style-name="T383">,</text:span></text:p>
      <text:p text:style-name="Code"><text:span text:style-name="T381"><text:s text:c="4"/></text:span><text:span text:style-name="T204">List</text:span><text:span text:style-name="T381">.map </text:span><text:span text:style-name="T383">(</text:span><text:span text:style-name="T382">function</text:span><text:span text:style-name="T381"> </text:span><text:span text:style-name="T204">Param</text:span><text:span text:style-name="T383">(</text:span><text:span text:style-name="T381">id</text:span><text:span text:style-name="T383">,</text:span><text:span text:style-name="T381"> type_</text:span><text:span text:style-name="T383">)</text:span><text:span text:style-name="T381"> </text:span><text:span text:style-name="T383">-&gt;</text:span><text:span text:style-name="T381"> </text:span><text:span text:style-name="T383">(</text:span><text:span text:style-name="T381">id</text:span><text:span text:style-name="T383">,</text:span><text:span text:style-name="T381"> check_type ctx type_</text:span><text:span text:style-name="T383">))</text:span><text:span text:style-name="T381"> params</text:span><text:span text:style-name="T383">)</text:span></text:p>
      <text:p text:style-name="P296"/>
      <text:p text:style-name="P295">(* Check global program declarations: Global variable and function</text:p>
      <text:p text:style-name="P295"><text:s/>* Returns a modified context and a semantically checked program declaration.</text:p>
      <text:p text:style-name="P295"><text:s/>*)</text:p>
      <text:p text:style-name="Code"><text:span text:style-name="T382">let</text:span><text:span text:style-name="T381"> check_pdecl ctx </text:span><text:span text:style-name="T383">=</text:span><text:span text:style-name="T381"> </text:span><text:span text:style-name="T382">function</text:span></text:p>
      <text:p text:style-name="Code"><text:span text:style-name="T381"><text:s text:c="4"/></text:span><text:span text:style-name="T204">Func</text:span><text:span text:style-name="T383">(</text:span><text:span text:style-name="T381">id</text:span><text:span text:style-name="T383">,</text:span><text:span text:style-name="T381"> type_</text:span><text:span text:style-name="T383">,</text:span><text:span text:style-name="T381"> params</text:span><text:span text:style-name="T383">,</text:span><text:span text:style-name="T381"> body</text:span><text:span text:style-name="T383">)</text:span><text:span text:style-name="T381"> </text:span><text:span text:style-name="T383">-&gt;</text:span></text:p>
      <text:p text:style-name="Code"><text:span text:style-name="T381"><text:s text:c="8"/></text:span><text:span text:style-name="T382">let</text:span><text:span text:style-name="T381"> </text:span><text:span text:style-name="T383">(</text:span><text:span text:style-name="T381">lctx</text:span><text:span text:style-name="T383">,</text:span><text:span text:style-name="T381"> sp</text:span><text:span text:style-name="T383">)</text:span><text:span text:style-name="T381"> </text:span><text:span text:style-name="T383">=</text:span><text:span text:style-name="T381"> check_params ctx params id </text:span><text:span text:style-name="T382">in</text:span></text:p>
      <text:p text:style-name="Code"><text:span text:style-name="T381"><text:s text:c="8"/></text:span><text:span text:style-name="T382">let</text:span><text:span text:style-name="T381"> stype </text:span><text:span text:style-name="T383">=</text:span><text:span text:style-name="T381"> check_type ctx type_ </text:span><text:span text:style-name="T382">in</text:span></text:p>
      <text:p text:style-name="Code"><text:span text:style-name="T381"><text:s text:c="8"/></text:span><text:span text:style-name="T380">(* Add itself to its local context: allow recursion *)</text:span></text:p>
      <text:p text:style-name="Code"><text:span text:style-name="T381"><text:s text:c="8"/></text:span><text:span text:style-name="T382">let</text:span><text:span text:style-name="T381"> lctx </text:span><text:span text:style-name="T383">=</text:span><text:span text:style-name="T381"> </text:span><text:span text:style-name="T383">{</text:span></text:p>
      <text:p text:style-name="Code"><text:span text:style-name="T381"><text:s text:c="12"/>lctx </text:span><text:span text:style-name="T382">with</text:span><text:span text:style-name="T381"> functions </text:span><text:span text:style-name="T383">=</text:span><text:span text:style-name="T381"> add_func ctx</text:span><text:span text:style-name="T383">.</text:span><text:span text:style-name="T381">functions </text:span><text:span text:style-name="T383">(</text:span><text:span text:style-name="T381">id</text:span><text:span text:style-name="T383">,</text:span><text:span text:style-name="T381">stype</text:span><text:span text:style-name="T383">,</text:span><text:span text:style-name="T381">sp</text:span><text:span text:style-name="T383">,</text:span><text:span text:style-name="T382">[]</text:span><text:span text:style-name="T383">)</text:span></text:p>
      <text:p text:style-name="Code"><text:span text:style-name="T381"><text:s text:c="8"/></text:span><text:span text:style-name="T383">}</text:span><text:span text:style-name="T381"> </text:span><text:span text:style-name="T382">in</text:span></text:p>
      <text:p text:style-name="Code"><text:span text:style-name="T381"><text:s text:c="8"/></text:span><text:span text:style-name="T382">let</text:span><text:span text:style-name="T381"> </text:span><text:span text:style-name="T383">(_,</text:span><text:span text:style-name="T381"> sbody</text:span><text:span text:style-name="T383">)</text:span><text:span text:style-name="T381"> </text:span><text:span text:style-name="T383">=</text:span><text:span text:style-name="T381"> check_block lctx body </text:span><text:span text:style-name="T382">in</text:span></text:p>
      <text:p text:style-name="Code"><text:span text:style-name="T381"><text:s text:c="8"/></text:span><text:span text:style-name="T382">let</text:span><text:span text:style-name="T381"> sf </text:span><text:span text:style-name="T383">=</text:span><text:span text:style-name="T381"> </text:span><text:span text:style-name="T383">(</text:span><text:span text:style-name="T381">id</text:span><text:span text:style-name="T383">,</text:span><text:span text:style-name="T381"> stype</text:span><text:span text:style-name="T383">,</text:span><text:span text:style-name="T381"> sp</text:span><text:span text:style-name="T383">,</text:span><text:span text:style-name="T381"> sbody</text:span><text:span text:style-name="T383">)</text:span><text:span text:style-name="T381"> </text:span><text:span text:style-name="T382">in</text:span></text:p>
      <text:p text:style-name="Code"><text:span text:style-name="T381"><text:s text:c="8"/></text:span><text:span text:style-name="T383">({</text:span><text:span text:style-name="T381"> ctx </text:span><text:span text:style-name="T382">with</text:span><text:span text:style-name="T381"> functions </text:span><text:span text:style-name="T383">=</text:span><text:span text:style-name="T381"> add_func ctx</text:span><text:span text:style-name="T383">.</text:span><text:span text:style-name="T381">functions sf </text:span><text:span text:style-name="T383">},</text:span><text:span text:style-name="T381"> </text:span><text:span text:style-name="T204">SFunc</text:span><text:span text:style-name="T381"> sf</text:span><text:span text:style-name="T383">)</text:span></text:p>
      <text:p text:style-name="Code"><text:span text:style-name="T381"><text:s text:c="2"/></text:span><text:span text:style-name="T383">|</text:span><text:span text:style-name="T381"> </text:span><text:span text:style-name="T204">GVar</text:span><text:span text:style-name="T383">(</text:span><text:span text:style-name="T381">v</text:span><text:span text:style-name="T383">)</text:span><text:span text:style-name="T381"> </text:span><text:span text:style-name="T383">-&gt;</text:span></text:p>
      <text:p text:style-name="Code"><text:span text:style-name="T381"><text:s text:c="8"/></text:span><text:span text:style-name="T382">let</text:span><text:span text:style-name="T381"> </text:span><text:span text:style-name="T383">(</text:span><text:span text:style-name="T381">ctx</text:span><text:span text:style-name="T383">,</text:span><text:span text:style-name="T381"> sv</text:span><text:span text:style-name="T383">)</text:span><text:span text:style-name="T381"> </text:span><text:span text:style-name="T383">=</text:span><text:span text:style-name="T381"> check_var ctx v </text:span><text:span text:style-name="T382">in</text:span></text:p>
      <text:p text:style-name="Code"><text:span text:style-name="T381"><text:s text:c="8"/></text:span><text:span text:style-name="T383">(</text:span><text:span text:style-name="T381">ctx</text:span><text:span text:style-name="T383">,</text:span><text:span text:style-name="T381"> </text:span><text:span text:style-name="T204">SGVar</text:span><text:span text:style-name="T383">(</text:span><text:span text:style-name="T381">sv</text:span><text:span text:style-name="T383">))</text:span></text:p>
      <text:p text:style-name="P296"/>
      <text:p text:style-name="Code"><text:span text:style-name="T382">let</text:span><text:span text:style-name="T381"> </text:span><text:span text:style-name="T382">rec</text:span><text:span text:style-name="T381"> check_pdecls ctx </text:span><text:span text:style-name="T383">=</text:span><text:span text:style-name="T381"> </text:span><text:span text:style-name="T382">function</text:span></text:p>
      <text:p text:style-name="Code"><text:span text:style-name="T381"><text:s text:c="4"/></text:span><text:span text:style-name="T382">[]</text:span><text:span text:style-name="T381"> </text:span><text:span text:style-name="T383">-&gt;</text:span><text:span text:style-name="T381"> </text:span><text:span text:style-name="T382">[]</text:span></text:p>
      <text:p text:style-name="Code"><text:span text:style-name="T381"><text:s text:c="2"/></text:span><text:span text:style-name="T383">|</text:span><text:span text:style-name="T381"> hd</text:span><text:span text:style-name="T383">::</text:span><text:span text:style-name="T381">tl </text:span><text:span text:style-name="T383">-&gt;</text:span><text:span text:style-name="T381"> </text:span><text:span text:style-name="T382">let</text:span><text:span text:style-name="T381"> </text:span><text:span text:style-name="T383">(</text:span><text:span text:style-name="T381">ctx</text:span><text:span text:style-name="T383">,</text:span><text:span text:style-name="T381"> d</text:span><text:span text:style-name="T383">)</text:span><text:span text:style-name="T381"> </text:span><text:span text:style-name="T383">=</text:span><text:span text:style-name="T381"> check_pdecl ctx hd </text:span><text:span text:style-name="T382">in</text:span><text:span text:style-name="T381"> d</text:span><text:span text:style-name="T383">::(</text:span><text:span text:style-name="T381">check_pdecls ctx tl</text:span><text:span text:style-name="T383">)</text:span></text:p>
      <text:p text:style-name="P296"/>
      <text:p text:style-name="Code"><text:span text:style-name="T382">let</text:span><text:span text:style-name="T381"> coerce_func </text:span><text:span text:style-name="T383">(</text:span><text:span text:style-name="T381">sf</text:span><text:span text:style-name="T383">:</text:span><text:span text:style-name="T381">sfunc</text:span><text:span text:style-name="T383">)</text:span><text:span text:style-name="T381"> </text:span><text:span text:style-name="T383">=</text:span></text:p>
      <text:p text:style-name="Code"><text:span text:style-name="T381"><text:s text:c="4"/></text:span><text:span text:style-name="T382">let</text:span><text:span text:style-name="T381"> </text:span><text:span text:style-name="T383">(</text:span><text:span text:style-name="T381">id</text:span><text:span text:style-name="T383">,</text:span><text:span text:style-name="T381"> ftype</text:span><text:span text:style-name="T383">,</text:span><text:span text:style-name="T381"> sparams</text:span><text:span text:style-name="T383">,</text:span><text:span text:style-name="T381"> body</text:span><text:span text:style-name="T383">)</text:span><text:span text:style-name="T381"> </text:span><text:span text:style-name="T383">=</text:span><text:span text:style-name="T381"> sf </text:span><text:span text:style-name="T382">in</text:span></text:p>
      <text:p text:style-name="P296"/>
      <text:p text:style-name="Code"><text:span text:style-name="T381"><text:s text:c="4"/></text:span><text:span text:style-name="T382">let</text:span><text:span text:style-name="T381"> coerce_fail e t ty </text:span><text:span text:style-name="T383">=</text:span></text:p>
      <text:p text:style-name="Code"><text:span text:style-name="T381"><text:s text:c="8"/>fail </text:span><text:span text:style-name="T383">(</text:span><text:span text:style-name="T384">"can't coerce expression "</text:span><text:span text:style-name="T381"> </text:span><text:span text:style-name="T383">^</text:span><text:span text:style-name="T381"> </text:span><text:span text:style-name="T383">(</text:span><text:span text:style-name="T381">string_of_sx e</text:span><text:span text:style-name="T383">)</text:span><text:span text:style-name="T381"> </text:span><text:span text:style-name="T383">^</text:span><text:span text:style-name="T381"> </text:span><text:span text:style-name="T384">" from type "</text:span></text:p>
      <text:p text:style-name="Code"><text:span text:style-name="T381"><text:s text:c="14"/></text:span><text:span text:style-name="T383">^</text:span><text:span text:style-name="T381"> </text:span><text:span text:style-name="T383">(</text:span><text:span text:style-name="T381">string_of_stype t</text:span><text:span text:style-name="T383">)</text:span><text:span text:style-name="T381"> </text:span><text:span text:style-name="T383">^</text:span><text:span text:style-name="T381"> </text:span><text:span text:style-name="T384">" to type "</text:span><text:span text:style-name="T381"> </text:span><text:span text:style-name="T383">^</text:span><text:span text:style-name="T381"> </text:span><text:span text:style-name="T383">(</text:span><text:span text:style-name="T381">string_of_stype ty</text:span><text:span text:style-name="T383">))</text:span></text:p>
      <text:p text:style-name="Code"><text:soft-page-break/><text:span text:style-name="T381"><text:s text:c="4"/></text:span><text:span text:style-name="T382">in</text:span></text:p>
      <text:p text:style-name="P296"/>
      <text:p text:style-name="Code"><text:span text:style-name="T381"><text:s text:c="4"/></text:span><text:span text:style-name="T382">let</text:span><text:span text:style-name="T381"> </text:span><text:span text:style-name="T382">rec</text:span><text:span text:style-name="T381"> coerce_sexpr ty </text:span><text:span text:style-name="T383">(</text:span><text:span text:style-name="T381">t</text:span><text:span text:style-name="T383">,</text:span><text:span text:style-name="T381">e</text:span><text:span text:style-name="T383">)</text:span><text:span text:style-name="T381"> </text:span><text:span text:style-name="T383">=</text:span><text:span text:style-name="T381"> </text:span><text:span text:style-name="T382">match</text:span><text:span text:style-name="T381"> </text:span><text:span text:style-name="T383">(</text:span><text:span text:style-name="T381">ty</text:span><text:span text:style-name="T383">,</text:span><text:span text:style-name="T381"> t</text:span><text:span text:style-name="T383">)</text:span><text:span text:style-name="T381"> </text:span><text:span text:style-name="T382">with</text:span></text:p>
      <text:p text:style-name="Code"><text:span text:style-name="T381"><text:s text:c="8"/></text:span><text:span text:style-name="T383">(</text:span><text:span text:style-name="T381">t1</text:span><text:span text:style-name="T383">,</text:span><text:span text:style-name="T381"> t2</text:span><text:span text:style-name="T383">)</text:span><text:span text:style-name="T381"> </text:span><text:span text:style-name="T382">when</text:span><text:span text:style-name="T381"> t1</text:span><text:span text:style-name="T383">=</text:span><text:span text:style-name="T381">t2 </text:span><text:span text:style-name="T383">-&gt;</text:span><text:span text:style-name="T381"> </text:span><text:span text:style-name="T383">(</text:span><text:span text:style-name="T381">t</text:span><text:span text:style-name="T383">,</text:span><text:span text:style-name="T381"> e</text:span><text:span text:style-name="T383">)</text:span></text:p>
      <text:p text:style-name="Code"><text:span text:style-name="T381"><text:s text:c="6"/></text:span><text:span text:style-name="T383">|</text:span><text:span text:style-name="T381"> </text:span><text:span text:style-name="T383">(</text:span><text:span text:style-name="T204">SScalar</text:span><text:span text:style-name="T381"> </text:span><text:span text:style-name="T383">(</text:span><text:span text:style-name="T204">TInt</text:span><text:span text:style-name="T381"> </text:span><text:span text:style-name="T383">_),</text:span><text:span text:style-name="T381"> </text:span><text:span text:style-name="T204">SScalar</text:span><text:span text:style-name="T381"> </text:span><text:span text:style-name="T204">TAInt</text:span><text:span text:style-name="T383">)</text:span></text:p>
      <text:p text:style-name="Code"><text:span text:style-name="T381"><text:s text:c="6"/></text:span><text:span text:style-name="T383">|</text:span><text:span text:style-name="T381"> </text:span><text:span text:style-name="T383">(</text:span><text:span text:style-name="T204">SScalar</text:span><text:span text:style-name="T381"> </text:span><text:span text:style-name="T383">(</text:span><text:span text:style-name="T204">TFloat</text:span><text:span text:style-name="T381"> </text:span><text:span text:style-name="T383">_),</text:span><text:span text:style-name="T381"> </text:span><text:span text:style-name="T204">SScalar</text:span><text:span text:style-name="T381"> </text:span><text:span text:style-name="T204">TAFloat</text:span><text:span text:style-name="T383">)</text:span><text:span text:style-name="T381"> </text:span><text:span text:style-name="T383">-&gt;</text:span></text:p>
      <text:p text:style-name="Code"><text:span text:style-name="T381"><text:s text:c="12"/></text:span><text:span text:style-name="T383">(</text:span><text:span text:style-name="T382">match</text:span><text:span text:style-name="T381"> e </text:span><text:span text:style-name="T382">with</text:span></text:p>
      <text:p text:style-name="Code"><text:span text:style-name="T381"><text:s text:c="16"/></text:span><text:span text:style-name="T204">SLInt</text:span><text:span text:style-name="T381"> </text:span><text:span text:style-name="T383">_</text:span><text:span text:style-name="T381"> </text:span><text:span text:style-name="T383">|</text:span><text:span text:style-name="T381"> </text:span><text:span text:style-name="T204">SLFloat</text:span><text:span text:style-name="T381"> </text:span><text:span text:style-name="T383">_</text:span><text:span text:style-name="T381"> </text:span><text:span text:style-name="T383">-&gt;</text:span></text:p>
      <text:p text:style-name="Code"><text:span text:style-name="T381"><text:s text:c="20"/></text:span><text:span text:style-name="T383">(</text:span><text:span text:style-name="T381">ty</text:span><text:span text:style-name="T383">,</text:span><text:span text:style-name="T381"> e</text:span><text:span text:style-name="T383">)</text:span></text:p>
      <text:p text:style-name="Code"><text:span text:style-name="T381"><text:s text:c="14"/></text:span><text:span text:style-name="T383">|</text:span><text:span text:style-name="T381"> </text:span><text:span text:style-name="T204">SBinop</text:span><text:span text:style-name="T383">(</text:span><text:span text:style-name="T381">se1</text:span><text:span text:style-name="T383">,</text:span><text:span text:style-name="T381"> op</text:span><text:span text:style-name="T383">,</text:span><text:span text:style-name="T381"> se2</text:span><text:span text:style-name="T383">)</text:span><text:span text:style-name="T381"> </text:span><text:span text:style-name="T383">-&gt;</text:span></text:p>
      <text:p text:style-name="Code"><text:span text:style-name="T381"><text:s text:c="20"/></text:span><text:span text:style-name="T383">(</text:span><text:span text:style-name="T381">ty</text:span><text:span text:style-name="T383">,</text:span><text:span text:style-name="T381"> </text:span><text:span text:style-name="T204">SBinop</text:span><text:span text:style-name="T381"> </text:span><text:span text:style-name="T383">(</text:span><text:span text:style-name="T381">coerce_sexpr ty se1</text:span><text:span text:style-name="T383">,</text:span><text:span text:style-name="T381"> op</text:span><text:span text:style-name="T383">,</text:span></text:p>
      <text:p text:style-name="Code"><text:span text:style-name="T381"><text:s text:c="33"/>coerce_sexpr ty se2</text:span><text:span text:style-name="T383">))</text:span></text:p>
      <text:p text:style-name="Code"><text:span text:style-name="T381"><text:s text:c="14"/></text:span><text:span text:style-name="T383">|</text:span><text:span text:style-name="T381"> </text:span><text:span text:style-name="T204">SUnop</text:span><text:span text:style-name="T383">(</text:span><text:span text:style-name="T381">op</text:span><text:span text:style-name="T383">,</text:span><text:span text:style-name="T381"> se</text:span><text:span text:style-name="T383">)</text:span><text:span text:style-name="T381"> </text:span><text:span text:style-name="T383">-&gt;</text:span></text:p>
      <text:p text:style-name="Code"><text:span text:style-name="T381"><text:s text:c="20"/></text:span><text:span text:style-name="T383">(</text:span><text:span text:style-name="T381">ty</text:span><text:span text:style-name="T383">,</text:span><text:span text:style-name="T381"> </text:span><text:span text:style-name="T204">SUnop</text:span><text:span text:style-name="T381"> </text:span><text:span text:style-name="T383">(</text:span><text:span text:style-name="T381">op</text:span><text:span text:style-name="T383">,</text:span><text:span text:style-name="T381"> coerce_sexpr ty se</text:span><text:span text:style-name="T383">))</text:span></text:p>
      <text:p text:style-name="Code"><text:span text:style-name="T381"><text:s text:c="14"/></text:span><text:span text:style-name="T383">|</text:span><text:span text:style-name="T381"> </text:span><text:span text:style-name="T204">SIf</text:span><text:span text:style-name="T383">(</text:span><text:span text:style-name="T381">pred</text:span><text:span text:style-name="T383">,</text:span><text:span text:style-name="T381"> then_</text:span><text:span text:style-name="T383">,</text:span><text:span text:style-name="T381"> else_</text:span><text:span text:style-name="T383">)</text:span><text:span text:style-name="T381"> </text:span><text:span text:style-name="T383">-&gt;</text:span></text:p>
      <text:p text:style-name="Code"><text:span text:style-name="T381"><text:s text:c="20"/></text:span><text:span text:style-name="T383">(</text:span><text:span text:style-name="T381">ty</text:span><text:span text:style-name="T383">,</text:span><text:span text:style-name="T381"> </text:span><text:span text:style-name="T204">SIf</text:span><text:span text:style-name="T383">(</text:span><text:span text:style-name="T381">pred</text:span><text:span text:style-name="T383">,</text:span><text:span text:style-name="T381"> coerce_sblock ty then_</text:span><text:span text:style-name="T383">,</text:span></text:p>
      <text:p text:style-name="Code"><text:span text:style-name="T381"><text:s text:c="29"/>coerce_sblock ty else_</text:span><text:span text:style-name="T383">))</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coerce_fail e t ty</text:span></text:p>
      <text:p text:style-name="Code"><text:span text:style-name="T381"><text:s text:c="12"/></text:span><text:span text:style-name="T383">)</text:span></text:p>
      <text:p text:style-name="Code"><text:span text:style-name="T381"><text:s text:c="6"/></text:span><text:span text:style-name="T383">|</text:span><text:span text:style-name="T381"> </text:span><text:span text:style-name="T383">(</text:span><text:span text:style-name="T204">SArray</text:span><text:span text:style-name="T383">(</text:span><text:span text:style-name="T381">et</text:span><text:span text:style-name="T383">,</text:span><text:span text:style-name="T381"> </text:span><text:span text:style-name="T383">_),</text:span><text:span text:style-name="T381"> </text:span><text:span text:style-name="T383">_)</text:span><text:span text:style-name="T381"> </text:span><text:span text:style-name="T383">-&gt;</text:span></text:p>
      <text:p text:style-name="Code"><text:span text:style-name="T381"><text:s text:c="12"/></text:span><text:span text:style-name="T383">(</text:span><text:span text:style-name="T382">match</text:span><text:span text:style-name="T381"> e </text:span><text:span text:style-name="T382">with</text:span></text:p>
      <text:p text:style-name="Code"><text:span text:style-name="T381"><text:s text:c="16"/></text:span><text:span text:style-name="T204">SLArray</text:span><text:span text:style-name="T381"> el </text:span><text:span text:style-name="T383">-&gt;</text:span><text:span text:style-name="T381"> </text:span><text:span text:style-name="T383">(</text:span><text:span text:style-name="T381">ty</text:span><text:span text:style-name="T383">,</text:span></text:p>
      <text:p text:style-name="Code"><text:span text:style-name="T381"><text:s text:c="20"/></text:span><text:span text:style-name="T204">SLArray</text:span><text:span text:style-name="T383">(</text:span><text:span text:style-name="T204">List</text:span><text:span text:style-name="T381">.map </text:span><text:span text:style-name="T383">(</text:span><text:span text:style-name="T381">coerce_sexpr </text:span><text:span text:style-name="T383">(</text:span><text:span text:style-name="T204">SScalar</text:span><text:span text:style-name="T381"> et</text:span><text:span text:style-name="T383">))</text:span><text:span text:style-name="T381"> el</text:span><text:span text:style-name="T383">)</text:span></text:p>
      <text:p text:style-name="Code"><text:span text:style-name="T381"><text:s text:c="16"/></text:span><text:span text:style-name="T383">)</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coerce_fail e t ty</text:span></text:p>
      <text:p text:style-name="Code"><text:span text:style-name="T381"><text:s text:c="12"/></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text:span><text:span text:style-name="T383">(</text:span><text:span text:style-name="T381">t</text:span><text:span text:style-name="T383">,</text:span><text:span text:style-name="T381"> e</text:span><text:span text:style-name="T383">)</text:span></text:p>
      <text:p text:style-name="P296"/>
      <text:p text:style-name="Code"><text:span text:style-name="T381"><text:s text:c="4"/></text:span><text:span text:style-name="T386">and</text:span><text:span text:style-name="T381"> coerce_sstmt ty </text:span><text:span text:style-name="T383">=</text:span><text:span text:style-name="T381"> </text:span><text:span text:style-name="T382">function</text:span></text:p>
      <text:p text:style-name="Code"><text:span text:style-name="T381"><text:s text:c="8"/></text:span><text:span text:style-name="T380">(* A variable declaration statement has None type. Its value expression</text:span></text:p>
      <text:p text:style-name="P295"><text:s text:c="9"/>* must be coerced to the variable's type. For example, in:</text:p>
      <text:p text:style-name="P295"><text:s text:c="9"/>*</text:p>
      <text:p text:style-name="P295"><text:s text:c="9"/>* <text:s text:c="4"/>var x: int8 = 5 + 5;</text:p>
      <text:p text:style-name="P295"><text:s text:c="9"/>*</text:p>
      <text:p text:style-name="P295"><text:s text:c="9"/>* the expression 5 + 5 must have type int8 *)</text:p>
      <text:p text:style-name="Code"><text:span text:style-name="T381"><text:s text:c="8"/></text:span><text:span text:style-name="T204">SLVar</text:span><text:span text:style-name="T383">(</text:span><text:span text:style-name="T381">id</text:span><text:span text:style-name="T383">,</text:span><text:span text:style-name="T381"> t</text:span><text:span text:style-name="T383">,</text:span><text:span text:style-name="T381"> </text:span><text:span text:style-name="T204">Some</text:span><text:span text:style-name="T381"> se</text:span><text:span text:style-name="T383">)</text:span><text:span text:style-name="T381"> </text:span><text:span text:style-name="T383">-&gt;</text:span></text:p>
      <text:p text:style-name="Code"><text:span text:style-name="T381"><text:s text:c="12"/></text:span><text:span text:style-name="T204">SLVar</text:span><text:span text:style-name="T383">(</text:span><text:span text:style-name="T381">id</text:span><text:span text:style-name="T383">,</text:span><text:span text:style-name="T381"> t</text:span><text:span text:style-name="T383">,</text:span><text:span text:style-name="T381"> </text:span><text:span text:style-name="T204">Some</text:span><text:span text:style-name="T381"> </text:span><text:span text:style-name="T383">(</text:span><text:span text:style-name="T381">coerce_sexpr t se</text:span><text:span text:style-name="T383">))</text:span></text:p>
      <text:p text:style-name="P296"/>
      <text:p text:style-name="Code"><text:span text:style-name="T381"><text:s text:c="8"/></text:span><text:span text:style-name="T380">(* A return statement has None type. Its returned expression must have</text:span></text:p>
      <text:p text:style-name="P295"><text:s text:c="9"/>* the type that the enclosing function expects *)</text:p>
      <text:p text:style-name="Code"><text:span text:style-name="T381"><text:s text:c="6"/></text:span><text:span text:style-name="T383">|</text:span><text:span text:style-name="T381"> </text:span><text:span text:style-name="T204">SReturn</text:span><text:span text:style-name="T381"> se </text:span><text:span text:style-name="T383">-&gt;</text:span><text:span text:style-name="T381"> </text:span><text:span text:style-name="T204">SReturn</text:span><text:span text:style-name="T383">(</text:span><text:span text:style-name="T381">coerce_sexpr ftype se</text:span><text:span text:style-name="T383">)</text:span></text:p>
      <text:p text:style-name="P296"/>
      <text:p text:style-name="Code"><text:span text:style-name="T381"><text:s text:c="8"/></text:span><text:span text:style-name="T380">(* The last SExpr in a block is the block's value, so its type must</text:span></text:p>
      <text:p text:style-name="P295"><text:s text:c="9"/>* match the expected type ty. *)</text:p>
      <text:p text:style-name="Code"><text:span text:style-name="T381"><text:s text:c="6"/></text:span><text:span text:style-name="T383">|</text:span><text:span text:style-name="T381"> </text:span><text:span text:style-name="T204">SExpr</text:span><text:span text:style-name="T381"> se </text:span><text:span text:style-name="T383">-&gt;</text:span><text:span text:style-name="T381"> </text:span><text:span text:style-name="T204">SExpr</text:span><text:span text:style-name="T383">(</text:span><text:span text:style-name="T381">coerce_sexpr ty se</text:span><text:span text:style-name="T383">)</text:span></text:p>
      <text:p text:style-name="P296"/>
      <text:p text:style-name="Code"><text:span text:style-name="T381"><text:s text:c="8"/></text:span><text:span text:style-name="T380">(* TODO: should never reach this; SLVars should have a value defined</text:span></text:p>
      <text:p text:style-name="P295"><text:s text:c="9"/>* after semantic analysis *)</text:p>
      <text:p text:style-name="Code"><text:span text:style-name="T381"><text:s text:c="6"/></text:span><text:span text:style-name="T383">|</text:span><text:span text:style-name="T381"> </text:span><text:span text:style-name="T383">_</text:span><text:span text:style-name="T381"> </text:span><text:span text:style-name="T382">as</text:span><text:span text:style-name="T381"> i </text:span><text:span text:style-name="T383">-&gt;</text:span><text:span text:style-name="T381"> i</text:span></text:p>
      <text:p text:style-name="P296"/>
      <text:p text:style-name="Code"><text:span text:style-name="T381"><text:s text:c="4"/></text:span><text:span text:style-name="T386">and</text:span><text:span text:style-name="T381"> coerce_sblock ty </text:span><text:span text:style-name="T383">=</text:span><text:span text:style-name="T381"> </text:span><text:span text:style-name="T382">function</text:span></text:p>
      <text:p text:style-name="Code"><text:span text:style-name="T381"><text:s text:c="8"/></text:span><text:span text:style-name="T382">[]</text:span><text:span text:style-name="T381"> </text:span><text:span text:style-name="T383">-&gt;</text:span><text:span text:style-name="T381"> </text:span><text:span text:style-name="T382">[]</text:span></text:p>
      <text:p text:style-name="Code"><text:soft-page-break/><text:span text:style-name="T381"><text:s text:c="8"/></text:span><text:span text:style-name="T380">(* The last item in a block confers the block its type *)</text:span></text:p>
      <text:p text:style-name="Code"><text:span text:style-name="T381"><text:s text:c="6"/></text:span><text:span text:style-name="T383">|</text:span><text:span text:style-name="T381"> </text:span><text:span text:style-name="T383">[</text:span><text:span text:style-name="T381">item</text:span><text:span text:style-name="T383">]</text:span><text:span text:style-name="T381"> </text:span><text:span text:style-name="T383">-&gt;</text:span><text:span text:style-name="T381"> </text:span><text:span text:style-name="T383">[</text:span><text:span text:style-name="T381">coerce_sstmt ty item</text:span><text:span text:style-name="T383">]</text:span></text:p>
      <text:p text:style-name="Code"><text:span text:style-name="T381"><text:s text:c="6"/></text:span><text:span text:style-name="T383">|</text:span><text:span text:style-name="T381"> hd</text:span><text:span text:style-name="T383">::</text:span><text:span text:style-name="T381">tl </text:span><text:span text:style-name="T383">-&gt;</text:span></text:p>
      <text:p text:style-name="Code"><text:span text:style-name="T381"><text:s text:c="12"/></text:span><text:span text:style-name="T382">let</text:span><text:span text:style-name="T381"> hd </text:span><text:span text:style-name="T383">=</text:span></text:p>
      <text:p text:style-name="Code"><text:span text:style-name="T381"><text:s text:c="15"/></text:span><text:span text:style-name="T382">match</text:span><text:span text:style-name="T381"> hd </text:span><text:span text:style-name="T382">with</text:span><text:span text:style-name="T381"> </text:span><text:span text:style-name="T204">SExpr</text:span><text:span text:style-name="T381"> </text:span><text:span text:style-name="T383">_</text:span><text:span text:style-name="T381"> </text:span><text:span text:style-name="T383">-&gt;</text:span><text:span text:style-name="T381"> hd </text:span><text:span text:style-name="T383">|</text:span><text:span text:style-name="T381"> </text:span><text:span text:style-name="T383">_</text:span><text:span text:style-name="T381"> </text:span><text:span text:style-name="T383">-&gt;</text:span><text:span text:style-name="T381"> coerce_sstmt ty hd</text:span></text:p>
      <text:p text:style-name="Code"><text:span text:style-name="T381"><text:s text:c="12"/></text:span><text:span text:style-name="T382">in</text:span></text:p>
      <text:p text:style-name="Code"><text:span text:style-name="T381"><text:s text:c="12"/>hd</text:span><text:span text:style-name="T383">::(</text:span><text:span text:style-name="T381">coerce_sblock ty tl</text:span><text:span text:style-name="T383">)</text:span></text:p>
      <text:p text:style-name="Code"><text:span text:style-name="T381"><text:s text:c="4"/></text:span><text:span text:style-name="T382">in</text:span></text:p>
      <text:p text:style-name="Code"><text:span text:style-name="T381"><text:s text:c="4"/></text:span><text:span text:style-name="T204">SFunc</text:span><text:span text:style-name="T383">(</text:span><text:span text:style-name="T381">id</text:span><text:span text:style-name="T383">,</text:span><text:span text:style-name="T381"> ftype</text:span><text:span text:style-name="T383">,</text:span><text:span text:style-name="T381"> sparams</text:span><text:span text:style-name="T383">,</text:span><text:span text:style-name="T381"> coerce_sblock </text:span><text:span text:style-name="T383">(</text:span><text:span text:style-name="T204">SScalar</text:span><text:span text:style-name="T381"> </text:span><text:span text:style-name="T204">TNone</text:span><text:span text:style-name="T383">)</text:span><text:span text:style-name="T381"> body</text:span><text:span text:style-name="T383">)</text:span></text:p>
      <text:p text:style-name="P296"/>
      <text:p text:style-name="Code"><text:span text:style-name="T382">let</text:span><text:span text:style-name="T381"> </text:span><text:span text:style-name="T382">rec</text:span><text:span text:style-name="T381"> coerce_sprog </text:span><text:span text:style-name="T383">=</text:span><text:span text:style-name="T381"> </text:span><text:span text:style-name="T382">function</text:span></text:p>
      <text:p text:style-name="Code"><text:span text:style-name="T381"><text:s text:c="4"/></text:span><text:span text:style-name="T382">[]</text:span><text:span text:style-name="T381"> </text:span><text:span text:style-name="T383">-&gt;</text:span><text:span text:style-name="T381"> </text:span><text:span text:style-name="T382">[]</text:span></text:p>
      <text:p text:style-name="Code"><text:span text:style-name="T381"><text:s text:c="2"/></text:span><text:span text:style-name="T383">|</text:span><text:span text:style-name="T381"> hd</text:span><text:span text:style-name="T383">::</text:span><text:span text:style-name="T381">tl </text:span><text:span text:style-name="T383">-&gt;</text:span><text:span text:style-name="T381"> </text:span><text:span text:style-name="T383">(</text:span><text:span text:style-name="T382">match</text:span><text:span text:style-name="T381"> hd </text:span><text:span text:style-name="T382">with</text:span></text:p>
      <text:p text:style-name="Code"><text:span text:style-name="T381"><text:s text:c="8"/></text:span><text:span text:style-name="T204">SFunc</text:span><text:span text:style-name="T383">(</text:span><text:span text:style-name="T381">sf</text:span><text:span text:style-name="T383">)</text:span><text:span text:style-name="T381"> </text:span><text:span text:style-name="T383">-&gt;</text:span><text:span text:style-name="T381"> coerce_func sf</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hd</text:span></text:p>
      <text:p text:style-name="Code"><text:span text:style-name="T381"><text:s text:c="4"/></text:span><text:span text:style-name="T383">)::(</text:span><text:span text:style-name="T381">coerce_sprog tl</text:span><text:span text:style-name="T383">)</text:span></text:p>
      <text:p text:style-name="P296"/>
      <text:p text:style-name="P295">(* Semantic checking of the AST. Returns an SAST if successful,</text:p>
      <text:p text:style-name="P295"><text:s/>* throws an exception if something is wrong.</text:p>
      <text:p text:style-name="P295"><text:s/>*</text:p>
      <text:p text:style-name="P295"><text:s/>* Check each global declaration, then the declarations in main.</text:p>
      <text:p text:style-name="P295"><text:s/>*)</text:p>
      <text:p text:style-name="P296"/>
      <text:p text:style-name="Code"><text:span text:style-name="T382">let</text:span><text:span text:style-name="T381"> check prog </text:span><text:span text:style-name="T383">=</text:span></text:p>
      <text:p text:style-name="Code"><text:span text:style-name="T381"><text:s text:c="4"/></text:span><text:span text:style-name="T382">let</text:span><text:span text:style-name="T381"> </text:span><text:span text:style-name="T204">Program</text:span><text:span text:style-name="T383">(</text:span><text:span text:style-name="T381">pdecls</text:span><text:span text:style-name="T383">,</text:span><text:span text:style-name="T381"> main</text:span><text:span text:style-name="T383">)</text:span><text:span text:style-name="T381"> </text:span><text:span text:style-name="T383">=</text:span><text:span text:style-name="T381"> prog </text:span><text:span text:style-name="T382">in</text:span></text:p>
      <text:p text:style-name="P296"/>
      <text:p text:style-name="Code"><text:span text:style-name="T381"><text:s text:c="4"/></text:span><text:span text:style-name="T380">(* Add built-in functions and main to list of program declarations *)</text:span></text:p>
      <text:p text:style-name="Code"><text:span text:style-name="T381"><text:s text:c="4"/></text:span><text:span text:style-name="T382">let</text:span><text:span text:style-name="T381"> built_in_funcs </text:span><text:span text:style-name="T383">=</text:span><text:span text:style-name="T381"> </text:span><text:span text:style-name="T383">[</text:span></text:p>
      <text:p text:style-name="Code"><text:span text:style-name="T381"><text:s text:c="8"/></text:span><text:span text:style-name="T204">Func</text:span><text:span text:style-name="T383">(</text:span><text:span text:style-name="T384">"emit"</text:span><text:span text:style-name="T383">,</text:span><text:span text:style-name="T381"> </text:span><text:span text:style-name="T204">ScalarType</text:span><text:span text:style-name="T381"> </text:span><text:span text:style-name="T204">TNone</text:span><text:span text:style-name="T383">,</text:span><text:span text:style-name="T381"> </text:span><text:span text:style-name="T382">[]</text:span><text:span text:style-name="T383">,</text:span><text:span text:style-name="T381"> </text:span><text:span text:style-name="T382">[]</text:span><text:span text:style-name="T383">);</text:span></text:p>
      <text:p text:style-name="Code"><text:span text:style-name="T381"><text:s text:c="8"/></text:span><text:span text:style-name="T204">Func</text:span><text:span text:style-name="T383">(</text:span><text:span text:style-name="T384">"len"</text:span><text:span text:style-name="T383">,</text:span><text:span text:style-name="T381"> </text:span><text:span text:style-name="T204">ScalarType</text:span><text:span text:style-name="T383">(</text:span><text:span text:style-name="T204">TInt</text:span><text:span text:style-name="T383">(</text:span><text:span text:style-name="T382">true</text:span><text:span text:style-name="T383">,64)),</text:span><text:span text:style-name="T381"> </text:span><text:span text:style-name="T382">[]</text:span><text:span text:style-name="T383">,</text:span><text:span text:style-name="T381"> </text:span><text:span text:style-name="T382">[]</text:span><text:span text:style-name="T383">);</text:span></text:p>
      <text:p text:style-name="Code"><text:span text:style-name="T381"><text:s text:c="4"/></text:span><text:span text:style-name="T383">]</text:span></text:p>
      <text:p text:style-name="Code"><text:span text:style-name="T381"><text:s text:c="4"/></text:span><text:span text:style-name="T386">and</text:span><text:span text:style-name="T381"> main_func </text:span><text:span text:style-name="T383">=</text:span></text:p>
      <text:p text:style-name="Code"><text:span text:style-name="T381"><text:s text:c="8"/></text:span><text:span text:style-name="T204">Func</text:span><text:span text:style-name="T383">(</text:span><text:span text:style-name="T384">"main"</text:span><text:span text:style-name="T383">,</text:span><text:span text:style-name="T381"> </text:span><text:span text:style-name="T204">ScalarType</text:span><text:span text:style-name="T383">(</text:span><text:span text:style-name="T204">TInt</text:span><text:span text:style-name="T383">(</text:span><text:span text:style-name="T382">false</text:span><text:span text:style-name="T383">,32)),</text:span><text:span text:style-name="T381"> </text:span><text:span text:style-name="T382">[]</text:span><text:span text:style-name="T383">,</text:span><text:span text:style-name="T381"> main </text:span><text:span text:style-name="T383">@</text:span><text:span text:style-name="T381"> </text:span><text:span text:style-name="T383">[</text:span><text:span text:style-name="T204">Return</text:span><text:span text:style-name="T383">(</text:span><text:span text:style-name="T204">LInt</text:span><text:span text:style-name="T381"> </text:span><text:span text:style-name="T383">0)])</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pdecls </text:span><text:span text:style-name="T383">=</text:span><text:span text:style-name="T381"> built_in_funcs </text:span><text:span text:style-name="T383">@</text:span><text:span text:style-name="T381"> pdecls </text:span><text:span text:style-name="T383">@</text:span><text:span text:style-name="T381"> </text:span><text:span text:style-name="T383">[</text:span><text:span text:style-name="T381">main_func</text:span><text:span text:style-name="T383">]</text:span><text:span text:style-name="T381"> </text:span><text:span text:style-name="T382">in</text:span></text:p>
      <text:p text:style-name="P296"/>
      <text:p text:style-name="Code"><text:span text:style-name="T381"><text:s text:c="4"/></text:span><text:span text:style-name="T380">(* Build global maps *)</text:span></text:p>
      <text:p text:style-name="Code"><text:span text:style-name="T381"><text:s text:c="4"/></text:span><text:span text:style-name="T382">let</text:span><text:span text:style-name="T381"> ctx </text:span><text:span text:style-name="T383">=</text:span><text:span text:style-name="T381"> </text:span><text:span text:style-name="T383">{</text:span></text:p>
      <text:p text:style-name="Code"><text:span text:style-name="T381"><text:s text:c="8"/>variables </text:span><text:span text:style-name="T383">=</text:span><text:span text:style-name="T381"> </text:span><text:span text:style-name="T204">StringMap</text:span><text:span text:style-name="T381">.empty</text:span><text:span text:style-name="T383">;</text:span></text:p>
      <text:p text:style-name="Code"><text:span text:style-name="T381"><text:s text:c="8"/>functions </text:span><text:span text:style-name="T383">=</text:span><text:span text:style-name="T381"> </text:span><text:span text:style-name="T204">StringMap</text:span><text:span text:style-name="T381">.empty</text:span><text:span text:style-name="T383">;</text:span></text:p>
      <text:p text:style-name="Code"><text:span text:style-name="T381"><text:s text:c="4"/></text:span><text:span text:style-name="T383">}</text:span><text:span text:style-name="T381"> </text:span><text:span text:style-name="T382">in</text:span></text:p>
      <text:p text:style-name="P296"/>
      <text:p text:style-name="Code"><text:span text:style-name="T381"><text:s text:c="4"/>coerce_sprog </text:span><text:span text:style-name="T383">(</text:span><text:span text:style-name="T381">check_pdecls ctx pdecls</text:span><text:span text:style-name="T383">)</text:span></text:p>
      <text:h text:style-name="P483" text:outline-level="2"><text:bookmark-start text:name="__RefHeading___Toc45677_445550807"/>emit.ml<text:bookmark-end text:name="__RefHeading___Toc45677_445550807"/></text:h>
      <text:p text:style-name="Code"><text:span text:style-name="T382">open</text:span><text:span text:style-name="T381"> </text:span><text:span text:style-name="T204">Str</text:span></text:p>
      <text:p text:style-name="P296"/>
      <text:p text:style-name="P295">(* Ad-hoc parsing of the string passed to 'emit' *)</text:p>
      <text:p text:style-name="P296"/>
      <text:p text:style-name="Code"><text:span text:style-name="T382">type</text:span><text:span text:style-name="T381"> token </text:span><text:span text:style-name="T383">=</text:span></text:p>
      <text:p text:style-name="Code"><text:span text:style-name="T381"><text:s text:c="4"/></text:span><text:span text:style-name="T204">STR</text:span><text:span text:style-name="T381"> </text:span><text:span text:style-name="T382">of</text:span><text:span text:style-name="T381"> </text:span><text:span text:style-name="T387">string</text:span></text:p>
      <text:p text:style-name="Code"><text:span text:style-name="T381"><text:s text:c="2"/></text:span><text:span text:style-name="T383">|</text:span><text:span text:style-name="T381"> </text:span><text:span text:style-name="T204">VAR</text:span><text:span text:style-name="T381"> </text:span><text:span text:style-name="T382">of</text:span><text:span text:style-name="T381"> </text:span><text:span text:style-name="T387">string</text:span></text:p>
      <text:p text:style-name="P296"/>
      <text:p text:style-name="Code"><text:span text:style-name="T382">let</text:span><text:span text:style-name="T381"> parse_emit_fmt s </text:span><text:span text:style-name="T383">=</text:span></text:p>
      <text:p text:style-name="Code"><text:span text:style-name="T381"><text:s text:c="4"/></text:span><text:span text:style-name="T382">let</text:span><text:span text:style-name="T381"> s </text:span><text:span text:style-name="T383">=</text:span><text:span text:style-name="T381"> </text:span><text:span text:style-name="T204">Str</text:span><text:span text:style-name="T381">.global_replace </text:span><text:span text:style-name="T383">(</text:span><text:span text:style-name="T204">Str</text:span><text:span text:style-name="T381">.regexp </text:span><text:span text:style-name="T384">"%"</text:span><text:span text:style-name="T383">)</text:span><text:span text:style-name="T381"> </text:span><text:span text:style-name="T384">"%%"</text:span><text:span text:style-name="T381"> s </text:span><text:span text:style-name="T382">in</text:span></text:p>
      <text:p text:style-name="Code"><text:span text:style-name="T381"><text:s text:c="4"/></text:span><text:span text:style-name="T382">let</text:span><text:span text:style-name="T381"> id </text:span><text:span text:style-name="T383">=</text:span><text:span text:style-name="T381"> </text:span><text:span text:style-name="T204">Str</text:span><text:span text:style-name="T381">.regexp </text:span><text:span text:style-name="T384">"{[a-z_][a-zA-Z0-9_]*}"</text:span><text:span text:style-name="T381"> </text:span><text:span text:style-name="T382">in</text:span></text:p>
      <text:p text:style-name="P296"/>
      <text:p text:style-name="Code"><text:span text:style-name="T381"><text:s text:c="4"/></text:span><text:span text:style-name="T382">let</text:span><text:span text:style-name="T381"> </text:span><text:span text:style-name="T382">rec</text:span><text:span text:style-name="T381"> tokens </text:span><text:span text:style-name="T383">=</text:span><text:span text:style-name="T381"> </text:span><text:span text:style-name="T382">function</text:span></text:p>
      <text:p text:style-name="Code"><text:span text:style-name="T381"><text:s text:c="8"/></text:span><text:span text:style-name="T382">[]</text:span><text:span text:style-name="T381"> </text:span><text:span text:style-name="T383">-&gt;</text:span><text:span text:style-name="T381"> </text:span><text:span text:style-name="T382">[]</text:span></text:p>
      <text:p text:style-name="Code"><text:span text:style-name="T381"><text:s text:c="6"/></text:span><text:span text:style-name="T383">|</text:span><text:span text:style-name="T381"> </text:span><text:span text:style-name="T204">Text</text:span><text:span text:style-name="T383">(</text:span><text:span text:style-name="T381">s</text:span><text:span text:style-name="T383">)::</text:span><text:span text:style-name="T381">tl </text:span><text:span text:style-name="T383">-&gt;</text:span></text:p>
      <text:p text:style-name="Code"><text:span text:style-name="T381"><text:s text:c="14"/></text:span><text:span text:style-name="T204">STR</text:span><text:span text:style-name="T383">(</text:span><text:span text:style-name="T381">s</text:span><text:span text:style-name="T383">)::(</text:span><text:span text:style-name="T381">tokens tl</text:span><text:span text:style-name="T383">)</text:span></text:p>
      <text:p text:style-name="Code"><text:span text:style-name="T381"><text:s text:c="6"/></text:span><text:span text:style-name="T383">|</text:span><text:span text:style-name="T381"> </text:span><text:span text:style-name="T204">Delim</text:span><text:span text:style-name="T383">(</text:span><text:span text:style-name="T381">s</text:span><text:span text:style-name="T383">)::</text:span><text:span text:style-name="T381">tl </text:span><text:span text:style-name="T383">-&gt;</text:span></text:p>
      <text:p text:style-name="Code"><text:span text:style-name="T381"><text:s text:c="14"/></text:span><text:span text:style-name="T204">VAR</text:span><text:span text:style-name="T383">(</text:span><text:span text:style-name="T204">Str</text:span><text:span text:style-name="T381">.global_replace </text:span><text:span text:style-name="T383">(</text:span><text:span text:style-name="T204">Str</text:span><text:span text:style-name="T381">.regexp </text:span><text:span text:style-name="T384">"{</text:span><text:span text:style-name="T385">\\</text:span><text:span text:style-name="T384">|}"</text:span><text:span text:style-name="T383">)</text:span><text:span text:style-name="T381"> </text:span><text:span text:style-name="T384">""</text:span><text:span text:style-name="T381"> s</text:span><text:span text:style-name="T383">)::(</text:span><text:span text:style-name="T381">tokens tl</text:span><text:span text:style-name="T383">)</text:span></text:p>
      <text:p text:style-name="Code"><text:span text:style-name="T381"><text:s text:c="4"/></text:span><text:span text:style-name="T382">in</text:span></text:p>
      <text:p text:style-name="P296"/>
      <text:p text:style-name="Code"><text:span text:style-name="T381"><text:s text:c="4"/>tokens </text:span><text:span text:style-name="T383">(</text:span><text:span text:style-name="T204">Str</text:span><text:span text:style-name="T381">.full_split id s</text:span><text:span text:style-name="T383">)</text:span></text:p>
      <text:h text:style-name="P483" text:outline-level="2"><text:bookmark-start text:name="__RefHeading___Toc45679_445550807"/>codegen.ml<text:bookmark-end text:name="__RefHeading___Toc45679_445550807"/></text:h>
      <text:p text:style-name="P295">(* Code generation: translate a semantically checked AST into LLVM IR *)</text:p>
      <text:p text:style-name="P296"/>
      <text:p text:style-name="Code"><text:span text:style-name="T382">module</text:span><text:span text:style-name="T381"> </text:span><text:span text:style-name="T204">L</text:span><text:span text:style-name="T381"> </text:span><text:span text:style-name="T383">=</text:span><text:span text:style-name="T381"> </text:span><text:span text:style-name="T204">Llvm</text:span></text:p>
      <text:p text:style-name="Code"><text:span text:style-name="T382">module</text:span><text:span text:style-name="T381"> </text:span><text:span text:style-name="T204">A</text:span><text:span text:style-name="T381"> </text:span><text:span text:style-name="T383">=</text:span><text:span text:style-name="T381"> </text:span><text:span text:style-name="T204">Ast</text:span></text:p>
      <text:p text:style-name="Code"><text:span text:style-name="T382">open</text:span><text:span text:style-name="T381"> </text:span><text:span text:style-name="T204">Sast</text:span></text:p>
      <text:p text:style-name="P296"/>
      <text:p text:style-name="Code"><text:span text:style-name="T382">module</text:span><text:span text:style-name="T381"> </text:span><text:span text:style-name="T204">StringMap</text:span><text:span text:style-name="T381"> </text:span><text:span text:style-name="T383">=</text:span><text:span text:style-name="T381"> </text:span><text:span text:style-name="T204">Map</text:span><text:span text:style-name="T381">.</text:span><text:span text:style-name="T204">Make</text:span><text:span text:style-name="T383">(</text:span><text:span text:style-name="T204">String</text:span><text:span text:style-name="T383">)</text:span></text:p>
      <text:p text:style-name="P296"/>
      <text:p text:style-name="Code"><text:span text:style-name="T382">type</text:span><text:span text:style-name="T381"> ctx </text:span><text:span text:style-name="T383">=</text:span><text:span text:style-name="T381"> </text:span><text:span text:style-name="T383">{</text:span></text:p>
      <text:p text:style-name="Code"><text:span text:style-name="T381"><text:s text:c="4"/>vars </text:span><text:span text:style-name="T383">:</text:span><text:span text:style-name="T381"> </text:span><text:span text:style-name="T204">L</text:span><text:span text:style-name="T381">.llvalue </text:span><text:span text:style-name="T204">StringMap</text:span><text:span text:style-name="T381">.t </text:span><text:span text:style-name="T387">list</text:span><text:span text:style-name="T383">;</text:span><text:span text:style-name="T381"> <text:s/></text:span><text:span text:style-name="T380">(* stack of vars *)</text:span></text:p>
      <text:p text:style-name="Code"><text:span text:style-name="T381"><text:s text:c="4"/>funcs </text:span><text:span text:style-name="T383">:</text:span><text:span text:style-name="T381"> </text:span><text:span text:style-name="T204">L</text:span><text:span text:style-name="T381">.llvalue </text:span><text:span text:style-name="T204">StringMap</text:span><text:span text:style-name="T381">.t</text:span><text:span text:style-name="T383">;</text:span><text:span text:style-name="T381"> <text:s text:c="5"/></text:span><text:span text:style-name="T380">(* functions *)</text:span></text:p>
      <text:p text:style-name="Code"><text:span text:style-name="T381"><text:s text:c="4"/>templs </text:span><text:span text:style-name="T383">:</text:span><text:span text:style-name="T381"> </text:span><text:span text:style-name="T204">L</text:span><text:span text:style-name="T381">.llvalue </text:span><text:span text:style-name="T204">StringMap</text:span><text:span text:style-name="T381">.t</text:span><text:span text:style-name="T383">;</text:span><text:span text:style-name="T381"> <text:s text:c="4"/></text:span><text:span text:style-name="T380">(* templates *)</text:span></text:p>
      <text:p text:style-name="Code"><text:span text:style-name="T381"><text:s text:c="4"/>cur_func </text:span><text:span text:style-name="T383">:</text:span><text:span text:style-name="T381"> </text:span><text:span text:style-name="T204">L</text:span><text:span text:style-name="T381">.llvalue option</text:span><text:span text:style-name="T383">;</text:span><text:span text:style-name="T381"> <text:s text:c="7"/></text:span><text:span text:style-name="T380">(* current function *)</text:span></text:p>
      <text:p text:style-name="P297">}</text:p>
      <text:p text:style-name="P296"/>
      <text:p text:style-name="Code"><text:span text:style-name="T382">let</text:span><text:span text:style-name="T381"> size_t </text:span><text:span text:style-name="T383">=</text:span><text:span text:style-name="T381"> size_t</text:span></text:p>
      <text:p text:style-name="P296"/>
      <text:p text:style-name="Code"><text:span text:style-name="T382">let</text:span><text:span text:style-name="T381"> string_of_ctx name ctx </text:span><text:span text:style-name="T383">=</text:span></text:p>
      <text:p text:style-name="Code"><text:span text:style-name="T381"><text:s text:c="4"/></text:span><text:span text:style-name="T382">let</text:span><text:span text:style-name="T381"> string_of_var k lv </text:span><text:span text:style-name="T383">=</text:span></text:p>
      <text:p text:style-name="Code"><text:span text:style-name="T381"><text:s text:c="8"/></text:span><text:span text:style-name="T384">"var "</text:span><text:span text:style-name="T381"> </text:span><text:span text:style-name="T383">^</text:span><text:span text:style-name="T381"> k </text:span><text:span text:style-name="T383">^</text:span><text:span text:style-name="T381"> </text:span><text:span text:style-name="T384">": "</text:span><text:span text:style-name="T381"> </text:span><text:span text:style-name="T383">^</text:span><text:span text:style-name="T381"> </text:span><text:span text:style-name="T383">(</text:span><text:span text:style-name="T204">L</text:span><text:span text:style-name="T381">.string_of_llvalue lv</text:span><text:span text:style-name="T383">)</text:span></text:p>
      <text:p text:style-name="Code"><text:span text:style-name="T381"><text:s text:c="4"/></text:span><text:span text:style-name="T386">and</text:span><text:span text:style-name="T381"> string_of_func k lv </text:span><text:span text:style-name="T383">=</text:span></text:p>
      <text:p text:style-name="Code"><text:span text:style-name="T381"><text:s text:c="8"/></text:span><text:span text:style-name="T384">"func "</text:span><text:span text:style-name="T381"> </text:span><text:span text:style-name="T383">^</text:span><text:span text:style-name="T381"> k </text:span><text:span text:style-name="T383">^</text:span><text:span text:style-name="T381"> </text:span><text:span text:style-name="T384">": "</text:span><text:span text:style-name="T381"> </text:span><text:span text:style-name="T383">^</text:span><text:span text:style-name="T381"> </text:span><text:span text:style-name="T383">(</text:span><text:span text:style-name="T204">L</text:span><text:span text:style-name="T381">.string_of_llvalue lv</text:span><text:span text:style-name="T383">)</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string_of_vars m i </text:span><text:span text:style-name="T383">=</text:span></text:p>
      <text:p text:style-name="Code"><text:span text:style-name="T381"><text:s text:c="8"/></text:span><text:span text:style-name="T204">StringMap</text:span><text:span text:style-name="T381">.fold </text:span><text:span text:style-name="T383">(</text:span><text:span text:style-name="T382">fun</text:span><text:span text:style-name="T381"> k v r </text:span><text:span text:style-name="T383">-&gt;</text:span><text:span text:style-name="T381"> i</text:span><text:span text:style-name="T383">^(</text:span><text:span text:style-name="T381">string_of_var k v</text:span><text:span text:style-name="T383">)^</text:span><text:span text:style-name="T384">"</text:span><text:span text:style-name="T385">\n</text:span><text:span text:style-name="T384">"</text:span><text:span text:style-name="T383">^</text:span><text:span text:style-name="T381">r</text:span><text:span text:style-name="T383">)</text:span><text:span text:style-name="T381"> m </text:span><text:span text:style-name="T384">""</text:span></text:p>
      <text:p text:style-name="Code"><text:span text:style-name="T381"><text:s text:c="4"/></text:span><text:span text:style-name="T386">and</text:span><text:span text:style-name="T381"> string_of_funcs m i </text:span><text:span text:style-name="T383">=</text:span></text:p>
      <text:p text:style-name="Code"><text:span text:style-name="T381"><text:s text:c="8"/></text:span><text:span text:style-name="T204">StringMap</text:span><text:span text:style-name="T381">.fold </text:span><text:span text:style-name="T383">(</text:span><text:span text:style-name="T382">fun</text:span><text:span text:style-name="T381"> k v r </text:span><text:span text:style-name="T383">-&gt;</text:span><text:span text:style-name="T381"> i</text:span><text:span text:style-name="T383">^(</text:span><text:span text:style-name="T381">string_of_func k v</text:span><text:span text:style-name="T383">)^</text:span><text:span text:style-name="T384">"</text:span><text:span text:style-name="T385">\n</text:span><text:span text:style-name="T384">"</text:span><text:span text:style-name="T383">^</text:span><text:span text:style-name="T381">r</text:span><text:span text:style-name="T383">)</text:span><text:span text:style-name="T381"> m </text:span><text:span text:style-name="T384">""</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string_of_stack l i </text:span><text:span text:style-name="T383">=</text:span></text:p>
      <text:p text:style-name="Code"><text:span text:style-name="T381"><text:s text:c="8"/></text:span><text:span text:style-name="T204">List</text:span><text:span text:style-name="T381">.fold_left</text:span></text:p>
      <text:p text:style-name="Code"><text:span text:style-name="T381"><text:s text:c="12"/></text:span><text:span text:style-name="T383">(</text:span><text:span text:style-name="T382">fun</text:span><text:span text:style-name="T381"> r v </text:span><text:span text:style-name="T383">-&gt;</text:span><text:span text:style-name="T381"> i </text:span><text:span text:style-name="T383">^</text:span><text:span text:style-name="T381"> </text:span><text:span text:style-name="T384">"["</text:span><text:span text:style-name="T381"> </text:span><text:span text:style-name="T383">^</text:span><text:span text:style-name="T381"> </text:span><text:span text:style-name="T383">(</text:span><text:span text:style-name="T381">string_of_vars v i</text:span><text:span text:style-name="T383">)</text:span><text:span text:style-name="T381"> </text:span><text:span text:style-name="T383">^</text:span><text:span text:style-name="T381"> </text:span><text:span text:style-name="T384">"]</text:span><text:span text:style-name="T385">\n</text:span><text:span text:style-name="T384">"</text:span><text:span text:style-name="T381"> </text:span><text:span text:style-name="T383">^</text:span><text:span text:style-name="T381"> r</text:span><text:span text:style-name="T383">)</text:span></text:p>
      <text:p text:style-name="Code"><text:span text:style-name="T381"><text:s text:c="8"/></text:span><text:span text:style-name="T384">""</text:span><text:span text:style-name="T381"> l</text:span></text:p>
      <text:p text:style-name="Code"><text:span text:style-name="T381"><text:s text:c="4"/></text:span><text:span text:style-name="T382">in</text:span></text:p>
      <text:p text:style-name="P296"/>
      <text:p text:style-name="Code"><text:span text:style-name="T381"><text:s text:c="6"/>name </text:span><text:span text:style-name="T383">^</text:span><text:span text:style-name="T381"> </text:span><text:span text:style-name="T384">" ctx {</text:span><text:span text:style-name="T385">\n</text:span><text:span text:style-name="T384">"</text:span></text:p>
      <text:p text:style-name="Code"><text:span text:style-name="T381"><text:s text:c="4"/></text:span><text:span text:style-name="T383">^</text:span><text:span text:style-name="T381"> </text:span><text:span text:style-name="T384">" <text:s/>vars: {</text:span><text:span text:style-name="T385">\n</text:span><text:span text:style-name="T384">"</text:span><text:span text:style-name="T381"> </text:span><text:span text:style-name="T383">^</text:span><text:span text:style-name="T381"> </text:span><text:span text:style-name="T383">(</text:span><text:span text:style-name="T381">string_of_stack ctx</text:span><text:span text:style-name="T383">.</text:span><text:span text:style-name="T381">vars </text:span><text:span text:style-name="T384">" <text:s text:c="3"/>"</text:span><text:span text:style-name="T383">)</text:span><text:span text:style-name="T381"> </text:span><text:span text:style-name="T383">^</text:span><text:span text:style-name="T381"> </text:span><text:span text:style-name="T384">" <text:s/>}</text:span><text:span text:style-name="T385">\n</text:span><text:span text:style-name="T384">"</text:span></text:p>
      <text:p text:style-name="Code"><text:span text:style-name="T381"><text:s text:c="4"/></text:span><text:span text:style-name="T383">^</text:span><text:span text:style-name="T381"> </text:span><text:span text:style-name="T384">" <text:s/>funcs: {</text:span><text:span text:style-name="T385">\n</text:span><text:span text:style-name="T384">"</text:span><text:span text:style-name="T381"> </text:span><text:span text:style-name="T383">^</text:span><text:span text:style-name="T381"> </text:span><text:span text:style-name="T383">(</text:span><text:span text:style-name="T381">string_of_funcs ctx</text:span><text:span text:style-name="T383">.</text:span><text:span text:style-name="T381">funcs </text:span><text:span text:style-name="T384">" <text:s/>"</text:span><text:span text:style-name="T383">)</text:span><text:span text:style-name="T381"> </text:span><text:span text:style-name="T383">^</text:span><text:span text:style-name="T381"> </text:span><text:span text:style-name="T384">" <text:s/>}</text:span><text:span text:style-name="T385">\n</text:span><text:span text:style-name="T384">"</text:span></text:p>
      <text:p text:style-name="Code"><text:span text:style-name="T381"><text:s text:c="4"/></text:span><text:span text:style-name="T383">^</text:span><text:span text:style-name="T381"> </text:span><text:span text:style-name="T384">"}"</text:span></text:p>
      <text:p text:style-name="P296"/>
      <text:p text:style-name="P295">(* Lookup a var in a chain of StringMaps *)</text:p>
      <text:p text:style-name="Code"><text:span text:style-name="T382">let</text:span><text:span text:style-name="T381"> </text:span><text:span text:style-name="T382">rec</text:span><text:span text:style-name="T381"> chain_lookup k </text:span><text:span text:style-name="T383">=</text:span><text:span text:style-name="T381"> </text:span><text:span text:style-name="T382">function</text:span></text:p>
      <text:p text:style-name="Code"><text:span text:style-name="T381"><text:s text:c="4"/></text:span><text:span text:style-name="T382">[]</text:span><text:span text:style-name="T381"> </text:span><text:span text:style-name="T383">-&gt;</text:span><text:span text:style-name="T381"> </text:span><text:span text:style-name="T382">raise</text:span><text:span text:style-name="T381"> </text:span><text:span text:style-name="T204">Not_found</text:span></text:p>
      <text:p text:style-name="Code"><text:span text:style-name="T381"><text:s text:c="2"/></text:span><text:span text:style-name="T383">|</text:span><text:span text:style-name="T381"> m</text:span><text:span text:style-name="T383">::</text:span><text:span text:style-name="T381">tl </text:span><text:span text:style-name="T383">-&gt;</text:span><text:span text:style-name="T381"> </text:span><text:span text:style-name="T382">try</text:span><text:span text:style-name="T381"> </text:span><text:span text:style-name="T204">StringMap</text:span><text:span text:style-name="T381">.find k m </text:span><text:span text:style-name="T382">with</text:span><text:span text:style-name="T381"> </text:span><text:span text:style-name="T204">Not_found</text:span><text:span text:style-name="T381"> </text:span><text:span text:style-name="T383">-&gt;</text:span><text:span text:style-name="T381"> chain_lookup k tl</text:span></text:p>
      <text:p text:style-name="P296"/>
      <text:p text:style-name="Code"><text:span text:style-name="T382">let</text:span><text:span text:style-name="T381"> lookup_var k ctx </text:span><text:span text:style-name="T383">=</text:span></text:p>
      <text:p text:style-name="Code"><text:span text:style-name="T381"><text:s text:c="4"/></text:span><text:span text:style-name="T382">try</text:span><text:span text:style-name="T381"> chain_lookup k ctx</text:span><text:span text:style-name="T383">.</text:span><text:span text:style-name="T381">vars</text:span></text:p>
      <text:p text:style-name="Code"><text:span text:style-name="T381"><text:s text:c="4"/></text:span><text:span text:style-name="T382">with</text:span><text:span text:style-name="T381"> </text:span><text:span text:style-name="T204">Not_found</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variable "</text:span><text:span text:style-name="T381"> </text:span><text:span text:style-name="T383">^</text:span><text:span text:style-name="T381"> k </text:span><text:span text:style-name="T383">^</text:span><text:span text:style-name="T381"> </text:span><text:span text:style-name="T384">" not found"</text:span><text:span text:style-name="T383">))</text:span></text:p>
      <text:p text:style-name="P296"/>
      <text:p text:style-name="P295"><text:soft-page-break/>(* Adds a var to the top var map of the context ctx *)</text:p>
      <text:p text:style-name="Code"><text:span text:style-name="T382">let</text:span><text:span text:style-name="T381"> add_var ctx </text:span><text:span text:style-name="T383">(</text:span><text:span text:style-name="T381">id</text:span><text:span text:style-name="T383">:</text:span><text:span text:style-name="T387">string</text:span><text:span text:style-name="T383">)</text:span><text:span text:style-name="T381"> </text:span><text:span text:style-name="T383">(</text:span><text:span text:style-name="T381">lv</text:span><text:span text:style-name="T383">:</text:span><text:span text:style-name="T204">L</text:span><text:span text:style-name="T381">.llvalue</text:span><text:span text:style-name="T383">)</text:span><text:span text:style-name="T381"> </text:span><text:span text:style-name="T383">=</text:span></text:p>
      <text:p text:style-name="Code"><text:span text:style-name="T381"><text:s text:c="4"/></text:span><text:span text:style-name="T382">match</text:span><text:span text:style-name="T381"> ctx</text:span><text:span text:style-name="T383">.</text:span><text:span text:style-name="T381">vars </text:span><text:span text:style-name="T382">with</text:span></text:p>
      <text:p text:style-name="Code"><text:span text:style-name="T381"><text:s text:c="8"/></text:span><text:span text:style-name="T382">[]</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4">"internal error: add_var on non-existent map"</text:span><text:span text:style-name="T383">)</text:span></text:p>
      <text:p text:style-name="Code"><text:span text:style-name="T381"><text:s text:c="6"/></text:span><text:span text:style-name="T383">|</text:span><text:span text:style-name="T381"> hd</text:span><text:span text:style-name="T383">::</text:span><text:span text:style-name="T381">tl </text:span><text:span text:style-name="T383">-&gt;</text:span></text:p>
      <text:p text:style-name="Code"><text:span text:style-name="T381"><text:s text:c="12"/></text:span><text:span text:style-name="T382">let</text:span><text:span text:style-name="T381"> ctx </text:span><text:span text:style-name="T383">=</text:span><text:span text:style-name="T381"> </text:span><text:span text:style-name="T383">{</text:span><text:span text:style-name="T381"> ctx </text:span><text:span text:style-name="T382">with</text:span><text:span text:style-name="T381"> vars </text:span><text:span text:style-name="T383">=</text:span><text:span text:style-name="T381"> </text:span><text:span text:style-name="T383">(</text:span><text:span text:style-name="T204">StringMap</text:span><text:span text:style-name="T381">.add id lv hd</text:span><text:span text:style-name="T383">)::</text:span><text:span text:style-name="T381">tl </text:span><text:span text:style-name="T383">}</text:span><text:span text:style-name="T381"> </text:span><text:span text:style-name="T382">in</text:span></text:p>
      <text:p text:style-name="P296"><text:s text:c="12"/>ctx</text:p>
      <text:p text:style-name="P296"/>
      <text:p text:style-name="Code"><text:span text:style-name="T382">let</text:span><text:span text:style-name="T381"> translate prog </text:span><text:span text:style-name="T383">=</text:span></text:p>
      <text:p text:style-name="Code"><text:span text:style-name="T381"><text:s text:c="4"/></text:span><text:span text:style-name="T382">let</text:span><text:span text:style-name="T381"> context </text:span><text:span text:style-name="T383">=</text:span><text:span text:style-name="T381"> </text:span><text:span text:style-name="T204">L</text:span><text:span text:style-name="T381">.global_context </text:span><text:span text:style-name="T382">()</text:span><text:span text:style-name="T381"> </text:span><text:span text:style-name="T382">in</text:span></text:p>
      <text:p text:style-name="P296"/>
      <text:p text:style-name="Code"><text:span text:style-name="T381"><text:s text:c="4"/></text:span><text:span text:style-name="T380">(* LLVM compilation module *)</text:span></text:p>
      <text:p text:style-name="Code"><text:span text:style-name="T381"><text:s text:c="4"/></text:span><text:span text:style-name="T382">let</text:span><text:span text:style-name="T381"> the_module </text:span><text:span text:style-name="T383">=</text:span><text:span text:style-name="T381"> </text:span><text:span text:style-name="T204">L</text:span><text:span text:style-name="T381">.create_module context </text:span><text:span text:style-name="T384">"BitTwiddler"</text:span><text:span text:style-name="T381"> </text:span><text:span text:style-name="T382">in</text:span></text:p>
      <text:p text:style-name="P296"/>
      <text:p text:style-name="Code"><text:span text:style-name="T381"><text:s text:c="4"/></text:span><text:span text:style-name="T380">(* Get types from context *)</text:span></text:p>
      <text:p text:style-name="Code"><text:span text:style-name="T381"><text:s text:c="4"/></text:span><text:span text:style-name="T382">let</text:span><text:span text:style-name="T381"> i1_t <text:s text:c="2"/></text:span><text:span text:style-name="T383">=</text:span><text:span text:style-name="T381"> </text:span><text:span text:style-name="T204">L</text:span><text:span text:style-name="T381">.i1_type context</text:span></text:p>
      <text:p text:style-name="Code"><text:span text:style-name="T381"><text:s text:c="4"/></text:span><text:span text:style-name="T386">and</text:span><text:span text:style-name="T381"> i8_t <text:s text:c="2"/></text:span><text:span text:style-name="T383">=</text:span><text:span text:style-name="T381"> </text:span><text:span text:style-name="T204">L</text:span><text:span text:style-name="T381">.i8_type context</text:span></text:p>
      <text:p text:style-name="Code"><text:span text:style-name="T381"><text:s text:c="4"/></text:span><text:span text:style-name="T386">and</text:span><text:span text:style-name="T381"> i16_t <text:s/></text:span><text:span text:style-name="T383">=</text:span><text:span text:style-name="T381"> </text:span><text:span text:style-name="T204">L</text:span><text:span text:style-name="T381">.i16_type context</text:span></text:p>
      <text:p text:style-name="Code"><text:span text:style-name="T381"><text:s text:c="4"/></text:span><text:span text:style-name="T386">and</text:span><text:span text:style-name="T381"> i32_t <text:s/></text:span><text:span text:style-name="T383">=</text:span><text:span text:style-name="T381"> </text:span><text:span text:style-name="T204">L</text:span><text:span text:style-name="T381">.i32_type context</text:span></text:p>
      <text:p text:style-name="Code"><text:span text:style-name="T381"><text:s text:c="4"/></text:span><text:span text:style-name="T386">and</text:span><text:span text:style-name="T381"> i64_t <text:s/></text:span><text:span text:style-name="T383">=</text:span><text:span text:style-name="T381"> </text:span><text:span text:style-name="T204">L</text:span><text:span text:style-name="T381">.i64_type context</text:span></text:p>
      <text:p text:style-name="Code"><text:span text:style-name="T381"><text:s text:c="4"/></text:span><text:span text:style-name="T386">and</text:span><text:span text:style-name="T381"> f32_t <text:s/></text:span><text:span text:style-name="T383">=</text:span><text:span text:style-name="T381"> </text:span><text:span text:style-name="T204">L</text:span><text:span text:style-name="T381">.float_type context</text:span></text:p>
      <text:p text:style-name="Code"><text:span text:style-name="T381"><text:s text:c="4"/></text:span><text:span text:style-name="T386">and</text:span><text:span text:style-name="T381"> f64_t <text:s/></text:span><text:span text:style-name="T383">=</text:span><text:span text:style-name="T381"> </text:span><text:span text:style-name="T204">L</text:span><text:span text:style-name="T381">.double_type context</text:span></text:p>
      <text:p text:style-name="Code"><text:span text:style-name="T381"><text:s text:c="4"/></text:span><text:span text:style-name="T386">and</text:span><text:span text:style-name="T381"> void_t </text:span><text:span text:style-name="T383">=</text:span><text:span text:style-name="T381"> </text:span><text:span text:style-name="T204">L</text:span><text:span text:style-name="T381">.void_type context </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arr_t </text:span><text:span text:style-name="T383">=</text:span><text:span text:style-name="T381"> </text:span><text:span text:style-name="T204">L</text:span><text:span text:style-name="T381">.struct_type context </text:span><text:span text:style-name="T383">[|</text:span></text:p>
      <text:p text:style-name="Code"><text:span text:style-name="T381"><text:s text:c="8"/>i64_t</text:span><text:span text:style-name="T383">;</text:span><text:span text:style-name="T381"> i64_t</text:span><text:span text:style-name="T383">;</text:span><text:span text:style-name="T381"> i8_t</text:span><text:span text:style-name="T383">;</text:span><text:span text:style-name="T381"> </text:span><text:span text:style-name="T204">L</text:span><text:span text:style-name="T381">.pointer_type i8_t</text:span><text:span text:style-name="T383">;</text:span><text:span text:style-name="T381"> </text:span><text:span text:style-name="T204">L</text:span><text:span text:style-name="T381">.pointer_type i8_t</text:span></text:p>
      <text:p text:style-name="Code"><text:span text:style-name="T381"><text:s text:c="4"/></text:span><text:span text:style-name="T383">|]</text:span><text:span text:style-name="T381"> </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str_t </text:span><text:span text:style-name="T383">=</text:span><text:span text:style-name="T381"> </text:span><text:span text:style-name="T204">L</text:span><text:span text:style-name="T381">.struct_type context </text:span><text:span text:style-name="T383">[|</text:span></text:p>
      <text:p text:style-name="Code"><text:span text:style-name="T381"><text:s text:c="8"/>i64_t</text:span><text:span text:style-name="T383">;</text:span><text:span text:style-name="T381"> </text:span><text:span text:style-name="T204">L</text:span><text:span text:style-name="T381">.pointer_type </text:span><text:span text:style-name="T383">__</text:span><text:span text:style-name="T381">bt_arr_t</text:span><text:span text:style-name="T383">;</text:span><text:span text:style-name="T381"> </text:span><text:span text:style-name="T204">L</text:span><text:span text:style-name="T381">.pointer_type i8_t</text:span></text:p>
      <text:p text:style-name="Code"><text:span text:style-name="T381"><text:s text:c="4"/></text:span><text:span text:style-name="T383">|]</text:span><text:span text:style-name="T381"> </text:span><text:span text:style-name="T382">in</text:span></text:p>
      <text:p text:style-name="P296"/>
      <text:p text:style-name="P296"/>
      <text:p text:style-name="Code"><text:span text:style-name="T381"><text:s text:c="4"/></text:span><text:span text:style-name="T380">(* Get LLVM type from BitTwiddler type *)</text:span></text:p>
      <text:p text:style-name="Code"><text:span text:style-name="T381"><text:s text:c="4"/></text:span><text:span text:style-name="T382">let</text:span><text:span text:style-name="T381"> ltype_of_type </text:span><text:span text:style-name="T383">=</text:span><text:span text:style-name="T381"> </text:span><text:span text:style-name="T382">function</text:span></text:p>
      <text:p text:style-name="Code"><text:span text:style-name="T381"><text:s text:c="8"/></text:span><text:span text:style-name="T204">SScalar</text:span><text:span text:style-name="T381"> t </text:span><text:span text:style-name="T383">-&gt;</text:span><text:span text:style-name="T381"> </text:span><text:span text:style-name="T383">(</text:span><text:span text:style-name="T382">match</text:span><text:span text:style-name="T381"> t </text:span><text:span text:style-name="T382">with</text:span></text:p>
      <text:p text:style-name="Code"><text:span text:style-name="T381"><text:s text:c="12"/></text:span><text:span text:style-name="T204">A</text:span><text:span text:style-name="T381">.</text:span><text:span text:style-name="T204">TInt</text:span><text:span text:style-name="T383">(_,</text:span><text:span text:style-name="T381">w</text:span><text:span text:style-name="T383">)</text:span><text:span text:style-name="T381"> </text:span><text:span text:style-name="T383">-&gt;</text:span><text:span text:style-name="T381"> </text:span><text:span text:style-name="T204">L</text:span><text:span text:style-name="T381">.integer_type context w</text:span></text:p>
      <text:p text:style-name="Code"><text:span text:style-name="T381"><text:s text:c="10"/></text:span><text:span text:style-name="T383">|</text:span><text:span text:style-name="T381"> </text:span><text:span text:style-name="T204">A</text:span><text:span text:style-name="T381">.</text:span><text:span text:style-name="T204">TFloat</text:span><text:span text:style-name="T383">(32)</text:span><text:span text:style-name="T381"> </text:span><text:span text:style-name="T383">-&gt;</text:span><text:span text:style-name="T381"> f32_t</text:span></text:p>
      <text:p text:style-name="Code"><text:span text:style-name="T381"><text:s text:c="10"/></text:span><text:span text:style-name="T383">|</text:span><text:span text:style-name="T381"> </text:span><text:span text:style-name="T204">A</text:span><text:span text:style-name="T381">.</text:span><text:span text:style-name="T204">TFloat</text:span><text:span text:style-name="T383">(64)</text:span><text:span text:style-name="T381"> </text:span><text:span text:style-name="T383">-&gt;</text:span><text:span text:style-name="T381"> f64_t</text:span></text:p>
      <text:p text:style-name="Code"><text:span text:style-name="T381"><text:s text:c="10"/></text:span><text:span text:style-name="T383">|</text:span><text:span text:style-name="T381"> </text:span><text:span text:style-name="T204">A</text:span><text:span text:style-name="T381">.</text:span><text:span text:style-name="T204">TBool</text:span><text:span text:style-name="T381"> </text:span><text:span text:style-name="T383">-&gt;</text:span><text:span text:style-name="T381"> i1_t</text:span></text:p>
      <text:p text:style-name="Code"><text:span text:style-name="T381"><text:s text:c="10"/></text:span><text:span text:style-name="T383">|</text:span><text:span text:style-name="T381"> </text:span><text:span text:style-name="T204">A</text:span><text:span text:style-name="T381">.</text:span><text:span text:style-name="T204">TNone</text:span><text:span text:style-name="T381"> </text:span><text:span text:style-name="T383">-&gt;</text:span><text:span text:style-name="T381"> void_t</text:span></text:p>
      <text:p text:style-name="Code"><text:span text:style-name="T381"><text:s text:c="10"/></text:span><text:span text:style-name="T383">|</text:span><text:span text:style-name="T381"> </text:span><text:span text:style-name="T204">A</text:span><text:span text:style-name="T381">.</text:span><text:span text:style-name="T204">TString</text:span><text:span text:style-name="T381"> </text:span><text:span text:style-name="T383">-&gt;</text:span><text:span text:style-name="T381"> </text:span><text:span text:style-name="T204">L</text:span><text:span text:style-name="T381">.pointer_type </text:span><text:span text:style-name="T383">__</text:span><text:span text:style-name="T381">bt_str_t</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type not implemented "</text:span><text:span text:style-name="T381"> </text:span><text:span text:style-name="T383">^</text:span><text:span text:style-name="T381"> </text:span><text:span text:style-name="T204">A</text:span><text:span text:style-name="T381">.string_of_ptype t</text:span><text:span text:style-name="T383">))</text:span></text:p>
      <text:p text:style-name="Code"><text:span text:style-name="T381"><text:s text:c="8"/></text:span><text:span text:style-name="T383">)</text:span></text:p>
      <text:p text:style-name="Code"><text:span text:style-name="T381"><text:s text:c="6"/></text:span><text:span text:style-name="T383">|</text:span><text:span text:style-name="T381"> </text:span><text:span text:style-name="T204">SArray</text:span><text:span text:style-name="T381"> </text:span><text:span text:style-name="T383">_</text:span><text:span text:style-name="T381"> </text:span><text:span text:style-name="T383">-&gt;</text:span><text:span text:style-name="T381"> </text:span><text:span text:style-name="T204">L</text:span><text:span text:style-name="T381">.pointer_type </text:span><text:span text:style-name="T383">__</text:span><text:span text:style-name="T381">bt_arr_t</text:span></text:p>
      <text:p text:style-name="Code"><text:span text:style-name="T381"><text:s text:c="4"/></text:span><text:span text:style-name="T382">in</text:span></text:p>
      <text:p text:style-name="P296"/>
      <text:p text:style-name="Code"><text:span text:style-name="T381"><text:s text:c="4"/></text:span><text:span text:style-name="T380">(* Create an alloca instruction in the entry block of the function *)</text:span></text:p>
      <text:p text:style-name="Code"><text:span text:style-name="T381"><text:s text:c="4"/></text:span><text:span text:style-name="T382">let</text:span><text:span text:style-name="T381"> create_entry_block_alloca the_function id type_ </text:span><text:span text:style-name="T383">=</text:span></text:p>
      <text:p text:style-name="Code"><text:span text:style-name="T381"><text:s text:c="8"/></text:span><text:span text:style-name="T382">let</text:span><text:span text:style-name="T381"> builder </text:span><text:span text:style-name="T383">=</text:span><text:span text:style-name="T381"> </text:span><text:span text:style-name="T204">L</text:span><text:span text:style-name="T381">.builder_at context </text:span><text:span text:style-name="T383">(</text:span></text:p>
      <text:p text:style-name="Code"><text:span text:style-name="T381"><text:s text:c="12"/></text:span><text:span text:style-name="T204">L</text:span><text:span text:style-name="T381">.instr_begin </text:span><text:span text:style-name="T383">(</text:span><text:span text:style-name="T204">L</text:span><text:span text:style-name="T381">.entry_block the_function</text:span><text:span text:style-name="T383">)</text:span></text:p>
      <text:p text:style-name="Code"><text:span text:style-name="T381"><text:s text:c="8"/></text:span><text:span text:style-name="T383">)</text:span><text:span text:style-name="T381"> </text:span><text:span text:style-name="T382">in</text:span></text:p>
      <text:p text:style-name="Code"><text:span text:style-name="T381"><text:s text:c="8"/></text:span><text:span text:style-name="T204">L</text:span><text:span text:style-name="T381">.build_alloca </text:span><text:span text:style-name="T383">(</text:span><text:span text:style-name="T381">ltype_of_type type_</text:span><text:span text:style-name="T383">)</text:span><text:span text:style-name="T381"> id builder</text:span></text:p>
      <text:p text:style-name="Code"><text:soft-page-break/><text:span text:style-name="T381"><text:s text:c="4"/></text:span><text:span text:style-name="T382">in</text:span></text:p>
      <text:p text:style-name="P296"/>
      <text:p text:style-name="Code"><text:span text:style-name="T381"><text:s text:c="4"/></text:span><text:span text:style-name="T380">(* Add a terminal to a block *)</text:span></text:p>
      <text:p text:style-name="Code"><text:span text:style-name="T381"><text:s text:c="4"/></text:span><text:span text:style-name="T382">let</text:span><text:span text:style-name="T381"> add_terminal builder instr </text:span><text:span text:style-name="T383">=</text:span></text:p>
      <text:p text:style-name="Code"><text:span text:style-name="T381"><text:s text:c="8"/></text:span><text:span text:style-name="T382">match</text:span><text:span text:style-name="T381"> </text:span><text:span text:style-name="T204">L</text:span><text:span text:style-name="T381">.block_terminator </text:span><text:span text:style-name="T383">(</text:span><text:span text:style-name="T204">L</text:span><text:span text:style-name="T381">.insertion_block builder</text:span><text:span text:style-name="T383">)</text:span><text:span text:style-name="T381"> </text:span><text:span text:style-name="T382">with</text:span></text:p>
      <text:p text:style-name="Code"><text:span text:style-name="T381"><text:s text:c="12"/></text:span><text:span text:style-name="T204">Some</text:span><text:span text:style-name="T381"> </text:span><text:span text:style-name="T383">_</text:span><text:span text:style-name="T381"> </text:span><text:span text:style-name="T383">-&gt;</text:span><text:span text:style-name="T381"> </text:span><text:span text:style-name="T382">()</text:span></text:p>
      <text:p text:style-name="Code"><text:span text:style-name="T381"><text:s text:c="10"/></text:span><text:span text:style-name="T383">|</text:span><text:span text:style-name="T381"> </text:span><text:span text:style-name="T204">None</text:span><text:span text:style-name="T381"> <text:s text:c="2"/></text:span><text:span text:style-name="T383">-&gt;</text:span><text:span text:style-name="T381"> ignore </text:span><text:span text:style-name="T383">(</text:span><text:span text:style-name="T381">instr builder</text:span><text:span text:style-name="T383">)</text:span></text:p>
      <text:p text:style-name="Code"><text:span text:style-name="T381"><text:s text:c="4"/></text:span><text:span text:style-name="T382">in</text:span></text:p>
      <text:p text:style-name="P296"/>
      <text:p text:style-name="Code"><text:span text:style-name="T381"><text:s text:c="4"/></text:span><text:span text:style-name="T380">(* Compare to zero *)</text:span></text:p>
      <text:p text:style-name="Code"><text:span text:style-name="T381"><text:s text:c="4"/></text:span><text:span text:style-name="T382">let</text:span><text:span text:style-name="T381"> build_is_nonzero v builder </text:span><text:span text:style-name="T383">=</text:span></text:p>
      <text:p text:style-name="Code"><text:span text:style-name="T381"><text:s text:c="8"/></text:span><text:span text:style-name="T382">let</text:span><text:span text:style-name="T381"> zero </text:span><text:span text:style-name="T383">=</text:span><text:span text:style-name="T381"> </text:span><text:span text:style-name="T204">L</text:span><text:span text:style-name="T381">.const_int </text:span><text:span text:style-name="T383">(</text:span><text:span text:style-name="T204">L</text:span><text:span text:style-name="T381">.type_of v</text:span><text:span text:style-name="T383">)</text:span><text:span text:style-name="T381"> </text:span><text:span text:style-name="T383">0</text:span><text:span text:style-name="T381"> </text:span><text:span text:style-name="T382">in</text:span></text:p>
      <text:p text:style-name="Code"><text:span text:style-name="T381"><text:s text:c="8"/></text:span><text:span text:style-name="T204">L</text:span><text:span text:style-name="T381">.build_icmp </text:span><text:span text:style-name="T204">L</text:span><text:span text:style-name="T381">.</text:span><text:span text:style-name="T204">Icmp</text:span><text:span text:style-name="T381">.</text:span><text:span text:style-name="T204">Ne</text:span><text:span text:style-name="T381"> v zero </text:span><text:span text:style-name="T384">"tmp"</text:span><text:span text:style-name="T381"> builder</text:span></text:p>
      <text:p text:style-name="Code"><text:span text:style-name="T381"><text:s text:c="4"/></text:span><text:span text:style-name="T382">in</text:span></text:p>
      <text:p text:style-name="P296"/>
      <text:p text:style-name="Code"><text:span text:style-name="T381"><text:s text:c="4"/></text:span><text:span text:style-name="T380">(* Runtime functions *)</text:span></text:p>
      <text:p text:style-name="Code"><text:span text:style-name="T381"><text:s text:c="4"/></text:span><text:span text:style-name="T382">let</text:span><text:span text:style-name="T381"> </text:span><text:span text:style-name="T383">__</text:span><text:span text:style-name="T381">bt_emit </text:span><text:span text:style-name="T383">:</text:span><text:span text:style-name="T381"> </text:span><text:span text:style-name="T204">L</text:span><text:span text:style-name="T381">.llvalue </text:span><text:span text:style-name="T383">=</text:span></text:p>
      <text:p text:style-name="Code"><text:span text:style-name="T381"><text:s text:c="8"/></text:span><text:span text:style-name="T382">let</text:span><text:span text:style-name="T381"> </text:span><text:span text:style-name="T383">__</text:span><text:span text:style-name="T381">bt_emit_t </text:span><text:span text:style-name="T383">=</text:span></text:p>
      <text:p text:style-name="Code"><text:span text:style-name="T381"><text:s text:c="12"/></text:span><text:span text:style-name="T204">L</text:span><text:span text:style-name="T381">.var_arg_function_type void_t </text:span><text:span text:style-name="T383">[|</text:span><text:span text:style-name="T381"> i32_t</text:span><text:span text:style-name="T383">;</text:span><text:span text:style-name="T381"> </text:span><text:span text:style-name="T204">L</text:span><text:span text:style-name="T381">.pointer_type i8_t </text:span><text:span text:style-name="T383">|]</text:span></text:p>
      <text:p text:style-name="Code"><text:span text:style-name="T381"><text:s text:c="8"/></text:span><text:span text:style-name="T382">in</text:span></text:p>
      <text:p text:style-name="Code"><text:span text:style-name="T381"><text:s text:c="8"/></text:span><text:span text:style-name="T204">L</text:span><text:span text:style-name="T381">.declare_function </text:span><text:span text:style-name="T384">"__bt_emit"</text:span><text:span text:style-name="T381"> </text:span><text:span text:style-name="T383">__</text:span><text:span text:style-name="T381">bt_emit_t the_module</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read n t </text:span><text:span text:style-name="T383">=</text:span></text:p>
      <text:p text:style-name="Code"><text:span text:style-name="T381"><text:s text:c="8"/></text:span><text:span text:style-name="T382">let</text:span><text:span text:style-name="T381"> ftype </text:span><text:span text:style-name="T383">=</text:span><text:span text:style-name="T381"> </text:span><text:span text:style-name="T204">L</text:span><text:span text:style-name="T381">.function_type t </text:span><text:span text:style-name="T383">[|</text:span><text:span text:style-name="T381"> </text:span><text:span text:style-name="T383">|]</text:span><text:span text:style-name="T381"> </text:span><text:span text:style-name="T382">in</text:span></text:p>
      <text:p text:style-name="Code"><text:span text:style-name="T381"><text:s text:c="8"/></text:span><text:span text:style-name="T204">L</text:span><text:span text:style-name="T381">.declare_function </text:span><text:span text:style-name="T383">(</text:span><text:span text:style-name="T384">"__bt_read_"</text:span><text:span text:style-name="T381"> </text:span><text:span text:style-name="T383">^</text:span><text:span text:style-name="T381"> n</text:span><text:span text:style-name="T383">)</text:span><text:span text:style-name="T381"> ftype the_module</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read_i8 <text:s/></text:span><text:span text:style-name="T383">=</text:span><text:span text:style-name="T381"> </text:span><text:span text:style-name="T383">__</text:span><text:span text:style-name="T381">bt_read </text:span><text:span text:style-name="T384">"i8"</text:span><text:span text:style-name="T381"> <text:s/>i8_t </text:span><text:span text:style-name="T382">in</text:span></text:p>
      <text:p text:style-name="Code"><text:span text:style-name="T381"><text:s text:c="4"/></text:span><text:span text:style-name="T382">let</text:span><text:span text:style-name="T381"> </text:span><text:span text:style-name="T383">__</text:span><text:span text:style-name="T381">bt_read_i16 </text:span><text:span text:style-name="T383">=</text:span><text:span text:style-name="T381"> </text:span><text:span text:style-name="T383">__</text:span><text:span text:style-name="T381">bt_read </text:span><text:span text:style-name="T384">"i16"</text:span><text:span text:style-name="T381"> i16_t </text:span><text:span text:style-name="T382">in</text:span></text:p>
      <text:p text:style-name="Code"><text:span text:style-name="T381"><text:s text:c="4"/></text:span><text:span text:style-name="T382">let</text:span><text:span text:style-name="T381"> </text:span><text:span text:style-name="T383">__</text:span><text:span text:style-name="T381">bt_read_i32 </text:span><text:span text:style-name="T383">=</text:span><text:span text:style-name="T381"> </text:span><text:span text:style-name="T383">__</text:span><text:span text:style-name="T381">bt_read </text:span><text:span text:style-name="T384">"i32"</text:span><text:span text:style-name="T381"> i32_t </text:span><text:span text:style-name="T382">in</text:span></text:p>
      <text:p text:style-name="Code"><text:span text:style-name="T381"><text:s text:c="4"/></text:span><text:span text:style-name="T382">let</text:span><text:span text:style-name="T381"> </text:span><text:span text:style-name="T383">__</text:span><text:span text:style-name="T381">bt_read_i64 </text:span><text:span text:style-name="T383">=</text:span><text:span text:style-name="T381"> </text:span><text:span text:style-name="T383">__</text:span><text:span text:style-name="T381">bt_read </text:span><text:span text:style-name="T384">"i64"</text:span><text:span text:style-name="T381"> i64_t </text:span><text:span text:style-name="T382">in</text:span></text:p>
      <text:p text:style-name="Code"><text:span text:style-name="T381"><text:s text:c="4"/></text:span><text:span text:style-name="T382">let</text:span><text:span text:style-name="T381"> </text:span><text:span text:style-name="T383">__</text:span><text:span text:style-name="T381">bt_read_f32 </text:span><text:span text:style-name="T383">=</text:span><text:span text:style-name="T381"> </text:span><text:span text:style-name="T383">__</text:span><text:span text:style-name="T381">bt_read </text:span><text:span text:style-name="T384">"f32"</text:span><text:span text:style-name="T381"> f32_t </text:span><text:span text:style-name="T382">in</text:span></text:p>
      <text:p text:style-name="Code"><text:span text:style-name="T381"><text:s text:c="4"/></text:span><text:span text:style-name="T382">let</text:span><text:span text:style-name="T381"> </text:span><text:span text:style-name="T383">__</text:span><text:span text:style-name="T381">bt_read_f64 </text:span><text:span text:style-name="T383">=</text:span><text:span text:style-name="T381"> </text:span><text:span text:style-name="T383">__</text:span><text:span text:style-name="T381">bt_read </text:span><text:span text:style-name="T384">"f64"</text:span><text:span text:style-name="T381"> f64_t </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read_str </text:span><text:span text:style-name="T383">=</text:span></text:p>
      <text:p text:style-name="Code"><text:span text:style-name="T381"><text:s text:c="8"/></text:span><text:span text:style-name="T382">let</text:span><text:span text:style-name="T381"> ftype </text:span><text:span text:style-name="T383">=</text:span><text:span text:style-name="T381"> </text:span><text:span text:style-name="T204">L</text:span><text:span text:style-name="T381">.function_type </text:span><text:span text:style-name="T383">(</text:span><text:span text:style-name="T204">L</text:span><text:span text:style-name="T381">.pointer_type </text:span><text:span text:style-name="T383">__</text:span><text:span text:style-name="T381">bt_str_t</text:span><text:span text:style-name="T383">)</text:span><text:span text:style-name="T381"> </text:span><text:span text:style-name="T383">[|</text:span><text:span text:style-name="T381"> </text:span><text:span text:style-name="T383">|]</text:span><text:span text:style-name="T381"> </text:span><text:span text:style-name="T382">in</text:span></text:p>
      <text:p text:style-name="Code"><text:span text:style-name="T381"><text:s text:c="8"/></text:span><text:span text:style-name="T204">L</text:span><text:span text:style-name="T381">.declare_function </text:span><text:span text:style-name="T384">"__bt_str_read"</text:span><text:span text:style-name="T381"> ftype the_module</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read_arr </text:span><text:span text:style-name="T383">=</text:span></text:p>
      <text:p text:style-name="Code"><text:span text:style-name="T381"><text:s text:c="8"/></text:span><text:span text:style-name="T382">let</text:span><text:span text:style-name="T381"> ftype </text:span><text:span text:style-name="T383">=</text:span><text:span text:style-name="T381"> </text:span><text:span text:style-name="T204">L</text:span><text:span text:style-name="T381">.function_type </text:span><text:span text:style-name="T383">(</text:span><text:span text:style-name="T204">L</text:span><text:span text:style-name="T381">.pointer_type </text:span><text:span text:style-name="T383">__</text:span><text:span text:style-name="T381">bt_arr_t</text:span><text:span text:style-name="T383">)</text:span><text:span text:style-name="T381"> </text:span><text:span text:style-name="T383">[|</text:span></text:p>
      <text:p text:style-name="Code"><text:span text:style-name="T381"><text:s text:c="12"/>i64_t</text:span><text:span text:style-name="T383">;</text:span><text:span text:style-name="T381"> i64_t</text:span></text:p>
      <text:p text:style-name="Code"><text:span text:style-name="T381"><text:s text:c="8"/></text:span><text:span text:style-name="T383">|]</text:span><text:span text:style-name="T381"> </text:span><text:span text:style-name="T382">in</text:span></text:p>
      <text:p text:style-name="Code"><text:span text:style-name="T381"><text:s text:c="8"/></text:span><text:span text:style-name="T204">L</text:span><text:span text:style-name="T381">.declare_function </text:span><text:span text:style-name="T384">"__bt_arr_read"</text:span><text:span text:style-name="T381"> ftype the_module</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arr_new </text:span><text:span text:style-name="T383">=</text:span></text:p>
      <text:p text:style-name="Code"><text:span text:style-name="T381"><text:s text:c="8"/></text:span><text:span text:style-name="T382">let</text:span><text:span text:style-name="T381"> </text:span><text:span text:style-name="T383">__</text:span><text:span text:style-name="T381">bt_arr_new_t </text:span><text:span text:style-name="T383">=</text:span></text:p>
      <text:p text:style-name="Code"><text:span text:style-name="T381"><text:s text:c="12"/></text:span><text:span text:style-name="T204">L</text:span><text:span text:style-name="T381">.function_type </text:span><text:span text:style-name="T383">(</text:span><text:span text:style-name="T204">L</text:span><text:span text:style-name="T381">.pointer_type </text:span><text:span text:style-name="T383">__</text:span><text:span text:style-name="T381">bt_arr_t</text:span><text:span text:style-name="T383">)</text:span><text:span text:style-name="T381"> </text:span><text:span text:style-name="T383">[|</text:span></text:p>
      <text:p text:style-name="Code"><text:span text:style-name="T381"><text:s text:c="16"/>i64_t</text:span><text:span text:style-name="T383">;</text:span><text:span text:style-name="T381"> i64_t</text:span><text:span text:style-name="T383">;</text:span><text:span text:style-name="T381"> </text:span><text:span text:style-name="T204">L</text:span><text:span text:style-name="T381">.pointer_type i8_t</text:span></text:p>
      <text:p text:style-name="Code"><text:span text:style-name="T381"><text:s text:c="12"/></text:span><text:span text:style-name="T383">|]</text:span></text:p>
      <text:p text:style-name="Code"><text:span text:style-name="T381"><text:s text:c="8"/></text:span><text:span text:style-name="T382">in</text:span></text:p>
      <text:p text:style-name="Code"><text:span text:style-name="T381"><text:s text:c="8"/></text:span><text:span text:style-name="T204">L</text:span><text:span text:style-name="T381">.declare_function </text:span><text:span text:style-name="T384">"__bt_arr_new"</text:span><text:span text:style-name="T381"> </text:span><text:span text:style-name="T383">__</text:span><text:span text:style-name="T381">bt_arr_new_t the_module</text:span></text:p>
      <text:p text:style-name="Code"><text:soft-page-break/><text:span text:style-name="T381"><text:s text:c="4"/></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str_new </text:span><text:span text:style-name="T383">=</text:span></text:p>
      <text:p text:style-name="Code"><text:span text:style-name="T381"><text:s text:c="8"/></text:span><text:span text:style-name="T382">let</text:span><text:span text:style-name="T381"> </text:span><text:span text:style-name="T383">__</text:span><text:span text:style-name="T381">bt_str_new_t </text:span><text:span text:style-name="T383">=</text:span></text:p>
      <text:p text:style-name="Code"><text:span text:style-name="T381"><text:s text:c="12"/></text:span><text:span text:style-name="T204">L</text:span><text:span text:style-name="T381">.function_type </text:span><text:span text:style-name="T383">(</text:span><text:span text:style-name="T204">L</text:span><text:span text:style-name="T381">.pointer_type </text:span><text:span text:style-name="T383">__</text:span><text:span text:style-name="T381">bt_str_t</text:span><text:span text:style-name="T383">)</text:span><text:span text:style-name="T381"> </text:span><text:span text:style-name="T383">[|</text:span></text:p>
      <text:p text:style-name="Code"><text:span text:style-name="T381"><text:s text:c="16"/></text:span><text:span text:style-name="T204">L</text:span><text:span text:style-name="T381">.pointer_type i8_t</text:span></text:p>
      <text:p text:style-name="Code"><text:span text:style-name="T381"><text:s text:c="12"/></text:span><text:span text:style-name="T383">|]</text:span></text:p>
      <text:p text:style-name="Code"><text:span text:style-name="T381"><text:s text:c="8"/></text:span><text:span text:style-name="T382">in</text:span></text:p>
      <text:p text:style-name="Code"><text:span text:style-name="T381"><text:s text:c="8"/></text:span><text:span text:style-name="T204">L</text:span><text:span text:style-name="T381">.declare_function </text:span><text:span text:style-name="T384">"__bt_str_new"</text:span><text:span text:style-name="T381"> </text:span><text:span text:style-name="T383">__</text:span><text:span text:style-name="T381">bt_str_new_t the_module</text:span></text:p>
      <text:p text:style-name="Code"><text:span text:style-name="T381"><text:s text:c="4"/></text:span><text:span text:style-name="T382">in</text:span></text:p>
      <text:p text:style-name="P296"/>
      <text:p text:style-name="Code"><text:span text:style-name="T381"><text:s text:c="4"/></text:span><text:span text:style-name="T382">let</text:span><text:span text:style-name="T381"> </text:span><text:span text:style-name="T383">__</text:span><text:span text:style-name="T381">bt_str_concat </text:span><text:span text:style-name="T383">=</text:span></text:p>
      <text:p text:style-name="Code"><text:span text:style-name="T381"><text:s text:c="8"/></text:span><text:span text:style-name="T382">let</text:span><text:span text:style-name="T381"> </text:span><text:span text:style-name="T383">__</text:span><text:span text:style-name="T381">bt_str_concat_t </text:span><text:span text:style-name="T383">=</text:span></text:p>
      <text:p text:style-name="Code"><text:span text:style-name="T381"><text:s text:c="12"/></text:span><text:span text:style-name="T204">L</text:span><text:span text:style-name="T381">.function_type </text:span><text:span text:style-name="T383">(</text:span><text:span text:style-name="T204">L</text:span><text:span text:style-name="T381">.pointer_type </text:span><text:span text:style-name="T383">__</text:span><text:span text:style-name="T381">bt_str_t</text:span><text:span text:style-name="T383">)</text:span><text:span text:style-name="T381"> </text:span><text:span text:style-name="T383">[|</text:span></text:p>
      <text:p text:style-name="Code"><text:span text:style-name="T381"><text:s text:c="16"/></text:span><text:span text:style-name="T204">L</text:span><text:span text:style-name="T381">.pointer_type </text:span><text:span text:style-name="T383">__</text:span><text:span text:style-name="T381">bt_str_t</text:span><text:span text:style-name="T383">;</text:span><text:span text:style-name="T381"> </text:span><text:span text:style-name="T204">L</text:span><text:span text:style-name="T381">.pointer_type </text:span><text:span text:style-name="T383">__</text:span><text:span text:style-name="T381">bt_str_t</text:span><text:span text:style-name="T383">;</text:span></text:p>
      <text:p text:style-name="Code"><text:span text:style-name="T381"><text:s text:c="12"/></text:span><text:span text:style-name="T383">|]</text:span></text:p>
      <text:p text:style-name="Code"><text:span text:style-name="T381"><text:s text:c="8"/></text:span><text:span text:style-name="T382">in</text:span></text:p>
      <text:p text:style-name="Code"><text:span text:style-name="T381"><text:s text:c="8"/></text:span><text:span text:style-name="T204">L</text:span><text:span text:style-name="T381">.declare_function </text:span><text:span text:style-name="T384">"__bt_str_concat"</text:span><text:span text:style-name="T381"> </text:span><text:span text:style-name="T383">__</text:span><text:span text:style-name="T381">bt_str_concat_t the_module</text:span></text:p>
      <text:p text:style-name="Code"><text:span text:style-name="T381"><text:s text:c="4"/></text:span><text:span text:style-name="T382">in</text:span></text:p>
      <text:p text:style-name="P296"/>
      <text:p text:style-name="Code"><text:span text:style-name="T381"><text:s text:c="4"/></text:span><text:span text:style-name="T380">(* Expression builder *)</text:span></text:p>
      <text:p text:style-name="Code"><text:span text:style-name="T381"><text:s text:c="4"/></text:span><text:span text:style-name="T382">let</text:span><text:span text:style-name="T381"> </text:span><text:span text:style-name="T382">rec</text:span><text:span text:style-name="T381"> build_expr ctx builder </text:span><text:span text:style-name="T383">=</text:span><text:span text:style-name="T381"> </text:span><text:span text:style-name="T382">function</text:span></text:p>
      <text:p text:style-name="Code"><text:span text:style-name="T381"><text:s text:c="8"/></text:span><text:span text:style-name="T383">(</text:span><text:span text:style-name="T381">t</text:span><text:span text:style-name="T383">,</text:span><text:span text:style-name="T381"> </text:span><text:span text:style-name="T204">SLInt</text:span><text:span text:style-name="T381"> i</text:span><text:span text:style-name="T383">)</text:span><text:span text:style-name="T381"> </text:span><text:span text:style-name="T383">-&gt;</text:span><text:span text:style-name="T381"> </text:span><text:span text:style-name="T383">(</text:span><text:span text:style-name="T381">builder</text:span><text:span text:style-name="T383">,</text:span><text:span text:style-name="T381"> </text:span><text:span text:style-name="T204">L</text:span><text:span text:style-name="T381">.const_int </text:span><text:span text:style-name="T383">(</text:span><text:span text:style-name="T381">ltype_of_type t</text:span><text:span text:style-name="T383">)</text:span><text:span text:style-name="T381"> i</text:span><text:span text:style-name="T383">)</text:span></text:p>
      <text:p text:style-name="Code"><text:span text:style-name="T381"><text:s text:c="6"/></text:span><text:span text:style-name="T383">|</text:span><text:span text:style-name="T381"> </text:span><text:span text:style-name="T383">(</text:span><text:span text:style-name="T381">t</text:span><text:span text:style-name="T383">,</text:span><text:span text:style-name="T381"> </text:span><text:span text:style-name="T204">SLFloat</text:span><text:span text:style-name="T381"> f</text:span><text:span text:style-name="T383">)</text:span><text:span text:style-name="T381"> </text:span><text:span text:style-name="T383">-&gt;</text:span><text:span text:style-name="T381"> </text:span><text:span text:style-name="T383">(</text:span><text:span text:style-name="T381">builder</text:span><text:span text:style-name="T383">,</text:span><text:span text:style-name="T381"> </text:span><text:span text:style-name="T204">L</text:span><text:span text:style-name="T381">.const_float </text:span><text:span text:style-name="T383">(</text:span><text:span text:style-name="T381">ltype_of_type t</text:span><text:span text:style-name="T383">)</text:span><text:span text:style-name="T381"> f</text:span><text:span text:style-name="T383">)</text:span></text:p>
      <text:p text:style-name="Code"><text:span text:style-name="T381"><text:s text:c="6"/></text:span><text:span text:style-name="T383">|</text:span><text:span text:style-name="T381"> </text:span><text:span text:style-name="T383">(_,</text:span><text:span text:style-name="T381"> </text:span><text:span text:style-name="T204">SLBool</text:span><text:span text:style-name="T381"> b</text:span><text:span text:style-name="T383">)</text:span><text:span text:style-name="T381"> </text:span><text:span text:style-name="T383">-&gt;</text:span><text:span text:style-name="T381"> </text:span><text:span text:style-name="T383">(</text:span><text:span text:style-name="T381">builder</text:span><text:span text:style-name="T383">,</text:span><text:span text:style-name="T381"> </text:span><text:span text:style-name="T204">L</text:span><text:span text:style-name="T381">.const_int i1_t </text:span><text:span text:style-name="T383">(</text:span><text:span text:style-name="T382">if</text:span><text:span text:style-name="T381"> b </text:span><text:span text:style-name="T382">then</text:span><text:span text:style-name="T381"> </text:span><text:span text:style-name="T383">1</text:span><text:span text:style-name="T381"> </text:span><text:span text:style-name="T382">else</text:span><text:span text:style-name="T381"> </text:span><text:span text:style-name="T383">0))</text:span></text:p>
      <text:p text:style-name="P296"/>
      <text:p text:style-name="Code"><text:span text:style-name="T381"><text:s text:c="6"/></text:span><text:span text:style-name="T383">|</text:span><text:span text:style-name="T381"> </text:span><text:span text:style-name="T383">(_,</text:span><text:span text:style-name="T381"> </text:span><text:span text:style-name="T204">SLString</text:span><text:span text:style-name="T381"> s</text:span><text:span text:style-name="T383">)</text:span><text:span text:style-name="T381"> </text:span><text:span text:style-name="T383">-&gt;</text:span></text:p>
      <text:p text:style-name="Code"><text:span text:style-name="T381"><text:s text:c="12"/></text:span><text:span text:style-name="T382">let</text:span><text:span text:style-name="T381"> gptr </text:span><text:span text:style-name="T383">=</text:span><text:span text:style-name="T381"> </text:span><text:span text:style-name="T204">L</text:span><text:span text:style-name="T381">.build_global_stringptr s </text:span><text:span text:style-name="T384">""</text:span><text:span text:style-name="T381"> builder </text:span><text:span text:style-name="T382">in</text:span></text:p>
      <text:p text:style-name="Code"><text:span text:style-name="T381"><text:s text:c="12"/></text:span><text:span text:style-name="T382">let</text:span><text:span text:style-name="T381"> s </text:span><text:span text:style-name="T383">=</text:span></text:p>
      <text:p text:style-name="Code"><text:span text:style-name="T381"><text:s text:c="16"/></text:span><text:span text:style-name="T204">L</text:span><text:span text:style-name="T381">.build_call </text:span><text:span text:style-name="T383">__</text:span><text:span text:style-name="T381">bt_str_new </text:span><text:span text:style-name="T383">[|</text:span><text:span text:style-name="T381"> gptr </text:span><text:span text:style-name="T383">|]</text:span><text:span text:style-name="T381"> </text:span><text:span text:style-name="T384">"__bt_str_new"</text:span><text:span text:style-name="T381"> builder</text:span></text:p>
      <text:p text:style-name="Code"><text:span text:style-name="T381"><text:s text:c="12"/></text:span><text:span text:style-name="T382">in</text:span></text:p>
      <text:p text:style-name="Code"><text:span text:style-name="T381"><text:s text:c="12"/></text:span><text:span text:style-name="T383">(</text:span><text:span text:style-name="T381">builder</text:span><text:span text:style-name="T383">,</text:span><text:span text:style-name="T381"> s</text:span><text:span text:style-name="T383">)</text:span></text:p>
      <text:p text:style-name="P296"/>
      <text:p text:style-name="Code"><text:span text:style-name="T381"><text:s text:c="6"/></text:span><text:span text:style-name="T383">|</text:span><text:span text:style-name="T381"> </text:span><text:span text:style-name="T383">(</text:span><text:span text:style-name="T204">SArray</text:span><text:span text:style-name="T383">(</text:span><text:span text:style-name="T381">t</text:span><text:span text:style-name="T383">,_),</text:span><text:span text:style-name="T381"> </text:span><text:span text:style-name="T204">SLArray</text:span><text:span text:style-name="T381"> el</text:span><text:span text:style-name="T383">)</text:span><text:span text:style-name="T381"> </text:span><text:span text:style-name="T383">-&gt;</text:span></text:p>
      <text:p text:style-name="Code"><text:span text:style-name="T381"><text:s text:c="12"/></text:span><text:span text:style-name="T382">let</text:span><text:span text:style-name="T381"> lt </text:span><text:span text:style-name="T383">=</text:span><text:span text:style-name="T381"> ltype_of_type </text:span><text:span text:style-name="T383">(</text:span><text:span text:style-name="T204">SScalar</text:span><text:span text:style-name="T381"> t</text:span><text:span text:style-name="T383">)</text:span><text:span text:style-name="T381"> </text:span><text:span text:style-name="T382">in</text:span></text:p>
      <text:p text:style-name="Code"><text:span text:style-name="T381"><text:s text:c="12"/></text:span><text:span text:style-name="T382">let</text:span><text:span text:style-name="T381"> n </text:span><text:span text:style-name="T383">=</text:span><text:span text:style-name="T381"> </text:span><text:span text:style-name="T204">List</text:span><text:span text:style-name="T381">.length el </text:span><text:span text:style-name="T382">in</text:span></text:p>
      <text:p text:style-name="P296"/>
      <text:p text:style-name="Code"><text:span text:style-name="T381"><text:s text:c="12"/></text:span><text:span text:style-name="T380">(* builds list of built exprs *)</text:span></text:p>
      <text:p text:style-name="Code"><text:span text:style-name="T381"><text:s text:c="12"/></text:span><text:span text:style-name="T382">let</text:span><text:span text:style-name="T381"> </text:span><text:span text:style-name="T382">rec</text:span><text:span text:style-name="T381"> to_lv builder </text:span><text:span text:style-name="T383">=</text:span><text:span text:style-name="T381"> </text:span><text:span text:style-name="T382">function</text:span></text:p>
      <text:p text:style-name="Code"><text:span text:style-name="T381"><text:s text:c="16"/></text:span><text:span text:style-name="T382">[]</text:span><text:span text:style-name="T381"> </text:span><text:span text:style-name="T383">-&gt;</text:span><text:span text:style-name="T381"> </text:span><text:span text:style-name="T382">[]</text:span></text:p>
      <text:p text:style-name="Code"><text:span text:style-name="T381"><text:s text:c="14"/></text:span><text:span text:style-name="T383">|</text:span><text:span text:style-name="T381"> hd</text:span><text:span text:style-name="T383">::</text:span><text:span text:style-name="T381">tl </text:span><text:span text:style-name="T383">-&gt;</text:span></text:p>
      <text:p text:style-name="Code"><text:span text:style-name="T381"><text:s text:c="20"/></text:span><text:span text:style-name="T382">let</text:span><text:span text:style-name="T381"> </text:span><text:span text:style-name="T383">(</text:span><text:span text:style-name="T381">builder</text:span><text:span text:style-name="T383">,</text:span><text:span text:style-name="T381"> le</text:span><text:span text:style-name="T383">)</text:span><text:span text:style-name="T381"> </text:span><text:span text:style-name="T383">=</text:span><text:span text:style-name="T381"> build_expr ctx builder hd </text:span><text:span text:style-name="T382">in</text:span></text:p>
      <text:p text:style-name="Code"><text:span text:style-name="T381"><text:s text:c="20"/>le</text:span><text:span text:style-name="T383">::(</text:span><text:span text:style-name="T381">to_lv builder tl</text:span><text:span text:style-name="T383">)</text:span></text:p>
      <text:p text:style-name="Code"><text:span text:style-name="T381"><text:s text:c="12"/></text:span><text:span text:style-name="T382">in</text:span></text:p>
      <text:p text:style-name="P296"/>
      <text:p text:style-name="Code"><text:span text:style-name="T381"><text:s text:c="12"/></text:span><text:span text:style-name="T382">let</text:span><text:span text:style-name="T381"> v </text:span><text:span text:style-name="T383">=</text:span><text:span text:style-name="T381"> </text:span><text:span text:style-name="T204">L</text:span><text:span text:style-name="T381">.define_global </text:span><text:span text:style-name="T384">"lit_arr"</text:span><text:span text:style-name="T381"> </text:span><text:span text:style-name="T383">(</text:span><text:span text:style-name="T204">L</text:span><text:span text:style-name="T381">.const_array</text:span></text:p>
      <text:p text:style-name="Code"><text:span text:style-name="T381"><text:s text:c="16"/></text:span><text:span text:style-name="T383">(</text:span><text:span text:style-name="T204">L</text:span><text:span text:style-name="T381">.array_type lt n</text:span><text:span text:style-name="T383">)</text:span><text:span text:style-name="T381"> </text:span><text:span text:style-name="T383">(</text:span><text:span text:style-name="T204">Array</text:span><text:span text:style-name="T381">.of_list </text:span><text:span text:style-name="T383">(</text:span><text:span text:style-name="T381">to_lv builder el</text:span><text:span text:style-name="T383">))</text:span></text:p>
      <text:p text:style-name="Code"><text:span text:style-name="T381"><text:s text:c="12"/></text:span><text:span text:style-name="T383">)</text:span><text:span text:style-name="T381"> the_module </text:span><text:span text:style-name="T382">in</text:span></text:p>
      <text:p text:style-name="P296"/>
      <text:p text:style-name="Code"><text:span text:style-name="T381"><text:s text:c="12"/></text:span><text:span text:style-name="T382">let</text:span><text:span text:style-name="T381"> v_ptr </text:span><text:span text:style-name="T383">=</text:span><text:span text:style-name="T381"> </text:span><text:span text:style-name="T204">L</text:span><text:span text:style-name="T381">.const_pointercast v </text:span><text:span text:style-name="T383">(</text:span><text:span text:style-name="T204">L</text:span><text:span text:style-name="T381">.pointer_type i8_t</text:span><text:span text:style-name="T383">)</text:span><text:span text:style-name="T381"> </text:span><text:span text:style-name="T382">in</text:span></text:p>
      <text:p text:style-name="P296"/>
      <text:p text:style-name="Code"><text:span text:style-name="T381"><text:s text:c="12"/></text:span><text:span text:style-name="T382">let</text:span><text:span text:style-name="T381"> a </text:span><text:span text:style-name="T383">=</text:span></text:p>
      <text:p text:style-name="Code"><text:span text:style-name="T381"><text:s text:c="16"/></text:span><text:span text:style-name="T204">L</text:span><text:span text:style-name="T381">.build_call </text:span><text:span text:style-name="T383">__</text:span><text:span text:style-name="T381">bt_arr_new </text:span><text:span text:style-name="T383">[|</text:span></text:p>
      <text:p text:style-name="Code"><text:span text:style-name="T381"><text:s text:c="20"/></text:span><text:span text:style-name="T204">L</text:span><text:span text:style-name="T381">.const_int i64_t n</text:span><text:span text:style-name="T383">;</text:span><text:span text:style-name="T381"> </text:span><text:span text:style-name="T204">L</text:span><text:span text:style-name="T381">.size_of lt</text:span><text:span text:style-name="T383">;</text:span><text:span text:style-name="T381"> v_ptr</text:span></text:p>
      <text:p text:style-name="Code"><text:soft-page-break/><text:span text:style-name="T381"><text:s text:c="16"/></text:span><text:span text:style-name="T383">|]</text:span><text:span text:style-name="T381"> </text:span><text:span text:style-name="T384">"__bt_arr_new"</text:span><text:span text:style-name="T381"> builder</text:span></text:p>
      <text:p text:style-name="Code"><text:span text:style-name="T381"><text:s text:c="12"/></text:span><text:span text:style-name="T382">in</text:span></text:p>
      <text:p text:style-name="Code"><text:span text:style-name="T381"><text:s text:c="12"/></text:span><text:span text:style-name="T383">(</text:span><text:span text:style-name="T381">builder</text:span><text:span text:style-name="T383">,</text:span><text:span text:style-name="T381"> a</text:span><text:span text:style-name="T383">)</text:span></text:p>
      <text:p text:style-name="P296"/>
      <text:p text:style-name="Code"><text:span text:style-name="T381"><text:s text:c="6"/></text:span><text:span text:style-name="T383">|</text:span><text:span text:style-name="T381"> </text:span><text:span text:style-name="T383">(_,</text:span><text:span text:style-name="T381"> </text:span><text:span text:style-name="T204">SId</text:span><text:span text:style-name="T381"> id</text:span><text:span text:style-name="T383">)</text:span><text:span text:style-name="T381"> </text:span><text:span text:style-name="T383">-&gt;</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load </text:span><text:span text:style-name="T383">(</text:span><text:span text:style-name="T381">lookup_var id ctx</text:span><text:span text:style-name="T383">)</text:span><text:span text:style-name="T381"> id builder</text:span><text:span text:style-name="T383">)</text:span></text:p>
      <text:p text:style-name="P296"/>
      <text:p text:style-name="Code"><text:span text:style-name="T381"><text:s text:c="8"/></text:span><text:span text:style-name="T380">(* Assignment *)</text:span></text:p>
      <text:p text:style-name="Code"><text:span text:style-name="T381"><text:s text:c="6"/></text:span><text:span text:style-name="T383">|</text:span><text:span text:style-name="T381"> </text:span><text:span text:style-name="T383">(</text:span><text:span text:style-name="T204">SScalar</text:span><text:span text:style-name="T381"> </text:span><text:span text:style-name="T383">_,</text:span><text:span text:style-name="T381"> </text:span><text:span text:style-name="T204">SBinop</text:span><text:span text:style-name="T381"> </text:span><text:span text:style-name="T383">((_,</text:span><text:span text:style-name="T381"> </text:span><text:span text:style-name="T204">SId</text:span><text:span text:style-name="T381"> id</text:span><text:span text:style-name="T383">),</text:span><text:span text:style-name="T381"> </text:span><text:span text:style-name="T204">A</text:span><text:span text:style-name="T381">.</text:span><text:span text:style-name="T204">Assign</text:span><text:span text:style-name="T383">,</text:span><text:span text:style-name="T381"> e</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12"/>ignore</text:span><text:span text:style-name="T383">(</text:span><text:span text:style-name="T204">L</text:span><text:span text:style-name="T381">.build_store e' </text:span><text:span text:style-name="T383">(</text:span><text:span text:style-name="T381">lookup_var id ctx</text:span><text:span text:style-name="T383">)</text:span><text:span text:style-name="T381"> builder</text:span><text:span text:style-name="T383">);</text:span></text:p>
      <text:p text:style-name="Code"><text:span text:style-name="T381"><text:s text:c="12"/></text:span><text:span text:style-name="T383">(</text:span><text:span text:style-name="T381">builder</text:span><text:span text:style-name="T383">,</text:span><text:span text:style-name="T381"> e'</text:span><text:span text:style-name="T383">)</text:span></text:p>
      <text:p text:style-name="P296"/>
      <text:p text:style-name="Code"><text:span text:style-name="T381"><text:s text:c="8"/></text:span><text:span text:style-name="T380">(* Array subscript a[i]*)</text:span></text:p>
      <text:p text:style-name="Code"><text:span text:style-name="T381"><text:s text:c="6"/></text:span><text:span text:style-name="T383">|</text:span><text:span text:style-name="T381"> </text:span><text:span text:style-name="T383">(</text:span><text:span text:style-name="T381">t</text:span><text:span text:style-name="T383">,</text:span><text:span text:style-name="T381"> </text:span><text:span text:style-name="T204">SBinop</text:span><text:span text:style-name="T381"> </text:span><text:span text:style-name="T383">(</text:span><text:span text:style-name="T381">a</text:span><text:span text:style-name="T383">,</text:span><text:span text:style-name="T381"> </text:span><text:span text:style-name="T204">A</text:span><text:span text:style-name="T381">.</text:span><text:span text:style-name="T204">Subscr</text:span><text:span text:style-name="T383">,</text:span><text:span text:style-name="T381"> i</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i'</text:span><text:span text:style-name="T383">)</text:span><text:span text:style-name="T381"> </text:span><text:span text:style-name="T383">=</text:span><text:span text:style-name="T381"> build_expr ctx builder i </text:span><text:span text:style-name="T382">in</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a'</text:span><text:span text:style-name="T383">)</text:span><text:span text:style-name="T381"> </text:span><text:span text:style-name="T383">=</text:span><text:span text:style-name="T381"> build_expr ctx builder a </text:span><text:span text:style-name="T382">in</text:span></text:p>
      <text:p text:style-name="Code"><text:span text:style-name="T381"><text:s text:c="12"/></text:span><text:span text:style-name="T382">let</text:span><text:span text:style-name="T381"> a' </text:span><text:span text:style-name="T383">=</text:span><text:span text:style-name="T381"> </text:span><text:span text:style-name="T382">match</text:span><text:span text:style-name="T381"> fst a </text:span><text:span text:style-name="T382">with</text:span></text:p>
      <text:p text:style-name="Code"><text:span text:style-name="T381"><text:s text:c="16"/></text:span><text:span text:style-name="T204">SArray</text:span><text:span text:style-name="T381"> </text:span><text:span text:style-name="T383">_</text:span><text:span text:style-name="T381"> </text:span><text:span text:style-name="T383">-&gt;</text:span><text:span text:style-name="T381"> a'</text:span></text:p>
      <text:p text:style-name="Code"><text:span text:style-name="T381"><text:s text:c="14"/></text:span><text:span text:style-name="T383">|</text:span><text:span text:style-name="T381"> </text:span><text:span text:style-name="T204">SScalar</text:span><text:span text:style-name="T381"> </text:span><text:span text:style-name="T204">A</text:span><text:span text:style-name="T381">.</text:span><text:span text:style-name="T204">TString</text:span><text:span text:style-name="T381"> </text:span><text:span text:style-name="T383">-&gt;</text:span></text:p>
      <text:p text:style-name="Code"><text:span text:style-name="T381"><text:s text:c="20"/></text:span><text:span text:style-name="T382">let</text:span><text:span text:style-name="T381"> arr_ptr </text:span><text:span text:style-name="T383">=</text:span><text:span text:style-name="T381"> </text:span><text:span text:style-name="T204">L</text:span><text:span text:style-name="T381">.build_struct_gep a' </text:span><text:span text:style-name="T383">1</text:span><text:span text:style-name="T381"> </text:span><text:span text:style-name="T384">"arr_ptr"</text:span><text:span text:style-name="T381"> builder </text:span><text:span text:style-name="T382">in</text:span></text:p>
      <text:p text:style-name="Code"><text:span text:style-name="T381"><text:s text:c="20"/></text:span><text:span text:style-name="T204">L</text:span><text:span text:style-name="T381">.build_load arr_ptr </text:span><text:span text:style-name="T384">"arr"</text:span><text:span text:style-name="T381"> builder</text:span></text:p>
      <text:p text:style-name="Code"><text:span text:style-name="T381"><text:s text:c="14"/></text:span><text:span text:style-name="T383">|</text:span><text:span text:style-name="T381"> t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Operator "</text:span><text:span text:style-name="T381"> </text:span><text:span text:style-name="T383">^</text:span><text:span text:style-name="T381"> </text:span><text:span text:style-name="T204">A</text:span><text:span text:style-name="T381">.string_of_op </text:span><text:span text:style-name="T204">A</text:span><text:span text:style-name="T381">.</text:span><text:span text:style-name="T204">Subscr</text:span></text:p>
      <text:p text:style-name="Code"><text:span text:style-name="T381"><text:s text:c="37"/></text:span><text:span text:style-name="T383">^</text:span><text:span text:style-name="T381"> </text:span><text:span text:style-name="T384">" not implemented for type "</text:span></text:p>
      <text:p text:style-name="Code"><text:span text:style-name="T381"><text:s text:c="37"/></text:span><text:span text:style-name="T383">^</text:span><text:span text:style-name="T381"> string_of_stype t</text:span><text:span text:style-name="T383">))</text:span></text:p>
      <text:p text:style-name="Code"><text:span text:style-name="T381"><text:s text:c="12"/></text:span><text:span text:style-name="T382">in</text:span></text:p>
      <text:p text:style-name="P296"/>
      <text:p text:style-name="Code"><text:span text:style-name="T381"><text:s text:c="12"/></text:span><text:span text:style-name="T382">let</text:span><text:span text:style-name="T381"> data_ptr </text:span><text:span text:style-name="T383">=</text:span><text:span text:style-name="T381"> </text:span><text:span text:style-name="T204">L</text:span><text:span text:style-name="T381">.build_struct_gep a' </text:span><text:span text:style-name="T383">3</text:span><text:span text:style-name="T381"> </text:span><text:span text:style-name="T384">"data_ptr"</text:span><text:span text:style-name="T381"> builder </text:span><text:span text:style-name="T382">in</text:span></text:p>
      <text:p text:style-name="Code"><text:span text:style-name="T381"><text:s text:c="12"/></text:span><text:span text:style-name="T382">let</text:span><text:span text:style-name="T381"> data </text:span><text:span text:style-name="T383">=</text:span><text:span text:style-name="T381"> </text:span><text:span text:style-name="T204">L</text:span><text:span text:style-name="T381">.build_load data_ptr </text:span><text:span text:style-name="T384">"data"</text:span><text:span text:style-name="T381"> builder </text:span><text:span text:style-name="T382">in</text:span></text:p>
      <text:p text:style-name="Code"><text:span text:style-name="T381"><text:s text:c="12"/></text:span><text:span text:style-name="T382">let</text:span><text:span text:style-name="T381"> el_ptr_t </text:span><text:span text:style-name="T383">=</text:span><text:span text:style-name="T381"> </text:span><text:span text:style-name="T204">L</text:span><text:span text:style-name="T381">.pointer_type </text:span><text:span text:style-name="T383">(</text:span><text:span text:style-name="T382">match</text:span><text:span text:style-name="T381"> t </text:span><text:span text:style-name="T382">with</text:span></text:p>
      <text:p text:style-name="Code"><text:span text:style-name="T381"><text:s text:c="16"/></text:span><text:span text:style-name="T204">SScalar</text:span><text:span text:style-name="T381"> </text:span><text:span text:style-name="T204">A</text:span><text:span text:style-name="T381">.</text:span><text:span text:style-name="T204">TString</text:span><text:span text:style-name="T381"> </text:span><text:span text:style-name="T383">-&gt;</text:span><text:span text:style-name="T381"> i8_t</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ltype_of_type t</text:span><text:span text:style-name="T383">)</text:span></text:p>
      <text:p text:style-name="Code"><text:span text:style-name="T381"><text:s text:c="12"/></text:span><text:span text:style-name="T382">in</text:span></text:p>
      <text:p text:style-name="Code"><text:span text:style-name="T381"><text:s text:c="12"/></text:span><text:span text:style-name="T382">let</text:span><text:span text:style-name="T381"> data_cast </text:span><text:span text:style-name="T383">=</text:span></text:p>
      <text:p text:style-name="Code"><text:span text:style-name="T381"><text:s text:c="16"/></text:span><text:span text:style-name="T204">L</text:span><text:span text:style-name="T381">.build_pointercast data el_ptr_t </text:span><text:span text:style-name="T384">"data_cast"</text:span><text:span text:style-name="T381"> builder</text:span></text:p>
      <text:p text:style-name="Code"><text:span text:style-name="T381"><text:s text:c="12"/></text:span><text:span text:style-name="T382">in</text:span></text:p>
      <text:p text:style-name="Code"><text:span text:style-name="T381"><text:s text:c="12"/></text:span><text:span text:style-name="T382">let</text:span><text:span text:style-name="T381"> el_ptr </text:span><text:span text:style-name="T383">=</text:span><text:span text:style-name="T381"> </text:span><text:span text:style-name="T204">L</text:span><text:span text:style-name="T381">.build_gep data_cast </text:span><text:span text:style-name="T383">[|</text:span><text:span text:style-name="T381"> i' </text:span><text:span text:style-name="T383">|]</text:span><text:span text:style-name="T381"> </text:span><text:span text:style-name="T384">"el_ptr"</text:span><text:span text:style-name="T381"> builder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load el_ptr </text:span><text:span text:style-name="T384">"el"</text:span><text:span text:style-name="T381"> builder</text:span><text:span text:style-name="T383">)</text:span></text:p>
      <text:p text:style-name="P296"/>
      <text:p text:style-name="Code"><text:span text:style-name="T381"><text:s text:c="8"/></text:span><text:span text:style-name="T380">(* Binary operation on integers *)</text:span></text:p>
      <text:p text:style-name="Code"><text:span text:style-name="T381"><text:s text:c="6"/></text:span><text:span text:style-name="T383">|</text:span><text:span text:style-name="T381"> </text:span><text:span text:style-name="T383">(_,</text:span><text:span text:style-name="T381"> </text:span><text:span text:style-name="T204">SBinop</text:span><text:span text:style-name="T381"> </text:span><text:span text:style-name="T383">((</text:span><text:span text:style-name="T204">SScalar</text:span><text:span text:style-name="T381"> </text:span><text:span text:style-name="T204">A</text:span><text:span text:style-name="T381">.</text:span><text:span text:style-name="T204">TInt</text:span><text:span text:style-name="T381"> </text:span><text:span text:style-name="T383">(</text:span><text:span text:style-name="T381">u</text:span><text:span text:style-name="T383">,_),_)</text:span><text:span text:style-name="T381"> </text:span><text:span text:style-name="T382">as</text:span><text:span text:style-name="T381"> e1</text:span><text:span text:style-name="T383">,</text:span><text:span text:style-name="T381"> op</text:span><text:span text:style-name="T383">,</text:span><text:span text:style-name="T381"> e2</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_,</text:span><text:span text:style-name="T381">e1'</text:span><text:span text:style-name="T383">)</text:span><text:span text:style-name="T381"> </text:span><text:span text:style-name="T383">=</text:span><text:span text:style-name="T381"> build_expr ctx builder e1</text:span></text:p>
      <text:p text:style-name="Code"><text:span text:style-name="T381"><text:s text:c="12"/></text:span><text:span text:style-name="T386">and</text:span><text:span text:style-name="T381"> </text:span><text:span text:style-name="T383">(_,</text:span><text:span text:style-name="T381">e2'</text:span><text:span text:style-name="T383">)</text:span><text:span text:style-name="T381"> </text:span><text:span text:style-name="T383">=</text:span><text:span text:style-name="T381"> build_expr ctx builder e2 </text:span><text:span text:style-name="T382">in</text:span></text:p>
      <text:p text:style-name="Code"><text:span text:style-name="T381"><text:s text:c="12"/></text:span><text:span text:style-name="T382">let</text:span><text:span text:style-name="T381"> r </text:span><text:span text:style-name="T383">=</text:span><text:span text:style-name="T381"> </text:span><text:span text:style-name="T383">(</text:span><text:span text:style-name="T382">match</text:span><text:span text:style-name="T381"> op </text:span><text:span text:style-name="T382">with</text:span></text:p>
      <text:p text:style-name="Code"><text:span text:style-name="T381"><text:s text:c="16"/></text:span><text:span text:style-name="T204">A</text:span><text:span text:style-name="T381">.</text:span><text:span text:style-name="T204">Plus</text:span><text:span text:style-name="T381"> <text:s text:c="3"/></text:span><text:span text:style-name="T383">-&gt;</text:span><text:span text:style-name="T381"> </text:span><text:span text:style-name="T204">L</text:span><text:span text:style-name="T381">.build_add</text:span></text:p>
      <text:p text:style-name="Code"><text:span text:style-name="T381"><text:s text:c="14"/></text:span><text:span text:style-name="T383">|</text:span><text:span text:style-name="T381"> </text:span><text:span text:style-name="T204">A</text:span><text:span text:style-name="T381">.</text:span><text:span text:style-name="T204">Minus</text:span><text:span text:style-name="T381"> <text:s text:c="2"/></text:span><text:span text:style-name="T383">-&gt;</text:span><text:span text:style-name="T381"> </text:span><text:span text:style-name="T204">L</text:span><text:span text:style-name="T381">.build_sub</text:span></text:p>
      <text:p text:style-name="Code"><text:span text:style-name="T381"><text:s text:c="14"/></text:span><text:span text:style-name="T383">|</text:span><text:span text:style-name="T381"> </text:span><text:span text:style-name="T204">A</text:span><text:span text:style-name="T381">.</text:span><text:span text:style-name="T204">Times</text:span><text:span text:style-name="T381"> <text:s text:c="2"/></text:span><text:span text:style-name="T383">-&gt;</text:span><text:span text:style-name="T381"> </text:span><text:span text:style-name="T204">L</text:span><text:span text:style-name="T381">.build_mul</text:span></text:p>
      <text:p text:style-name="Code"><text:span text:style-name="T381"><text:s text:c="14"/></text:span><text:span text:style-name="T383">|</text:span><text:span text:style-name="T381"> </text:span><text:span text:style-name="T204">A</text:span><text:span text:style-name="T381">.</text:span><text:span text:style-name="T204">Div</text:span><text:span text:style-name="T381"> <text:s text:c="4"/></text:span><text:span text:style-name="T383">-&gt;</text:span><text:span text:style-name="T381"> </text:span><text:span text:style-name="T382">if</text:span><text:span text:style-name="T381"> u </text:span><text:span text:style-name="T382">then</text:span><text:span text:style-name="T381"> </text:span><text:span text:style-name="T204">L</text:span><text:span text:style-name="T381">.build_udiv </text:span><text:span text:style-name="T382">else</text:span><text:span text:style-name="T381"> </text:span><text:span text:style-name="T204">L</text:span><text:span text:style-name="T381">.build_sdiv</text:span></text:p>
      <text:p text:style-name="Code"><text:span text:style-name="T381"><text:s text:c="14"/></text:span><text:span text:style-name="T383">|</text:span><text:span text:style-name="T381"> </text:span><text:span text:style-name="T204">A</text:span><text:span text:style-name="T381">.</text:span><text:span text:style-name="T204">Rem</text:span><text:span text:style-name="T381"> <text:s text:c="4"/></text:span><text:span text:style-name="T383">-&gt;</text:span><text:span text:style-name="T381"> </text:span><text:span text:style-name="T382">if</text:span><text:span text:style-name="T381"> u </text:span><text:span text:style-name="T382">then</text:span><text:span text:style-name="T381"> </text:span><text:span text:style-name="T204">L</text:span><text:span text:style-name="T381">.build_urem </text:span><text:span text:style-name="T382">else</text:span><text:span text:style-name="T381"> </text:span><text:span text:style-name="T204">L</text:span><text:span text:style-name="T381">.build_srem</text:span></text:p>
      <text:p text:style-name="Code"><text:span text:style-name="T381"><text:s text:c="14"/></text:span><text:span text:style-name="T383">|</text:span><text:span text:style-name="T381"> </text:span><text:span text:style-name="T204">A</text:span><text:span text:style-name="T381">.</text:span><text:span text:style-name="T204">LShift</text:span><text:span text:style-name="T381"> <text:s/></text:span><text:span text:style-name="T383">-&gt;</text:span><text:span text:style-name="T381"> </text:span><text:span text:style-name="T204">L</text:span><text:span text:style-name="T381">.build_shl</text:span></text:p>
      <text:p text:style-name="Code"><text:span text:style-name="T381"><text:s text:c="14"/></text:span><text:span text:style-name="T383">|</text:span><text:span text:style-name="T381"> </text:span><text:span text:style-name="T204">A</text:span><text:span text:style-name="T381">.</text:span><text:span text:style-name="T204">RShift</text:span><text:span text:style-name="T381"> <text:s/></text:span><text:span text:style-name="T383">-&gt;</text:span><text:span text:style-name="T381"> </text:span><text:span text:style-name="T382">if</text:span><text:span text:style-name="T381"> u </text:span><text:span text:style-name="T382">then</text:span><text:span text:style-name="T381"> </text:span><text:span text:style-name="T204">L</text:span><text:span text:style-name="T381">.build_lshr </text:span><text:span text:style-name="T382">else</text:span><text:span text:style-name="T381"> </text:span><text:span text:style-name="T204">L</text:span><text:span text:style-name="T381">.build_ashr</text:span></text:p>
      <text:p text:style-name="Code"><text:span text:style-name="T381"><text:s text:c="14"/></text:span><text:span text:style-name="T383">|</text:span><text:span text:style-name="T381"> </text:span><text:span text:style-name="T204">A</text:span><text:span text:style-name="T381">.</text:span><text:span text:style-name="T204">BwOr</text:span><text:span text:style-name="T381"> <text:s text:c="3"/></text:span><text:span text:style-name="T383">-&gt;</text:span><text:span text:style-name="T381"> </text:span><text:span text:style-name="T204">L</text:span><text:span text:style-name="T381">.build_or</text:span></text:p>
      <text:p text:style-name="Code"><text:span text:style-name="T381"><text:s text:c="14"/></text:span><text:span text:style-name="T383">|</text:span><text:span text:style-name="T381"> </text:span><text:span text:style-name="T204">A</text:span><text:span text:style-name="T381">.</text:span><text:span text:style-name="T204">BwAnd</text:span><text:span text:style-name="T381"> <text:s text:c="2"/></text:span><text:span text:style-name="T383">-&gt;</text:span><text:span text:style-name="T381"> </text:span><text:span text:style-name="T204">L</text:span><text:span text:style-name="T381">.build_and</text:span></text:p>
      <text:p text:style-name="Code"><text:soft-page-break/><text:span text:style-name="T381"><text:s text:c="14"/></text:span><text:span text:style-name="T383">|</text:span><text:span text:style-name="T381"> </text:span><text:span text:style-name="T204">A</text:span><text:span text:style-name="T381">.</text:span><text:span text:style-name="T204">Lt</text:span><text:span text:style-name="T381"> <text:s text:c="5"/></text:span><text:span text:style-name="T383">-&gt;</text:span><text:span text:style-name="T381"> </text:span><text:span text:style-name="T204">L</text:span><text:span text:style-name="T381">.build_icmp </text:span><text:span text:style-name="T383">(</text:span><text:span text:style-name="T382">if</text:span><text:span text:style-name="T381"> u </text:span><text:span text:style-name="T382">then</text:span><text:span text:style-name="T381"> </text:span><text:span text:style-name="T204">L</text:span><text:span text:style-name="T381">.</text:span><text:span text:style-name="T204">Icmp</text:span><text:span text:style-name="T381">.</text:span><text:span text:style-name="T204">Ult</text:span><text:span text:style-name="T381"> </text:span><text:span text:style-name="T382">else</text:span><text:span text:style-name="T381"> </text:span><text:span text:style-name="T204">L</text:span><text:span text:style-name="T381">.</text:span><text:span text:style-name="T204">Icmp</text:span><text:span text:style-name="T381">.</text:span><text:span text:style-name="T204">Slt</text:span><text:span text:style-name="T383">)</text:span></text:p>
      <text:p text:style-name="Code"><text:span text:style-name="T381"><text:s text:c="14"/></text:span><text:span text:style-name="T383">|</text:span><text:span text:style-name="T381"> </text:span><text:span text:style-name="T204">A</text:span><text:span text:style-name="T381">.</text:span><text:span text:style-name="T204">LtEq</text:span><text:span text:style-name="T381"> <text:s text:c="3"/></text:span><text:span text:style-name="T383">-&gt;</text:span><text:span text:style-name="T381"> </text:span><text:span text:style-name="T204">L</text:span><text:span text:style-name="T381">.build_icmp </text:span><text:span text:style-name="T383">(</text:span><text:span text:style-name="T382">if</text:span><text:span text:style-name="T381"> u </text:span><text:span text:style-name="T382">then</text:span><text:span text:style-name="T381"> </text:span><text:span text:style-name="T204">L</text:span><text:span text:style-name="T381">.</text:span><text:span text:style-name="T204">Icmp</text:span><text:span text:style-name="T381">.</text:span><text:span text:style-name="T204">Ule</text:span><text:span text:style-name="T381"> </text:span><text:span text:style-name="T382">else</text:span><text:span text:style-name="T381"> </text:span><text:span text:style-name="T204">L</text:span><text:span text:style-name="T381">.</text:span><text:span text:style-name="T204">Icmp</text:span><text:span text:style-name="T381">.</text:span><text:span text:style-name="T204">Sle</text:span><text:span text:style-name="T383">)</text:span></text:p>
      <text:p text:style-name="Code"><text:span text:style-name="T381"><text:s text:c="14"/></text:span><text:span text:style-name="T383">|</text:span><text:span text:style-name="T381"> </text:span><text:span text:style-name="T204">A</text:span><text:span text:style-name="T381">.</text:span><text:span text:style-name="T204">Eq</text:span><text:span text:style-name="T381"> <text:s text:c="5"/></text:span><text:span text:style-name="T383">-&gt;</text:span><text:span text:style-name="T381"> </text:span><text:span text:style-name="T204">L</text:span><text:span text:style-name="T381">.build_icmp </text:span><text:span text:style-name="T204">L</text:span><text:span text:style-name="T381">.</text:span><text:span text:style-name="T204">Icmp</text:span><text:span text:style-name="T381">.</text:span><text:span text:style-name="T204">Eq</text:span></text:p>
      <text:p text:style-name="Code"><text:span text:style-name="T381"><text:s text:c="14"/></text:span><text:span text:style-name="T383">|</text:span><text:span text:style-name="T381"> </text:span><text:span text:style-name="T204">A</text:span><text:span text:style-name="T381">.</text:span><text:span text:style-name="T204">NEq</text:span><text:span text:style-name="T381"> <text:s text:c="4"/></text:span><text:span text:style-name="T383">-&gt;</text:span><text:span text:style-name="T381"> </text:span><text:span text:style-name="T204">L</text:span><text:span text:style-name="T381">.build_icmp </text:span><text:span text:style-name="T204">L</text:span><text:span text:style-name="T381">.</text:span><text:span text:style-name="T204">Icmp</text:span><text:span text:style-name="T381">.</text:span><text:span text:style-name="T204">Ne</text:span></text:p>
      <text:p text:style-name="Code"><text:span text:style-name="T381"><text:s text:c="14"/></text:span><text:span text:style-name="T383">|</text:span><text:span text:style-name="T381"> </text:span><text:span text:style-name="T204">A</text:span><text:span text:style-name="T381">.</text:span><text:span text:style-name="T204">GtEq</text:span><text:span text:style-name="T381"> <text:s text:c="3"/></text:span><text:span text:style-name="T383">-&gt;</text:span><text:span text:style-name="T381"> </text:span><text:span text:style-name="T204">L</text:span><text:span text:style-name="T381">.build_icmp </text:span><text:span text:style-name="T383">(</text:span><text:span text:style-name="T382">if</text:span><text:span text:style-name="T381"> u </text:span><text:span text:style-name="T382">then</text:span><text:span text:style-name="T381"> </text:span><text:span text:style-name="T204">L</text:span><text:span text:style-name="T381">.</text:span><text:span text:style-name="T204">Icmp</text:span><text:span text:style-name="T381">.</text:span><text:span text:style-name="T204">Uge</text:span><text:span text:style-name="T381"> </text:span><text:span text:style-name="T382">else</text:span><text:span text:style-name="T381"> </text:span><text:span text:style-name="T204">L</text:span><text:span text:style-name="T381">.</text:span><text:span text:style-name="T204">Icmp</text:span><text:span text:style-name="T381">.</text:span><text:span text:style-name="T204">Sge</text:span><text:span text:style-name="T383">)</text:span></text:p>
      <text:p text:style-name="Code"><text:span text:style-name="T381"><text:s text:c="14"/></text:span><text:span text:style-name="T383">|</text:span><text:span text:style-name="T381"> </text:span><text:span text:style-name="T204">A</text:span><text:span text:style-name="T381">.</text:span><text:span text:style-name="T204">Gt</text:span><text:span text:style-name="T381"> <text:s text:c="5"/></text:span><text:span text:style-name="T383">-&gt;</text:span><text:span text:style-name="T381"> </text:span><text:span text:style-name="T204">L</text:span><text:span text:style-name="T381">.build_icmp </text:span><text:span text:style-name="T383">(</text:span><text:span text:style-name="T382">if</text:span><text:span text:style-name="T381"> u </text:span><text:span text:style-name="T382">then</text:span><text:span text:style-name="T381"> </text:span><text:span text:style-name="T204">L</text:span><text:span text:style-name="T381">.</text:span><text:span text:style-name="T204">Icmp</text:span><text:span text:style-name="T381">.</text:span><text:span text:style-name="T204">Ugt</text:span><text:span text:style-name="T381"> </text:span><text:span text:style-name="T382">else</text:span><text:span text:style-name="T381"> </text:span><text:span text:style-name="T204">L</text:span><text:span text:style-name="T381">.</text:span><text:span text:style-name="T204">Icmp</text:span><text:span text:style-name="T381">.</text:span><text:span text:style-name="T204">Sgt</text:span><text:span text:style-name="T383">)</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internal error: operation "</text:span></text:p>
      <text:p text:style-name="Code"><text:span text:style-name="T381"><text:s text:c="39"/></text:span><text:span text:style-name="T383">^</text:span><text:span text:style-name="T381"> </text:span><text:span text:style-name="T204">A</text:span><text:span text:style-name="T381">.string_of_op op</text:span></text:p>
      <text:p text:style-name="Code"><text:span text:style-name="T381"><text:s text:c="39"/></text:span><text:span text:style-name="T383">^</text:span><text:span text:style-name="T381"> </text:span><text:span text:style-name="T384">" not implemented for integers"</text:span><text:span text:style-name="T383">))</text:span></text:p>
      <text:p text:style-name="Code"><text:span text:style-name="T381"><text:s text:c="12"/></text:span><text:span text:style-name="T383">)</text:span><text:span text:style-name="T381"> e1' e2' </text:span><text:span text:style-name="T384">"tmp"</text:span><text:span text:style-name="T381"> builder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382">match</text:span><text:span text:style-name="T381"> op </text:span><text:span text:style-name="T382">with</text:span></text:p>
      <text:p text:style-name="Code"><text:span text:style-name="T381"><text:s text:c="16"/></text:span><text:span text:style-name="T204">A</text:span><text:span text:style-name="T381">.</text:span><text:span text:style-name="T204">And</text:span><text:span text:style-name="T381"> </text:span><text:span text:style-name="T383">|</text:span><text:span text:style-name="T381"> </text:span><text:span text:style-name="T204">A</text:span><text:span text:style-name="T381">.</text:span><text:span text:style-name="T204">Or</text:span><text:span text:style-name="T381"> </text:span><text:span text:style-name="T383">-&gt;</text:span><text:span text:style-name="T381"> build_is_nonzero r builder</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r</text:span><text:span text:style-name="T383">)</text:span></text:p>
      <text:p text:style-name="P296"/>
      <text:p text:style-name="Code"><text:span text:style-name="T381"><text:s text:c="8"/></text:span><text:span text:style-name="T380">(* Binary operation on floats *)</text:span></text:p>
      <text:p text:style-name="Code"><text:span text:style-name="T381"><text:s text:c="6"/></text:span><text:span text:style-name="T383">|</text:span><text:span text:style-name="T381"> </text:span><text:span text:style-name="T383">(_,</text:span><text:span text:style-name="T381"> </text:span><text:span text:style-name="T204">SBinop</text:span><text:span text:style-name="T381"> </text:span><text:span text:style-name="T383">((</text:span><text:span text:style-name="T204">SScalar</text:span><text:span text:style-name="T381"> </text:span><text:span text:style-name="T204">A</text:span><text:span text:style-name="T381">.</text:span><text:span text:style-name="T204">TFloat</text:span><text:span text:style-name="T381"> </text:span><text:span text:style-name="T383">_,</text:span><text:span text:style-name="T381"> </text:span><text:span text:style-name="T383">_)</text:span><text:span text:style-name="T381"> </text:span><text:span text:style-name="T382">as</text:span><text:span text:style-name="T381"> e1</text:span><text:span text:style-name="T383">,</text:span><text:span text:style-name="T381"> op</text:span><text:span text:style-name="T383">,</text:span><text:span text:style-name="T381"> e2</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_,</text:span><text:span text:style-name="T381">e1'</text:span><text:span text:style-name="T383">)</text:span><text:span text:style-name="T381"> </text:span><text:span text:style-name="T383">=</text:span><text:span text:style-name="T381"> build_expr ctx builder e1</text:span></text:p>
      <text:p text:style-name="Code"><text:span text:style-name="T381"><text:s text:c="12"/></text:span><text:span text:style-name="T386">and</text:span><text:span text:style-name="T381"> </text:span><text:span text:style-name="T383">(_,</text:span><text:span text:style-name="T381">e2'</text:span><text:span text:style-name="T383">)</text:span><text:span text:style-name="T381"> </text:span><text:span text:style-name="T383">=</text:span><text:span text:style-name="T381"> build_expr ctx builder e2 </text:span><text:span text:style-name="T382">in</text:span></text:p>
      <text:p text:style-name="Code"><text:span text:style-name="T381"><text:s text:c="12"/></text:span><text:span text:style-name="T382">let</text:span><text:span text:style-name="T381"> r </text:span><text:span text:style-name="T383">=</text:span><text:span text:style-name="T381"> </text:span><text:span text:style-name="T383">(</text:span><text:span text:style-name="T382">match</text:span><text:span text:style-name="T381"> op </text:span><text:span text:style-name="T382">with</text:span></text:p>
      <text:p text:style-name="Code"><text:span text:style-name="T381"><text:s text:c="18"/></text:span><text:span text:style-name="T204">A</text:span><text:span text:style-name="T381">.</text:span><text:span text:style-name="T204">Plus</text:span><text:span text:style-name="T381"> <text:s text:c="3"/></text:span><text:span text:style-name="T383">-&gt;</text:span><text:span text:style-name="T381"> </text:span><text:span text:style-name="T204">L</text:span><text:span text:style-name="T381">.build_fadd</text:span></text:p>
      <text:p text:style-name="Code"><text:span text:style-name="T381"><text:s text:c="16"/></text:span><text:span text:style-name="T383">|</text:span><text:span text:style-name="T381"> </text:span><text:span text:style-name="T204">A</text:span><text:span text:style-name="T381">.</text:span><text:span text:style-name="T204">Minus</text:span><text:span text:style-name="T381"> <text:s text:c="2"/></text:span><text:span text:style-name="T383">-&gt;</text:span><text:span text:style-name="T381"> </text:span><text:span text:style-name="T204">L</text:span><text:span text:style-name="T381">.build_fsub</text:span></text:p>
      <text:p text:style-name="Code"><text:span text:style-name="T381"><text:s text:c="16"/></text:span><text:span text:style-name="T383">|</text:span><text:span text:style-name="T381"> </text:span><text:span text:style-name="T204">A</text:span><text:span text:style-name="T381">.</text:span><text:span text:style-name="T204">Times</text:span><text:span text:style-name="T381"> <text:s text:c="2"/></text:span><text:span text:style-name="T383">-&gt;</text:span><text:span text:style-name="T381"> </text:span><text:span text:style-name="T204">L</text:span><text:span text:style-name="T381">.build_fmul</text:span></text:p>
      <text:p text:style-name="Code"><text:span text:style-name="T381"><text:s text:c="16"/></text:span><text:span text:style-name="T383">|</text:span><text:span text:style-name="T381"> </text:span><text:span text:style-name="T204">A</text:span><text:span text:style-name="T381">.</text:span><text:span text:style-name="T204">Div</text:span><text:span text:style-name="T381"> <text:s text:c="4"/></text:span><text:span text:style-name="T383">-&gt;</text:span><text:span text:style-name="T381"> </text:span><text:span text:style-name="T204">L</text:span><text:span text:style-name="T381">.build_fdiv</text:span></text:p>
      <text:p text:style-name="Code"><text:span text:style-name="T381"><text:s text:c="16"/></text:span><text:span text:style-name="T383">|</text:span><text:span text:style-name="T381"> </text:span><text:span text:style-name="T204">A</text:span><text:span text:style-name="T381">.</text:span><text:span text:style-name="T204">Lt</text:span><text:span text:style-name="T381"> <text:s text:c="5"/></text:span><text:span text:style-name="T383">-&gt;</text:span><text:span text:style-name="T381"> </text:span><text:span text:style-name="T204">L</text:span><text:span text:style-name="T381">.build_fcmp </text:span><text:span text:style-name="T204">L</text:span><text:span text:style-name="T381">.</text:span><text:span text:style-name="T204">Fcmp</text:span><text:span text:style-name="T381">.</text:span><text:span text:style-name="T204">Olt</text:span></text:p>
      <text:p text:style-name="Code"><text:span text:style-name="T381"><text:s text:c="16"/></text:span><text:span text:style-name="T383">|</text:span><text:span text:style-name="T381"> </text:span><text:span text:style-name="T204">A</text:span><text:span text:style-name="T381">.</text:span><text:span text:style-name="T204">LtEq</text:span><text:span text:style-name="T381"> <text:s text:c="3"/></text:span><text:span text:style-name="T383">-&gt;</text:span><text:span text:style-name="T381"> </text:span><text:span text:style-name="T204">L</text:span><text:span text:style-name="T381">.build_fcmp </text:span><text:span text:style-name="T204">L</text:span><text:span text:style-name="T381">.</text:span><text:span text:style-name="T204">Fcmp</text:span><text:span text:style-name="T381">.</text:span><text:span text:style-name="T204">Ole</text:span></text:p>
      <text:p text:style-name="Code"><text:span text:style-name="T381"><text:s text:c="16"/></text:span><text:span text:style-name="T383">|</text:span><text:span text:style-name="T381"> </text:span><text:span text:style-name="T204">A</text:span><text:span text:style-name="T381">.</text:span><text:span text:style-name="T204">Eq</text:span><text:span text:style-name="T381"> <text:s text:c="5"/></text:span><text:span text:style-name="T383">-&gt;</text:span><text:span text:style-name="T381"> </text:span><text:span text:style-name="T204">L</text:span><text:span text:style-name="T381">.build_fcmp </text:span><text:span text:style-name="T204">L</text:span><text:span text:style-name="T381">.</text:span><text:span text:style-name="T204">Fcmp</text:span><text:span text:style-name="T381">.</text:span><text:span text:style-name="T204">Oeq</text:span></text:p>
      <text:p text:style-name="Code"><text:span text:style-name="T381"><text:s text:c="16"/></text:span><text:span text:style-name="T383">|</text:span><text:span text:style-name="T381"> </text:span><text:span text:style-name="T204">A</text:span><text:span text:style-name="T381">.</text:span><text:span text:style-name="T204">NEq</text:span><text:span text:style-name="T381"> <text:s text:c="4"/></text:span><text:span text:style-name="T383">-&gt;</text:span><text:span text:style-name="T381"> </text:span><text:span text:style-name="T204">L</text:span><text:span text:style-name="T381">.build_fcmp </text:span><text:span text:style-name="T204">L</text:span><text:span text:style-name="T381">.</text:span><text:span text:style-name="T204">Fcmp</text:span><text:span text:style-name="T381">.</text:span><text:span text:style-name="T204">One</text:span></text:p>
      <text:p text:style-name="Code"><text:span text:style-name="T381"><text:s text:c="16"/></text:span><text:span text:style-name="T383">|</text:span><text:span text:style-name="T381"> </text:span><text:span text:style-name="T204">A</text:span><text:span text:style-name="T381">.</text:span><text:span text:style-name="T204">GtEq</text:span><text:span text:style-name="T381"> <text:s text:c="3"/></text:span><text:span text:style-name="T383">-&gt;</text:span><text:span text:style-name="T381"> </text:span><text:span text:style-name="T204">L</text:span><text:span text:style-name="T381">.build_fcmp </text:span><text:span text:style-name="T204">L</text:span><text:span text:style-name="T381">.</text:span><text:span text:style-name="T204">Fcmp</text:span><text:span text:style-name="T381">.</text:span><text:span text:style-name="T204">Oge</text:span></text:p>
      <text:p text:style-name="Code"><text:span text:style-name="T381"><text:s text:c="16"/></text:span><text:span text:style-name="T383">|</text:span><text:span text:style-name="T381"> </text:span><text:span text:style-name="T204">A</text:span><text:span text:style-name="T381">.</text:span><text:span text:style-name="T204">Gt</text:span><text:span text:style-name="T381"> <text:s text:c="5"/></text:span><text:span text:style-name="T383">-&gt;</text:span><text:span text:style-name="T381"> </text:span><text:span text:style-name="T204">L</text:span><text:span text:style-name="T381">.build_fcmp </text:span><text:span text:style-name="T204">L</text:span><text:span text:style-name="T381">.</text:span><text:span text:style-name="T204">Fcmp</text:span><text:span text:style-name="T381">.</text:span><text:span text:style-name="T204">Ogt</text:span></text:p>
      <text:p text:style-name="Code"><text:span text:style-name="T381"><text:s text:c="16"/></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internal error: operation "</text:span></text:p>
      <text:p text:style-name="Code"><text:span text:style-name="T381"><text:s text:c="39"/></text:span><text:span text:style-name="T383">^</text:span><text:span text:style-name="T381"> </text:span><text:span text:style-name="T204">A</text:span><text:span text:style-name="T381">.string_of_op op</text:span></text:p>
      <text:p text:style-name="Code"><text:span text:style-name="T381"><text:s text:c="39"/></text:span><text:span text:style-name="T383">^</text:span><text:span text:style-name="T381"> </text:span><text:span text:style-name="T384">" not implemented for floats"</text:span><text:span text:style-name="T383">))</text:span></text:p>
      <text:p text:style-name="Code"><text:span text:style-name="T381"><text:s text:c="12"/></text:span><text:span text:style-name="T383">)</text:span><text:span text:style-name="T381"> e1' e2' </text:span><text:span text:style-name="T384">"tmp"</text:span><text:span text:style-name="T381"> builder </text:span><text:span text:style-name="T382">in</text:span></text:p>
      <text:p text:style-name="Code"><text:span text:style-name="T381"><text:s text:c="12"/></text:span><text:span text:style-name="T383">(</text:span><text:span text:style-name="T381">builder</text:span><text:span text:style-name="T383">,</text:span><text:span text:style-name="T381"> r</text:span><text:span text:style-name="T383">)</text:span></text:p>
      <text:p text:style-name="P296"/>
      <text:p text:style-name="Code"><text:span text:style-name="T381"><text:s text:c="8"/></text:span><text:span text:style-name="T380">(* Binary operation on bools *)</text:span></text:p>
      <text:p text:style-name="Code"><text:span text:style-name="T381"><text:s text:c="6"/></text:span><text:span text:style-name="T383">|</text:span><text:span text:style-name="T381"> </text:span><text:span text:style-name="T383">(_,</text:span><text:span text:style-name="T381"> </text:span><text:span text:style-name="T204">SBinop</text:span><text:span text:style-name="T381"> </text:span><text:span text:style-name="T383">((</text:span><text:span text:style-name="T204">SScalar</text:span><text:span text:style-name="T381"> </text:span><text:span text:style-name="T204">A</text:span><text:span text:style-name="T381">.</text:span><text:span text:style-name="T204">TBool</text:span><text:span text:style-name="T383">,_)</text:span><text:span text:style-name="T381"> </text:span><text:span text:style-name="T382">as</text:span><text:span text:style-name="T381"> e1</text:span><text:span text:style-name="T383">,</text:span><text:span text:style-name="T381"> op</text:span><text:span text:style-name="T383">,</text:span><text:span text:style-name="T381"> e2</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_,</text:span><text:span text:style-name="T381">e1'</text:span><text:span text:style-name="T383">)</text:span><text:span text:style-name="T381"> </text:span><text:span text:style-name="T383">=</text:span><text:span text:style-name="T381"> build_expr ctx builder e1</text:span></text:p>
      <text:p text:style-name="Code"><text:span text:style-name="T381"><text:s text:c="12"/></text:span><text:span text:style-name="T386">and</text:span><text:span text:style-name="T381"> </text:span><text:span text:style-name="T383">(_,</text:span><text:span text:style-name="T381">e2'</text:span><text:span text:style-name="T383">)</text:span><text:span text:style-name="T381"> </text:span><text:span text:style-name="T383">=</text:span><text:span text:style-name="T381"> build_expr ctx builder e2 </text:span><text:span text:style-name="T382">in</text:span></text:p>
      <text:p text:style-name="Code"><text:span text:style-name="T381"><text:s text:c="12"/></text:span><text:span text:style-name="T382">let</text:span><text:span text:style-name="T381"> r </text:span><text:span text:style-name="T383">=</text:span><text:span text:style-name="T381"> </text:span><text:span text:style-name="T383">(</text:span><text:span text:style-name="T382">match</text:span><text:span text:style-name="T381"> op </text:span><text:span text:style-name="T382">with</text:span></text:p>
      <text:p text:style-name="Code"><text:span text:style-name="T381"><text:s text:c="18"/></text:span><text:span text:style-name="T204">A</text:span><text:span text:style-name="T381">.</text:span><text:span text:style-name="T204">Or</text:span><text:span text:style-name="T381"> <text:s/></text:span><text:span text:style-name="T383">-&gt;</text:span><text:span text:style-name="T381"> </text:span><text:span text:style-name="T204">L</text:span><text:span text:style-name="T381">.build_or</text:span></text:p>
      <text:p text:style-name="Code"><text:span text:style-name="T381"><text:s text:c="16"/></text:span><text:span text:style-name="T383">|</text:span><text:span text:style-name="T381"> </text:span><text:span text:style-name="T204">A</text:span><text:span text:style-name="T381">.</text:span><text:span text:style-name="T204">And</text:span><text:span text:style-name="T381"> </text:span><text:span text:style-name="T383">-&gt;</text:span><text:span text:style-name="T381"> </text:span><text:span text:style-name="T204">L</text:span><text:span text:style-name="T381">.build_and</text:span></text:p>
      <text:p text:style-name="Code"><text:span text:style-name="T381"><text:s text:c="16"/></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internal error: operation "</text:span></text:p>
      <text:p text:style-name="Code"><text:span text:style-name="T381"><text:s text:c="39"/></text:span><text:span text:style-name="T383">^</text:span><text:span text:style-name="T381"> </text:span><text:span text:style-name="T204">A</text:span><text:span text:style-name="T381">.string_of_op op</text:span></text:p>
      <text:p text:style-name="Code"><text:span text:style-name="T381"><text:s text:c="39"/></text:span><text:span text:style-name="T383">^</text:span><text:span text:style-name="T381"> </text:span><text:span text:style-name="T384">" not implemented for bools"</text:span><text:span text:style-name="T383">))</text:span></text:p>
      <text:p text:style-name="Code"><text:span text:style-name="T381"><text:s text:c="12"/></text:span><text:span text:style-name="T383">)</text:span><text:span text:style-name="T381"> e1' e2' </text:span><text:span text:style-name="T384">"tmp"</text:span><text:span text:style-name="T381"> builder </text:span><text:span text:style-name="T382">in</text:span></text:p>
      <text:p text:style-name="Code"><text:span text:style-name="T381"><text:s text:c="12"/></text:span><text:span text:style-name="T383">(</text:span><text:span text:style-name="T381">builder</text:span><text:span text:style-name="T383">,</text:span><text:span text:style-name="T381"> r</text:span><text:span text:style-name="T383">)</text:span></text:p>
      <text:p text:style-name="P296"/>
      <text:p text:style-name="Code"><text:span text:style-name="T381"><text:s text:c="8"/></text:span><text:span text:style-name="T380">(* Binary operation on strings *)</text:span></text:p>
      <text:p text:style-name="Code"><text:soft-page-break/><text:span text:style-name="T381"><text:s text:c="6"/></text:span><text:span text:style-name="T383">|</text:span><text:span text:style-name="T381"> </text:span><text:span text:style-name="T383">(_,</text:span><text:span text:style-name="T381"> </text:span><text:span text:style-name="T204">SBinop</text:span><text:span text:style-name="T381"> </text:span><text:span text:style-name="T383">((</text:span><text:span text:style-name="T204">SScalar</text:span><text:span text:style-name="T381"> </text:span><text:span text:style-name="T204">A</text:span><text:span text:style-name="T381">.</text:span><text:span text:style-name="T204">TString</text:span><text:span text:style-name="T383">,_)</text:span><text:span text:style-name="T381"> </text:span><text:span text:style-name="T382">as</text:span><text:span text:style-name="T381"> e1</text:span><text:span text:style-name="T383">,</text:span><text:span text:style-name="T381"> </text:span><text:span text:style-name="T204">A</text:span><text:span text:style-name="T381">.</text:span><text:span text:style-name="T204">Plus</text:span><text:span text:style-name="T383">,</text:span><text:span text:style-name="T381"> e2</text:span><text:span text:style-name="T383">))</text:span><text:span text:style-name="T381"> </text:span><text:span text:style-name="T383">-&gt;</text:span></text:p>
      <text:p text:style-name="Code"><text:span text:style-name="T381"><text:s text:c="12"/></text:span><text:span text:style-name="T382">let</text:span><text:span text:style-name="T381"> args' </text:span><text:span text:style-name="T383">=</text:span><text:span text:style-name="T381"> </text:span><text:span text:style-name="T204">List</text:span><text:span text:style-name="T381">.map </text:span><text:span text:style-name="T383">(</text:span><text:span text:style-name="T381">build_expr ctx builder</text:span><text:span text:style-name="T383">)</text:span><text:span text:style-name="T381"> </text:span><text:span text:style-name="T383">[</text:span><text:span text:style-name="T381">e1</text:span><text:span text:style-name="T383">;</text:span><text:span text:style-name="T381"> e2</text:span><text:span text:style-name="T383">]</text:span><text:span text:style-name="T381"> </text:span><text:span text:style-name="T382">in</text:span></text:p>
      <text:p text:style-name="Code"><text:span text:style-name="T381"><text:s text:c="12"/></text:span><text:span text:style-name="T382">let</text:span><text:span text:style-name="T381"> args' </text:span><text:span text:style-name="T383">=</text:span><text:span text:style-name="T381"> </text:span><text:span text:style-name="T204">Array</text:span><text:span text:style-name="T381">.of_list </text:span><text:span text:style-name="T383">(</text:span><text:span text:style-name="T204">List</text:span><text:span text:style-name="T381">.map snd args'</text:span><text:span text:style-name="T383">)</text:span><text:span text:style-name="T381">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call </text:span><text:span text:style-name="T383">__</text:span><text:span text:style-name="T381">bt_str_concat args'</text:span></text:p>
      <text:p text:style-name="Code"><text:span text:style-name="T381"><text:s text:c="35"/></text:span><text:span text:style-name="T384">"__bt_str_concat"</text:span><text:span text:style-name="T381"> builder</text:span><text:span text:style-name="T383">)</text:span></text:p>
      <text:p text:style-name="P296"/>
      <text:p text:style-name="Code"><text:span text:style-name="T381"><text:s text:c="8"/></text:span><text:span text:style-name="T380">(* Unary operation on integer *)</text:span></text:p>
      <text:p text:style-name="Code"><text:span text:style-name="T381"><text:s text:c="6"/></text:span><text:span text:style-name="T383">|</text:span><text:span text:style-name="T381"> </text:span><text:span text:style-name="T383">(</text:span><text:span text:style-name="T204">SScalar</text:span><text:span text:style-name="T381"> </text:span><text:span text:style-name="T383">(</text:span><text:span text:style-name="T204">A</text:span><text:span text:style-name="T381">.</text:span><text:span text:style-name="T204">TInt</text:span><text:span text:style-name="T381"> </text:span><text:span text:style-name="T383">_),</text:span><text:span text:style-name="T381"> </text:span><text:span text:style-name="T204">SUnop</text:span><text:span text:style-name="T381"> </text:span><text:span text:style-name="T383">(</text:span><text:span text:style-name="T381">uop</text:span><text:span text:style-name="T383">,</text:span><text:span text:style-name="T381"> e</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382">match</text:span><text:span text:style-name="T381"> uop </text:span><text:span text:style-name="T382">with</text:span></text:p>
      <text:p text:style-name="Code"><text:span text:style-name="T381"><text:s text:c="16"/></text:span><text:span text:style-name="T204">A</text:span><text:span text:style-name="T381">.</text:span><text:span text:style-name="T204">BwNot</text:span><text:span text:style-name="T381"> </text:span><text:span text:style-name="T383">-&gt;</text:span><text:span text:style-name="T381"> </text:span><text:span text:style-name="T204">L</text:span><text:span text:style-name="T381">.build_not e' </text:span><text:span text:style-name="T384">"tmp"</text:span><text:span text:style-name="T381"> builder</text:span></text:p>
      <text:p text:style-name="Code"><text:span text:style-name="T381"><text:s text:c="14"/></text:span><text:span text:style-name="T383">|</text:span><text:span text:style-name="T381"> </text:span><text:span text:style-name="T204">A</text:span><text:span text:style-name="T381">.</text:span><text:span text:style-name="T204">Neg</text:span><text:span text:style-name="T381"> </text:span><text:span text:style-name="T383">-&gt;</text:span><text:span text:style-name="T381"> </text:span><text:span text:style-name="T204">L</text:span><text:span text:style-name="T381">.build_neg e' </text:span><text:span text:style-name="T384">"tmp"</text:span><text:span text:style-name="T381"> builder</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internal error: operation "</text:span></text:p>
      <text:p text:style-name="Code"><text:span text:style-name="T381"><text:s text:c="37"/></text:span><text:span text:style-name="T383">^</text:span><text:span text:style-name="T381"> </text:span><text:span text:style-name="T204">A</text:span><text:span text:style-name="T381">.string_of_uop uop</text:span></text:p>
      <text:p text:style-name="Code"><text:span text:style-name="T381"><text:s text:c="37"/></text:span><text:span text:style-name="T383">^</text:span><text:span text:style-name="T381"> </text:span><text:span text:style-name="T384">" not implemented for integers"</text:span><text:span text:style-name="T383">)))</text:span></text:p>
      <text:p text:style-name="P296"/>
      <text:p text:style-name="Code"><text:span text:style-name="T381"><text:s text:c="8"/></text:span><text:span text:style-name="T380">(* Unary operation on float *)</text:span></text:p>
      <text:p text:style-name="Code"><text:span text:style-name="T381"><text:s text:c="6"/></text:span><text:span text:style-name="T383">|</text:span><text:span text:style-name="T381"> </text:span><text:span text:style-name="T383">(</text:span><text:span text:style-name="T204">SScalar</text:span><text:span text:style-name="T381"> </text:span><text:span text:style-name="T383">(</text:span><text:span text:style-name="T204">A</text:span><text:span text:style-name="T381">.</text:span><text:span text:style-name="T204">TFloat</text:span><text:span text:style-name="T381"> </text:span><text:span text:style-name="T383">_),</text:span><text:span text:style-name="T381"> </text:span><text:span text:style-name="T204">SUnop</text:span><text:span text:style-name="T381"> </text:span><text:span text:style-name="T383">(</text:span><text:span text:style-name="T204">A</text:span><text:span text:style-name="T381">.</text:span><text:span text:style-name="T204">Neg</text:span><text:span text:style-name="T383">,</text:span><text:span text:style-name="T381"> e</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fneg e' </text:span><text:span text:style-name="T384">"tmp"</text:span><text:span text:style-name="T381"> builder</text:span><text:span text:style-name="T383">)</text:span></text:p>
      <text:p text:style-name="P296"/>
      <text:p text:style-name="Code"><text:span text:style-name="T381"><text:s text:c="8"/></text:span><text:span text:style-name="T380">(* Unary operation on bool *)</text:span></text:p>
      <text:p text:style-name="Code"><text:span text:style-name="T381"><text:s text:c="6"/></text:span><text:span text:style-name="T383">|</text:span><text:span text:style-name="T381"> </text:span><text:span text:style-name="T383">(</text:span><text:span text:style-name="T204">SScalar</text:span><text:span text:style-name="T381"> </text:span><text:span text:style-name="T204">A</text:span><text:span text:style-name="T381">.</text:span><text:span text:style-name="T204">TBool</text:span><text:span text:style-name="T383">,</text:span><text:span text:style-name="T381"> </text:span><text:span text:style-name="T204">SUnop</text:span><text:span text:style-name="T381"> </text:span><text:span text:style-name="T383">(</text:span><text:span text:style-name="T204">A</text:span><text:span text:style-name="T381">.</text:span><text:span text:style-name="T204">Not</text:span><text:span text:style-name="T383">,</text:span><text:span text:style-name="T381"> e</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not e' </text:span><text:span text:style-name="T384">"not"</text:span><text:span text:style-name="T381"> builder</text:span><text:span text:style-name="T383">)</text:span></text:p>
      <text:p text:style-name="P296"/>
      <text:p text:style-name="Code"><text:span text:style-name="T381"><text:s text:c="8"/></text:span><text:span text:style-name="T380">(* Conditional block (it's an expression) *)</text:span></text:p>
      <text:p text:style-name="Code"><text:span text:style-name="T381"><text:s text:c="6"/></text:span><text:span text:style-name="T383">|</text:span><text:span text:style-name="T381"> </text:span><text:span text:style-name="T383">(</text:span><text:span text:style-name="T381">t</text:span><text:span text:style-name="T383">,</text:span><text:span text:style-name="T381"> </text:span><text:span text:style-name="T204">SIf</text:span><text:span text:style-name="T381"> </text:span><text:span text:style-name="T383">(</text:span><text:span text:style-name="T381">pred</text:span><text:span text:style-name="T383">,</text:span><text:span text:style-name="T381"> then_</text:span><text:span text:style-name="T383">,</text:span><text:span text:style-name="T381"> else_</text:span><text:span text:style-name="T383">))</text:span><text:span text:style-name="T381"> </text:span><text:span text:style-name="T383">-&gt;</text:span></text:p>
      <text:p text:style-name="Code"><text:span text:style-name="T381"><text:s text:c="12"/></text:span><text:span text:style-name="T382">let</text:span><text:span text:style-name="T381"> the_function </text:span><text:span text:style-name="T383">=</text:span><text:span text:style-name="T381"> </text:span><text:span text:style-name="T382">match</text:span><text:span text:style-name="T381"> ctx</text:span><text:span text:style-name="T383">.</text:span><text:span text:style-name="T381">cur_func </text:span><text:span text:style-name="T382">with</text:span></text:p>
      <text:p text:style-name="Code"><text:span text:style-name="T381"><text:s text:c="16"/></text:span><text:span text:style-name="T204">Some</text:span><text:span text:style-name="T381"> f </text:span><text:span text:style-name="T383">-&gt;</text:span><text:span text:style-name="T381"> f</text:span></text:p>
      <text:p text:style-name="Code"><text:span text:style-name="T381"><text:s text:c="14"/></text:span><text:span text:style-name="T383">|</text:span><text:span text:style-name="T381"> </text:span><text:span text:style-name="T204">None</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4">"internal error: no current function"</text:span><text:span text:style-name="T383">)</text:span></text:p>
      <text:p text:style-name="Code"><text:span text:style-name="T381"><text:s text:c="12"/></text:span><text:span text:style-name="T382">in</text:span></text:p>
      <text:p text:style-name="P296"/>
      <text:p text:style-name="Code"><text:span text:style-name="T381"><text:s text:c="12"/></text:span><text:span text:style-name="T380">(* The result of the block expression will be stored here *)</text:span></text:p>
      <text:p text:style-name="Code"><text:span text:style-name="T381"><text:s text:c="12"/></text:span><text:span text:style-name="T382">let</text:span><text:span text:style-name="T381"> block_res </text:span><text:span text:style-name="T383">=</text:span><text:span text:style-name="T381"> </text:span><text:span text:style-name="T382">match</text:span><text:span text:style-name="T381"> t </text:span><text:span text:style-name="T382">with</text:span></text:p>
      <text:p text:style-name="Code"><text:span text:style-name="T381"><text:s text:c="16"/></text:span><text:span text:style-name="T204">SScalar</text:span><text:span text:style-name="T381"> </text:span><text:span text:style-name="T204">A</text:span><text:span text:style-name="T381">.</text:span><text:span text:style-name="T204">TNone</text:span><text:span text:style-name="T381"> </text:span><text:span text:style-name="T383">-&gt;</text:span><text:span text:style-name="T381"> </text:span><text:span text:style-name="T204">None</text:span></text:p>
      <text:p text:style-name="Code"><text:span text:style-name="T381"><text:s text:c="14"/></text:span><text:span text:style-name="T383">|</text:span><text:span text:style-name="T381"> </text:span><text:span text:style-name="T204">SScalar</text:span><text:span text:style-name="T381"> </text:span><text:span text:style-name="T383">_</text:span><text:span text:style-name="T381"> </text:span><text:span text:style-name="T383">-&gt;</text:span></text:p>
      <text:p text:style-name="Code"><text:span text:style-name="T381"><text:s text:c="22"/></text:span><text:span text:style-name="T204">Some</text:span><text:span text:style-name="T381"> </text:span><text:span text:style-name="T383">(</text:span><text:span text:style-name="T381">create_entry_block_alloca the_function </text:span><text:span text:style-name="T384">"blres"</text:span><text:span text:style-name="T381"> t</text:span><text:span text:style-name="T383">)</text:span></text:p>
      <text:p text:style-name="Code"><text:span text:style-name="T381"><text:s text:c="14"/></text:span><text:span text:style-name="T383">|</text:span><text:span text:style-name="T381"> </text:span><text:span text:style-name="T204">SArray</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4">"arrays not implemented yet"</text:span><text:span text:style-name="T383">)</text:span></text:p>
      <text:p text:style-name="Code"><text:span text:style-name="T381"><text:s text:c="12"/></text:span><text:span text:style-name="T382">in</text:span></text:p>
      <text:p text:style-name="P296"/>
      <text:p text:style-name="Code"><text:span text:style-name="T381"><text:s text:c="12"/></text:span><text:span text:style-name="T380">(* Build predicate *)</text:span></text:p>
      <text:p text:style-name="Code"><text:span text:style-name="T381"><text:s text:c="12"/></text:span><text:span text:style-name="T382">let</text:span><text:span text:style-name="T381"> </text:span><text:span text:style-name="T383">(_,</text:span><text:span text:style-name="T381">pred'</text:span><text:span text:style-name="T383">)</text:span><text:span text:style-name="T381"> </text:span><text:span text:style-name="T383">=</text:span><text:span text:style-name="T381"> build_expr ctx builder pred </text:span><text:span text:style-name="T382">in</text:span></text:p>
      <text:p text:style-name="Code"><text:span text:style-name="T381"><text:s text:c="12"/></text:span><text:span text:style-name="T382">let</text:span><text:span text:style-name="T381"> merge_bb </text:span><text:span text:style-name="T383">=</text:span><text:span text:style-name="T381"> </text:span><text:span text:style-name="T204">L</text:span><text:span text:style-name="T381">.append_block context </text:span><text:span text:style-name="T384">"merge"</text:span><text:span text:style-name="T381"> the_function </text:span><text:span text:style-name="T382">in</text:span></text:p>
      <text:p text:style-name="Code"><text:span text:style-name="T381"><text:s text:c="12"/></text:span><text:span text:style-name="T382">let</text:span><text:span text:style-name="T381"> build_br_merge </text:span><text:span text:style-name="T383">=</text:span><text:span text:style-name="T381"> </text:span><text:span text:style-name="T204">L</text:span><text:span text:style-name="T381">.build_br merge_bb </text:span><text:span text:style-name="T382">in</text:span><text:span text:style-name="T381"> </text:span><text:span text:style-name="T380">(* partial function *)</text:span></text:p>
      <text:p text:style-name="P296"/>
      <text:p text:style-name="Code"><text:span text:style-name="T381"><text:s text:c="12"/></text:span><text:span text:style-name="T380">(* Build then block *)</text:span></text:p>
      <text:p text:style-name="Code"><text:span text:style-name="T381"><text:s text:c="12"/></text:span><text:span text:style-name="T382">let</text:span><text:span text:style-name="T381"> then_bb </text:span><text:span text:style-name="T383">=</text:span><text:span text:style-name="T381"> </text:span><text:span text:style-name="T204">L</text:span><text:span text:style-name="T381">.append_block context </text:span><text:span text:style-name="T384">"then"</text:span><text:span text:style-name="T381"> the_function </text:span><text:span text:style-name="T382">in</text:span></text:p>
      <text:p text:style-name="Code"><text:span text:style-name="T381"><text:s text:c="12"/></text:span><text:span text:style-name="T382">let</text:span><text:span text:style-name="T381"> then_builder </text:span><text:span text:style-name="T383">=</text:span><text:span text:style-name="T381"> </text:span><text:span text:style-name="T383">(</text:span><text:span text:style-name="T204">L</text:span><text:span text:style-name="T381">.builder_at_end context then_bb</text:span><text:span text:style-name="T383">)</text:span><text:span text:style-name="T381"> </text:span><text:span text:style-name="T382">in</text:span></text:p>
      <text:p text:style-name="Code"><text:span text:style-name="T381"><text:s text:c="12"/></text:span><text:span text:style-name="T382">let</text:span><text:span text:style-name="T381"> then_builder </text:span><text:span text:style-name="T383">=</text:span><text:span text:style-name="T381"> </text:span><text:span text:style-name="T383">(</text:span><text:span text:style-name="T381">build_block ctx then_builder block_res then_</text:span><text:span text:style-name="T383">)</text:span><text:span text:style-name="T381"> </text:span><text:span text:style-name="T382">in</text:span></text:p>
      <text:p text:style-name="Code"><text:span text:style-name="T381"><text:s text:c="12"/>add_terminal then_builder build_br_merge</text:span><text:span text:style-name="T383">;</text:span></text:p>
      <text:p text:style-name="P296"/>
      <text:p text:style-name="Code"><text:soft-page-break/><text:span text:style-name="T381"><text:s text:c="12"/></text:span><text:span text:style-name="T380">(* Build else block *)</text:span></text:p>
      <text:p text:style-name="Code"><text:span text:style-name="T381"><text:s text:c="12"/></text:span><text:span text:style-name="T382">let</text:span><text:span text:style-name="T381"> else_bb </text:span><text:span text:style-name="T383">=</text:span><text:span text:style-name="T381"> </text:span><text:span text:style-name="T204">L</text:span><text:span text:style-name="T381">.append_block context </text:span><text:span text:style-name="T384">"else"</text:span><text:span text:style-name="T381"> the_function </text:span><text:span text:style-name="T382">in</text:span></text:p>
      <text:p text:style-name="Code"><text:span text:style-name="T381"><text:s text:c="12"/></text:span><text:span text:style-name="T382">let</text:span><text:span text:style-name="T381"> else_builder </text:span><text:span text:style-name="T383">=</text:span><text:span text:style-name="T381"> </text:span><text:span text:style-name="T383">(</text:span><text:span text:style-name="T204">L</text:span><text:span text:style-name="T381">.builder_at_end context else_bb</text:span><text:span text:style-name="T383">)</text:span><text:span text:style-name="T381"> </text:span><text:span text:style-name="T382">in</text:span></text:p>
      <text:p text:style-name="Code"><text:span text:style-name="T381"><text:s text:c="12"/></text:span><text:span text:style-name="T382">let</text:span><text:span text:style-name="T381"> else_builder </text:span><text:span text:style-name="T383">=</text:span><text:span text:style-name="T381"> </text:span><text:span text:style-name="T383">(</text:span><text:span text:style-name="T381">build_block ctx else_builder block_res else_</text:span><text:span text:style-name="T383">)</text:span><text:span text:style-name="T381"> </text:span><text:span text:style-name="T382">in</text:span></text:p>
      <text:p text:style-name="Code"><text:span text:style-name="T381"><text:s text:c="12"/>add_terminal else_builder build_br_merge</text:span><text:span text:style-name="T383">;</text:span></text:p>
      <text:p text:style-name="P296"/>
      <text:p text:style-name="Code"><text:span text:style-name="T381"><text:s text:c="12"/></text:span><text:span text:style-name="T382">let</text:span><text:span text:style-name="T381"> </text:span><text:span text:style-name="T383">_</text:span><text:span text:style-name="T381"> </text:span><text:span text:style-name="T383">=</text:span><text:span text:style-name="T381"> </text:span><text:span text:style-name="T204">L</text:span><text:span text:style-name="T381">.build_cond_br pred' then_bb else_bb builder </text:span><text:span text:style-name="T382">in</text:span></text:p>
      <text:p text:style-name="Code"><text:span text:style-name="T381"><text:s text:c="12"/></text:span><text:span text:style-name="T382">let</text:span><text:span text:style-name="T381"> </text:span><text:span text:style-name="T383">_</text:span><text:span text:style-name="T381"> </text:span><text:span text:style-name="T383">=</text:span><text:span text:style-name="T381"> </text:span><text:span text:style-name="T204">L</text:span><text:span text:style-name="T381">.move_block_after else_bb merge_bb </text:span><text:span text:style-name="T382">in</text:span></text:p>
      <text:p text:style-name="Code"><text:span text:style-name="T381"><text:s text:c="12"/></text:span><text:span text:style-name="T382">let</text:span><text:span text:style-name="T381"> builder </text:span><text:span text:style-name="T383">=</text:span><text:span text:style-name="T381"> </text:span><text:span text:style-name="T204">L</text:span><text:span text:style-name="T381">.builder_at_end context merge_bb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382">match</text:span><text:span text:style-name="T381"> block_res </text:span><text:span text:style-name="T382">with</text:span></text:p>
      <text:p text:style-name="Code"><text:span text:style-name="T381"><text:s text:c="16"/></text:span><text:span text:style-name="T204">Some</text:span><text:span text:style-name="T381"> v </text:span><text:span text:style-name="T383">-&gt;</text:span><text:span text:style-name="T381"> </text:span><text:span text:style-name="T204">L</text:span><text:span text:style-name="T381">.build_load v </text:span><text:span text:style-name="T384">"res"</text:span><text:span text:style-name="T381"> builder</text:span></text:p>
      <text:p text:style-name="Code"><text:span text:style-name="T381"><text:s text:c="14"/></text:span><text:span text:style-name="T383">|</text:span><text:span text:style-name="T381"> </text:span><text:span text:style-name="T204">None</text:span><text:span text:style-name="T381"> </text:span><text:span text:style-name="T383">-&gt;</text:span><text:span text:style-name="T381"> </text:span><text:span text:style-name="T204">L</text:span><text:span text:style-name="T381">.undef void_t</text:span><text:span text:style-name="T383">)</text:span></text:p>
      <text:p text:style-name="P296"/>
      <text:p text:style-name="Code"><text:span text:style-name="T381"><text:s text:c="6"/></text:span><text:span text:style-name="T383">|</text:span><text:span text:style-name="T381"> </text:span><text:span text:style-name="T383">(_,</text:span><text:span text:style-name="T381"> </text:span><text:span text:style-name="T204">SCall</text:span><text:span text:style-name="T383">(</text:span><text:span text:style-name="T384">"__bt_emit"</text:span><text:span text:style-name="T383">,</text:span><text:span text:style-name="T381"> args</text:span><text:span text:style-name="T383">))</text:span><text:span text:style-name="T381"> </text:span><text:span text:style-name="T383">-&gt;</text:span></text:p>
      <text:p text:style-name="Code"><text:span text:style-name="T381"><text:s text:c="12"/></text:span><text:span text:style-name="T382">let</text:span><text:span text:style-name="T381"> args' </text:span><text:span text:style-name="T383">=</text:span><text:span text:style-name="T381"> </text:span><text:span text:style-name="T204">List</text:span><text:span text:style-name="T381">.map </text:span><text:span text:style-name="T383">(</text:span><text:span text:style-name="T381">build_expr_s ctx builder</text:span><text:span text:style-name="T383">)</text:span><text:span text:style-name="T381"> args </text:span><text:span text:style-name="T382">in</text:span></text:p>
      <text:p text:style-name="Code"><text:span text:style-name="T381"><text:s text:c="12"/></text:span><text:span text:style-name="T382">let</text:span><text:span text:style-name="T381"> args' </text:span><text:span text:style-name="T383">=</text:span><text:span text:style-name="T381"> </text:span><text:span text:style-name="T204">Array</text:span><text:span text:style-name="T381">.of_list </text:span><text:span text:style-name="T383">(</text:span><text:span text:style-name="T204">List</text:span><text:span text:style-name="T381">.map snd args'</text:span><text:span text:style-name="T383">)</text:span><text:span text:style-name="T381">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call </text:span><text:span text:style-name="T383">__</text:span><text:span text:style-name="T381">bt_emit args' </text:span><text:span text:style-name="T384">""</text:span><text:span text:style-name="T381"> builder</text:span><text:span text:style-name="T383">)</text:span></text:p>
      <text:p text:style-name="P296"/>
      <text:p text:style-name="Code"><text:span text:style-name="T381"><text:s text:c="6"/></text:span><text:span text:style-name="T383">|</text:span><text:span text:style-name="T381"> </text:span><text:span text:style-name="T383">(_,</text:span><text:span text:style-name="T381"> </text:span><text:span text:style-name="T204">SCall</text:span><text:span text:style-name="T383">(</text:span><text:span text:style-name="T384">"__bt_len"</text:span><text:span text:style-name="T383">,</text:span><text:span text:style-name="T381"> </text:span><text:span text:style-name="T383">[</text:span><text:span text:style-name="T381">e</text:span><text:span text:style-name="T383">]))</text:span><text:span text:style-name="T381">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12"/></text:span><text:span text:style-name="T382">let</text:span><text:span text:style-name="T381"> n </text:span><text:span text:style-name="T383">=</text:span><text:span text:style-name="T381"> </text:span><text:span text:style-name="T204">L</text:span><text:span text:style-name="T381">.build_struct_gep e' </text:span><text:span text:style-name="T383">0</text:span><text:span text:style-name="T381"> </text:span><text:span text:style-name="T384">"n"</text:span><text:span text:style-name="T381"> builder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load n </text:span><text:span text:style-name="T384">"len"</text:span><text:span text:style-name="T381"> builder</text:span><text:span text:style-name="T383">)</text:span></text:p>
      <text:p text:style-name="P296"/>
      <text:p text:style-name="Code"><text:span text:style-name="T381"><text:s text:c="6"/></text:span><text:span text:style-name="T383">|</text:span><text:span text:style-name="T381"> </text:span><text:span text:style-name="T383">(</text:span><text:span text:style-name="T204">SScalar</text:span><text:span text:style-name="T381"> t</text:span><text:span text:style-name="T383">,</text:span><text:span text:style-name="T381"> </text:span><text:span text:style-name="T204">SCall</text:span><text:span text:style-name="T383">(</text:span><text:span text:style-name="T384">"__bt_read"</text:span><text:span text:style-name="T383">,</text:span><text:span text:style-name="T381"> </text:span><text:span text:style-name="T383">_))</text:span><text:span text:style-name="T381"> </text:span><text:span text:style-name="T383">-&gt;</text:span></text:p>
      <text:p text:style-name="Code"><text:span text:style-name="T381"><text:s text:c="12"/></text:span><text:span text:style-name="T382">let</text:span><text:span text:style-name="T381"> f </text:span><text:span text:style-name="T383">=</text:span><text:span text:style-name="T381"> </text:span><text:span text:style-name="T382">match</text:span><text:span text:style-name="T381"> t </text:span><text:span text:style-name="T382">with</text:span></text:p>
      <text:p text:style-name="Code"><text:span text:style-name="T381"><text:s text:c="16"/></text:span><text:span text:style-name="T204">A</text:span><text:span text:style-name="T381">.</text:span><text:span text:style-name="T204">TInt</text:span><text:span text:style-name="T383">(_,8)</text:span><text:span text:style-name="T381"> <text:s/></text:span><text:span text:style-name="T383">-&gt;</text:span><text:span text:style-name="T381"> </text:span><text:span text:style-name="T383">__</text:span><text:span text:style-name="T381">bt_read_i8</text:span></text:p>
      <text:p text:style-name="Code"><text:span text:style-name="T381"><text:s text:c="14"/></text:span><text:span text:style-name="T383">|</text:span><text:span text:style-name="T381"> </text:span><text:span text:style-name="T204">A</text:span><text:span text:style-name="T381">.</text:span><text:span text:style-name="T204">TInt</text:span><text:span text:style-name="T383">(_,16)</text:span><text:span text:style-name="T381"> </text:span><text:span text:style-name="T383">-&gt;</text:span><text:span text:style-name="T381"> </text:span><text:span text:style-name="T383">__</text:span><text:span text:style-name="T381">bt_read_i16</text:span></text:p>
      <text:p text:style-name="Code"><text:span text:style-name="T381"><text:s text:c="14"/></text:span><text:span text:style-name="T383">|</text:span><text:span text:style-name="T381"> </text:span><text:span text:style-name="T204">A</text:span><text:span text:style-name="T381">.</text:span><text:span text:style-name="T204">TInt</text:span><text:span text:style-name="T383">(_,32)</text:span><text:span text:style-name="T381"> </text:span><text:span text:style-name="T383">-&gt;</text:span><text:span text:style-name="T381"> </text:span><text:span text:style-name="T383">__</text:span><text:span text:style-name="T381">bt_read_i32</text:span></text:p>
      <text:p text:style-name="Code"><text:span text:style-name="T381"><text:s text:c="14"/></text:span><text:span text:style-name="T383">|</text:span><text:span text:style-name="T381"> </text:span><text:span text:style-name="T204">A</text:span><text:span text:style-name="T381">.</text:span><text:span text:style-name="T204">TInt</text:span><text:span text:style-name="T383">(_,64)</text:span><text:span text:style-name="T381"> </text:span><text:span text:style-name="T383">-&gt;</text:span><text:span text:style-name="T381"> </text:span><text:span text:style-name="T383">__</text:span><text:span text:style-name="T381">bt_read_i64</text:span></text:p>
      <text:p text:style-name="Code"><text:span text:style-name="T381"><text:s text:c="14"/></text:span><text:span text:style-name="T383">|</text:span><text:span text:style-name="T381"> </text:span><text:span text:style-name="T204">A</text:span><text:span text:style-name="T381">.</text:span><text:span text:style-name="T204">TFloat</text:span><text:span text:style-name="T381"> </text:span><text:span text:style-name="T383">32</text:span><text:span text:style-name="T381"> <text:s/></text:span><text:span text:style-name="T383">-&gt;</text:span><text:span text:style-name="T381"> </text:span><text:span text:style-name="T383">__</text:span><text:span text:style-name="T381">bt_read_f32</text:span></text:p>
      <text:p text:style-name="Code"><text:span text:style-name="T381"><text:s text:c="14"/></text:span><text:span text:style-name="T383">|</text:span><text:span text:style-name="T381"> </text:span><text:span text:style-name="T204">A</text:span><text:span text:style-name="T381">.</text:span><text:span text:style-name="T204">TFloat</text:span><text:span text:style-name="T381"> </text:span><text:span text:style-name="T383">64</text:span><text:span text:style-name="T381"> <text:s/></text:span><text:span text:style-name="T383">-&gt;</text:span><text:span text:style-name="T381"> </text:span><text:span text:style-name="T383">__</text:span><text:span text:style-name="T381">bt_read_f64</text:span></text:p>
      <text:p text:style-name="Code"><text:span text:style-name="T381"><text:s text:c="14"/></text:span><text:span text:style-name="T383">|</text:span><text:span text:style-name="T381"> </text:span><text:span text:style-name="T204">A</text:span><text:span text:style-name="T381">.</text:span><text:span text:style-name="T204">TString</text:span><text:span text:style-name="T381"> <text:s text:c="3"/></text:span><text:span text:style-name="T383">-&gt;</text:span><text:span text:style-name="T381"> </text:span><text:span text:style-name="T383">__</text:span><text:span text:style-name="T381">bt_read_str</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automatic reading of scalar type "</text:span></text:p>
      <text:p text:style-name="Code"><text:span text:style-name="T381"><text:s text:c="37"/></text:span><text:span text:style-name="T383">^</text:span><text:span text:style-name="T381"> </text:span><text:span text:style-name="T204">A</text:span><text:span text:style-name="T381">.string_of_ptype t</text:span></text:p>
      <text:p text:style-name="Code"><text:span text:style-name="T381"><text:s text:c="37"/></text:span><text:span text:style-name="T383">^</text:span><text:span text:style-name="T381"> </text:span><text:span text:style-name="T384">" not implemented"</text:span><text:span text:style-name="T383">))</text:span></text:p>
      <text:p text:style-name="Code"><text:span text:style-name="T381"><text:s text:c="12"/></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call f </text:span><text:span text:style-name="T383">[|</text:span><text:span text:style-name="T381"> </text:span><text:span text:style-name="T383">|]</text:span><text:span text:style-name="T381"> </text:span><text:span text:style-name="T384">"__bt_read"</text:span><text:span text:style-name="T381"> builder</text:span><text:span text:style-name="T383">)</text:span></text:p>
      <text:p text:style-name="P296"/>
      <text:p text:style-name="Code"><text:span text:style-name="T381"><text:s text:c="6"/></text:span><text:span text:style-name="T383">|</text:span><text:span text:style-name="T381"> </text:span><text:span text:style-name="T383">(</text:span><text:span text:style-name="T204">SArray</text:span><text:span text:style-name="T383">(</text:span><text:span text:style-name="T381">t</text:span><text:span text:style-name="T383">,</text:span><text:span text:style-name="T381"> </text:span><text:span text:style-name="T204">Some</text:span><text:span text:style-name="T381"> n</text:span><text:span text:style-name="T383">),</text:span><text:span text:style-name="T381"> </text:span><text:span text:style-name="T204">SCall</text:span><text:span text:style-name="T383">(</text:span><text:span text:style-name="T384">"__bt_read"</text:span><text:span text:style-name="T383">,</text:span><text:span text:style-name="T381"> </text:span><text:span text:style-name="T383">_))</text:span><text:span text:style-name="T381"> </text:span><text:span text:style-name="T383">-&gt;</text:span></text:p>
      <text:p text:style-name="Code"><text:span text:style-name="T381"><text:s text:c="12"/></text:span><text:span text:style-name="T382">let</text:span><text:span text:style-name="T381"> builder</text:span><text:span text:style-name="T383">,</text:span><text:span text:style-name="T381"> n' </text:span><text:span text:style-name="T383">=</text:span><text:span text:style-name="T381"> build_expr ctx builder n </text:span><text:span text:style-name="T382">in</text:span></text:p>
      <text:p text:style-name="Code"><text:span text:style-name="T381"><text:s text:c="12"/></text:span><text:span text:style-name="T382">let</text:span><text:span text:style-name="T381"> elsz </text:span><text:span text:style-name="T383">=</text:span><text:span text:style-name="T381"> </text:span><text:span text:style-name="T204">L</text:span><text:span text:style-name="T381">.const_int </text:span><text:span text:style-name="T383">(</text:span><text:span text:style-name="T381">ltype_of_type size_t</text:span><text:span text:style-name="T383">)</text:span><text:span text:style-name="T381"> </text:span><text:span text:style-name="T383">(</text:span></text:p>
      <text:p text:style-name="Code"><text:span text:style-name="T381"><text:s text:c="16"/></text:span><text:span text:style-name="T382">match</text:span><text:span text:style-name="T381"> t </text:span><text:span text:style-name="T382">with</text:span></text:p>
      <text:p text:style-name="Code"><text:span text:style-name="T381"><text:s text:c="20"/></text:span><text:span text:style-name="T204">A</text:span><text:span text:style-name="T381">.</text:span><text:span text:style-name="T204">TInt</text:span><text:span text:style-name="T383">(_,</text:span><text:span text:style-name="T381">w</text:span><text:span text:style-name="T383">)</text:span><text:span text:style-name="T381"> </text:span><text:span text:style-name="T383">|</text:span><text:span text:style-name="T381"> </text:span><text:span text:style-name="T204">A</text:span><text:span text:style-name="T381">.</text:span><text:span text:style-name="T204">TFloat</text:span><text:span text:style-name="T381"> w </text:span><text:span text:style-name="T383">-&gt;</text:span><text:span text:style-name="T381"> w</text:span><text:span text:style-name="T383">/8</text:span></text:p>
      <text:p text:style-name="Code"><text:span text:style-name="T381"><text:s text:c="18"/></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automatic reading of array type "</text:span></text:p>
      <text:p text:style-name="Code"><text:span text:style-name="T381"><text:s text:c="41"/></text:span><text:span text:style-name="T383">^</text:span><text:span text:style-name="T381"> </text:span><text:span text:style-name="T204">A</text:span><text:span text:style-name="T381">.string_of_ptype t</text:span></text:p>
      <text:p text:style-name="Code"><text:span text:style-name="T381"><text:s text:c="41"/></text:span><text:span text:style-name="T383">^</text:span><text:span text:style-name="T381"> </text:span><text:span text:style-name="T384">" not implemented"</text:span><text:span text:style-name="T383">))</text:span></text:p>
      <text:p text:style-name="Code"><text:span text:style-name="T381"><text:s text:c="12"/></text:span><text:span text:style-name="T383">)</text:span><text:span text:style-name="T381"> </text:span><text:span text:style-name="T382">in</text:span></text:p>
      <text:p text:style-name="Code"><text:span text:style-name="T381"><text:s text:c="12"/></text:span><text:span text:style-name="T383">(</text:span><text:span text:style-name="T381">builder</text:span><text:span text:style-name="T383">,</text:span><text:span text:style-name="T381"> </text:span><text:span text:style-name="T204">L</text:span><text:span text:style-name="T381">.build_call </text:span><text:span text:style-name="T383">__</text:span><text:span text:style-name="T381">bt_read_arr </text:span><text:span text:style-name="T383">[|</text:span><text:span text:style-name="T381">n'</text:span><text:span text:style-name="T383">;</text:span><text:span text:style-name="T381"> elsz</text:span><text:span text:style-name="T383">|]</text:span></text:p>
      <text:p text:style-name="Code"><text:span text:style-name="T381"><text:s text:c="35"/></text:span><text:span text:style-name="T384">"__bt_read_arr"</text:span><text:span text:style-name="T381"> builder</text:span><text:span text:style-name="T383">)</text:span></text:p>
      <text:p text:style-name="P296"/>
      <text:p text:style-name="Code"><text:span text:style-name="T381"><text:s text:c="6"/></text:span><text:span text:style-name="T383">|</text:span><text:span text:style-name="T381"> </text:span><text:span text:style-name="T383">(</text:span><text:span text:style-name="T381">t</text:span><text:span text:style-name="T383">,</text:span><text:span text:style-name="T381"> </text:span><text:span text:style-name="T204">SCall</text:span><text:span text:style-name="T383">(</text:span><text:span text:style-name="T381">fname</text:span><text:span text:style-name="T383">,</text:span><text:span text:style-name="T381"> args</text:span><text:span text:style-name="T383">))</text:span><text:span text:style-name="T381"> </text:span><text:span text:style-name="T383">-&gt;</text:span></text:p>
      <text:p text:style-name="Code"><text:span text:style-name="T381"><text:s text:c="12"/></text:span><text:span text:style-name="T382">let</text:span><text:span text:style-name="T381"> args' </text:span><text:span text:style-name="T383">=</text:span><text:span text:style-name="T381"> </text:span><text:span text:style-name="T204">List</text:span><text:span text:style-name="T381">.map </text:span><text:span text:style-name="T383">(</text:span><text:span text:style-name="T381">build_expr ctx builder</text:span><text:span text:style-name="T383">)</text:span><text:span text:style-name="T381"> args </text:span><text:span text:style-name="T382">in</text:span></text:p>
      <text:p text:style-name="Code"><text:span text:style-name="T381"><text:s text:c="12"/></text:span><text:span text:style-name="T382">let</text:span><text:span text:style-name="T381"> args' </text:span><text:span text:style-name="T383">=</text:span><text:span text:style-name="T381"> </text:span><text:span text:style-name="T204">Array</text:span><text:span text:style-name="T381">.of_list </text:span><text:span text:style-name="T383">(</text:span><text:span text:style-name="T204">List</text:span><text:span text:style-name="T381">.map snd args'</text:span><text:span text:style-name="T383">)</text:span><text:span text:style-name="T381"> </text:span><text:span text:style-name="T382">in</text:span></text:p>
      <text:p text:style-name="P296"><text:soft-page-break/></text:p>
      <text:p text:style-name="Code"><text:span text:style-name="T381"><text:s text:c="12"/></text:span><text:span text:style-name="T382">let</text:span><text:span text:style-name="T381"> call </text:span><text:span text:style-name="T383">=</text:span></text:p>
      <text:p text:style-name="Code"><text:span text:style-name="T381"><text:s text:c="16"/></text:span><text:span text:style-name="T382">let</text:span><text:span text:style-name="T381"> lf </text:span><text:span text:style-name="T383">=</text:span></text:p>
      <text:p text:style-name="Code"><text:span text:style-name="T381"><text:s text:c="20"/></text:span><text:span text:style-name="T382">try</text:span><text:span text:style-name="T381"> </text:span><text:span text:style-name="T204">StringMap</text:span><text:span text:style-name="T381">.find fname ctx</text:span><text:span text:style-name="T383">.</text:span><text:span text:style-name="T381">funcs</text:span></text:p>
      <text:p text:style-name="Code"><text:span text:style-name="T381"><text:s text:c="20"/></text:span><text:span text:style-name="T382">with</text:span><text:span text:style-name="T381"> </text:span><text:span text:style-name="T204">Not_found</text:span><text:span text:style-name="T381"> </text:span><text:span text:style-name="T383">-&gt;</text:span></text:p>
      <text:p text:style-name="Code"><text:span text:style-name="T381"><text:s text:c="24"/></text:span><text:span text:style-name="T382">raise</text:span><text:span text:style-name="T381"> </text:span><text:span text:style-name="T383">(</text:span><text:span text:style-name="T204">Failure</text:span><text:span text:style-name="T381"> </text:span><text:span text:style-name="T383">(</text:span><text:span text:style-name="T384">"function "</text:span><text:span text:style-name="T381"> </text:span><text:span text:style-name="T383">^</text:span><text:span text:style-name="T381"> fname </text:span><text:span text:style-name="T383">^</text:span><text:span text:style-name="T381"> </text:span><text:span text:style-name="T384">" not found"</text:span><text:span text:style-name="T383">))</text:span></text:p>
      <text:p text:style-name="Code"><text:span text:style-name="T381"><text:s text:c="16"/></text:span><text:span text:style-name="T382">in</text:span></text:p>
      <text:p text:style-name="Code"><text:span text:style-name="T381"><text:s text:c="16"/></text:span><text:span text:style-name="T382">let</text:span><text:span text:style-name="T381"> result </text:span><text:span text:style-name="T383">=</text:span><text:span text:style-name="T381"> </text:span><text:span text:style-name="T382">match</text:span><text:span text:style-name="T381"> t </text:span><text:span text:style-name="T382">with</text:span></text:p>
      <text:p text:style-name="Code"><text:span text:style-name="T381"><text:s text:c="20"/></text:span><text:span text:style-name="T204">SScalar</text:span><text:span text:style-name="T381"> </text:span><text:span text:style-name="T204">A</text:span><text:span text:style-name="T381">.</text:span><text:span text:style-name="T204">TNone</text:span><text:span text:style-name="T381"> </text:span><text:span text:style-name="T383">-&gt;</text:span><text:span text:style-name="T381"> </text:span><text:span text:style-name="T384">""</text:span></text:p>
      <text:p text:style-name="Code"><text:span text:style-name="T381"><text:s text:c="18"/></text:span><text:span text:style-name="T383">|</text:span><text:span text:style-name="T381"> </text:span><text:span text:style-name="T383">_</text:span><text:span text:style-name="T381"> </text:span><text:span text:style-name="T383">-&gt;</text:span><text:span text:style-name="T381"> fname </text:span><text:span text:style-name="T383">^</text:span><text:span text:style-name="T381"> </text:span><text:span text:style-name="T384">"_result"</text:span></text:p>
      <text:p text:style-name="Code"><text:span text:style-name="T381"><text:s text:c="16"/></text:span><text:span text:style-name="T382">in</text:span></text:p>
      <text:p text:style-name="Code"><text:span text:style-name="T381"><text:s text:c="16"/></text:span><text:span text:style-name="T204">L</text:span><text:span text:style-name="T381">.build_call lf args' result builder</text:span></text:p>
      <text:p text:style-name="Code"><text:span text:style-name="T381"><text:s text:c="12"/></text:span><text:span text:style-name="T382">in</text:span></text:p>
      <text:p text:style-name="Code"><text:span text:style-name="T381"><text:s text:c="12"/></text:span><text:span text:style-name="T383">(</text:span><text:span text:style-name="T381">builder</text:span><text:span text:style-name="T383">,</text:span><text:span text:style-name="T381"> call</text:span><text:span text:style-name="T383">)</text:span></text:p>
      <text:p text:style-name="P296"/>
      <text:p text:style-name="Code"><text:span text:style-name="T381"><text:s text:c="6"/></text:span><text:span text:style-name="T383">|</text:span><text:span text:style-name="T381"> </text:span><text:span text:style-name="T383">_</text:span><text:span text:style-name="T381"> </text:span><text:span text:style-name="T382">as</text:span><text:span text:style-name="T381"> e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expr not implemented: "</text:span><text:span text:style-name="T381"> </text:span><text:span text:style-name="T383">^</text:span><text:span text:style-name="T381"> string_of_sexpr e</text:span><text:span text:style-name="T383">))</text:span></text:p>
      <text:p text:style-name="P296"/>
      <text:p text:style-name="Code"><text:span text:style-name="T381"><text:s text:c="4"/></text:span><text:span text:style-name="T380">(* Build an expression, flattening strings *)</text:span></text:p>
      <text:p text:style-name="Code"><text:span text:style-name="T381"><text:s text:c="4"/></text:span><text:span text:style-name="T386">and</text:span><text:span text:style-name="T381"> build_expr_s ctx builder </text:span><text:span text:style-name="T383">=</text:span><text:span text:style-name="T381"> </text:span><text:span text:style-name="T382">function</text:span></text:p>
      <text:p text:style-name="Code"><text:span text:style-name="T381"><text:s text:c="8"/></text:span><text:span text:style-name="T383">(</text:span><text:span text:style-name="T204">SScalar</text:span><text:span text:style-name="T381"> </text:span><text:span text:style-name="T204">A</text:span><text:span text:style-name="T381">.</text:span><text:span text:style-name="T204">TString</text:span><text:span text:style-name="T383">,</text:span><text:span text:style-name="T381"> </text:span><text:span text:style-name="T383">_)</text:span><text:span text:style-name="T381"> </text:span><text:span text:style-name="T382">as</text:span><text:span text:style-name="T381"> e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12"/></text:span><text:span text:style-name="T382">let</text:span><text:span text:style-name="T381"> arr_ptr </text:span><text:span text:style-name="T383">=</text:span><text:span text:style-name="T381"> </text:span><text:span text:style-name="T204">L</text:span><text:span text:style-name="T381">.build_struct_gep e' </text:span><text:span text:style-name="T383">1</text:span><text:span text:style-name="T381"> </text:span><text:span text:style-name="T384">"arr_ptr"</text:span><text:span text:style-name="T381"> builder </text:span><text:span text:style-name="T382">in</text:span></text:p>
      <text:p text:style-name="Code"><text:span text:style-name="T381"><text:s text:c="12"/></text:span><text:span text:style-name="T382">let</text:span><text:span text:style-name="T381"> arr </text:span><text:span text:style-name="T383">=</text:span><text:span text:style-name="T381"> </text:span><text:span text:style-name="T204">L</text:span><text:span text:style-name="T381">.build_load arr_ptr </text:span><text:span text:style-name="T384">"arr"</text:span><text:span text:style-name="T381"> builder </text:span><text:span text:style-name="T382">in</text:span></text:p>
      <text:p text:style-name="Code"><text:span text:style-name="T381"><text:s text:c="12"/></text:span><text:span text:style-name="T382">let</text:span><text:span text:style-name="T381"> data_ptr </text:span><text:span text:style-name="T383">=</text:span><text:span text:style-name="T381"> </text:span><text:span text:style-name="T204">L</text:span><text:span text:style-name="T381">.build_struct_gep arr </text:span><text:span text:style-name="T383">3</text:span><text:span text:style-name="T381"> </text:span><text:span text:style-name="T384">"data_ptr"</text:span><text:span text:style-name="T381"> builder </text:span><text:span text:style-name="T382">in</text:span></text:p>
      <text:p text:style-name="Code"><text:span text:style-name="T381"><text:s text:c="12"/></text:span><text:span text:style-name="T382">let</text:span><text:span text:style-name="T381"> data </text:span><text:span text:style-name="T383">=</text:span><text:span text:style-name="T381"> </text:span><text:span text:style-name="T204">L</text:span><text:span text:style-name="T381">.build_load data_ptr </text:span><text:span text:style-name="T384">"data"</text:span><text:span text:style-name="T381"> builder </text:span><text:span text:style-name="T382">in</text:span></text:p>
      <text:p text:style-name="Code"><text:span text:style-name="T381"><text:s text:c="12"/></text:span><text:span text:style-name="T383">(</text:span><text:span text:style-name="T381">builder</text:span><text:span text:style-name="T383">,</text:span><text:span text:style-name="T381"> data</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2">as</text:span><text:span text:style-name="T381"> e </text:span><text:span text:style-name="T383">-&gt;</text:span><text:span text:style-name="T381"> build_expr ctx builder e</text:span></text:p>
      <text:p text:style-name="P296"/>
      <text:p text:style-name="Code"><text:span text:style-name="T381"><text:s text:c="4"/></text:span><text:span text:style-name="T380">(*</text:span></text:p>
      <text:p text:style-name="P295"><text:s text:c="5"/>* Build an sstmt</text:p>
      <text:p text:style-name="P295"><text:s text:c="5"/>*)</text:p>
      <text:p text:style-name="Code"><text:span text:style-name="T381"><text:s text:c="4"/></text:span><text:span text:style-name="T386">and</text:span><text:span text:style-name="T381"> build_stmt ctx builder </text:span><text:span text:style-name="T383">=</text:span><text:span text:style-name="T381"> </text:span><text:span text:style-name="T382">function</text:span></text:p>
      <text:p text:style-name="Code"><text:span text:style-name="T381"><text:s text:c="8"/></text:span><text:span text:style-name="T204">SLVar</text:span><text:span text:style-name="T383">(</text:span><text:span text:style-name="T381">id</text:span><text:span text:style-name="T383">,</text:span><text:span text:style-name="T381"> type_</text:span><text:span text:style-name="T383">,</text:span><text:span text:style-name="T381"> e</text:span><text:span text:style-name="T383">)</text:span><text:span text:style-name="T381"> </text:span><text:span text:style-name="T383">-&gt;</text:span></text:p>
      <text:p text:style-name="Code"><text:span text:style-name="T381"><text:s text:c="12"/></text:span><text:span text:style-name="T383">(</text:span><text:span text:style-name="T382">match</text:span><text:span text:style-name="T381"> ctx</text:span><text:span text:style-name="T383">.</text:span><text:span text:style-name="T381">cur_func </text:span><text:span text:style-name="T382">with</text:span></text:p>
      <text:p text:style-name="Code"><text:span text:style-name="T381"><text:s text:c="16"/></text:span><text:span text:style-name="T380">(* Allocate var on the stack and add it to the context *)</text:span></text:p>
      <text:p text:style-name="Code"><text:span text:style-name="T381"><text:s text:c="16"/></text:span><text:span text:style-name="T204">Some</text:span><text:span text:style-name="T381"> f </text:span><text:span text:style-name="T383">-&gt;</text:span></text:p>
      <text:p text:style-name="Code"><text:span text:style-name="T381"><text:s text:c="20"/></text:span><text:span text:style-name="T382">let</text:span><text:span text:style-name="T381"> lv </text:span><text:span text:style-name="T383">=</text:span><text:span text:style-name="T381"> create_entry_block_alloca f id type_ </text:span><text:span text:style-name="T382">in</text:span></text:p>
      <text:p text:style-name="Code"><text:span text:style-name="T381"><text:s text:c="20"/></text:span><text:span text:style-name="T382">let</text:span><text:span text:style-name="T381"> ctx </text:span><text:span text:style-name="T383">=</text:span><text:span text:style-name="T381"> add_var ctx id lv </text:span><text:span text:style-name="T382">in</text:span></text:p>
      <text:p text:style-name="Code"><text:span text:style-name="T381"><text:s text:c="20"/></text:span><text:span text:style-name="T382">let</text:span><text:span text:style-name="T381"> builder </text:span><text:span text:style-name="T383">=</text:span><text:span text:style-name="T381"> </text:span><text:span text:style-name="T382">match</text:span><text:span text:style-name="T381"> e </text:span><text:span text:style-name="T382">with</text:span></text:p>
      <text:p text:style-name="Code"><text:span text:style-name="T381"><text:s text:c="24"/></text:span><text:span text:style-name="T204">Some</text:span><text:span text:style-name="T381"> e </text:span><text:span text:style-name="T383">-&gt;</text:span></text:p>
      <text:p text:style-name="Code"><text:span text:style-name="T381"><text:s text:c="28"/></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28"/>ignore</text:span><text:span text:style-name="T383">(</text:span><text:span text:style-name="T204">L</text:span><text:span text:style-name="T381">.build_store e' lv builder</text:span><text:span text:style-name="T383">);</text:span></text:p>
      <text:p text:style-name="P296"><text:s text:c="28"/>builder</text:p>
      <text:p text:style-name="Code"><text:span text:style-name="T381"><text:s text:c="22"/></text:span><text:span text:style-name="T383">|</text:span><text:span text:style-name="T381"> </text:span><text:span text:style-name="T204">None</text:span><text:span text:style-name="T381"> </text:span><text:span text:style-name="T383">-&gt;</text:span></text:p>
      <text:p text:style-name="P296"><text:s text:c="28"/>builder</text:p>
      <text:p text:style-name="Code"><text:span text:style-name="T381"><text:s text:c="20"/></text:span><text:span text:style-name="T382">in</text:span></text:p>
      <text:p text:style-name="Code"><text:span text:style-name="T381"><text:s text:c="20"/></text:span><text:span text:style-name="T383">(</text:span><text:span text:style-name="T204">None</text:span><text:span text:style-name="T383">,</text:span><text:span text:style-name="T381"> ctx</text:span><text:span text:style-name="T383">,</text:span><text:span text:style-name="T381"> builder</text:span><text:span text:style-name="T383">)</text:span></text:p>
      <text:p text:style-name="Code"><text:span text:style-name="T381"><text:s text:c="14"/></text:span><text:span text:style-name="T383">|</text:span><text:span text:style-name="T381"> </text:span><text:span text:style-name="T204">None</text:span><text:span text:style-name="T381"> </text:span><text:span text:style-name="T383">-&gt;</text:span></text:p>
      <text:p text:style-name="Code"><text:span text:style-name="T381"><text:s text:c="20"/></text:span><text:span text:style-name="T382">raise</text:span><text:span text:style-name="T381"> </text:span><text:span text:style-name="T383">(</text:span><text:span text:style-name="T204">Failure</text:span><text:span text:style-name="T381"> </text:span><text:span text:style-name="T384">"internal error: local var without stack"</text:span><text:span text:style-name="T383">)</text:span></text:p>
      <text:p text:style-name="Code"><text:span text:style-name="T381"><text:s text:c="12"/></text:span><text:span text:style-name="T383">)</text:span></text:p>
      <text:p text:style-name="P296"/>
      <text:p text:style-name="Code"><text:span text:style-name="T381"><text:s text:c="6"/></text:span><text:span text:style-name="T383">|</text:span><text:span text:style-name="T381"> </text:span><text:span text:style-name="T204">SExpr</text:span><text:span text:style-name="T381"> e </text:span><text:span text:style-name="T383">-&gt;</text:span></text:p>
      <text:p text:style-name="Code"><text:span text:style-name="T381"><text:s text:c="12"/></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oft-page-break/><text:span text:style-name="T381"><text:s text:c="12"/></text:span><text:span text:style-name="T382">let</text:span><text:span text:style-name="T381"> lval </text:span><text:span text:style-name="T383">=</text:span><text:span text:style-name="T381"> </text:span><text:span text:style-name="T382">match</text:span><text:span text:style-name="T381"> e </text:span><text:span text:style-name="T382">with</text:span></text:p>
      <text:p text:style-name="Code"><text:span text:style-name="T381"><text:s text:c="16"/></text:span><text:span text:style-name="T383">(</text:span><text:span text:style-name="T204">SScalar</text:span><text:span text:style-name="T381"> </text:span><text:span text:style-name="T204">A</text:span><text:span text:style-name="T381">.</text:span><text:span text:style-name="T204">TNone</text:span><text:span text:style-name="T383">,</text:span><text:span text:style-name="T381"> </text:span><text:span text:style-name="T383">_)</text:span><text:span text:style-name="T381"> </text:span><text:span text:style-name="T383">-&gt;</text:span><text:span text:style-name="T381"> </text:span><text:span text:style-name="T204">None</text:span></text:p>
      <text:p text:style-name="Code"><text:span text:style-name="T381"><text:s text:c="14"/></text:span><text:span text:style-name="T383">|</text:span><text:span text:style-name="T381"> </text:span><text:span text:style-name="T383">_</text:span><text:span text:style-name="T381"> </text:span><text:span text:style-name="T383">-&gt;</text:span><text:span text:style-name="T381"> </text:span><text:span text:style-name="T204">Some</text:span><text:span text:style-name="T381"> e'</text:span></text:p>
      <text:p text:style-name="Code"><text:span text:style-name="T381"><text:s text:c="12"/></text:span><text:span text:style-name="T382">in</text:span></text:p>
      <text:p text:style-name="Code"><text:span text:style-name="T381"><text:s text:c="12"/></text:span><text:span text:style-name="T383">(</text:span><text:span text:style-name="T381">lval</text:span><text:span text:style-name="T383">,</text:span><text:span text:style-name="T381"> ctx</text:span><text:span text:style-name="T383">,</text:span><text:span text:style-name="T381"> builder</text:span><text:span text:style-name="T383">)</text:span></text:p>
      <text:p text:style-name="P296"/>
      <text:p text:style-name="Code"><text:span text:style-name="T381"><text:s text:c="6"/></text:span><text:span text:style-name="T383">|</text:span><text:span text:style-name="T381"> </text:span><text:span text:style-name="T204">SReturn</text:span><text:span text:style-name="T381"> e </text:span><text:span text:style-name="T383">-&gt;</text:span></text:p>
      <text:p text:style-name="Code"><text:span text:style-name="T381"><text:s text:c="14"/></text:span><text:span text:style-name="T382">let</text:span><text:span text:style-name="T381"> </text:span><text:span text:style-name="T383">(</text:span><text:span text:style-name="T381">builder</text:span><text:span text:style-name="T383">,</text:span><text:span text:style-name="T381"> e'</text:span><text:span text:style-name="T383">)</text:span><text:span text:style-name="T381"> </text:span><text:span text:style-name="T383">=</text:span><text:span text:style-name="T381"> build_expr ctx builder e </text:span><text:span text:style-name="T382">in</text:span></text:p>
      <text:p text:style-name="Code"><text:span text:style-name="T381"><text:s text:c="14"/>ignore</text:span><text:span text:style-name="T383">(</text:span><text:span text:style-name="T204">L</text:span><text:span text:style-name="T381">.build_ret e' builder</text:span><text:span text:style-name="T383">);</text:span></text:p>
      <text:p text:style-name="Code"><text:span text:style-name="T381"><text:s text:c="14"/></text:span><text:span text:style-name="T383">(</text:span><text:span text:style-name="T204">None</text:span><text:span text:style-name="T383">,</text:span><text:span text:style-name="T381"> ctx</text:span><text:span text:style-name="T383">,</text:span><text:span text:style-name="T381"> builder</text:span><text:span text:style-name="T383">)</text:span></text:p>
      <text:p text:style-name="P296"/>
      <text:p text:style-name="Code"><text:span text:style-name="T381"><text:s text:c="6"/></text:span><text:span text:style-name="T383">|</text:span><text:span text:style-name="T381"> </text:span><text:span text:style-name="T204">SWhile</text:span><text:span text:style-name="T383">(</text:span><text:span text:style-name="T381">pred</text:span><text:span text:style-name="T383">,</text:span><text:span text:style-name="T381"> body</text:span><text:span text:style-name="T383">)</text:span><text:span text:style-name="T381"> </text:span><text:span text:style-name="T383">-&gt;</text:span></text:p>
      <text:p text:style-name="Code"><text:span text:style-name="T381"><text:s text:c="12"/></text:span><text:span text:style-name="T382">let</text:span><text:span text:style-name="T381"> the_function </text:span><text:span text:style-name="T383">=</text:span><text:span text:style-name="T381"> </text:span><text:span text:style-name="T382">match</text:span><text:span text:style-name="T381"> ctx</text:span><text:span text:style-name="T383">.</text:span><text:span text:style-name="T381">cur_func </text:span><text:span text:style-name="T382">with</text:span></text:p>
      <text:p text:style-name="Code"><text:span text:style-name="T381"><text:s text:c="16"/></text:span><text:span text:style-name="T204">Some</text:span><text:span text:style-name="T381"> f </text:span><text:span text:style-name="T383">-&gt;</text:span><text:span text:style-name="T381"> f</text:span></text:p>
      <text:p text:style-name="Code"><text:span text:style-name="T381"><text:s text:c="14"/></text:span><text:span text:style-name="T383">|</text:span><text:span text:style-name="T381"> </text:span><text:span text:style-name="T204">None</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4">"internal error: no current function"</text:span><text:span text:style-name="T383">)</text:span></text:p>
      <text:p text:style-name="Code"><text:span text:style-name="T381"><text:s text:c="12"/></text:span><text:span text:style-name="T382">in</text:span></text:p>
      <text:p text:style-name="P296"/>
      <text:p text:style-name="Code"><text:span text:style-name="T381"><text:s text:c="12"/></text:span><text:span text:style-name="T380">(* Build predicate *)</text:span></text:p>
      <text:p text:style-name="Code"><text:span text:style-name="T381"><text:s text:c="12"/></text:span><text:span text:style-name="T382">let</text:span><text:span text:style-name="T381"> pred_bb </text:span><text:span text:style-name="T383">=</text:span><text:span text:style-name="T381"> </text:span><text:span text:style-name="T204">L</text:span><text:span text:style-name="T381">.append_block context </text:span><text:span text:style-name="T384">"while"</text:span><text:span text:style-name="T381"> the_function </text:span><text:span text:style-name="T382">in</text:span></text:p>
      <text:p text:style-name="Code"><text:span text:style-name="T381"><text:s text:c="12"/></text:span><text:span text:style-name="T382">let</text:span><text:span text:style-name="T381"> </text:span><text:span text:style-name="T383">_</text:span><text:span text:style-name="T381"> </text:span><text:span text:style-name="T383">=</text:span><text:span text:style-name="T381"> </text:span><text:span text:style-name="T204">L</text:span><text:span text:style-name="T381">.build_br pred_bb builder </text:span><text:span text:style-name="T382">in</text:span></text:p>
      <text:p text:style-name="P296"/>
      <text:p text:style-name="Code"><text:span text:style-name="T381"><text:s text:c="12"/></text:span><text:span text:style-name="T380">(* Build body *)</text:span></text:p>
      <text:p text:style-name="Code"><text:span text:style-name="T381"><text:s text:c="12"/></text:span><text:span text:style-name="T382">let</text:span><text:span text:style-name="T381"> body_bb </text:span><text:span text:style-name="T383">=</text:span><text:span text:style-name="T381"> </text:span><text:span text:style-name="T204">L</text:span><text:span text:style-name="T381">.append_block context </text:span><text:span text:style-name="T384">"while_body"</text:span><text:span text:style-name="T381"> the_function </text:span><text:span text:style-name="T382">in</text:span></text:p>
      <text:p text:style-name="Code"><text:span text:style-name="T381"><text:s text:c="12"/></text:span><text:span text:style-name="T382">let</text:span><text:span text:style-name="T381"> body_builder </text:span><text:span text:style-name="T383">=</text:span><text:span text:style-name="T381"> </text:span><text:span text:style-name="T383">(</text:span><text:span text:style-name="T204">L</text:span><text:span text:style-name="T381">.builder_at_end context body_bb</text:span><text:span text:style-name="T383">)</text:span><text:span text:style-name="T381"> </text:span><text:span text:style-name="T382">in</text:span></text:p>
      <text:p text:style-name="Code"><text:span text:style-name="T381"><text:s text:c="12"/></text:span><text:span text:style-name="T382">let</text:span><text:span text:style-name="T381"> body_builder </text:span><text:span text:style-name="T383">=</text:span><text:span text:style-name="T381"> </text:span><text:span text:style-name="T383">(</text:span><text:span text:style-name="T381">build_block ctx body_builder </text:span><text:span text:style-name="T204">None</text:span><text:span text:style-name="T381"> body</text:span><text:span text:style-name="T383">)</text:span><text:span text:style-name="T381"> </text:span><text:span text:style-name="T382">in</text:span></text:p>
      <text:p text:style-name="Code"><text:span text:style-name="T381"><text:s text:c="12"/>add_terminal body_builder </text:span><text:span text:style-name="T383">(</text:span><text:span text:style-name="T204">L</text:span><text:span text:style-name="T381">.build_br pred_bb</text:span><text:span text:style-name="T383">);</text:span></text:p>
      <text:p text:style-name="P296"/>
      <text:p text:style-name="Code"><text:span text:style-name="T381"><text:s text:c="12"/></text:span><text:span text:style-name="T382">let</text:span><text:span text:style-name="T381"> pred_builder </text:span><text:span text:style-name="T383">=</text:span><text:span text:style-name="T381"> </text:span><text:span text:style-name="T204">L</text:span><text:span text:style-name="T381">.builder_at_end context pred_bb </text:span><text:span text:style-name="T382">in</text:span></text:p>
      <text:p text:style-name="Code"><text:span text:style-name="T381"><text:s text:c="12"/></text:span><text:span text:style-name="T382">let</text:span><text:span text:style-name="T381"> </text:span><text:span text:style-name="T383">(_,</text:span><text:span text:style-name="T381">bool_val</text:span><text:span text:style-name="T383">)</text:span><text:span text:style-name="T381"> </text:span><text:span text:style-name="T383">=</text:span><text:span text:style-name="T381"> build_expr ctx pred_builder pred </text:span><text:span text:style-name="T382">in</text:span></text:p>
      <text:p text:style-name="P296"/>
      <text:p text:style-name="Code"><text:span text:style-name="T381"><text:s text:c="12"/></text:span><text:span text:style-name="T382">let</text:span><text:span text:style-name="T381"> merge_bb </text:span><text:span text:style-name="T383">=</text:span><text:span text:style-name="T381"> </text:span><text:span text:style-name="T204">L</text:span><text:span text:style-name="T381">.append_block context </text:span><text:span text:style-name="T384">"merge"</text:span><text:span text:style-name="T381"> the_function </text:span><text:span text:style-name="T382">in</text:span></text:p>
      <text:p text:style-name="Code"><text:span text:style-name="T381"><text:s text:c="12"/></text:span><text:span text:style-name="T382">let</text:span><text:span text:style-name="T381"> </text:span><text:span text:style-name="T383">_</text:span><text:span text:style-name="T381"> </text:span><text:span text:style-name="T383">=</text:span><text:span text:style-name="T381"> </text:span><text:span text:style-name="T204">L</text:span><text:span text:style-name="T381">.build_cond_br bool_val body_bb merge_bb pred_builder </text:span><text:span text:style-name="T382">in</text:span></text:p>
      <text:p text:style-name="Code"><text:span text:style-name="T381"><text:s text:c="12"/></text:span><text:span text:style-name="T383">(</text:span><text:span text:style-name="T204">None</text:span><text:span text:style-name="T383">,</text:span><text:span text:style-name="T381"> ctx</text:span><text:span text:style-name="T383">,</text:span><text:span text:style-name="T381"> </text:span><text:span text:style-name="T204">L</text:span><text:span text:style-name="T381">.builder_at_end context merge_bb</text:span><text:span text:style-name="T383">)</text:span></text:p>
      <text:p text:style-name="P296"/>
      <text:p text:style-name="Code"><text:span text:style-name="T381"><text:s text:c="8"/></text:span><text:span text:style-name="T380">(* A for statement is compiled, conceptually, to:</text:span></text:p>
      <text:p text:style-name="P295"><text:s text:c="9"/>*</text:p>
      <text:p text:style-name="P295"><text:s text:c="9"/>* <text:s text:c="4"/>var idx:uint64 = 0;</text:p>
      <text:p text:style-name="P295"><text:s text:c="9"/>* <text:s text:c="4"/>var item:item_t;</text:p>
      <text:p text:style-name="P295"><text:s text:c="9"/>* <text:s text:c="4"/>var n:uint64 = len(e);</text:p>
      <text:p text:style-name="P295"><text:s text:c="9"/>*</text:p>
      <text:p text:style-name="P295"><text:s text:c="9"/>* <text:s text:c="4"/>while idx &lt; n {</text:p>
      <text:p text:style-name="P295"><text:s text:c="9"/>* <text:s text:c="8"/>item = e[idx];</text:p>
      <text:p text:style-name="P295"><text:s text:c="9"/>* <text:s text:c="8"/>... block ...</text:p>
      <text:p text:style-name="P295"><text:s text:c="9"/>* <text:s text:c="8"/>idx = idx + 1;</text:p>
      <text:p text:style-name="P295"><text:s text:c="9"/>* <text:s text:c="4"/>}</text:p>
      <text:p text:style-name="P295"><text:s text:c="9"/>*)</text:p>
      <text:p text:style-name="Code"><text:span text:style-name="T381"><text:s text:c="6"/></text:span><text:span text:style-name="T383">|</text:span><text:span text:style-name="T381"> </text:span><text:span text:style-name="T204">SFor</text:span><text:span text:style-name="T383">(</text:span><text:span text:style-name="T381">idx_sv</text:span><text:span text:style-name="T383">,</text:span><text:span text:style-name="T381"> item_sv</text:span><text:span text:style-name="T383">,</text:span><text:span text:style-name="T381"> e</text:span><text:span text:style-name="T383">,</text:span><text:span text:style-name="T381"> block</text:span><text:span text:style-name="T383">)</text:span><text:span text:style-name="T381"> </text:span><text:span text:style-name="T383">-&gt;</text:span></text:p>
      <text:p text:style-name="Code"><text:span text:style-name="T381"><text:s text:c="12"/></text:span><text:span text:style-name="T380">(* Declare and initialize relevant, new variables *)</text:span></text:p>
      <text:p text:style-name="Code"><text:span text:style-name="T381"><text:s text:c="12"/></text:span><text:span text:style-name="T382">let</text:span><text:span text:style-name="T381"> </text:span><text:span text:style-name="T383">(</text:span><text:span text:style-name="T381">idx</text:span><text:span text:style-name="T383">,</text:span><text:span text:style-name="T381"> </text:span><text:span text:style-name="T383">_,</text:span><text:span text:style-name="T381"> </text:span><text:span text:style-name="T383">_)</text:span><text:span text:style-name="T381"> </text:span><text:span text:style-name="T383">=</text:span><text:span text:style-name="T381"> idx_sv </text:span><text:span text:style-name="T382">in</text:span></text:p>
      <text:p text:style-name="Code"><text:span text:style-name="T381"><text:s text:c="12"/></text:span><text:span text:style-name="T382">let</text:span><text:span text:style-name="T381"> </text:span><text:span text:style-name="T383">(</text:span><text:span text:style-name="T381">item</text:span><text:span text:style-name="T383">,</text:span><text:span text:style-name="T381"> item_t</text:span><text:span text:style-name="T383">,</text:span><text:span text:style-name="T381"> </text:span><text:span text:style-name="T383">_)</text:span><text:span text:style-name="T381"> </text:span><text:span text:style-name="T383">=</text:span><text:span text:style-name="T381"> item_sv </text:span><text:span text:style-name="T382">in</text:span></text:p>
      <text:p text:style-name="Code"><text:span text:style-name="T381"><text:s text:c="12"/></text:span><text:span text:style-name="T382">let</text:span><text:span text:style-name="T381"> len_sv </text:span><text:span text:style-name="T383">=</text:span></text:p>
      <text:p text:style-name="Code"><text:span text:style-name="T381"><text:s text:c="16"/></text:span><text:span text:style-name="T383">(</text:span><text:span text:style-name="T384">"__len"</text:span><text:span text:style-name="T383">,</text:span><text:span text:style-name="T381"> size_t</text:span><text:span text:style-name="T383">,</text:span><text:span text:style-name="T381"> </text:span><text:span text:style-name="T204">Some</text:span><text:span text:style-name="T381"> </text:span><text:span text:style-name="T383">(</text:span><text:span text:style-name="T381">size_t</text:span><text:span text:style-name="T383">,</text:span><text:span text:style-name="T381"> </text:span><text:span text:style-name="T204">SCall</text:span><text:span text:style-name="T383">(</text:span><text:span text:style-name="T384">"__bt_len"</text:span><text:span text:style-name="T383">,</text:span><text:span text:style-name="T381"> </text:span><text:span text:style-name="T383">[</text:span><text:span text:style-name="T381">e</text:span><text:span text:style-name="T383">])))</text:span></text:p>
      <text:p text:style-name="Code"><text:span text:style-name="T381"><text:s text:c="12"/></text:span><text:span text:style-name="T382">in</text:span></text:p>
      <text:p text:style-name="P296"/>
      <text:p text:style-name="Code"><text:soft-page-break/><text:span text:style-name="T381"><text:s text:c="12"/></text:span><text:span text:style-name="T380">(* Read item from array: item = e[idx] *)</text:span></text:p>
      <text:p text:style-name="Code"><text:span text:style-name="T381"><text:s text:c="12"/></text:span><text:span text:style-name="T382">let</text:span><text:span text:style-name="T381"> pre_block</text:span><text:span text:style-name="T383">:</text:span><text:span text:style-name="T381">sstmt </text:span><text:span text:style-name="T383">=</text:span><text:span text:style-name="T381"> </text:span><text:span text:style-name="T204">SExpr</text:span><text:span text:style-name="T383">(</text:span><text:span text:style-name="T204">SScalar</text:span><text:span text:style-name="T381"> </text:span><text:span text:style-name="T204">A</text:span><text:span text:style-name="T381">.</text:span><text:span text:style-name="T204">TNone</text:span><text:span text:style-name="T383">,</text:span><text:span text:style-name="T381"> </text:span><text:span text:style-name="T204">SBinop</text:span><text:span text:style-name="T383">(</text:span></text:p>
      <text:p text:style-name="Code"><text:span text:style-name="T381"><text:s text:c="16"/></text:span><text:span text:style-name="T383">(</text:span><text:span text:style-name="T381">item_t</text:span><text:span text:style-name="T383">,</text:span><text:span text:style-name="T381"> </text:span><text:span text:style-name="T204">SId</text:span><text:span text:style-name="T381"> item</text:span><text:span text:style-name="T383">),</text:span></text:p>
      <text:p text:style-name="Code"><text:span text:style-name="T381"><text:s text:c="16"/></text:span><text:span text:style-name="T204">A</text:span><text:span text:style-name="T381">.</text:span><text:span text:style-name="T204">Assign</text:span><text:span text:style-name="T383">,</text:span></text:p>
      <text:p text:style-name="Code"><text:span text:style-name="T381"><text:s text:c="16"/></text:span><text:span text:style-name="T383">(</text:span><text:span text:style-name="T381">item_t</text:span><text:span text:style-name="T383">,</text:span><text:span text:style-name="T381"> </text:span><text:span text:style-name="T204">SBinop</text:span><text:span text:style-name="T383">(</text:span><text:span text:style-name="T381">e</text:span><text:span text:style-name="T383">,</text:span><text:span text:style-name="T381"> </text:span><text:span text:style-name="T204">A</text:span><text:span text:style-name="T381">.</text:span><text:span text:style-name="T204">Subscr</text:span><text:span text:style-name="T383">,</text:span><text:span text:style-name="T381"> </text:span><text:span text:style-name="T383">(</text:span><text:span text:style-name="T381">size_t</text:span><text:span text:style-name="T383">,</text:span><text:span text:style-name="T381"> </text:span><text:span text:style-name="T204">SId</text:span><text:span text:style-name="T381"> idx</text:span><text:span text:style-name="T383">)))</text:span></text:p>
      <text:p text:style-name="Code"><text:span text:style-name="T381"><text:s text:c="12"/></text:span><text:span text:style-name="T383">))</text:span><text:span text:style-name="T381"> </text:span><text:span text:style-name="T382">in</text:span></text:p>
      <text:p text:style-name="P296"/>
      <text:p text:style-name="Code"><text:span text:style-name="T381"><text:s text:c="12"/></text:span><text:span text:style-name="T380">(* Increment index: idx = idx + 1*)</text:span></text:p>
      <text:p text:style-name="Code"><text:span text:style-name="T381"><text:s text:c="12"/></text:span><text:span text:style-name="T382">let</text:span><text:span text:style-name="T381"> post_block </text:span><text:span text:style-name="T383">:</text:span><text:span text:style-name="T381">sstmt </text:span><text:span text:style-name="T383">=</text:span><text:span text:style-name="T381"> </text:span><text:span text:style-name="T204">SExpr</text:span><text:span text:style-name="T383">(</text:span><text:span text:style-name="T204">SScalar</text:span><text:span text:style-name="T381"> </text:span><text:span text:style-name="T204">A</text:span><text:span text:style-name="T381">.</text:span><text:span text:style-name="T204">TNone</text:span><text:span text:style-name="T383">,</text:span><text:span text:style-name="T381"> </text:span><text:span text:style-name="T204">SBinop</text:span><text:span text:style-name="T383">(</text:span></text:p>
      <text:p text:style-name="Code"><text:span text:style-name="T381"><text:s text:c="16"/></text:span><text:span text:style-name="T383">(</text:span><text:span text:style-name="T381">size_t</text:span><text:span text:style-name="T383">,</text:span><text:span text:style-name="T381"> </text:span><text:span text:style-name="T204">SId</text:span><text:span text:style-name="T381"> idx</text:span><text:span text:style-name="T383">),</text:span></text:p>
      <text:p text:style-name="Code"><text:span text:style-name="T381"><text:s text:c="16"/></text:span><text:span text:style-name="T204">A</text:span><text:span text:style-name="T381">.</text:span><text:span text:style-name="T204">Assign</text:span><text:span text:style-name="T383">,</text:span></text:p>
      <text:p text:style-name="Code"><text:span text:style-name="T381"><text:s text:c="16"/></text:span><text:span text:style-name="T383">(</text:span><text:span text:style-name="T381">size_t</text:span><text:span text:style-name="T383">,</text:span><text:span text:style-name="T381"> </text:span><text:span text:style-name="T204">SBinop</text:span><text:span text:style-name="T383">((</text:span><text:span text:style-name="T381">size_t</text:span><text:span text:style-name="T383">,</text:span><text:span text:style-name="T381"> </text:span><text:span text:style-name="T204">SId</text:span><text:span text:style-name="T381"> idx</text:span><text:span text:style-name="T383">),</text:span></text:p>
      <text:p text:style-name="Code"><text:span text:style-name="T381"><text:s text:c="32"/></text:span><text:span text:style-name="T204">A</text:span><text:span text:style-name="T381">.</text:span><text:span text:style-name="T204">Plus</text:span><text:span text:style-name="T383">,</text:span></text:p>
      <text:p text:style-name="Code"><text:span text:style-name="T381"><text:s text:c="32"/></text:span><text:span text:style-name="T383">(</text:span><text:span text:style-name="T381">size_t</text:span><text:span text:style-name="T383">,</text:span><text:span text:style-name="T381"> </text:span><text:span text:style-name="T204">SLInt</text:span><text:span text:style-name="T381"> </text:span><text:span text:style-name="T383">1)))</text:span></text:p>
      <text:p text:style-name="Code"><text:span text:style-name="T381"><text:s text:c="12"/></text:span><text:span text:style-name="T383">))</text:span><text:span text:style-name="T381"> </text:span><text:span text:style-name="T382">in</text:span></text:p>
      <text:p text:style-name="P296"/>
      <text:p text:style-name="Code"><text:span text:style-name="T381"><text:s text:c="12"/></text:span><text:span text:style-name="T380">(* Build while loop: while(idx &lt; len) { ... } *)</text:span></text:p>
      <text:p text:style-name="Code"><text:span text:style-name="T381"><text:s text:c="12"/></text:span><text:span text:style-name="T382">let</text:span><text:span text:style-name="T381"> while_ </text:span><text:span text:style-name="T383">=</text:span><text:span text:style-name="T381"> </text:span><text:span text:style-name="T204">SWhile</text:span><text:span text:style-name="T383">(</text:span></text:p>
      <text:p text:style-name="Code"><text:span text:style-name="T381"><text:s text:c="16"/></text:span><text:span text:style-name="T383">(</text:span><text:span text:style-name="T204">SScalar</text:span><text:span text:style-name="T381"> </text:span><text:span text:style-name="T204">A</text:span><text:span text:style-name="T381">.</text:span><text:span text:style-name="T204">TBool</text:span><text:span text:style-name="T383">,</text:span><text:span text:style-name="T381"> </text:span><text:span text:style-name="T204">SBinop</text:span><text:span text:style-name="T383">(</text:span></text:p>
      <text:p text:style-name="Code"><text:span text:style-name="T381"><text:s text:c="20"/></text:span><text:span text:style-name="T383">(</text:span><text:span text:style-name="T381">size_t</text:span><text:span text:style-name="T383">,</text:span><text:span text:style-name="T381"> </text:span><text:span text:style-name="T204">SId</text:span><text:span text:style-name="T381"> idx</text:span><text:span text:style-name="T383">),</text:span></text:p>
      <text:p text:style-name="Code"><text:span text:style-name="T381"><text:s text:c="20"/></text:span><text:span text:style-name="T204">A</text:span><text:span text:style-name="T381">.</text:span><text:span text:style-name="T204">Lt</text:span><text:span text:style-name="T383">,</text:span></text:p>
      <text:p text:style-name="Code"><text:span text:style-name="T381"><text:s text:c="20"/></text:span><text:span text:style-name="T383">(</text:span><text:span text:style-name="T381">size_t</text:span><text:span text:style-name="T383">,</text:span><text:span text:style-name="T381"> </text:span><text:span text:style-name="T204">SId</text:span><text:span text:style-name="T381"> </text:span><text:span text:style-name="T384">"__len"</text:span><text:span text:style-name="T383">))),</text:span></text:p>
      <text:p text:style-name="Code"><text:span text:style-name="T381"><text:s text:c="15"/></text:span><text:span text:style-name="T383">[</text:span><text:span text:style-name="T381">pre_block</text:span><text:span text:style-name="T383">]</text:span><text:span text:style-name="T381"> </text:span><text:span text:style-name="T383">@</text:span><text:span text:style-name="T381"> block </text:span><text:span text:style-name="T383">@</text:span><text:span text:style-name="T381"> </text:span><text:span text:style-name="T383">[</text:span><text:span text:style-name="T381">post_block</text:span><text:span text:style-name="T383">]</text:span></text:p>
      <text:p text:style-name="Code"><text:span text:style-name="T381"><text:s text:c="12"/></text:span><text:span text:style-name="T383">)</text:span><text:span text:style-name="T381"> </text:span><text:span text:style-name="T382">in</text:span></text:p>
      <text:p text:style-name="P296"/>
      <text:p text:style-name="Code"><text:span text:style-name="T381"><text:s text:c="12"/></text:span><text:span text:style-name="T380">(* Generate the code *)</text:span></text:p>
      <text:p text:style-name="Code"><text:span text:style-name="T381"><text:s text:c="12"/></text:span><text:span text:style-name="T382">let</text:span><text:span text:style-name="T381"> </text:span><text:span text:style-name="T383">(_,</text:span><text:span text:style-name="T381"> </text:span><text:span text:style-name="T383">_,</text:span><text:span text:style-name="T381"> builder</text:span><text:span text:style-name="T383">)</text:span><text:span text:style-name="T381"> </text:span><text:span text:style-name="T383">=</text:span><text:span text:style-name="T381"> </text:span><text:span text:style-name="T204">List</text:span><text:span text:style-name="T381">.fold_left </text:span><text:span text:style-name="T383">(</text:span></text:p>
      <text:p text:style-name="Code"><text:span text:style-name="T381"><text:s text:c="16"/></text:span><text:span text:style-name="T382">fun</text:span><text:span text:style-name="T381"> </text:span><text:span text:style-name="T383">(_,</text:span><text:span text:style-name="T381"> lctx</text:span><text:span text:style-name="T383">,</text:span><text:span text:style-name="T381"> builder</text:span><text:span text:style-name="T383">)</text:span><text:span text:style-name="T381"> stmt </text:span><text:span text:style-name="T383">-&gt;</text:span><text:span text:style-name="T381"> build_stmt lctx builder stmt</text:span></text:p>
      <text:p text:style-name="Code"><text:span text:style-name="T381"><text:s text:c="12"/></text:span><text:span text:style-name="T383">)</text:span><text:span text:style-name="T381"> </text:span><text:span text:style-name="T383">(</text:span><text:span text:style-name="T204">None</text:span><text:span text:style-name="T383">,</text:span><text:span text:style-name="T381"> ctx</text:span><text:span text:style-name="T383">,</text:span><text:span text:style-name="T381"> builder</text:span><text:span text:style-name="T383">)</text:span></text:p>
      <text:p text:style-name="Code"><text:span text:style-name="T381"><text:s text:c="12"/></text:span><text:span text:style-name="T383">[</text:span><text:span text:style-name="T204">SLVar</text:span><text:span text:style-name="T381"> idx_sv</text:span><text:span text:style-name="T383">;</text:span><text:span text:style-name="T381"> </text:span><text:span text:style-name="T204">SLVar</text:span><text:span text:style-name="T381"> item_sv</text:span><text:span text:style-name="T383">;</text:span><text:span text:style-name="T381"> </text:span><text:span text:style-name="T204">SLVar</text:span><text:span text:style-name="T381"> len_sv</text:span><text:span text:style-name="T383">;</text:span><text:span text:style-name="T381"> while_</text:span><text:span text:style-name="T383">]</text:span><text:span text:style-name="T381"> </text:span><text:span text:style-name="T382">in</text:span></text:p>
      <text:p text:style-name="P296"/>
      <text:p text:style-name="Code"><text:span text:style-name="T381"><text:s text:c="12"/></text:span><text:span text:style-name="T380">(* Return old context (don't keep newly created vars) *)</text:span></text:p>
      <text:p text:style-name="Code"><text:span text:style-name="T381"><text:s text:c="12"/></text:span><text:span text:style-name="T383">(</text:span><text:span text:style-name="T204">None</text:span><text:span text:style-name="T383">,</text:span><text:span text:style-name="T381"> ctx</text:span><text:span text:style-name="T383">,</text:span><text:span text:style-name="T381"> builder</text:span><text:span text:style-name="T383">)</text:span></text:p>
      <text:p text:style-name="P296"/>
      <text:p text:style-name="Code"><text:span text:style-name="T381"><text:s text:c="4"/></text:span><text:span text:style-name="T380">(*</text:span></text:p>
      <text:p text:style-name="P295"><text:s text:c="5"/>* Build a block</text:p>
      <text:p text:style-name="P295"><text:s text:c="5"/>*)</text:p>
      <text:p text:style-name="Code"><text:span text:style-name="T381"><text:s text:c="4"/></text:span><text:span text:style-name="T386">and</text:span><text:span text:style-name="T381"> build_block ctx builder res </text:span><text:span text:style-name="T383">=</text:span><text:span text:style-name="T381"> </text:span><text:span text:style-name="T382">function</text:span></text:p>
      <text:p text:style-name="Code"><text:span text:style-name="T381"><text:s text:c="8"/></text:span><text:span text:style-name="T382">[]</text:span><text:span text:style-name="T381"> </text:span><text:span text:style-name="T383">-&gt;</text:span></text:p>
      <text:p text:style-name="P296"><text:s text:c="12"/>builder</text:p>
      <text:p text:style-name="Code"><text:span text:style-name="T381"><text:s text:c="6"/></text:span><text:span text:style-name="T383">|</text:span><text:span text:style-name="T381"> </text:span><text:span text:style-name="T383">[</text:span><text:span text:style-name="T381">item</text:span><text:span text:style-name="T383">]</text:span><text:span text:style-name="T381"> </text:span><text:span text:style-name="T383">-&gt;</text:span></text:p>
      <text:p text:style-name="Code"><text:span text:style-name="T381"><text:s text:c="12"/></text:span><text:span text:style-name="T380">(* Store the value of the last item in res *)</text:span></text:p>
      <text:p text:style-name="Code"><text:span text:style-name="T381"><text:s text:c="12"/></text:span><text:span text:style-name="T382">let</text:span><text:span text:style-name="T381"> </text:span><text:span text:style-name="T383">(</text:span><text:span text:style-name="T381">lval</text:span><text:span text:style-name="T383">,</text:span><text:span text:style-name="T381"> </text:span><text:span text:style-name="T383">_,</text:span><text:span text:style-name="T381"> builder</text:span><text:span text:style-name="T383">)</text:span><text:span text:style-name="T381"> </text:span><text:span text:style-name="T383">=</text:span><text:span text:style-name="T381"> build_stmt ctx builder item </text:span><text:span text:style-name="T382">in</text:span></text:p>
      <text:p text:style-name="Code"><text:span text:style-name="T381"><text:s text:c="12"/></text:span><text:span text:style-name="T382">let</text:span><text:span text:style-name="T381"> </text:span><text:span text:style-name="T383">_</text:span><text:span text:style-name="T381"> </text:span><text:span text:style-name="T383">=</text:span><text:span text:style-name="T381"> </text:span><text:span text:style-name="T382">match</text:span><text:span text:style-name="T381"> </text:span><text:span text:style-name="T383">(</text:span><text:span text:style-name="T381">res</text:span><text:span text:style-name="T383">,</text:span><text:span text:style-name="T381"> lval</text:span><text:span text:style-name="T383">)</text:span><text:span text:style-name="T381"> </text:span><text:span text:style-name="T382">with</text:span></text:p>
      <text:p text:style-name="Code"><text:span text:style-name="T381"><text:s text:c="16"/></text:span><text:span text:style-name="T383">(</text:span><text:span text:style-name="T204">Some</text:span><text:span text:style-name="T381"> r</text:span><text:span text:style-name="T383">,</text:span><text:span text:style-name="T381"> </text:span><text:span text:style-name="T204">Some</text:span><text:span text:style-name="T381"> v</text:span><text:span text:style-name="T383">)</text:span><text:span text:style-name="T381"> </text:span><text:span text:style-name="T383">-&gt;</text:span><text:span text:style-name="T381"> ignore</text:span><text:span text:style-name="T383">(</text:span><text:span text:style-name="T204">L</text:span><text:span text:style-name="T381">.build_store v r builder</text:span><text:span text:style-name="T383">)</text:span></text:p>
      <text:p text:style-name="Code"><text:span text:style-name="T381"><text:s text:c="14"/></text:span><text:span text:style-name="T383">|</text:span><text:span text:style-name="T381"> </text:span><text:span text:style-name="T383">(</text:span><text:span text:style-name="T204">None</text:span><text:span text:style-name="T383">,</text:span><text:span text:style-name="T381"> </text:span><text:span text:style-name="T383">_)</text:span><text:span text:style-name="T381"> </text:span><text:span text:style-name="T383">-&gt;</text:span><text:span text:style-name="T381"> </text:span><text:span text:style-name="T382">()</text:span></text:p>
      <text:p text:style-name="Code"><text:span text:style-name="T381"><text:s text:c="14"/></text:span><text:span text:style-name="T383">|</text:span><text:span text:style-name="T381"> </text:span><text:span text:style-name="T383">(</text:span><text:span text:style-name="T204">Some</text:span><text:span text:style-name="T381"> </text:span><text:span text:style-name="T383">_,</text:span><text:span text:style-name="T381"> </text:span><text:span text:style-name="T204">None</text:span><text:span text:style-name="T383">)</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Block expected to end with "</text:span></text:p>
      <text:p text:style-name="Code"><text:span text:style-name="T381"><text:s text:c="50"/></text:span><text:span text:style-name="T383">^</text:span><text:span text:style-name="T381"> </text:span><text:span text:style-name="T384">"an expression"</text:span><text:span text:style-name="T383">))</text:span></text:p>
      <text:p text:style-name="Code"><text:span text:style-name="T381"><text:s text:c="12"/></text:span><text:span text:style-name="T382">in</text:span></text:p>
      <text:p text:style-name="P296"><text:s text:c="12"/>builder</text:p>
      <text:p text:style-name="Code"><text:span text:style-name="T381"><text:s text:c="6"/></text:span><text:span text:style-name="T383">|</text:span><text:span text:style-name="T381"> hd</text:span><text:span text:style-name="T383">::</text:span><text:span text:style-name="T381">tl </text:span><text:span text:style-name="T383">-&gt;</text:span></text:p>
      <text:p text:style-name="Code"><text:span text:style-name="T381"><text:s text:c="12"/></text:span><text:span text:style-name="T382">let</text:span><text:span text:style-name="T381"> </text:span><text:span text:style-name="T383">(_,</text:span><text:span text:style-name="T381"> ctx</text:span><text:span text:style-name="T383">,</text:span><text:span text:style-name="T381"> builder</text:span><text:span text:style-name="T383">)</text:span><text:span text:style-name="T381"> </text:span><text:span text:style-name="T383">=</text:span><text:span text:style-name="T381"> build_stmt ctx builder hd </text:span><text:span text:style-name="T382">in</text:span></text:p>
      <text:p text:style-name="P296"><text:s text:c="12"/>build_block ctx builder res tl</text:p>
      <text:p text:style-name="Code"><text:soft-page-break/><text:span text:style-name="T381"><text:s text:c="4"/></text:span><text:span text:style-name="T382">in</text:span></text:p>
      <text:p text:style-name="P296"/>
      <text:p text:style-name="Code"><text:span text:style-name="T381"><text:s text:c="4"/></text:span><text:span text:style-name="T380">(*</text:span></text:p>
      <text:p text:style-name="P295"><text:s text:c="5"/>* Build a sprogram_decl</text:p>
      <text:p text:style-name="P295"><text:s text:c="5"/>*)</text:p>
      <text:p text:style-name="P296"/>
      <text:p text:style-name="Code"><text:span text:style-name="T381"><text:s text:c="4"/></text:span><text:span text:style-name="T380">(* Helper: list of parameters -&gt; array of ltypes *)</text:span></text:p>
      <text:p text:style-name="Code"><text:span text:style-name="T381"><text:s text:c="4"/></text:span><text:span text:style-name="T382">let</text:span><text:span text:style-name="T381"> ltypes_of_params params </text:span><text:span text:style-name="T383">=</text:span><text:span text:style-name="T381"> </text:span><text:span text:style-name="T204">Array</text:span><text:span text:style-name="T381">.of_list </text:span><text:span text:style-name="T383">(</text:span></text:p>
      <text:p text:style-name="Code"><text:span text:style-name="T381"><text:s text:c="8"/></text:span><text:span text:style-name="T204">List</text:span><text:span text:style-name="T381">.map </text:span><text:span text:style-name="T383">(</text:span><text:span text:style-name="T382">fun</text:span><text:span text:style-name="T381"> </text:span><text:span text:style-name="T383">(_,</text:span><text:span text:style-name="T381"> t</text:span><text:span text:style-name="T383">)</text:span><text:span text:style-name="T381"> </text:span><text:span text:style-name="T383">-&gt;</text:span><text:span text:style-name="T381"> ltype_of_type t</text:span><text:span text:style-name="T383">)</text:span><text:span text:style-name="T381"> params</text:span></text:p>
      <text:p text:style-name="Code"><text:span text:style-name="T381"><text:s text:c="4"/></text:span><text:span text:style-name="T383">)</text:span><text:span text:style-name="T381"> </text:span><text:span text:style-name="T382">in</text:span></text:p>
      <text:p text:style-name="P296"/>
      <text:p text:style-name="Code"><text:span text:style-name="T381"><text:s text:c="4"/></text:span><text:span text:style-name="T380">(* Helper: 'LLVM return' from function type *)</text:span></text:p>
      <text:p text:style-name="Code"><text:span text:style-name="T381"><text:s text:c="4"/></text:span><text:span text:style-name="T382">let</text:span><text:span text:style-name="T381"> ret_of_type t </text:span><text:span text:style-name="T383">=</text:span><text:span text:style-name="T381"> </text:span><text:span text:style-name="T382">match</text:span><text:span text:style-name="T381"> t </text:span><text:span text:style-name="T382">with</text:span></text:p>
      <text:p text:style-name="Code"><text:span text:style-name="T381"><text:s text:c="8"/></text:span><text:span text:style-name="T204">SScalar</text:span><text:span text:style-name="T381"> pt </text:span><text:span text:style-name="T383">-&gt;</text:span><text:span text:style-name="T381"> </text:span><text:span text:style-name="T383">(</text:span><text:span text:style-name="T382">match</text:span><text:span text:style-name="T381"> pt </text:span><text:span text:style-name="T382">with</text:span></text:p>
      <text:p text:style-name="Code"><text:span text:style-name="T381"><text:s text:c="12"/></text:span><text:span text:style-name="T204">A</text:span><text:span text:style-name="T381">.</text:span><text:span text:style-name="T204">TInt</text:span><text:span text:style-name="T383">(_,_)</text:span><text:span text:style-name="T381"> </text:span><text:span text:style-name="T383">-&gt;</text:span><text:span text:style-name="T381"> </text:span><text:span text:style-name="T204">L</text:span><text:span text:style-name="T381">.build_ret </text:span><text:span text:style-name="T383">(</text:span><text:span text:style-name="T204">L</text:span><text:span text:style-name="T381">.const_int </text:span><text:span text:style-name="T383">(</text:span><text:span text:style-name="T381">ltype_of_type t</text:span><text:span text:style-name="T383">)</text:span><text:span text:style-name="T381"> </text:span><text:span text:style-name="T383">0)</text:span></text:p>
      <text:p text:style-name="Code"><text:span text:style-name="T381"><text:s text:c="10"/></text:span><text:span text:style-name="T383">|</text:span><text:span text:style-name="T381"> </text:span><text:span text:style-name="T204">A</text:span><text:span text:style-name="T381">.</text:span><text:span text:style-name="T204">TFloat</text:span><text:span text:style-name="T383">(_)</text:span><text:span text:style-name="T381"> </text:span><text:span text:style-name="T383">-&gt;</text:span><text:span text:style-name="T381"> </text:span><text:span text:style-name="T204">L</text:span><text:span text:style-name="T381">.build_ret </text:span><text:span text:style-name="T383">(</text:span><text:span text:style-name="T204">L</text:span><text:span text:style-name="T381">.const_float </text:span><text:span text:style-name="T383">(</text:span><text:span text:style-name="T381">ltype_of_type t</text:span><text:span text:style-name="T383">)</text:span><text:span text:style-name="T381"> </text:span><text:span text:style-name="T383">0.0)</text:span></text:p>
      <text:p text:style-name="Code"><text:span text:style-name="T381"><text:s text:c="10"/></text:span><text:span text:style-name="T383">|</text:span><text:span text:style-name="T381"> </text:span><text:span text:style-name="T204">A</text:span><text:span text:style-name="T381">.</text:span><text:span text:style-name="T204">TNone</text:span><text:span text:style-name="T381"> </text:span><text:span text:style-name="T383">-&gt;</text:span><text:span text:style-name="T381"> </text:span><text:span text:style-name="T204">L</text:span><text:span text:style-name="T381">.build_ret_void</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ret type not implemented "</text:span><text:span text:style-name="T381"> </text:span><text:span text:style-name="T383">^</text:span><text:span text:style-name="T381"> </text:span><text:span text:style-name="T204">A</text:span><text:span text:style-name="T381">.string_of_ptype pt</text:span><text:span text:style-name="T383">))</text:span></text:p>
      <text:p text:style-name="Code"><text:span text:style-name="T381"><text:s text:c="8"/></text:span><text:span text:style-name="T383">)</text:span></text:p>
      <text:p text:style-name="Code"><text:span text:style-name="T381"><text:s text:c="6"/></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ret type not implemented "</text:span><text:span text:style-name="T381"> </text:span><text:span text:style-name="T383">^</text:span><text:span text:style-name="T381"> string_of_stype t</text:span><text:span text:style-name="T383">))</text:span></text:p>
      <text:p text:style-name="Code"><text:span text:style-name="T381"><text:s text:c="4"/></text:span><text:span text:style-name="T382">in</text:span></text:p>
      <text:p text:style-name="P296"/>
      <text:p text:style-name="Code"><text:span text:style-name="T381"><text:s text:c="4"/></text:span><text:span text:style-name="T380">(* Build a global variable *)</text:span></text:p>
      <text:p text:style-name="Code"><text:span text:style-name="T381"><text:s text:c="4"/></text:span><text:span text:style-name="T382">let</text:span><text:span text:style-name="T381"> build_gvar ctx v </text:span><text:span text:style-name="T383">=</text:span></text:p>
      <text:p text:style-name="Code"><text:span text:style-name="T381"><text:s text:c="8"/></text:span><text:span text:style-name="T382">let</text:span><text:span text:style-name="T381"> </text:span><text:span text:style-name="T383">(</text:span><text:span text:style-name="T381">id</text:span><text:span text:style-name="T383">,</text:span><text:span text:style-name="T381"> type_</text:span><text:span text:style-name="T383">,</text:span><text:span text:style-name="T381"> </text:span><text:span text:style-name="T383">_)</text:span><text:span text:style-name="T381"> </text:span><text:span text:style-name="T383">=</text:span><text:span text:style-name="T381"> v </text:span><text:span text:style-name="T382">in</text:span></text:p>
      <text:p text:style-name="Code"><text:span text:style-name="T381"><text:s text:c="8"/></text:span><text:span text:style-name="T382">let</text:span><text:span text:style-name="T381"> ltype </text:span><text:span text:style-name="T383">=</text:span><text:span text:style-name="T381"> ltype_of_type type_ </text:span><text:span text:style-name="T382">in</text:span></text:p>
      <text:p text:style-name="Code"><text:span text:style-name="T381"><text:s text:c="8"/></text:span><text:span text:style-name="T382">let</text:span><text:span text:style-name="T381"> init </text:span><text:span text:style-name="T383">=</text:span><text:span text:style-name="T381"> </text:span><text:span text:style-name="T382">match</text:span><text:span text:style-name="T381"> type_ </text:span><text:span text:style-name="T382">with</text:span></text:p>
      <text:p text:style-name="Code"><text:span text:style-name="T381"><text:s text:c="12"/></text:span><text:span text:style-name="T204">SScalar</text:span><text:span text:style-name="T383">(</text:span><text:span text:style-name="T204">A</text:span><text:span text:style-name="T381">.</text:span><text:span text:style-name="T204">TInt</text:span><text:span text:style-name="T383">(_,_))</text:span><text:span text:style-name="T381"> </text:span><text:span text:style-name="T383">-&gt;</text:span><text:span text:style-name="T381"> </text:span><text:span text:style-name="T204">L</text:span><text:span text:style-name="T381">.const_int ltype </text:span><text:span text:style-name="T383">0</text:span></text:p>
      <text:p text:style-name="Code"><text:span text:style-name="T381"><text:s text:c="10"/></text:span><text:span text:style-name="T383">|</text:span><text:span text:style-name="T381"> </text:span><text:span text:style-name="T204">SScalar</text:span><text:span text:style-name="T383">(</text:span><text:span text:style-name="T204">A</text:span><text:span text:style-name="T381">.</text:span><text:span text:style-name="T204">TFloat</text:span><text:span text:style-name="T383">(_))</text:span><text:span text:style-name="T381"> </text:span><text:span text:style-name="T383">-&gt;</text:span><text:span text:style-name="T381"> </text:span><text:span text:style-name="T204">L</text:span><text:span text:style-name="T381">.const_float ltype </text:span><text:span text:style-name="T383">0.0</text:span></text:p>
      <text:p text:style-name="Code"><text:span text:style-name="T381"><text:s text:c="10"/></text:span><text:span text:style-name="T383">|</text:span><text:span text:style-name="T381"> </text:span><text:span text:style-name="T383">_</text:span><text:span text:style-name="T381"> </text:span><text:span text:style-name="T383">-&gt;</text:span><text:span text:style-name="T381"> </text:span><text:span text:style-name="T382">raise</text:span><text:span text:style-name="T381"> </text:span><text:span text:style-name="T383">(</text:span><text:span text:style-name="T204">Failure</text:span><text:span text:style-name="T381"> </text:span><text:span text:style-name="T383">(</text:span><text:span text:style-name="T384">"gvar init "</text:span><text:span text:style-name="T381"> </text:span><text:span text:style-name="T383">^</text:span><text:span text:style-name="T381"> </text:span><text:span text:style-name="T383">(</text:span><text:span text:style-name="T381">string_of_stype type_</text:span><text:span text:style-name="T383">)</text:span></text:p>
      <text:p text:style-name="Code"><text:span text:style-name="T381"><text:s text:c="33"/></text:span><text:span text:style-name="T383">^</text:span><text:span text:style-name="T381"> </text:span><text:span text:style-name="T384">"not implemented"</text:span><text:span text:style-name="T383">))</text:span></text:p>
      <text:p text:style-name="Code"><text:span text:style-name="T381"><text:s text:c="8"/></text:span><text:span text:style-name="T382">in</text:span></text:p>
      <text:p text:style-name="Code"><text:span text:style-name="T381"><text:s text:c="8"/></text:span><text:span text:style-name="T382">let</text:span><text:span text:style-name="T381"> the_var </text:span><text:span text:style-name="T383">=</text:span><text:span text:style-name="T381"> </text:span><text:span text:style-name="T204">L</text:span><text:span text:style-name="T381">.define_global id init the_module </text:span><text:span text:style-name="T382">in</text:span></text:p>
      <text:p text:style-name="P296"><text:s text:c="8"/>add_var ctx id the_var</text:p>
      <text:p text:style-name="Code"><text:span text:style-name="T381"><text:s text:c="4"/></text:span><text:span text:style-name="T382">in</text:span></text:p>
      <text:p text:style-name="P296"/>
      <text:p text:style-name="Code"><text:span text:style-name="T381"><text:s text:c="4"/></text:span><text:span text:style-name="T380">(* Build a function *)</text:span></text:p>
      <text:p text:style-name="Code"><text:span text:style-name="T381"><text:s text:c="4"/></text:span><text:span text:style-name="T382">let</text:span><text:span text:style-name="T381"> build_func ctx f </text:span><text:span text:style-name="T383">=</text:span></text:p>
      <text:p text:style-name="Code"><text:span text:style-name="T381"><text:s text:c="8"/></text:span><text:span text:style-name="T382">let</text:span><text:span text:style-name="T381"> </text:span><text:span text:style-name="T383">(</text:span><text:span text:style-name="T381">id</text:span><text:span text:style-name="T383">,</text:span><text:span text:style-name="T381"> type_</text:span><text:span text:style-name="T383">,</text:span><text:span text:style-name="T381"> params</text:span><text:span text:style-name="T383">,</text:span><text:span text:style-name="T381"> body</text:span><text:span text:style-name="T383">)</text:span><text:span text:style-name="T381"> </text:span><text:span text:style-name="T383">=</text:span><text:span text:style-name="T381"> f </text:span><text:span text:style-name="T382">in</text:span></text:p>
      <text:p text:style-name="Code"><text:span text:style-name="T381"><text:s text:c="8"/></text:span><text:span text:style-name="T382">let</text:span><text:span text:style-name="T381"> params_ltypes </text:span><text:span text:style-name="T383">=</text:span><text:span text:style-name="T381"> ltypes_of_params params </text:span><text:span text:style-name="T382">in</text:span></text:p>
      <text:p text:style-name="Code"><text:span text:style-name="T381"><text:s text:c="8"/></text:span><text:span text:style-name="T382">let</text:span><text:span text:style-name="T381"> ftype </text:span><text:span text:style-name="T383">=</text:span><text:span text:style-name="T381"> </text:span><text:span text:style-name="T204">L</text:span><text:span text:style-name="T381">.function_type </text:span><text:span text:style-name="T383">(</text:span><text:span text:style-name="T381">ltype_of_type type_</text:span><text:span text:style-name="T383">)</text:span><text:span text:style-name="T381"> params_ltypes </text:span><text:span text:style-name="T382">in</text:span></text:p>
      <text:p text:style-name="Code"><text:span text:style-name="T381"><text:s text:c="8"/></text:span><text:span text:style-name="T382">let</text:span><text:span text:style-name="T381"> the_function </text:span><text:span text:style-name="T383">=</text:span><text:span text:style-name="T381"> </text:span><text:span text:style-name="T204">L</text:span><text:span text:style-name="T381">.define_function id ftype the_module </text:span><text:span text:style-name="T382">in</text:span></text:p>
      <text:p text:style-name="Code"><text:span text:style-name="T381"><text:s text:c="8"/></text:span><text:span text:style-name="T382">let</text:span><text:span text:style-name="T381"> builder </text:span><text:span text:style-name="T383">=</text:span><text:span text:style-name="T381"> </text:span><text:span text:style-name="T204">L</text:span><text:span text:style-name="T381">.builder_at_end context </text:span><text:span text:style-name="T383">(</text:span><text:span text:style-name="T204">L</text:span><text:span text:style-name="T381">.entry_block the_function</text:span><text:span text:style-name="T383">)</text:span><text:span text:style-name="T381"> </text:span><text:span text:style-name="T382">in</text:span></text:p>
      <text:p text:style-name="P296"/>
      <text:p text:style-name="Code"><text:span text:style-name="T381"><text:s text:c="8"/></text:span><text:span text:style-name="T380">(* Add a parameter to the stack *)</text:span></text:p>
      <text:p text:style-name="Code"><text:span text:style-name="T381"><text:s text:c="8"/></text:span><text:span text:style-name="T382">let</text:span><text:span text:style-name="T381"> add_param ctx id type_ </text:span><text:span text:style-name="T383">=</text:span></text:p>
      <text:p text:style-name="Code"><text:span text:style-name="T381"><text:s text:c="12"/></text:span><text:span text:style-name="T382">let</text:span><text:span text:style-name="T381"> lv </text:span><text:span text:style-name="T383">=</text:span><text:span text:style-name="T381"> create_entry_block_alloca the_function id type_ </text:span><text:span text:style-name="T382">in</text:span></text:p>
      <text:p text:style-name="P296"><text:s text:c="12"/>add_var ctx id lv</text:p>
      <text:p text:style-name="Code"><text:span text:style-name="T381"><text:s text:c="8"/></text:span><text:span text:style-name="T382">in</text:span></text:p>
      <text:p text:style-name="P296"/>
      <text:p text:style-name="Code"><text:span text:style-name="T381"><text:s text:c="8"/></text:span><text:span text:style-name="T382">let</text:span><text:span text:style-name="T381"> </text:span><text:span text:style-name="T382">rec</text:span><text:span text:style-name="T381"> add_params ctx </text:span><text:span text:style-name="T383">=</text:span><text:span text:style-name="T381"> </text:span><text:span text:style-name="T382">function</text:span></text:p>
      <text:p text:style-name="Code"><text:soft-page-break/><text:span text:style-name="T381"><text:s text:c="12"/></text:span><text:span text:style-name="T382">[]</text:span><text:span text:style-name="T381"> </text:span><text:span text:style-name="T383">-&gt;</text:span><text:span text:style-name="T381"> ctx</text:span></text:p>
      <text:p text:style-name="Code"><text:span text:style-name="T381"><text:s text:c="10"/></text:span><text:span text:style-name="T383">|</text:span><text:span text:style-name="T381"> </text:span><text:span text:style-name="T383">(</text:span><text:span text:style-name="T381">id</text:span><text:span text:style-name="T383">,</text:span><text:span text:style-name="T381">type_</text:span><text:span text:style-name="T383">)::</text:span><text:span text:style-name="T381">tl </text:span><text:span text:style-name="T383">-&gt;</text:span></text:p>
      <text:p text:style-name="Code"><text:span text:style-name="T381"><text:s text:c="16"/></text:span><text:span text:style-name="T382">let</text:span><text:span text:style-name="T381"> ctx </text:span><text:span text:style-name="T383">=</text:span><text:span text:style-name="T381"> add_param ctx id type_ </text:span><text:span text:style-name="T382">in</text:span></text:p>
      <text:p text:style-name="P296"><text:s text:c="16"/>add_params ctx tl</text:p>
      <text:p text:style-name="Code"><text:span text:style-name="T381"><text:s text:c="8"/></text:span><text:span text:style-name="T382">in</text:span></text:p>
      <text:p text:style-name="P296"/>
      <text:p text:style-name="Code"><text:span text:style-name="T381"><text:s text:c="8"/></text:span><text:span text:style-name="T382">let</text:span><text:span text:style-name="T381"> add_terminal builder instr </text:span><text:span text:style-name="T383">=</text:span></text:p>
      <text:p text:style-name="Code"><text:span text:style-name="T381"><text:s text:c="12"/></text:span><text:span text:style-name="T382">match</text:span><text:span text:style-name="T381"> </text:span><text:span text:style-name="T204">L</text:span><text:span text:style-name="T381">.block_terminator </text:span><text:span text:style-name="T383">(</text:span><text:span text:style-name="T204">L</text:span><text:span text:style-name="T381">.insertion_block builder</text:span><text:span text:style-name="T383">)</text:span><text:span text:style-name="T381"> </text:span><text:span text:style-name="T382">with</text:span></text:p>
      <text:p text:style-name="Code"><text:span text:style-name="T381"><text:s text:c="16"/></text:span><text:span text:style-name="T204">Some</text:span><text:span text:style-name="T381"> </text:span><text:span text:style-name="T383">_</text:span><text:span text:style-name="T381"> </text:span><text:span text:style-name="T383">-&gt;</text:span><text:span text:style-name="T381"> </text:span><text:span text:style-name="T382">()</text:span></text:p>
      <text:p text:style-name="Code"><text:span text:style-name="T381"><text:s text:c="14"/></text:span><text:span text:style-name="T383">|</text:span><text:span text:style-name="T381"> </text:span><text:span text:style-name="T204">None</text:span><text:span text:style-name="T381"> <text:s text:c="2"/></text:span><text:span text:style-name="T383">-&gt;</text:span><text:span text:style-name="T381"> ignore </text:span><text:span text:style-name="T383">(</text:span><text:span text:style-name="T381">instr builder</text:span><text:span text:style-name="T383">)</text:span></text:p>
      <text:p text:style-name="Code"><text:span text:style-name="T381"><text:s text:c="8"/></text:span><text:span text:style-name="T382">in</text:span></text:p>
      <text:p text:style-name="P296"/>
      <text:p text:style-name="Code"><text:span text:style-name="T381"><text:s text:c="8"/></text:span><text:span text:style-name="T380">(* Allocate parameters on the stack and assign passed in values *)</text:span></text:p>
      <text:p text:style-name="Code"><text:span text:style-name="T381"><text:s text:c="8"/></text:span><text:span text:style-name="T382">let</text:span><text:span text:style-name="T381"> lctx </text:span><text:span text:style-name="T383">=</text:span><text:span text:style-name="T381"> add_params ctx params </text:span><text:span text:style-name="T382">in</text:span></text:p>
      <text:p text:style-name="Code"><text:span text:style-name="T381"><text:s text:c="8"/></text:span><text:span text:style-name="T382">let</text:span><text:span text:style-name="T381"> </text:span><text:span text:style-name="T383">_</text:span><text:span text:style-name="T381"> </text:span><text:span text:style-name="T383">=</text:span><text:span text:style-name="T381"> </text:span><text:span text:style-name="T204">List</text:span><text:span text:style-name="T381">.iter2</text:span></text:p>
      <text:p text:style-name="Code"><text:span text:style-name="T381"><text:s text:c="12"/></text:span><text:span text:style-name="T383">(</text:span><text:span text:style-name="T382">fun</text:span><text:span text:style-name="T381"> </text:span><text:span text:style-name="T383">(</text:span><text:span text:style-name="T381">id</text:span><text:span text:style-name="T383">,_)</text:span><text:span text:style-name="T381"> </text:span><text:span text:style-name="T382">value</text:span><text:span text:style-name="T381"> </text:span><text:span text:style-name="T383">-&gt;</text:span></text:p>
      <text:p text:style-name="Code"><text:span text:style-name="T381"><text:s text:c="16"/>ignore</text:span><text:span text:style-name="T383">(</text:span><text:span text:style-name="T204">L</text:span><text:span text:style-name="T381">.build_store </text:span><text:span text:style-name="T382">value</text:span><text:span text:style-name="T381"> </text:span><text:span text:style-name="T383">(</text:span><text:span text:style-name="T381">lookup_var id lctx</text:span><text:span text:style-name="T383">)</text:span><text:span text:style-name="T381"> builder</text:span><text:span text:style-name="T383">))</text:span></text:p>
      <text:p text:style-name="P296"><text:s text:c="12"/>params</text:p>
      <text:p text:style-name="Code"><text:span text:style-name="T381"><text:s text:c="12"/></text:span><text:span text:style-name="T383">(</text:span><text:span text:style-name="T204">Array</text:span><text:span text:style-name="T381">.to_list </text:span><text:span text:style-name="T383">(</text:span><text:span text:style-name="T204">L</text:span><text:span text:style-name="T381">.params the_function</text:span><text:span text:style-name="T383">))</text:span></text:p>
      <text:p text:style-name="Code"><text:span text:style-name="T381"><text:s text:c="8"/></text:span><text:span text:style-name="T382">in</text:span></text:p>
      <text:p text:style-name="P296"/>
      <text:p text:style-name="Code"><text:span text:style-name="T381"><text:s text:c="8"/></text:span><text:span text:style-name="T380">(* Create function's local context *)</text:span></text:p>
      <text:p text:style-name="Code"><text:span text:style-name="T381"><text:s text:c="8"/></text:span><text:span text:style-name="T382">let</text:span><text:span text:style-name="T381"> lctx </text:span><text:span text:style-name="T383">=</text:span><text:span text:style-name="T381"> </text:span><text:span text:style-name="T383">{</text:span><text:span text:style-name="T381"> lctx </text:span><text:span text:style-name="T382">with</text:span></text:p>
      <text:p text:style-name="Code"><text:span text:style-name="T381"><text:s text:c="12"/>funcs </text:span><text:span text:style-name="T383">=</text:span><text:span text:style-name="T381"> </text:span><text:span text:style-name="T204">StringMap</text:span><text:span text:style-name="T381">.add id the_function lctx</text:span><text:span text:style-name="T383">.</text:span><text:span text:style-name="T381">funcs</text:span><text:span text:style-name="T383">;</text:span></text:p>
      <text:p text:style-name="Code"><text:span text:style-name="T381"><text:s text:c="12"/>cur_func </text:span><text:span text:style-name="T383">=</text:span><text:span text:style-name="T381"> </text:span><text:span text:style-name="T204">Some</text:span><text:span text:style-name="T381"> the_function</text:span><text:span text:style-name="T383">;</text:span></text:p>
      <text:p text:style-name="Code"><text:span text:style-name="T381"><text:s text:c="12"/>vars </text:span><text:span text:style-name="T383">=</text:span><text:span text:style-name="T381"> </text:span><text:span text:style-name="T204">StringMap</text:span><text:span text:style-name="T381">.empty</text:span><text:span text:style-name="T383">::</text:span><text:span text:style-name="T381">lctx</text:span><text:span text:style-name="T383">.</text:span><text:span text:style-name="T381">vars</text:span><text:span text:style-name="T383">;</text:span></text:p>
      <text:p text:style-name="Code"><text:span text:style-name="T381"><text:s text:c="8"/></text:span><text:span text:style-name="T383">}</text:span><text:span text:style-name="T381"> </text:span><text:span text:style-name="T382">in</text:span></text:p>
      <text:p text:style-name="P296"/>
      <text:p text:style-name="Code"><text:span text:style-name="T381"><text:s text:c="8"/></text:span><text:span text:style-name="T380">(* Build the body of the function *)</text:span></text:p>
      <text:p text:style-name="Code"><text:span text:style-name="T381"><text:s text:c="8"/></text:span><text:span text:style-name="T382">let</text:span><text:span text:style-name="T381"> builder </text:span><text:span text:style-name="T383">=</text:span><text:span text:style-name="T381"> build_block lctx builder </text:span><text:span text:style-name="T204">None</text:span><text:span text:style-name="T381"> body </text:span><text:span text:style-name="T382">in</text:span></text:p>
      <text:p text:style-name="Code"><text:span text:style-name="T381"><text:s text:c="8"/></text:span><text:span text:style-name="T382">let</text:span><text:span text:style-name="T381"> </text:span><text:span text:style-name="T383">_</text:span><text:span text:style-name="T381"> </text:span><text:span text:style-name="T383">=</text:span><text:span text:style-name="T381"> add_terminal builder </text:span><text:span text:style-name="T383">(</text:span><text:span text:style-name="T381">ret_of_type type_</text:span><text:span text:style-name="T383">)</text:span><text:span text:style-name="T381"> </text:span><text:span text:style-name="T382">in</text:span></text:p>
      <text:p text:style-name="P296"/>
      <text:p text:style-name="Code"><text:span text:style-name="T381"><text:s text:c="8"/></text:span><text:span text:style-name="T380">(* Returns a context with this function added to it *)</text:span></text:p>
      <text:p text:style-name="Code"><text:span text:style-name="T381"><text:s text:c="8"/></text:span><text:span text:style-name="T383">{</text:span><text:span text:style-name="T381"> ctx </text:span><text:span text:style-name="T382">with</text:span><text:span text:style-name="T381"> funcs </text:span><text:span text:style-name="T383">=</text:span><text:span text:style-name="T381"> </text:span><text:span text:style-name="T204">StringMap</text:span><text:span text:style-name="T381">.add id the_function ctx</text:span><text:span text:style-name="T383">.</text:span><text:span text:style-name="T381">funcs </text:span><text:span text:style-name="T383">}</text:span></text:p>
      <text:p text:style-name="Code"><text:span text:style-name="T381"><text:s text:c="4"/></text:span><text:span text:style-name="T382">in</text:span></text:p>
      <text:p text:style-name="P296"/>
      <text:p text:style-name="Code"><text:span text:style-name="T381"><text:s text:c="4"/></text:span><text:span text:style-name="T380">(* Build a program declaration *)</text:span></text:p>
      <text:p text:style-name="Code"><text:span text:style-name="T381"><text:s text:c="4"/></text:span><text:span text:style-name="T382">let</text:span><text:span text:style-name="T381"> build_pdecl ctx </text:span><text:span text:style-name="T383">=</text:span><text:span text:style-name="T381"> </text:span><text:span text:style-name="T382">function</text:span></text:p>
      <text:p text:style-name="Code"><text:span text:style-name="T381"><text:s text:c="8"/></text:span><text:span text:style-name="T204">SGVar</text:span><text:span text:style-name="T383">(</text:span><text:span text:style-name="T381">v</text:span><text:span text:style-name="T383">)</text:span><text:span text:style-name="T381"> </text:span><text:span text:style-name="T383">-&gt;</text:span><text:span text:style-name="T381"> build_gvar ctx v</text:span></text:p>
      <text:p text:style-name="Code"><text:span text:style-name="T381"><text:s text:c="6"/></text:span><text:span text:style-name="T383">|</text:span><text:span text:style-name="T381"> </text:span><text:span text:style-name="T204">SFunc</text:span><text:span text:style-name="T383">(</text:span><text:span text:style-name="T381">f</text:span><text:span text:style-name="T383">)</text:span><text:span text:style-name="T381"> </text:span><text:span text:style-name="T383">-&gt;</text:span><text:span text:style-name="T381"> build_func ctx f</text:span></text:p>
      <text:p text:style-name="Code"><text:span text:style-name="T381"><text:s text:c="4"/></text:span><text:span text:style-name="T382">in</text:span></text:p>
      <text:p text:style-name="P296"/>
      <text:p text:style-name="Code"><text:span text:style-name="T381"><text:s text:c="4"/></text:span><text:span text:style-name="T380">(* Build all program declarations *)</text:span></text:p>
      <text:p text:style-name="Code"><text:span text:style-name="T381"><text:s text:c="4"/></text:span><text:span text:style-name="T382">let</text:span><text:span text:style-name="T381"> </text:span><text:span text:style-name="T382">rec</text:span><text:span text:style-name="T381"> build_pdecls ctx </text:span><text:span text:style-name="T383">=</text:span><text:span text:style-name="T381"> </text:span><text:span text:style-name="T382">function</text:span></text:p>
      <text:p text:style-name="Code"><text:span text:style-name="T381"><text:s text:c="8"/></text:span><text:span text:style-name="T382">[]</text:span><text:span text:style-name="T381"> </text:span><text:span text:style-name="T383">-&gt;</text:span><text:span text:style-name="T381"> </text:span><text:span text:style-name="T382">()</text:span></text:p>
      <text:p text:style-name="Code"><text:span text:style-name="T381"><text:s text:c="6"/></text:span><text:span text:style-name="T383">|</text:span><text:span text:style-name="T381"> hd</text:span><text:span text:style-name="T383">::</text:span><text:span text:style-name="T381">tl </text:span><text:span text:style-name="T383">-&gt;</text:span></text:p>
      <text:p text:style-name="Code"><text:span text:style-name="T381"><text:s text:c="12"/></text:span><text:span text:style-name="T382">let</text:span><text:span text:style-name="T381"> ctx </text:span><text:span text:style-name="T383">=</text:span><text:span text:style-name="T381"> build_pdecl ctx hd </text:span><text:span text:style-name="T382">in</text:span></text:p>
      <text:p text:style-name="P296"><text:s text:c="12"/>build_pdecls ctx tl</text:p>
      <text:p text:style-name="Code"><text:span text:style-name="T381"><text:s text:c="4"/></text:span><text:span text:style-name="T382">in</text:span></text:p>
      <text:p text:style-name="P296"/>
      <text:p text:style-name="Code"><text:span text:style-name="T381"><text:s text:c="4"/></text:span><text:span text:style-name="T382">let</text:span><text:span text:style-name="T381"> global_ctx </text:span><text:span text:style-name="T383">=</text:span><text:span text:style-name="T381"> </text:span><text:span text:style-name="T383">{</text:span></text:p>
      <text:p text:style-name="Code"><text:span text:style-name="T381"><text:s text:c="8"/>vars </text:span><text:span text:style-name="T383">=</text:span><text:span text:style-name="T381"> </text:span><text:span text:style-name="T383">[</text:span><text:span text:style-name="T204">StringMap</text:span><text:span text:style-name="T381">.empty</text:span><text:span text:style-name="T383">];</text:span></text:p>
      <text:p text:style-name="Code"><text:span text:style-name="T381"><text:s text:c="8"/>funcs </text:span><text:span text:style-name="T383">=</text:span><text:span text:style-name="T381"> </text:span><text:span text:style-name="T204">StringMap</text:span><text:span text:style-name="T381">.empty</text:span><text:span text:style-name="T383">;</text:span></text:p>
      <text:p text:style-name="Code"><text:span text:style-name="T381"><text:s text:c="8"/>templs </text:span><text:span text:style-name="T383">=</text:span><text:span text:style-name="T381"> </text:span><text:span text:style-name="T204">StringMap</text:span><text:span text:style-name="T381">.empty</text:span><text:span text:style-name="T383">;</text:span></text:p>
      <text:p text:style-name="Code"><text:soft-page-break/><text:span text:style-name="T381"><text:s text:c="8"/>cur_func </text:span><text:span text:style-name="T383">=</text:span><text:span text:style-name="T381"> </text:span><text:span text:style-name="T204">None</text:span><text:span text:style-name="T383">;</text:span></text:p>
      <text:p text:style-name="Code"><text:span text:style-name="T381"><text:s text:c="4"/></text:span><text:span text:style-name="T383">}</text:span><text:span text:style-name="T381"> </text:span><text:span text:style-name="T382">in</text:span></text:p>
      <text:p text:style-name="P296"/>
      <text:p text:style-name="Code"><text:span text:style-name="T381"><text:s text:c="4"/>build_pdecls global_ctx prog</text:span><text:span text:style-name="T383">;</text:span></text:p>
      <text:p text:style-name="P296"><text:s text:c="4"/>the_module</text:p>
      <text:p text:style-name="P296"/>
      <text:h text:style-name="P483" text:outline-level="2"><text:bookmark-start text:name="__RefHeading___Toc45681_445550807"/>runtime.c<text:bookmark-end text:name="__RefHeading___Toc45681_445550807"/></text:h>
      <text:p text:style-name="Code"><text:span text:style-name="T388">#include</text:span><text:span text:style-name="T381"> </text:span><text:span text:style-name="T380">&lt;string.h&gt;</text:span></text:p>
      <text:p text:style-name="Code"><text:span text:style-name="T388">#include</text:span><text:span text:style-name="T381"> </text:span><text:span text:style-name="T380">&lt;errno.h&gt;</text:span></text:p>
      <text:p text:style-name="Code"><text:span text:style-name="T388">#include</text:span><text:span text:style-name="T381"> </text:span><text:span text:style-name="T380">&lt;stdlib.h&gt;</text:span></text:p>
      <text:p text:style-name="Code"><text:span text:style-name="T388">#include</text:span><text:span text:style-name="T381"> </text:span><text:span text:style-name="T380">&lt;stdio.h&gt;</text:span></text:p>
      <text:p text:style-name="Code"><text:span text:style-name="T388">#include</text:span><text:span text:style-name="T381"> </text:span><text:span text:style-name="T380">&lt;unistd.h&gt;</text:span></text:p>
      <text:p text:style-name="Code"><text:span text:style-name="T388">#include</text:span><text:span text:style-name="T381"> </text:span><text:span text:style-name="T380">&lt;stdarg.h&gt;</text:span></text:p>
      <text:p text:style-name="Code"><text:span text:style-name="T388">#include</text:span><text:span text:style-name="T381"> </text:span><text:span text:style-name="T380">&lt;stdbool.h&gt;</text:span></text:p>
      <text:p text:style-name="P296"/>
      <text:p text:style-name="P295">/*</text:p>
      <text:p text:style-name="P295"><text:s/>*</text:p>
      <text:p text:style-name="P295"><text:s/>* BitTwiddler runtime types and pools</text:p>
      <text:p text:style-name="P295"><text:s/>*</text:p>
      <text:p text:style-name="P295"><text:s/>*/</text:p>
      <text:p text:style-name="Code"><text:span text:style-name="T382">struct</text:span><text:span text:style-name="T381"> __bt_arr {</text:span></text:p>
      <text:p text:style-name="Code"><text:span text:style-name="T381"><text:s text:c="4"/></text:span><text:span text:style-name="T387">size_t</text:span><text:span text:style-name="T381"> n; <text:s text:c="14"/></text:span><text:span text:style-name="T380">// Number of elements in the array</text:span></text:p>
      <text:p text:style-name="Code"><text:span text:style-name="T381"><text:s text:c="4"/></text:span><text:span text:style-name="T387">size_t</text:span><text:span text:style-name="T381"> elsz; <text:s text:c="11"/></text:span><text:span text:style-name="T380">// Size of each element</text:span></text:p>
      <text:p text:style-name="Code"><text:span text:style-name="T381"><text:s text:c="4"/></text:span><text:span text:style-name="T387">bool</text:span><text:span text:style-name="T381"> owns_data; <text:s text:c="8"/></text:span><text:span text:style-name="T380">// Does this array own the data in *data?</text:span></text:p>
      <text:p text:style-name="Code"><text:span text:style-name="T381"><text:s text:c="4"/></text:span><text:span text:style-name="T387">void</text:span><text:span text:style-name="T381"> </text:span><text:span text:style-name="T383">*</text:span><text:span text:style-name="T381">data; <text:s text:c="12"/></text:span><text:span text:style-name="T380">// Backing data</text:span></text:p>
      <text:p text:style-name="Code"><text:span text:style-name="T381"><text:s text:c="4"/></text:span><text:span text:style-name="T382">struct</text:span><text:span text:style-name="T381"> __bt_arr </text:span><text:span text:style-name="T383">*</text:span><text:span text:style-name="T381">next; <text:s/></text:span><text:span text:style-name="T380">// Next array in the linked list</text:span></text:p>
      <text:p text:style-name="P296">};</text:p>
      <text:p text:style-name="P296"/>
      <text:p text:style-name="P296"/>
      <text:p text:style-name="Code"><text:span text:style-name="T382">struct</text:span><text:span text:style-name="T381"> __bt_str {</text:span></text:p>
      <text:p text:style-name="Code"><text:span text:style-name="T381"><text:s text:c="4"/></text:span><text:span text:style-name="T387">size_t</text:span><text:span text:style-name="T381"> n; <text:s text:c="14"/></text:span><text:span text:style-name="T380">// Number of characters, excluding NUL</text:span></text:p>
      <text:p text:style-name="Code"><text:span text:style-name="T381"><text:s text:c="4"/></text:span><text:span text:style-name="T382">struct</text:span><text:span text:style-name="T381"> __bt_arr </text:span><text:span text:style-name="T383">*</text:span><text:span text:style-name="T381">arr; <text:s text:c="2"/></text:span><text:span text:style-name="T380">// Backing array</text:span></text:p>
      <text:p text:style-name="Code"><text:span text:style-name="T381"><text:s text:c="4"/></text:span><text:span text:style-name="T382">struct</text:span><text:span text:style-name="T381"> __bt_str </text:span><text:span text:style-name="T383">*</text:span><text:span text:style-name="T381">next; <text:s/></text:span><text:span text:style-name="T380">// Next string in the linked list</text:span></text:p>
      <text:p text:style-name="P296">};</text:p>
      <text:p text:style-name="P296"/>
      <text:p text:style-name="Code"><text:span text:style-name="T382">static</text:span><text:span text:style-name="T381"> </text:span><text:span text:style-name="T382">struct</text:span><text:span text:style-name="T381"> __bt_arr </text:span><text:span text:style-name="T383">*</text:span><text:span text:style-name="T381">__bt_arr_ll </text:span><text:span text:style-name="T383">=</text:span><text:span text:style-name="T381"> </text:span><text:span text:style-name="T382">NULL</text:span><text:span text:style-name="T381">;</text:span></text:p>
      <text:p text:style-name="Code"><text:span text:style-name="T382">static</text:span><text:span text:style-name="T381"> </text:span><text:span text:style-name="T382">struct</text:span><text:span text:style-name="T381"> __bt_str </text:span><text:span text:style-name="T383">*</text:span><text:span text:style-name="T381">__bt_str_ll </text:span><text:span text:style-name="T383">=</text:span><text:span text:style-name="T381"> </text:span><text:span text:style-name="T382">NULL</text:span><text:span text:style-name="T381">;</text:span></text:p>
      <text:p text:style-name="P296"/>
      <text:p text:style-name="P295">/*</text:p>
      <text:p text:style-name="P295"><text:s/>*</text:p>
      <text:p text:style-name="P295"><text:s/>* Forward declarations</text:p>
      <text:p text:style-name="P295"><text:s/>*</text:p>
      <text:p text:style-name="P295"><text:s/>*/</text:p>
      <text:p text:style-name="Code"><text:span text:style-name="T387">void</text:span><text:span text:style-name="T381"> </text:span><text:span text:style-name="T204">__bt_read</text:span><text:span text:style-name="T381">(</text:span><text:span text:style-name="T387">void</text:span><text:span text:style-name="T381"> </text:span><text:span text:style-name="T383">*</text:span><text:span text:style-name="T381">target, </text:span><text:span text:style-name="T387">size_t</text:span><text:span text:style-name="T381"> n);</text:span></text:p>
      <text:p text:style-name="P296"/>
      <text:p text:style-name="P295">/*</text:p>
      <text:p text:style-name="P295"><text:s/>*</text:p>
      <text:p text:style-name="P295"><text:s/>* Debug functions</text:p>
      <text:p text:style-name="P295"><text:s/>*</text:p>
      <text:p text:style-name="P295"><text:s/>*/</text:p>
      <text:p text:style-name="Code"><text:span text:style-name="T387">void</text:span><text:span text:style-name="T381"> </text:span><text:span text:style-name="T204">__bt_dbg_print_arr</text:span><text:span text:style-name="T381">(</text:span><text:span text:style-name="T382">struct</text:span><text:span text:style-name="T381"> __bt_arr </text:span><text:span text:style-name="T383">*</text:span><text:span text:style-name="T381">a) {</text:span></text:p>
      <text:p text:style-name="Code"><text:span text:style-name="T381"><text:s text:c="4"/>fprintf(stderr, </text:span><text:span text:style-name="T384">"[arr n=%lu elsz=%lu owns=%d data=%p]</text:span><text:span text:style-name="T385">\n</text:span><text:span text:style-name="T384">"</text:span><text:span text:style-name="T381">,</text:span></text:p>
      <text:p text:style-name="Code"><text:span text:style-name="T381"><text:s text:c="12"/>a</text:span><text:span text:style-name="T383">-&gt;</text:span><text:span text:style-name="T381">n, a</text:span><text:span text:style-name="T383">-&gt;</text:span><text:span text:style-name="T381">elsz, a</text:span><text:span text:style-name="T383">-&gt;</text:span><text:span text:style-name="T381">owns_data, a</text:span><text:span text:style-name="T383">-&gt;</text:span><text:span text:style-name="T381">data);</text:span></text:p>
      <text:p text:style-name="P296">}</text:p>
      <text:p text:style-name="P296"/>
      <text:p text:style-name="Code"><text:span text:style-name="T387">void</text:span><text:span text:style-name="T381"> </text:span><text:span text:style-name="T204">__bt_dbg_print_str</text:span><text:span text:style-name="T381">(</text:span><text:span text:style-name="T382">struct</text:span><text:span text:style-name="T381"> __bt_str </text:span><text:span text:style-name="T383">*</text:span><text:span text:style-name="T381">s) {</text:span></text:p>
      <text:p text:style-name="Code"><text:span text:style-name="T381"><text:s text:c="4"/>fprintf(stderr, </text:span><text:span text:style-name="T384">"[str len=%lu arr=[%p"</text:span><text:span text:style-name="T381">, s</text:span><text:span text:style-name="T383">-&gt;</text:span><text:span text:style-name="T381">n, s</text:span><text:span text:style-name="T383">-&gt;</text:span><text:span text:style-name="T381">arr);</text:span></text:p>
      <text:p text:style-name="P296"><text:soft-page-break/></text:p>
      <text:p text:style-name="Code"><text:span text:style-name="T381"><text:s text:c="4"/></text:span><text:span text:style-name="T382">if</text:span><text:span text:style-name="T381"> (s</text:span><text:span text:style-name="T383">-&gt;</text:span><text:span text:style-name="T381">arr)</text:span></text:p>
      <text:p text:style-name="Code"><text:span text:style-name="T381"><text:s text:c="8"/>fprintf(stderr, </text:span><text:span text:style-name="T384">" n=%lu elsz=%lu] %p '%s']</text:span><text:span text:style-name="T385">\n</text:span><text:span text:style-name="T384">"</text:span><text:span text:style-name="T381">, s</text:span><text:span text:style-name="T383">-&gt;</text:span><text:span text:style-name="T381">arr</text:span><text:span text:style-name="T383">-&gt;</text:span><text:span text:style-name="T381">n, s</text:span><text:span text:style-name="T383">-&gt;</text:span><text:span text:style-name="T381">arr</text:span><text:span text:style-name="T383">-&gt;</text:span><text:span text:style-name="T381">elsz,</text:span></text:p>
      <text:p text:style-name="Code"><text:span text:style-name="T381"><text:s text:c="16"/>s</text:span><text:span text:style-name="T383">-&gt;</text:span><text:span text:style-name="T381">arr</text:span><text:span text:style-name="T383">-&gt;</text:span><text:span text:style-name="T381">data, (</text:span><text:span text:style-name="T387">char</text:span><text:span text:style-name="T383">*</text:span><text:span text:style-name="T381">)s</text:span><text:span text:style-name="T383">-&gt;</text:span><text:span text:style-name="T381">arr</text:span><text:span text:style-name="T383">-&gt;</text:span><text:span text:style-name="T381">data);</text:span></text:p>
      <text:p text:style-name="Code"><text:span text:style-name="T381"><text:s text:c="4"/></text:span><text:span text:style-name="T382">else</text:span></text:p>
      <text:p text:style-name="Code"><text:span text:style-name="T381"><text:s text:c="8"/>fprintf(stderr, </text:span><text:span text:style-name="T384">"]</text:span><text:span text:style-name="T385">\n</text:span><text:span text:style-name="T384">"</text:span><text:span text:style-name="T381">);</text:span></text:p>
      <text:p text:style-name="P296">}</text:p>
      <text:p text:style-name="P296"/>
      <text:p text:style-name="Code"><text:span text:style-name="T387">void</text:span><text:span text:style-name="T381"> </text:span><text:span text:style-name="T204">__bt_dbg_print_arr_pool</text:span><text:span text:style-name="T381">(</text:span><text:span text:style-name="T387">void</text:span><text:span text:style-name="T381">) {</text:span></text:p>
      <text:p text:style-name="Code"><text:span text:style-name="T381"><text:s text:c="4"/>fprintf(stderr, </text:span><text:span text:style-name="T384">"Array Pool {</text:span><text:span text:style-name="T385">\n</text:span><text:span text:style-name="T384">"</text:span><text:span text:style-name="T381">);</text:span></text:p>
      <text:p text:style-name="Code"><text:span text:style-name="T381"><text:s text:c="4"/></text:span><text:span text:style-name="T382">struct</text:span><text:span text:style-name="T381"> __bt_arr </text:span><text:span text:style-name="T383">*</text:span><text:span text:style-name="T381">a </text:span><text:span text:style-name="T383">=</text:span><text:span text:style-name="T381"> __bt_arr_ll;</text:span></text:p>
      <text:p text:style-name="Code"><text:span text:style-name="T381"><text:s text:c="4"/></text:span><text:span text:style-name="T382">while</text:span><text:span text:style-name="T381"> (a) {</text:span></text:p>
      <text:p text:style-name="P296"><text:s text:c="8"/>__bt_dbg_print_arr(a);</text:p>
      <text:p text:style-name="Code"><text:span text:style-name="T381"><text:s text:c="8"/>a </text:span><text:span text:style-name="T383">=</text:span><text:span text:style-name="T381"> a</text:span><text:span text:style-name="T383">-&gt;</text:span><text:span text:style-name="T381">next;</text:span></text:p>
      <text:p text:style-name="P296"><text:s text:c="4"/>}</text:p>
      <text:p text:style-name="Code"><text:span text:style-name="T381"><text:s text:c="4"/>fprintf(stderr, </text:span><text:span text:style-name="T384">"}</text:span><text:span text:style-name="T385">\n</text:span><text:span text:style-name="T384">"</text:span><text:span text:style-name="T381">);</text:span></text:p>
      <text:p text:style-name="P296">}</text:p>
      <text:p text:style-name="P296"/>
      <text:p text:style-name="Code"><text:span text:style-name="T387">void</text:span><text:span text:style-name="T381"> </text:span><text:span text:style-name="T204">__bt_dbg_print_str_pool</text:span><text:span text:style-name="T381">(</text:span><text:span text:style-name="T387">void</text:span><text:span text:style-name="T381">) {</text:span></text:p>
      <text:p text:style-name="Code"><text:span text:style-name="T381"><text:s text:c="4"/>fprintf(stderr, </text:span><text:span text:style-name="T384">"String Pool {</text:span><text:span text:style-name="T385">\n</text:span><text:span text:style-name="T384">"</text:span><text:span text:style-name="T381">);</text:span></text:p>
      <text:p text:style-name="Code"><text:span text:style-name="T381"><text:s text:c="4"/></text:span><text:span text:style-name="T382">struct</text:span><text:span text:style-name="T381"> __bt_str </text:span><text:span text:style-name="T383">*</text:span><text:span text:style-name="T381">s </text:span><text:span text:style-name="T383">=</text:span><text:span text:style-name="T381"> __bt_str_ll;</text:span></text:p>
      <text:p text:style-name="P296"/>
      <text:p text:style-name="Code"><text:span text:style-name="T381"><text:s text:c="4"/></text:span><text:span text:style-name="T382">while</text:span><text:span text:style-name="T381"> (s) {</text:span></text:p>
      <text:p text:style-name="P296"><text:s text:c="8"/>__bt_dbg_print_str(s);</text:p>
      <text:p text:style-name="Code"><text:span text:style-name="T381"><text:s text:c="8"/>s </text:span><text:span text:style-name="T383">=</text:span><text:span text:style-name="T381"> s</text:span><text:span text:style-name="T383">-&gt;</text:span><text:span text:style-name="T381">next;</text:span></text:p>
      <text:p text:style-name="P296"><text:s text:c="4"/>}</text:p>
      <text:p text:style-name="Code"><text:span text:style-name="T381"><text:s text:c="4"/>fprintf(stderr, </text:span><text:span text:style-name="T384">"}</text:span><text:span text:style-name="T385">\n</text:span><text:span text:style-name="T384">"</text:span><text:span text:style-name="T381">);</text:span></text:p>
      <text:p text:style-name="P296">}</text:p>
      <text:p text:style-name="P296"/>
      <text:p text:style-name="P295">/*</text:p>
      <text:p text:style-name="P295"><text:s/>*</text:p>
      <text:p text:style-name="P295"><text:s/>* BitTwiddler arrays</text:p>
      <text:p text:style-name="P295"><text:s/>*</text:p>
      <text:p text:style-name="P295"><text:s/>*/</text:p>
      <text:p text:style-name="P296"/>
      <text:p text:style-name="Code"><text:span text:style-name="T387">void</text:span><text:span text:style-name="T381"> </text:span><text:span text:style-name="T204">__bt_arr_freeall</text:span><text:span text:style-name="T381">(</text:span><text:span text:style-name="T387">void</text:span><text:span text:style-name="T381">) {</text:span></text:p>
      <text:p text:style-name="Code"><text:span text:style-name="T381"><text:s text:c="4"/></text:span><text:span text:style-name="T382">struct</text:span><text:span text:style-name="T381"> __bt_arr </text:span><text:span text:style-name="T383">*</text:span><text:span text:style-name="T381">next, </text:span><text:span text:style-name="T383">*</text:span><text:span text:style-name="T381">p </text:span><text:span text:style-name="T383">=</text:span><text:span text:style-name="T381"> __bt_arr_ll;</text:span></text:p>
      <text:p text:style-name="P296"/>
      <text:p text:style-name="Code"><text:span text:style-name="T381"><text:s text:c="4"/></text:span><text:span text:style-name="T382">while</text:span><text:span text:style-name="T381"> (p) {</text:span></text:p>
      <text:p text:style-name="Code"><text:span text:style-name="T381"><text:s text:c="8"/>next </text:span><text:span text:style-name="T383">=</text:span><text:span text:style-name="T381"> p</text:span><text:span text:style-name="T383">-&gt;</text:span><text:span text:style-name="T381">next;</text:span></text:p>
      <text:p text:style-name="P296"/>
      <text:p text:style-name="Code"><text:span text:style-name="T381"><text:s text:c="8"/></text:span><text:span text:style-name="T382">if</text:span><text:span text:style-name="T381"> (p</text:span><text:span text:style-name="T383">-&gt;</text:span><text:span text:style-name="T381">owns_data)</text:span></text:p>
      <text:p text:style-name="Code"><text:span text:style-name="T381"><text:s text:c="12"/>free(p</text:span><text:span text:style-name="T383">-&gt;</text:span><text:span text:style-name="T381">data);</text:span></text:p>
      <text:p text:style-name="P296"/>
      <text:p text:style-name="P296"><text:s text:c="8"/>free(p);</text:p>
      <text:p text:style-name="Code"><text:span text:style-name="T381"><text:s text:c="8"/>p </text:span><text:span text:style-name="T383">=</text:span><text:span text:style-name="T381"> next;</text:span></text:p>
      <text:p text:style-name="P296"><text:s text:c="4"/>}</text:p>
      <text:p text:style-name="P296">}</text:p>
      <text:p text:style-name="P296"/>
      <text:p text:style-name="P295">// Allocates, zero-initializes and returns a new BitTwiddler array</text:p>
      <text:p text:style-name="Code"><text:span text:style-name="T382">struct</text:span><text:span text:style-name="T381"> __bt_arr </text:span><text:span text:style-name="T383">*</text:span><text:span text:style-name="T204">__bt_arr_new</text:span><text:span text:style-name="T381">(</text:span><text:span text:style-name="T387">size_t</text:span><text:span text:style-name="T381"> n, </text:span><text:span text:style-name="T387">size_t</text:span><text:span text:style-name="T381"> elsz, </text:span><text:span text:style-name="T387">void</text:span><text:span text:style-name="T381"> </text:span><text:span text:style-name="T383">*</text:span><text:span text:style-name="T381">data)</text:span></text:p>
      <text:p text:style-name="P296">{</text:p>
      <text:p text:style-name="Code"><text:span text:style-name="T381"><text:s text:c="4"/></text:span><text:span text:style-name="T380">// Free all arrays at program exit (register this function when the first</text:span></text:p>
      <text:p text:style-name="Code"><text:soft-page-break/><text:span text:style-name="T381"><text:s text:c="4"/></text:span><text:span text:style-name="T380">// array is created).</text:span></text:p>
      <text:p text:style-name="Code"><text:span text:style-name="T381"><text:s text:c="4"/></text:span><text:span text:style-name="T382">if</text:span><text:span text:style-name="T381"> (</text:span><text:span text:style-name="T383">!</text:span><text:span text:style-name="T381">__bt_arr_ll)</text:span></text:p>
      <text:p text:style-name="P296"><text:s text:c="8"/>atexit(__bt_arr_freeall);</text:p>
      <text:p text:style-name="P296"/>
      <text:p text:style-name="Code"><text:span text:style-name="T381"><text:s text:c="4"/></text:span><text:span text:style-name="T380">// Allocate space for a new array structure</text:span></text:p>
      <text:p text:style-name="Code"><text:span text:style-name="T381"><text:s text:c="4"/></text:span><text:span text:style-name="T382">struct</text:span><text:span text:style-name="T381"> __bt_arr </text:span><text:span text:style-name="T383">*</text:span><text:span text:style-name="T381">a </text:span><text:span text:style-name="T383">=</text:span><text:span text:style-name="T381"> calloc(</text:span><text:span text:style-name="T383">1</text:span><text:span text:style-name="T381">, </text:span><text:span text:style-name="T382">sizeof</text:span><text:span text:style-name="T381">(</text:span><text:span text:style-name="T383">*</text:span><text:span text:style-name="T381">a));</text:span></text:p>
      <text:p text:style-name="P296"/>
      <text:p text:style-name="Code"><text:span text:style-name="T381"><text:s text:c="4"/></text:span><text:span text:style-name="T382">if</text:span><text:span text:style-name="T381"> (</text:span><text:span text:style-name="T383">!</text:span><text:span text:style-name="T381">a) {</text:span></text:p>
      <text:p text:style-name="Code"><text:span text:style-name="T381"><text:s text:c="8"/>fprintf(stderr, </text:span><text:span text:style-name="T384">"Runtime Error: %s failed to allocate new array node</text:span><text:span text:style-name="T385">\n</text:span><text:span text:style-name="T384">"</text:span><text:span text:style-name="T381">,</text:span></text:p>
      <text:p text:style-name="P296"><text:s text:c="16"/>__func__);</text:p>
      <text:p text:style-name="Code"><text:span text:style-name="T381"><text:s text:c="8"/>exit(</text:span><text:span text:style-name="T383">1</text:span><text:span text:style-name="T381">);</text:span></text:p>
      <text:p text:style-name="P296"><text:s text:c="4"/>}</text:p>
      <text:p text:style-name="P296"/>
      <text:p text:style-name="Code"><text:span text:style-name="T381"><text:s text:c="4"/></text:span><text:span text:style-name="T380">// Allocate space for data</text:span></text:p>
      <text:p text:style-name="Code"><text:span text:style-name="T381"><text:s text:c="4"/>a</text:span><text:span text:style-name="T383">-&gt;</text:span><text:span text:style-name="T381">n </text:span><text:span text:style-name="T383">=</text:span><text:span text:style-name="T381"> n;</text:span></text:p>
      <text:p text:style-name="Code"><text:span text:style-name="T381"><text:s text:c="4"/>a</text:span><text:span text:style-name="T383">-&gt;</text:span><text:span text:style-name="T381">elsz </text:span><text:span text:style-name="T383">=</text:span><text:span text:style-name="T381"> elsz;</text:span></text:p>
      <text:p text:style-name="Code"><text:span text:style-name="T381"><text:s text:c="4"/>a</text:span><text:span text:style-name="T383">-&gt;</text:span><text:span text:style-name="T381">owns_data </text:span><text:span text:style-name="T383">=</text:span><text:span text:style-name="T381"> data </text:span><text:span text:style-name="T383">==</text:span><text:span text:style-name="T381"> </text:span><text:span text:style-name="T382">NULL</text:span><text:span text:style-name="T381">;</text:span></text:p>
      <text:p text:style-name="Code"><text:span text:style-name="T381"><text:s text:c="4"/>a</text:span><text:span text:style-name="T383">-&gt;</text:span><text:span text:style-name="T381">data </text:span><text:span text:style-name="T383">=</text:span><text:span text:style-name="T381"> a</text:span><text:span text:style-name="T383">-&gt;</text:span><text:span text:style-name="T381">owns_data </text:span><text:span text:style-name="T383">?</text:span><text:span text:style-name="T381"> calloc(n, elsz) </text:span><text:span text:style-name="T383">:</text:span><text:span text:style-name="T381"> data;</text:span></text:p>
      <text:p text:style-name="P296"/>
      <text:p text:style-name="Code"><text:span text:style-name="T381"><text:s text:c="4"/></text:span><text:span text:style-name="T382">if</text:span><text:span text:style-name="T381"> (</text:span><text:span text:style-name="T383">!</text:span><text:span text:style-name="T381">a</text:span><text:span text:style-name="T383">-&gt;</text:span><text:span text:style-name="T381">data) {</text:span></text:p>
      <text:p text:style-name="Code"><text:span text:style-name="T381"><text:s text:c="8"/>fprintf(stderr, </text:span><text:span text:style-name="T384">"Runtime Error: %s failed to allocate new array</text:span><text:span text:style-name="T385">\n</text:span><text:span text:style-name="T384">"</text:span><text:span text:style-name="T381">,</text:span></text:p>
      <text:p text:style-name="P296"><text:s text:c="12"/>__func__);</text:p>
      <text:p text:style-name="Code"><text:span text:style-name="T381"><text:s text:c="8"/>exit(</text:span><text:span text:style-name="T383">1</text:span><text:span text:style-name="T381">);</text:span></text:p>
      <text:p text:style-name="P296"><text:s text:c="4"/>}</text:p>
      <text:p text:style-name="P296"/>
      <text:p text:style-name="Code"><text:span text:style-name="T381"><text:s text:c="4"/></text:span><text:span text:style-name="T380">// Put it in the pool</text:span></text:p>
      <text:p text:style-name="Code"><text:span text:style-name="T381"><text:s text:c="4"/>a</text:span><text:span text:style-name="T383">-&gt;</text:span><text:span text:style-name="T381">next </text:span><text:span text:style-name="T383">=</text:span><text:span text:style-name="T381"> __bt_arr_ll;</text:span></text:p>
      <text:p text:style-name="Code"><text:span text:style-name="T381"><text:s text:c="4"/>__bt_arr_ll </text:span><text:span text:style-name="T383">=</text:span><text:span text:style-name="T381"> a;</text:span></text:p>
      <text:p text:style-name="P296"/>
      <text:p text:style-name="Code"><text:span text:style-name="T381"><text:s text:c="4"/></text:span><text:span text:style-name="T382">return</text:span><text:span text:style-name="T381"> a;</text:span></text:p>
      <text:p text:style-name="P296">}</text:p>
      <text:p text:style-name="P296"/>
      <text:p text:style-name="P295">// Resizes an array</text:p>
      <text:p text:style-name="Code"><text:span text:style-name="T387">void</text:span><text:span text:style-name="T381"> </text:span><text:span text:style-name="T204">__bt_arr_resize</text:span><text:span text:style-name="T381">(</text:span><text:span text:style-name="T382">struct</text:span><text:span text:style-name="T381"> __bt_arr </text:span><text:span text:style-name="T383">*</text:span><text:span text:style-name="T381">arr, </text:span><text:span text:style-name="T387">size_t</text:span><text:span text:style-name="T381"> new_n) {</text:span></text:p>
      <text:p text:style-name="Code"><text:span text:style-name="T381"><text:s text:c="4"/></text:span><text:span text:style-name="T387">char</text:span><text:span text:style-name="T381"> </text:span><text:span text:style-name="T383">*</text:span><text:span text:style-name="T381">data </text:span><text:span text:style-name="T383">=</text:span><text:span text:style-name="T381"> realloc(arr</text:span><text:span text:style-name="T383">-&gt;</text:span><text:span text:style-name="T381">data, arr</text:span><text:span text:style-name="T383">-&gt;</text:span><text:span text:style-name="T381">elsz</text:span><text:span text:style-name="T383">*</text:span><text:span text:style-name="T381">new_n);</text:span></text:p>
      <text:p text:style-name="P296"/>
      <text:p text:style-name="Code"><text:span text:style-name="T381"><text:s text:c="4"/></text:span><text:span text:style-name="T382">if</text:span><text:span text:style-name="T381"> (</text:span><text:span text:style-name="T383">!</text:span><text:span text:style-name="T381">data) {</text:span></text:p>
      <text:p text:style-name="Code"><text:span text:style-name="T381"><text:s text:c="8"/>fprintf(stderr, </text:span><text:span text:style-name="T384">"Runtime Error: %s failed to resize array</text:span><text:span text:style-name="T385">\n</text:span><text:span text:style-name="T384">"</text:span><text:span text:style-name="T381">, __func__);</text:span></text:p>
      <text:p text:style-name="Code"><text:span text:style-name="T381"><text:s text:c="8"/>exit(</text:span><text:span text:style-name="T383">1</text:span><text:span text:style-name="T381">);</text:span></text:p>
      <text:p text:style-name="P296"><text:s text:c="4"/>}</text:p>
      <text:p text:style-name="P296"/>
      <text:p text:style-name="Code"><text:span text:style-name="T381"><text:s text:c="4"/>arr</text:span><text:span text:style-name="T383">-&gt;</text:span><text:span text:style-name="T381">data </text:span><text:span text:style-name="T383">=</text:span><text:span text:style-name="T381"> data;</text:span></text:p>
      <text:p text:style-name="Code"><text:span text:style-name="T381"><text:s text:c="4"/>arr</text:span><text:span text:style-name="T383">-&gt;</text:span><text:span text:style-name="T381">n </text:span><text:span text:style-name="T383">=</text:span><text:span text:style-name="T381"> new_n;</text:span></text:p>
      <text:p text:style-name="P296">}</text:p>
      <text:p text:style-name="P296"/>
      <text:p text:style-name="P295">// Reads a BitTwiddler array from the standard input</text:p>
      <text:p text:style-name="Code"><text:span text:style-name="T382">struct</text:span><text:span text:style-name="T381"> __bt_arr </text:span><text:span text:style-name="T383">*</text:span><text:span text:style-name="T204">__bt_arr_read</text:span><text:span text:style-name="T381">(</text:span><text:span text:style-name="T387">size_t</text:span><text:span text:style-name="T381"> n, </text:span><text:span text:style-name="T387">size_t</text:span><text:span text:style-name="T381"> elsz) {</text:span></text:p>
      <text:p text:style-name="Code"><text:span text:style-name="T381"><text:s text:c="4"/></text:span><text:span text:style-name="T382">struct</text:span><text:span text:style-name="T381"> __bt_arr </text:span><text:span text:style-name="T383">*</text:span><text:span text:style-name="T381">a </text:span><text:span text:style-name="T383">=</text:span><text:span text:style-name="T381"> __bt_arr_new(n, elsz, </text:span><text:span text:style-name="T382">NULL</text:span><text:span text:style-name="T381">);</text:span></text:p>
      <text:p text:style-name="Code"><text:span text:style-name="T381"><text:s text:c="4"/>__bt_read(a</text:span><text:span text:style-name="T383">-&gt;</text:span><text:span text:style-name="T381">data, n</text:span><text:span text:style-name="T383">*</text:span><text:span text:style-name="T381">elsz);</text:span></text:p>
      <text:p text:style-name="Code"><text:span text:style-name="T381"><text:s text:c="4"/></text:span><text:span text:style-name="T382">return</text:span><text:span text:style-name="T381"> a;</text:span></text:p>
      <text:p text:style-name="P296">}</text:p>
      <text:p text:style-name="P296"/>
      <text:p text:style-name="P295"><text:soft-page-break/>/*</text:p>
      <text:p text:style-name="P295"><text:s/>*</text:p>
      <text:p text:style-name="P295"><text:s/>* <text:s/>BitTwiddler strings</text:p>
      <text:p text:style-name="P295"><text:s/>*</text:p>
      <text:p text:style-name="P295"><text:s/>*/</text:p>
      <text:p text:style-name="P296"/>
      <text:p text:style-name="P295">// Frees all BitTwiddler strings, runs at program exit</text:p>
      <text:p text:style-name="P295">// Backing arrays will be freed by __bt_arr_freeall</text:p>
      <text:p text:style-name="Code"><text:span text:style-name="T387">void</text:span><text:span text:style-name="T381"> </text:span><text:span text:style-name="T204">__bt_str_freeall</text:span><text:span text:style-name="T381">(</text:span><text:span text:style-name="T387">void</text:span><text:span text:style-name="T381">) {</text:span></text:p>
      <text:p text:style-name="Code"><text:span text:style-name="T381"><text:s text:c="4"/></text:span><text:span text:style-name="T382">struct</text:span><text:span text:style-name="T381"> __bt_str </text:span><text:span text:style-name="T383">*</text:span><text:span text:style-name="T381">next, </text:span><text:span text:style-name="T383">*</text:span><text:span text:style-name="T381">p </text:span><text:span text:style-name="T383">=</text:span><text:span text:style-name="T381"> __bt_str_ll;</text:span></text:p>
      <text:p text:style-name="P296"/>
      <text:p text:style-name="Code"><text:span text:style-name="T381"><text:s text:c="4"/></text:span><text:span text:style-name="T382">while</text:span><text:span text:style-name="T381"> (p) {</text:span></text:p>
      <text:p text:style-name="Code"><text:span text:style-name="T381"><text:s text:c="8"/>next </text:span><text:span text:style-name="T383">=</text:span><text:span text:style-name="T381"> p</text:span><text:span text:style-name="T383">-&gt;</text:span><text:span text:style-name="T381">next;</text:span></text:p>
      <text:p text:style-name="P296"><text:s text:c="8"/>free(p);</text:p>
      <text:p text:style-name="Code"><text:span text:style-name="T381"><text:s text:c="8"/>p </text:span><text:span text:style-name="T383">=</text:span><text:span text:style-name="T381"> next;</text:span></text:p>
      <text:p text:style-name="P296"><text:s text:c="4"/>}</text:p>
      <text:p text:style-name="P296">}</text:p>
      <text:p text:style-name="P296"/>
      <text:p text:style-name="P295">// Allocates, initializes and returns a new BitTwiddler string</text:p>
      <text:p text:style-name="Code"><text:span text:style-name="T382">struct</text:span><text:span text:style-name="T381"> __bt_str </text:span><text:span text:style-name="T383">*</text:span><text:span text:style-name="T204">__bt_str_new</text:span><text:span text:style-name="T381">(</text:span><text:span text:style-name="T382">const</text:span><text:span text:style-name="T381"> </text:span><text:span text:style-name="T387">char</text:span><text:span text:style-name="T381"> </text:span><text:span text:style-name="T383">*</text:span><text:span text:style-name="T381">val) {</text:span></text:p>
      <text:p text:style-name="Code"><text:span text:style-name="T381"><text:s text:c="4"/></text:span><text:span text:style-name="T380">// Free all strings at program exit (register this function when the first</text:span></text:p>
      <text:p text:style-name="Code"><text:span text:style-name="T381"><text:s text:c="4"/></text:span><text:span text:style-name="T380">// string is created).</text:span></text:p>
      <text:p text:style-name="Code"><text:span text:style-name="T381"><text:s text:c="4"/></text:span><text:span text:style-name="T382">if</text:span><text:span text:style-name="T381"> (</text:span><text:span text:style-name="T383">!</text:span><text:span text:style-name="T381">__bt_str_ll)</text:span></text:p>
      <text:p text:style-name="P296"><text:s text:c="8"/>atexit(__bt_str_freeall);</text:p>
      <text:p text:style-name="P296"/>
      <text:p text:style-name="Code"><text:span text:style-name="T381"><text:s text:c="4"/></text:span><text:span text:style-name="T380">// Allocate space for a new string structure</text:span></text:p>
      <text:p text:style-name="Code"><text:span text:style-name="T381"><text:s text:c="4"/></text:span><text:span text:style-name="T382">struct</text:span><text:span text:style-name="T381"> __bt_str </text:span><text:span text:style-name="T383">*</text:span><text:span text:style-name="T381">s </text:span><text:span text:style-name="T383">=</text:span><text:span text:style-name="T381"> calloc(</text:span><text:span text:style-name="T383">1</text:span><text:span text:style-name="T381">, </text:span><text:span text:style-name="T382">sizeof</text:span><text:span text:style-name="T381">(</text:span><text:span text:style-name="T383">*</text:span><text:span text:style-name="T381">s));</text:span></text:p>
      <text:p text:style-name="P296"/>
      <text:p text:style-name="Code"><text:span text:style-name="T381"><text:s text:c="4"/></text:span><text:span text:style-name="T382">if</text:span><text:span text:style-name="T381"> (</text:span><text:span text:style-name="T383">!</text:span><text:span text:style-name="T381">s) {</text:span></text:p>
      <text:p text:style-name="Code"><text:span text:style-name="T381"><text:s text:c="8"/>fprintf(stderr, </text:span><text:span text:style-name="T384">"Runtime Error: %s failed to allocate new string</text:span><text:span text:style-name="T385">\n</text:span><text:span text:style-name="T384">"</text:span><text:span text:style-name="T381">,</text:span></text:p>
      <text:p text:style-name="P296"><text:s text:c="16"/>__func__);</text:p>
      <text:p text:style-name="Code"><text:span text:style-name="T381"><text:s text:c="8"/>exit(</text:span><text:span text:style-name="T383">1</text:span><text:span text:style-name="T381">);</text:span></text:p>
      <text:p text:style-name="P296"><text:s text:c="4"/>}</text:p>
      <text:p text:style-name="P296"/>
      <text:p text:style-name="Code"><text:span text:style-name="T381"><text:s text:c="4"/></text:span><text:span text:style-name="T380">// Put it in the pool</text:span></text:p>
      <text:p text:style-name="Code"><text:span text:style-name="T381"><text:s text:c="4"/>s</text:span><text:span text:style-name="T383">-&gt;</text:span><text:span text:style-name="T381">next </text:span><text:span text:style-name="T383">=</text:span><text:span text:style-name="T381"> __bt_str_ll;</text:span></text:p>
      <text:p text:style-name="Code"><text:span text:style-name="T381"><text:s text:c="4"/>__bt_str_ll </text:span><text:span text:style-name="T383">=</text:span><text:span text:style-name="T381"> s;</text:span></text:p>
      <text:p text:style-name="P296"/>
      <text:p text:style-name="Code"><text:span text:style-name="T381"><text:s text:c="4"/></text:span><text:span text:style-name="T382">if</text:span><text:span text:style-name="T381"> (val) {</text:span></text:p>
      <text:p text:style-name="Code"><text:span text:style-name="T381"><text:s text:c="8"/></text:span><text:span text:style-name="T387">size_t</text:span><text:span text:style-name="T381"> n </text:span><text:span text:style-name="T383">=</text:span><text:span text:style-name="T381"> strlen(val);</text:span></text:p>
      <text:p text:style-name="Code"><text:span text:style-name="T381"><text:s text:c="8"/>s</text:span><text:span text:style-name="T383">-&gt;</text:span><text:span text:style-name="T381">n </text:span><text:span text:style-name="T383">=</text:span><text:span text:style-name="T381"> n;</text:span></text:p>
      <text:p text:style-name="Code"><text:span text:style-name="T381"><text:s text:c="8"/>s</text:span><text:span text:style-name="T383">-&gt;</text:span><text:span text:style-name="T381">arr </text:span><text:span text:style-name="T383">=</text:span><text:span text:style-name="T381"> __bt_arr_new(n </text:span><text:span text:style-name="T383">+</text:span><text:span text:style-name="T381"> </text:span><text:span text:style-name="T383">1</text:span><text:span text:style-name="T381">, </text:span><text:span text:style-name="T383">1</text:span><text:span text:style-name="T381">, (</text:span><text:span text:style-name="T387">void</text:span><text:span text:style-name="T383">*</text:span><text:span text:style-name="T381">) val);</text:span></text:p>
      <text:p text:style-name="P296"><text:s text:c="4"/>}</text:p>
      <text:p text:style-name="P296"/>
      <text:p text:style-name="Code"><text:span text:style-name="T381"><text:s text:c="4"/></text:span><text:span text:style-name="T382">return</text:span><text:span text:style-name="T381"> s;</text:span></text:p>
      <text:p text:style-name="P296">}</text:p>
      <text:p text:style-name="P296"/>
      <text:p text:style-name="P295">// Concatenates two BitTwiddler strings into a third, new string</text:p>
      <text:p text:style-name="Code"><text:span text:style-name="T382">struct</text:span><text:span text:style-name="T381"> __bt_str </text:span><text:span text:style-name="T383">*</text:span><text:span text:style-name="T204">__bt_str_concat</text:span><text:span text:style-name="T381">(</text:span><text:span text:style-name="T382">struct</text:span><text:span text:style-name="T381"> __bt_str </text:span><text:span text:style-name="T383">*</text:span><text:span text:style-name="T381">s1, </text:span><text:span text:style-name="T382">struct</text:span><text:span text:style-name="T381"> __bt_str </text:span><text:span text:style-name="T383">*</text:span><text:span text:style-name="T381">s2) {</text:span></text:p>
      <text:p text:style-name="Code"><text:span text:style-name="T381"><text:s text:c="4"/></text:span><text:span text:style-name="T382">struct</text:span><text:span text:style-name="T381"> __bt_str </text:span><text:span text:style-name="T383">*</text:span><text:span text:style-name="T381">s </text:span><text:span text:style-name="T383">=</text:span><text:span text:style-name="T381"> __bt_str_new(</text:span><text:span text:style-name="T382">NULL</text:span><text:span text:style-name="T381">);</text:span></text:p>
      <text:p text:style-name="P296"/>
      <text:p text:style-name="Code"><text:span text:style-name="T381"><text:s text:c="4"/>s</text:span><text:span text:style-name="T383">-&gt;</text:span><text:span text:style-name="T381">n </text:span><text:span text:style-name="T383">=</text:span><text:span text:style-name="T381"> s1</text:span><text:span text:style-name="T383">-&gt;</text:span><text:span text:style-name="T381">n </text:span><text:span text:style-name="T383">+</text:span><text:span text:style-name="T381"> s2</text:span><text:span text:style-name="T383">-&gt;</text:span><text:span text:style-name="T381">n;</text:span></text:p>
      <text:p text:style-name="Code"><text:span text:style-name="T381"><text:s text:c="4"/>s</text:span><text:span text:style-name="T383">-&gt;</text:span><text:span text:style-name="T381">arr </text:span><text:span text:style-name="T383">=</text:span><text:span text:style-name="T381"> __bt_arr_new(s</text:span><text:span text:style-name="T383">-&gt;</text:span><text:span text:style-name="T381">n </text:span><text:span text:style-name="T383">+</text:span><text:span text:style-name="T381"> </text:span><text:span text:style-name="T383">1</text:span><text:span text:style-name="T381">, </text:span><text:span text:style-name="T382">sizeof</text:span><text:span text:style-name="T381">(</text:span><text:span text:style-name="T387">char</text:span><text:span text:style-name="T381">), </text:span><text:span text:style-name="T382">NULL</text:span><text:span text:style-name="T381">);</text:span></text:p>
      <text:p text:style-name="P296"><text:soft-page-break/></text:p>
      <text:p text:style-name="Code"><text:span text:style-name="T381"><text:s text:c="4"/>strcpy(s</text:span><text:span text:style-name="T383">-&gt;</text:span><text:span text:style-name="T381">arr</text:span><text:span text:style-name="T383">-&gt;</text:span><text:span text:style-name="T381">data, s1</text:span><text:span text:style-name="T383">-&gt;</text:span><text:span text:style-name="T381">arr</text:span><text:span text:style-name="T383">-&gt;</text:span><text:span text:style-name="T381">data);</text:span></text:p>
      <text:p text:style-name="Code"><text:span text:style-name="T381"><text:s text:c="4"/>strcat(s</text:span><text:span text:style-name="T383">-&gt;</text:span><text:span text:style-name="T381">arr</text:span><text:span text:style-name="T383">-&gt;</text:span><text:span text:style-name="T381">data, s2</text:span><text:span text:style-name="T383">-&gt;</text:span><text:span text:style-name="T381">arr</text:span><text:span text:style-name="T383">-&gt;</text:span><text:span text:style-name="T381">data);</text:span></text:p>
      <text:p text:style-name="Code"><text:span text:style-name="T381"><text:s text:c="4"/></text:span><text:span text:style-name="T382">return</text:span><text:span text:style-name="T381"> s;</text:span></text:p>
      <text:p text:style-name="P296">}</text:p>
      <text:p text:style-name="P296"/>
      <text:p text:style-name="P295">// Reads a BitTwiddler string from the standard input (NUL-terminated)</text:p>
      <text:p text:style-name="Code"><text:span text:style-name="T382">struct</text:span><text:span text:style-name="T381"> __bt_str </text:span><text:span text:style-name="T383">*</text:span><text:span text:style-name="T204">__bt_str_read</text:span><text:span text:style-name="T381">(</text:span><text:span text:style-name="T387">void</text:span><text:span text:style-name="T381">) {</text:span></text:p>
      <text:p text:style-name="P296"/>
      <text:p text:style-name="Code"><text:span text:style-name="T381"><text:s text:c="4"/></text:span><text:span text:style-name="T380">// Start with a small buffer</text:span></text:p>
      <text:p text:style-name="Code"><text:span text:style-name="T381"><text:s text:c="4"/></text:span><text:span text:style-name="T387">size_t</text:span><text:span text:style-name="T381"> sz </text:span><text:span text:style-name="T383">=</text:span><text:span text:style-name="T381"> </text:span><text:span text:style-name="T383">32</text:span><text:span text:style-name="T381">;</text:span></text:p>
      <text:p text:style-name="Code"><text:span text:style-name="T381"><text:s text:c="4"/></text:span><text:span text:style-name="T387">char</text:span><text:span text:style-name="T381"> </text:span><text:span text:style-name="T383">*</text:span><text:span text:style-name="T381">buf </text:span><text:span text:style-name="T383">=</text:span><text:span text:style-name="T381"> calloc(sz, </text:span><text:span text:style-name="T382">sizeof</text:span><text:span text:style-name="T381">(</text:span><text:span text:style-name="T383">*</text:span><text:span text:style-name="T381">buf));</text:span></text:p>
      <text:p text:style-name="Code"><text:span text:style-name="T381"><text:s text:c="4"/></text:span><text:span text:style-name="T387">size_t</text:span><text:span text:style-name="T381"> n </text:span><text:span text:style-name="T383">=</text:span><text:span text:style-name="T381"> </text:span><text:span text:style-name="T383">0</text:span><text:span text:style-name="T381">;</text:span></text:p>
      <text:p text:style-name="P296"/>
      <text:p text:style-name="Code"><text:span text:style-name="T381"><text:s text:c="4"/></text:span><text:span text:style-name="T382">if</text:span><text:span text:style-name="T381"> (</text:span><text:span text:style-name="T383">!</text:span><text:span text:style-name="T381">buf) {</text:span></text:p>
      <text:p text:style-name="Code"><text:span text:style-name="T381"><text:s text:c="8"/>fprintf(stderr, </text:span><text:span text:style-name="T384">"Runtime Error: %s failed to allocate buffer for"</text:span></text:p>
      <text:p text:style-name="Code"><text:span text:style-name="T381"><text:s text:c="24"/></text:span><text:span text:style-name="T384">" string from stdin</text:span><text:span text:style-name="T385">\n</text:span><text:span text:style-name="T384">"</text:span><text:span text:style-name="T381">, __func__);</text:span></text:p>
      <text:p text:style-name="Code"><text:span text:style-name="T381"><text:s text:c="8"/>exit(</text:span><text:span text:style-name="T383">1</text:span><text:span text:style-name="T381">);</text:span></text:p>
      <text:p text:style-name="P296"><text:s text:c="4"/>}</text:p>
      <text:p text:style-name="P296"/>
      <text:p text:style-name="Code"><text:span text:style-name="T381"><text:s text:c="4"/></text:span><text:span text:style-name="T382">for</text:span><text:span text:style-name="T381">(;;) {</text:span></text:p>
      <text:p text:style-name="Code"><text:span text:style-name="T381"><text:s text:c="8"/></text:span><text:span text:style-name="T387">int</text:span><text:span text:style-name="T381"> c </text:span><text:span text:style-name="T383">=</text:span><text:span text:style-name="T381"> fgetc(stdin);</text:span></text:p>
      <text:p text:style-name="P296"/>
      <text:p text:style-name="Code"><text:span text:style-name="T381"><text:s text:c="8"/></text:span><text:span text:style-name="T382">if</text:span><text:span text:style-name="T381"> (c </text:span><text:span text:style-name="T383">==</text:span><text:span text:style-name="T381"> EOF) {</text:span></text:p>
      <text:p text:style-name="Code"><text:span text:style-name="T381"><text:s text:c="12"/>fprintf(stderr, </text:span><text:span text:style-name="T384">"Runtime Error: %s EOF while reading string</text:span><text:span text:style-name="T385">\n</text:span><text:span text:style-name="T384">"</text:span><text:span text:style-name="T381">,</text:span></text:p>
      <text:p text:style-name="P296"><text:s text:c="20"/>__func__);</text:p>
      <text:p text:style-name="Code"><text:span text:style-name="T381"><text:s text:c="12"/>exit(</text:span><text:span text:style-name="T383">1</text:span><text:span text:style-name="T381">);</text:span></text:p>
      <text:p text:style-name="P296"><text:s text:c="8"/>}</text:p>
      <text:p text:style-name="P296"/>
      <text:p text:style-name="Code"><text:span text:style-name="T381"><text:s text:c="8"/></text:span><text:span text:style-name="T380">// Found end of string</text:span></text:p>
      <text:p text:style-name="Code"><text:span text:style-name="T381"><text:s text:c="8"/></text:span><text:span text:style-name="T382">if</text:span><text:span text:style-name="T381"> (</text:span><text:span text:style-name="T383">!</text:span><text:span text:style-name="T381">c)</text:span></text:p>
      <text:p text:style-name="Code"><text:span text:style-name="T381"><text:s text:c="12"/></text:span><text:span text:style-name="T382">break</text:span><text:span text:style-name="T381">;</text:span></text:p>
      <text:p text:style-name="P296"/>
      <text:p text:style-name="Code"><text:span text:style-name="T381"><text:s text:c="8"/>buf[n</text:span><text:span text:style-name="T383">++</text:span><text:span text:style-name="T381">] </text:span><text:span text:style-name="T383">=</text:span><text:span text:style-name="T381"> (</text:span><text:span text:style-name="T387">char</text:span><text:span text:style-name="T381">) c;</text:span></text:p>
      <text:p text:style-name="P296"/>
      <text:p text:style-name="Code"><text:span text:style-name="T381"><text:s text:c="8"/></text:span><text:span text:style-name="T380">// Buffer size needs to increase</text:span></text:p>
      <text:p text:style-name="Code"><text:span text:style-name="T381"><text:s text:c="8"/></text:span><text:span text:style-name="T382">if</text:span><text:span text:style-name="T381"> (n </text:span><text:span text:style-name="T383">==</text:span><text:span text:style-name="T381"> sz </text:span><text:span text:style-name="T383">-</text:span><text:span text:style-name="T381"> </text:span><text:span text:style-name="T383">1</text:span><text:span text:style-name="T381">) {</text:span></text:p>
      <text:p text:style-name="Code"><text:span text:style-name="T381"><text:s text:c="12"/>sz </text:span><text:span text:style-name="T383">*=</text:span><text:span text:style-name="T381"> </text:span><text:span text:style-name="T383">2</text:span><text:span text:style-name="T381">;</text:span></text:p>
      <text:p text:style-name="Code"><text:span text:style-name="T381"><text:s text:c="12"/>buf </text:span><text:span text:style-name="T383">=</text:span><text:span text:style-name="T381"> realloc(buf, sz);</text:span></text:p>
      <text:p text:style-name="Code"><text:span text:style-name="T381"><text:s text:c="12"/></text:span><text:span text:style-name="T382">if</text:span><text:span text:style-name="T381"> (</text:span><text:span text:style-name="T383">!</text:span><text:span text:style-name="T381">buf) {</text:span></text:p>
      <text:p text:style-name="Code"><text:span text:style-name="T381"><text:s text:c="16"/>fprintf(stderr, </text:span><text:span text:style-name="T384">"Runtime Error: %s failed to allocate buffer"</text:span></text:p>
      <text:p text:style-name="Code"><text:span text:style-name="T381"><text:s text:c="32"/></text:span><text:span text:style-name="T384">" for string from stdin</text:span><text:span text:style-name="T385">\n</text:span><text:span text:style-name="T384">"</text:span><text:span text:style-name="T381">, __func__);</text:span></text:p>
      <text:p text:style-name="Code"><text:span text:style-name="T381"><text:s text:c="16"/>exit(</text:span><text:span text:style-name="T383">1</text:span><text:span text:style-name="T381">);</text:span></text:p>
      <text:p text:style-name="P296"><text:s text:c="12"/>}</text:p>
      <text:p text:style-name="P296"><text:s text:c="8"/>}</text:p>
      <text:p text:style-name="P296"><text:s text:c="4"/>}</text:p>
      <text:p text:style-name="P296"/>
      <text:p text:style-name="Code"><text:span text:style-name="T381"><text:s text:c="4"/>buf[n] </text:span><text:span text:style-name="T383">=</text:span><text:span text:style-name="T381"> </text:span><text:span text:style-name="T384">'\0'</text:span><text:span text:style-name="T381">;</text:span></text:p>
      <text:p text:style-name="P296"/>
      <text:p text:style-name="Code"><text:span text:style-name="T381"><text:s text:c="4"/></text:span><text:span text:style-name="T382">return</text:span><text:span text:style-name="T381"> __bt_str_new(buf);</text:span></text:p>
      <text:p text:style-name="P296">}</text:p>
      <text:p text:style-name="P296"/>
      <text:p text:style-name="P295">/*</text:p>
      <text:p text:style-name="P295"><text:s/>*</text:p>
      <text:p text:style-name="P295"><text:soft-page-break/><text:s/>* BitTwiddler reading from stdin</text:p>
      <text:p text:style-name="P295"><text:s/>*</text:p>
      <text:p text:style-name="P295"><text:s/>*/</text:p>
      <text:p text:style-name="Code"><text:span text:style-name="T387">void</text:span><text:span text:style-name="T381"> </text:span><text:span text:style-name="T204">__bt_read</text:span><text:span text:style-name="T381">(</text:span><text:span text:style-name="T387">void</text:span><text:span text:style-name="T381"> </text:span><text:span text:style-name="T383">*</text:span><text:span text:style-name="T381">target, </text:span><text:span text:style-name="T387">size_t</text:span><text:span text:style-name="T381"> n) {</text:span></text:p>
      <text:p text:style-name="Code"><text:span text:style-name="T381"><text:s text:c="4"/></text:span><text:span text:style-name="T387">size_t</text:span><text:span text:style-name="T381"> r </text:span><text:span text:style-name="T383">=</text:span><text:span text:style-name="T381"> fread(target, </text:span><text:span text:style-name="T383">1</text:span><text:span text:style-name="T381">, n, stdin);</text:span></text:p>
      <text:p text:style-name="P296"/>
      <text:p text:style-name="Code"><text:span text:style-name="T381"><text:s text:c="4"/></text:span><text:span text:style-name="T382">if</text:span><text:span text:style-name="T381"> (r </text:span><text:span text:style-name="T383">==</text:span><text:span text:style-name="T381"> n)</text:span></text:p>
      <text:p text:style-name="Code"><text:span text:style-name="T381"><text:s text:c="8"/></text:span><text:span text:style-name="T382">return</text:span><text:span text:style-name="T381">;</text:span></text:p>
      <text:p text:style-name="P296"/>
      <text:p text:style-name="Code"><text:span text:style-name="T381"><text:s text:c="4"/></text:span><text:span text:style-name="T382">const</text:span><text:span text:style-name="T381"> </text:span><text:span text:style-name="T387">char</text:span><text:span text:style-name="T381"> </text:span><text:span text:style-name="T383">*</text:span><text:span text:style-name="T381">err </text:span><text:span text:style-name="T383">=</text:span><text:span text:style-name="T381"> </text:span><text:span text:style-name="T384">"."</text:span><text:span text:style-name="T381">;</text:span></text:p>
      <text:p text:style-name="Code"><text:span text:style-name="T381"><text:s text:c="4"/></text:span><text:span text:style-name="T382">if</text:span><text:span text:style-name="T381"> (feof(stdin))</text:span></text:p>
      <text:p text:style-name="Code"><text:span text:style-name="T381"><text:s text:c="8"/>err </text:span><text:span text:style-name="T383">=</text:span><text:span text:style-name="T381"> </text:span><text:span text:style-name="T384">": reached EOF"</text:span><text:span text:style-name="T381">;</text:span></text:p>
      <text:p text:style-name="P296"/>
      <text:p text:style-name="Code"><text:span text:style-name="T381"><text:s text:c="4"/>fprintf(stderr, </text:span><text:span text:style-name="T384">"Failed to read %lu bytes from standard input%s</text:span><text:span text:style-name="T385">\n</text:span><text:span text:style-name="T384">"</text:span><text:span text:style-name="T381">, n, err);</text:span></text:p>
      <text:p text:style-name="Code"><text:span text:style-name="T381"><text:s text:c="4"/>fprintf(stderr, </text:span><text:span text:style-name="T384">"Aborting...</text:span><text:span text:style-name="T385">\n</text:span><text:span text:style-name="T384">"</text:span><text:span text:style-name="T381">);</text:span></text:p>
      <text:p text:style-name="Code"><text:span text:style-name="T381"><text:s text:c="4"/>exit(</text:span><text:span text:style-name="T383">1</text:span><text:span text:style-name="T381">);</text:span></text:p>
      <text:p text:style-name="P296">}</text:p>
      <text:p text:style-name="P296"/>
      <text:p text:style-name="Code"><text:span text:style-name="T387">int8_t</text:span><text:span text:style-name="T381"> <text:s/></text:span><text:span text:style-name="T204">__bt_read_i8</text:span><text:span text:style-name="T381">(</text:span><text:span text:style-name="T387">void</text:span><text:span text:style-name="T381">) <text:s/>{ </text:span><text:span text:style-name="T387">int8_t</text:span><text:span text:style-name="T381"> v; <text:s/>__bt_read((</text:span><text:span text:style-name="T387">void</text:span><text:span text:style-name="T383">*</text:span><text:span text:style-name="T381">)</text:span><text:span text:style-name="T383">&amp;</text:span><text:span text:style-name="T381">v, </text:span><text:span text:style-name="T383">1</text:span><text:span text:style-name="T381">); </text:span><text:span text:style-name="T382">return</text:span><text:span text:style-name="T381"> v; }</text:span></text:p>
      <text:p text:style-name="Code"><text:span text:style-name="T387">int16_t</text:span><text:span text:style-name="T381"> </text:span><text:span text:style-name="T204">__bt_read_i16</text:span><text:span text:style-name="T381">(</text:span><text:span text:style-name="T387">void</text:span><text:span text:style-name="T381">) { </text:span><text:span text:style-name="T387">int16_t</text:span><text:span text:style-name="T381"> v; __bt_read((</text:span><text:span text:style-name="T387">void</text:span><text:span text:style-name="T383">*</text:span><text:span text:style-name="T381">)</text:span><text:span text:style-name="T383">&amp;</text:span><text:span text:style-name="T381">v, </text:span><text:span text:style-name="T383">2</text:span><text:span text:style-name="T381">); </text:span><text:span text:style-name="T382">return</text:span><text:span text:style-name="T381"> v; }</text:span></text:p>
      <text:p text:style-name="Code"><text:span text:style-name="T387">int32_t</text:span><text:span text:style-name="T381"> </text:span><text:span text:style-name="T204">__bt_read_i32</text:span><text:span text:style-name="T381">(</text:span><text:span text:style-name="T387">void</text:span><text:span text:style-name="T381">) { </text:span><text:span text:style-name="T387">int32_t</text:span><text:span text:style-name="T381"> v; __bt_read((</text:span><text:span text:style-name="T387">void</text:span><text:span text:style-name="T383">*</text:span><text:span text:style-name="T381">)</text:span><text:span text:style-name="T383">&amp;</text:span><text:span text:style-name="T381">v, </text:span><text:span text:style-name="T383">4</text:span><text:span text:style-name="T381">); </text:span><text:span text:style-name="T382">return</text:span><text:span text:style-name="T381"> v; }</text:span></text:p>
      <text:p text:style-name="Code"><text:span text:style-name="T387">int64_t</text:span><text:span text:style-name="T381"> </text:span><text:span text:style-name="T204">__bt_read_i64</text:span><text:span text:style-name="T381">(</text:span><text:span text:style-name="T387">void</text:span><text:span text:style-name="T381">) { </text:span><text:span text:style-name="T387">int64_t</text:span><text:span text:style-name="T381"> v; __bt_read((</text:span><text:span text:style-name="T387">void</text:span><text:span text:style-name="T383">*</text:span><text:span text:style-name="T381">)</text:span><text:span text:style-name="T383">&amp;</text:span><text:span text:style-name="T381">v, </text:span><text:span text:style-name="T383">8</text:span><text:span text:style-name="T381">); </text:span><text:span text:style-name="T382">return</text:span><text:span text:style-name="T381"> v; }</text:span></text:p>
      <text:p text:style-name="Code"><text:span text:style-name="T387">float</text:span><text:span text:style-name="T381"> <text:s text:c="2"/></text:span><text:span text:style-name="T204">__bt_read_f32</text:span><text:span text:style-name="T381">(</text:span><text:span text:style-name="T387">void</text:span><text:span text:style-name="T381">) { </text:span><text:span text:style-name="T387">float</text:span><text:span text:style-name="T381"> v; <text:s text:c="2"/>__bt_read((</text:span><text:span text:style-name="T387">void</text:span><text:span text:style-name="T383">*</text:span><text:span text:style-name="T381">)</text:span><text:span text:style-name="T383">&amp;</text:span><text:span text:style-name="T381">v, </text:span><text:span text:style-name="T383">4</text:span><text:span text:style-name="T381">); </text:span><text:span text:style-name="T382">return</text:span><text:span text:style-name="T381"> v; }</text:span></text:p>
      <text:p text:style-name="Code"><text:span text:style-name="T387">double</text:span><text:span text:style-name="T381"> <text:s/></text:span><text:span text:style-name="T204">__bt_read_f64</text:span><text:span text:style-name="T381">(</text:span><text:span text:style-name="T387">void</text:span><text:span text:style-name="T381">) { </text:span><text:span text:style-name="T387">double</text:span><text:span text:style-name="T381"> v; <text:s/>__bt_read((</text:span><text:span text:style-name="T387">void</text:span><text:span text:style-name="T383">*</text:span><text:span text:style-name="T381">)</text:span><text:span text:style-name="T383">&amp;</text:span><text:span text:style-name="T381">v, </text:span><text:span text:style-name="T383">8</text:span><text:span text:style-name="T381">); </text:span><text:span text:style-name="T382">return</text:span><text:span text:style-name="T381"> v; }</text:span></text:p>
      <text:p text:style-name="P296"/>
      <text:p text:style-name="P296"/>
      <text:p text:style-name="P296"/>
      <text:p text:style-name="P295">/*</text:p>
      <text:p text:style-name="P295"><text:s/>*</text:p>
      <text:p text:style-name="P295"><text:s/>* BitTwiddler printing function</text:p>
      <text:p text:style-name="P295"><text:s/>*</text:p>
      <text:p text:style-name="P295"><text:s/>*/</text:p>
      <text:p text:style-name="P296"/>
      <text:p text:style-name="Code"><text:span text:style-name="T382">enum</text:span><text:span text:style-name="T381"> __bt_emit_kind {</text:span></text:p>
      <text:p text:style-name="P296"><text:s text:c="4"/>__BT_EMIT_EMIT,</text:p>
      <text:p text:style-name="P296"><text:s text:c="4"/>__BT_EMIT_PRINT,</text:p>
      <text:p text:style-name="P296"><text:s text:c="4"/>__BT_EMIT_FATAL</text:p>
      <text:p text:style-name="P296">};</text:p>
      <text:p text:style-name="P296"/>
      <text:p text:style-name="Code"><text:span text:style-name="T387">void</text:span><text:span text:style-name="T381"> </text:span><text:span text:style-name="T204">__bt_emit</text:span><text:span text:style-name="T381">(</text:span><text:span text:style-name="T387">int</text:span><text:span text:style-name="T381"> kind, </text:span><text:span text:style-name="T382">const</text:span><text:span text:style-name="T381"> </text:span><text:span text:style-name="T387">char</text:span><text:span text:style-name="T381"> </text:span><text:span text:style-name="T383">*</text:span><text:span text:style-name="T381">fmt, ...) {</text:span></text:p>
      <text:p text:style-name="Code"><text:span text:style-name="T381"><text:s text:c="4"/></text:span><text:span text:style-name="T387">FILE</text:span><text:span text:style-name="T381"> </text:span><text:span text:style-name="T383">*</text:span><text:span text:style-name="T381"> stream </text:span><text:span text:style-name="T383">=</text:span><text:span text:style-name="T381"> kind </text:span><text:span text:style-name="T383">==</text:span><text:span text:style-name="T381"> __BT_EMIT_EMIT </text:span><text:span text:style-name="T383">?</text:span><text:span text:style-name="T381"> </text:span><text:span text:style-name="T389">stdout</text:span><text:span text:style-name="T381"> : stderr;</text:span></text:p>
      <text:p text:style-name="P296"/>
      <text:p text:style-name="Code"><text:span text:style-name="T381"><text:s text:c="4"/></text:span><text:span text:style-name="T387">va_list</text:span><text:span text:style-name="T381"> args;</text:span></text:p>
      <text:p text:style-name="P296"><text:s text:c="4"/>va_start(args, fmt);</text:p>
      <text:p text:style-name="P296"><text:s text:c="4"/>vfprintf(stream, fmt, args);</text:p>
      <text:p text:style-name="P296"><text:s text:c="4"/>va_end(args);</text:p>
      <text:p text:style-name="P296"/>
      <text:p text:style-name="Code"><text:span text:style-name="T381"><text:s text:c="4"/></text:span><text:span text:style-name="T382">if</text:span><text:span text:style-name="T381"> (kind </text:span><text:span text:style-name="T383">==</text:span><text:span text:style-name="T381"> __BT_EMIT_FATAL) {</text:span></text:p>
      <text:p text:style-name="Code"><text:span text:style-name="T381"><text:s text:c="8"/>exit(</text:span><text:span text:style-name="T383">1</text:span><text:span text:style-name="T381">);</text:span></text:p>
      <text:p text:style-name="P296"><text:s text:c="4"/>}</text:p>
      <text:p text:style-name="P296">}</text:p>
      <text:p text:style-name="P296"/>
      <text:h text:style-name="P483" text:outline-level="2"><text:bookmark-start text:name="__RefHeading___Toc45683_445550807"/>Makefile<text:bookmark-end text:name="__RefHeading___Toc45683_445550807"/></text:h>
      <text:p text:style-name="Code"><text:span text:style-name="T204">.PHONY</text:span><text:span text:style-name="T383">:</text:span><text:span text:style-name="T381"> all test clean</text:span></text:p>
      <text:p text:style-name="P296"/>
      <text:p text:style-name="Code"><text:span text:style-name="T204">all</text:span><text:span text:style-name="T383">:</text:span><text:span text:style-name="T381"> bittwiddler.native runtime.o gen_bin_data</text:span></text:p>
      <text:p text:style-name="P296"/>
      <text:p text:style-name="Code"><text:span text:style-name="T204">gen_bin_data</text:span><text:span text:style-name="T383">:</text:span><text:span text:style-name="T381"> gen_bin_data.c</text:span></text:p>
      <text:p text:style-name="Code"><text:span text:style-name="T381"><text:tab/></text:span><text:span text:style-name="T382">$(</text:span><text:span text:style-name="T381">CC</text:span><text:span text:style-name="T382">)</text:span><text:span text:style-name="T381"> -o </text:span><text:span text:style-name="T390">$@</text:span><text:span text:style-name="T381"> $&lt;</text:span></text:p>
      <text:p text:style-name="P296"/>
      <text:p text:style-name="Code"><text:span text:style-name="T204">test</text:span><text:span text:style-name="T383">:</text:span><text:span text:style-name="T381"> all testall.sh</text:span></text:p>
      <text:p text:style-name="P296"><text:tab/>./testall.sh</text:p>
      <text:p text:style-name="P296"/>
      <text:p text:style-name="Code"><text:span text:style-name="T204">bittwiddler.native</text:span><text:span text:style-name="T383">:</text:span></text:p>
      <text:p text:style-name="Code"><text:span text:style-name="T381"><text:tab/>opam config </text:span><text:span text:style-name="T382">exec</text:span><text:span text:style-name="T381"> -- </text:span><text:span text:style-name="T385">\</text:span></text:p>
      <text:p text:style-name="P296"><text:tab/>ocamlbuild -use-ocamlfind bittwiddler.native</text:p>
      <text:p text:style-name="P296"/>
      <text:p text:style-name="Code"><text:span text:style-name="T204">clean</text:span><text:span text:style-name="T383">:</text:span></text:p>
      <text:p text:style-name="P296"><text:tab/>ocamlbuild -clean</text:p>
      <text:p text:style-name="P296"><text:tab/>-rm -f *diff *.ll *.err *.s *.out *.exe testall.log runtime.o gen_bin_data</text:p>
      <text:h text:style-name="P483" text:outline-level="2"><text:bookmark-start text:name="__RefHeading___Toc45685_445550807"/>_tags<text:bookmark-end text:name="__RefHeading___Toc45685_445550807"/></text:h>
      <text:p text:style-name="Code"># Include the llvm and llvm.analysis packages while compiling</text:p>
      <text:p text:style-name="Code">true: package(llvm), package(llvm.analysis), package(str)</text:p>
      <text:p text:style-name="Code"/>
      <text:p text:style-name="Code"># Enable almost all compiler warnings</text:p>
      <text:p text:style-name="Code">true : warn(+a-4)</text:p>
      <text:p text:style-name="Code"/>
      <text:p text:style-name="Code">true: debug</text:p>
      <text:p text:style-name="Code"/>
      <text:p text:style-name="Code">"runtime.o": not_hygienic</text:p>
      <text:h text:style-name="P483" text:outline-level="2"><text:bookmark-start text:name="__RefHeading___Toc45687_445550807"/>compile.sh<text:bookmark-end text:name="__RefHeading___Toc45687_445550807"/></text:h>
      <text:p text:style-name="P295">#!/bin/sh</text:p>
      <text:p text:style-name="P296"/>
      <text:p text:style-name="P295"># Path to the LLVM interpreter</text:p>
      <text:p text:style-name="Code"><text:span text:style-name="T390">LLI</text:span><text:span text:style-name="T383">=</text:span><text:span text:style-name="T384">"lli"</text:span></text:p>
      <text:p text:style-name="P296"/>
      <text:p text:style-name="P295"># Path to the LLVM compiler</text:p>
      <text:p text:style-name="Code"><text:span text:style-name="T390">LLC</text:span><text:span text:style-name="T383">=</text:span><text:span text:style-name="T384">"llc"</text:span></text:p>
      <text:p text:style-name="P296"/>
      <text:p text:style-name="P295"># Path to the C compiler</text:p>
      <text:p text:style-name="Code"><text:span text:style-name="T390">CC</text:span><text:span text:style-name="T383">=</text:span><text:span text:style-name="T384">"cc"</text:span></text:p>
      <text:p text:style-name="P296"/>
      <text:p text:style-name="P295"># Path to the bittwiddler compiler. <text:s/>Usually "./bittwiddler.native"</text:p>
      <text:p text:style-name="Code"><text:span text:style-name="T390">BITTWIDDLER</text:span><text:span text:style-name="T383">=</text:span><text:span text:style-name="T384">"./bittwiddler.native"</text:span></text:p>
      <text:p text:style-name="P296"/>
      <text:p text:style-name="P295"># Set time limit for all operations</text:p>
      <text:p text:style-name="Code"><text:span text:style-name="T382">ulimit</text:span><text:span text:style-name="T381"> -t </text:span><text:span text:style-name="T383">30</text:span></text:p>
      <text:p text:style-name="P296"/>
      <text:p text:style-name="Code"><text:span text:style-name="T390">$BITTWIDDLER</text:span><text:span text:style-name="T381"> </text:span><text:span text:style-name="T390">$1</text:span><text:span text:style-name="T381"> | </text:span><text:span text:style-name="T390">$LLC</text:span><text:span text:style-name="T381"> -relocation-model</text:span><text:span text:style-name="T383">=</text:span><text:span text:style-name="T381">pic &gt; </text:span><text:span text:style-name="T390">$1</text:span><text:span text:style-name="T381">.s</text:span></text:p>
      <text:p text:style-name="Code"><text:span text:style-name="T390">$CC</text:span><text:span text:style-name="T381"> -o </text:span><text:span text:style-name="T390">$1</text:span><text:span text:style-name="T381">.exe </text:span><text:span text:style-name="T390">$1</text:span><text:span text:style-name="T381">.s runtime.o</text:span></text:p>
      <text:p text:style-name="P296"/>
      <text:p text:style-name="Code"><text:span text:style-name="T381">rm </text:span><text:span text:style-name="T390">$1</text:span><text:span text:style-name="T381">.s</text:span></text:p>
      <text:h text:style-name="P483" text:outline-level="2"><text:bookmark-start text:name="__RefHeading___Toc45689_445550807"/>gen_bin_data.c<text:bookmark-end text:name="__RefHeading___Toc45689_445550807"/></text:h>
      <text:p text:style-name="Code"><text:span text:style-name="T388">#include</text:span><text:span text:style-name="T381"> </text:span><text:span text:style-name="T380">&lt;stdint.h&gt;</text:span></text:p>
      <text:p text:style-name="Code"><text:span text:style-name="T388">#include</text:span><text:span text:style-name="T381"> </text:span><text:span text:style-name="T380">&lt;stdlib.h&gt;</text:span></text:p>
      <text:p text:style-name="Code"><text:span text:style-name="T388">#include</text:span><text:span text:style-name="T381"> </text:span><text:span text:style-name="T380">&lt;stdio.h&gt;</text:span></text:p>
      <text:p text:style-name="Code"><text:span text:style-name="T388">#include</text:span><text:span text:style-name="T381"> </text:span><text:span text:style-name="T380">&lt;unistd.h&gt;</text:span></text:p>
      <text:p text:style-name="Code"><text:span text:style-name="T388">#include</text:span><text:span text:style-name="T381"> </text:span><text:span text:style-name="T380">&lt;string.h&gt;</text:span></text:p>
      <text:p text:style-name="P296"/>
      <text:p text:style-name="Code"><text:span text:style-name="T387">int</text:span><text:span text:style-name="T381"> fd </text:span><text:span text:style-name="T383">=</text:span><text:span text:style-name="T381"> STDOUT_FILENO;</text:span></text:p>
      <text:p text:style-name="P296"/>
      <text:p text:style-name="Code"><text:span text:style-name="T387">int</text:span><text:span text:style-name="T381"> </text:span><text:span text:style-name="T204">main</text:span><text:span text:style-name="T381">(</text:span><text:span text:style-name="T387">int</text:span><text:span text:style-name="T381"> argc, </text:span><text:span text:style-name="T387">char</text:span><text:span text:style-name="T381"> </text:span><text:span text:style-name="T383">**</text:span><text:span text:style-name="T381">argv) {</text:span></text:p>
      <text:p text:style-name="Code"><text:span text:style-name="T381"><text:s text:c="4"/>argc</text:span><text:span text:style-name="T383">--</text:span><text:span text:style-name="T381">; argv</text:span><text:span text:style-name="T383">++</text:span><text:span text:style-name="T381">;</text:span></text:p>
      <text:p text:style-name="P296"/>
      <text:p text:style-name="Code"><text:span text:style-name="T381"><text:s text:c="4"/></text:span><text:span text:style-name="T382">while</text:span><text:span text:style-name="T381">(argc) {</text:span></text:p>
      <text:p text:style-name="Code"><text:span text:style-name="T381"><text:s text:c="8"/></text:span><text:span text:style-name="T387">char</text:span><text:span text:style-name="T381"> </text:span><text:span text:style-name="T383">*</text:span><text:span text:style-name="T381">t </text:span><text:span text:style-name="T383">=</text:span><text:span text:style-name="T381"> </text:span><text:span text:style-name="T383">*</text:span><text:span text:style-name="T381">(argv</text:span><text:span text:style-name="T383">++</text:span><text:span text:style-name="T381">);</text:span></text:p>
      <text:p text:style-name="Code"><text:span text:style-name="T381"><text:s text:c="8"/></text:span><text:span text:style-name="T387">char</text:span><text:span text:style-name="T381"> </text:span><text:span text:style-name="T383">*</text:span><text:span text:style-name="T381">d </text:span><text:span text:style-name="T383">=</text:span><text:span text:style-name="T381"> </text:span><text:span text:style-name="T383">*</text:span><text:span text:style-name="T381">(argv</text:span><text:span text:style-name="T383">++</text:span><text:span text:style-name="T381">);</text:span></text:p>
      <text:p text:style-name="Code"><text:span text:style-name="T381"><text:s text:c="8"/>argc </text:span><text:span text:style-name="T383">-=</text:span><text:span text:style-name="T381"> </text:span><text:span text:style-name="T383">2</text:span><text:span text:style-name="T381">;</text:span></text:p>
      <text:p text:style-name="P296"/>
      <text:p text:style-name="Code"><text:span text:style-name="T381"><text:s text:c="8"/></text:span><text:span text:style-name="T382">if</text:span><text:span text:style-name="T381"> (</text:span><text:span text:style-name="T383">!</text:span><text:span text:style-name="T381">strcmp(t, </text:span><text:span text:style-name="T384">"s"</text:span><text:span text:style-name="T381">)) {</text:span></text:p>
      <text:p text:style-name="Code"><text:span text:style-name="T381"><text:s text:c="12"/>write(fd, (</text:span><text:span text:style-name="T382">const</text:span><text:span text:style-name="T381"> </text:span><text:span text:style-name="T387">void</text:span><text:span text:style-name="T383">*</text:span><text:span text:style-name="T381">)d, strlen(d) </text:span><text:span text:style-name="T383">+</text:span><text:span text:style-name="T381"> </text:span><text:span text:style-name="T383">1</text:span><text:span text:style-name="T381">);</text:span></text:p>
      <text:p text:style-name="P296"><text:s text:c="8"/>}</text:p>
      <text:p text:style-name="P298">#define CASE(N,T,S,F)\</text:p>
      <text:p text:style-name="P298"><text:s text:c="8"/>else if (!strcmp(t,N)){T v = F(d);write(fd, (const void*)&amp;v, S);}</text:p>
      <text:p text:style-name="Code"><text:span text:style-name="T381"><text:s text:c="8"/>CASE(</text:span><text:span text:style-name="T384">"i8"</text:span><text:span text:style-name="T381">, <text:s/></text:span><text:span text:style-name="T387">int8_t</text:span><text:span text:style-name="T381">, <text:s text:c="2"/></text:span><text:span text:style-name="T383">1</text:span><text:span text:style-name="T381">, atoi)</text:span></text:p>
      <text:p text:style-name="Code"><text:span text:style-name="T381"><text:s text:c="8"/>CASE(</text:span><text:span text:style-name="T384">"i16"</text:span><text:span text:style-name="T381">, </text:span><text:span text:style-name="T387">int16_t</text:span><text:span text:style-name="T381">, <text:s/></text:span><text:span text:style-name="T383">2</text:span><text:span text:style-name="T381">, atoi)</text:span></text:p>
      <text:p text:style-name="Code"><text:span text:style-name="T381"><text:s text:c="8"/>CASE(</text:span><text:span text:style-name="T384">"i32"</text:span><text:span text:style-name="T381">, </text:span><text:span text:style-name="T387">int32_t</text:span><text:span text:style-name="T381">, <text:s/></text:span><text:span text:style-name="T383">4</text:span><text:span text:style-name="T381">, atoi)</text:span></text:p>
      <text:p text:style-name="Code"><text:span text:style-name="T381"><text:s text:c="8"/>CASE(</text:span><text:span text:style-name="T384">"i64"</text:span><text:span text:style-name="T381">, </text:span><text:span text:style-name="T387">int64_t</text:span><text:span text:style-name="T381">, <text:s/></text:span><text:span text:style-name="T383">8</text:span><text:span text:style-name="T381">, atoi)</text:span></text:p>
      <text:p text:style-name="Code"><text:span text:style-name="T381"><text:s text:c="8"/>CASE(</text:span><text:span text:style-name="T384">"u8"</text:span><text:span text:style-name="T381">, <text:s/></text:span><text:span text:style-name="T387">uint8_t</text:span><text:span text:style-name="T381">, <text:s/></text:span><text:span text:style-name="T383">1</text:span><text:span text:style-name="T381">, atoi)</text:span></text:p>
      <text:p text:style-name="Code"><text:span text:style-name="T381"><text:s text:c="8"/>CASE(</text:span><text:span text:style-name="T384">"u16"</text:span><text:span text:style-name="T381">, </text:span><text:span text:style-name="T387">uint16_t</text:span><text:span text:style-name="T381">, </text:span><text:span text:style-name="T383">2</text:span><text:span text:style-name="T381">, atoi)</text:span></text:p>
      <text:p text:style-name="Code"><text:span text:style-name="T381"><text:s text:c="8"/>CASE(</text:span><text:span text:style-name="T384">"u32"</text:span><text:span text:style-name="T381">, </text:span><text:span text:style-name="T387">uint32_t</text:span><text:span text:style-name="T381">, </text:span><text:span text:style-name="T383">4</text:span><text:span text:style-name="T381">, atoi)</text:span></text:p>
      <text:p text:style-name="Code"><text:span text:style-name="T381"><text:s text:c="8"/>CASE(</text:span><text:span text:style-name="T384">"u64"</text:span><text:span text:style-name="T381">, </text:span><text:span text:style-name="T387">uint64_t</text:span><text:span text:style-name="T381">, </text:span><text:span text:style-name="T383">8</text:span><text:span text:style-name="T381">, atoi)</text:span></text:p>
      <text:p text:style-name="Code"><text:span text:style-name="T381"><text:s text:c="8"/>CASE(</text:span><text:span text:style-name="T384">"f32"</text:span><text:span text:style-name="T381">, </text:span><text:span text:style-name="T387">float</text:span><text:span text:style-name="T381">, <text:s text:c="3"/></text:span><text:span text:style-name="T383">4</text:span><text:span text:style-name="T381">, atof)</text:span></text:p>
      <text:p text:style-name="Code"><text:span text:style-name="T381"><text:s text:c="8"/>CASE(</text:span><text:span text:style-name="T384">"f64"</text:span><text:span text:style-name="T381">, </text:span><text:span text:style-name="T387">double</text:span><text:span text:style-name="T381">, <text:s text:c="2"/></text:span><text:span text:style-name="T383">8</text:span><text:span text:style-name="T381">, atof)</text:span></text:p>
      <text:p text:style-name="P298">#undef CASE</text:p>
      <text:p text:style-name="Code"><text:span text:style-name="T381"><text:s text:c="8"/></text:span><text:span text:style-name="T382">else</text:span><text:span text:style-name="T381"> {</text:span></text:p>
      <text:p text:style-name="Code"><text:span text:style-name="T381"><text:s text:c="12"/>printf(</text:span><text:span text:style-name="T384">"unmatched</text:span><text:span text:style-name="T385">\n</text:span><text:span text:style-name="T384">"</text:span><text:span text:style-name="T381">);</text:span></text:p>
      <text:p text:style-name="P296"><text:s text:c="8"/>}</text:p>
      <text:p text:style-name="P296"><text:s text:c="4"/>}</text:p>
      <text:p text:style-name="Code"><text:span text:style-name="T381"><text:s text:c="4"/></text:span><text:span text:style-name="T382">return</text:span><text:span text:style-name="T381"> </text:span><text:span text:style-name="T383">0</text:span><text:span text:style-name="T381">;</text:span></text:p>
      <text:p text:style-name="P296">}</text:p>
      <text:h text:style-name="P483" text:outline-level="2"><text:bookmark-start text:name="__RefHeading___Toc45691_445550807"/>testall.sh<text:bookmark-end text:name="__RefHeading___Toc45691_445550807"/></text:h>
      <text:p text:style-name="P295">#!/bin/sh</text:p>
      <text:p text:style-name="P296"/>
      <text:p text:style-name="P295"># Regression testing script for BitTwiddler</text:p>
      <text:p text:style-name="P295"># Step through a list of files</text:p>
      <text:p text:style-name="P295"># <text:s/>Compile, run, and check the output of each expected-to-work test</text:p>
      <text:p text:style-name="P295"># <text:s/>Compile and check the error of each expected-to-fail test</text:p>
      <text:p text:style-name="P296"/>
      <text:p text:style-name="P295"># Path to the LLVM interpreter</text:p>
      <text:p text:style-name="Code"><text:span text:style-name="T390">LLI</text:span><text:span text:style-name="T383">=</text:span><text:span text:style-name="T384">"lli"</text:span></text:p>
      <text:p text:style-name="P295">#LLI="/usr/local/opt/llvm/bin/lli"</text:p>
      <text:p text:style-name="P296"/>
      <text:p text:style-name="P295"># Path to the LLVM compiler</text:p>
      <text:p text:style-name="Code"><text:span text:style-name="T390">LLC</text:span><text:span text:style-name="T383">=</text:span><text:span text:style-name="T384">"llc"</text:span></text:p>
      <text:p text:style-name="P296"/>
      <text:p text:style-name="P295"># Path to the C compiler</text:p>
      <text:p text:style-name="Code"><text:span text:style-name="T390">CC</text:span><text:span text:style-name="T383">=</text:span><text:span text:style-name="T384">"cc"</text:span></text:p>
      <text:p text:style-name="P296"/>
      <text:p text:style-name="P295"># Path to the bittwiddler compiler. <text:s/>Usually "./bittwiddler.native"</text:p>
      <text:p text:style-name="P295"># Try "_build/bittwiddler.native" if ocamlbuild was unable to create a symbolic link.</text:p>
      <text:p text:style-name="Code"><text:span text:style-name="T390">BITTWIDDLER</text:span><text:span text:style-name="T383">=</text:span><text:span text:style-name="T384">"./bittwiddler.native"</text:span></text:p>
      <text:p text:style-name="P296"/>
      <text:p text:style-name="P295"># Set time limit for all operations</text:p>
      <text:p text:style-name="Code"><text:span text:style-name="T382">ulimit</text:span><text:span text:style-name="T381"> -t </text:span><text:span text:style-name="T383">30</text:span></text:p>
      <text:p text:style-name="P296"/>
      <text:p text:style-name="Code"><text:span text:style-name="T390">globallog</text:span><text:span text:style-name="T383">=</text:span><text:span text:style-name="T381">testall.log</text:span></text:p>
      <text:p text:style-name="Code"><text:span text:style-name="T381">rm -f </text:span><text:span text:style-name="T390">$globallog</text:span></text:p>
      <text:p text:style-name="Code"><text:span text:style-name="T390">error</text:span><text:span text:style-name="T383">=0</text:span></text:p>
      <text:p text:style-name="Code"><text:span text:style-name="T390">globalerror</text:span><text:span text:style-name="T383">=0</text:span></text:p>
      <text:p text:style-name="P296"/>
      <text:p text:style-name="Code"><text:span text:style-name="T390">keep</text:span><text:span text:style-name="T383">=0</text:span></text:p>
      <text:p text:style-name="P296"/>
      <text:p text:style-name="Code"><text:span text:style-name="T381">Usage</text:span><text:span text:style-name="T383">()</text:span><text:span text:style-name="T381"> </text:span><text:span text:style-name="T383">{</text:span></text:p>
      <text:p text:style-name="Code"><text:span text:style-name="T381"><text:s text:c="4"/></text:span><text:span text:style-name="T382">echo</text:span><text:span text:style-name="T381"> </text:span><text:span text:style-name="T384">"Usage: testall.sh [options] [.bt files]"</text:span></text:p>
      <text:p text:style-name="Code"><text:span text:style-name="T381"><text:s text:c="4"/></text:span><text:span text:style-name="T382">echo</text:span><text:span text:style-name="T381"> </text:span><text:span text:style-name="T384">"-k <text:s text:c="3"/>Keep intermediate files"</text:span></text:p>
      <text:p text:style-name="Code"><text:span text:style-name="T381"><text:s text:c="4"/></text:span><text:span text:style-name="T382">echo</text:span><text:span text:style-name="T381"> </text:span><text:span text:style-name="T384">"-h <text:s text:c="3"/>Print this help"</text:span></text:p>
      <text:p text:style-name="Code"><text:span text:style-name="T381"><text:s text:c="4"/></text:span><text:span text:style-name="T382">exit</text:span><text:span text:style-name="T381"> </text:span><text:span text:style-name="T383">1</text:span></text:p>
      <text:p text:style-name="P297">}</text:p>
      <text:p text:style-name="P296"/>
      <text:p text:style-name="Code"><text:span text:style-name="T381">SignalError</text:span><text:span text:style-name="T383">()</text:span><text:span text:style-name="T381"> </text:span><text:span text:style-name="T383">{</text:span></text:p>
      <text:p text:style-name="Code"><text:span text:style-name="T381"><text:s text:c="4"/></text:span><text:span text:style-name="T382">if</text:span><text:span text:style-name="T381"> </text:span><text:span text:style-name="T383">[</text:span><text:span text:style-name="T381"> </text:span><text:span text:style-name="T390">$error</text:span><text:span text:style-name="T381"> -eq </text:span><text:span text:style-name="T383">0</text:span><text:span text:style-name="T381"> </text:span><text:span text:style-name="T383">]</text:span><text:span text:style-name="T381"> ; </text:span><text:span text:style-name="T382">then</text:span></text:p>
      <text:p text:style-name="Code"><text:span text:style-name="T381"><text:tab/></text:span><text:span text:style-name="T382">echo</text:span><text:span text:style-name="T381"> </text:span><text:span text:style-name="T384">"FAILED"</text:span></text:p>
      <text:p text:style-name="Code"><text:span text:style-name="T381"><text:tab/></text:span><text:span text:style-name="T390">error</text:span><text:span text:style-name="T383">=1</text:span></text:p>
      <text:p text:style-name="Code"><text:span text:style-name="T381"><text:s text:c="4"/></text:span><text:span text:style-name="T382">fi</text:span></text:p>
      <text:p text:style-name="Code"><text:span text:style-name="T381"><text:s text:c="4"/></text:span><text:span text:style-name="T382">echo</text:span><text:span text:style-name="T381"> </text:span><text:span text:style-name="T384">" <text:s/></text:span><text:span text:style-name="T390">$1</text:span><text:span text:style-name="T384">"</text:span></text:p>
      <text:p text:style-name="P297">}</text:p>
      <text:p text:style-name="P296"/>
      <text:p text:style-name="P295"># Compare &lt;outfile&gt; &lt;reffile&gt; &lt;difffile&gt;</text:p>
      <text:p text:style-name="P295"># Compares the outfile with reffile. <text:s/>Differences, if any, written to difffile</text:p>
      <text:p text:style-name="Code"><text:soft-page-break/><text:span text:style-name="T381">Compare</text:span><text:span text:style-name="T383">()</text:span><text:span text:style-name="T381"> </text:span><text:span text:style-name="T383">{</text:span></text:p>
      <text:p text:style-name="Code"><text:span text:style-name="T381"><text:s text:c="4"/></text:span><text:span text:style-name="T390">generatedfiles</text:span><text:span text:style-name="T383">=</text:span><text:span text:style-name="T384">"</text:span><text:span text:style-name="T390">$generatedfiles</text:span><text:span text:style-name="T384"> </text:span><text:span text:style-name="T390">$3</text:span><text:span text:style-name="T384">"</text:span></text:p>
      <text:p text:style-name="Code"><text:span text:style-name="T381"><text:s text:c="4"/></text:span><text:span text:style-name="T382">echo</text:span><text:span text:style-name="T381"> diff -b </text:span><text:span text:style-name="T390">$1</text:span><text:span text:style-name="T381"> </text:span><text:span text:style-name="T390">$2</text:span><text:span text:style-name="T381"> </text:span><text:span text:style-name="T384">"&gt;"</text:span><text:span text:style-name="T381"> </text:span><text:span text:style-name="T390">$3</text:span><text:span text:style-name="T381"> </text:span><text:span text:style-name="T383">1</text:span><text:span text:style-name="T381">&gt;&amp;</text:span><text:span text:style-name="T383">2</text:span></text:p>
      <text:p text:style-name="Code"><text:span text:style-name="T381"><text:s text:c="4"/>diff -b </text:span><text:span text:style-name="T384">"</text:span><text:span text:style-name="T390">$1</text:span><text:span text:style-name="T384">"</text:span><text:span text:style-name="T381"> </text:span><text:span text:style-name="T384">"</text:span><text:span text:style-name="T390">$2</text:span><text:span text:style-name="T384">"</text:span><text:span text:style-name="T381"> &gt; </text:span><text:span text:style-name="T384">"</text:span><text:span text:style-name="T390">$3</text:span><text:span text:style-name="T384">"</text:span><text:span text:style-name="T381"> </text:span><text:span text:style-name="T383">2</text:span><text:span text:style-name="T381">&gt;&amp;</text:span><text:span text:style-name="T383">1</text:span><text:span text:style-name="T381"> </text:span><text:span text:style-name="T383">||</text:span><text:span text:style-name="T381"> </text:span><text:span text:style-name="T383">{</text:span></text:p>
      <text:p text:style-name="Code"><text:span text:style-name="T381"><text:tab/>SignalError </text:span><text:span text:style-name="T384">"</text:span><text:span text:style-name="T390">$1</text:span><text:span text:style-name="T384"> differs"</text:span></text:p>
      <text:p text:style-name="Code"><text:span text:style-name="T381"><text:tab/></text:span><text:span text:style-name="T382">echo</text:span><text:span text:style-name="T381"> </text:span><text:span text:style-name="T384">"FAILED </text:span><text:span text:style-name="T390">$1</text:span><text:span text:style-name="T384"> differs from </text:span><text:span text:style-name="T390">$2</text:span><text:span text:style-name="T384">"</text:span><text:span text:style-name="T381"> </text:span><text:span text:style-name="T383">1</text:span><text:span text:style-name="T381">&gt;&amp;</text:span><text:span text:style-name="T383">2</text:span></text:p>
      <text:p text:style-name="Code"><text:span text:style-name="T381"><text:s text:c="4"/></text:span><text:span text:style-name="T383">}</text:span></text:p>
      <text:p text:style-name="P297">}</text:p>
      <text:p text:style-name="P296"/>
      <text:p text:style-name="P295"># Run &lt;args&gt;</text:p>
      <text:p text:style-name="P295"># Report the command, run it, and report any errors</text:p>
      <text:p text:style-name="Code"><text:span text:style-name="T381">Run</text:span><text:span text:style-name="T383">()</text:span><text:span text:style-name="T381"> </text:span><text:span text:style-name="T383">{</text:span></text:p>
      <text:p text:style-name="Code"><text:span text:style-name="T381"><text:s text:c="4"/></text:span><text:span text:style-name="T382">echo</text:span><text:span text:style-name="T381"> </text:span><text:span text:style-name="T390">$*</text:span><text:span text:style-name="T381"> </text:span><text:span text:style-name="T383">1</text:span><text:span text:style-name="T381">&gt;&amp;</text:span><text:span text:style-name="T383">2</text:span></text:p>
      <text:p text:style-name="Code"><text:span text:style-name="T381"><text:s text:c="4"/></text:span><text:span text:style-name="T382">eval</text:span><text:span text:style-name="T381"> </text:span><text:span text:style-name="T390">$*</text:span><text:span text:style-name="T381"> </text:span><text:span text:style-name="T383">||</text:span><text:span text:style-name="T381"> </text:span><text:span text:style-name="T383">{</text:span></text:p>
      <text:p text:style-name="Code"><text:span text:style-name="T381"><text:tab/>SignalError </text:span><text:span text:style-name="T384">"</text:span><text:span text:style-name="T390">$1</text:span><text:span text:style-name="T384"> failed on </text:span><text:span text:style-name="T390">$*</text:span><text:span text:style-name="T384">"</text:span></text:p>
      <text:p text:style-name="Code"><text:span text:style-name="T381"><text:tab/></text:span><text:span text:style-name="T382">return</text:span><text:span text:style-name="T381"> </text:span><text:span text:style-name="T383">1</text:span></text:p>
      <text:p text:style-name="Code"><text:span text:style-name="T381"><text:s text:c="4"/></text:span><text:span text:style-name="T383">}</text:span></text:p>
      <text:p text:style-name="P297">}</text:p>
      <text:p text:style-name="P296"/>
      <text:p text:style-name="P295"># RunFail &lt;args&gt;</text:p>
      <text:p text:style-name="P295"># Report the command, run it, and expect an error</text:p>
      <text:p text:style-name="Code"><text:span text:style-name="T381">RunFail</text:span><text:span text:style-name="T383">()</text:span><text:span text:style-name="T381"> </text:span><text:span text:style-name="T383">{</text:span></text:p>
      <text:p text:style-name="Code"><text:span text:style-name="T381"><text:s text:c="4"/></text:span><text:span text:style-name="T382">echo</text:span><text:span text:style-name="T381"> </text:span><text:span text:style-name="T390">$*</text:span><text:span text:style-name="T381"> </text:span><text:span text:style-name="T383">1</text:span><text:span text:style-name="T381">&gt;&amp;</text:span><text:span text:style-name="T383">2</text:span></text:p>
      <text:p text:style-name="Code"><text:span text:style-name="T381"><text:s text:c="4"/></text:span><text:span text:style-name="T382">eval</text:span><text:span text:style-name="T381"> </text:span><text:span text:style-name="T390">$*</text:span><text:span text:style-name="T381"> </text:span><text:span text:style-name="T383">&amp;&amp;</text:span><text:span text:style-name="T381"> </text:span><text:span text:style-name="T383">{</text:span></text:p>
      <text:p text:style-name="Code"><text:span text:style-name="T381"><text:tab/>SignalError </text:span><text:span text:style-name="T384">"failed: </text:span><text:span text:style-name="T390">$*</text:span><text:span text:style-name="T384"> did not report an error"</text:span></text:p>
      <text:p text:style-name="Code"><text:span text:style-name="T381"><text:tab/></text:span><text:span text:style-name="T382">return</text:span><text:span text:style-name="T381"> </text:span><text:span text:style-name="T383">1</text:span></text:p>
      <text:p text:style-name="Code"><text:span text:style-name="T381"><text:s text:c="4"/></text:span><text:span text:style-name="T383">}</text:span></text:p>
      <text:p text:style-name="Code"><text:span text:style-name="T381"><text:s text:c="4"/></text:span><text:span text:style-name="T382">return</text:span><text:span text:style-name="T381"> </text:span><text:span text:style-name="T383">0</text:span></text:p>
      <text:p text:style-name="P297">}</text:p>
      <text:p text:style-name="P296"/>
      <text:p text:style-name="Code"><text:span text:style-name="T381">Check</text:span><text:span text:style-name="T383">()</text:span><text:span text:style-name="T381"> </text:span><text:span text:style-name="T383">{</text:span></text:p>
      <text:p text:style-name="Code"><text:span text:style-name="T381"><text:s text:c="4"/></text:span><text:span text:style-name="T390">error</text:span><text:span text:style-name="T383">=0</text:span></text:p>
      <text:p text:style-name="Code"><text:span text:style-name="T381"><text:s text:c="4"/></text:span><text:span text:style-name="T390">basename</text:span><text:span text:style-name="T383">=</text:span><text:span text:style-name="T384">`</text:span><text:span text:style-name="T382">echo</text:span><text:span text:style-name="T381"> </text:span><text:span text:style-name="T390">$1</text:span><text:span text:style-name="T381"> | sed </text:span><text:span text:style-name="T384">'s/.*\\///</text:span></text:p>
      <text:p text:style-name="P300"><text:s text:c="29"/>s/.bt//'`</text:p>
      <text:p text:style-name="Code"><text:span text:style-name="T381"><text:s text:c="4"/></text:span><text:span text:style-name="T390">reffile</text:span><text:span text:style-name="T383">=</text:span><text:span text:style-name="T384">`</text:span><text:span text:style-name="T382">echo</text:span><text:span text:style-name="T381"> </text:span><text:span text:style-name="T390">$1</text:span><text:span text:style-name="T381"> | sed </text:span><text:span text:style-name="T384">'s/.bt$//'`</text:span></text:p>
      <text:p text:style-name="Code"><text:span text:style-name="T381"><text:s text:c="4"/></text:span><text:span text:style-name="T390">basedir</text:span><text:span text:style-name="T383">=</text:span><text:span text:style-name="T384">"`echo </text:span><text:span text:style-name="T390">$1</text:span><text:span text:style-name="T384"> | sed 's/\/[^\/]*</text:span><text:span text:style-name="T381">$</text:span><text:span text:style-name="T384">//'`/."</text:span></text:p>
      <text:p text:style-name="P296"/>
      <text:p text:style-name="Code"><text:span text:style-name="T381"><text:s text:c="4"/></text:span><text:span text:style-name="T382">echo</text:span><text:span text:style-name="T381"> -n </text:span><text:span text:style-name="T384">"</text:span><text:span text:style-name="T390">$basename</text:span><text:span text:style-name="T384">..."</text:span></text:p>
      <text:p text:style-name="P296"/>
      <text:p text:style-name="Code"><text:span text:style-name="T381"><text:s text:c="4"/></text:span><text:span text:style-name="T382">echo</text:span><text:span text:style-name="T381"> </text:span><text:span text:style-name="T383">1</text:span><text:span text:style-name="T381">&gt;&amp;</text:span><text:span text:style-name="T383">2</text:span></text:p>
      <text:p text:style-name="Code"><text:span text:style-name="T381"><text:s text:c="4"/></text:span><text:span text:style-name="T382">echo</text:span><text:span text:style-name="T381"> </text:span><text:span text:style-name="T384">"###### Testing </text:span><text:span text:style-name="T390">$basename</text:span><text:span text:style-name="T384">"</text:span><text:span text:style-name="T381"> </text:span><text:span text:style-name="T383">1</text:span><text:span text:style-name="T381">&gt;&amp;</text:span><text:span text:style-name="T383">2</text:span></text:p>
      <text:p text:style-name="P296"/>
      <text:p text:style-name="Code"><text:span text:style-name="T381"><text:s text:c="4"/></text:span><text:span text:style-name="T390">generatedfiles</text:span><text:span text:style-name="T383">=</text:span><text:span text:style-name="T384">""</text:span></text:p>
      <text:p text:style-name="P296"/>
      <text:p text:style-name="Code"><text:span text:style-name="T381"><text:s text:c="4"/></text:span><text:span text:style-name="T390">generatedfiles</text:span><text:span text:style-name="T383">=</text:span><text:span text:style-name="T384">"</text:span><text:span text:style-name="T390">$generatedfiles</text:span><text:span text:style-name="T384"> </text:span><text:span text:style-name="T391">${</text:span><text:span text:style-name="T390">basename</text:span><text:span text:style-name="T391">}</text:span><text:span text:style-name="T384">.ll </text:span><text:span text:style-name="T391">${</text:span><text:span text:style-name="T390">basename</text:span><text:span text:style-name="T391">}</text:span><text:span text:style-name="T384">.s </text:span><text:span text:style-name="T391">${</text:span><text:span text:style-name="T390">basename</text:span><text:span text:style-name="T391">}</text:span><text:span text:style-name="T384">.exe </text:span><text:span text:style-name="T391">${</text:span><text:span text:style-name="T390">basename</text:span><text:span text:style-name="T391">}</text:span><text:span text:style-name="T384">.out"</text:span><text:span text:style-name="T381"> </text:span><text:span text:style-name="T383">&amp;&amp;</text:span></text:p>
      <text:p text:style-name="Code"><text:span text:style-name="T381"><text:s text:c="4"/>Run </text:span><text:span text:style-name="T384">"</text:span><text:span text:style-name="T390">$BITTWIDDLER</text:span><text:span text:style-name="T384">"</text:span><text:span text:style-name="T381"> </text:span><text:span text:style-name="T384">"</text:span><text:span text:style-name="T390">$1</text:span><text:span text:style-name="T384">"</text:span><text:span text:style-name="T381"> </text:span><text:span text:style-name="T384">"&gt;"</text:span><text:span text:style-name="T381"> </text:span><text:span text:style-name="T384">"</text:span><text:span text:style-name="T391">${</text:span><text:span text:style-name="T390">basename</text:span><text:span text:style-name="T391">}</text:span><text:span text:style-name="T384">.ll"</text:span><text:span text:style-name="T381"> </text:span><text:span text:style-name="T383">&amp;&amp;</text:span></text:p>
      <text:p text:style-name="Code"><text:span text:style-name="T381"><text:s text:c="4"/>Run </text:span><text:span text:style-name="T384">"</text:span><text:span text:style-name="T390">$LLC</text:span><text:span text:style-name="T384">"</text:span><text:span text:style-name="T381"> </text:span><text:span text:style-name="T384">"-relocation-model=pic"</text:span><text:span text:style-name="T381"> </text:span><text:span text:style-name="T384">"</text:span><text:span text:style-name="T391">${</text:span><text:span text:style-name="T390">basename</text:span><text:span text:style-name="T391">}</text:span><text:span text:style-name="T384">.ll"</text:span><text:span text:style-name="T381"> </text:span><text:span text:style-name="T384">"&gt;"</text:span><text:span text:style-name="T381"> </text:span><text:span text:style-name="T384">"</text:span><text:span text:style-name="T391">${</text:span><text:span text:style-name="T390">basename</text:span><text:span text:style-name="T391">}</text:span><text:span text:style-name="T384">.s"</text:span><text:span text:style-name="T381"> </text:span><text:span text:style-name="T383">&amp;&amp;</text:span></text:p>
      <text:p text:style-name="Code"><text:span text:style-name="T381"><text:s text:c="4"/>Run </text:span><text:span text:style-name="T384">"</text:span><text:span text:style-name="T390">$CC</text:span><text:span text:style-name="T384">"</text:span><text:span text:style-name="T381"> </text:span><text:span text:style-name="T384">"-o"</text:span><text:span text:style-name="T381"> </text:span><text:span text:style-name="T384">"</text:span><text:span text:style-name="T391">${</text:span><text:span text:style-name="T390">basename</text:span><text:span text:style-name="T391">}</text:span><text:span text:style-name="T384">.exe"</text:span><text:span text:style-name="T381"> </text:span><text:span text:style-name="T384">"</text:span><text:span text:style-name="T391">${</text:span><text:span text:style-name="T390">basename</text:span><text:span text:style-name="T391">}</text:span><text:span text:style-name="T384">.s"</text:span><text:span text:style-name="T381"> </text:span><text:span text:style-name="T384">"runtime.o"</text:span><text:span text:style-name="T381"> </text:span><text:span text:style-name="T383">&amp;&amp;</text:span></text:p>
      <text:p text:style-name="Code"><text:span text:style-name="T381"><text:s text:c="4"/></text:span><text:span text:style-name="T382">if</text:span><text:span text:style-name="T381"> </text:span><text:span text:style-name="T383">[</text:span><text:span text:style-name="T381"> ! -f </text:span><text:span text:style-name="T384">"</text:span><text:span text:style-name="T391">${</text:span><text:span text:style-name="T390">reffile</text:span><text:span text:style-name="T391">}</text:span><text:span text:style-name="T384">.in"</text:span><text:span text:style-name="T381"> </text:span><text:span text:style-name="T383">]</text:span><text:span text:style-name="T381">; </text:span><text:span text:style-name="T382">then</text:span></text:p>
      <text:p text:style-name="Code"><text:span text:style-name="T381"><text:s text:c="8"/>Run </text:span><text:span text:style-name="T384">"./</text:span><text:span text:style-name="T391">${</text:span><text:span text:style-name="T390">basename</text:span><text:span text:style-name="T391">}</text:span><text:span text:style-name="T384">.exe"</text:span><text:span text:style-name="T381"> </text:span><text:span text:style-name="T384">"&gt;"</text:span><text:span text:style-name="T381"> </text:span><text:span text:style-name="T384">"</text:span><text:span text:style-name="T391">${</text:span><text:span text:style-name="T390">basename</text:span><text:span text:style-name="T391">}</text:span><text:span text:style-name="T384">.out"</text:span></text:p>
      <text:p text:style-name="Code"><text:span text:style-name="T381"><text:s text:c="4"/></text:span><text:span text:style-name="T382">else</text:span></text:p>
      <text:p text:style-name="Code"><text:span text:style-name="T381"><text:s text:c="8"/>Run </text:span><text:span text:style-name="T384">"./</text:span><text:span text:style-name="T391">${</text:span><text:span text:style-name="T390">basename</text:span><text:span text:style-name="T391">}</text:span><text:span text:style-name="T384">.exe"</text:span><text:span text:style-name="T381"> </text:span><text:span text:style-name="T384">"&gt;"</text:span><text:span text:style-name="T381"> </text:span><text:span text:style-name="T384">"</text:span><text:span text:style-name="T391">${</text:span><text:span text:style-name="T390">basename</text:span><text:span text:style-name="T391">}</text:span><text:span text:style-name="T384">.out"</text:span><text:span text:style-name="T381"> </text:span><text:span text:style-name="T384">"&lt;"</text:span><text:span text:style-name="T381"> </text:span><text:span text:style-name="T384">"</text:span><text:span text:style-name="T391">${</text:span><text:span text:style-name="T390">reffile</text:span><text:span text:style-name="T391">}</text:span><text:span text:style-name="T384">.in"</text:span></text:p>
      <text:p text:style-name="Code"><text:soft-page-break/><text:span text:style-name="T381"><text:s text:c="4"/></text:span><text:span text:style-name="T382">fi</text:span></text:p>
      <text:p text:style-name="Code"><text:span text:style-name="T381"><text:s text:c="4"/>Compare </text:span><text:span text:style-name="T391">${</text:span><text:span text:style-name="T390">basename</text:span><text:span text:style-name="T391">}</text:span><text:span text:style-name="T381">.out </text:span><text:span text:style-name="T391">${</text:span><text:span text:style-name="T390">reffile</text:span><text:span text:style-name="T391">}</text:span><text:span text:style-name="T381">.out </text:span><text:span text:style-name="T391">${</text:span><text:span text:style-name="T390">basename</text:span><text:span text:style-name="T391">}</text:span><text:span text:style-name="T381">.diff</text:span></text:p>
      <text:p text:style-name="P296"/>
      <text:p text:style-name="Code"><text:span text:style-name="T381"><text:s text:c="4"/></text:span><text:span text:style-name="T380"># Report the status and clean up the generated files</text:span></text:p>
      <text:p text:style-name="P296"/>
      <text:p text:style-name="Code"><text:span text:style-name="T381"><text:s text:c="4"/></text:span><text:span text:style-name="T382">if</text:span><text:span text:style-name="T381"> </text:span><text:span text:style-name="T383">[</text:span><text:span text:style-name="T381"> </text:span><text:span text:style-name="T390">$error</text:span><text:span text:style-name="T381"> -eq </text:span><text:span text:style-name="T383">0</text:span><text:span text:style-name="T381"> </text:span><text:span text:style-name="T383">]</text:span><text:span text:style-name="T381"> ; </text:span><text:span text:style-name="T382">then</text:span></text:p>
      <text:p text:style-name="Code"><text:span text:style-name="T381"><text:tab/></text:span><text:span text:style-name="T382">if</text:span><text:span text:style-name="T381"> </text:span><text:span text:style-name="T383">[</text:span><text:span text:style-name="T381"> </text:span><text:span text:style-name="T390">$keep</text:span><text:span text:style-name="T381"> -eq </text:span><text:span text:style-name="T383">0</text:span><text:span text:style-name="T381"> </text:span><text:span text:style-name="T383">]</text:span><text:span text:style-name="T381"> ; </text:span><text:span text:style-name="T382">then</text:span></text:p>
      <text:p text:style-name="Code"><text:span text:style-name="T381"><text:tab/> <text:s text:c="3"/>rm -f </text:span><text:span text:style-name="T390">$generatedfiles</text:span></text:p>
      <text:p text:style-name="Code"><text:span text:style-name="T381"><text:tab/></text:span><text:span text:style-name="T382">fi</text:span></text:p>
      <text:p text:style-name="Code"><text:span text:style-name="T381"><text:tab/></text:span><text:span text:style-name="T382">echo</text:span><text:span text:style-name="T381"> </text:span><text:span text:style-name="T384">"OK"</text:span></text:p>
      <text:p text:style-name="Code"><text:span text:style-name="T381"><text:tab/></text:span><text:span text:style-name="T382">echo</text:span><text:span text:style-name="T381"> </text:span><text:span text:style-name="T384">"###### SUCCESS"</text:span><text:span text:style-name="T381"> </text:span><text:span text:style-name="T383">1</text:span><text:span text:style-name="T381">&gt;&amp;</text:span><text:span text:style-name="T383">2</text:span></text:p>
      <text:p text:style-name="Code"><text:span text:style-name="T381"><text:s text:c="4"/></text:span><text:span text:style-name="T382">else</text:span></text:p>
      <text:p text:style-name="Code"><text:span text:style-name="T381"><text:tab/></text:span><text:span text:style-name="T382">echo</text:span><text:span text:style-name="T381"> </text:span><text:span text:style-name="T384">"###### FAILED"</text:span><text:span text:style-name="T381"> </text:span><text:span text:style-name="T383">1</text:span><text:span text:style-name="T381">&gt;&amp;</text:span><text:span text:style-name="T383">2</text:span></text:p>
      <text:p text:style-name="Code"><text:span text:style-name="T381"><text:tab/></text:span><text:span text:style-name="T390">globalerror</text:span><text:span text:style-name="T383">=</text:span><text:span text:style-name="T390">$error</text:span></text:p>
      <text:p text:style-name="Code"><text:span text:style-name="T381"><text:s text:c="4"/></text:span><text:span text:style-name="T382">fi</text:span></text:p>
      <text:p text:style-name="P297">}</text:p>
      <text:p text:style-name="P296"/>
      <text:p text:style-name="Code"><text:span text:style-name="T381">CheckFail</text:span><text:span text:style-name="T383">()</text:span><text:span text:style-name="T381"> </text:span><text:span text:style-name="T383">{</text:span></text:p>
      <text:p text:style-name="Code"><text:span text:style-name="T381"><text:s text:c="4"/></text:span><text:span text:style-name="T390">error</text:span><text:span text:style-name="T383">=0</text:span></text:p>
      <text:p text:style-name="Code"><text:span text:style-name="T381"><text:s text:c="4"/></text:span><text:span text:style-name="T390">basename</text:span><text:span text:style-name="T383">=</text:span><text:span text:style-name="T384">`</text:span><text:span text:style-name="T382">echo</text:span><text:span text:style-name="T381"> </text:span><text:span text:style-name="T390">$1</text:span><text:span text:style-name="T381"> | sed </text:span><text:span text:style-name="T384">'s/.*\\///</text:span></text:p>
      <text:p text:style-name="P300"><text:s text:c="29"/>s/.bt//'`</text:p>
      <text:p text:style-name="Code"><text:span text:style-name="T381"><text:s text:c="4"/></text:span><text:span text:style-name="T390">reffile</text:span><text:span text:style-name="T383">=</text:span><text:span text:style-name="T384">`</text:span><text:span text:style-name="T382">echo</text:span><text:span text:style-name="T381"> </text:span><text:span text:style-name="T390">$1</text:span><text:span text:style-name="T381"> | sed </text:span><text:span text:style-name="T384">'s/.bt$//'`</text:span></text:p>
      <text:p text:style-name="Code"><text:span text:style-name="T381"><text:s text:c="4"/></text:span><text:span text:style-name="T390">basedir</text:span><text:span text:style-name="T383">=</text:span><text:span text:style-name="T384">"`echo </text:span><text:span text:style-name="T390">$1</text:span><text:span text:style-name="T384"> | sed 's/\/[^\/]*</text:span><text:span text:style-name="T381">$</text:span><text:span text:style-name="T384">//'`/."</text:span></text:p>
      <text:p text:style-name="P296"/>
      <text:p text:style-name="Code"><text:span text:style-name="T381"><text:s text:c="4"/></text:span><text:span text:style-name="T382">echo</text:span><text:span text:style-name="T381"> -n </text:span><text:span text:style-name="T384">"</text:span><text:span text:style-name="T390">$basename</text:span><text:span text:style-name="T384">..."</text:span></text:p>
      <text:p text:style-name="P296"/>
      <text:p text:style-name="Code"><text:span text:style-name="T381"><text:s text:c="4"/></text:span><text:span text:style-name="T382">echo</text:span><text:span text:style-name="T381"> </text:span><text:span text:style-name="T383">1</text:span><text:span text:style-name="T381">&gt;&amp;</text:span><text:span text:style-name="T383">2</text:span></text:p>
      <text:p text:style-name="Code"><text:span text:style-name="T381"><text:s text:c="4"/></text:span><text:span text:style-name="T382">echo</text:span><text:span text:style-name="T381"> </text:span><text:span text:style-name="T384">"###### Testing </text:span><text:span text:style-name="T390">$basename</text:span><text:span text:style-name="T384">"</text:span><text:span text:style-name="T381"> </text:span><text:span text:style-name="T383">1</text:span><text:span text:style-name="T381">&gt;&amp;</text:span><text:span text:style-name="T383">2</text:span></text:p>
      <text:p text:style-name="P296"/>
      <text:p text:style-name="Code"><text:span text:style-name="T381"><text:s text:c="4"/></text:span><text:span text:style-name="T390">generatedfiles</text:span><text:span text:style-name="T383">=</text:span><text:span text:style-name="T384">""</text:span></text:p>
      <text:p text:style-name="P296"/>
      <text:p text:style-name="Code"><text:span text:style-name="T381"><text:s text:c="4"/></text:span><text:span text:style-name="T390">generatedfiles</text:span><text:span text:style-name="T383">=</text:span><text:span text:style-name="T384">"</text:span><text:span text:style-name="T390">$generatedfiles</text:span><text:span text:style-name="T384"> </text:span><text:span text:style-name="T391">${</text:span><text:span text:style-name="T390">basename</text:span><text:span text:style-name="T391">}</text:span><text:span text:style-name="T384">.err </text:span><text:span text:style-name="T391">${</text:span><text:span text:style-name="T390">basename</text:span><text:span text:style-name="T391">}</text:span><text:span text:style-name="T384">.diff"</text:span><text:span text:style-name="T381"> </text:span><text:span text:style-name="T383">&amp;&amp;</text:span></text:p>
      <text:p text:style-name="Code"><text:span text:style-name="T381"><text:s text:c="4"/>RunFail </text:span><text:span text:style-name="T384">"</text:span><text:span text:style-name="T390">$BITTWIDDLER</text:span><text:span text:style-name="T384">"</text:span><text:span text:style-name="T381"> </text:span><text:span text:style-name="T384">"&lt;"</text:span><text:span text:style-name="T381"> </text:span><text:span text:style-name="T390">$1</text:span><text:span text:style-name="T381"> </text:span><text:span text:style-name="T384">"2&gt;"</text:span><text:span text:style-name="T381"> </text:span><text:span text:style-name="T384">"</text:span><text:span text:style-name="T391">${</text:span><text:span text:style-name="T390">basename</text:span><text:span text:style-name="T391">}</text:span><text:span text:style-name="T384">.err"</text:span><text:span text:style-name="T381"> </text:span><text:span text:style-name="T384">"&gt;&gt;"</text:span><text:span text:style-name="T381"> </text:span><text:span text:style-name="T390">$globallog</text:span><text:span text:style-name="T381"> </text:span><text:span text:style-name="T383">&amp;&amp;</text:span></text:p>
      <text:p text:style-name="Code"><text:span text:style-name="T381"><text:s text:c="4"/>Compare </text:span><text:span text:style-name="T391">${</text:span><text:span text:style-name="T390">basename</text:span><text:span text:style-name="T391">}</text:span><text:span text:style-name="T381">.err </text:span><text:span text:style-name="T391">${</text:span><text:span text:style-name="T390">reffile</text:span><text:span text:style-name="T391">}</text:span><text:span text:style-name="T381">.err </text:span><text:span text:style-name="T391">${</text:span><text:span text:style-name="T390">basename</text:span><text:span text:style-name="T391">}</text:span><text:span text:style-name="T381">.diff</text:span></text:p>
      <text:p text:style-name="P296"/>
      <text:p text:style-name="Code"><text:span text:style-name="T381"><text:s text:c="4"/></text:span><text:span text:style-name="T380"># Report the status and clean up the generated files</text:span></text:p>
      <text:p text:style-name="P296"/>
      <text:p text:style-name="Code"><text:span text:style-name="T381"><text:s text:c="4"/></text:span><text:span text:style-name="T382">if</text:span><text:span text:style-name="T381"> </text:span><text:span text:style-name="T383">[</text:span><text:span text:style-name="T381"> </text:span><text:span text:style-name="T390">$error</text:span><text:span text:style-name="T381"> -eq </text:span><text:span text:style-name="T383">0</text:span><text:span text:style-name="T381"> </text:span><text:span text:style-name="T383">]</text:span><text:span text:style-name="T381"> ; </text:span><text:span text:style-name="T382">then</text:span></text:p>
      <text:p text:style-name="Code"><text:span text:style-name="T381"><text:tab/></text:span><text:span text:style-name="T382">if</text:span><text:span text:style-name="T381"> </text:span><text:span text:style-name="T383">[</text:span><text:span text:style-name="T381"> </text:span><text:span text:style-name="T390">$keep</text:span><text:span text:style-name="T381"> -eq </text:span><text:span text:style-name="T383">0</text:span><text:span text:style-name="T381"> </text:span><text:span text:style-name="T383">]</text:span><text:span text:style-name="T381"> ; </text:span><text:span text:style-name="T382">then</text:span></text:p>
      <text:p text:style-name="Code"><text:span text:style-name="T381"><text:tab/> <text:s text:c="3"/>rm -f </text:span><text:span text:style-name="T390">$generatedfiles</text:span></text:p>
      <text:p text:style-name="Code"><text:span text:style-name="T381"><text:tab/></text:span><text:span text:style-name="T382">fi</text:span></text:p>
      <text:p text:style-name="Code"><text:span text:style-name="T381"><text:tab/></text:span><text:span text:style-name="T382">echo</text:span><text:span text:style-name="T381"> </text:span><text:span text:style-name="T384">"OK"</text:span></text:p>
      <text:p text:style-name="Code"><text:span text:style-name="T381"><text:tab/></text:span><text:span text:style-name="T382">echo</text:span><text:span text:style-name="T381"> </text:span><text:span text:style-name="T384">"###### SUCCESS"</text:span><text:span text:style-name="T381"> </text:span><text:span text:style-name="T383">1</text:span><text:span text:style-name="T381">&gt;&amp;</text:span><text:span text:style-name="T383">2</text:span></text:p>
      <text:p text:style-name="Code"><text:span text:style-name="T381"><text:s text:c="4"/></text:span><text:span text:style-name="T382">else</text:span></text:p>
      <text:p text:style-name="Code"><text:span text:style-name="T381"><text:tab/></text:span><text:span text:style-name="T382">echo</text:span><text:span text:style-name="T381"> </text:span><text:span text:style-name="T384">"###### FAILED"</text:span><text:span text:style-name="T381"> </text:span><text:span text:style-name="T383">1</text:span><text:span text:style-name="T381">&gt;&amp;</text:span><text:span text:style-name="T383">2</text:span></text:p>
      <text:p text:style-name="Code"><text:span text:style-name="T381"><text:tab/></text:span><text:span text:style-name="T390">globalerror</text:span><text:span text:style-name="T383">=</text:span><text:span text:style-name="T390">$error</text:span></text:p>
      <text:p text:style-name="Code"><text:span text:style-name="T381"><text:s text:c="4"/></text:span><text:span text:style-name="T382">fi</text:span></text:p>
      <text:p text:style-name="P297">}</text:p>
      <text:p text:style-name="P296"/>
      <text:p text:style-name="Code"><text:span text:style-name="T382">while</text:span><text:span text:style-name="T381"> </text:span><text:span text:style-name="T382">getopts</text:span><text:span text:style-name="T381"> kdpsh c; </text:span><text:span text:style-name="T382">do</text:span></text:p>
      <text:p text:style-name="Code"><text:span text:style-name="T381"><text:s text:c="4"/></text:span><text:span text:style-name="T382">case</text:span><text:span text:style-name="T381"> </text:span><text:span text:style-name="T390">$c</text:span><text:span text:style-name="T381"> in</text:span></text:p>
      <text:p text:style-name="Code"><text:span text:style-name="T381"><text:tab/>k</text:span><text:span text:style-name="T383">)</text:span><text:span text:style-name="T381"> </text:span><text:span text:style-name="T380"># Keep intermediate files</text:span></text:p>
      <text:p text:style-name="Code"><text:span text:style-name="T381"><text:tab/> <text:s text:c="3"/></text:span><text:span text:style-name="T390">keep</text:span><text:span text:style-name="T383">=1</text:span></text:p>
      <text:p text:style-name="P296"><text:tab/> <text:s text:c="3"/>;;</text:p>
      <text:p text:style-name="Code"><text:soft-page-break/><text:span text:style-name="T381"><text:tab/>h</text:span><text:span text:style-name="T383">)</text:span><text:span text:style-name="T381"> </text:span><text:span text:style-name="T380"># Help</text:span></text:p>
      <text:p text:style-name="P296"><text:tab/> <text:s text:c="3"/>Usage</text:p>
      <text:p text:style-name="P296"><text:tab/> <text:s text:c="3"/>;;</text:p>
      <text:p text:style-name="Code"><text:span text:style-name="T381"><text:s text:c="4"/></text:span><text:span text:style-name="T382">esac</text:span></text:p>
      <text:p text:style-name="P299">done</text:p>
      <text:p text:style-name="P296"/>
      <text:p text:style-name="Code"><text:span text:style-name="T382">shift</text:span><text:span text:style-name="T381"> </text:span><text:span text:style-name="T384">`</text:span><text:span text:style-name="T381">expr </text:span><text:span text:style-name="T390">$OPTIND</text:span><text:span text:style-name="T381"> - </text:span><text:span text:style-name="T383">1</text:span><text:span text:style-name="T384">`</text:span></text:p>
      <text:p text:style-name="P296"/>
      <text:p text:style-name="Code"><text:span text:style-name="T381">LLIFail</text:span><text:span text:style-name="T383">()</text:span><text:span text:style-name="T381"> </text:span><text:span text:style-name="T383">{</text:span></text:p>
      <text:p text:style-name="Code"><text:span text:style-name="T381"><text:s text:c="2"/></text:span><text:span text:style-name="T382">echo</text:span><text:span text:style-name="T381"> </text:span><text:span text:style-name="T384">"Could not find the LLVM interpreter \"</text:span><text:span text:style-name="T390">$LLI</text:span><text:span text:style-name="T384">\"."</text:span></text:p>
      <text:p text:style-name="Code"><text:span text:style-name="T381"><text:s text:c="2"/></text:span><text:span text:style-name="T382">echo</text:span><text:span text:style-name="T381"> </text:span><text:span text:style-name="T384">"Check your LLVM installation and/or modify the LLI variable in testall.sh"</text:span></text:p>
      <text:p text:style-name="Code"><text:span text:style-name="T381"><text:s text:c="2"/></text:span><text:span text:style-name="T382">exit</text:span><text:span text:style-name="T381"> </text:span><text:span text:style-name="T383">1</text:span></text:p>
      <text:p text:style-name="P297">}</text:p>
      <text:p text:style-name="P296"/>
      <text:p text:style-name="Code"><text:span text:style-name="T381">which </text:span><text:span text:style-name="T384">"</text:span><text:span text:style-name="T390">$LLI</text:span><text:span text:style-name="T384">"</text:span><text:span text:style-name="T381"> &gt;&gt; </text:span><text:span text:style-name="T390">$globallog</text:span><text:span text:style-name="T381"> </text:span><text:span text:style-name="T383">||</text:span><text:span text:style-name="T381"> LLIFail</text:span></text:p>
      <text:p text:style-name="P296"/>
      <text:p text:style-name="Code"><text:span text:style-name="T382">if</text:span><text:span text:style-name="T381"> </text:span><text:span text:style-name="T383">[</text:span><text:span text:style-name="T381"> </text:span><text:span text:style-name="T390">$#</text:span><text:span text:style-name="T381"> -ge </text:span><text:span text:style-name="T383">1</text:span><text:span text:style-name="T381"> </text:span><text:span text:style-name="T383">]</text:span></text:p>
      <text:p text:style-name="P299">then</text:p>
      <text:p text:style-name="Code"><text:span text:style-name="T381"><text:s text:c="4"/></text:span><text:span text:style-name="T390">files</text:span><text:span text:style-name="T383">=</text:span><text:span text:style-name="T390">$@</text:span></text:p>
      <text:p text:style-name="P299">else</text:p>
      <text:p text:style-name="Code"><text:span text:style-name="T381"><text:s text:c="4"/></text:span><text:span text:style-name="T390">files</text:span><text:span text:style-name="T383">=</text:span><text:span text:style-name="T384">"tests/test-*.bt tests/fail-*.bt"</text:span></text:p>
      <text:p text:style-name="P299">fi</text:p>
      <text:p text:style-name="P296"/>
      <text:p text:style-name="Code"><text:span text:style-name="T382">for</text:span><text:span text:style-name="T381"> file in </text:span><text:span text:style-name="T390">$files</text:span></text:p>
      <text:p text:style-name="P299">do</text:p>
      <text:p text:style-name="Code"><text:span text:style-name="T381"><text:s text:c="4"/></text:span><text:span text:style-name="T382">case</text:span><text:span text:style-name="T381"> </text:span><text:span text:style-name="T390">$file</text:span><text:span text:style-name="T381"> in</text:span></text:p>
      <text:p text:style-name="Code"><text:span text:style-name="T381"><text:tab/>*test-*</text:span><text:span text:style-name="T383">)</text:span></text:p>
      <text:p text:style-name="Code"><text:span text:style-name="T381"><text:tab/> <text:s text:c="3"/>Check </text:span><text:span text:style-name="T390">$file</text:span><text:span text:style-name="T381"> </text:span><text:span text:style-name="T383">2</text:span><text:span text:style-name="T381">&gt;&gt; </text:span><text:span text:style-name="T390">$globallog</text:span></text:p>
      <text:p text:style-name="P296"><text:tab/> <text:s text:c="3"/>;;</text:p>
      <text:p text:style-name="Code"><text:span text:style-name="T381"><text:tab/>*fail-*</text:span><text:span text:style-name="T383">)</text:span></text:p>
      <text:p text:style-name="Code"><text:span text:style-name="T381"><text:tab/> <text:s text:c="3"/>CheckFail </text:span><text:span text:style-name="T390">$file</text:span><text:span text:style-name="T381"> </text:span><text:span text:style-name="T383">2</text:span><text:span text:style-name="T381">&gt;&gt; </text:span><text:span text:style-name="T390">$globallog</text:span></text:p>
      <text:p text:style-name="P296"><text:tab/> <text:s text:c="3"/>;;</text:p>
      <text:p text:style-name="Code"><text:span text:style-name="T381"><text:tab/>*</text:span><text:span text:style-name="T383">)</text:span></text:p>
      <text:p text:style-name="Code"><text:span text:style-name="T381"><text:tab/> <text:s text:c="3"/></text:span><text:span text:style-name="T382">echo</text:span><text:span text:style-name="T381"> </text:span><text:span text:style-name="T384">"unknown file type </text:span><text:span text:style-name="T390">$file</text:span><text:span text:style-name="T384">"</text:span></text:p>
      <text:p text:style-name="Code"><text:span text:style-name="T381"><text:tab/> <text:s text:c="3"/></text:span><text:span text:style-name="T390">globalerror</text:span><text:span text:style-name="T383">=1</text:span></text:p>
      <text:p text:style-name="P296"><text:tab/> <text:s text:c="3"/>;;</text:p>
      <text:p text:style-name="Code"><text:span text:style-name="T381"><text:s text:c="4"/></text:span><text:span text:style-name="T382">esac</text:span></text:p>
      <text:p text:style-name="P299">done</text:p>
      <text:p text:style-name="P296"/>
      <text:p text:style-name="Code"><text:span text:style-name="T382">exit</text:span><text:span text:style-name="T381"> </text:span><text:span text:style-name="T390">$globalerror</text:span></text:p>
      <text:h text:style-name="P455" text:outline-level="1"><text:bookmark-start text:name="__RefHeading___Toc45693_445550807"/>Test code listing<text:bookmark-end text:name="__RefHeading___Toc45693_445550807"/></text:h>
      <text:h text:style-name="Heading_20_2" text:outline-level="2"><text:bookmark-start text:name="__RefHeading___Toc45695_445550807"/>fail-001-dup-global.bt<text:bookmark-end text:name="__RefHeading___Toc45695_445550807"/></text:h>
      <text:p text:style-name="Code">var x : int32 = 0;</text:p>
      <text:p text:style-name="Code">var x : int64 = 1;</text:p>
      <text:p text:style-name="Code"/>
      <text:p text:style-name="Code">main {</text:p>
      <text:p text:style-name="Code">}</text:p>
      <text:h text:style-name="Heading_20_2" text:outline-level="2"><text:bookmark-start text:name="__RefHeading___Toc45697_445550807"/>fail-001-dup-global.err<text:bookmark-end text:name="__RefHeading___Toc45697_445550807"/></text:h>
      <text:p text:style-name="Code">Fatal error: exception Failure("duplicate variable declaration: x")</text:p>
      <text:h text:style-name="Heading_20_2" text:outline-level="2"><text:bookmark-start text:name="__RefHeading___Toc45699_445550807"/>fail-002-dup-function.bt<text:bookmark-end text:name="__RefHeading___Toc45699_445550807"/></text:h>
      <text:p text:style-name="Code">func test (a:int32):None {</text:p>
      <text:p text:style-name="Code">}</text:p>
      <text:p text:style-name="Code"/>
      <text:p text:style-name="Code">func test (b:int64):None {</text:p>
      <text:p text:style-name="Code">}</text:p>
      <text:p text:style-name="Code"/>
      <text:p text:style-name="Code">main {}</text:p>
      <text:h text:style-name="Heading_20_2" text:outline-level="2"><text:bookmark-start text:name="__RefHeading___Toc45701_445550807"/>fail-002-dup-function.err<text:bookmark-end text:name="__RefHeading___Toc45701_445550807"/></text:h>
      <text:p text:style-name="Code">Fatal error: exception Failure("duplicate function declaration: test")</text:p>
      <text:p text:style-name="P130"/>
      <text:h text:style-name="P476" text:outline-level="2"><text:bookmark-start text:name="__RefHeading___Toc45703_445550807"/>fail-003-lit-array-empty.bt<text:bookmark-end text:name="__RefHeading___Toc45703_445550807"/></text:h>
      <text:p text:style-name="Code">main {</text:p>
      <text:p text:style-name="Code"><text:s text:c="4"/>[];</text:p>
      <text:p text:style-name="Code">}</text:p>
      <text:h text:style-name="Heading_20_2" text:outline-level="2"><text:bookmark-start text:name="__RefHeading___Toc45705_445550807"/>fail-003-lit-array-empty.err<text:bookmark-end text:name="__RefHeading___Toc45705_445550807"/></text:h>
      <text:p text:style-name="Code">Fatal error: exception Failure("Can't determine type of empty literal array")</text:p>
      <text:h text:style-name="Heading_20_2" text:outline-level="2"><text:bookmark-start text:name="__RefHeading___Toc45707_445550807"/>fail-004-lit-array-mixed-types.bt<text:bookmark-end text:name="__RefHeading___Toc45707_445550807"/></text:h>
      <text:p text:style-name="Code">main {</text:p>
      <text:p text:style-name="Code"><text:s text:c="4"/>[1, "2", 3, 4];</text:p>
      <text:p text:style-name="Code">}</text:p>
      <text:h text:style-name="Heading_20_2" text:outline-level="2"><text:bookmark-start text:name="__RefHeading___Toc45709_445550807"/>fail-004-lit-array-mixed-types.err<text:bookmark-end text:name="__RefHeading___Toc45709_445550807"/></text:h>
      <text:p text:style-name="Code">Fatal error: exception Failure("Array literal has mixed or invalid types")</text:p>
      <text:h text:style-name="Heading_20_2" text:outline-level="2"><text:bookmark-start text:name="__RefHeading___Toc45711_445550807"/>fail-005-expr-incompatible-types-1.bt<text:bookmark-end text:name="__RefHeading___Toc45711_445550807"/></text:h>
      <text:p text:style-name="Code">main {</text:p>
      <text:p text:style-name="Code"><text:s text:c="4"/>1 + 1.0;</text:p>
      <text:p text:style-name="Code">}</text:p>
      <text:h text:style-name="Heading_20_2" text:outline-level="2"><text:bookmark-start text:name="__RefHeading___Toc45713_445550807"/>fail-005-expr-incompatible-types-1.err<text:bookmark-end text:name="__RefHeading___Toc45713_445550807"/></text:h>
      <text:p text:style-name="Code">Fatal error: exception Failure("Incompatible types int and float")</text:p>
      <text:p text:style-name="P130"/>
      <text:h text:style-name="P476" text:outline-level="2"><text:bookmark-start text:name="__RefHeading___Toc45715_445550807"/>fail-006-expr-incompatible-types-2.bt<text:bookmark-end text:name="__RefHeading___Toc45715_445550807"/></text:h>
      <text:p text:style-name="Code">main {</text:p>
      <text:p text:style-name="Code"><text:s text:c="4"/>1 + [2];</text:p>
      <text:p text:style-name="Code">}</text:p>
      <text:h text:style-name="Heading_20_2" text:outline-level="2"><text:bookmark-start text:name="__RefHeading___Toc45717_445550807"/>fail-006-expr-incompatible-types-2.err<text:bookmark-end text:name="__RefHeading___Toc45717_445550807"/></text:h>
      <text:p text:style-name="Code">Fatal error: exception Failure("Incompatible types int and int[(1):uint64]")</text:p>
      <text:h text:style-name="Heading_20_2" text:outline-level="2"><text:bookmark-start text:name="__RefHeading___Toc45719_445550807"/>fail-007-expr-incompatible-types-3.bt<text:bookmark-end text:name="__RefHeading___Toc45719_445550807"/></text:h>
      <text:p text:style-name="Code">main {</text:p>
      <text:p text:style-name="Code"><text:s text:c="4"/>[1.0, 2.0] + [3];</text:p>
      <text:p text:style-name="Code">}</text:p>
      <text:h text:style-name="Heading_20_2" text:outline-level="2"><text:bookmark-start text:name="__RefHeading___Toc45721_445550807"/>fail-007-expr-incompatible-types-3.err<text:bookmark-end text:name="__RefHeading___Toc45721_445550807"/></text:h>
      <text:p text:style-name="Code">Fatal error: exception Failure("Incompatible types float[(2):uint64] and int[(1):uint64]")</text:p>
      <text:h text:style-name="Heading_20_2" text:outline-level="2"><text:bookmark-start text:name="__RefHeading___Toc45723_445550807"/>fail-008-expr-op-not-defined.bt<text:bookmark-end text:name="__RefHeading___Toc45723_445550807"/></text:h>
      <text:p text:style-name="Code">main {</text:p>
      <text:p text:style-name="Code"><text:s text:c="4"/>1.0 % 2.0;</text:p>
      <text:p text:style-name="Code">}</text:p>
      <text:h text:style-name="Heading_20_2" text:outline-level="2"><text:bookmark-start text:name="__RefHeading___Toc45725_445550807"/>fail-008-expr-op-not-defined.err<text:bookmark-end text:name="__RefHeading___Toc45725_445550807"/></text:h>
      <text:p text:style-name="Code">Fatal error: exception Failure("Operator % not defined for types float64 and float64")</text:p>
      <text:h text:style-name="Heading_20_2" text:outline-level="2"><text:bookmark-start text:name="__RefHeading___Toc45727_445550807"/><text:soft-page-break/>fail-009-undeclared-ident.bt<text:bookmark-end text:name="__RefHeading___Toc45727_445550807"/></text:h>
      <text:p text:style-name="Code">main {</text:p>
      <text:p text:style-name="Code"><text:s text:c="3"/>var x = "x";</text:p>
      <text:p text:style-name="Code"/>
      <text:p text:style-name="Code"><text:s text:c="3"/>y = 1;</text:p>
      <text:p text:style-name="Code">}</text:p>
      <text:h text:style-name="Heading_20_2" text:outline-level="2"><text:bookmark-start text:name="__RefHeading___Toc45729_445550807"/>fail-009-undeclared-ident.err<text:bookmark-end text:name="__RefHeading___Toc45729_445550807"/></text:h>
      <text:p text:style-name="Code">Fatal error: exception Failure("undeclared identifier y")</text:p>
      <text:h text:style-name="Heading_20_2" text:outline-level="2"><text:bookmark-start text:name="__RefHeading___Toc45731_445550807"/>fail-010-cant-emit.bt<text:bookmark-end text:name="__RefHeading___Toc45731_445550807"/></text:h>
      <text:p text:style-name="Code">main {</text:p>
      <text:p text:style-name="Code"><text:s text:c="4"/>var x:int8[] = [1, 2, 3];</text:p>
      <text:p text:style-name="Code"/>
      <text:p text:style-name="Code"><text:s text:c="4"/>emit("{x}\n");</text:p>
      <text:p text:style-name="Code">}</text:p>
      <text:h text:style-name="Heading_20_2" text:outline-level="2"><text:bookmark-start text:name="__RefHeading___Toc45733_445550807"/>fail-010-cant-emit.err<text:bookmark-end text:name="__RefHeading___Toc45733_445550807"/></text:h>
      <text:p text:style-name="Code">Fatal error: exception Failure("don't know how to emit x:int8[]")</text:p>
      <text:h text:style-name="Heading_20_2" text:outline-level="2"><text:bookmark-start text:name="__RefHeading___Toc45735_445550807"/>fail-011-non-bool-if-predicate.bt<text:bookmark-end text:name="__RefHeading___Toc45735_445550807"/></text:h>
      <text:p text:style-name="Code">main {</text:p>
      <text:p text:style-name="Code"><text:s text:c="4"/>if 1 {</text:p>
      <text:p text:style-name="Code"><text:s text:c="8"/>emit("1\n");</text:p>
      <text:p text:style-name="Code"><text:s text:c="4"/>};</text:p>
      <text:p text:style-name="Code">}</text:p>
      <text:h text:style-name="Heading_20_2" text:outline-level="2"><text:bookmark-start text:name="__RefHeading___Toc45737_445550807"/>fail-011-non-bool-if-predicate.err<text:bookmark-end text:name="__RefHeading___Toc45737_445550807"/></text:h>
      <text:p text:style-name="Code">Fatal error: exception Failure("Non-boolean expression in conditional: 1")</text:p>
      <text:h text:style-name="Heading_20_2" text:outline-level="2"><text:bookmark-start text:name="__RefHeading___Toc45739_445550807"/><text:soft-page-break/>fail-012-non-bool-while-predicate.bt<text:bookmark-end text:name="__RefHeading___Toc45739_445550807"/></text:h>
      <text:p text:style-name="Code">main {</text:p>
      <text:p text:style-name="Code"><text:s text:c="4"/>while 1 {}</text:p>
      <text:p text:style-name="Code">}</text:p>
      <text:h text:style-name="Heading_20_2" text:outline-level="2"><text:bookmark-start text:name="__RefHeading___Toc45741_445550807"/>fail-012-non-bool-while-predicate.err<text:bookmark-end text:name="__RefHeading___Toc45741_445550807"/></text:h>
      <text:p text:style-name="Code">Fatal error: exception Failure("Non-boolean expression in while predicate: 1")</text:p>
      <text:h text:style-name="Heading_20_2" text:outline-level="2"><text:bookmark-start text:name="__RefHeading___Toc45743_445550807"/>fail-013-conditional-diff-types.bt<text:bookmark-end text:name="__RefHeading___Toc45743_445550807"/></text:h>
      <text:p text:style-name="Code">main <text:span text:style-name="T392">{</text:span></text:p>
      <text:p text:style-name="Code"><text:s text:c="4"/>if true {</text:p>
      <text:p text:style-name="Code"><text:s text:c="8"/>1;</text:p>
      <text:p text:style-name="Code"><text:s text:c="4"/>} else {</text:p>
      <text:p text:style-name="Code"><text:s text:c="8"/>"1";</text:p>
      <text:p text:style-name="Code"><text:s text:c="4"/>};</text:p>
      <text:p text:style-name="Code">}</text:p>
      <text:h text:style-name="Heading_20_2" text:outline-level="2"><text:bookmark-start text:name="__RefHeading___Toc45745_445550807"/>fail-013-conditional-diff-types.err<text:bookmark-end text:name="__RefHeading___Toc45745_445550807"/></text:h>
      <text:p text:style-name="Code">Fatal error: exception Failure("conditional blocks have different types")</text:p>
      <text:h text:style-name="P456" text:outline-level="2"/>
      <text:h text:style-name="P476" text:outline-level="2"><text:bookmark-start text:name="__RefHeading___Toc45747_445550807"/>fail-014-emit-arg.bt<text:bookmark-end text:name="__RefHeading___Toc45747_445550807"/></text:h>
      <text:p text:style-name="Code">main {</text:p>
      <text:p text:style-name="Code"><text:s text:c="4"/>var x = "{x}";</text:p>
      <text:p text:style-name="Code"/>
      <text:p text:style-name="Code"><text:s text:c="4"/>emit(x);</text:p>
      <text:p text:style-name="Code">}</text:p>
      <text:h text:style-name="Heading_20_2" text:outline-level="2"><text:bookmark-start text:name="__RefHeading___Toc45749_445550807"/>fail-014-emit-arg.err<text:bookmark-end text:name="__RefHeading___Toc45749_445550807"/></text:h>
      <text:p text:style-name="Code">Fatal error: exception Failure("'emit' requires a single literal string argument")</text:p>
      <text:h text:style-name="Heading_20_2" text:outline-level="2"><text:bookmark-start text:name="__RefHeading___Toc45751_445550807"/>fail-015-len-arg.bt<text:bookmark-end text:name="__RefHeading___Toc45751_445550807"/></text:h>
      <text:p text:style-name="Code">main {</text:p>
      <text:p text:style-name="Code"><text:s text:c="4"/>var x:int16 = -5;</text:p>
      <text:p text:style-name="Code"/>
      <text:p text:style-name="Code"><text:s text:c="4"/>len();</text:p>
      <text:p text:style-name="Code">}</text:p>
      <text:h text:style-name="Heading_20_2" text:outline-level="2"><text:bookmark-start text:name="__RefHeading___Toc45753_445550807"/>fail-015-len-arg.err<text:bookmark-end text:name="__RefHeading___Toc45753_445550807"/></text:h>
      <text:p text:style-name="Code">Fatal error: exception Failure("len requires a single array or string argument")</text:p>
      <text:h text:style-name="P456" text:outline-level="2"/>
      <text:h text:style-name="P476" text:outline-level="2"><text:bookmark-start text:name="__RefHeading___Toc45755_445550807"/>fail-016-len-arg-2.bt<text:bookmark-end text:name="__RefHeading___Toc45755_445550807"/></text:h>
      <text:p text:style-name="Code">main {</text:p>
      <text:p text:style-name="Code"><text:s text:c="4"/>var x:int16 = -5;</text:p>
      <text:p text:style-name="Code"/>
      <text:p text:style-name="Code"><text:s text:c="4"/>len(x);</text:p>
      <text:p text:style-name="Code">}</text:p>
      <text:h text:style-name="Heading_20_2" text:outline-level="2"><text:bookmark-start text:name="__RefHeading___Toc45757_445550807"/>fail-016-len-arg-2.err<text:bookmark-end text:name="__RefHeading___Toc45757_445550807"/></text:h>
      <text:p text:style-name="Code">Fatal error: exception Failure("len can't be applied to type: int16")</text:p>
      <text:h text:style-name="Heading_20_2" text:outline-level="2"><text:bookmark-start text:name="__RefHeading___Toc45759_445550807"/>fail-017-array-size.bt<text:bookmark-end text:name="__RefHeading___Toc45759_445550807"/></text:h>
      <text:p text:style-name="Code">main {</text:p>
      <text:p text:style-name="Code"><text:s text:c="4"/>var x:int16[1.0] = [1];</text:p>
      <text:p text:style-name="Code">}</text:p>
      <text:h text:style-name="Heading_20_2" text:outline-level="2"><text:bookmark-start text:name="__RefHeading___Toc45761_445550807"/>fail-017-array-size.err<text:bookmark-end text:name="__RefHeading___Toc45761_445550807"/></text:h>
      <text:p text:style-name="Code">Fatal error: exception Failure("array size can't be of type float")</text:p>
      <text:h text:style-name="Heading_20_2" text:outline-level="2"><text:bookmark-start text:name="__RefHeading___Toc45763_445550807"/>fail-018-for-arg.bt<text:bookmark-end text:name="__RefHeading___Toc45763_445550807"/></text:h>
      <text:p text:style-name="Code">main {</text:p>
      <text:p text:style-name="Code"><text:s text:c="4"/>var x:uint32 = 10;</text:p>
      <text:p text:style-name="Code"><text:s text:c="4"/>for i, e in x {}</text:p>
      <text:p text:style-name="Code">}</text:p>
      <text:h text:style-name="Heading_20_2" text:outline-level="2"><text:bookmark-start text:name="__RefHeading___Toc45765_445550807"/>fail-018-for-arg.err<text:bookmark-end text:name="__RefHeading___Toc45765_445550807"/></text:h>
      <text:p text:style-name="Code">Fatal error: exception Failure("Can't iterate over expression of type uint32")</text:p>
      <text:h text:style-name="Heading_20_2" text:outline-level="2"><text:bookmark-start text:name="__RefHeading___Toc45767_445550807"/><text:soft-page-break/>fail-019-for-arg-2.bt<text:bookmark-end text:name="__RefHeading___Toc45767_445550807"/></text:h>
      <text:p text:style-name="Code">main {</text:p>
      <text:p text:style-name="Code"><text:s text:c="4"/>var x = ["a", "b", "c"];</text:p>
      <text:p text:style-name="Code"><text:s text:c="4"/>for i, e in x {}</text:p>
      <text:p text:style-name="Code">}</text:p>
      <text:h text:style-name="Heading_20_2" text:outline-level="2"><text:bookmark-start text:name="__RefHeading___Toc45769_445550807"/>fail-019-for-arg-2.err<text:bookmark-end text:name="__RefHeading___Toc45769_445550807"/></text:h>
      <text:p text:style-name="Code">Fatal error: exception Failure("Can't iterate over array of strings")</text:p>
      <text:h text:style-name="Heading_20_2" text:outline-level="2"><text:bookmark-start text:name="__RefHeading___Toc45771_445550807"/>fail-020-illegal-param.bt<text:bookmark-end text:name="__RefHeading___Toc45771_445550807"/></text:h>
      <text:p text:style-name="Code">func test(a:None):None {}</text:p>
      <text:p text:style-name="Code">main{}</text:p>
      <text:h text:style-name="Heading_20_2" text:outline-level="2"><text:bookmark-start text:name="__RefHeading___Toc45773_445550807"/>fail-020-illegal-param.err<text:bookmark-end text:name="__RefHeading___Toc45773_445550807"/></text:h>
      <text:p text:style-name="Code">Fatal error: exception Failure("illegal a : None in test")</text:p>
      <text:h text:style-name="P476" text:outline-level="2"><text:bookmark-start text:name="__RefHeading___Toc45775_445550807"/>test-001-hello.bt<text:bookmark-end text:name="__RefHeading___Toc45775_445550807"/></text:h>
      <text:p text:style-name="Code">main {</text:p>
      <text:p text:style-name="Code"><text:s text:c="4"/>emit("Hello, world!");</text:p>
      <text:p text:style-name="Code">}</text:p>
      <text:h text:style-name="Heading_20_2" text:outline-level="2"><text:bookmark-start text:name="__RefHeading___Toc45777_445550807"/>test-001-hello.out<text:bookmark-end text:name="__RefHeading___Toc45777_445550807"/></text:h>
      <text:p text:style-name="Code">Hello, world!</text:p>
      <text:h text:style-name="Heading_20_2" text:outline-level="2"><text:bookmark-start text:name="__RefHeading___Toc45779_445550807"/>test-002-emit.bt<text:bookmark-end text:name="__RefHeading___Toc45779_445550807"/></text:h>
      <text:p text:style-name="Code">main {</text:p>
      <text:p text:style-name="Code"><text:s text:c="4"/>var a : int32 = 1;</text:p>
      <text:p text:style-name="Code"><text:s text:c="4"/>var b : int32 = 2;</text:p>
      <text:p text:style-name="Code"><text:s text:c="4"/>var c : int32 = 3;</text:p>
      <text:p text:style-name="Code"><text:s text:c="4"/>emit("{a} + {b} = {c}");</text:p>
      <text:p text:style-name="Code">}</text:p>
      <text:h text:style-name="Heading_20_2" text:outline-level="2"><text:bookmark-start text:name="__RefHeading___Toc45781_445550807"/>test-002-emit.out<text:bookmark-end text:name="__RefHeading___Toc45781_445550807"/></text:h>
      <text:p text:style-name="Code">1 + 2 = 3</text:p>
      <text:h text:style-name="Heading_20_2" text:outline-level="2"><text:bookmark-start text:name="__RefHeading___Toc45783_445550807"/>test-003-emit-str.bt<text:bookmark-end text:name="__RefHeading___Toc45783_445550807"/></text:h>
      <text:p text:style-name="Code">main {</text:p>
      <text:p text:style-name="Code"><text:s text:c="4"/>var s : string = "Hello, world!";</text:p>
      <text:p text:style-name="Code"><text:s text:c="4"/>emit("{s}");</text:p>
      <text:p text:style-name="Code">}</text:p>
      <text:h text:style-name="Heading_20_2" text:outline-level="2"><text:bookmark-start text:name="__RefHeading___Toc45785_445550807"/>test-003-emit-str.out<text:bookmark-end text:name="__RefHeading___Toc45785_445550807"/></text:h>
      <text:p text:style-name="Code">Hello, world!</text:p>
      <text:h text:style-name="Heading_20_2" text:outline-level="2"><text:bookmark-start text:name="__RefHeading___Toc45787_445550807"/><text:soft-page-break/>test-100-binops-unops.bt<text:bookmark-end text:name="__RefHeading___Toc45787_445550807"/></text:h>
      <text:p text:style-name="Code">main {</text:p>
      <text:p text:style-name="Code"><text:s text:c="4"/>var a_i32 : int32 = 3;</text:p>
      <text:p text:style-name="Code"><text:s text:c="4"/>var b_i32 : int32 = 2;</text:p>
      <text:p text:style-name="Code"><text:s text:c="4"/>var c_i32 : int32 = 0;</text:p>
      <text:p text:style-name="Code"><text:s text:c="4"/>var c_bool : bool = false;</text:p>
      <text:p text:style-name="Code"/>
      <text:p text:style-name="Code"><text:s text:c="4"/>emit("Binary operations on integers\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lt;&lt; b_i32;</text:p>
      <text:p text:style-name="Code"><text:s text:c="4"/>emit("(int32) {a_i32} &lt;&lt; {b_i32} = {c_i32}\n");</text:p>
      <text:p text:style-name="Code"><text:s text:c="4"/>c_i32 = a_i32 &gt;&gt; b_i32;</text:p>
      <text:p text:style-name="Code"><text:s text:c="4"/>emit("(int32) {a_i32} &gt;&gt; {b_i32} = {c_i32}\n");</text:p>
      <text:p text:style-name="Code"><text:s text:c="4"/>c_i32 = a_i32 | b_i32;</text:p>
      <text:p text:style-name="Code"><text:s text:c="4"/>emit("(int32) {a_i32} | {b_i32} = {c_i32}\n");</text:p>
      <text:p text:style-name="Code"><text:s text:c="4"/>c_i32 = a_i32 &amp; b_i32;</text:p>
      <text:p text:style-name="Code"><text:s text:c="4"/>emit("(int32) {a_i32} &amp; {b_i32} = {c_i32}\n");</text:p>
      <text:p text:style-name="Code"><text:s text:c="4"/>c_bool = (a_i32 != 0) or (b_i32 != 0);</text:p>
      <text:p text:style-name="Code"><text:s text:c="4"/>emit("(int32) {a_i32} or {b_i32} = {c_bool}\n");</text:p>
      <text:p text:style-name="Code"><text:s text:c="4"/>c_bool = (a_i32 != 0) and (b_i32 != 0);</text:p>
      <text:p text:style-name="Code"><text:s text:c="4"/>emit("(int32) {a_i32} and {b_i32} = {c_bool}\n");</text:p>
      <text:p text:style-name="Code"><text:s text:c="4"/>c_bool = a_i32 &lt; b_i32;</text:p>
      <text:p text:style-name="Code"><text:s text:c="4"/>emit("(int32) {a_i32} &lt; {b_i32} = {c_bool}\n");</text:p>
      <text:p text:style-name="Code"><text:s text:c="4"/>c_bool = a_i32 &gt; b_i32;</text:p>
      <text:p text:style-name="Code"><text:s text:c="4"/>emit("(int32) {a_i32} &gt; {b_i32} = {c_bool}\n");</text:p>
      <text:p text:style-name="Code"><text:s text:c="4"/>c_bool = a_i32 &lt;= b_i32;</text:p>
      <text:p text:style-name="Code"><text:s text:c="4"/>emit("(int32) {a_i32} &lt;= {b_i32} = {c_bool}\n");</text:p>
      <text:p text:style-name="Code"><text:s text:c="4"/>c_bool = a_i32 &gt;= b_i32;</text:p>
      <text:p text:style-name="Code"><text:s text:c="4"/>emit("(int32) {a_i32} &gt;= {b_i32} = {c_bool}\n");</text:p>
      <text:p text:style-name="Code"><text:s text:c="4"/>c_bool = a_i32 == b_i32;</text:p>
      <text:p text:style-name="Code"><text:s text:c="4"/>emit("(int32) {a_i32} == {b_i32} = {c_bool}\n");</text:p>
      <text:p text:style-name="Code"><text:s text:c="4"/>c_bool = a_i32 != b_i32;</text:p>
      <text:p text:style-name="Code"><text:s text:c="4"/>emit("(int32) {a_i32} != {b_i32} = {c_bool}\n");</text:p>
      <text:p text:style-name="Code"/>
      <text:p text:style-name="Code"><text:s text:c="4"/>emit("\nUnary operations on integers\n");</text:p>
      <text:p text:style-name="Code"><text:s text:c="4"/>c_i32 = ~a_i32;</text:p>
      <text:p text:style-name="Code"><text:s text:c="4"/>emit("(int32) ~{a_i32} = {c_i32}\n");</text:p>
      <text:p text:style-name="Code"><text:s text:c="4"/>c_bool = not (a_i32!=0);</text:p>
      <text:p text:style-name="Code"><text:s text:c="4"/>emit("(int32) not {a_i32} = {c_bool}\n");</text:p>
      <text:p text:style-name="Code"><text:s text:c="4"/>c_i32 = -a_i32;</text:p>
      <text:p text:style-name="Code"><text:s text:c="4"/>emit("(int32) -{a_i32} = {c_i32}\n");</text:p>
      <text:p text:style-name="Code"/>
      <text:p text:style-name="Code"><text:s text:c="4"/>var a_f64 : float64 = 3.0;</text:p>
      <text:p text:style-name="Code"><text:soft-page-break/><text:s text:c="4"/>var b_f64 : float64 = 2.0;</text:p>
      <text:p text:style-name="Code"><text:s text:c="4"/>var c_f64 : float64 = 0.0;</text:p>
      <text:p text:style-name="Code"/>
      <text:p text:style-name="Code"><text:s text:c="4"/>emit("\nBinary operations on floats\n");</text:p>
      <text:p text:style-name="Code"><text:s text:c="4"/>c_f64 = a_f64 + b_f64;</text:p>
      <text:p text:style-name="Code"><text:s text:c="4"/>emit("(float64) {a_f64} + {b_f64} = {c_f64}\n");</text:p>
      <text:p text:style-name="Code"><text:s text:c="4"/>c_f64 = a_f64 - b_f64;</text:p>
      <text:p text:style-name="Code"><text:s text:c="4"/>emit("(float64) {a_f64} - {b_f64} = {c_f64}\n");</text:p>
      <text:p text:style-name="Code"><text:s text:c="4"/>c_f64 = a_f64 * b_f64;</text:p>
      <text:p text:style-name="Code"><text:s text:c="4"/>emit("(float64) {a_f64} * {b_f64} = {c_f64}\n");</text:p>
      <text:p text:style-name="Code"><text:s text:c="4"/>c_f64 = a_f64 / b_f64;</text:p>
      <text:p text:style-name="Code"><text:s text:c="4"/>emit("(float64) {a_f64} / {b_f64} = {c_f64}\n");</text:p>
      <text:p text:style-name="Code"><text:s text:c="4"/>c_bool = a_f64 &lt; b_f64;</text:p>
      <text:p text:style-name="Code"><text:s text:c="4"/>emit("(float64) {a_f64} &lt; {b_f64} = {c_bool}\n");</text:p>
      <text:p text:style-name="Code"><text:s text:c="4"/>c_bool = a_f64 &gt; b_f64;</text:p>
      <text:p text:style-name="Code"><text:s text:c="4"/>emit("(float64) {a_f64} &gt; {b_f64} = {c_bool}\n");</text:p>
      <text:p text:style-name="Code"><text:s text:c="4"/>c_bool = a_f64 &lt;= b_f64;</text:p>
      <text:p text:style-name="Code"><text:s text:c="4"/>emit("(float64) {a_f64} &lt;= {b_f64} = {c_bool}\n");</text:p>
      <text:p text:style-name="Code"><text:s text:c="4"/>c_bool = a_f64 &gt;= b_f64;</text:p>
      <text:p text:style-name="Code"><text:s text:c="4"/>emit("(float64) {a_f64} &gt;= {b_f64} = {c_bool}\n");</text:p>
      <text:p text:style-name="Code"><text:s text:c="4"/>c_bool = a_f64 == b_f64;</text:p>
      <text:p text:style-name="Code"><text:s text:c="4"/>emit("(float64) {a_f64} == {b_f64} = {c_bool}\n");</text:p>
      <text:p text:style-name="Code"><text:s text:c="4"/>c_bool = a_f64 != b_f64;</text:p>
      <text:p text:style-name="Code"><text:s text:c="4"/>emit("(float64) {a_f64} != {b_f64} = {c_bool}\n");</text:p>
      <text:p text:style-name="Code"/>
      <text:p text:style-name="Code"><text:s text:c="4"/>emit("\nUnary operations on floats\n");</text:p>
      <text:p text:style-name="Code"><text:s text:c="4"/>c_f64 = -a_f64;</text:p>
      <text:p text:style-name="Code"><text:s text:c="4"/>emit("(float64) -{a_f64} = {c_f64}\n");</text:p>
      <text:p text:style-name="Code">}</text:p>
      <text:h text:style-name="Heading_20_2" text:outline-level="2"><text:bookmark-start text:name="__RefHeading___Toc45789_445550807"/>test-100-binops-unops.out<text:bookmark-end text:name="__RefHeading___Toc45789_445550807"/></text:h>
      <text:p text:style-name="Code">Binary operations on integers</text:p>
      <text:p text:style-name="Code">(int32) 3 + 2 = 5</text:p>
      <text:p text:style-name="Code">(int32) 3 - 2 = 1</text:p>
      <text:p text:style-name="Code">(int32) 3 * 2 = 6</text:p>
      <text:p text:style-name="Code">(int32) 3 / 2 = 1</text:p>
      <text:p text:style-name="Code">(int32) 3 % 2 = 1</text:p>
      <text:p text:style-name="Code">(int32) 3 &lt;&lt; 2 = 12</text:p>
      <text:p text:style-name="Code">(int32) 3 &gt;&gt; 2 = 0</text:p>
      <text:p text:style-name="Code">(int32) 3 | 2 = 3</text:p>
      <text:p text:style-name="Code">(int32) 3 &amp; 2 = 2</text:p>
      <text:p text:style-name="Code">(int32) 3 or 2 = 1</text:p>
      <text:p text:style-name="Code">(int32) 3 and 2 = 1</text:p>
      <text:p text:style-name="Code">(int32) 3 &lt; 2 = 0</text:p>
      <text:p text:style-name="Code">(int32) 3 &gt; 2 = 1</text:p>
      <text:p text:style-name="Code">(int32) 3 &lt;= 2 = 0</text:p>
      <text:p text:style-name="Code">(int32) 3 &gt;= 2 = 1</text:p>
      <text:p text:style-name="Code">(int32) 3 == 2 = 0</text:p>
      <text:p text:style-name="Code">(int32) 3 != 2 = 1</text:p>
      <text:p text:style-name="Code"/>
      <text:p text:style-name="Code"><text:soft-page-break/>Unary operations on integers</text:p>
      <text:p text:style-name="Code">(int32) ~3 = -4</text:p>
      <text:p text:style-name="Code">(int32) not 3 = 0</text:p>
      <text:p text:style-name="Code">(int32) -3 = -3</text:p>
      <text:p text:style-name="Code"/>
      <text:p text:style-name="Code">Binary operations on floats</text:p>
      <text:p text:style-name="Code">(float64) 3.000000 + 2.000000 = 5.000000</text:p>
      <text:p text:style-name="Code">(float64) 3.000000 - 2.000000 = 1.000000</text:p>
      <text:p text:style-name="Code">(float64) 3.000000 * 2.000000 = 6.000000</text:p>
      <text:p text:style-name="Code">(float64) 3.000000 / 2.000000 = 1.500000</text:p>
      <text:p text:style-name="Code">(float64) 3.000000 &lt; 2.000000 = 0</text:p>
      <text:p text:style-name="Code">(float64) 3.000000 &gt; 2.000000 = 1</text:p>
      <text:p text:style-name="Code">(float64) 3.000000 &lt;= 2.000000 = 0</text:p>
      <text:p text:style-name="Code">(float64) 3.000000 &gt;= 2.000000 = 1</text:p>
      <text:p text:style-name="Code">(float64) 3.000000 == 2.000000 = 0</text:p>
      <text:p text:style-name="Code">(float64) 3.000000 != 2.000000 = 1</text:p>
      <text:p text:style-name="Code"/>
      <text:p text:style-name="Code">Unary operations on floats</text:p>
      <text:p text:style-name="Code">(float64) -3.000000 = -3.000000</text:p>
      <text:p text:style-name="P130"/>
      <text:h text:style-name="P476" text:outline-level="2"><text:bookmark-start text:name="__RefHeading___Toc45791_445550807"/>test-101-conditionals.bt<text:bookmark-end text:name="__RefHeading___Toc45791_445550807"/></text:h>
      <text:p text:style-name="Code">main {</text:p>
      <text:p text:style-name="Code"><text:s text:c="4"/>var x : int16 = 0;</text:p>
      <text:p text:style-name="Code"><text:s text:c="4"/>var y : int32 = if x == 0 {</text:p>
      <text:p text:style-name="Code"><text:s text:c="8"/>emit("x is 0\n");</text:p>
      <text:p text:style-name="Code"><text:s text:c="8"/>1;</text:p>
      <text:p text:style-name="Code"><text:s text:c="4"/>} else {</text:p>
      <text:p text:style-name="Code"><text:s text:c="8"/>emit("x is not 0\n");</text:p>
      <text:p text:style-name="Code"><text:s text:c="8"/>2;</text:p>
      <text:p text:style-name="Code"><text:s text:c="4"/>};</text:p>
      <text:p text:style-name="Code"><text:s text:c="4"/>emit("y={y}\n");</text:p>
      <text:p text:style-name="Code">}</text:p>
      <text:h text:style-name="Heading_20_2" text:outline-level="2"><text:bookmark-start text:name="__RefHeading___Toc45793_445550807"/>test-101-conditionals.out<text:bookmark-end text:name="__RefHeading___Toc45793_445550807"/></text:h>
      <text:p text:style-name="Code">x is 0</text:p>
      <text:p text:style-name="Code">y=1</text:p>
      <text:h text:style-name="P456" text:outline-level="2"/>
      <text:h text:style-name="P476" text:outline-level="2"><text:bookmark-start text:name="__RefHeading___Toc45795_445550807"/>test-102-more-conditionals.bt<text:bookmark-end text:name="__RefHeading___Toc45795_445550807"/></text:h>
      <text:p text:style-name="Code">main {</text:p>
      <text:p text:style-name="Code"><text:s text:c="4"/>var x : int16 = 0;</text:p>
      <text:p text:style-name="Code"><text:s text:c="4"/>if x == 0 {</text:p>
      <text:p text:style-name="Code"><text:s text:c="8"/>emit("x is 0\n");</text:p>
      <text:p text:style-name="Code"><text:s text:c="4"/>} else {</text:p>
      <text:p text:style-name="Code"><text:s text:c="8"/>emit("x is not 0\n");</text:p>
      <text:p text:style-name="Code"><text:s text:c="4"/>};</text:p>
      <text:p text:style-name="Code"/>
      <text:p text:style-name="Code"><text:s text:c="4"/>var y : int32 = -100;</text:p>
      <text:p text:style-name="Code"/>
      <text:p text:style-name="Code"><text:s text:c="4"/>var sign_of_y : int32 = if y &gt; 0 { 1; } elif y &lt; 0 { -1; } else { 0; };</text:p>
      <text:p text:style-name="Code"><text:s text:c="4"/>emit("sign of {y} is {sign_of_y}\n");</text:p>
      <text:p text:style-name="Code"/>
      <text:p text:style-name="Code"><text:s text:c="4"/>var forty_two : uint32 = 0x42;</text:p>
      <text:p text:style-name="Code"/>
      <text:p text:style-name="Code"><text:s text:c="4"/>if forty_two == 0 {</text:p>
      <text:p text:style-name="Code"><text:s text:c="8"/>emit("forty_two==0\n");</text:p>
      <text:p text:style-name="Code"><text:s text:c="4"/>} elif forty_two == 42 {</text:p>
      <text:p text:style-name="Code"><text:s text:c="8"/>emit("forty_two==42\n");</text:p>
      <text:p text:style-name="Code"><text:s text:c="4"/>} elif forty_two == 0x42 {</text:p>
      <text:p text:style-name="Code"><text:s text:c="8"/>emit("forty_two==0x42\n");</text:p>
      <text:p text:style-name="Code"><text:s text:c="4"/>};</text:p>
      <text:p text:style-name="Code">}</text:p>
      <text:h text:style-name="Heading_20_2" text:outline-level="2"><text:bookmark-start text:name="__RefHeading___Toc45797_445550807"/>test-102-more-conditionals.out<text:bookmark-end text:name="__RefHeading___Toc45797_445550807"/></text:h>
      <text:p text:style-name="Code">x is 0</text:p>
      <text:p text:style-name="Code">sign of -100 is -1</text:p>
      <text:p text:style-name="Code">forty_two==0x42</text:p>
      <text:p text:style-name="P130"/>
      <text:h text:style-name="P476" text:outline-level="2"><text:bookmark-start text:name="__RefHeading___Toc45799_445550807"/>test-103-match.bt<text:bookmark-end text:name="__RefHeading___Toc45799_445550807"/></text:h>
      <text:p text:style-name="Code">main {</text:p>
      <text:p text:style-name="Code"><text:s text:c="4"/>var x : int16 = 0;</text:p>
      <text:p text:style-name="Code"/>
      <text:p text:style-name="Code"><text:s text:c="4"/>match x {</text:p>
      <text:p text:style-name="Code"><text:s text:c="8"/>0 -&gt; { emit("x is 0\n"); }</text:p>
      <text:p text:style-name="Code"><text:s text:c="8"/>_ -&gt; { emit("x is not 0\n"); }</text:p>
      <text:p text:style-name="Code"><text:s text:c="4"/>};</text:p>
      <text:p text:style-name="Code"/>
      <text:p text:style-name="Code"><text:s text:c="4"/>var month : int32 = 12;</text:p>
      <text:p text:style-name="Code"/>
      <text:p text:style-name="Code"><text:s text:c="4"/># monthName's type is inferred</text:p>
      <text:p text:style-name="Code"><text:s text:c="4"/>var monthName = match month {</text:p>
      <text:p text:style-name="Code"><text:s text:c="8"/>1 <text:s/>-&gt; { "January"; <text:s text:c="2"/>}</text:p>
      <text:p text:style-name="Code"><text:s text:c="8"/>2 <text:s/>-&gt; { "February"; <text:s/>}</text:p>
      <text:p text:style-name="Code"><text:s text:c="8"/>3 <text:s/>-&gt; { "March"; <text:s text:c="4"/>}</text:p>
      <text:p text:style-name="Code"><text:s text:c="8"/>4 <text:s/>-&gt; { "April"; <text:s text:c="4"/>}</text:p>
      <text:p text:style-name="Code"><text:s text:c="8"/>5 <text:s/>-&gt; { "May"; <text:s text:c="6"/>}</text:p>
      <text:p text:style-name="Code"><text:s text:c="8"/>6 <text:s/>-&gt; { "June"; <text:s text:c="5"/>}</text:p>
      <text:p text:style-name="Code"><text:s text:c="8"/>7 <text:s/>-&gt; { "July"; <text:s text:c="5"/>}</text:p>
      <text:p text:style-name="Code"><text:s text:c="8"/>8 <text:s/>-&gt; { "August"; <text:s text:c="3"/>}</text:p>
      <text:p text:style-name="Code"><text:s text:c="8"/>9 <text:s/>-&gt; { "September"; }</text:p>
      <text:p text:style-name="Code"><text:s text:c="8"/>10 -&gt; { "October"; <text:s text:c="2"/>}</text:p>
      <text:p text:style-name="Code"><text:s text:c="8"/>11 -&gt; { "November"; <text:s/>}</text:p>
      <text:p text:style-name="Code"><text:s text:c="8"/>12 -&gt; { "December"; <text:s/>}</text:p>
      <text:p text:style-name="Code"><text:s text:c="8"/>_ <text:s/>-&gt; { "(INVALID)"; }</text:p>
      <text:p text:style-name="Code"><text:s text:c="4"/>};</text:p>
      <text:p text:style-name="Code"/>
      <text:p text:style-name="Code"><text:s text:c="4"/>emit("Month #{month} is \"{monthName}\"\n");</text:p>
      <text:p text:style-name="Code">}</text:p>
      <text:h text:style-name="Heading_20_2" text:outline-level="2"><text:bookmark-start text:name="__RefHeading___Toc45801_445550807"/>test-103-match.out<text:bookmark-end text:name="__RefHeading___Toc45801_445550807"/></text:h>
      <text:p text:style-name="Code">x is 0</text:p>
      <text:p text:style-name="Code">Month #12 is "December"</text:p>
      <text:h text:style-name="P456" text:outline-level="2"/>
      <text:h text:style-name="P476" text:outline-level="2"><text:bookmark-start text:name="__RefHeading___Toc45803_445550807"/>test-104-while.bt<text:bookmark-end text:name="__RefHeading___Toc45803_445550807"/></text:h>
      <text:p text:style-name="Code">main {</text:p>
      <text:p text:style-name="Code"><text:s text:c="4"/>var x:int32 = 0;</text:p>
      <text:p text:style-name="Code"/>
      <text:p text:style-name="Code"><text:s text:c="4"/>while x &lt; 10 {</text:p>
      <text:p text:style-name="Code"><text:s text:c="8"/>emit("x={x}\n");</text:p>
      <text:p text:style-name="Code"><text:s text:c="8"/>x = x + 1;</text:p>
      <text:p text:style-name="Code"><text:s text:c="4"/>}</text:p>
      <text:p text:style-name="Code"/>
      <text:p text:style-name="Code"><text:s text:c="4"/>emit("x={x}\n");</text:p>
      <text:p text:style-name="Code">}</text:p>
      <text:h text:style-name="Heading_20_2" text:outline-level="2"><text:bookmark-start text:name="__RefHeading___Toc45805_445550807"/>test-104-while.out<text:bookmark-end text:name="__RefHeading___Toc45805_445550807"/></text:h>
      <text:p text:style-name="Code">x=0</text:p>
      <text:p text:style-name="Code">x=1</text:p>
      <text:p text:style-name="Code">x=2</text:p>
      <text:p text:style-name="Code">x=3</text:p>
      <text:p text:style-name="Code">x=4</text:p>
      <text:p text:style-name="Code">x=5</text:p>
      <text:p text:style-name="Code">x=6</text:p>
      <text:p text:style-name="Code">x=7</text:p>
      <text:p text:style-name="Code">x=8</text:p>
      <text:p text:style-name="Code">x=9</text:p>
      <text:p text:style-name="Code">x=10</text:p>
      <text:h text:style-name="Heading_20_2" text:outline-level="2"><text:bookmark-start text:name="__RefHeading___Toc45807_445550807"/>test-105-arrays.bt<text:bookmark-end text:name="__RefHeading___Toc45807_445550807"/></text:h>
      <text:p text:style-name="Code">main {</text:p>
      <text:p text:style-name="Code"><text:s text:c="4"/>var a:int8[] = [1, 2, 3, 4, 5];</text:p>
      <text:p text:style-name="Code"><text:s text:c="4"/>var l = len(a);</text:p>
      <text:p text:style-name="Code"/>
      <text:p text:style-name="Code"><text:s text:c="4"/>emit("The array a has {l} elements\n");</text:p>
      <text:p text:style-name="Code">}</text:p>
      <text:h text:style-name="Heading_20_2" text:outline-level="2"><text:bookmark-start text:name="__RefHeading___Toc45809_445550807"/>test-105-arrays.out<text:bookmark-end text:name="__RefHeading___Toc45809_445550807"/></text:h>
      <text:p text:style-name="Code">The array a has 5 elements</text:p>
      <text:h text:style-name="Heading_20_2" text:outline-level="2"><text:bookmark-start text:name="__RefHeading___Toc45811_445550807"/><text:soft-page-break/>test-106-for.bt<text:bookmark-end text:name="__RefHeading___Toc45811_445550807"/></text:h>
      <text:p text:style-name="Code">main {</text:p>
      <text:p text:style-name="Code"><text:s text:c="4"/>var one_to_five_u8:uint8[] <text:s text:c="3"/>= [1, 2, 3, 4, 5];</text:p>
      <text:p text:style-name="Code"><text:s text:c="4"/>var one_to_five_u16:uint16[] <text:s/>= [1, 2, 3, 4, 5];</text:p>
      <text:p text:style-name="Code"><text:s text:c="4"/>var one_to_five_u32:uint32[] <text:s/>= [1, 2, 3, 4, 5];</text:p>
      <text:p text:style-name="Code"><text:s text:c="4"/>var one_to_five_u64:uint64[] <text:s/>= [1, 2, 3, 4, 5];</text:p>
      <text:p text:style-name="Code"><text:s text:c="4"/>var one_to_five_i8:int8[] <text:s text:c="4"/>= [-1, -2, -3, -4, -5];</text:p>
      <text:p text:style-name="Code"><text:s text:c="4"/>var one_to_five_i16:int16[] <text:s text:c="2"/>= [-1, -2, -3, -4, -5];</text:p>
      <text:p text:style-name="Code"><text:s text:c="4"/>var one_to_five_i32:int32[] <text:s text:c="2"/>= [-1, -2, -3, -4, -5];</text:p>
      <text:p text:style-name="Code"><text:s text:c="4"/>var one_to_five_i64:int64[] <text:s text:c="2"/>= [-1, -2, -3, -4, -5];</text:p>
      <text:p text:style-name="Code"><text:s text:c="4"/>var one_to_five_f32:float32[] = [1.0, 2.0, 3.0, 4.0, 5.0];</text:p>
      <text:p text:style-name="Code"><text:s text:c="4"/>var one_to_five_f64:float64[] = [1.0, 2.0, 3.0, 4.0, 5.0];</text:p>
      <text:p text:style-name="Code"><text:s text:c="4"/>var one_to_five_str <text:s text:c="10"/>= "12345";</text:p>
      <text:p text:style-name="Code"/>
      <text:p text:style-name="Code"><text:s text:c="4"/>for i, v in one_to_five_u8 <text:s/>{ emit("one_to_five_u8[{i}]: <text:s/>{v}\n"); }</text:p>
      <text:p text:style-name="Code"><text:s text:c="4"/>for i, v in one_to_five_u16 { emit("one_to_five_u16[{i}]: {v}\n"); }</text:p>
      <text:p text:style-name="Code"><text:s text:c="4"/>for i, v in one_to_five_u32 { emit("one_to_five_u32[{i}]: {v}\n"); }</text:p>
      <text:p text:style-name="Code"><text:s text:c="4"/>for i, v in one_to_five_u64 { emit("one_to_five_u64[{i}]: {v}\n"); }</text:p>
      <text:p text:style-name="Code"><text:s text:c="4"/>for i, v in one_to_five_i8 <text:s/>{ emit("one_to_five_i8[{i}]: <text:s/>{v}\n"); }</text:p>
      <text:p text:style-name="Code"><text:s text:c="4"/>for i, v in one_to_five_i16 { emit("one_to_five_i16[{i}]: {v}\n"); }</text:p>
      <text:p text:style-name="Code"><text:s text:c="4"/>for i, v in one_to_five_i32 { emit("one_to_five_i32[{i}]: {v}\n"); }</text:p>
      <text:p text:style-name="Code"><text:s text:c="4"/>for i, v in one_to_five_i64 { emit("one_to_five_i64[{i}]: {v}\n"); }</text:p>
      <text:p text:style-name="Code"><text:s text:c="4"/>for i, v in one_to_five_f32 { emit("one_to_five_f32[{i}]: {v}\n"); }</text:p>
      <text:p text:style-name="Code"><text:s text:c="4"/>for i, v in one_to_five_f64 { emit("one_to_five_f64[{i}]: {v}\n"); }</text:p>
      <text:p text:style-name="Code"><text:s text:c="4"/>for i, v in one_to_five_str { emit("one_to_five_str[{i}]: {v}\n"); }</text:p>
      <text:p text:style-name="Code">}</text:p>
      <text:h text:style-name="Heading_20_2" text:outline-level="2"><text:bookmark-start text:name="__RefHeading___Toc45813_445550807"/>test-106-for.out<text:bookmark-end text:name="__RefHeading___Toc45813_445550807"/></text:h>
      <text:p text:style-name="Code">one_to_five_u8[0]: <text:s/>1</text:p>
      <text:p text:style-name="Code">one_to_five_u8[1]: <text:s/>2</text:p>
      <text:p text:style-name="Code">one_to_five_u8[2]: <text:s/>3</text:p>
      <text:p text:style-name="Code">one_to_five_u8[3]: <text:s/>4</text:p>
      <text:p text:style-name="Code">one_to_five_u8[4]: <text:s/>5</text:p>
      <text:p text:style-name="Code">one_to_five_u16[0]: 1</text:p>
      <text:p text:style-name="Code">one_to_five_u16[1]: 2</text:p>
      <text:p text:style-name="Code">one_to_five_u16[2]: 3</text:p>
      <text:p text:style-name="Code">one_to_five_u16[3]: 4</text:p>
      <text:p text:style-name="Code">one_to_five_u16[4]: 5</text:p>
      <text:p text:style-name="Code">one_to_five_u32[0]: 1</text:p>
      <text:p text:style-name="Code">one_to_five_u32[1]: 2</text:p>
      <text:p text:style-name="Code">one_to_five_u32[2]: 3</text:p>
      <text:p text:style-name="Code">one_to_five_u32[3]: 4</text:p>
      <text:p text:style-name="Code">one_to_five_u32[4]: 5</text:p>
      <text:p text:style-name="Code">one_to_five_u64[0]: 1</text:p>
      <text:p text:style-name="Code">one_to_five_u64[1]: 2</text:p>
      <text:p text:style-name="Code">one_to_five_u64[2]: 3</text:p>
      <text:p text:style-name="Code">one_to_five_u64[3]: 4</text:p>
      <text:p text:style-name="Code">one_to_five_u64[4]: 5</text:p>
      <text:p text:style-name="Code"><text:soft-page-break/>one_to_five_i8[0]: <text:s/>255</text:p>
      <text:p text:style-name="Code">one_to_five_i8[1]: <text:s/>254</text:p>
      <text:p text:style-name="Code">one_to_five_i8[2]: <text:s/>253</text:p>
      <text:p text:style-name="Code">one_to_five_i8[3]: <text:s/>252</text:p>
      <text:p text:style-name="Code">one_to_five_i8[4]: <text:s/>251</text:p>
      <text:p text:style-name="Code">one_to_five_i16[0]: 65535</text:p>
      <text:p text:style-name="Code">one_to_five_i16[1]: 65534</text:p>
      <text:p text:style-name="Code">one_to_five_i16[2]: 65533</text:p>
      <text:p text:style-name="Code">one_to_five_i16[3]: 65532</text:p>
      <text:p text:style-name="Code">one_to_five_i16[4]: 65531</text:p>
      <text:p text:style-name="Code">one_to_five_i32[0]: -1</text:p>
      <text:p text:style-name="Code">one_to_five_i32[1]: -2</text:p>
      <text:p text:style-name="Code">one_to_five_i32[2]: -3</text:p>
      <text:p text:style-name="Code">one_to_five_i32[3]: -4</text:p>
      <text:p text:style-name="Code">one_to_five_i32[4]: -5</text:p>
      <text:p text:style-name="Code">one_to_five_i64[0]: -1</text:p>
      <text:p text:style-name="Code">one_to_five_i64[1]: -2</text:p>
      <text:p text:style-name="Code">one_to_five_i64[2]: -3</text:p>
      <text:p text:style-name="Code">one_to_five_i64[3]: -4</text:p>
      <text:p text:style-name="Code">one_to_five_i64[4]: -5</text:p>
      <text:p text:style-name="Code">one_to_five_f32[0]: 0.000000</text:p>
      <text:p text:style-name="Code">one_to_five_f32[1]: 0.000000</text:p>
      <text:p text:style-name="Code">one_to_five_f32[2]: 0.000000</text:p>
      <text:p text:style-name="Code">one_to_five_f32[3]: 0.000000</text:p>
      <text:p text:style-name="Code">one_to_five_f32[4]: 0.000000</text:p>
      <text:p text:style-name="Code">one_to_five_f64[0]: 1.000000</text:p>
      <text:p text:style-name="Code">one_to_five_f64[1]: 2.000000</text:p>
      <text:p text:style-name="Code">one_to_five_f64[2]: 3.000000</text:p>
      <text:p text:style-name="Code">one_to_five_f64[3]: 4.000000</text:p>
      <text:p text:style-name="Code">one_to_five_f64[4]: 5.000000</text:p>
      <text:p text:style-name="Code">one_to_five_str[0]: 49</text:p>
      <text:p text:style-name="Code">one_to_five_str[1]: 50</text:p>
      <text:p text:style-name="Code">one_to_five_str[2]: 51</text:p>
      <text:p text:style-name="Code">one_to_five_str[3]: 52</text:p>
      <text:p text:style-name="Code">one_to_five_str[4]: 53</text:p>
      <text:h text:style-name="P456" text:outline-level="2"/>
      <text:h text:style-name="P476" text:outline-level="2"><text:bookmark-start text:name="__RefHeading___Toc45815_445550807"/>test-107-more-conditionals-2.bt<text:bookmark-end text:name="__RefHeading___Toc45815_445550807"/></text:h>
      <text:p text:style-name="Code">main {</text:p>
      <text:p text:style-name="Code"><text:s text:c="4"/>if 2 &gt; 1 {</text:p>
      <text:p text:style-name="Code"><text:s text:c="8"/>emit("2 &gt; 1: true\n");</text:p>
      <text:p text:style-name="Code"><text:s text:c="4"/>} else {</text:p>
      <text:p text:style-name="Code"><text:s text:c="8"/>emit("2 &gt; 1: false\n");</text:p>
      <text:p text:style-name="Code"><text:s text:c="4"/>};</text:p>
      <text:p text:style-name="Code">}</text:p>
      <text:h text:style-name="Heading_20_2" text:outline-level="2"><text:bookmark-start text:name="__RefHeading___Toc45817_445550807"/>test-107-more-conditionals-2.out<text:bookmark-end text:name="__RefHeading___Toc45817_445550807"/></text:h>
      <text:p text:style-name="Code">2 &gt; 1: true</text:p>
      <text:h text:style-name="P456" text:outline-level="2"/>
      <text:h text:style-name="P476" text:outline-level="2"><text:bookmark-start text:name="__RefHeading___Toc45819_445550807"/>test-200-auto-inputs.bt<text:bookmark-end text:name="__RefHeading___Toc45819_445550807"/></text:h>
      <text:p text:style-name="Code">main {</text:p>
      <text:p text:style-name="Code"><text:s text:c="4"/># Input data generated with:</text:p>
      <text:p text:style-name="Code"><text:s text:c="4"/># ./gen_bin_data i8 -1 i16 -2 i32 -3 i64 -4 u8 5 u16 6 u32 7 u64 8 f32 9.0 f64 -10.0 s 11</text:p>
      <text:p text:style-name="Code"/>
      <text:p text:style-name="Code"><text:s text:c="4"/>var i8 <text:s/>: int8;</text:p>
      <text:p text:style-name="Code"><text:s text:c="4"/>var i16 : int16;</text:p>
      <text:p text:style-name="Code"><text:s text:c="4"/>var i32 : int32;</text:p>
      <text:p text:style-name="Code"><text:s text:c="4"/>var i64 : int64;</text:p>
      <text:p text:style-name="Code"><text:s text:c="4"/>var u8 <text:s/>: uint8;</text:p>
      <text:p text:style-name="Code"><text:s text:c="4"/>var u16 : uint16;</text:p>
      <text:p text:style-name="Code"><text:s text:c="4"/>var u32 : uint32;</text:p>
      <text:p text:style-name="Code"><text:s text:c="4"/>var u64 : uint64;</text:p>
      <text:p text:style-name="Code"><text:s text:c="4"/>var f32 : float32;</text:p>
      <text:p text:style-name="Code"><text:s text:c="4"/>var f64 : float64;</text:p>
      <text:p text:style-name="Code"><text:s text:c="4"/>var s : string;</text:p>
      <text:p text:style-name="Code"/>
      <text:p text:style-name="Code"><text:s text:c="4"/>emit(" i8={i8}\n");</text:p>
      <text:p text:style-name="Code"><text:s text:c="4"/>emit("i16={i16}\n");</text:p>
      <text:p text:style-name="Code"><text:s text:c="4"/>emit("i32={i32}\n");</text:p>
      <text:p text:style-name="Code"><text:s text:c="4"/>emit("i64={i64}\n");</text:p>
      <text:p text:style-name="Code"><text:s text:c="4"/>emit(" u8={u8}\n");</text:p>
      <text:p text:style-name="Code"><text:s text:c="4"/>emit("u16={u16}\n");</text:p>
      <text:p text:style-name="Code"><text:s text:c="4"/>emit("u32={u32}\n");</text:p>
      <text:p text:style-name="Code"><text:s text:c="4"/>emit("u64={u64}\n");</text:p>
      <text:p text:style-name="Code"><text:s text:c="4"/>emit("f32={f32}\n");</text:p>
      <text:p text:style-name="Code"><text:s text:c="4"/>emit("f64={f64}\n");</text:p>
      <text:p text:style-name="Code"><text:s text:c="4"/>emit("str={s}\n");</text:p>
      <text:p text:style-name="Code">}</text:p>
      <text:h text:style-name="Heading_20_2" text:outline-level="2"><text:bookmark-start text:name="__RefHeading___Toc45821_445550807"/><text:span text:style-name="T393">hexdump -C </text:span>test-200-auto-inputs.in<text:bookmark-end text:name="__RefHeading___Toc45821_445550807"/></text:h>
      <text:p text:style-name="P242">00000000 <text:s/>ff fe ff fd ff ff ff fc <text:s/>ff ff ff ff ff ff ff 05 <text:s/>|................|</text:p>
      <text:p text:style-name="P242">00000010 <text:s/>06 00 07 00 00 00 08 00 <text:s/>00 00 00 00 00 00 00 00 <text:s/>|................|</text:p>
      <text:p text:style-name="P242">00000020 <text:s/>10 41 00 00 00 00 00 00 <text:s/>24 c0 31 31 00 <text:s text:c="10"/>|.A......$.11.|</text:p>
      <text:p text:style-name="P242">0000002d</text:p>
      <text:h text:style-name="P456" text:outline-level="2"/>
      <text:h text:style-name="P476" text:outline-level="2"><text:bookmark-start text:name="__RefHeading___Toc45823_445550807"/>test-200-auto-inputs.out<text:bookmark-end text:name="__RefHeading___Toc45823_445550807"/></text:h>
      <text:p text:style-name="Code"><text:s/>i8=255</text:p>
      <text:p text:style-name="Code">i16=65534</text:p>
      <text:p text:style-name="Code">i32=-3</text:p>
      <text:p text:style-name="Code">i64=-4</text:p>
      <text:p text:style-name="Code"><text:s/>u8=5</text:p>
      <text:p text:style-name="Code">u16=6</text:p>
      <text:p text:style-name="Code">u32=7</text:p>
      <text:p text:style-name="Code">u64=8</text:p>
      <text:p text:style-name="Code">f32=0.000000</text:p>
      <text:p text:style-name="Code">f64=-10.000000</text:p>
      <text:p text:style-name="Code">str=11</text:p>
      <text:h text:style-name="P456" text:outline-level="2"/>
      <text:h text:style-name="P476" text:outline-level="2"><text:bookmark-start text:name="__RefHeading___Toc45825_445550807"/>test-201-more-auto-inputs.bt<text:bookmark-end text:name="__RefHeading___Toc45825_445550807"/></text:h>
      <text:p text:style-name="Code">main {</text:p>
      <text:p text:style-name="Code"><text:s text:c="4"/># Input data generated with</text:p>
      <text:p text:style-name="Code"><text:s text:c="4"/># ./gen_bin_data i8 1 i8 2 i8 3 \</text:p>
      <text:p text:style-name="Code"><text:s text:c="4"/># <text:s text:c="15"/>i16 1 i16 2 i16 3 \</text:p>
      <text:p text:style-name="Code"><text:s text:c="4"/># <text:s text:c="15"/>i32 1 i32 2 i32 3 \</text:p>
      <text:p text:style-name="Code"><text:s text:c="4"/># <text:s text:c="15"/>i64 1 i64 2 i64 3</text:p>
      <text:p text:style-name="Code"/>
      <text:p text:style-name="Code"><text:s text:c="4"/>var i8 : int8[3];</text:p>
      <text:p text:style-name="Code"><text:s text:c="4"/>var i16 : int16[3];</text:p>
      <text:p text:style-name="Code"><text:s text:c="4"/>var i32 : int32[3];</text:p>
      <text:p text:style-name="Code"><text:s text:c="4"/>var i64 : int64[3];</text:p>
      <text:p text:style-name="Code"/>
      <text:p text:style-name="Code"><text:s text:c="4"/>var i8_0 = i8[0];</text:p>
      <text:p text:style-name="Code"><text:s text:c="4"/>var i8_1 = i8[1];</text:p>
      <text:p text:style-name="Code"><text:s text:c="4"/>var i8_2 = i8[2];</text:p>
      <text:p text:style-name="Code"/>
      <text:p text:style-name="Code"><text:s text:c="4"/>var i16_0 = i16[0];</text:p>
      <text:p text:style-name="Code"><text:s text:c="4"/>var i16_1 = i16[1];</text:p>
      <text:p text:style-name="Code"><text:s text:c="4"/>var i16_2 = i16[2];</text:p>
      <text:p text:style-name="Code"/>
      <text:p text:style-name="Code"><text:s text:c="4"/>var i32_0 = i32[0];</text:p>
      <text:p text:style-name="Code"><text:s text:c="4"/>var i32_1 = i32[1];</text:p>
      <text:p text:style-name="Code"><text:s text:c="4"/>var i32_2 = i32[2];</text:p>
      <text:p text:style-name="Code"/>
      <text:p text:style-name="Code"><text:s text:c="4"/>var i64_0 = i64[0];</text:p>
      <text:p text:style-name="Code"><text:s text:c="4"/>var i64_1 = i64[1];</text:p>
      <text:p text:style-name="Code"><text:s text:c="4"/>var i64_2 = i64[2];</text:p>
      <text:p text:style-name="Code"/>
      <text:p text:style-name="Code"><text:s text:c="4"/>emit("i8=[{i8_0},{i8_1},{i8_2}]\n");</text:p>
      <text:p text:style-name="Code"><text:s text:c="4"/>emit("i16=[{i16_0},{i16_1},{i16_2}]\n");</text:p>
      <text:p text:style-name="Code"><text:s text:c="4"/>emit("i32=[{i32_0},{i32_1},{i32_2}]\n");</text:p>
      <text:p text:style-name="Code"><text:s text:c="4"/>emit("i64=[{i64_0},{i64_1},{i64_2}]\n");</text:p>
      <text:p text:style-name="Code">}</text:p>
      <text:h text:style-name="Heading_20_2" text:outline-level="2"><text:bookmark-start text:name="__RefHeading___Toc45827_445550807"/><text:span text:style-name="T394">hexdump -C </text:span>test-201-more-auto-inputs.in<text:bookmark-end text:name="__RefHeading___Toc45827_445550807"/></text:h>
      <text:p text:style-name="P242">00000000 <text:s/>01 02 03 01 00 02 00 03 <text:s/>00 01 00 00 00 02 00 00 <text:s/>|................|</text:p>
      <text:p text:style-name="P242">00000010 <text:s/>00 03 00 00 00 01 00 00 <text:s/>00 00 00 00 00 02 00 00 <text:s/>|................|</text:p>
      <text:p text:style-name="P242">00000020 <text:s/>00 00 00 00 00 03 00 00 <text:s/>00 00 00 00 00 <text:s text:c="10"/>|.............|</text:p>
      <text:p text:style-name="P242">0000002d</text:p>
      <text:h text:style-name="Heading_20_2" text:outline-level="2"><text:bookmark-start text:name="__RefHeading___Toc45829_445550807"/><text:soft-page-break/>test-201-more-auto-inputs.out<text:bookmark-end text:name="__RefHeading___Toc45829_445550807"/></text:h>
      <text:p text:style-name="Code">i8=[1,2,3]</text:p>
      <text:p text:style-name="Code">i16=[1,2,3]</text:p>
      <text:p text:style-name="Code">i32=[1,2,3]</text:p>
      <text:p text:style-name="Code">i64=[1,2,3]</text:p>
      <text:h text:style-name="Heading_20_2" text:outline-level="2"><text:bookmark-start text:name="__RefHeading___Toc45831_445550807"/>./test-300-str.bt<text:bookmark-end text:name="__RefHeading___Toc45831_445550807"/></text:h>
      <text:p text:style-name="Code">main {</text:p>
      <text:p text:style-name="Code"><text:s text:c="4"/>var hello = "Hello, ";</text:p>
      <text:p text:style-name="Code"><text:s text:c="4"/>var world = "world!";</text:p>
      <text:p text:style-name="Code"/>
      <text:p text:style-name="Code"><text:s text:c="4"/>var hello_world = hello + world;</text:p>
      <text:p text:style-name="Code"/>
      <text:p text:style-name="Code"><text:s text:c="4"/>emit("\"{hello}\" + \"{world}\" = \"{hello_world}\"\n");</text:p>
      <text:p text:style-name="Code"/>
      <text:p text:style-name="Code"><text:s text:c="4"/>var one = "1";</text:p>
      <text:p text:style-name="Code"><text:s text:c="4"/>var two = "2";</text:p>
      <text:p text:style-name="Code"><text:s text:c="4"/>var three = "3";</text:p>
      <text:p text:style-name="Code"/>
      <text:p text:style-name="Code"><text:s text:c="4"/>var one_two_three = one + ":" + two + ":" + three;</text:p>
      <text:p text:style-name="Code"/>
      <text:p text:style-name="Code"><text:s text:c="4"/>emit("{one_two_three}\n");</text:p>
      <text:p text:style-name="Code"/>
      <text:p text:style-name="Code"><text:s text:c="4"/>var a = "127";</text:p>
      <text:p text:style-name="Code"><text:s text:c="4"/>var b = "0";</text:p>
      <text:p text:style-name="Code"><text:s text:c="4"/>var c = "1";</text:p>
      <text:p text:style-name="Code"><text:s text:c="4"/>var home = a + "." + b + "." + b + "." + c;</text:p>
      <text:p text:style-name="Code"/>
      <text:p text:style-name="Code"><text:s text:c="4"/>emit("home={home}\n");</text:p>
      <text:p text:style-name="P130">}</text:p>
      <text:h text:style-name="Heading_20_2" text:outline-level="2"><text:bookmark-start text:name="__RefHeading___Toc45833_445550807"/>test-300-str.out<text:bookmark-end text:name="__RefHeading___Toc45833_445550807"/></text:h>
      <text:p text:style-name="Code">"Hello, " + "world!" = "Hello, world!"</text:p>
      <text:p text:style-name="Code">1:2:3</text:p>
      <text:p text:style-name="Code">home=127.0.0.1</text:p>
      <text:h text:style-name="P456" text:outline-level="2"/>
      <text:h text:style-name="P476" text:outline-level="2"><text:bookmark-start text:name="__RefHeading___Toc45835_445550807"/>test-900-gcd.bt<text:bookmark-end text:name="__RefHeading___Toc45835_445550807"/></text:h>
      <text:p text:style-name="Code">func gcd(a:uint64, b:uint64):uint64 <text:s/>{</text:p>
      <text:p text:style-name="Code"><text:s text:c="4"/>if b == 0 {</text:p>
      <text:p text:style-name="Code"><text:s text:c="8"/>return a;</text:p>
      <text:p text:style-name="Code"><text:s text:c="4"/>} else {</text:p>
      <text:p text:style-name="Code"><text:s text:c="8"/>return gcd(b, a % b);</text:p>
      <text:p text:style-name="Code"><text:s text:c="4"/>};</text:p>
      <text:p text:style-name="Code">}</text:p>
      <text:p text:style-name="Code"/>
      <text:p text:style-name="Code">main {</text:p>
      <text:p text:style-name="Code"><text:s text:c="4"/>var a : uint64 = 10;</text:p>
      <text:p text:style-name="Code"><text:s text:c="4"/>var b : uint64 = 5;</text:p>
      <text:p text:style-name="Code"><text:s text:c="4"/>var r1 : uint64 = gcd(a, b);</text:p>
      <text:p text:style-name="Code"><text:s text:c="4"/>var r2 : uint64 = gcd(b, a);</text:p>
      <text:p text:style-name="Code"><text:s text:c="4"/>emit("gcd({a}, {b}) = {r1}\n");</text:p>
      <text:p text:style-name="Code"><text:s text:c="4"/>emit("gcd({b}, {a}) = {r2}\n");</text:p>
      <text:p text:style-name="Code">}</text:p>
      <text:h text:style-name="Heading_20_2" text:outline-level="2"><text:bookmark-start text:name="__RefHeading___Toc45837_445550807"/>test-900-gcd.out<text:bookmark-end text:name="__RefHeading___Toc45837_445550807"/></text:h>
      <text:p text:style-name="Code">gcd(10, 5) = 5</text:p>
      <text:p text:style-name="Code">gcd(5, 10) = 5</text:p>
      <text:h text:style-name="P456" text:outline-level="2"/>
      <text:h text:style-name="P476" text:outline-level="2"><text:bookmark-start text:name="__RefHeading___Toc45839_445550807"/>test-901-read-characters.bt<text:bookmark-end text:name="__RefHeading___Toc45839_445550807"/></text:h>
      <text:p text:style-name="Code"># Input data generated with</text:p>
      <text:p text:style-name="Code"># ./gen_bin_data u8 2 s "Barry" u16 10 s "Ann" u16 55</text:p>
      <text:p text:style-name="Code"/>
      <text:p text:style-name="Code">func read_character():None {</text:p>
      <text:p text:style-name="Code"><text:s text:c="4"/>var name : string;</text:p>
      <text:p text:style-name="Code"><text:s text:c="4"/>var level : uint16;</text:p>
      <text:p text:style-name="Code"/>
      <text:p text:style-name="Code"><text:s text:c="4"/>emit(" <text:s/>\"{name}\": {\"level\": {level} }\n");</text:p>
      <text:p text:style-name="Code">}</text:p>
      <text:p text:style-name="Code"/>
      <text:p text:style-name="Code">main {</text:p>
      <text:p text:style-name="Code"><text:s text:c="4"/>var num_chars : uint8;</text:p>
      <text:p text:style-name="Code"/>
      <text:p text:style-name="Code"><text:s text:c="4"/>emit("{\n");</text:p>
      <text:p text:style-name="Code"><text:s text:c="4"/>var i : uint8 = 0;</text:p>
      <text:p text:style-name="Code"><text:s text:c="4"/>while i &lt; num_chars {</text:p>
      <text:p text:style-name="Code"><text:s text:c="8"/>read_character();</text:p>
      <text:p text:style-name="Code"><text:s text:c="8"/>i = i + 1;</text:p>
      <text:p text:style-name="Code"><text:s text:c="4"/>}</text:p>
      <text:p text:style-name="Code"><text:s text:c="4"/>emit("}\n");</text:p>
      <text:p text:style-name="Code">}</text:p>
      <text:h text:style-name="Heading_20_2" text:outline-level="2"><text:bookmark-start text:name="__RefHeading___Toc45841_445550807"/><text:span text:style-name="T395">hexdump -C </text:span>test-901-read-characters.in<text:bookmark-end text:name="__RefHeading___Toc45841_445550807"/></text:h>
      <text:p text:style-name="P488">00000000 <text:s/>02 42 61 72 72 79 00 0a <text:s/>00 41 6e 6e 00 37 00 <text:s text:c="4"/>|.Barry...Ann.7.|</text:p>
      <text:p text:style-name="P488">0000000f</text:p>
      <text:h text:style-name="Heading_20_2" text:outline-level="2"><text:bookmark-start text:name="__RefHeading___Toc45843_445550807"/>test-901-read-characters.out<text:bookmark-end text:name="__RefHeading___Toc45843_445550807"/></text:h>
      <text:p text:style-name="Code">{</text:p>
      <text:p text:style-name="Code"><text:s text:c="2"/>"Barry": {"level": 10 }</text:p>
      <text:p text:style-name="Code"><text:s text:c="2"/>"Ann": {"level": 55 }</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hadow="non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2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style:font-size-asian="10.5pt"/>
    </style:style>
    <style:style style:name="Table_20_Heading" style:display-name="Table Heading" style:family="paragraph" style:parent-style-name="Table_20_Contents" style:class="extra"/>
    <style:style style:name="Title" style:family="paragraph" style:parent-style-name="Heading" style:class="chapter"/>
    <style:style style:name="Code" style:family="paragraph" style:parent-style-name="Text_20_body">
      <style:paragraph-properties fo:margin-left="0.2in" fo:margin-right="0.2in" fo:margin-top="0.2201in" fo:margin-bottom="0.2201in" loext:contextual-spacing="true" fo:text-indent="0in" style:auto-text-indent="false" fo:padding="0.1402in" fo:border-left="none" fo:border-right="none" fo:border-top="0.06pt solid #666666" fo:border-bottom="0.06pt solid #666666" style:shadow="#dddddd 0.0402in 0.0402in"/>
      <style:text-properties style:font-name="Ubuntu Mono" fo:font-family="'Ubuntu Mono'" style:font-style-name="Bold" style:font-pitch="fixed" fo:font-weight="normal" fo:background-color="transparent"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default-outline-level="" style:list-style-name="" style:class="text">
      <style:paragraph-properties fo:margin-top="0.1701in" fo:margin-bottom="0.1799in" loext:contextual-spacing="false" text:number-lines="true" text:line-number="0"/>
      <style:text-properties fo:font-weight="normal"/>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Note" style:family="paragraph" style:parent-style-name="Text_20_body" style:next-style-name="Text_20_body" style:master-page-name="">
      <loext:graphic-properties draw:fill-color="#006699"/>
      <style:paragraph-properties fo:margin-left="0.1in" fo:margin-right="0.1in" fo:margin-top="0.2in" fo:margin-bottom="0.2in" loext:contextual-spacing="false" fo:text-indent="0in" style:auto-text-indent="false" style:page-number="auto" fo:padding="0.1799in" fo:border="1.5pt fine-dashed #666666" style:shadow="#dddddd 0.0201in 0.0201in">
        <style:tab-stops/>
      </style:paragraph-properties>
      <style:text-properties style:font-name="Liberation Sans1" fo:font-family="'Liberation Sans'" style:font-style-name="Regular" style:font-family-generic="swiss" style:font-pitch="variable" fo:font-style="italic" fo:background-color="transparent" style:font-size-asian="10.5pt"/>
    </style:style>
    <style:style style:name="First_20_line_20_indent" style:display-name="First line indent" style:family="paragraph" style:parent-style-name="Text_20_body" style:class="text"/>
    <style:style style:name="Quotation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style:font-name="Ubuntu Mono1" fo:font-family="'Ubuntu Mono'" style:font-style-name="Regular" style:font-pitch="fixed" fo:font-weight="bold" officeooo:rsid="0117ba17"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3:16:54.840509173</meta:creation-date>
    <dc:date>2018-12-17T22:36:54.415051180</dc:date>
    <meta:editing-duration>P1DT16H26M54S</meta:editing-duration>
    <meta:editing-cycles>961</meta:editing-cycles>
    <meta:generator>LibreOffice/5.1.6.2$Linux_X86_64 LibreOffice_project/10m0$Build-2</meta:generator>
    <meta:document-statistic meta:table-count="12" meta:image-count="0" meta:object-count="0" meta:page-count="132" meta:paragraph-count="3880" meta:word-count="20025" meta:character-count="134674" meta:non-whitespace-character-count="100806"/>
  </office:meta>
</office:document-meta>
</file>